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6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3"/>
          <table:table-cell table:number-columns-repeated="1019"/>
        </table:table-row>
        <table:table-row table:style-name="ro3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5"/>
        </table:table-row>
        <table:table-row table:style-name="ro3">
          <table:table-cell table:number-columns-repeated="3"/>
          <table:table-cell table:style-name="ce5"/>
          <table:table-cell table:style-name="ce8" table:number-columns-spanned="4" table:number-rows-spanned="2"/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3">
          <table:table-cell table:number-columns-repeated="3"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2" office:value-type="float" office:value="2" calcext:value-type="float">
            <text:p>2</text:p>
          </table:table-cell>
          <table:table-cell table:formula="of:=MOD([.$F$4];[.A7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formula="of:=[.A7]+1" office:value-type="float" office:value="3" calcext:value-type="float">
            <text:p>3</text:p>
          </table:table-cell>
          <table:table-cell table:formula="of:=MOD([.$F$4];[.A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]+1" office:value-type="float" office:value="4" calcext:value-type="float">
            <text:p>4</text:p>
          </table:table-cell>
          <table:table-cell table:formula="of:=MOD([.$F$4];[.A9])" office:value-type="float" office:value="0" calcext:value-type="float">
            <text:p>0</text:p>
          </table:table-cell>
          <table:table-cell table:number-columns-repeated="2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9]+1" office:value-type="float" office:value="5" calcext:value-type="float">
            <text:p>5</text:p>
          </table:table-cell>
          <table:table-cell table:formula="of:=MOD([.$F$4];[.A10])" office:value-type="float" office:value="1" calcext:value-type="float">
            <text:p>1</text:p>
          </table:table-cell>
          <table:table-cell table:number-columns-repeated="2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10]+1" office:value-type="float" office:value="6" calcext:value-type="float">
            <text:p>6</text:p>
          </table:table-cell>
          <table:table-cell table:formula="of:=MOD([.$F$4];[.A11])" office:value-type="float" office:value="4" calcext:value-type="float">
            <text:p>4</text:p>
          </table:table-cell>
          <table:table-cell table:number-columns-repeated="2"/>
          <table:table-cell table:style-name="ce10" table:number-columns-repeated="6"/>
          <table:table-cell table:number-columns-repeated="1014"/>
        </table:table-row>
        <table:table-row table:style-name="ro3">
          <table:table-cell table:formula="of:=[.A11]+1" office:value-type="float" office:value="7" calcext:value-type="float">
            <text:p>7</text:p>
          </table:table-cell>
          <table:table-cell table:formula="of:=MOD([.$F$4];[.A12])" office:value-type="float" office:value="2" calcext:value-type="float">
            <text:p>2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2]+1" office:value-type="float" office:value="8" calcext:value-type="float">
            <text:p>8</text:p>
          </table:table-cell>
          <table:table-cell table:formula="of:=MOD([.$F$4];[.A13])" office:value-type="float" office:value="0" calcext:value-type="float">
            <text:p>0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3]+1" office:value-type="float" office:value="9" calcext:value-type="float">
            <text:p>9</text:p>
          </table:table-cell>
          <table:table-cell table:formula="of:=MOD([.$F$4];[.A14])" office:value-type="float" office:value="7" calcext:value-type="float">
            <text:p>7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2">
          <table:table-cell table:formula="of:=[.A14]+1" office:value-type="float" office:value="10" calcext:value-type="float">
            <text:p>10</text:p>
          </table:table-cell>
          <table:table-cell table:formula="of:=MOD([.$F$4];[.A15])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table:formula="of:=MOD([.$F$4];[.A16])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table:formula="of:=MOD([.$F$4];[.A17])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table:formula="of:=MOD([.$F$4];[.A18])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table:formula="of:=MOD([.$F$4];[.A19])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table:formula="of:=MOD([.$F$4];[.A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table:formula="of:=MOD([.$F$4];[.A21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table:formula="of:=MOD([.$F$4];[.A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table:formula="of:=MOD([.$F$4];[.A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table:formula="of:=MOD([.$F$4];[.A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]+1" office:value-type="float" office:value="20" calcext:value-type="float">
            <text:p>20</text:p>
          </table:table-cell>
          <table:table-cell table:formula="of:=MOD([.$F$4];[.A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]+1" office:value-type="float" office:value="21" calcext:value-type="float">
            <text:p>21</text:p>
          </table:table-cell>
          <table:table-cell table:formula="of:=MOD([.$F$4];[.A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]+1" office:value-type="float" office:value="22" calcext:value-type="float">
            <text:p>22</text:p>
          </table:table-cell>
          <table:table-cell table:formula="of:=MOD([.$F$4];[.A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]+1" office:value-type="float" office:value="23" calcext:value-type="float">
            <text:p>23</text:p>
          </table:table-cell>
          <table:table-cell table:formula="of:=MOD([.$F$4];[.A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]+1" office:value-type="float" office:value="24" calcext:value-type="float">
            <text:p>24</text:p>
          </table:table-cell>
          <table:table-cell table:formula="of:=MOD([.$F$4];[.A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]+1" office:value-type="float" office:value="25" calcext:value-type="float">
            <text:p>25</text:p>
          </table:table-cell>
          <table:table-cell table:formula="of:=MOD([.$F$4];[.A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]+1" office:value-type="float" office:value="26" calcext:value-type="float">
            <text:p>26</text:p>
          </table:table-cell>
          <table:table-cell table:formula="of:=MOD([.$F$4];[.A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]+1" office:value-type="float" office:value="27" calcext:value-type="float">
            <text:p>27</text:p>
          </table:table-cell>
          <table:table-cell table:formula="of:=MOD([.$F$4];[.A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]+1" office:value-type="float" office:value="28" calcext:value-type="float">
            <text:p>28</text:p>
          </table:table-cell>
          <table:table-cell table:formula="of:=MOD([.$F$4];[.A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]+1" office:value-type="float" office:value="29" calcext:value-type="float">
            <text:p>29</text:p>
          </table:table-cell>
          <table:table-cell table:formula="of:=MOD([.$F$4];[.A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]+1" office:value-type="float" office:value="30" calcext:value-type="float">
            <text:p>30</text:p>
          </table:table-cell>
          <table:table-cell table:formula="of:=MOD([.$F$4];[.A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]+1" office:value-type="float" office:value="31" calcext:value-type="float">
            <text:p>31</text:p>
          </table:table-cell>
          <table:table-cell table:formula="of:=MOD([.$F$4];[.A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]+1" office:value-type="float" office:value="32" calcext:value-type="float">
            <text:p>32</text:p>
          </table:table-cell>
          <table:table-cell table:formula="of:=MOD([.$F$4];[.A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]+1" office:value-type="float" office:value="33" calcext:value-type="float">
            <text:p>33</text:p>
          </table:table-cell>
          <table:table-cell table:formula="of:=MOD([.$F$4];[.A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]+1" office:value-type="float" office:value="34" calcext:value-type="float">
            <text:p>34</text:p>
          </table:table-cell>
          <table:table-cell table:formula="of:=MOD([.$F$4];[.A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]+1" office:value-type="float" office:value="35" calcext:value-type="float">
            <text:p>35</text:p>
          </table:table-cell>
          <table:table-cell table:formula="of:=MOD([.$F$4];[.A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]+1" office:value-type="float" office:value="36" calcext:value-type="float">
            <text:p>36</text:p>
          </table:table-cell>
          <table:table-cell table:formula="of:=MOD([.$F$4];[.A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]+1" office:value-type="float" office:value="37" calcext:value-type="float">
            <text:p>37</text:p>
          </table:table-cell>
          <table:table-cell table:formula="of:=MOD([.$F$4];[.A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]+1" office:value-type="float" office:value="38" calcext:value-type="float">
            <text:p>38</text:p>
          </table:table-cell>
          <table:table-cell table:formula="of:=MOD([.$F$4];[.A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]+1" office:value-type="float" office:value="39" calcext:value-type="float">
            <text:p>39</text:p>
          </table:table-cell>
          <table:table-cell table:formula="of:=MOD([.$F$4];[.A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]+1" office:value-type="float" office:value="40" calcext:value-type="float">
            <text:p>40</text:p>
          </table:table-cell>
          <table:table-cell table:formula="of:=MOD([.$F$4];[.A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]+1" office:value-type="float" office:value="41" calcext:value-type="float">
            <text:p>41</text:p>
          </table:table-cell>
          <table:table-cell table:formula="of:=MOD([.$F$4];[.A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]+1" office:value-type="float" office:value="42" calcext:value-type="float">
            <text:p>42</text:p>
          </table:table-cell>
          <table:table-cell table:formula="of:=MOD([.$F$4];[.A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]+1" office:value-type="float" office:value="43" calcext:value-type="float">
            <text:p>43</text:p>
          </table:table-cell>
          <table:table-cell table:formula="of:=MOD([.$F$4];[.A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]+1" office:value-type="float" office:value="44" calcext:value-type="float">
            <text:p>44</text:p>
          </table:table-cell>
          <table:table-cell table:formula="of:=MOD([.$F$4];[.A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]+1" office:value-type="float" office:value="45" calcext:value-type="float">
            <text:p>45</text:p>
          </table:table-cell>
          <table:table-cell table:formula="of:=MOD([.$F$4];[.A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]+1" office:value-type="float" office:value="46" calcext:value-type="float">
            <text:p>46</text:p>
          </table:table-cell>
          <table:table-cell table:formula="of:=MOD([.$F$4];[.A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]+1" office:value-type="float" office:value="47" calcext:value-type="float">
            <text:p>47</text:p>
          </table:table-cell>
          <table:table-cell table:formula="of:=MOD([.$F$4];[.A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]+1" office:value-type="float" office:value="48" calcext:value-type="float">
            <text:p>48</text:p>
          </table:table-cell>
          <table:table-cell table:formula="of:=MOD([.$F$4];[.A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]+1" office:value-type="float" office:value="49" calcext:value-type="float">
            <text:p>49</text:p>
          </table:table-cell>
          <table:table-cell table:formula="of:=MOD([.$F$4];[.A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]+1" office:value-type="float" office:value="50" calcext:value-type="float">
            <text:p>50</text:p>
          </table:table-cell>
          <table:table-cell table:formula="of:=MOD([.$F$4];[.A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]+1" office:value-type="float" office:value="51" calcext:value-type="float">
            <text:p>51</text:p>
          </table:table-cell>
          <table:table-cell table:formula="of:=MOD([.$F$4];[.A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]+1" office:value-type="float" office:value="52" calcext:value-type="float">
            <text:p>52</text:p>
          </table:table-cell>
          <table:table-cell table:formula="of:=MOD([.$F$4];[.A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]+1" office:value-type="float" office:value="53" calcext:value-type="float">
            <text:p>53</text:p>
          </table:table-cell>
          <table:table-cell table:formula="of:=MOD([.$F$4];[.A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]+1" office:value-type="float" office:value="54" calcext:value-type="float">
            <text:p>54</text:p>
          </table:table-cell>
          <table:table-cell table:formula="of:=MOD([.$F$4];[.A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]+1" office:value-type="float" office:value="55" calcext:value-type="float">
            <text:p>55</text:p>
          </table:table-cell>
          <table:table-cell table:formula="of:=MOD([.$F$4];[.A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]+1" office:value-type="float" office:value="56" calcext:value-type="float">
            <text:p>56</text:p>
          </table:table-cell>
          <table:table-cell table:formula="of:=MOD([.$F$4];[.A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1]+1" office:value-type="float" office:value="57" calcext:value-type="float">
            <text:p>57</text:p>
          </table:table-cell>
          <table:table-cell table:formula="of:=MOD([.$F$4];[.A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2]+1" office:value-type="float" office:value="58" calcext:value-type="float">
            <text:p>58</text:p>
          </table:table-cell>
          <table:table-cell table:formula="of:=MOD([.$F$4];[.A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3]+1" office:value-type="float" office:value="59" calcext:value-type="float">
            <text:p>59</text:p>
          </table:table-cell>
          <table:table-cell table:formula="of:=MOD([.$F$4];[.A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4]+1" office:value-type="float" office:value="60" calcext:value-type="float">
            <text:p>60</text:p>
          </table:table-cell>
          <table:table-cell table:formula="of:=MOD([.$F$4];[.A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5]+1" office:value-type="float" office:value="61" calcext:value-type="float">
            <text:p>61</text:p>
          </table:table-cell>
          <table:table-cell table:formula="of:=MOD([.$F$4];[.A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6]+1" office:value-type="float" office:value="62" calcext:value-type="float">
            <text:p>62</text:p>
          </table:table-cell>
          <table:table-cell table:formula="of:=MOD([.$F$4];[.A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7]+1" office:value-type="float" office:value="63" calcext:value-type="float">
            <text:p>63</text:p>
          </table:table-cell>
          <table:table-cell table:formula="of:=MOD([.$F$4];[.A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8]+1" office:value-type="float" office:value="64" calcext:value-type="float">
            <text:p>64</text:p>
          </table:table-cell>
          <table:table-cell table:formula="of:=MOD([.$F$4];[.A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9]+1" office:value-type="float" office:value="65" calcext:value-type="float">
            <text:p>65</text:p>
          </table:table-cell>
          <table:table-cell table:formula="of:=MOD([.$F$4];[.A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0]+1" office:value-type="float" office:value="66" calcext:value-type="float">
            <text:p>66</text:p>
          </table:table-cell>
          <table:table-cell table:formula="of:=MOD([.$F$4];[.A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1]+1" office:value-type="float" office:value="67" calcext:value-type="float">
            <text:p>67</text:p>
          </table:table-cell>
          <table:table-cell table:formula="of:=MOD([.$F$4];[.A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2]+1" office:value-type="float" office:value="68" calcext:value-type="float">
            <text:p>68</text:p>
          </table:table-cell>
          <table:table-cell table:formula="of:=MOD([.$F$4];[.A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3]+1" office:value-type="float" office:value="69" calcext:value-type="float">
            <text:p>69</text:p>
          </table:table-cell>
          <table:table-cell table:formula="of:=MOD([.$F$4];[.A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4]+1" office:value-type="float" office:value="70" calcext:value-type="float">
            <text:p>70</text:p>
          </table:table-cell>
          <table:table-cell table:formula="of:=MOD([.$F$4];[.A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5]+1" office:value-type="float" office:value="71" calcext:value-type="float">
            <text:p>71</text:p>
          </table:table-cell>
          <table:table-cell table:formula="of:=MOD([.$F$4];[.A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6]+1" office:value-type="float" office:value="72" calcext:value-type="float">
            <text:p>72</text:p>
          </table:table-cell>
          <table:table-cell table:formula="of:=MOD([.$F$4];[.A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7]+1" office:value-type="float" office:value="73" calcext:value-type="float">
            <text:p>73</text:p>
          </table:table-cell>
          <table:table-cell table:formula="of:=MOD([.$F$4];[.A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8]+1" office:value-type="float" office:value="74" calcext:value-type="float">
            <text:p>74</text:p>
          </table:table-cell>
          <table:table-cell table:formula="of:=MOD([.$F$4];[.A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9]+1" office:value-type="float" office:value="75" calcext:value-type="float">
            <text:p>75</text:p>
          </table:table-cell>
          <table:table-cell table:formula="of:=MOD([.$F$4];[.A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0]+1" office:value-type="float" office:value="76" calcext:value-type="float">
            <text:p>76</text:p>
          </table:table-cell>
          <table:table-cell table:formula="of:=MOD([.$F$4];[.A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1]+1" office:value-type="float" office:value="77" calcext:value-type="float">
            <text:p>77</text:p>
          </table:table-cell>
          <table:table-cell table:formula="of:=MOD([.$F$4];[.A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2]+1" office:value-type="float" office:value="78" calcext:value-type="float">
            <text:p>78</text:p>
          </table:table-cell>
          <table:table-cell table:formula="of:=MOD([.$F$4];[.A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3]+1" office:value-type="float" office:value="79" calcext:value-type="float">
            <text:p>79</text:p>
          </table:table-cell>
          <table:table-cell table:formula="of:=MOD([.$F$4];[.A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4]+1" office:value-type="float" office:value="80" calcext:value-type="float">
            <text:p>80</text:p>
          </table:table-cell>
          <table:table-cell table:formula="of:=MOD([.$F$4];[.A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5]+1" office:value-type="float" office:value="81" calcext:value-type="float">
            <text:p>81</text:p>
          </table:table-cell>
          <table:table-cell table:formula="of:=MOD([.$F$4];[.A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6]+1" office:value-type="float" office:value="82" calcext:value-type="float">
            <text:p>82</text:p>
          </table:table-cell>
          <table:table-cell table:formula="of:=MOD([.$F$4];[.A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7]+1" office:value-type="float" office:value="83" calcext:value-type="float">
            <text:p>83</text:p>
          </table:table-cell>
          <table:table-cell table:formula="of:=MOD([.$F$4];[.A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8]+1" office:value-type="float" office:value="84" calcext:value-type="float">
            <text:p>84</text:p>
          </table:table-cell>
          <table:table-cell table:formula="of:=MOD([.$F$4];[.A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9]+1" office:value-type="float" office:value="85" calcext:value-type="float">
            <text:p>85</text:p>
          </table:table-cell>
          <table:table-cell table:formula="of:=MOD([.$F$4];[.A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0]+1" office:value-type="float" office:value="86" calcext:value-type="float">
            <text:p>86</text:p>
          </table:table-cell>
          <table:table-cell table:formula="of:=MOD([.$F$4];[.A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1]+1" office:value-type="float" office:value="87" calcext:value-type="float">
            <text:p>87</text:p>
          </table:table-cell>
          <table:table-cell table:formula="of:=MOD([.$F$4];[.A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2]+1" office:value-type="float" office:value="88" calcext:value-type="float">
            <text:p>88</text:p>
          </table:table-cell>
          <table:table-cell table:formula="of:=MOD([.$F$4];[.A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3]+1" office:value-type="float" office:value="89" calcext:value-type="float">
            <text:p>89</text:p>
          </table:table-cell>
          <table:table-cell table:formula="of:=MOD([.$F$4];[.A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4]+1" office:value-type="float" office:value="90" calcext:value-type="float">
            <text:p>90</text:p>
          </table:table-cell>
          <table:table-cell table:formula="of:=MOD([.$F$4];[.A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5]+1" office:value-type="float" office:value="91" calcext:value-type="float">
            <text:p>91</text:p>
          </table:table-cell>
          <table:table-cell table:formula="of:=MOD([.$F$4];[.A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6]+1" office:value-type="float" office:value="92" calcext:value-type="float">
            <text:p>92</text:p>
          </table:table-cell>
          <table:table-cell table:formula="of:=MOD([.$F$4];[.A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7]+1" office:value-type="float" office:value="93" calcext:value-type="float">
            <text:p>93</text:p>
          </table:table-cell>
          <table:table-cell table:formula="of:=MOD([.$F$4];[.A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8]+1" office:value-type="float" office:value="94" calcext:value-type="float">
            <text:p>94</text:p>
          </table:table-cell>
          <table:table-cell table:formula="of:=MOD([.$F$4];[.A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9]+1" office:value-type="float" office:value="95" calcext:value-type="float">
            <text:p>95</text:p>
          </table:table-cell>
          <table:table-cell table:formula="of:=MOD([.$F$4];[.A1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0]+1" office:value-type="float" office:value="96" calcext:value-type="float">
            <text:p>96</text:p>
          </table:table-cell>
          <table:table-cell table:formula="of:=MOD([.$F$4];[.A1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1]+1" office:value-type="float" office:value="97" calcext:value-type="float">
            <text:p>97</text:p>
          </table:table-cell>
          <table:table-cell table:formula="of:=MOD([.$F$4];[.A1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2]+1" office:value-type="float" office:value="98" calcext:value-type="float">
            <text:p>98</text:p>
          </table:table-cell>
          <table:table-cell table:formula="of:=MOD([.$F$4];[.A1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3]+1" office:value-type="float" office:value="99" calcext:value-type="float">
            <text:p>99</text:p>
          </table:table-cell>
          <table:table-cell table:formula="of:=MOD([.$F$4];[.A1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4]+1" office:value-type="float" office:value="100" calcext:value-type="float">
            <text:p>100</text:p>
          </table:table-cell>
          <table:table-cell table:formula="of:=MOD([.$F$4];[.A1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5]+1" office:value-type="float" office:value="101" calcext:value-type="float">
            <text:p>101</text:p>
          </table:table-cell>
          <table:table-cell table:formula="of:=MOD([.$F$4];[.A1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6]+1" office:value-type="float" office:value="102" calcext:value-type="float">
            <text:p>102</text:p>
          </table:table-cell>
          <table:table-cell table:formula="of:=MOD([.$F$4];[.A1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7]+1" office:value-type="float" office:value="103" calcext:value-type="float">
            <text:p>103</text:p>
          </table:table-cell>
          <table:table-cell table:formula="of:=MOD([.$F$4];[.A1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8]+1" office:value-type="float" office:value="104" calcext:value-type="float">
            <text:p>104</text:p>
          </table:table-cell>
          <table:table-cell table:formula="of:=MOD([.$F$4];[.A1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9]+1" office:value-type="float" office:value="105" calcext:value-type="float">
            <text:p>105</text:p>
          </table:table-cell>
          <table:table-cell table:formula="of:=MOD([.$F$4];[.A1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0]+1" office:value-type="float" office:value="106" calcext:value-type="float">
            <text:p>106</text:p>
          </table:table-cell>
          <table:table-cell table:formula="of:=MOD([.$F$4];[.A1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1]+1" office:value-type="float" office:value="107" calcext:value-type="float">
            <text:p>107</text:p>
          </table:table-cell>
          <table:table-cell table:formula="of:=MOD([.$F$4];[.A1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2]+1" office:value-type="float" office:value="108" calcext:value-type="float">
            <text:p>108</text:p>
          </table:table-cell>
          <table:table-cell table:formula="of:=MOD([.$F$4];[.A1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3]+1" office:value-type="float" office:value="109" calcext:value-type="float">
            <text:p>109</text:p>
          </table:table-cell>
          <table:table-cell table:formula="of:=MOD([.$F$4];[.A1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4]+1" office:value-type="float" office:value="110" calcext:value-type="float">
            <text:p>110</text:p>
          </table:table-cell>
          <table:table-cell table:formula="of:=MOD([.$F$4];[.A1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5]+1" office:value-type="float" office:value="111" calcext:value-type="float">
            <text:p>111</text:p>
          </table:table-cell>
          <table:table-cell table:formula="of:=MOD([.$F$4];[.A1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6]+1" office:value-type="float" office:value="112" calcext:value-type="float">
            <text:p>112</text:p>
          </table:table-cell>
          <table:table-cell table:formula="of:=MOD([.$F$4];[.A1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7]+1" office:value-type="float" office:value="113" calcext:value-type="float">
            <text:p>113</text:p>
          </table:table-cell>
          <table:table-cell table:formula="of:=MOD([.$F$4];[.A1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8]+1" office:value-type="float" office:value="114" calcext:value-type="float">
            <text:p>114</text:p>
          </table:table-cell>
          <table:table-cell table:formula="of:=MOD([.$F$4];[.A1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9]+1" office:value-type="float" office:value="115" calcext:value-type="float">
            <text:p>115</text:p>
          </table:table-cell>
          <table:table-cell table:formula="of:=MOD([.$F$4];[.A1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0]+1" office:value-type="float" office:value="116" calcext:value-type="float">
            <text:p>116</text:p>
          </table:table-cell>
          <table:table-cell table:formula="of:=MOD([.$F$4];[.A1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1]+1" office:value-type="float" office:value="117" calcext:value-type="float">
            <text:p>117</text:p>
          </table:table-cell>
          <table:table-cell table:formula="of:=MOD([.$F$4];[.A1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2]+1" office:value-type="float" office:value="118" calcext:value-type="float">
            <text:p>118</text:p>
          </table:table-cell>
          <table:table-cell table:formula="of:=MOD([.$F$4];[.A1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3]+1" office:value-type="float" office:value="119" calcext:value-type="float">
            <text:p>119</text:p>
          </table:table-cell>
          <table:table-cell table:formula="of:=MOD([.$F$4];[.A1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4]+1" office:value-type="float" office:value="120" calcext:value-type="float">
            <text:p>120</text:p>
          </table:table-cell>
          <table:table-cell table:formula="of:=MOD([.$F$4];[.A1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5]+1" office:value-type="float" office:value="121" calcext:value-type="float">
            <text:p>121</text:p>
          </table:table-cell>
          <table:table-cell table:formula="of:=MOD([.$F$4];[.A1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6]+1" office:value-type="float" office:value="122" calcext:value-type="float">
            <text:p>122</text:p>
          </table:table-cell>
          <table:table-cell table:formula="of:=MOD([.$F$4];[.A1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7]+1" office:value-type="float" office:value="123" calcext:value-type="float">
            <text:p>123</text:p>
          </table:table-cell>
          <table:table-cell table:formula="of:=MOD([.$F$4];[.A1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8]+1" office:value-type="float" office:value="124" calcext:value-type="float">
            <text:p>124</text:p>
          </table:table-cell>
          <table:table-cell table:formula="of:=MOD([.$F$4];[.A1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9]+1" office:value-type="float" office:value="125" calcext:value-type="float">
            <text:p>125</text:p>
          </table:table-cell>
          <table:table-cell table:formula="of:=MOD([.$F$4];[.A1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0]+1" office:value-type="float" office:value="126" calcext:value-type="float">
            <text:p>126</text:p>
          </table:table-cell>
          <table:table-cell table:formula="of:=MOD([.$F$4];[.A1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1]+1" office:value-type="float" office:value="127" calcext:value-type="float">
            <text:p>127</text:p>
          </table:table-cell>
          <table:table-cell table:formula="of:=MOD([.$F$4];[.A1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2]+1" office:value-type="float" office:value="128" calcext:value-type="float">
            <text:p>128</text:p>
          </table:table-cell>
          <table:table-cell table:formula="of:=MOD([.$F$4];[.A1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3]+1" office:value-type="float" office:value="129" calcext:value-type="float">
            <text:p>129</text:p>
          </table:table-cell>
          <table:table-cell table:formula="of:=MOD([.$F$4];[.A1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4]+1" office:value-type="float" office:value="130" calcext:value-type="float">
            <text:p>130</text:p>
          </table:table-cell>
          <table:table-cell table:formula="of:=MOD([.$F$4];[.A1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5]+1" office:value-type="float" office:value="131" calcext:value-type="float">
            <text:p>131</text:p>
          </table:table-cell>
          <table:table-cell table:formula="of:=MOD([.$F$4];[.A1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6]+1" office:value-type="float" office:value="132" calcext:value-type="float">
            <text:p>132</text:p>
          </table:table-cell>
          <table:table-cell table:formula="of:=MOD([.$F$4];[.A1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7]+1" office:value-type="float" office:value="133" calcext:value-type="float">
            <text:p>133</text:p>
          </table:table-cell>
          <table:table-cell table:formula="of:=MOD([.$F$4];[.A1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8]+1" office:value-type="float" office:value="134" calcext:value-type="float">
            <text:p>134</text:p>
          </table:table-cell>
          <table:table-cell table:formula="of:=MOD([.$F$4];[.A1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9]+1" office:value-type="float" office:value="135" calcext:value-type="float">
            <text:p>135</text:p>
          </table:table-cell>
          <table:table-cell table:formula="of:=MOD([.$F$4];[.A1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0]+1" office:value-type="float" office:value="136" calcext:value-type="float">
            <text:p>136</text:p>
          </table:table-cell>
          <table:table-cell table:formula="of:=MOD([.$F$4];[.A1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1]+1" office:value-type="float" office:value="137" calcext:value-type="float">
            <text:p>137</text:p>
          </table:table-cell>
          <table:table-cell table:formula="of:=MOD([.$F$4];[.A1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2]+1" office:value-type="float" office:value="138" calcext:value-type="float">
            <text:p>138</text:p>
          </table:table-cell>
          <table:table-cell table:formula="of:=MOD([.$F$4];[.A1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3]+1" office:value-type="float" office:value="139" calcext:value-type="float">
            <text:p>139</text:p>
          </table:table-cell>
          <table:table-cell table:formula="of:=MOD([.$F$4];[.A1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4]+1" office:value-type="float" office:value="140" calcext:value-type="float">
            <text:p>140</text:p>
          </table:table-cell>
          <table:table-cell table:formula="of:=MOD([.$F$4];[.A1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5]+1" office:value-type="float" office:value="141" calcext:value-type="float">
            <text:p>141</text:p>
          </table:table-cell>
          <table:table-cell table:formula="of:=MOD([.$F$4];[.A1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6]+1" office:value-type="float" office:value="142" calcext:value-type="float">
            <text:p>142</text:p>
          </table:table-cell>
          <table:table-cell table:formula="of:=MOD([.$F$4];[.A1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7]+1" office:value-type="float" office:value="143" calcext:value-type="float">
            <text:p>143</text:p>
          </table:table-cell>
          <table:table-cell table:formula="of:=MOD([.$F$4];[.A1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8]+1" office:value-type="float" office:value="144" calcext:value-type="float">
            <text:p>144</text:p>
          </table:table-cell>
          <table:table-cell table:formula="of:=MOD([.$F$4];[.A1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9]+1" office:value-type="float" office:value="145" calcext:value-type="float">
            <text:p>145</text:p>
          </table:table-cell>
          <table:table-cell table:formula="of:=MOD([.$F$4];[.A1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0]+1" office:value-type="float" office:value="146" calcext:value-type="float">
            <text:p>146</text:p>
          </table:table-cell>
          <table:table-cell table:formula="of:=MOD([.$F$4];[.A1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1]+1" office:value-type="float" office:value="147" calcext:value-type="float">
            <text:p>147</text:p>
          </table:table-cell>
          <table:table-cell table:formula="of:=MOD([.$F$4];[.A1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2]+1" office:value-type="float" office:value="148" calcext:value-type="float">
            <text:p>148</text:p>
          </table:table-cell>
          <table:table-cell table:formula="of:=MOD([.$F$4];[.A1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3]+1" office:value-type="float" office:value="149" calcext:value-type="float">
            <text:p>149</text:p>
          </table:table-cell>
          <table:table-cell table:formula="of:=MOD([.$F$4];[.A1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4]+1" office:value-type="float" office:value="150" calcext:value-type="float">
            <text:p>150</text:p>
          </table:table-cell>
          <table:table-cell table:formula="of:=MOD([.$F$4];[.A1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5]+1" office:value-type="float" office:value="151" calcext:value-type="float">
            <text:p>151</text:p>
          </table:table-cell>
          <table:table-cell table:formula="of:=MOD([.$F$4];[.A1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6]+1" office:value-type="float" office:value="152" calcext:value-type="float">
            <text:p>152</text:p>
          </table:table-cell>
          <table:table-cell table:formula="of:=MOD([.$F$4];[.A1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7]+1" office:value-type="float" office:value="153" calcext:value-type="float">
            <text:p>153</text:p>
          </table:table-cell>
          <table:table-cell table:formula="of:=MOD([.$F$4];[.A1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8]+1" office:value-type="float" office:value="154" calcext:value-type="float">
            <text:p>154</text:p>
          </table:table-cell>
          <table:table-cell table:formula="of:=MOD([.$F$4];[.A1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9]+1" office:value-type="float" office:value="155" calcext:value-type="float">
            <text:p>155</text:p>
          </table:table-cell>
          <table:table-cell table:formula="of:=MOD([.$F$4];[.A1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0]+1" office:value-type="float" office:value="156" calcext:value-type="float">
            <text:p>156</text:p>
          </table:table-cell>
          <table:table-cell table:formula="of:=MOD([.$F$4];[.A1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1]+1" office:value-type="float" office:value="157" calcext:value-type="float">
            <text:p>157</text:p>
          </table:table-cell>
          <table:table-cell table:formula="of:=MOD([.$F$4];[.A1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2]+1" office:value-type="float" office:value="158" calcext:value-type="float">
            <text:p>158</text:p>
          </table:table-cell>
          <table:table-cell table:formula="of:=MOD([.$F$4];[.A1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3]+1" office:value-type="float" office:value="159" calcext:value-type="float">
            <text:p>159</text:p>
          </table:table-cell>
          <table:table-cell table:formula="of:=MOD([.$F$4];[.A1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4]+1" office:value-type="float" office:value="160" calcext:value-type="float">
            <text:p>160</text:p>
          </table:table-cell>
          <table:table-cell table:formula="of:=MOD([.$F$4];[.A1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5]+1" office:value-type="float" office:value="161" calcext:value-type="float">
            <text:p>161</text:p>
          </table:table-cell>
          <table:table-cell table:formula="of:=MOD([.$F$4];[.A1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6]+1" office:value-type="float" office:value="162" calcext:value-type="float">
            <text:p>162</text:p>
          </table:table-cell>
          <table:table-cell table:formula="of:=MOD([.$F$4];[.A1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7]+1" office:value-type="float" office:value="163" calcext:value-type="float">
            <text:p>163</text:p>
          </table:table-cell>
          <table:table-cell table:formula="of:=MOD([.$F$4];[.A1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8]+1" office:value-type="float" office:value="164" calcext:value-type="float">
            <text:p>164</text:p>
          </table:table-cell>
          <table:table-cell table:formula="of:=MOD([.$F$4];[.A1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9]+1" office:value-type="float" office:value="165" calcext:value-type="float">
            <text:p>165</text:p>
          </table:table-cell>
          <table:table-cell table:formula="of:=MOD([.$F$4];[.A1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0]+1" office:value-type="float" office:value="166" calcext:value-type="float">
            <text:p>166</text:p>
          </table:table-cell>
          <table:table-cell table:formula="of:=MOD([.$F$4];[.A1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1]+1" office:value-type="float" office:value="167" calcext:value-type="float">
            <text:p>167</text:p>
          </table:table-cell>
          <table:table-cell table:formula="of:=MOD([.$F$4];[.A1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2]+1" office:value-type="float" office:value="168" calcext:value-type="float">
            <text:p>168</text:p>
          </table:table-cell>
          <table:table-cell table:formula="of:=MOD([.$F$4];[.A1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3]+1" office:value-type="float" office:value="169" calcext:value-type="float">
            <text:p>169</text:p>
          </table:table-cell>
          <table:table-cell table:formula="of:=MOD([.$F$4];[.A1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4]+1" office:value-type="float" office:value="170" calcext:value-type="float">
            <text:p>170</text:p>
          </table:table-cell>
          <table:table-cell table:formula="of:=MOD([.$F$4];[.A1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5]+1" office:value-type="float" office:value="171" calcext:value-type="float">
            <text:p>171</text:p>
          </table:table-cell>
          <table:table-cell table:formula="of:=MOD([.$F$4];[.A1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6]+1" office:value-type="float" office:value="172" calcext:value-type="float">
            <text:p>172</text:p>
          </table:table-cell>
          <table:table-cell table:formula="of:=MOD([.$F$4];[.A1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7]+1" office:value-type="float" office:value="173" calcext:value-type="float">
            <text:p>173</text:p>
          </table:table-cell>
          <table:table-cell table:formula="of:=MOD([.$F$4];[.A1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8]+1" office:value-type="float" office:value="174" calcext:value-type="float">
            <text:p>174</text:p>
          </table:table-cell>
          <table:table-cell table:formula="of:=MOD([.$F$4];[.A1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9]+1" office:value-type="float" office:value="175" calcext:value-type="float">
            <text:p>175</text:p>
          </table:table-cell>
          <table:table-cell table:formula="of:=MOD([.$F$4];[.A1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0]+1" office:value-type="float" office:value="176" calcext:value-type="float">
            <text:p>176</text:p>
          </table:table-cell>
          <table:table-cell table:formula="of:=MOD([.$F$4];[.A1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1]+1" office:value-type="float" office:value="177" calcext:value-type="float">
            <text:p>177</text:p>
          </table:table-cell>
          <table:table-cell table:formula="of:=MOD([.$F$4];[.A1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2]+1" office:value-type="float" office:value="178" calcext:value-type="float">
            <text:p>178</text:p>
          </table:table-cell>
          <table:table-cell table:formula="of:=MOD([.$F$4];[.A1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3]+1" office:value-type="float" office:value="179" calcext:value-type="float">
            <text:p>179</text:p>
          </table:table-cell>
          <table:table-cell table:formula="of:=MOD([.$F$4];[.A1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4]+1" office:value-type="float" office:value="180" calcext:value-type="float">
            <text:p>180</text:p>
          </table:table-cell>
          <table:table-cell table:formula="of:=MOD([.$F$4];[.A1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5]+1" office:value-type="float" office:value="181" calcext:value-type="float">
            <text:p>181</text:p>
          </table:table-cell>
          <table:table-cell table:formula="of:=MOD([.$F$4];[.A1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6]+1" office:value-type="float" office:value="182" calcext:value-type="float">
            <text:p>182</text:p>
          </table:table-cell>
          <table:table-cell table:formula="of:=MOD([.$F$4];[.A1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7]+1" office:value-type="float" office:value="183" calcext:value-type="float">
            <text:p>183</text:p>
          </table:table-cell>
          <table:table-cell table:formula="of:=MOD([.$F$4];[.A1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8]+1" office:value-type="float" office:value="184" calcext:value-type="float">
            <text:p>184</text:p>
          </table:table-cell>
          <table:table-cell table:formula="of:=MOD([.$F$4];[.A1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9]+1" office:value-type="float" office:value="185" calcext:value-type="float">
            <text:p>185</text:p>
          </table:table-cell>
          <table:table-cell table:formula="of:=MOD([.$F$4];[.A1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0]+1" office:value-type="float" office:value="186" calcext:value-type="float">
            <text:p>186</text:p>
          </table:table-cell>
          <table:table-cell table:formula="of:=MOD([.$F$4];[.A1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1]+1" office:value-type="float" office:value="187" calcext:value-type="float">
            <text:p>187</text:p>
          </table:table-cell>
          <table:table-cell table:formula="of:=MOD([.$F$4];[.A1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2]+1" office:value-type="float" office:value="188" calcext:value-type="float">
            <text:p>188</text:p>
          </table:table-cell>
          <table:table-cell table:formula="of:=MOD([.$F$4];[.A1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3]+1" office:value-type="float" office:value="189" calcext:value-type="float">
            <text:p>189</text:p>
          </table:table-cell>
          <table:table-cell table:formula="of:=MOD([.$F$4];[.A1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4]+1" office:value-type="float" office:value="190" calcext:value-type="float">
            <text:p>190</text:p>
          </table:table-cell>
          <table:table-cell table:formula="of:=MOD([.$F$4];[.A1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5]+1" office:value-type="float" office:value="191" calcext:value-type="float">
            <text:p>191</text:p>
          </table:table-cell>
          <table:table-cell table:formula="of:=MOD([.$F$4];[.A1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6]+1" office:value-type="float" office:value="192" calcext:value-type="float">
            <text:p>192</text:p>
          </table:table-cell>
          <table:table-cell table:formula="of:=MOD([.$F$4];[.A1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7]+1" office:value-type="float" office:value="193" calcext:value-type="float">
            <text:p>193</text:p>
          </table:table-cell>
          <table:table-cell table:formula="of:=MOD([.$F$4];[.A1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8]+1" office:value-type="float" office:value="194" calcext:value-type="float">
            <text:p>194</text:p>
          </table:table-cell>
          <table:table-cell table:formula="of:=MOD([.$F$4];[.A1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9]+1" office:value-type="float" office:value="195" calcext:value-type="float">
            <text:p>195</text:p>
          </table:table-cell>
          <table:table-cell table:formula="of:=MOD([.$F$4];[.A2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0]+1" office:value-type="float" office:value="196" calcext:value-type="float">
            <text:p>196</text:p>
          </table:table-cell>
          <table:table-cell table:formula="of:=MOD([.$F$4];[.A2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1]+1" office:value-type="float" office:value="197" calcext:value-type="float">
            <text:p>197</text:p>
          </table:table-cell>
          <table:table-cell table:formula="of:=MOD([.$F$4];[.A2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2]+1" office:value-type="float" office:value="198" calcext:value-type="float">
            <text:p>198</text:p>
          </table:table-cell>
          <table:table-cell table:formula="of:=MOD([.$F$4];[.A2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3]+1" office:value-type="float" office:value="199" calcext:value-type="float">
            <text:p>199</text:p>
          </table:table-cell>
          <table:table-cell table:formula="of:=MOD([.$F$4];[.A2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4]+1" office:value-type="float" office:value="200" calcext:value-type="float">
            <text:p>200</text:p>
          </table:table-cell>
          <table:table-cell table:formula="of:=MOD([.$F$4];[.A2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5]+1" office:value-type="float" office:value="201" calcext:value-type="float">
            <text:p>201</text:p>
          </table:table-cell>
          <table:table-cell table:formula="of:=MOD([.$F$4];[.A2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6]+1" office:value-type="float" office:value="202" calcext:value-type="float">
            <text:p>202</text:p>
          </table:table-cell>
          <table:table-cell table:formula="of:=MOD([.$F$4];[.A2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7]+1" office:value-type="float" office:value="203" calcext:value-type="float">
            <text:p>203</text:p>
          </table:table-cell>
          <table:table-cell table:formula="of:=MOD([.$F$4];[.A2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8]+1" office:value-type="float" office:value="204" calcext:value-type="float">
            <text:p>204</text:p>
          </table:table-cell>
          <table:table-cell table:formula="of:=MOD([.$F$4];[.A2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9]+1" office:value-type="float" office:value="205" calcext:value-type="float">
            <text:p>205</text:p>
          </table:table-cell>
          <table:table-cell table:formula="of:=MOD([.$F$4];[.A2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0]+1" office:value-type="float" office:value="206" calcext:value-type="float">
            <text:p>206</text:p>
          </table:table-cell>
          <table:table-cell table:formula="of:=MOD([.$F$4];[.A2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1]+1" office:value-type="float" office:value="207" calcext:value-type="float">
            <text:p>207</text:p>
          </table:table-cell>
          <table:table-cell table:formula="of:=MOD([.$F$4];[.A2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2]+1" office:value-type="float" office:value="208" calcext:value-type="float">
            <text:p>208</text:p>
          </table:table-cell>
          <table:table-cell table:formula="of:=MOD([.$F$4];[.A2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3]+1" office:value-type="float" office:value="209" calcext:value-type="float">
            <text:p>209</text:p>
          </table:table-cell>
          <table:table-cell table:formula="of:=MOD([.$F$4];[.A2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4]+1" office:value-type="float" office:value="210" calcext:value-type="float">
            <text:p>210</text:p>
          </table:table-cell>
          <table:table-cell table:formula="of:=MOD([.$F$4];[.A2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5]+1" office:value-type="float" office:value="211" calcext:value-type="float">
            <text:p>211</text:p>
          </table:table-cell>
          <table:table-cell table:formula="of:=MOD([.$F$4];[.A2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6]+1" office:value-type="float" office:value="212" calcext:value-type="float">
            <text:p>212</text:p>
          </table:table-cell>
          <table:table-cell table:formula="of:=MOD([.$F$4];[.A2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7]+1" office:value-type="float" office:value="213" calcext:value-type="float">
            <text:p>213</text:p>
          </table:table-cell>
          <table:table-cell table:formula="of:=MOD([.$F$4];[.A2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8]+1" office:value-type="float" office:value="214" calcext:value-type="float">
            <text:p>214</text:p>
          </table:table-cell>
          <table:table-cell table:formula="of:=MOD([.$F$4];[.A2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9]+1" office:value-type="float" office:value="215" calcext:value-type="float">
            <text:p>215</text:p>
          </table:table-cell>
          <table:table-cell table:formula="of:=MOD([.$F$4];[.A2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0]+1" office:value-type="float" office:value="216" calcext:value-type="float">
            <text:p>216</text:p>
          </table:table-cell>
          <table:table-cell table:formula="of:=MOD([.$F$4];[.A2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1]+1" office:value-type="float" office:value="217" calcext:value-type="float">
            <text:p>217</text:p>
          </table:table-cell>
          <table:table-cell table:formula="of:=MOD([.$F$4];[.A2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2]+1" office:value-type="float" office:value="218" calcext:value-type="float">
            <text:p>218</text:p>
          </table:table-cell>
          <table:table-cell table:formula="of:=MOD([.$F$4];[.A2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3]+1" office:value-type="float" office:value="219" calcext:value-type="float">
            <text:p>219</text:p>
          </table:table-cell>
          <table:table-cell table:formula="of:=MOD([.$F$4];[.A2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4]+1" office:value-type="float" office:value="220" calcext:value-type="float">
            <text:p>220</text:p>
          </table:table-cell>
          <table:table-cell table:formula="of:=MOD([.$F$4];[.A2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5]+1" office:value-type="float" office:value="221" calcext:value-type="float">
            <text:p>221</text:p>
          </table:table-cell>
          <table:table-cell table:formula="of:=MOD([.$F$4];[.A2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6]+1" office:value-type="float" office:value="222" calcext:value-type="float">
            <text:p>222</text:p>
          </table:table-cell>
          <table:table-cell table:formula="of:=MOD([.$F$4];[.A2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7]+1" office:value-type="float" office:value="223" calcext:value-type="float">
            <text:p>223</text:p>
          </table:table-cell>
          <table:table-cell table:formula="of:=MOD([.$F$4];[.A2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8]+1" office:value-type="float" office:value="224" calcext:value-type="float">
            <text:p>224</text:p>
          </table:table-cell>
          <table:table-cell table:formula="of:=MOD([.$F$4];[.A2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9]+1" office:value-type="float" office:value="225" calcext:value-type="float">
            <text:p>225</text:p>
          </table:table-cell>
          <table:table-cell table:formula="of:=MOD([.$F$4];[.A2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0]+1" office:value-type="float" office:value="226" calcext:value-type="float">
            <text:p>226</text:p>
          </table:table-cell>
          <table:table-cell table:formula="of:=MOD([.$F$4];[.A2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1]+1" office:value-type="float" office:value="227" calcext:value-type="float">
            <text:p>227</text:p>
          </table:table-cell>
          <table:table-cell table:formula="of:=MOD([.$F$4];[.A2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2]+1" office:value-type="float" office:value="228" calcext:value-type="float">
            <text:p>228</text:p>
          </table:table-cell>
          <table:table-cell table:formula="of:=MOD([.$F$4];[.A2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3]+1" office:value-type="float" office:value="229" calcext:value-type="float">
            <text:p>229</text:p>
          </table:table-cell>
          <table:table-cell table:formula="of:=MOD([.$F$4];[.A2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4]+1" office:value-type="float" office:value="230" calcext:value-type="float">
            <text:p>230</text:p>
          </table:table-cell>
          <table:table-cell table:formula="of:=MOD([.$F$4];[.A2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5]+1" office:value-type="float" office:value="231" calcext:value-type="float">
            <text:p>231</text:p>
          </table:table-cell>
          <table:table-cell table:formula="of:=MOD([.$F$4];[.A2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6]+1" office:value-type="float" office:value="232" calcext:value-type="float">
            <text:p>232</text:p>
          </table:table-cell>
          <table:table-cell table:formula="of:=MOD([.$F$4];[.A2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7]+1" office:value-type="float" office:value="233" calcext:value-type="float">
            <text:p>233</text:p>
          </table:table-cell>
          <table:table-cell table:formula="of:=MOD([.$F$4];[.A2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8]+1" office:value-type="float" office:value="234" calcext:value-type="float">
            <text:p>234</text:p>
          </table:table-cell>
          <table:table-cell table:formula="of:=MOD([.$F$4];[.A2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9]+1" office:value-type="float" office:value="235" calcext:value-type="float">
            <text:p>235</text:p>
          </table:table-cell>
          <table:table-cell table:formula="of:=MOD([.$F$4];[.A2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0]+1" office:value-type="float" office:value="236" calcext:value-type="float">
            <text:p>236</text:p>
          </table:table-cell>
          <table:table-cell table:formula="of:=MOD([.$F$4];[.A2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1]+1" office:value-type="float" office:value="237" calcext:value-type="float">
            <text:p>237</text:p>
          </table:table-cell>
          <table:table-cell table:formula="of:=MOD([.$F$4];[.A2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2]+1" office:value-type="float" office:value="238" calcext:value-type="float">
            <text:p>238</text:p>
          </table:table-cell>
          <table:table-cell table:formula="of:=MOD([.$F$4];[.A2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3]+1" office:value-type="float" office:value="239" calcext:value-type="float">
            <text:p>239</text:p>
          </table:table-cell>
          <table:table-cell table:formula="of:=MOD([.$F$4];[.A2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4]+1" office:value-type="float" office:value="240" calcext:value-type="float">
            <text:p>240</text:p>
          </table:table-cell>
          <table:table-cell table:formula="of:=MOD([.$F$4];[.A2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5]+1" office:value-type="float" office:value="241" calcext:value-type="float">
            <text:p>241</text:p>
          </table:table-cell>
          <table:table-cell table:formula="of:=MOD([.$F$4];[.A2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6]+1" office:value-type="float" office:value="242" calcext:value-type="float">
            <text:p>242</text:p>
          </table:table-cell>
          <table:table-cell table:formula="of:=MOD([.$F$4];[.A2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7]+1" office:value-type="float" office:value="243" calcext:value-type="float">
            <text:p>243</text:p>
          </table:table-cell>
          <table:table-cell table:formula="of:=MOD([.$F$4];[.A2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8]+1" office:value-type="float" office:value="244" calcext:value-type="float">
            <text:p>244</text:p>
          </table:table-cell>
          <table:table-cell table:formula="of:=MOD([.$F$4];[.A2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9]+1" office:value-type="float" office:value="245" calcext:value-type="float">
            <text:p>245</text:p>
          </table:table-cell>
          <table:table-cell table:formula="of:=MOD([.$F$4];[.A2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0]+1" office:value-type="float" office:value="246" calcext:value-type="float">
            <text:p>246</text:p>
          </table:table-cell>
          <table:table-cell table:formula="of:=MOD([.$F$4];[.A2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1]+1" office:value-type="float" office:value="247" calcext:value-type="float">
            <text:p>247</text:p>
          </table:table-cell>
          <table:table-cell table:formula="of:=MOD([.$F$4];[.A2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2]+1" office:value-type="float" office:value="248" calcext:value-type="float">
            <text:p>248</text:p>
          </table:table-cell>
          <table:table-cell table:formula="of:=MOD([.$F$4];[.A2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3]+1" office:value-type="float" office:value="249" calcext:value-type="float">
            <text:p>249</text:p>
          </table:table-cell>
          <table:table-cell table:formula="of:=MOD([.$F$4];[.A2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4]+1" office:value-type="float" office:value="250" calcext:value-type="float">
            <text:p>250</text:p>
          </table:table-cell>
          <table:table-cell table:formula="of:=MOD([.$F$4];[.A2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5]+1" office:value-type="float" office:value="251" calcext:value-type="float">
            <text:p>251</text:p>
          </table:table-cell>
          <table:table-cell table:formula="of:=MOD([.$F$4];[.A2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6]+1" office:value-type="float" office:value="252" calcext:value-type="float">
            <text:p>252</text:p>
          </table:table-cell>
          <table:table-cell table:formula="of:=MOD([.$F$4];[.A2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7]+1" office:value-type="float" office:value="253" calcext:value-type="float">
            <text:p>253</text:p>
          </table:table-cell>
          <table:table-cell table:formula="of:=MOD([.$F$4];[.A2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8]+1" office:value-type="float" office:value="254" calcext:value-type="float">
            <text:p>254</text:p>
          </table:table-cell>
          <table:table-cell table:formula="of:=MOD([.$F$4];[.A2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9]+1" office:value-type="float" office:value="255" calcext:value-type="float">
            <text:p>255</text:p>
          </table:table-cell>
          <table:table-cell table:formula="of:=MOD([.$F$4];[.A2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0]+1" office:value-type="float" office:value="256" calcext:value-type="float">
            <text:p>256</text:p>
          </table:table-cell>
          <table:table-cell table:formula="of:=MOD([.$F$4];[.A2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1]+1" office:value-type="float" office:value="257" calcext:value-type="float">
            <text:p>257</text:p>
          </table:table-cell>
          <table:table-cell table:formula="of:=MOD([.$F$4];[.A2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2]+1" office:value-type="float" office:value="258" calcext:value-type="float">
            <text:p>258</text:p>
          </table:table-cell>
          <table:table-cell table:formula="of:=MOD([.$F$4];[.A2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3]+1" office:value-type="float" office:value="259" calcext:value-type="float">
            <text:p>259</text:p>
          </table:table-cell>
          <table:table-cell table:formula="of:=MOD([.$F$4];[.A2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4]+1" office:value-type="float" office:value="260" calcext:value-type="float">
            <text:p>260</text:p>
          </table:table-cell>
          <table:table-cell table:formula="of:=MOD([.$F$4];[.A2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5]+1" office:value-type="float" office:value="261" calcext:value-type="float">
            <text:p>261</text:p>
          </table:table-cell>
          <table:table-cell table:formula="of:=MOD([.$F$4];[.A2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6]+1" office:value-type="float" office:value="262" calcext:value-type="float">
            <text:p>262</text:p>
          </table:table-cell>
          <table:table-cell table:formula="of:=MOD([.$F$4];[.A2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7]+1" office:value-type="float" office:value="263" calcext:value-type="float">
            <text:p>263</text:p>
          </table:table-cell>
          <table:table-cell table:formula="of:=MOD([.$F$4];[.A2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8]+1" office:value-type="float" office:value="264" calcext:value-type="float">
            <text:p>264</text:p>
          </table:table-cell>
          <table:table-cell table:formula="of:=MOD([.$F$4];[.A2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9]+1" office:value-type="float" office:value="265" calcext:value-type="float">
            <text:p>265</text:p>
          </table:table-cell>
          <table:table-cell table:formula="of:=MOD([.$F$4];[.A2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0]+1" office:value-type="float" office:value="266" calcext:value-type="float">
            <text:p>266</text:p>
          </table:table-cell>
          <table:table-cell table:formula="of:=MOD([.$F$4];[.A2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1]+1" office:value-type="float" office:value="267" calcext:value-type="float">
            <text:p>267</text:p>
          </table:table-cell>
          <table:table-cell table:formula="of:=MOD([.$F$4];[.A2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2]+1" office:value-type="float" office:value="268" calcext:value-type="float">
            <text:p>268</text:p>
          </table:table-cell>
          <table:table-cell table:formula="of:=MOD([.$F$4];[.A2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3]+1" office:value-type="float" office:value="269" calcext:value-type="float">
            <text:p>269</text:p>
          </table:table-cell>
          <table:table-cell table:formula="of:=MOD([.$F$4];[.A2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4]+1" office:value-type="float" office:value="270" calcext:value-type="float">
            <text:p>270</text:p>
          </table:table-cell>
          <table:table-cell table:formula="of:=MOD([.$F$4];[.A2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5]+1" office:value-type="float" office:value="271" calcext:value-type="float">
            <text:p>271</text:p>
          </table:table-cell>
          <table:table-cell table:formula="of:=MOD([.$F$4];[.A2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6]+1" office:value-type="float" office:value="272" calcext:value-type="float">
            <text:p>272</text:p>
          </table:table-cell>
          <table:table-cell table:formula="of:=MOD([.$F$4];[.A2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7]+1" office:value-type="float" office:value="273" calcext:value-type="float">
            <text:p>273</text:p>
          </table:table-cell>
          <table:table-cell table:formula="of:=MOD([.$F$4];[.A2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8]+1" office:value-type="float" office:value="274" calcext:value-type="float">
            <text:p>274</text:p>
          </table:table-cell>
          <table:table-cell table:formula="of:=MOD([.$F$4];[.A2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9]+1" office:value-type="float" office:value="275" calcext:value-type="float">
            <text:p>275</text:p>
          </table:table-cell>
          <table:table-cell table:formula="of:=MOD([.$F$4];[.A2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0]+1" office:value-type="float" office:value="276" calcext:value-type="float">
            <text:p>276</text:p>
          </table:table-cell>
          <table:table-cell table:formula="of:=MOD([.$F$4];[.A2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1]+1" office:value-type="float" office:value="277" calcext:value-type="float">
            <text:p>277</text:p>
          </table:table-cell>
          <table:table-cell table:formula="of:=MOD([.$F$4];[.A2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2]+1" office:value-type="float" office:value="278" calcext:value-type="float">
            <text:p>278</text:p>
          </table:table-cell>
          <table:table-cell table:formula="of:=MOD([.$F$4];[.A2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3]+1" office:value-type="float" office:value="279" calcext:value-type="float">
            <text:p>279</text:p>
          </table:table-cell>
          <table:table-cell table:formula="of:=MOD([.$F$4];[.A2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4]+1" office:value-type="float" office:value="280" calcext:value-type="float">
            <text:p>280</text:p>
          </table:table-cell>
          <table:table-cell table:formula="of:=MOD([.$F$4];[.A2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5]+1" office:value-type="float" office:value="281" calcext:value-type="float">
            <text:p>281</text:p>
          </table:table-cell>
          <table:table-cell table:formula="of:=MOD([.$F$4];[.A2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6]+1" office:value-type="float" office:value="282" calcext:value-type="float">
            <text:p>282</text:p>
          </table:table-cell>
          <table:table-cell table:formula="of:=MOD([.$F$4];[.A2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7]+1" office:value-type="float" office:value="283" calcext:value-type="float">
            <text:p>283</text:p>
          </table:table-cell>
          <table:table-cell table:formula="of:=MOD([.$F$4];[.A2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8]+1" office:value-type="float" office:value="284" calcext:value-type="float">
            <text:p>284</text:p>
          </table:table-cell>
          <table:table-cell table:formula="of:=MOD([.$F$4];[.A2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9]+1" office:value-type="float" office:value="285" calcext:value-type="float">
            <text:p>285</text:p>
          </table:table-cell>
          <table:table-cell table:formula="of:=MOD([.$F$4];[.A2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0]+1" office:value-type="float" office:value="286" calcext:value-type="float">
            <text:p>286</text:p>
          </table:table-cell>
          <table:table-cell table:formula="of:=MOD([.$F$4];[.A2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1]+1" office:value-type="float" office:value="287" calcext:value-type="float">
            <text:p>287</text:p>
          </table:table-cell>
          <table:table-cell table:formula="of:=MOD([.$F$4];[.A2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2]+1" office:value-type="float" office:value="288" calcext:value-type="float">
            <text:p>288</text:p>
          </table:table-cell>
          <table:table-cell table:formula="of:=MOD([.$F$4];[.A2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3]+1" office:value-type="float" office:value="289" calcext:value-type="float">
            <text:p>289</text:p>
          </table:table-cell>
          <table:table-cell table:formula="of:=MOD([.$F$4];[.A2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4]+1" office:value-type="float" office:value="290" calcext:value-type="float">
            <text:p>290</text:p>
          </table:table-cell>
          <table:table-cell table:formula="of:=MOD([.$F$4];[.A2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5]+1" office:value-type="float" office:value="291" calcext:value-type="float">
            <text:p>291</text:p>
          </table:table-cell>
          <table:table-cell table:formula="of:=MOD([.$F$4];[.A2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6]+1" office:value-type="float" office:value="292" calcext:value-type="float">
            <text:p>292</text:p>
          </table:table-cell>
          <table:table-cell table:formula="of:=MOD([.$F$4];[.A2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7]+1" office:value-type="float" office:value="293" calcext:value-type="float">
            <text:p>293</text:p>
          </table:table-cell>
          <table:table-cell table:formula="of:=MOD([.$F$4];[.A2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8]+1" office:value-type="float" office:value="294" calcext:value-type="float">
            <text:p>294</text:p>
          </table:table-cell>
          <table:table-cell table:formula="of:=MOD([.$F$4];[.A2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9]+1" office:value-type="float" office:value="295" calcext:value-type="float">
            <text:p>295</text:p>
          </table:table-cell>
          <table:table-cell table:formula="of:=MOD([.$F$4];[.A3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0]+1" office:value-type="float" office:value="296" calcext:value-type="float">
            <text:p>296</text:p>
          </table:table-cell>
          <table:table-cell table:formula="of:=MOD([.$F$4];[.A3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1]+1" office:value-type="float" office:value="297" calcext:value-type="float">
            <text:p>297</text:p>
          </table:table-cell>
          <table:table-cell table:formula="of:=MOD([.$F$4];[.A3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2]+1" office:value-type="float" office:value="298" calcext:value-type="float">
            <text:p>298</text:p>
          </table:table-cell>
          <table:table-cell table:formula="of:=MOD([.$F$4];[.A3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3]+1" office:value-type="float" office:value="299" calcext:value-type="float">
            <text:p>299</text:p>
          </table:table-cell>
          <table:table-cell table:formula="of:=MOD([.$F$4];[.A3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4]+1" office:value-type="float" office:value="300" calcext:value-type="float">
            <text:p>300</text:p>
          </table:table-cell>
          <table:table-cell table:formula="of:=MOD([.$F$4];[.A3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5]+1" office:value-type="float" office:value="301" calcext:value-type="float">
            <text:p>301</text:p>
          </table:table-cell>
          <table:table-cell table:formula="of:=MOD([.$F$4];[.A3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6]+1" office:value-type="float" office:value="302" calcext:value-type="float">
            <text:p>302</text:p>
          </table:table-cell>
          <table:table-cell table:formula="of:=MOD([.$F$4];[.A3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7]+1" office:value-type="float" office:value="303" calcext:value-type="float">
            <text:p>303</text:p>
          </table:table-cell>
          <table:table-cell table:formula="of:=MOD([.$F$4];[.A3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8]+1" office:value-type="float" office:value="304" calcext:value-type="float">
            <text:p>304</text:p>
          </table:table-cell>
          <table:table-cell table:formula="of:=MOD([.$F$4];[.A3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9]+1" office:value-type="float" office:value="305" calcext:value-type="float">
            <text:p>305</text:p>
          </table:table-cell>
          <table:table-cell table:formula="of:=MOD([.$F$4];[.A3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0]+1" office:value-type="float" office:value="306" calcext:value-type="float">
            <text:p>306</text:p>
          </table:table-cell>
          <table:table-cell table:formula="of:=MOD([.$F$4];[.A3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1]+1" office:value-type="float" office:value="307" calcext:value-type="float">
            <text:p>307</text:p>
          </table:table-cell>
          <table:table-cell table:formula="of:=MOD([.$F$4];[.A3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2]+1" office:value-type="float" office:value="308" calcext:value-type="float">
            <text:p>308</text:p>
          </table:table-cell>
          <table:table-cell table:formula="of:=MOD([.$F$4];[.A3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3]+1" office:value-type="float" office:value="309" calcext:value-type="float">
            <text:p>309</text:p>
          </table:table-cell>
          <table:table-cell table:formula="of:=MOD([.$F$4];[.A3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4]+1" office:value-type="float" office:value="310" calcext:value-type="float">
            <text:p>310</text:p>
          </table:table-cell>
          <table:table-cell table:formula="of:=MOD([.$F$4];[.A3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5]+1" office:value-type="float" office:value="311" calcext:value-type="float">
            <text:p>311</text:p>
          </table:table-cell>
          <table:table-cell table:formula="of:=MOD([.$F$4];[.A3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6]+1" office:value-type="float" office:value="312" calcext:value-type="float">
            <text:p>312</text:p>
          </table:table-cell>
          <table:table-cell table:formula="of:=MOD([.$F$4];[.A3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7]+1" office:value-type="float" office:value="313" calcext:value-type="float">
            <text:p>313</text:p>
          </table:table-cell>
          <table:table-cell table:formula="of:=MOD([.$F$4];[.A3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8]+1" office:value-type="float" office:value="314" calcext:value-type="float">
            <text:p>314</text:p>
          </table:table-cell>
          <table:table-cell table:formula="of:=MOD([.$F$4];[.A3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9]+1" office:value-type="float" office:value="315" calcext:value-type="float">
            <text:p>315</text:p>
          </table:table-cell>
          <table:table-cell table:formula="of:=MOD([.$F$4];[.A3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0]+1" office:value-type="float" office:value="316" calcext:value-type="float">
            <text:p>316</text:p>
          </table:table-cell>
          <table:table-cell table:formula="of:=MOD([.$F$4];[.A3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1]+1" office:value-type="float" office:value="317" calcext:value-type="float">
            <text:p>317</text:p>
          </table:table-cell>
          <table:table-cell table:formula="of:=MOD([.$F$4];[.A3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2]+1" office:value-type="float" office:value="318" calcext:value-type="float">
            <text:p>318</text:p>
          </table:table-cell>
          <table:table-cell table:formula="of:=MOD([.$F$4];[.A3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3]+1" office:value-type="float" office:value="319" calcext:value-type="float">
            <text:p>319</text:p>
          </table:table-cell>
          <table:table-cell table:formula="of:=MOD([.$F$4];[.A3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4]+1" office:value-type="float" office:value="320" calcext:value-type="float">
            <text:p>320</text:p>
          </table:table-cell>
          <table:table-cell table:formula="of:=MOD([.$F$4];[.A3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5]+1" office:value-type="float" office:value="321" calcext:value-type="float">
            <text:p>321</text:p>
          </table:table-cell>
          <table:table-cell table:formula="of:=MOD([.$F$4];[.A3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6]+1" office:value-type="float" office:value="322" calcext:value-type="float">
            <text:p>322</text:p>
          </table:table-cell>
          <table:table-cell table:formula="of:=MOD([.$F$4];[.A3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7]+1" office:value-type="float" office:value="323" calcext:value-type="float">
            <text:p>323</text:p>
          </table:table-cell>
          <table:table-cell table:formula="of:=MOD([.$F$4];[.A3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8]+1" office:value-type="float" office:value="324" calcext:value-type="float">
            <text:p>324</text:p>
          </table:table-cell>
          <table:table-cell table:formula="of:=MOD([.$F$4];[.A3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9]+1" office:value-type="float" office:value="325" calcext:value-type="float">
            <text:p>325</text:p>
          </table:table-cell>
          <table:table-cell table:formula="of:=MOD([.$F$4];[.A3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0]+1" office:value-type="float" office:value="326" calcext:value-type="float">
            <text:p>326</text:p>
          </table:table-cell>
          <table:table-cell table:formula="of:=MOD([.$F$4];[.A3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1]+1" office:value-type="float" office:value="327" calcext:value-type="float">
            <text:p>327</text:p>
          </table:table-cell>
          <table:table-cell table:formula="of:=MOD([.$F$4];[.A3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2]+1" office:value-type="float" office:value="328" calcext:value-type="float">
            <text:p>328</text:p>
          </table:table-cell>
          <table:table-cell table:formula="of:=MOD([.$F$4];[.A3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3]+1" office:value-type="float" office:value="329" calcext:value-type="float">
            <text:p>329</text:p>
          </table:table-cell>
          <table:table-cell table:formula="of:=MOD([.$F$4];[.A3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4]+1" office:value-type="float" office:value="330" calcext:value-type="float">
            <text:p>330</text:p>
          </table:table-cell>
          <table:table-cell table:formula="of:=MOD([.$F$4];[.A3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5]+1" office:value-type="float" office:value="331" calcext:value-type="float">
            <text:p>331</text:p>
          </table:table-cell>
          <table:table-cell table:formula="of:=MOD([.$F$4];[.A3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6]+1" office:value-type="float" office:value="332" calcext:value-type="float">
            <text:p>332</text:p>
          </table:table-cell>
          <table:table-cell table:formula="of:=MOD([.$F$4];[.A3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7]+1" office:value-type="float" office:value="333" calcext:value-type="float">
            <text:p>333</text:p>
          </table:table-cell>
          <table:table-cell table:formula="of:=MOD([.$F$4];[.A3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8]+1" office:value-type="float" office:value="334" calcext:value-type="float">
            <text:p>334</text:p>
          </table:table-cell>
          <table:table-cell table:formula="of:=MOD([.$F$4];[.A3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9]+1" office:value-type="float" office:value="335" calcext:value-type="float">
            <text:p>335</text:p>
          </table:table-cell>
          <table:table-cell table:formula="of:=MOD([.$F$4];[.A3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0]+1" office:value-type="float" office:value="336" calcext:value-type="float">
            <text:p>336</text:p>
          </table:table-cell>
          <table:table-cell table:formula="of:=MOD([.$F$4];[.A3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1]+1" office:value-type="float" office:value="337" calcext:value-type="float">
            <text:p>337</text:p>
          </table:table-cell>
          <table:table-cell table:formula="of:=MOD([.$F$4];[.A3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2]+1" office:value-type="float" office:value="338" calcext:value-type="float">
            <text:p>338</text:p>
          </table:table-cell>
          <table:table-cell table:formula="of:=MOD([.$F$4];[.A3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3]+1" office:value-type="float" office:value="339" calcext:value-type="float">
            <text:p>339</text:p>
          </table:table-cell>
          <table:table-cell table:formula="of:=MOD([.$F$4];[.A3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4]+1" office:value-type="float" office:value="340" calcext:value-type="float">
            <text:p>340</text:p>
          </table:table-cell>
          <table:table-cell table:formula="of:=MOD([.$F$4];[.A3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5]+1" office:value-type="float" office:value="341" calcext:value-type="float">
            <text:p>341</text:p>
          </table:table-cell>
          <table:table-cell table:formula="of:=MOD([.$F$4];[.A3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6]+1" office:value-type="float" office:value="342" calcext:value-type="float">
            <text:p>342</text:p>
          </table:table-cell>
          <table:table-cell table:formula="of:=MOD([.$F$4];[.A3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7]+1" office:value-type="float" office:value="343" calcext:value-type="float">
            <text:p>343</text:p>
          </table:table-cell>
          <table:table-cell table:formula="of:=MOD([.$F$4];[.A3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8]+1" office:value-type="float" office:value="344" calcext:value-type="float">
            <text:p>344</text:p>
          </table:table-cell>
          <table:table-cell table:formula="of:=MOD([.$F$4];[.A3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9]+1" office:value-type="float" office:value="345" calcext:value-type="float">
            <text:p>345</text:p>
          </table:table-cell>
          <table:table-cell table:formula="of:=MOD([.$F$4];[.A3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0]+1" office:value-type="float" office:value="346" calcext:value-type="float">
            <text:p>346</text:p>
          </table:table-cell>
          <table:table-cell table:formula="of:=MOD([.$F$4];[.A3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1]+1" office:value-type="float" office:value="347" calcext:value-type="float">
            <text:p>347</text:p>
          </table:table-cell>
          <table:table-cell table:formula="of:=MOD([.$F$4];[.A3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2]+1" office:value-type="float" office:value="348" calcext:value-type="float">
            <text:p>348</text:p>
          </table:table-cell>
          <table:table-cell table:formula="of:=MOD([.$F$4];[.A3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3]+1" office:value-type="float" office:value="349" calcext:value-type="float">
            <text:p>349</text:p>
          </table:table-cell>
          <table:table-cell table:formula="of:=MOD([.$F$4];[.A3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4]+1" office:value-type="float" office:value="350" calcext:value-type="float">
            <text:p>350</text:p>
          </table:table-cell>
          <table:table-cell table:formula="of:=MOD([.$F$4];[.A3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5]+1" office:value-type="float" office:value="351" calcext:value-type="float">
            <text:p>351</text:p>
          </table:table-cell>
          <table:table-cell table:formula="of:=MOD([.$F$4];[.A3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6]+1" office:value-type="float" office:value="352" calcext:value-type="float">
            <text:p>352</text:p>
          </table:table-cell>
          <table:table-cell table:formula="of:=MOD([.$F$4];[.A3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7]+1" office:value-type="float" office:value="353" calcext:value-type="float">
            <text:p>353</text:p>
          </table:table-cell>
          <table:table-cell table:formula="of:=MOD([.$F$4];[.A3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8]+1" office:value-type="float" office:value="354" calcext:value-type="float">
            <text:p>354</text:p>
          </table:table-cell>
          <table:table-cell table:formula="of:=MOD([.$F$4];[.A3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9]+1" office:value-type="float" office:value="355" calcext:value-type="float">
            <text:p>355</text:p>
          </table:table-cell>
          <table:table-cell table:formula="of:=MOD([.$F$4];[.A3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0]+1" office:value-type="float" office:value="356" calcext:value-type="float">
            <text:p>356</text:p>
          </table:table-cell>
          <table:table-cell table:formula="of:=MOD([.$F$4];[.A3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1]+1" office:value-type="float" office:value="357" calcext:value-type="float">
            <text:p>357</text:p>
          </table:table-cell>
          <table:table-cell table:formula="of:=MOD([.$F$4];[.A3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2]+1" office:value-type="float" office:value="358" calcext:value-type="float">
            <text:p>358</text:p>
          </table:table-cell>
          <table:table-cell table:formula="of:=MOD([.$F$4];[.A3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3]+1" office:value-type="float" office:value="359" calcext:value-type="float">
            <text:p>359</text:p>
          </table:table-cell>
          <table:table-cell table:formula="of:=MOD([.$F$4];[.A3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4]+1" office:value-type="float" office:value="360" calcext:value-type="float">
            <text:p>360</text:p>
          </table:table-cell>
          <table:table-cell table:formula="of:=MOD([.$F$4];[.A3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5]+1" office:value-type="float" office:value="361" calcext:value-type="float">
            <text:p>361</text:p>
          </table:table-cell>
          <table:table-cell table:formula="of:=MOD([.$F$4];[.A3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6]+1" office:value-type="float" office:value="362" calcext:value-type="float">
            <text:p>362</text:p>
          </table:table-cell>
          <table:table-cell table:formula="of:=MOD([.$F$4];[.A3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7]+1" office:value-type="float" office:value="363" calcext:value-type="float">
            <text:p>363</text:p>
          </table:table-cell>
          <table:table-cell table:formula="of:=MOD([.$F$4];[.A3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8]+1" office:value-type="float" office:value="364" calcext:value-type="float">
            <text:p>364</text:p>
          </table:table-cell>
          <table:table-cell table:formula="of:=MOD([.$F$4];[.A3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9]+1" office:value-type="float" office:value="365" calcext:value-type="float">
            <text:p>365</text:p>
          </table:table-cell>
          <table:table-cell table:formula="of:=MOD([.$F$4];[.A3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0]+1" office:value-type="float" office:value="366" calcext:value-type="float">
            <text:p>366</text:p>
          </table:table-cell>
          <table:table-cell table:formula="of:=MOD([.$F$4];[.A3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1]+1" office:value-type="float" office:value="367" calcext:value-type="float">
            <text:p>367</text:p>
          </table:table-cell>
          <table:table-cell table:formula="of:=MOD([.$F$4];[.A3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2]+1" office:value-type="float" office:value="368" calcext:value-type="float">
            <text:p>368</text:p>
          </table:table-cell>
          <table:table-cell table:formula="of:=MOD([.$F$4];[.A3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3]+1" office:value-type="float" office:value="369" calcext:value-type="float">
            <text:p>369</text:p>
          </table:table-cell>
          <table:table-cell table:formula="of:=MOD([.$F$4];[.A3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4]+1" office:value-type="float" office:value="370" calcext:value-type="float">
            <text:p>370</text:p>
          </table:table-cell>
          <table:table-cell table:formula="of:=MOD([.$F$4];[.A3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5]+1" office:value-type="float" office:value="371" calcext:value-type="float">
            <text:p>371</text:p>
          </table:table-cell>
          <table:table-cell table:formula="of:=MOD([.$F$4];[.A3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6]+1" office:value-type="float" office:value="372" calcext:value-type="float">
            <text:p>372</text:p>
          </table:table-cell>
          <table:table-cell table:formula="of:=MOD([.$F$4];[.A3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7]+1" office:value-type="float" office:value="373" calcext:value-type="float">
            <text:p>373</text:p>
          </table:table-cell>
          <table:table-cell table:formula="of:=MOD([.$F$4];[.A3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8]+1" office:value-type="float" office:value="374" calcext:value-type="float">
            <text:p>374</text:p>
          </table:table-cell>
          <table:table-cell table:formula="of:=MOD([.$F$4];[.A3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9]+1" office:value-type="float" office:value="375" calcext:value-type="float">
            <text:p>375</text:p>
          </table:table-cell>
          <table:table-cell table:formula="of:=MOD([.$F$4];[.A3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0]+1" office:value-type="float" office:value="376" calcext:value-type="float">
            <text:p>376</text:p>
          </table:table-cell>
          <table:table-cell table:formula="of:=MOD([.$F$4];[.A3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1]+1" office:value-type="float" office:value="377" calcext:value-type="float">
            <text:p>377</text:p>
          </table:table-cell>
          <table:table-cell table:formula="of:=MOD([.$F$4];[.A3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2]+1" office:value-type="float" office:value="378" calcext:value-type="float">
            <text:p>378</text:p>
          </table:table-cell>
          <table:table-cell table:formula="of:=MOD([.$F$4];[.A3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3]+1" office:value-type="float" office:value="379" calcext:value-type="float">
            <text:p>379</text:p>
          </table:table-cell>
          <table:table-cell table:formula="of:=MOD([.$F$4];[.A3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4]+1" office:value-type="float" office:value="380" calcext:value-type="float">
            <text:p>380</text:p>
          </table:table-cell>
          <table:table-cell table:formula="of:=MOD([.$F$4];[.A3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5]+1" office:value-type="float" office:value="381" calcext:value-type="float">
            <text:p>381</text:p>
          </table:table-cell>
          <table:table-cell table:formula="of:=MOD([.$F$4];[.A3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6]+1" office:value-type="float" office:value="382" calcext:value-type="float">
            <text:p>382</text:p>
          </table:table-cell>
          <table:table-cell table:formula="of:=MOD([.$F$4];[.A3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7]+1" office:value-type="float" office:value="383" calcext:value-type="float">
            <text:p>383</text:p>
          </table:table-cell>
          <table:table-cell table:formula="of:=MOD([.$F$4];[.A3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8]+1" office:value-type="float" office:value="384" calcext:value-type="float">
            <text:p>384</text:p>
          </table:table-cell>
          <table:table-cell table:formula="of:=MOD([.$F$4];[.A3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9]+1" office:value-type="float" office:value="385" calcext:value-type="float">
            <text:p>385</text:p>
          </table:table-cell>
          <table:table-cell table:formula="of:=MOD([.$F$4];[.A3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0]+1" office:value-type="float" office:value="386" calcext:value-type="float">
            <text:p>386</text:p>
          </table:table-cell>
          <table:table-cell table:formula="of:=MOD([.$F$4];[.A3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1]+1" office:value-type="float" office:value="387" calcext:value-type="float">
            <text:p>387</text:p>
          </table:table-cell>
          <table:table-cell table:formula="of:=MOD([.$F$4];[.A3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2]+1" office:value-type="float" office:value="388" calcext:value-type="float">
            <text:p>388</text:p>
          </table:table-cell>
          <table:table-cell table:formula="of:=MOD([.$F$4];[.A3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3]+1" office:value-type="float" office:value="389" calcext:value-type="float">
            <text:p>389</text:p>
          </table:table-cell>
          <table:table-cell table:formula="of:=MOD([.$F$4];[.A3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4]+1" office:value-type="float" office:value="390" calcext:value-type="float">
            <text:p>390</text:p>
          </table:table-cell>
          <table:table-cell table:formula="of:=MOD([.$F$4];[.A3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5]+1" office:value-type="float" office:value="391" calcext:value-type="float">
            <text:p>391</text:p>
          </table:table-cell>
          <table:table-cell table:formula="of:=MOD([.$F$4];[.A3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6]+1" office:value-type="float" office:value="392" calcext:value-type="float">
            <text:p>392</text:p>
          </table:table-cell>
          <table:table-cell table:formula="of:=MOD([.$F$4];[.A3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7]+1" office:value-type="float" office:value="393" calcext:value-type="float">
            <text:p>393</text:p>
          </table:table-cell>
          <table:table-cell table:formula="of:=MOD([.$F$4];[.A3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8]+1" office:value-type="float" office:value="394" calcext:value-type="float">
            <text:p>394</text:p>
          </table:table-cell>
          <table:table-cell table:formula="of:=MOD([.$F$4];[.A3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9]+1" office:value-type="float" office:value="395" calcext:value-type="float">
            <text:p>395</text:p>
          </table:table-cell>
          <table:table-cell table:formula="of:=MOD([.$F$4];[.A4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0]+1" office:value-type="float" office:value="396" calcext:value-type="float">
            <text:p>396</text:p>
          </table:table-cell>
          <table:table-cell table:formula="of:=MOD([.$F$4];[.A4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1]+1" office:value-type="float" office:value="397" calcext:value-type="float">
            <text:p>397</text:p>
          </table:table-cell>
          <table:table-cell table:formula="of:=MOD([.$F$4];[.A4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2]+1" office:value-type="float" office:value="398" calcext:value-type="float">
            <text:p>398</text:p>
          </table:table-cell>
          <table:table-cell table:formula="of:=MOD([.$F$4];[.A4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3]+1" office:value-type="float" office:value="399" calcext:value-type="float">
            <text:p>399</text:p>
          </table:table-cell>
          <table:table-cell table:formula="of:=MOD([.$F$4];[.A4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4]+1" office:value-type="float" office:value="400" calcext:value-type="float">
            <text:p>400</text:p>
          </table:table-cell>
          <table:table-cell table:formula="of:=MOD([.$F$4];[.A4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5]+1" office:value-type="float" office:value="401" calcext:value-type="float">
            <text:p>401</text:p>
          </table:table-cell>
          <table:table-cell table:formula="of:=MOD([.$F$4];[.A4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6]+1" office:value-type="float" office:value="402" calcext:value-type="float">
            <text:p>402</text:p>
          </table:table-cell>
          <table:table-cell table:formula="of:=MOD([.$F$4];[.A4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7]+1" office:value-type="float" office:value="403" calcext:value-type="float">
            <text:p>403</text:p>
          </table:table-cell>
          <table:table-cell table:formula="of:=MOD([.$F$4];[.A4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8]+1" office:value-type="float" office:value="404" calcext:value-type="float">
            <text:p>404</text:p>
          </table:table-cell>
          <table:table-cell table:formula="of:=MOD([.$F$4];[.A4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9]+1" office:value-type="float" office:value="405" calcext:value-type="float">
            <text:p>405</text:p>
          </table:table-cell>
          <table:table-cell table:formula="of:=MOD([.$F$4];[.A4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0]+1" office:value-type="float" office:value="406" calcext:value-type="float">
            <text:p>406</text:p>
          </table:table-cell>
          <table:table-cell table:formula="of:=MOD([.$F$4];[.A4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1]+1" office:value-type="float" office:value="407" calcext:value-type="float">
            <text:p>407</text:p>
          </table:table-cell>
          <table:table-cell table:formula="of:=MOD([.$F$4];[.A4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2]+1" office:value-type="float" office:value="408" calcext:value-type="float">
            <text:p>408</text:p>
          </table:table-cell>
          <table:table-cell table:formula="of:=MOD([.$F$4];[.A4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3]+1" office:value-type="float" office:value="409" calcext:value-type="float">
            <text:p>409</text:p>
          </table:table-cell>
          <table:table-cell table:formula="of:=MOD([.$F$4];[.A4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4]+1" office:value-type="float" office:value="410" calcext:value-type="float">
            <text:p>410</text:p>
          </table:table-cell>
          <table:table-cell table:formula="of:=MOD([.$F$4];[.A4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5]+1" office:value-type="float" office:value="411" calcext:value-type="float">
            <text:p>411</text:p>
          </table:table-cell>
          <table:table-cell table:formula="of:=MOD([.$F$4];[.A4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6]+1" office:value-type="float" office:value="412" calcext:value-type="float">
            <text:p>412</text:p>
          </table:table-cell>
          <table:table-cell table:formula="of:=MOD([.$F$4];[.A4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7]+1" office:value-type="float" office:value="413" calcext:value-type="float">
            <text:p>413</text:p>
          </table:table-cell>
          <table:table-cell table:formula="of:=MOD([.$F$4];[.A4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8]+1" office:value-type="float" office:value="414" calcext:value-type="float">
            <text:p>414</text:p>
          </table:table-cell>
          <table:table-cell table:formula="of:=MOD([.$F$4];[.A4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9]+1" office:value-type="float" office:value="415" calcext:value-type="float">
            <text:p>415</text:p>
          </table:table-cell>
          <table:table-cell table:formula="of:=MOD([.$F$4];[.A4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0]+1" office:value-type="float" office:value="416" calcext:value-type="float">
            <text:p>416</text:p>
          </table:table-cell>
          <table:table-cell table:formula="of:=MOD([.$F$4];[.A4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1]+1" office:value-type="float" office:value="417" calcext:value-type="float">
            <text:p>417</text:p>
          </table:table-cell>
          <table:table-cell table:formula="of:=MOD([.$F$4];[.A4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2]+1" office:value-type="float" office:value="418" calcext:value-type="float">
            <text:p>418</text:p>
          </table:table-cell>
          <table:table-cell table:formula="of:=MOD([.$F$4];[.A4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3]+1" office:value-type="float" office:value="419" calcext:value-type="float">
            <text:p>419</text:p>
          </table:table-cell>
          <table:table-cell table:formula="of:=MOD([.$F$4];[.A4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4]+1" office:value-type="float" office:value="420" calcext:value-type="float">
            <text:p>420</text:p>
          </table:table-cell>
          <table:table-cell table:formula="of:=MOD([.$F$4];[.A4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5]+1" office:value-type="float" office:value="421" calcext:value-type="float">
            <text:p>421</text:p>
          </table:table-cell>
          <table:table-cell table:formula="of:=MOD([.$F$4];[.A4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6]+1" office:value-type="float" office:value="422" calcext:value-type="float">
            <text:p>422</text:p>
          </table:table-cell>
          <table:table-cell table:formula="of:=MOD([.$F$4];[.A4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7]+1" office:value-type="float" office:value="423" calcext:value-type="float">
            <text:p>423</text:p>
          </table:table-cell>
          <table:table-cell table:formula="of:=MOD([.$F$4];[.A4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8]+1" office:value-type="float" office:value="424" calcext:value-type="float">
            <text:p>424</text:p>
          </table:table-cell>
          <table:table-cell table:formula="of:=MOD([.$F$4];[.A4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9]+1" office:value-type="float" office:value="425" calcext:value-type="float">
            <text:p>425</text:p>
          </table:table-cell>
          <table:table-cell table:formula="of:=MOD([.$F$4];[.A4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0]+1" office:value-type="float" office:value="426" calcext:value-type="float">
            <text:p>426</text:p>
          </table:table-cell>
          <table:table-cell table:formula="of:=MOD([.$F$4];[.A4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1]+1" office:value-type="float" office:value="427" calcext:value-type="float">
            <text:p>427</text:p>
          </table:table-cell>
          <table:table-cell table:formula="of:=MOD([.$F$4];[.A4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2]+1" office:value-type="float" office:value="428" calcext:value-type="float">
            <text:p>428</text:p>
          </table:table-cell>
          <table:table-cell table:formula="of:=MOD([.$F$4];[.A4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3]+1" office:value-type="float" office:value="429" calcext:value-type="float">
            <text:p>429</text:p>
          </table:table-cell>
          <table:table-cell table:formula="of:=MOD([.$F$4];[.A4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4]+1" office:value-type="float" office:value="430" calcext:value-type="float">
            <text:p>430</text:p>
          </table:table-cell>
          <table:table-cell table:formula="of:=MOD([.$F$4];[.A4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5]+1" office:value-type="float" office:value="431" calcext:value-type="float">
            <text:p>431</text:p>
          </table:table-cell>
          <table:table-cell table:formula="of:=MOD([.$F$4];[.A4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6]+1" office:value-type="float" office:value="432" calcext:value-type="float">
            <text:p>432</text:p>
          </table:table-cell>
          <table:table-cell table:formula="of:=MOD([.$F$4];[.A4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7]+1" office:value-type="float" office:value="433" calcext:value-type="float">
            <text:p>433</text:p>
          </table:table-cell>
          <table:table-cell table:formula="of:=MOD([.$F$4];[.A4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8]+1" office:value-type="float" office:value="434" calcext:value-type="float">
            <text:p>434</text:p>
          </table:table-cell>
          <table:table-cell table:formula="of:=MOD([.$F$4];[.A4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9]+1" office:value-type="float" office:value="435" calcext:value-type="float">
            <text:p>435</text:p>
          </table:table-cell>
          <table:table-cell table:formula="of:=MOD([.$F$4];[.A4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0]+1" office:value-type="float" office:value="436" calcext:value-type="float">
            <text:p>436</text:p>
          </table:table-cell>
          <table:table-cell table:formula="of:=MOD([.$F$4];[.A4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1]+1" office:value-type="float" office:value="437" calcext:value-type="float">
            <text:p>437</text:p>
          </table:table-cell>
          <table:table-cell table:formula="of:=MOD([.$F$4];[.A4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2]+1" office:value-type="float" office:value="438" calcext:value-type="float">
            <text:p>438</text:p>
          </table:table-cell>
          <table:table-cell table:formula="of:=MOD([.$F$4];[.A4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3]+1" office:value-type="float" office:value="439" calcext:value-type="float">
            <text:p>439</text:p>
          </table:table-cell>
          <table:table-cell table:formula="of:=MOD([.$F$4];[.A4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4]+1" office:value-type="float" office:value="440" calcext:value-type="float">
            <text:p>440</text:p>
          </table:table-cell>
          <table:table-cell table:formula="of:=MOD([.$F$4];[.A4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5]+1" office:value-type="float" office:value="441" calcext:value-type="float">
            <text:p>441</text:p>
          </table:table-cell>
          <table:table-cell table:formula="of:=MOD([.$F$4];[.A4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6]+1" office:value-type="float" office:value="442" calcext:value-type="float">
            <text:p>442</text:p>
          </table:table-cell>
          <table:table-cell table:formula="of:=MOD([.$F$4];[.A4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7]+1" office:value-type="float" office:value="443" calcext:value-type="float">
            <text:p>443</text:p>
          </table:table-cell>
          <table:table-cell table:formula="of:=MOD([.$F$4];[.A4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8]+1" office:value-type="float" office:value="444" calcext:value-type="float">
            <text:p>444</text:p>
          </table:table-cell>
          <table:table-cell table:formula="of:=MOD([.$F$4];[.A4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9]+1" office:value-type="float" office:value="445" calcext:value-type="float">
            <text:p>445</text:p>
          </table:table-cell>
          <table:table-cell table:formula="of:=MOD([.$F$4];[.A4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0]+1" office:value-type="float" office:value="446" calcext:value-type="float">
            <text:p>446</text:p>
          </table:table-cell>
          <table:table-cell table:formula="of:=MOD([.$F$4];[.A4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1]+1" office:value-type="float" office:value="447" calcext:value-type="float">
            <text:p>447</text:p>
          </table:table-cell>
          <table:table-cell table:formula="of:=MOD([.$F$4];[.A4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2]+1" office:value-type="float" office:value="448" calcext:value-type="float">
            <text:p>448</text:p>
          </table:table-cell>
          <table:table-cell table:formula="of:=MOD([.$F$4];[.A4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3]+1" office:value-type="float" office:value="449" calcext:value-type="float">
            <text:p>449</text:p>
          </table:table-cell>
          <table:table-cell table:formula="of:=MOD([.$F$4];[.A4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4]+1" office:value-type="float" office:value="450" calcext:value-type="float">
            <text:p>450</text:p>
          </table:table-cell>
          <table:table-cell table:formula="of:=MOD([.$F$4];[.A4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5]+1" office:value-type="float" office:value="451" calcext:value-type="float">
            <text:p>451</text:p>
          </table:table-cell>
          <table:table-cell table:formula="of:=MOD([.$F$4];[.A4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6]+1" office:value-type="float" office:value="452" calcext:value-type="float">
            <text:p>452</text:p>
          </table:table-cell>
          <table:table-cell table:formula="of:=MOD([.$F$4];[.A4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7]+1" office:value-type="float" office:value="453" calcext:value-type="float">
            <text:p>453</text:p>
          </table:table-cell>
          <table:table-cell table:formula="of:=MOD([.$F$4];[.A4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8]+1" office:value-type="float" office:value="454" calcext:value-type="float">
            <text:p>454</text:p>
          </table:table-cell>
          <table:table-cell table:formula="of:=MOD([.$F$4];[.A4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9]+1" office:value-type="float" office:value="455" calcext:value-type="float">
            <text:p>455</text:p>
          </table:table-cell>
          <table:table-cell table:formula="of:=MOD([.$F$4];[.A4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0]+1" office:value-type="float" office:value="456" calcext:value-type="float">
            <text:p>456</text:p>
          </table:table-cell>
          <table:table-cell table:formula="of:=MOD([.$F$4];[.A4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1]+1" office:value-type="float" office:value="457" calcext:value-type="float">
            <text:p>457</text:p>
          </table:table-cell>
          <table:table-cell table:formula="of:=MOD([.$F$4];[.A4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2]+1" office:value-type="float" office:value="458" calcext:value-type="float">
            <text:p>458</text:p>
          </table:table-cell>
          <table:table-cell table:formula="of:=MOD([.$F$4];[.A4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3]+1" office:value-type="float" office:value="459" calcext:value-type="float">
            <text:p>459</text:p>
          </table:table-cell>
          <table:table-cell table:formula="of:=MOD([.$F$4];[.A4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4]+1" office:value-type="float" office:value="460" calcext:value-type="float">
            <text:p>460</text:p>
          </table:table-cell>
          <table:table-cell table:formula="of:=MOD([.$F$4];[.A4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5]+1" office:value-type="float" office:value="461" calcext:value-type="float">
            <text:p>461</text:p>
          </table:table-cell>
          <table:table-cell table:formula="of:=MOD([.$F$4];[.A4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6]+1" office:value-type="float" office:value="462" calcext:value-type="float">
            <text:p>462</text:p>
          </table:table-cell>
          <table:table-cell table:formula="of:=MOD([.$F$4];[.A4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7]+1" office:value-type="float" office:value="463" calcext:value-type="float">
            <text:p>463</text:p>
          </table:table-cell>
          <table:table-cell table:formula="of:=MOD([.$F$4];[.A4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8]+1" office:value-type="float" office:value="464" calcext:value-type="float">
            <text:p>464</text:p>
          </table:table-cell>
          <table:table-cell table:formula="of:=MOD([.$F$4];[.A4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9]+1" office:value-type="float" office:value="465" calcext:value-type="float">
            <text:p>465</text:p>
          </table:table-cell>
          <table:table-cell table:formula="of:=MOD([.$F$4];[.A4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0]+1" office:value-type="float" office:value="466" calcext:value-type="float">
            <text:p>466</text:p>
          </table:table-cell>
          <table:table-cell table:formula="of:=MOD([.$F$4];[.A4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1]+1" office:value-type="float" office:value="467" calcext:value-type="float">
            <text:p>467</text:p>
          </table:table-cell>
          <table:table-cell table:formula="of:=MOD([.$F$4];[.A4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2]+1" office:value-type="float" office:value="468" calcext:value-type="float">
            <text:p>468</text:p>
          </table:table-cell>
          <table:table-cell table:formula="of:=MOD([.$F$4];[.A4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3]+1" office:value-type="float" office:value="469" calcext:value-type="float">
            <text:p>469</text:p>
          </table:table-cell>
          <table:table-cell table:formula="of:=MOD([.$F$4];[.A4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4]+1" office:value-type="float" office:value="470" calcext:value-type="float">
            <text:p>470</text:p>
          </table:table-cell>
          <table:table-cell table:formula="of:=MOD([.$F$4];[.A4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5]+1" office:value-type="float" office:value="471" calcext:value-type="float">
            <text:p>471</text:p>
          </table:table-cell>
          <table:table-cell table:formula="of:=MOD([.$F$4];[.A4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6]+1" office:value-type="float" office:value="472" calcext:value-type="float">
            <text:p>472</text:p>
          </table:table-cell>
          <table:table-cell table:formula="of:=MOD([.$F$4];[.A4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7]+1" office:value-type="float" office:value="473" calcext:value-type="float">
            <text:p>473</text:p>
          </table:table-cell>
          <table:table-cell table:formula="of:=MOD([.$F$4];[.A4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8]+1" office:value-type="float" office:value="474" calcext:value-type="float">
            <text:p>474</text:p>
          </table:table-cell>
          <table:table-cell table:formula="of:=MOD([.$F$4];[.A4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9]+1" office:value-type="float" office:value="475" calcext:value-type="float">
            <text:p>475</text:p>
          </table:table-cell>
          <table:table-cell table:formula="of:=MOD([.$F$4];[.A4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0]+1" office:value-type="float" office:value="476" calcext:value-type="float">
            <text:p>476</text:p>
          </table:table-cell>
          <table:table-cell table:formula="of:=MOD([.$F$4];[.A4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1]+1" office:value-type="float" office:value="477" calcext:value-type="float">
            <text:p>477</text:p>
          </table:table-cell>
          <table:table-cell table:formula="of:=MOD([.$F$4];[.A4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2]+1" office:value-type="float" office:value="478" calcext:value-type="float">
            <text:p>478</text:p>
          </table:table-cell>
          <table:table-cell table:formula="of:=MOD([.$F$4];[.A4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3]+1" office:value-type="float" office:value="479" calcext:value-type="float">
            <text:p>479</text:p>
          </table:table-cell>
          <table:table-cell table:formula="of:=MOD([.$F$4];[.A4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4]+1" office:value-type="float" office:value="480" calcext:value-type="float">
            <text:p>480</text:p>
          </table:table-cell>
          <table:table-cell table:formula="of:=MOD([.$F$4];[.A4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5]+1" office:value-type="float" office:value="481" calcext:value-type="float">
            <text:p>481</text:p>
          </table:table-cell>
          <table:table-cell table:formula="of:=MOD([.$F$4];[.A4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6]+1" office:value-type="float" office:value="482" calcext:value-type="float">
            <text:p>482</text:p>
          </table:table-cell>
          <table:table-cell table:formula="of:=MOD([.$F$4];[.A4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7]+1" office:value-type="float" office:value="483" calcext:value-type="float">
            <text:p>483</text:p>
          </table:table-cell>
          <table:table-cell table:formula="of:=MOD([.$F$4];[.A4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8]+1" office:value-type="float" office:value="484" calcext:value-type="float">
            <text:p>484</text:p>
          </table:table-cell>
          <table:table-cell table:formula="of:=MOD([.$F$4];[.A4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9]+1" office:value-type="float" office:value="485" calcext:value-type="float">
            <text:p>485</text:p>
          </table:table-cell>
          <table:table-cell table:formula="of:=MOD([.$F$4];[.A4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0]+1" office:value-type="float" office:value="486" calcext:value-type="float">
            <text:p>486</text:p>
          </table:table-cell>
          <table:table-cell table:formula="of:=MOD([.$F$4];[.A4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1]+1" office:value-type="float" office:value="487" calcext:value-type="float">
            <text:p>487</text:p>
          </table:table-cell>
          <table:table-cell table:formula="of:=MOD([.$F$4];[.A4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2]+1" office:value-type="float" office:value="488" calcext:value-type="float">
            <text:p>488</text:p>
          </table:table-cell>
          <table:table-cell table:formula="of:=MOD([.$F$4];[.A4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3]+1" office:value-type="float" office:value="489" calcext:value-type="float">
            <text:p>489</text:p>
          </table:table-cell>
          <table:table-cell table:formula="of:=MOD([.$F$4];[.A4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4]+1" office:value-type="float" office:value="490" calcext:value-type="float">
            <text:p>490</text:p>
          </table:table-cell>
          <table:table-cell table:formula="of:=MOD([.$F$4];[.A4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5]+1" office:value-type="float" office:value="491" calcext:value-type="float">
            <text:p>491</text:p>
          </table:table-cell>
          <table:table-cell table:formula="of:=MOD([.$F$4];[.A4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6]+1" office:value-type="float" office:value="492" calcext:value-type="float">
            <text:p>492</text:p>
          </table:table-cell>
          <table:table-cell table:formula="of:=MOD([.$F$4];[.A4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7]+1" office:value-type="float" office:value="493" calcext:value-type="float">
            <text:p>493</text:p>
          </table:table-cell>
          <table:table-cell table:formula="of:=MOD([.$F$4];[.A4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8]+1" office:value-type="float" office:value="494" calcext:value-type="float">
            <text:p>494</text:p>
          </table:table-cell>
          <table:table-cell table:formula="of:=MOD([.$F$4];[.A4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9]+1" office:value-type="float" office:value="495" calcext:value-type="float">
            <text:p>495</text:p>
          </table:table-cell>
          <table:table-cell table:formula="of:=MOD([.$F$4];[.A5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0]+1" office:value-type="float" office:value="496" calcext:value-type="float">
            <text:p>496</text:p>
          </table:table-cell>
          <table:table-cell table:formula="of:=MOD([.$F$4];[.A5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1]+1" office:value-type="float" office:value="497" calcext:value-type="float">
            <text:p>497</text:p>
          </table:table-cell>
          <table:table-cell table:formula="of:=MOD([.$F$4];[.A5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2]+1" office:value-type="float" office:value="498" calcext:value-type="float">
            <text:p>498</text:p>
          </table:table-cell>
          <table:table-cell table:formula="of:=MOD([.$F$4];[.A5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3]+1" office:value-type="float" office:value="499" calcext:value-type="float">
            <text:p>499</text:p>
          </table:table-cell>
          <table:table-cell table:formula="of:=MOD([.$F$4];[.A5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4]+1" office:value-type="float" office:value="500" calcext:value-type="float">
            <text:p>500</text:p>
          </table:table-cell>
          <table:table-cell table:formula="of:=MOD([.$F$4];[.A5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5]+1" office:value-type="float" office:value="501" calcext:value-type="float">
            <text:p>501</text:p>
          </table:table-cell>
          <table:table-cell table:formula="of:=MOD([.$F$4];[.A5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6]+1" office:value-type="float" office:value="502" calcext:value-type="float">
            <text:p>502</text:p>
          </table:table-cell>
          <table:table-cell table:formula="of:=MOD([.$F$4];[.A5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7]+1" office:value-type="float" office:value="503" calcext:value-type="float">
            <text:p>503</text:p>
          </table:table-cell>
          <table:table-cell table:formula="of:=MOD([.$F$4];[.A5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8]+1" office:value-type="float" office:value="504" calcext:value-type="float">
            <text:p>504</text:p>
          </table:table-cell>
          <table:table-cell table:formula="of:=MOD([.$F$4];[.A5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9]+1" office:value-type="float" office:value="505" calcext:value-type="float">
            <text:p>505</text:p>
          </table:table-cell>
          <table:table-cell table:formula="of:=MOD([.$F$4];[.A5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0]+1" office:value-type="float" office:value="506" calcext:value-type="float">
            <text:p>506</text:p>
          </table:table-cell>
          <table:table-cell table:formula="of:=MOD([.$F$4];[.A5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1]+1" office:value-type="float" office:value="507" calcext:value-type="float">
            <text:p>507</text:p>
          </table:table-cell>
          <table:table-cell table:formula="of:=MOD([.$F$4];[.A5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2]+1" office:value-type="float" office:value="508" calcext:value-type="float">
            <text:p>508</text:p>
          </table:table-cell>
          <table:table-cell table:formula="of:=MOD([.$F$4];[.A5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3]+1" office:value-type="float" office:value="509" calcext:value-type="float">
            <text:p>509</text:p>
          </table:table-cell>
          <table:table-cell table:formula="of:=MOD([.$F$4];[.A5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4]+1" office:value-type="float" office:value="510" calcext:value-type="float">
            <text:p>510</text:p>
          </table:table-cell>
          <table:table-cell table:formula="of:=MOD([.$F$4];[.A5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5]+1" office:value-type="float" office:value="511" calcext:value-type="float">
            <text:p>511</text:p>
          </table:table-cell>
          <table:table-cell table:formula="of:=MOD([.$F$4];[.A5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6]+1" office:value-type="float" office:value="512" calcext:value-type="float">
            <text:p>512</text:p>
          </table:table-cell>
          <table:table-cell table:formula="of:=MOD([.$F$4];[.A5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7]+1" office:value-type="float" office:value="513" calcext:value-type="float">
            <text:p>513</text:p>
          </table:table-cell>
          <table:table-cell table:formula="of:=MOD([.$F$4];[.A5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8]+1" office:value-type="float" office:value="514" calcext:value-type="float">
            <text:p>514</text:p>
          </table:table-cell>
          <table:table-cell table:formula="of:=MOD([.$F$4];[.A5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9]+1" office:value-type="float" office:value="515" calcext:value-type="float">
            <text:p>515</text:p>
          </table:table-cell>
          <table:table-cell table:formula="of:=MOD([.$F$4];[.A5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0]+1" office:value-type="float" office:value="516" calcext:value-type="float">
            <text:p>516</text:p>
          </table:table-cell>
          <table:table-cell table:formula="of:=MOD([.$F$4];[.A5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1]+1" office:value-type="float" office:value="517" calcext:value-type="float">
            <text:p>517</text:p>
          </table:table-cell>
          <table:table-cell table:formula="of:=MOD([.$F$4];[.A5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2]+1" office:value-type="float" office:value="518" calcext:value-type="float">
            <text:p>518</text:p>
          </table:table-cell>
          <table:table-cell table:formula="of:=MOD([.$F$4];[.A5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3]+1" office:value-type="float" office:value="519" calcext:value-type="float">
            <text:p>519</text:p>
          </table:table-cell>
          <table:table-cell table:formula="of:=MOD([.$F$4];[.A5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4]+1" office:value-type="float" office:value="520" calcext:value-type="float">
            <text:p>520</text:p>
          </table:table-cell>
          <table:table-cell table:formula="of:=MOD([.$F$4];[.A5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5]+1" office:value-type="float" office:value="521" calcext:value-type="float">
            <text:p>521</text:p>
          </table:table-cell>
          <table:table-cell table:formula="of:=MOD([.$F$4];[.A5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6]+1" office:value-type="float" office:value="522" calcext:value-type="float">
            <text:p>522</text:p>
          </table:table-cell>
          <table:table-cell table:formula="of:=MOD([.$F$4];[.A5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7]+1" office:value-type="float" office:value="523" calcext:value-type="float">
            <text:p>523</text:p>
          </table:table-cell>
          <table:table-cell table:formula="of:=MOD([.$F$4];[.A5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8]+1" office:value-type="float" office:value="524" calcext:value-type="float">
            <text:p>524</text:p>
          </table:table-cell>
          <table:table-cell table:formula="of:=MOD([.$F$4];[.A5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9]+1" office:value-type="float" office:value="525" calcext:value-type="float">
            <text:p>525</text:p>
          </table:table-cell>
          <table:table-cell table:formula="of:=MOD([.$F$4];[.A5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0]+1" office:value-type="float" office:value="526" calcext:value-type="float">
            <text:p>526</text:p>
          </table:table-cell>
          <table:table-cell table:formula="of:=MOD([.$F$4];[.A5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1]+1" office:value-type="float" office:value="527" calcext:value-type="float">
            <text:p>527</text:p>
          </table:table-cell>
          <table:table-cell table:formula="of:=MOD([.$F$4];[.A5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2]+1" office:value-type="float" office:value="528" calcext:value-type="float">
            <text:p>528</text:p>
          </table:table-cell>
          <table:table-cell table:formula="of:=MOD([.$F$4];[.A5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3]+1" office:value-type="float" office:value="529" calcext:value-type="float">
            <text:p>529</text:p>
          </table:table-cell>
          <table:table-cell table:formula="of:=MOD([.$F$4];[.A5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4]+1" office:value-type="float" office:value="530" calcext:value-type="float">
            <text:p>530</text:p>
          </table:table-cell>
          <table:table-cell table:formula="of:=MOD([.$F$4];[.A5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5]+1" office:value-type="float" office:value="531" calcext:value-type="float">
            <text:p>531</text:p>
          </table:table-cell>
          <table:table-cell table:formula="of:=MOD([.$F$4];[.A5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6]+1" office:value-type="float" office:value="532" calcext:value-type="float">
            <text:p>532</text:p>
          </table:table-cell>
          <table:table-cell table:formula="of:=MOD([.$F$4];[.A5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7]+1" office:value-type="float" office:value="533" calcext:value-type="float">
            <text:p>533</text:p>
          </table:table-cell>
          <table:table-cell table:formula="of:=MOD([.$F$4];[.A5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8]+1" office:value-type="float" office:value="534" calcext:value-type="float">
            <text:p>534</text:p>
          </table:table-cell>
          <table:table-cell table:formula="of:=MOD([.$F$4];[.A5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9]+1" office:value-type="float" office:value="535" calcext:value-type="float">
            <text:p>535</text:p>
          </table:table-cell>
          <table:table-cell table:formula="of:=MOD([.$F$4];[.A5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0]+1" office:value-type="float" office:value="536" calcext:value-type="float">
            <text:p>536</text:p>
          </table:table-cell>
          <table:table-cell table:formula="of:=MOD([.$F$4];[.A5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1]+1" office:value-type="float" office:value="537" calcext:value-type="float">
            <text:p>537</text:p>
          </table:table-cell>
          <table:table-cell table:formula="of:=MOD([.$F$4];[.A5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2]+1" office:value-type="float" office:value="538" calcext:value-type="float">
            <text:p>538</text:p>
          </table:table-cell>
          <table:table-cell table:formula="of:=MOD([.$F$4];[.A5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3]+1" office:value-type="float" office:value="539" calcext:value-type="float">
            <text:p>539</text:p>
          </table:table-cell>
          <table:table-cell table:formula="of:=MOD([.$F$4];[.A5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4]+1" office:value-type="float" office:value="540" calcext:value-type="float">
            <text:p>540</text:p>
          </table:table-cell>
          <table:table-cell table:formula="of:=MOD([.$F$4];[.A5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5]+1" office:value-type="float" office:value="541" calcext:value-type="float">
            <text:p>541</text:p>
          </table:table-cell>
          <table:table-cell table:formula="of:=MOD([.$F$4];[.A5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6]+1" office:value-type="float" office:value="542" calcext:value-type="float">
            <text:p>542</text:p>
          </table:table-cell>
          <table:table-cell table:formula="of:=MOD([.$F$4];[.A5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7]+1" office:value-type="float" office:value="543" calcext:value-type="float">
            <text:p>543</text:p>
          </table:table-cell>
          <table:table-cell table:formula="of:=MOD([.$F$4];[.A5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8]+1" office:value-type="float" office:value="544" calcext:value-type="float">
            <text:p>544</text:p>
          </table:table-cell>
          <table:table-cell table:formula="of:=MOD([.$F$4];[.A5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9]+1" office:value-type="float" office:value="545" calcext:value-type="float">
            <text:p>545</text:p>
          </table:table-cell>
          <table:table-cell table:formula="of:=MOD([.$F$4];[.A5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0]+1" office:value-type="float" office:value="546" calcext:value-type="float">
            <text:p>546</text:p>
          </table:table-cell>
          <table:table-cell table:formula="of:=MOD([.$F$4];[.A5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1]+1" office:value-type="float" office:value="547" calcext:value-type="float">
            <text:p>547</text:p>
          </table:table-cell>
          <table:table-cell table:formula="of:=MOD([.$F$4];[.A5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2]+1" office:value-type="float" office:value="548" calcext:value-type="float">
            <text:p>548</text:p>
          </table:table-cell>
          <table:table-cell table:formula="of:=MOD([.$F$4];[.A5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3]+1" office:value-type="float" office:value="549" calcext:value-type="float">
            <text:p>549</text:p>
          </table:table-cell>
          <table:table-cell table:formula="of:=MOD([.$F$4];[.A5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4]+1" office:value-type="float" office:value="550" calcext:value-type="float">
            <text:p>550</text:p>
          </table:table-cell>
          <table:table-cell table:formula="of:=MOD([.$F$4];[.A5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5]+1" office:value-type="float" office:value="551" calcext:value-type="float">
            <text:p>551</text:p>
          </table:table-cell>
          <table:table-cell table:formula="of:=MOD([.$F$4];[.A5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6]+1" office:value-type="float" office:value="552" calcext:value-type="float">
            <text:p>552</text:p>
          </table:table-cell>
          <table:table-cell table:formula="of:=MOD([.$F$4];[.A5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7]+1" office:value-type="float" office:value="553" calcext:value-type="float">
            <text:p>553</text:p>
          </table:table-cell>
          <table:table-cell table:formula="of:=MOD([.$F$4];[.A5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8]+1" office:value-type="float" office:value="554" calcext:value-type="float">
            <text:p>554</text:p>
          </table:table-cell>
          <table:table-cell table:formula="of:=MOD([.$F$4];[.A5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9]+1" office:value-type="float" office:value="555" calcext:value-type="float">
            <text:p>555</text:p>
          </table:table-cell>
          <table:table-cell table:formula="of:=MOD([.$F$4];[.A5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0]+1" office:value-type="float" office:value="556" calcext:value-type="float">
            <text:p>556</text:p>
          </table:table-cell>
          <table:table-cell table:formula="of:=MOD([.$F$4];[.A5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1]+1" office:value-type="float" office:value="557" calcext:value-type="float">
            <text:p>557</text:p>
          </table:table-cell>
          <table:table-cell table:formula="of:=MOD([.$F$4];[.A5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2]+1" office:value-type="float" office:value="558" calcext:value-type="float">
            <text:p>558</text:p>
          </table:table-cell>
          <table:table-cell table:formula="of:=MOD([.$F$4];[.A5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3]+1" office:value-type="float" office:value="559" calcext:value-type="float">
            <text:p>559</text:p>
          </table:table-cell>
          <table:table-cell table:formula="of:=MOD([.$F$4];[.A5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4]+1" office:value-type="float" office:value="560" calcext:value-type="float">
            <text:p>560</text:p>
          </table:table-cell>
          <table:table-cell table:formula="of:=MOD([.$F$4];[.A5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5]+1" office:value-type="float" office:value="561" calcext:value-type="float">
            <text:p>561</text:p>
          </table:table-cell>
          <table:table-cell table:formula="of:=MOD([.$F$4];[.A5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6]+1" office:value-type="float" office:value="562" calcext:value-type="float">
            <text:p>562</text:p>
          </table:table-cell>
          <table:table-cell table:formula="of:=MOD([.$F$4];[.A5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7]+1" office:value-type="float" office:value="563" calcext:value-type="float">
            <text:p>563</text:p>
          </table:table-cell>
          <table:table-cell table:formula="of:=MOD([.$F$4];[.A5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8]+1" office:value-type="float" office:value="564" calcext:value-type="float">
            <text:p>564</text:p>
          </table:table-cell>
          <table:table-cell table:formula="of:=MOD([.$F$4];[.A5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9]+1" office:value-type="float" office:value="565" calcext:value-type="float">
            <text:p>565</text:p>
          </table:table-cell>
          <table:table-cell table:formula="of:=MOD([.$F$4];[.A5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0]+1" office:value-type="float" office:value="566" calcext:value-type="float">
            <text:p>566</text:p>
          </table:table-cell>
          <table:table-cell table:formula="of:=MOD([.$F$4];[.A5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1]+1" office:value-type="float" office:value="567" calcext:value-type="float">
            <text:p>567</text:p>
          </table:table-cell>
          <table:table-cell table:formula="of:=MOD([.$F$4];[.A5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2]+1" office:value-type="float" office:value="568" calcext:value-type="float">
            <text:p>568</text:p>
          </table:table-cell>
          <table:table-cell table:formula="of:=MOD([.$F$4];[.A5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3]+1" office:value-type="float" office:value="569" calcext:value-type="float">
            <text:p>569</text:p>
          </table:table-cell>
          <table:table-cell table:formula="of:=MOD([.$F$4];[.A5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4]+1" office:value-type="float" office:value="570" calcext:value-type="float">
            <text:p>570</text:p>
          </table:table-cell>
          <table:table-cell table:formula="of:=MOD([.$F$4];[.A5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5]+1" office:value-type="float" office:value="571" calcext:value-type="float">
            <text:p>571</text:p>
          </table:table-cell>
          <table:table-cell table:formula="of:=MOD([.$F$4];[.A5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6]+1" office:value-type="float" office:value="572" calcext:value-type="float">
            <text:p>572</text:p>
          </table:table-cell>
          <table:table-cell table:formula="of:=MOD([.$F$4];[.A5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7]+1" office:value-type="float" office:value="573" calcext:value-type="float">
            <text:p>573</text:p>
          </table:table-cell>
          <table:table-cell table:formula="of:=MOD([.$F$4];[.A5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8]+1" office:value-type="float" office:value="574" calcext:value-type="float">
            <text:p>574</text:p>
          </table:table-cell>
          <table:table-cell table:formula="of:=MOD([.$F$4];[.A5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9]+1" office:value-type="float" office:value="575" calcext:value-type="float">
            <text:p>575</text:p>
          </table:table-cell>
          <table:table-cell table:formula="of:=MOD([.$F$4];[.A5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0]+1" office:value-type="float" office:value="576" calcext:value-type="float">
            <text:p>576</text:p>
          </table:table-cell>
          <table:table-cell table:formula="of:=MOD([.$F$4];[.A5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1]+1" office:value-type="float" office:value="577" calcext:value-type="float">
            <text:p>577</text:p>
          </table:table-cell>
          <table:table-cell table:formula="of:=MOD([.$F$4];[.A5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2]+1" office:value-type="float" office:value="578" calcext:value-type="float">
            <text:p>578</text:p>
          </table:table-cell>
          <table:table-cell table:formula="of:=MOD([.$F$4];[.A5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3]+1" office:value-type="float" office:value="579" calcext:value-type="float">
            <text:p>579</text:p>
          </table:table-cell>
          <table:table-cell table:formula="of:=MOD([.$F$4];[.A5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4]+1" office:value-type="float" office:value="580" calcext:value-type="float">
            <text:p>580</text:p>
          </table:table-cell>
          <table:table-cell table:formula="of:=MOD([.$F$4];[.A5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5]+1" office:value-type="float" office:value="581" calcext:value-type="float">
            <text:p>581</text:p>
          </table:table-cell>
          <table:table-cell table:formula="of:=MOD([.$F$4];[.A5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6]+1" office:value-type="float" office:value="582" calcext:value-type="float">
            <text:p>582</text:p>
          </table:table-cell>
          <table:table-cell table:formula="of:=MOD([.$F$4];[.A5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7]+1" office:value-type="float" office:value="583" calcext:value-type="float">
            <text:p>583</text:p>
          </table:table-cell>
          <table:table-cell table:formula="of:=MOD([.$F$4];[.A5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8]+1" office:value-type="float" office:value="584" calcext:value-type="float">
            <text:p>584</text:p>
          </table:table-cell>
          <table:table-cell table:formula="of:=MOD([.$F$4];[.A5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9]+1" office:value-type="float" office:value="585" calcext:value-type="float">
            <text:p>585</text:p>
          </table:table-cell>
          <table:table-cell table:formula="of:=MOD([.$F$4];[.A5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0]+1" office:value-type="float" office:value="586" calcext:value-type="float">
            <text:p>586</text:p>
          </table:table-cell>
          <table:table-cell table:formula="of:=MOD([.$F$4];[.A5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1]+1" office:value-type="float" office:value="587" calcext:value-type="float">
            <text:p>587</text:p>
          </table:table-cell>
          <table:table-cell table:formula="of:=MOD([.$F$4];[.A5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2]+1" office:value-type="float" office:value="588" calcext:value-type="float">
            <text:p>588</text:p>
          </table:table-cell>
          <table:table-cell table:formula="of:=MOD([.$F$4];[.A5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3]+1" office:value-type="float" office:value="589" calcext:value-type="float">
            <text:p>589</text:p>
          </table:table-cell>
          <table:table-cell table:formula="of:=MOD([.$F$4];[.A5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4]+1" office:value-type="float" office:value="590" calcext:value-type="float">
            <text:p>590</text:p>
          </table:table-cell>
          <table:table-cell table:formula="of:=MOD([.$F$4];[.A5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5]+1" office:value-type="float" office:value="591" calcext:value-type="float">
            <text:p>591</text:p>
          </table:table-cell>
          <table:table-cell table:formula="of:=MOD([.$F$4];[.A5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6]+1" office:value-type="float" office:value="592" calcext:value-type="float">
            <text:p>592</text:p>
          </table:table-cell>
          <table:table-cell table:formula="of:=MOD([.$F$4];[.A5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7]+1" office:value-type="float" office:value="593" calcext:value-type="float">
            <text:p>593</text:p>
          </table:table-cell>
          <table:table-cell table:formula="of:=MOD([.$F$4];[.A5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8]+1" office:value-type="float" office:value="594" calcext:value-type="float">
            <text:p>594</text:p>
          </table:table-cell>
          <table:table-cell table:formula="of:=MOD([.$F$4];[.A5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9]+1" office:value-type="float" office:value="595" calcext:value-type="float">
            <text:p>595</text:p>
          </table:table-cell>
          <table:table-cell table:formula="of:=MOD([.$F$4];[.A6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0]+1" office:value-type="float" office:value="596" calcext:value-type="float">
            <text:p>596</text:p>
          </table:table-cell>
          <table:table-cell table:formula="of:=MOD([.$F$4];[.A6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1]+1" office:value-type="float" office:value="597" calcext:value-type="float">
            <text:p>597</text:p>
          </table:table-cell>
          <table:table-cell table:formula="of:=MOD([.$F$4];[.A6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2]+1" office:value-type="float" office:value="598" calcext:value-type="float">
            <text:p>598</text:p>
          </table:table-cell>
          <table:table-cell table:formula="of:=MOD([.$F$4];[.A6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3]+1" office:value-type="float" office:value="599" calcext:value-type="float">
            <text:p>599</text:p>
          </table:table-cell>
          <table:table-cell table:formula="of:=MOD([.$F$4];[.A6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4]+1" office:value-type="float" office:value="600" calcext:value-type="float">
            <text:p>600</text:p>
          </table:table-cell>
          <table:table-cell table:formula="of:=MOD([.$F$4];[.A6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5]+1" office:value-type="float" office:value="601" calcext:value-type="float">
            <text:p>601</text:p>
          </table:table-cell>
          <table:table-cell table:formula="of:=MOD([.$F$4];[.A6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6]+1" office:value-type="float" office:value="602" calcext:value-type="float">
            <text:p>602</text:p>
          </table:table-cell>
          <table:table-cell table:formula="of:=MOD([.$F$4];[.A6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7]+1" office:value-type="float" office:value="603" calcext:value-type="float">
            <text:p>603</text:p>
          </table:table-cell>
          <table:table-cell table:formula="of:=MOD([.$F$4];[.A6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8]+1" office:value-type="float" office:value="604" calcext:value-type="float">
            <text:p>604</text:p>
          </table:table-cell>
          <table:table-cell table:formula="of:=MOD([.$F$4];[.A6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9]+1" office:value-type="float" office:value="605" calcext:value-type="float">
            <text:p>605</text:p>
          </table:table-cell>
          <table:table-cell table:formula="of:=MOD([.$F$4];[.A6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10]+1" office:value-type="float" office:value="606" calcext:value-type="float">
            <text:p>606</text:p>
          </table:table-cell>
          <table:table-cell table:formula="of:=MOD([.$F$4];[.A6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11]+1" office:value-type="float" office:value="607" calcext:value-type="float">
            <text:p>607</text:p>
          </table:table-cell>
          <table:table-cell table:formula="of:=MOD([.$F$4];[.A6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12]+1" office:value-type="float" office:value="608" calcext:value-type="float">
            <text:p>608</text:p>
          </table:table-cell>
          <table:table-cell table:formula="of:=MOD([.$F$4];[.A6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13]+1" office:value-type="float" office:value="609" calcext:value-type="float">
            <text:p>609</text:p>
          </table:table-cell>
          <table:table-cell table:formula="of:=MOD([.$F$4];[.A6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14]+1" office:value-type="float" office:value="610" calcext:value-type="float">
            <text:p>610</text:p>
          </table:table-cell>
          <table:table-cell table:formula="of:=MOD([.$F$4];[.A6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15]+1" office:value-type="float" office:value="611" calcext:value-type="float">
            <text:p>611</text:p>
          </table:table-cell>
          <table:table-cell table:formula="of:=MOD([.$F$4];[.A6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16]+1" office:value-type="float" office:value="612" calcext:value-type="float">
            <text:p>612</text:p>
          </table:table-cell>
          <table:table-cell table:formula="of:=MOD([.$F$4];[.A6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17]+1" office:value-type="float" office:value="613" calcext:value-type="float">
            <text:p>613</text:p>
          </table:table-cell>
          <table:table-cell table:formula="of:=MOD([.$F$4];[.A6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18]+1" office:value-type="float" office:value="614" calcext:value-type="float">
            <text:p>614</text:p>
          </table:table-cell>
          <table:table-cell table:formula="of:=MOD([.$F$4];[.A6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19]+1" office:value-type="float" office:value="615" calcext:value-type="float">
            <text:p>615</text:p>
          </table:table-cell>
          <table:table-cell table:formula="of:=MOD([.$F$4];[.A6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20]+1" office:value-type="float" office:value="616" calcext:value-type="float">
            <text:p>616</text:p>
          </table:table-cell>
          <table:table-cell table:formula="of:=MOD([.$F$4];[.A6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21]+1" office:value-type="float" office:value="617" calcext:value-type="float">
            <text:p>617</text:p>
          </table:table-cell>
          <table:table-cell table:formula="of:=MOD([.$F$4];[.A6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22]+1" office:value-type="float" office:value="618" calcext:value-type="float">
            <text:p>618</text:p>
          </table:table-cell>
          <table:table-cell table:formula="of:=MOD([.$F$4];[.A6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23]+1" office:value-type="float" office:value="619" calcext:value-type="float">
            <text:p>619</text:p>
          </table:table-cell>
          <table:table-cell table:formula="of:=MOD([.$F$4];[.A6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24]+1" office:value-type="float" office:value="620" calcext:value-type="float">
            <text:p>620</text:p>
          </table:table-cell>
          <table:table-cell table:formula="of:=MOD([.$F$4];[.A6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25]+1" office:value-type="float" office:value="621" calcext:value-type="float">
            <text:p>621</text:p>
          </table:table-cell>
          <table:table-cell table:formula="of:=MOD([.$F$4];[.A6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26]+1" office:value-type="float" office:value="622" calcext:value-type="float">
            <text:p>622</text:p>
          </table:table-cell>
          <table:table-cell table:formula="of:=MOD([.$F$4];[.A6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27]+1" office:value-type="float" office:value="623" calcext:value-type="float">
            <text:p>623</text:p>
          </table:table-cell>
          <table:table-cell table:formula="of:=MOD([.$F$4];[.A6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28]+1" office:value-type="float" office:value="624" calcext:value-type="float">
            <text:p>624</text:p>
          </table:table-cell>
          <table:table-cell table:formula="of:=MOD([.$F$4];[.A6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29]+1" office:value-type="float" office:value="625" calcext:value-type="float">
            <text:p>625</text:p>
          </table:table-cell>
          <table:table-cell table:formula="of:=MOD([.$F$4];[.A6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30]+1" office:value-type="float" office:value="626" calcext:value-type="float">
            <text:p>626</text:p>
          </table:table-cell>
          <table:table-cell table:formula="of:=MOD([.$F$4];[.A6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31]+1" office:value-type="float" office:value="627" calcext:value-type="float">
            <text:p>627</text:p>
          </table:table-cell>
          <table:table-cell table:formula="of:=MOD([.$F$4];[.A6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32]+1" office:value-type="float" office:value="628" calcext:value-type="float">
            <text:p>628</text:p>
          </table:table-cell>
          <table:table-cell table:formula="of:=MOD([.$F$4];[.A6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33]+1" office:value-type="float" office:value="629" calcext:value-type="float">
            <text:p>629</text:p>
          </table:table-cell>
          <table:table-cell table:formula="of:=MOD([.$F$4];[.A6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34]+1" office:value-type="float" office:value="630" calcext:value-type="float">
            <text:p>630</text:p>
          </table:table-cell>
          <table:table-cell table:formula="of:=MOD([.$F$4];[.A6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35]+1" office:value-type="float" office:value="631" calcext:value-type="float">
            <text:p>631</text:p>
          </table:table-cell>
          <table:table-cell table:formula="of:=MOD([.$F$4];[.A6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36]+1" office:value-type="float" office:value="632" calcext:value-type="float">
            <text:p>632</text:p>
          </table:table-cell>
          <table:table-cell table:formula="of:=MOD([.$F$4];[.A6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37]+1" office:value-type="float" office:value="633" calcext:value-type="float">
            <text:p>633</text:p>
          </table:table-cell>
          <table:table-cell table:formula="of:=MOD([.$F$4];[.A6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38]+1" office:value-type="float" office:value="634" calcext:value-type="float">
            <text:p>634</text:p>
          </table:table-cell>
          <table:table-cell table:formula="of:=MOD([.$F$4];[.A6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39]+1" office:value-type="float" office:value="635" calcext:value-type="float">
            <text:p>635</text:p>
          </table:table-cell>
          <table:table-cell table:formula="of:=MOD([.$F$4];[.A6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40]+1" office:value-type="float" office:value="636" calcext:value-type="float">
            <text:p>636</text:p>
          </table:table-cell>
          <table:table-cell table:formula="of:=MOD([.$F$4];[.A6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41]+1" office:value-type="float" office:value="637" calcext:value-type="float">
            <text:p>637</text:p>
          </table:table-cell>
          <table:table-cell table:formula="of:=MOD([.$F$4];[.A6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42]+1" office:value-type="float" office:value="638" calcext:value-type="float">
            <text:p>638</text:p>
          </table:table-cell>
          <table:table-cell table:formula="of:=MOD([.$F$4];[.A6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43]+1" office:value-type="float" office:value="639" calcext:value-type="float">
            <text:p>639</text:p>
          </table:table-cell>
          <table:table-cell table:formula="of:=MOD([.$F$4];[.A6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44]+1" office:value-type="float" office:value="640" calcext:value-type="float">
            <text:p>640</text:p>
          </table:table-cell>
          <table:table-cell table:formula="of:=MOD([.$F$4];[.A6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45]+1" office:value-type="float" office:value="641" calcext:value-type="float">
            <text:p>641</text:p>
          </table:table-cell>
          <table:table-cell table:formula="of:=MOD([.$F$4];[.A6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46]+1" office:value-type="float" office:value="642" calcext:value-type="float">
            <text:p>642</text:p>
          </table:table-cell>
          <table:table-cell table:formula="of:=MOD([.$F$4];[.A6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47]+1" office:value-type="float" office:value="643" calcext:value-type="float">
            <text:p>643</text:p>
          </table:table-cell>
          <table:table-cell table:formula="of:=MOD([.$F$4];[.A6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48]+1" office:value-type="float" office:value="644" calcext:value-type="float">
            <text:p>644</text:p>
          </table:table-cell>
          <table:table-cell table:formula="of:=MOD([.$F$4];[.A6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49]+1" office:value-type="float" office:value="645" calcext:value-type="float">
            <text:p>645</text:p>
          </table:table-cell>
          <table:table-cell table:formula="of:=MOD([.$F$4];[.A6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50]+1" office:value-type="float" office:value="646" calcext:value-type="float">
            <text:p>646</text:p>
          </table:table-cell>
          <table:table-cell table:formula="of:=MOD([.$F$4];[.A6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51]+1" office:value-type="float" office:value="647" calcext:value-type="float">
            <text:p>647</text:p>
          </table:table-cell>
          <table:table-cell table:formula="of:=MOD([.$F$4];[.A6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52]+1" office:value-type="float" office:value="648" calcext:value-type="float">
            <text:p>648</text:p>
          </table:table-cell>
          <table:table-cell table:formula="of:=MOD([.$F$4];[.A6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53]+1" office:value-type="float" office:value="649" calcext:value-type="float">
            <text:p>649</text:p>
          </table:table-cell>
          <table:table-cell table:formula="of:=MOD([.$F$4];[.A6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54]+1" office:value-type="float" office:value="650" calcext:value-type="float">
            <text:p>650</text:p>
          </table:table-cell>
          <table:table-cell table:formula="of:=MOD([.$F$4];[.A6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55]+1" office:value-type="float" office:value="651" calcext:value-type="float">
            <text:p>651</text:p>
          </table:table-cell>
          <table:table-cell table:formula="of:=MOD([.$F$4];[.A6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56]+1" office:value-type="float" office:value="652" calcext:value-type="float">
            <text:p>652</text:p>
          </table:table-cell>
          <table:table-cell table:formula="of:=MOD([.$F$4];[.A6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57]+1" office:value-type="float" office:value="653" calcext:value-type="float">
            <text:p>653</text:p>
          </table:table-cell>
          <table:table-cell table:formula="of:=MOD([.$F$4];[.A6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58]+1" office:value-type="float" office:value="654" calcext:value-type="float">
            <text:p>654</text:p>
          </table:table-cell>
          <table:table-cell table:formula="of:=MOD([.$F$4];[.A6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59]+1" office:value-type="float" office:value="655" calcext:value-type="float">
            <text:p>655</text:p>
          </table:table-cell>
          <table:table-cell table:formula="of:=MOD([.$F$4];[.A6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60]+1" office:value-type="float" office:value="656" calcext:value-type="float">
            <text:p>656</text:p>
          </table:table-cell>
          <table:table-cell table:formula="of:=MOD([.$F$4];[.A6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61]+1" office:value-type="float" office:value="657" calcext:value-type="float">
            <text:p>657</text:p>
          </table:table-cell>
          <table:table-cell table:formula="of:=MOD([.$F$4];[.A6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62]+1" office:value-type="float" office:value="658" calcext:value-type="float">
            <text:p>658</text:p>
          </table:table-cell>
          <table:table-cell table:formula="of:=MOD([.$F$4];[.A6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63]+1" office:value-type="float" office:value="659" calcext:value-type="float">
            <text:p>659</text:p>
          </table:table-cell>
          <table:table-cell table:formula="of:=MOD([.$F$4];[.A6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64]+1" office:value-type="float" office:value="660" calcext:value-type="float">
            <text:p>660</text:p>
          </table:table-cell>
          <table:table-cell table:formula="of:=MOD([.$F$4];[.A6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65]+1" office:value-type="float" office:value="661" calcext:value-type="float">
            <text:p>661</text:p>
          </table:table-cell>
          <table:table-cell table:formula="of:=MOD([.$F$4];[.A6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66]+1" office:value-type="float" office:value="662" calcext:value-type="float">
            <text:p>662</text:p>
          </table:table-cell>
          <table:table-cell table:formula="of:=MOD([.$F$4];[.A6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67]+1" office:value-type="float" office:value="663" calcext:value-type="float">
            <text:p>663</text:p>
          </table:table-cell>
          <table:table-cell table:formula="of:=MOD([.$F$4];[.A6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68]+1" office:value-type="float" office:value="664" calcext:value-type="float">
            <text:p>664</text:p>
          </table:table-cell>
          <table:table-cell table:formula="of:=MOD([.$F$4];[.A6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69]+1" office:value-type="float" office:value="665" calcext:value-type="float">
            <text:p>665</text:p>
          </table:table-cell>
          <table:table-cell table:formula="of:=MOD([.$F$4];[.A6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70]+1" office:value-type="float" office:value="666" calcext:value-type="float">
            <text:p>666</text:p>
          </table:table-cell>
          <table:table-cell table:formula="of:=MOD([.$F$4];[.A6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71]+1" office:value-type="float" office:value="667" calcext:value-type="float">
            <text:p>667</text:p>
          </table:table-cell>
          <table:table-cell table:formula="of:=MOD([.$F$4];[.A6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72]+1" office:value-type="float" office:value="668" calcext:value-type="float">
            <text:p>668</text:p>
          </table:table-cell>
          <table:table-cell table:formula="of:=MOD([.$F$4];[.A6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73]+1" office:value-type="float" office:value="669" calcext:value-type="float">
            <text:p>669</text:p>
          </table:table-cell>
          <table:table-cell table:formula="of:=MOD([.$F$4];[.A6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74]+1" office:value-type="float" office:value="670" calcext:value-type="float">
            <text:p>670</text:p>
          </table:table-cell>
          <table:table-cell table:formula="of:=MOD([.$F$4];[.A6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75]+1" office:value-type="float" office:value="671" calcext:value-type="float">
            <text:p>671</text:p>
          </table:table-cell>
          <table:table-cell table:formula="of:=MOD([.$F$4];[.A6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76]+1" office:value-type="float" office:value="672" calcext:value-type="float">
            <text:p>672</text:p>
          </table:table-cell>
          <table:table-cell table:formula="of:=MOD([.$F$4];[.A6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77]+1" office:value-type="float" office:value="673" calcext:value-type="float">
            <text:p>673</text:p>
          </table:table-cell>
          <table:table-cell table:formula="of:=MOD([.$F$4];[.A6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78]+1" office:value-type="float" office:value="674" calcext:value-type="float">
            <text:p>674</text:p>
          </table:table-cell>
          <table:table-cell table:formula="of:=MOD([.$F$4];[.A6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79]+1" office:value-type="float" office:value="675" calcext:value-type="float">
            <text:p>675</text:p>
          </table:table-cell>
          <table:table-cell table:formula="of:=MOD([.$F$4];[.A6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80]+1" office:value-type="float" office:value="676" calcext:value-type="float">
            <text:p>676</text:p>
          </table:table-cell>
          <table:table-cell table:formula="of:=MOD([.$F$4];[.A6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81]+1" office:value-type="float" office:value="677" calcext:value-type="float">
            <text:p>677</text:p>
          </table:table-cell>
          <table:table-cell table:formula="of:=MOD([.$F$4];[.A6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82]+1" office:value-type="float" office:value="678" calcext:value-type="float">
            <text:p>678</text:p>
          </table:table-cell>
          <table:table-cell table:formula="of:=MOD([.$F$4];[.A6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83]+1" office:value-type="float" office:value="679" calcext:value-type="float">
            <text:p>679</text:p>
          </table:table-cell>
          <table:table-cell table:formula="of:=MOD([.$F$4];[.A6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84]+1" office:value-type="float" office:value="680" calcext:value-type="float">
            <text:p>680</text:p>
          </table:table-cell>
          <table:table-cell table:formula="of:=MOD([.$F$4];[.A6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85]+1" office:value-type="float" office:value="681" calcext:value-type="float">
            <text:p>681</text:p>
          </table:table-cell>
          <table:table-cell table:formula="of:=MOD([.$F$4];[.A6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86]+1" office:value-type="float" office:value="682" calcext:value-type="float">
            <text:p>682</text:p>
          </table:table-cell>
          <table:table-cell table:formula="of:=MOD([.$F$4];[.A6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87]+1" office:value-type="float" office:value="683" calcext:value-type="float">
            <text:p>683</text:p>
          </table:table-cell>
          <table:table-cell table:formula="of:=MOD([.$F$4];[.A6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88]+1" office:value-type="float" office:value="684" calcext:value-type="float">
            <text:p>684</text:p>
          </table:table-cell>
          <table:table-cell table:formula="of:=MOD([.$F$4];[.A6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89]+1" office:value-type="float" office:value="685" calcext:value-type="float">
            <text:p>685</text:p>
          </table:table-cell>
          <table:table-cell table:formula="of:=MOD([.$F$4];[.A6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90]+1" office:value-type="float" office:value="686" calcext:value-type="float">
            <text:p>686</text:p>
          </table:table-cell>
          <table:table-cell table:formula="of:=MOD([.$F$4];[.A6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91]+1" office:value-type="float" office:value="687" calcext:value-type="float">
            <text:p>687</text:p>
          </table:table-cell>
          <table:table-cell table:formula="of:=MOD([.$F$4];[.A6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92]+1" office:value-type="float" office:value="688" calcext:value-type="float">
            <text:p>688</text:p>
          </table:table-cell>
          <table:table-cell table:formula="of:=MOD([.$F$4];[.A6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93]+1" office:value-type="float" office:value="689" calcext:value-type="float">
            <text:p>689</text:p>
          </table:table-cell>
          <table:table-cell table:formula="of:=MOD([.$F$4];[.A6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94]+1" office:value-type="float" office:value="690" calcext:value-type="float">
            <text:p>690</text:p>
          </table:table-cell>
          <table:table-cell table:formula="of:=MOD([.$F$4];[.A6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95]+1" office:value-type="float" office:value="691" calcext:value-type="float">
            <text:p>691</text:p>
          </table:table-cell>
          <table:table-cell table:formula="of:=MOD([.$F$4];[.A6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96]+1" office:value-type="float" office:value="692" calcext:value-type="float">
            <text:p>692</text:p>
          </table:table-cell>
          <table:table-cell table:formula="of:=MOD([.$F$4];[.A6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97]+1" office:value-type="float" office:value="693" calcext:value-type="float">
            <text:p>693</text:p>
          </table:table-cell>
          <table:table-cell table:formula="of:=MOD([.$F$4];[.A6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98]+1" office:value-type="float" office:value="694" calcext:value-type="float">
            <text:p>694</text:p>
          </table:table-cell>
          <table:table-cell table:formula="of:=MOD([.$F$4];[.A6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99]+1" office:value-type="float" office:value="695" calcext:value-type="float">
            <text:p>695</text:p>
          </table:table-cell>
          <table:table-cell table:formula="of:=MOD([.$F$4];[.A7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00]+1" office:value-type="float" office:value="696" calcext:value-type="float">
            <text:p>696</text:p>
          </table:table-cell>
          <table:table-cell table:formula="of:=MOD([.$F$4];[.A7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01]+1" office:value-type="float" office:value="697" calcext:value-type="float">
            <text:p>697</text:p>
          </table:table-cell>
          <table:table-cell table:formula="of:=MOD([.$F$4];[.A7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02]+1" office:value-type="float" office:value="698" calcext:value-type="float">
            <text:p>698</text:p>
          </table:table-cell>
          <table:table-cell table:formula="of:=MOD([.$F$4];[.A7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03]+1" office:value-type="float" office:value="699" calcext:value-type="float">
            <text:p>699</text:p>
          </table:table-cell>
          <table:table-cell table:formula="of:=MOD([.$F$4];[.A7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04]+1" office:value-type="float" office:value="700" calcext:value-type="float">
            <text:p>700</text:p>
          </table:table-cell>
          <table:table-cell table:formula="of:=MOD([.$F$4];[.A7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05]+1" office:value-type="float" office:value="701" calcext:value-type="float">
            <text:p>701</text:p>
          </table:table-cell>
          <table:table-cell table:formula="of:=MOD([.$F$4];[.A7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06]+1" office:value-type="float" office:value="702" calcext:value-type="float">
            <text:p>702</text:p>
          </table:table-cell>
          <table:table-cell table:formula="of:=MOD([.$F$4];[.A7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07]+1" office:value-type="float" office:value="703" calcext:value-type="float">
            <text:p>703</text:p>
          </table:table-cell>
          <table:table-cell table:formula="of:=MOD([.$F$4];[.A7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08]+1" office:value-type="float" office:value="704" calcext:value-type="float">
            <text:p>704</text:p>
          </table:table-cell>
          <table:table-cell table:formula="of:=MOD([.$F$4];[.A7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09]+1" office:value-type="float" office:value="705" calcext:value-type="float">
            <text:p>705</text:p>
          </table:table-cell>
          <table:table-cell table:formula="of:=MOD([.$F$4];[.A7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10]+1" office:value-type="float" office:value="706" calcext:value-type="float">
            <text:p>706</text:p>
          </table:table-cell>
          <table:table-cell table:formula="of:=MOD([.$F$4];[.A7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11]+1" office:value-type="float" office:value="707" calcext:value-type="float">
            <text:p>707</text:p>
          </table:table-cell>
          <table:table-cell table:formula="of:=MOD([.$F$4];[.A7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12]+1" office:value-type="float" office:value="708" calcext:value-type="float">
            <text:p>708</text:p>
          </table:table-cell>
          <table:table-cell table:formula="of:=MOD([.$F$4];[.A7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13]+1" office:value-type="float" office:value="709" calcext:value-type="float">
            <text:p>709</text:p>
          </table:table-cell>
          <table:table-cell table:formula="of:=MOD([.$F$4];[.A7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14]+1" office:value-type="float" office:value="710" calcext:value-type="float">
            <text:p>710</text:p>
          </table:table-cell>
          <table:table-cell table:formula="of:=MOD([.$F$4];[.A7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15]+1" office:value-type="float" office:value="711" calcext:value-type="float">
            <text:p>711</text:p>
          </table:table-cell>
          <table:table-cell table:formula="of:=MOD([.$F$4];[.A7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16]+1" office:value-type="float" office:value="712" calcext:value-type="float">
            <text:p>712</text:p>
          </table:table-cell>
          <table:table-cell table:formula="of:=MOD([.$F$4];[.A7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17]+1" office:value-type="float" office:value="713" calcext:value-type="float">
            <text:p>713</text:p>
          </table:table-cell>
          <table:table-cell table:formula="of:=MOD([.$F$4];[.A7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18]+1" office:value-type="float" office:value="714" calcext:value-type="float">
            <text:p>714</text:p>
          </table:table-cell>
          <table:table-cell table:formula="of:=MOD([.$F$4];[.A7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19]+1" office:value-type="float" office:value="715" calcext:value-type="float">
            <text:p>715</text:p>
          </table:table-cell>
          <table:table-cell table:formula="of:=MOD([.$F$4];[.A7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20]+1" office:value-type="float" office:value="716" calcext:value-type="float">
            <text:p>716</text:p>
          </table:table-cell>
          <table:table-cell table:formula="of:=MOD([.$F$4];[.A7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21]+1" office:value-type="float" office:value="717" calcext:value-type="float">
            <text:p>717</text:p>
          </table:table-cell>
          <table:table-cell table:formula="of:=MOD([.$F$4];[.A7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22]+1" office:value-type="float" office:value="718" calcext:value-type="float">
            <text:p>718</text:p>
          </table:table-cell>
          <table:table-cell table:formula="of:=MOD([.$F$4];[.A7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23]+1" office:value-type="float" office:value="719" calcext:value-type="float">
            <text:p>719</text:p>
          </table:table-cell>
          <table:table-cell table:formula="of:=MOD([.$F$4];[.A7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24]+1" office:value-type="float" office:value="720" calcext:value-type="float">
            <text:p>720</text:p>
          </table:table-cell>
          <table:table-cell table:formula="of:=MOD([.$F$4];[.A7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25]+1" office:value-type="float" office:value="721" calcext:value-type="float">
            <text:p>721</text:p>
          </table:table-cell>
          <table:table-cell table:formula="of:=MOD([.$F$4];[.A7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26]+1" office:value-type="float" office:value="722" calcext:value-type="float">
            <text:p>722</text:p>
          </table:table-cell>
          <table:table-cell table:formula="of:=MOD([.$F$4];[.A7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27]+1" office:value-type="float" office:value="723" calcext:value-type="float">
            <text:p>723</text:p>
          </table:table-cell>
          <table:table-cell table:formula="of:=MOD([.$F$4];[.A7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28]+1" office:value-type="float" office:value="724" calcext:value-type="float">
            <text:p>724</text:p>
          </table:table-cell>
          <table:table-cell table:formula="of:=MOD([.$F$4];[.A7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29]+1" office:value-type="float" office:value="725" calcext:value-type="float">
            <text:p>725</text:p>
          </table:table-cell>
          <table:table-cell table:formula="of:=MOD([.$F$4];[.A7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30]+1" office:value-type="float" office:value="726" calcext:value-type="float">
            <text:p>726</text:p>
          </table:table-cell>
          <table:table-cell table:formula="of:=MOD([.$F$4];[.A7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31]+1" office:value-type="float" office:value="727" calcext:value-type="float">
            <text:p>727</text:p>
          </table:table-cell>
          <table:table-cell table:formula="of:=MOD([.$F$4];[.A7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32]+1" office:value-type="float" office:value="728" calcext:value-type="float">
            <text:p>728</text:p>
          </table:table-cell>
          <table:table-cell table:formula="of:=MOD([.$F$4];[.A7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33]+1" office:value-type="float" office:value="729" calcext:value-type="float">
            <text:p>729</text:p>
          </table:table-cell>
          <table:table-cell table:formula="of:=MOD([.$F$4];[.A7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34]+1" office:value-type="float" office:value="730" calcext:value-type="float">
            <text:p>730</text:p>
          </table:table-cell>
          <table:table-cell table:formula="of:=MOD([.$F$4];[.A7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35]+1" office:value-type="float" office:value="731" calcext:value-type="float">
            <text:p>731</text:p>
          </table:table-cell>
          <table:table-cell table:formula="of:=MOD([.$F$4];[.A7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36]+1" office:value-type="float" office:value="732" calcext:value-type="float">
            <text:p>732</text:p>
          </table:table-cell>
          <table:table-cell table:formula="of:=MOD([.$F$4];[.A7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37]+1" office:value-type="float" office:value="733" calcext:value-type="float">
            <text:p>733</text:p>
          </table:table-cell>
          <table:table-cell table:formula="of:=MOD([.$F$4];[.A7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38]+1" office:value-type="float" office:value="734" calcext:value-type="float">
            <text:p>734</text:p>
          </table:table-cell>
          <table:table-cell table:formula="of:=MOD([.$F$4];[.A7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39]+1" office:value-type="float" office:value="735" calcext:value-type="float">
            <text:p>735</text:p>
          </table:table-cell>
          <table:table-cell table:formula="of:=MOD([.$F$4];[.A7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40]+1" office:value-type="float" office:value="736" calcext:value-type="float">
            <text:p>736</text:p>
          </table:table-cell>
          <table:table-cell table:formula="of:=MOD([.$F$4];[.A7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41]+1" office:value-type="float" office:value="737" calcext:value-type="float">
            <text:p>737</text:p>
          </table:table-cell>
          <table:table-cell table:formula="of:=MOD([.$F$4];[.A7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42]+1" office:value-type="float" office:value="738" calcext:value-type="float">
            <text:p>738</text:p>
          </table:table-cell>
          <table:table-cell table:formula="of:=MOD([.$F$4];[.A7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43]+1" office:value-type="float" office:value="739" calcext:value-type="float">
            <text:p>739</text:p>
          </table:table-cell>
          <table:table-cell table:formula="of:=MOD([.$F$4];[.A7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44]+1" office:value-type="float" office:value="740" calcext:value-type="float">
            <text:p>740</text:p>
          </table:table-cell>
          <table:table-cell table:formula="of:=MOD([.$F$4];[.A7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45]+1" office:value-type="float" office:value="741" calcext:value-type="float">
            <text:p>741</text:p>
          </table:table-cell>
          <table:table-cell table:formula="of:=MOD([.$F$4];[.A7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46]+1" office:value-type="float" office:value="742" calcext:value-type="float">
            <text:p>742</text:p>
          </table:table-cell>
          <table:table-cell table:formula="of:=MOD([.$F$4];[.A7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47]+1" office:value-type="float" office:value="743" calcext:value-type="float">
            <text:p>743</text:p>
          </table:table-cell>
          <table:table-cell table:formula="of:=MOD([.$F$4];[.A7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48]+1" office:value-type="float" office:value="744" calcext:value-type="float">
            <text:p>744</text:p>
          </table:table-cell>
          <table:table-cell table:formula="of:=MOD([.$F$4];[.A7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49]+1" office:value-type="float" office:value="745" calcext:value-type="float">
            <text:p>745</text:p>
          </table:table-cell>
          <table:table-cell table:formula="of:=MOD([.$F$4];[.A7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50]+1" office:value-type="float" office:value="746" calcext:value-type="float">
            <text:p>746</text:p>
          </table:table-cell>
          <table:table-cell table:formula="of:=MOD([.$F$4];[.A7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51]+1" office:value-type="float" office:value="747" calcext:value-type="float">
            <text:p>747</text:p>
          </table:table-cell>
          <table:table-cell table:formula="of:=MOD([.$F$4];[.A7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52]+1" office:value-type="float" office:value="748" calcext:value-type="float">
            <text:p>748</text:p>
          </table:table-cell>
          <table:table-cell table:formula="of:=MOD([.$F$4];[.A7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53]+1" office:value-type="float" office:value="749" calcext:value-type="float">
            <text:p>749</text:p>
          </table:table-cell>
          <table:table-cell table:formula="of:=MOD([.$F$4];[.A7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54]+1" office:value-type="float" office:value="750" calcext:value-type="float">
            <text:p>750</text:p>
          </table:table-cell>
          <table:table-cell table:formula="of:=MOD([.$F$4];[.A7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55]+1" office:value-type="float" office:value="751" calcext:value-type="float">
            <text:p>751</text:p>
          </table:table-cell>
          <table:table-cell table:formula="of:=MOD([.$F$4];[.A7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56]+1" office:value-type="float" office:value="752" calcext:value-type="float">
            <text:p>752</text:p>
          </table:table-cell>
          <table:table-cell table:formula="of:=MOD([.$F$4];[.A7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57]+1" office:value-type="float" office:value="753" calcext:value-type="float">
            <text:p>753</text:p>
          </table:table-cell>
          <table:table-cell table:formula="of:=MOD([.$F$4];[.A7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58]+1" office:value-type="float" office:value="754" calcext:value-type="float">
            <text:p>754</text:p>
          </table:table-cell>
          <table:table-cell table:formula="of:=MOD([.$F$4];[.A7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59]+1" office:value-type="float" office:value="755" calcext:value-type="float">
            <text:p>755</text:p>
          </table:table-cell>
          <table:table-cell table:formula="of:=MOD([.$F$4];[.A7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60]+1" office:value-type="float" office:value="756" calcext:value-type="float">
            <text:p>756</text:p>
          </table:table-cell>
          <table:table-cell table:formula="of:=MOD([.$F$4];[.A7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61]+1" office:value-type="float" office:value="757" calcext:value-type="float">
            <text:p>757</text:p>
          </table:table-cell>
          <table:table-cell table:formula="of:=MOD([.$F$4];[.A7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62]+1" office:value-type="float" office:value="758" calcext:value-type="float">
            <text:p>758</text:p>
          </table:table-cell>
          <table:table-cell table:formula="of:=MOD([.$F$4];[.A7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63]+1" office:value-type="float" office:value="759" calcext:value-type="float">
            <text:p>759</text:p>
          </table:table-cell>
          <table:table-cell table:formula="of:=MOD([.$F$4];[.A7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64]+1" office:value-type="float" office:value="760" calcext:value-type="float">
            <text:p>760</text:p>
          </table:table-cell>
          <table:table-cell table:formula="of:=MOD([.$F$4];[.A7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65]+1" office:value-type="float" office:value="761" calcext:value-type="float">
            <text:p>761</text:p>
          </table:table-cell>
          <table:table-cell table:formula="of:=MOD([.$F$4];[.A7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66]+1" office:value-type="float" office:value="762" calcext:value-type="float">
            <text:p>762</text:p>
          </table:table-cell>
          <table:table-cell table:formula="of:=MOD([.$F$4];[.A7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67]+1" office:value-type="float" office:value="763" calcext:value-type="float">
            <text:p>763</text:p>
          </table:table-cell>
          <table:table-cell table:formula="of:=MOD([.$F$4];[.A7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68]+1" office:value-type="float" office:value="764" calcext:value-type="float">
            <text:p>764</text:p>
          </table:table-cell>
          <table:table-cell table:formula="of:=MOD([.$F$4];[.A7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69]+1" office:value-type="float" office:value="765" calcext:value-type="float">
            <text:p>765</text:p>
          </table:table-cell>
          <table:table-cell table:formula="of:=MOD([.$F$4];[.A7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70]+1" office:value-type="float" office:value="766" calcext:value-type="float">
            <text:p>766</text:p>
          </table:table-cell>
          <table:table-cell table:formula="of:=MOD([.$F$4];[.A7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71]+1" office:value-type="float" office:value="767" calcext:value-type="float">
            <text:p>767</text:p>
          </table:table-cell>
          <table:table-cell table:formula="of:=MOD([.$F$4];[.A7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72]+1" office:value-type="float" office:value="768" calcext:value-type="float">
            <text:p>768</text:p>
          </table:table-cell>
          <table:table-cell table:formula="of:=MOD([.$F$4];[.A7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73]+1" office:value-type="float" office:value="769" calcext:value-type="float">
            <text:p>769</text:p>
          </table:table-cell>
          <table:table-cell table:formula="of:=MOD([.$F$4];[.A7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74]+1" office:value-type="float" office:value="770" calcext:value-type="float">
            <text:p>770</text:p>
          </table:table-cell>
          <table:table-cell table:formula="of:=MOD([.$F$4];[.A7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75]+1" office:value-type="float" office:value="771" calcext:value-type="float">
            <text:p>771</text:p>
          </table:table-cell>
          <table:table-cell table:formula="of:=MOD([.$F$4];[.A7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76]+1" office:value-type="float" office:value="772" calcext:value-type="float">
            <text:p>772</text:p>
          </table:table-cell>
          <table:table-cell table:formula="of:=MOD([.$F$4];[.A7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77]+1" office:value-type="float" office:value="773" calcext:value-type="float">
            <text:p>773</text:p>
          </table:table-cell>
          <table:table-cell table:formula="of:=MOD([.$F$4];[.A7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78]+1" office:value-type="float" office:value="774" calcext:value-type="float">
            <text:p>774</text:p>
          </table:table-cell>
          <table:table-cell table:formula="of:=MOD([.$F$4];[.A7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79]+1" office:value-type="float" office:value="775" calcext:value-type="float">
            <text:p>775</text:p>
          </table:table-cell>
          <table:table-cell table:formula="of:=MOD([.$F$4];[.A7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80]+1" office:value-type="float" office:value="776" calcext:value-type="float">
            <text:p>776</text:p>
          </table:table-cell>
          <table:table-cell table:formula="of:=MOD([.$F$4];[.A7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81]+1" office:value-type="float" office:value="777" calcext:value-type="float">
            <text:p>777</text:p>
          </table:table-cell>
          <table:table-cell table:formula="of:=MOD([.$F$4];[.A7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82]+1" office:value-type="float" office:value="778" calcext:value-type="float">
            <text:p>778</text:p>
          </table:table-cell>
          <table:table-cell table:formula="of:=MOD([.$F$4];[.A7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83]+1" office:value-type="float" office:value="779" calcext:value-type="float">
            <text:p>779</text:p>
          </table:table-cell>
          <table:table-cell table:formula="of:=MOD([.$F$4];[.A7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84]+1" office:value-type="float" office:value="780" calcext:value-type="float">
            <text:p>780</text:p>
          </table:table-cell>
          <table:table-cell table:formula="of:=MOD([.$F$4];[.A7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85]+1" office:value-type="float" office:value="781" calcext:value-type="float">
            <text:p>781</text:p>
          </table:table-cell>
          <table:table-cell table:formula="of:=MOD([.$F$4];[.A7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86]+1" office:value-type="float" office:value="782" calcext:value-type="float">
            <text:p>782</text:p>
          </table:table-cell>
          <table:table-cell table:formula="of:=MOD([.$F$4];[.A7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87]+1" office:value-type="float" office:value="783" calcext:value-type="float">
            <text:p>783</text:p>
          </table:table-cell>
          <table:table-cell table:formula="of:=MOD([.$F$4];[.A7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88]+1" office:value-type="float" office:value="784" calcext:value-type="float">
            <text:p>784</text:p>
          </table:table-cell>
          <table:table-cell table:formula="of:=MOD([.$F$4];[.A7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89]+1" office:value-type="float" office:value="785" calcext:value-type="float">
            <text:p>785</text:p>
          </table:table-cell>
          <table:table-cell table:formula="of:=MOD([.$F$4];[.A7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90]+1" office:value-type="float" office:value="786" calcext:value-type="float">
            <text:p>786</text:p>
          </table:table-cell>
          <table:table-cell table:formula="of:=MOD([.$F$4];[.A7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91]+1" office:value-type="float" office:value="787" calcext:value-type="float">
            <text:p>787</text:p>
          </table:table-cell>
          <table:table-cell table:formula="of:=MOD([.$F$4];[.A7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92]+1" office:value-type="float" office:value="788" calcext:value-type="float">
            <text:p>788</text:p>
          </table:table-cell>
          <table:table-cell table:formula="of:=MOD([.$F$4];[.A7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93]+1" office:value-type="float" office:value="789" calcext:value-type="float">
            <text:p>789</text:p>
          </table:table-cell>
          <table:table-cell table:formula="of:=MOD([.$F$4];[.A7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94]+1" office:value-type="float" office:value="790" calcext:value-type="float">
            <text:p>790</text:p>
          </table:table-cell>
          <table:table-cell table:formula="of:=MOD([.$F$4];[.A7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95]+1" office:value-type="float" office:value="791" calcext:value-type="float">
            <text:p>791</text:p>
          </table:table-cell>
          <table:table-cell table:formula="of:=MOD([.$F$4];[.A7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96]+1" office:value-type="float" office:value="792" calcext:value-type="float">
            <text:p>792</text:p>
          </table:table-cell>
          <table:table-cell table:formula="of:=MOD([.$F$4];[.A7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97]+1" office:value-type="float" office:value="793" calcext:value-type="float">
            <text:p>793</text:p>
          </table:table-cell>
          <table:table-cell table:formula="of:=MOD([.$F$4];[.A7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98]+1" office:value-type="float" office:value="794" calcext:value-type="float">
            <text:p>794</text:p>
          </table:table-cell>
          <table:table-cell table:formula="of:=MOD([.$F$4];[.A7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99]+1" office:value-type="float" office:value="795" calcext:value-type="float">
            <text:p>795</text:p>
          </table:table-cell>
          <table:table-cell table:formula="of:=MOD([.$F$4];[.A8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00]+1" office:value-type="float" office:value="796" calcext:value-type="float">
            <text:p>796</text:p>
          </table:table-cell>
          <table:table-cell table:formula="of:=MOD([.$F$4];[.A8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01]+1" office:value-type="float" office:value="797" calcext:value-type="float">
            <text:p>797</text:p>
          </table:table-cell>
          <table:table-cell table:formula="of:=MOD([.$F$4];[.A8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02]+1" office:value-type="float" office:value="798" calcext:value-type="float">
            <text:p>798</text:p>
          </table:table-cell>
          <table:table-cell table:formula="of:=MOD([.$F$4];[.A8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03]+1" office:value-type="float" office:value="799" calcext:value-type="float">
            <text:p>799</text:p>
          </table:table-cell>
          <table:table-cell table:formula="of:=MOD([.$F$4];[.A8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04]+1" office:value-type="float" office:value="800" calcext:value-type="float">
            <text:p>800</text:p>
          </table:table-cell>
          <table:table-cell table:formula="of:=MOD([.$F$4];[.A8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05]+1" office:value-type="float" office:value="801" calcext:value-type="float">
            <text:p>801</text:p>
          </table:table-cell>
          <table:table-cell table:formula="of:=MOD([.$F$4];[.A8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06]+1" office:value-type="float" office:value="802" calcext:value-type="float">
            <text:p>802</text:p>
          </table:table-cell>
          <table:table-cell table:formula="of:=MOD([.$F$4];[.A8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07]+1" office:value-type="float" office:value="803" calcext:value-type="float">
            <text:p>803</text:p>
          </table:table-cell>
          <table:table-cell table:formula="of:=MOD([.$F$4];[.A8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08]+1" office:value-type="float" office:value="804" calcext:value-type="float">
            <text:p>804</text:p>
          </table:table-cell>
          <table:table-cell table:formula="of:=MOD([.$F$4];[.A8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09]+1" office:value-type="float" office:value="805" calcext:value-type="float">
            <text:p>805</text:p>
          </table:table-cell>
          <table:table-cell table:formula="of:=MOD([.$F$4];[.A8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10]+1" office:value-type="float" office:value="806" calcext:value-type="float">
            <text:p>806</text:p>
          </table:table-cell>
          <table:table-cell table:formula="of:=MOD([.$F$4];[.A8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11]+1" office:value-type="float" office:value="807" calcext:value-type="float">
            <text:p>807</text:p>
          </table:table-cell>
          <table:table-cell table:formula="of:=MOD([.$F$4];[.A8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12]+1" office:value-type="float" office:value="808" calcext:value-type="float">
            <text:p>808</text:p>
          </table:table-cell>
          <table:table-cell table:formula="of:=MOD([.$F$4];[.A8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13]+1" office:value-type="float" office:value="809" calcext:value-type="float">
            <text:p>809</text:p>
          </table:table-cell>
          <table:table-cell table:formula="of:=MOD([.$F$4];[.A8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14]+1" office:value-type="float" office:value="810" calcext:value-type="float">
            <text:p>810</text:p>
          </table:table-cell>
          <table:table-cell table:formula="of:=MOD([.$F$4];[.A8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15]+1" office:value-type="float" office:value="811" calcext:value-type="float">
            <text:p>811</text:p>
          </table:table-cell>
          <table:table-cell table:formula="of:=MOD([.$F$4];[.A8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16]+1" office:value-type="float" office:value="812" calcext:value-type="float">
            <text:p>812</text:p>
          </table:table-cell>
          <table:table-cell table:formula="of:=MOD([.$F$4];[.A8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17]+1" office:value-type="float" office:value="813" calcext:value-type="float">
            <text:p>813</text:p>
          </table:table-cell>
          <table:table-cell table:formula="of:=MOD([.$F$4];[.A8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18]+1" office:value-type="float" office:value="814" calcext:value-type="float">
            <text:p>814</text:p>
          </table:table-cell>
          <table:table-cell table:formula="of:=MOD([.$F$4];[.A8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19]+1" office:value-type="float" office:value="815" calcext:value-type="float">
            <text:p>815</text:p>
          </table:table-cell>
          <table:table-cell table:formula="of:=MOD([.$F$4];[.A8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20]+1" office:value-type="float" office:value="816" calcext:value-type="float">
            <text:p>816</text:p>
          </table:table-cell>
          <table:table-cell table:formula="of:=MOD([.$F$4];[.A8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21]+1" office:value-type="float" office:value="817" calcext:value-type="float">
            <text:p>817</text:p>
          </table:table-cell>
          <table:table-cell table:formula="of:=MOD([.$F$4];[.A8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22]+1" office:value-type="float" office:value="818" calcext:value-type="float">
            <text:p>818</text:p>
          </table:table-cell>
          <table:table-cell table:formula="of:=MOD([.$F$4];[.A8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23]+1" office:value-type="float" office:value="819" calcext:value-type="float">
            <text:p>819</text:p>
          </table:table-cell>
          <table:table-cell table:formula="of:=MOD([.$F$4];[.A8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24]+1" office:value-type="float" office:value="820" calcext:value-type="float">
            <text:p>820</text:p>
          </table:table-cell>
          <table:table-cell table:formula="of:=MOD([.$F$4];[.A8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25]+1" office:value-type="float" office:value="821" calcext:value-type="float">
            <text:p>821</text:p>
          </table:table-cell>
          <table:table-cell table:formula="of:=MOD([.$F$4];[.A8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26]+1" office:value-type="float" office:value="822" calcext:value-type="float">
            <text:p>822</text:p>
          </table:table-cell>
          <table:table-cell table:formula="of:=MOD([.$F$4];[.A8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27]+1" office:value-type="float" office:value="823" calcext:value-type="float">
            <text:p>823</text:p>
          </table:table-cell>
          <table:table-cell table:formula="of:=MOD([.$F$4];[.A8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28]+1" office:value-type="float" office:value="824" calcext:value-type="float">
            <text:p>824</text:p>
          </table:table-cell>
          <table:table-cell table:formula="of:=MOD([.$F$4];[.A8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29]+1" office:value-type="float" office:value="825" calcext:value-type="float">
            <text:p>825</text:p>
          </table:table-cell>
          <table:table-cell table:formula="of:=MOD([.$F$4];[.A8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30]+1" office:value-type="float" office:value="826" calcext:value-type="float">
            <text:p>826</text:p>
          </table:table-cell>
          <table:table-cell table:formula="of:=MOD([.$F$4];[.A8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31]+1" office:value-type="float" office:value="827" calcext:value-type="float">
            <text:p>827</text:p>
          </table:table-cell>
          <table:table-cell table:formula="of:=MOD([.$F$4];[.A8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32]+1" office:value-type="float" office:value="828" calcext:value-type="float">
            <text:p>828</text:p>
          </table:table-cell>
          <table:table-cell table:formula="of:=MOD([.$F$4];[.A8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33]+1" office:value-type="float" office:value="829" calcext:value-type="float">
            <text:p>829</text:p>
          </table:table-cell>
          <table:table-cell table:formula="of:=MOD([.$F$4];[.A8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34]+1" office:value-type="float" office:value="830" calcext:value-type="float">
            <text:p>830</text:p>
          </table:table-cell>
          <table:table-cell table:formula="of:=MOD([.$F$4];[.A8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35]+1" office:value-type="float" office:value="831" calcext:value-type="float">
            <text:p>831</text:p>
          </table:table-cell>
          <table:table-cell table:formula="of:=MOD([.$F$4];[.A8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36]+1" office:value-type="float" office:value="832" calcext:value-type="float">
            <text:p>832</text:p>
          </table:table-cell>
          <table:table-cell table:formula="of:=MOD([.$F$4];[.A8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37]+1" office:value-type="float" office:value="833" calcext:value-type="float">
            <text:p>833</text:p>
          </table:table-cell>
          <table:table-cell table:formula="of:=MOD([.$F$4];[.A8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38]+1" office:value-type="float" office:value="834" calcext:value-type="float">
            <text:p>834</text:p>
          </table:table-cell>
          <table:table-cell table:formula="of:=MOD([.$F$4];[.A8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39]+1" office:value-type="float" office:value="835" calcext:value-type="float">
            <text:p>835</text:p>
          </table:table-cell>
          <table:table-cell table:formula="of:=MOD([.$F$4];[.A8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40]+1" office:value-type="float" office:value="836" calcext:value-type="float">
            <text:p>836</text:p>
          </table:table-cell>
          <table:table-cell table:formula="of:=MOD([.$F$4];[.A8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41]+1" office:value-type="float" office:value="837" calcext:value-type="float">
            <text:p>837</text:p>
          </table:table-cell>
          <table:table-cell table:formula="of:=MOD([.$F$4];[.A8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42]+1" office:value-type="float" office:value="838" calcext:value-type="float">
            <text:p>838</text:p>
          </table:table-cell>
          <table:table-cell table:formula="of:=MOD([.$F$4];[.A8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43]+1" office:value-type="float" office:value="839" calcext:value-type="float">
            <text:p>839</text:p>
          </table:table-cell>
          <table:table-cell table:formula="of:=MOD([.$F$4];[.A8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44]+1" office:value-type="float" office:value="840" calcext:value-type="float">
            <text:p>840</text:p>
          </table:table-cell>
          <table:table-cell table:formula="of:=MOD([.$F$4];[.A8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45]+1" office:value-type="float" office:value="841" calcext:value-type="float">
            <text:p>841</text:p>
          </table:table-cell>
          <table:table-cell table:formula="of:=MOD([.$F$4];[.A8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46]+1" office:value-type="float" office:value="842" calcext:value-type="float">
            <text:p>842</text:p>
          </table:table-cell>
          <table:table-cell table:formula="of:=MOD([.$F$4];[.A8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47]+1" office:value-type="float" office:value="843" calcext:value-type="float">
            <text:p>843</text:p>
          </table:table-cell>
          <table:table-cell table:formula="of:=MOD([.$F$4];[.A8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48]+1" office:value-type="float" office:value="844" calcext:value-type="float">
            <text:p>844</text:p>
          </table:table-cell>
          <table:table-cell table:formula="of:=MOD([.$F$4];[.A8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49]+1" office:value-type="float" office:value="845" calcext:value-type="float">
            <text:p>845</text:p>
          </table:table-cell>
          <table:table-cell table:formula="of:=MOD([.$F$4];[.A8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50]+1" office:value-type="float" office:value="846" calcext:value-type="float">
            <text:p>846</text:p>
          </table:table-cell>
          <table:table-cell table:formula="of:=MOD([.$F$4];[.A8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51]+1" office:value-type="float" office:value="847" calcext:value-type="float">
            <text:p>847</text:p>
          </table:table-cell>
          <table:table-cell table:formula="of:=MOD([.$F$4];[.A8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52]+1" office:value-type="float" office:value="848" calcext:value-type="float">
            <text:p>848</text:p>
          </table:table-cell>
          <table:table-cell table:formula="of:=MOD([.$F$4];[.A8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53]+1" office:value-type="float" office:value="849" calcext:value-type="float">
            <text:p>849</text:p>
          </table:table-cell>
          <table:table-cell table:formula="of:=MOD([.$F$4];[.A8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54]+1" office:value-type="float" office:value="850" calcext:value-type="float">
            <text:p>850</text:p>
          </table:table-cell>
          <table:table-cell table:formula="of:=MOD([.$F$4];[.A8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55]+1" office:value-type="float" office:value="851" calcext:value-type="float">
            <text:p>851</text:p>
          </table:table-cell>
          <table:table-cell table:formula="of:=MOD([.$F$4];[.A8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56]+1" office:value-type="float" office:value="852" calcext:value-type="float">
            <text:p>852</text:p>
          </table:table-cell>
          <table:table-cell table:formula="of:=MOD([.$F$4];[.A8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57]+1" office:value-type="float" office:value="853" calcext:value-type="float">
            <text:p>853</text:p>
          </table:table-cell>
          <table:table-cell table:formula="of:=MOD([.$F$4];[.A8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58]+1" office:value-type="float" office:value="854" calcext:value-type="float">
            <text:p>854</text:p>
          </table:table-cell>
          <table:table-cell table:formula="of:=MOD([.$F$4];[.A8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59]+1" office:value-type="float" office:value="855" calcext:value-type="float">
            <text:p>855</text:p>
          </table:table-cell>
          <table:table-cell table:formula="of:=MOD([.$F$4];[.A8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60]+1" office:value-type="float" office:value="856" calcext:value-type="float">
            <text:p>856</text:p>
          </table:table-cell>
          <table:table-cell table:formula="of:=MOD([.$F$4];[.A8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61]+1" office:value-type="float" office:value="857" calcext:value-type="float">
            <text:p>857</text:p>
          </table:table-cell>
          <table:table-cell table:formula="of:=MOD([.$F$4];[.A8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62]+1" office:value-type="float" office:value="858" calcext:value-type="float">
            <text:p>858</text:p>
          </table:table-cell>
          <table:table-cell table:formula="of:=MOD([.$F$4];[.A8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63]+1" office:value-type="float" office:value="859" calcext:value-type="float">
            <text:p>859</text:p>
          </table:table-cell>
          <table:table-cell table:formula="of:=MOD([.$F$4];[.A8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64]+1" office:value-type="float" office:value="860" calcext:value-type="float">
            <text:p>860</text:p>
          </table:table-cell>
          <table:table-cell table:formula="of:=MOD([.$F$4];[.A8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65]+1" office:value-type="float" office:value="861" calcext:value-type="float">
            <text:p>861</text:p>
          </table:table-cell>
          <table:table-cell table:formula="of:=MOD([.$F$4];[.A8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66]+1" office:value-type="float" office:value="862" calcext:value-type="float">
            <text:p>862</text:p>
          </table:table-cell>
          <table:table-cell table:formula="of:=MOD([.$F$4];[.A8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67]+1" office:value-type="float" office:value="863" calcext:value-type="float">
            <text:p>863</text:p>
          </table:table-cell>
          <table:table-cell table:formula="of:=MOD([.$F$4];[.A8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68]+1" office:value-type="float" office:value="864" calcext:value-type="float">
            <text:p>864</text:p>
          </table:table-cell>
          <table:table-cell table:formula="of:=MOD([.$F$4];[.A8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69]+1" office:value-type="float" office:value="865" calcext:value-type="float">
            <text:p>865</text:p>
          </table:table-cell>
          <table:table-cell table:formula="of:=MOD([.$F$4];[.A8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70]+1" office:value-type="float" office:value="866" calcext:value-type="float">
            <text:p>866</text:p>
          </table:table-cell>
          <table:table-cell table:formula="of:=MOD([.$F$4];[.A8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71]+1" office:value-type="float" office:value="867" calcext:value-type="float">
            <text:p>867</text:p>
          </table:table-cell>
          <table:table-cell table:formula="of:=MOD([.$F$4];[.A8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72]+1" office:value-type="float" office:value="868" calcext:value-type="float">
            <text:p>868</text:p>
          </table:table-cell>
          <table:table-cell table:formula="of:=MOD([.$F$4];[.A8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73]+1" office:value-type="float" office:value="869" calcext:value-type="float">
            <text:p>869</text:p>
          </table:table-cell>
          <table:table-cell table:formula="of:=MOD([.$F$4];[.A8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74]+1" office:value-type="float" office:value="870" calcext:value-type="float">
            <text:p>870</text:p>
          </table:table-cell>
          <table:table-cell table:formula="of:=MOD([.$F$4];[.A8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75]+1" office:value-type="float" office:value="871" calcext:value-type="float">
            <text:p>871</text:p>
          </table:table-cell>
          <table:table-cell table:formula="of:=MOD([.$F$4];[.A8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76]+1" office:value-type="float" office:value="872" calcext:value-type="float">
            <text:p>872</text:p>
          </table:table-cell>
          <table:table-cell table:formula="of:=MOD([.$F$4];[.A8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77]+1" office:value-type="float" office:value="873" calcext:value-type="float">
            <text:p>873</text:p>
          </table:table-cell>
          <table:table-cell table:formula="of:=MOD([.$F$4];[.A8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78]+1" office:value-type="float" office:value="874" calcext:value-type="float">
            <text:p>874</text:p>
          </table:table-cell>
          <table:table-cell table:formula="of:=MOD([.$F$4];[.A8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79]+1" office:value-type="float" office:value="875" calcext:value-type="float">
            <text:p>875</text:p>
          </table:table-cell>
          <table:table-cell table:formula="of:=MOD([.$F$4];[.A8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80]+1" office:value-type="float" office:value="876" calcext:value-type="float">
            <text:p>876</text:p>
          </table:table-cell>
          <table:table-cell table:formula="of:=MOD([.$F$4];[.A8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81]+1" office:value-type="float" office:value="877" calcext:value-type="float">
            <text:p>877</text:p>
          </table:table-cell>
          <table:table-cell table:formula="of:=MOD([.$F$4];[.A8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82]+1" office:value-type="float" office:value="878" calcext:value-type="float">
            <text:p>878</text:p>
          </table:table-cell>
          <table:table-cell table:formula="of:=MOD([.$F$4];[.A8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83]+1" office:value-type="float" office:value="879" calcext:value-type="float">
            <text:p>879</text:p>
          </table:table-cell>
          <table:table-cell table:formula="of:=MOD([.$F$4];[.A8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84]+1" office:value-type="float" office:value="880" calcext:value-type="float">
            <text:p>880</text:p>
          </table:table-cell>
          <table:table-cell table:formula="of:=MOD([.$F$4];[.A8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85]+1" office:value-type="float" office:value="881" calcext:value-type="float">
            <text:p>881</text:p>
          </table:table-cell>
          <table:table-cell table:formula="of:=MOD([.$F$4];[.A8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86]+1" office:value-type="float" office:value="882" calcext:value-type="float">
            <text:p>882</text:p>
          </table:table-cell>
          <table:table-cell table:formula="of:=MOD([.$F$4];[.A8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87]+1" office:value-type="float" office:value="883" calcext:value-type="float">
            <text:p>883</text:p>
          </table:table-cell>
          <table:table-cell table:formula="of:=MOD([.$F$4];[.A8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88]+1" office:value-type="float" office:value="884" calcext:value-type="float">
            <text:p>884</text:p>
          </table:table-cell>
          <table:table-cell table:formula="of:=MOD([.$F$4];[.A8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89]+1" office:value-type="float" office:value="885" calcext:value-type="float">
            <text:p>885</text:p>
          </table:table-cell>
          <table:table-cell table:formula="of:=MOD([.$F$4];[.A8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90]+1" office:value-type="float" office:value="886" calcext:value-type="float">
            <text:p>886</text:p>
          </table:table-cell>
          <table:table-cell table:formula="of:=MOD([.$F$4];[.A8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91]+1" office:value-type="float" office:value="887" calcext:value-type="float">
            <text:p>887</text:p>
          </table:table-cell>
          <table:table-cell table:formula="of:=MOD([.$F$4];[.A8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92]+1" office:value-type="float" office:value="888" calcext:value-type="float">
            <text:p>888</text:p>
          </table:table-cell>
          <table:table-cell table:formula="of:=MOD([.$F$4];[.A8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93]+1" office:value-type="float" office:value="889" calcext:value-type="float">
            <text:p>889</text:p>
          </table:table-cell>
          <table:table-cell table:formula="of:=MOD([.$F$4];[.A8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94]+1" office:value-type="float" office:value="890" calcext:value-type="float">
            <text:p>890</text:p>
          </table:table-cell>
          <table:table-cell table:formula="of:=MOD([.$F$4];[.A8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95]+1" office:value-type="float" office:value="891" calcext:value-type="float">
            <text:p>891</text:p>
          </table:table-cell>
          <table:table-cell table:formula="of:=MOD([.$F$4];[.A8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96]+1" office:value-type="float" office:value="892" calcext:value-type="float">
            <text:p>892</text:p>
          </table:table-cell>
          <table:table-cell table:formula="of:=MOD([.$F$4];[.A8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97]+1" office:value-type="float" office:value="893" calcext:value-type="float">
            <text:p>893</text:p>
          </table:table-cell>
          <table:table-cell table:formula="of:=MOD([.$F$4];[.A8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98]+1" office:value-type="float" office:value="894" calcext:value-type="float">
            <text:p>894</text:p>
          </table:table-cell>
          <table:table-cell table:formula="of:=MOD([.$F$4];[.A8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99]+1" office:value-type="float" office:value="895" calcext:value-type="float">
            <text:p>895</text:p>
          </table:table-cell>
          <table:table-cell table:formula="of:=MOD([.$F$4];[.A9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00]+1" office:value-type="float" office:value="896" calcext:value-type="float">
            <text:p>896</text:p>
          </table:table-cell>
          <table:table-cell table:formula="of:=MOD([.$F$4];[.A9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01]+1" office:value-type="float" office:value="897" calcext:value-type="float">
            <text:p>897</text:p>
          </table:table-cell>
          <table:table-cell table:formula="of:=MOD([.$F$4];[.A9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02]+1" office:value-type="float" office:value="898" calcext:value-type="float">
            <text:p>898</text:p>
          </table:table-cell>
          <table:table-cell table:formula="of:=MOD([.$F$4];[.A9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03]+1" office:value-type="float" office:value="899" calcext:value-type="float">
            <text:p>899</text:p>
          </table:table-cell>
          <table:table-cell table:formula="of:=MOD([.$F$4];[.A9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04]+1" office:value-type="float" office:value="900" calcext:value-type="float">
            <text:p>900</text:p>
          </table:table-cell>
          <table:table-cell table:formula="of:=MOD([.$F$4];[.A9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05]+1" office:value-type="float" office:value="901" calcext:value-type="float">
            <text:p>901</text:p>
          </table:table-cell>
          <table:table-cell table:formula="of:=MOD([.$F$4];[.A9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06]+1" office:value-type="float" office:value="902" calcext:value-type="float">
            <text:p>902</text:p>
          </table:table-cell>
          <table:table-cell table:formula="of:=MOD([.$F$4];[.A9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07]+1" office:value-type="float" office:value="903" calcext:value-type="float">
            <text:p>903</text:p>
          </table:table-cell>
          <table:table-cell table:formula="of:=MOD([.$F$4];[.A9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08]+1" office:value-type="float" office:value="904" calcext:value-type="float">
            <text:p>904</text:p>
          </table:table-cell>
          <table:table-cell table:formula="of:=MOD([.$F$4];[.A9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09]+1" office:value-type="float" office:value="905" calcext:value-type="float">
            <text:p>905</text:p>
          </table:table-cell>
          <table:table-cell table:formula="of:=MOD([.$F$4];[.A9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10]+1" office:value-type="float" office:value="906" calcext:value-type="float">
            <text:p>906</text:p>
          </table:table-cell>
          <table:table-cell table:formula="of:=MOD([.$F$4];[.A9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11]+1" office:value-type="float" office:value="907" calcext:value-type="float">
            <text:p>907</text:p>
          </table:table-cell>
          <table:table-cell table:formula="of:=MOD([.$F$4];[.A9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12]+1" office:value-type="float" office:value="908" calcext:value-type="float">
            <text:p>908</text:p>
          </table:table-cell>
          <table:table-cell table:formula="of:=MOD([.$F$4];[.A9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13]+1" office:value-type="float" office:value="909" calcext:value-type="float">
            <text:p>909</text:p>
          </table:table-cell>
          <table:table-cell table:formula="of:=MOD([.$F$4];[.A9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14]+1" office:value-type="float" office:value="910" calcext:value-type="float">
            <text:p>910</text:p>
          </table:table-cell>
          <table:table-cell table:formula="of:=MOD([.$F$4];[.A9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15]+1" office:value-type="float" office:value="911" calcext:value-type="float">
            <text:p>911</text:p>
          </table:table-cell>
          <table:table-cell table:formula="of:=MOD([.$F$4];[.A9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16]+1" office:value-type="float" office:value="912" calcext:value-type="float">
            <text:p>912</text:p>
          </table:table-cell>
          <table:table-cell table:formula="of:=MOD([.$F$4];[.A9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17]+1" office:value-type="float" office:value="913" calcext:value-type="float">
            <text:p>913</text:p>
          </table:table-cell>
          <table:table-cell table:formula="of:=MOD([.$F$4];[.A9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18]+1" office:value-type="float" office:value="914" calcext:value-type="float">
            <text:p>914</text:p>
          </table:table-cell>
          <table:table-cell table:formula="of:=MOD([.$F$4];[.A9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19]+1" office:value-type="float" office:value="915" calcext:value-type="float">
            <text:p>915</text:p>
          </table:table-cell>
          <table:table-cell table:formula="of:=MOD([.$F$4];[.A9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20]+1" office:value-type="float" office:value="916" calcext:value-type="float">
            <text:p>916</text:p>
          </table:table-cell>
          <table:table-cell table:formula="of:=MOD([.$F$4];[.A9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21]+1" office:value-type="float" office:value="917" calcext:value-type="float">
            <text:p>917</text:p>
          </table:table-cell>
          <table:table-cell table:formula="of:=MOD([.$F$4];[.A9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22]+1" office:value-type="float" office:value="918" calcext:value-type="float">
            <text:p>918</text:p>
          </table:table-cell>
          <table:table-cell table:formula="of:=MOD([.$F$4];[.A9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23]+1" office:value-type="float" office:value="919" calcext:value-type="float">
            <text:p>919</text:p>
          </table:table-cell>
          <table:table-cell table:formula="of:=MOD([.$F$4];[.A9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24]+1" office:value-type="float" office:value="920" calcext:value-type="float">
            <text:p>920</text:p>
          </table:table-cell>
          <table:table-cell table:formula="of:=MOD([.$F$4];[.A9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25]+1" office:value-type="float" office:value="921" calcext:value-type="float">
            <text:p>921</text:p>
          </table:table-cell>
          <table:table-cell table:formula="of:=MOD([.$F$4];[.A9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26]+1" office:value-type="float" office:value="922" calcext:value-type="float">
            <text:p>922</text:p>
          </table:table-cell>
          <table:table-cell table:formula="of:=MOD([.$F$4];[.A9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27]+1" office:value-type="float" office:value="923" calcext:value-type="float">
            <text:p>923</text:p>
          </table:table-cell>
          <table:table-cell table:formula="of:=MOD([.$F$4];[.A9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28]+1" office:value-type="float" office:value="924" calcext:value-type="float">
            <text:p>924</text:p>
          </table:table-cell>
          <table:table-cell table:formula="of:=MOD([.$F$4];[.A9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29]+1" office:value-type="float" office:value="925" calcext:value-type="float">
            <text:p>925</text:p>
          </table:table-cell>
          <table:table-cell table:formula="of:=MOD([.$F$4];[.A9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30]+1" office:value-type="float" office:value="926" calcext:value-type="float">
            <text:p>926</text:p>
          </table:table-cell>
          <table:table-cell table:formula="of:=MOD([.$F$4];[.A9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31]+1" office:value-type="float" office:value="927" calcext:value-type="float">
            <text:p>927</text:p>
          </table:table-cell>
          <table:table-cell table:formula="of:=MOD([.$F$4];[.A9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32]+1" office:value-type="float" office:value="928" calcext:value-type="float">
            <text:p>928</text:p>
          </table:table-cell>
          <table:table-cell table:formula="of:=MOD([.$F$4];[.A9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33]+1" office:value-type="float" office:value="929" calcext:value-type="float">
            <text:p>929</text:p>
          </table:table-cell>
          <table:table-cell table:formula="of:=MOD([.$F$4];[.A9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34]+1" office:value-type="float" office:value="930" calcext:value-type="float">
            <text:p>930</text:p>
          </table:table-cell>
          <table:table-cell table:formula="of:=MOD([.$F$4];[.A9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35]+1" office:value-type="float" office:value="931" calcext:value-type="float">
            <text:p>931</text:p>
          </table:table-cell>
          <table:table-cell table:formula="of:=MOD([.$F$4];[.A9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36]+1" office:value-type="float" office:value="932" calcext:value-type="float">
            <text:p>932</text:p>
          </table:table-cell>
          <table:table-cell table:formula="of:=MOD([.$F$4];[.A9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37]+1" office:value-type="float" office:value="933" calcext:value-type="float">
            <text:p>933</text:p>
          </table:table-cell>
          <table:table-cell table:formula="of:=MOD([.$F$4];[.A9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38]+1" office:value-type="float" office:value="934" calcext:value-type="float">
            <text:p>934</text:p>
          </table:table-cell>
          <table:table-cell table:formula="of:=MOD([.$F$4];[.A9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39]+1" office:value-type="float" office:value="935" calcext:value-type="float">
            <text:p>935</text:p>
          </table:table-cell>
          <table:table-cell table:formula="of:=MOD([.$F$4];[.A9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40]+1" office:value-type="float" office:value="936" calcext:value-type="float">
            <text:p>936</text:p>
          </table:table-cell>
          <table:table-cell table:formula="of:=MOD([.$F$4];[.A9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41]+1" office:value-type="float" office:value="937" calcext:value-type="float">
            <text:p>937</text:p>
          </table:table-cell>
          <table:table-cell table:formula="of:=MOD([.$F$4];[.A9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42]+1" office:value-type="float" office:value="938" calcext:value-type="float">
            <text:p>938</text:p>
          </table:table-cell>
          <table:table-cell table:formula="of:=MOD([.$F$4];[.A9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43]+1" office:value-type="float" office:value="939" calcext:value-type="float">
            <text:p>939</text:p>
          </table:table-cell>
          <table:table-cell table:formula="of:=MOD([.$F$4];[.A9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44]+1" office:value-type="float" office:value="940" calcext:value-type="float">
            <text:p>940</text:p>
          </table:table-cell>
          <table:table-cell table:formula="of:=MOD([.$F$4];[.A9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45]+1" office:value-type="float" office:value="941" calcext:value-type="float">
            <text:p>941</text:p>
          </table:table-cell>
          <table:table-cell table:formula="of:=MOD([.$F$4];[.A9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46]+1" office:value-type="float" office:value="942" calcext:value-type="float">
            <text:p>942</text:p>
          </table:table-cell>
          <table:table-cell table:formula="of:=MOD([.$F$4];[.A9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47]+1" office:value-type="float" office:value="943" calcext:value-type="float">
            <text:p>943</text:p>
          </table:table-cell>
          <table:table-cell table:formula="of:=MOD([.$F$4];[.A9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48]+1" office:value-type="float" office:value="944" calcext:value-type="float">
            <text:p>944</text:p>
          </table:table-cell>
          <table:table-cell table:formula="of:=MOD([.$F$4];[.A9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49]+1" office:value-type="float" office:value="945" calcext:value-type="float">
            <text:p>945</text:p>
          </table:table-cell>
          <table:table-cell table:formula="of:=MOD([.$F$4];[.A9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50]+1" office:value-type="float" office:value="946" calcext:value-type="float">
            <text:p>946</text:p>
          </table:table-cell>
          <table:table-cell table:formula="of:=MOD([.$F$4];[.A9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51]+1" office:value-type="float" office:value="947" calcext:value-type="float">
            <text:p>947</text:p>
          </table:table-cell>
          <table:table-cell table:formula="of:=MOD([.$F$4];[.A9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52]+1" office:value-type="float" office:value="948" calcext:value-type="float">
            <text:p>948</text:p>
          </table:table-cell>
          <table:table-cell table:formula="of:=MOD([.$F$4];[.A9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53]+1" office:value-type="float" office:value="949" calcext:value-type="float">
            <text:p>949</text:p>
          </table:table-cell>
          <table:table-cell table:formula="of:=MOD([.$F$4];[.A9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54]+1" office:value-type="float" office:value="950" calcext:value-type="float">
            <text:p>950</text:p>
          </table:table-cell>
          <table:table-cell table:formula="of:=MOD([.$F$4];[.A9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55]+1" office:value-type="float" office:value="951" calcext:value-type="float">
            <text:p>951</text:p>
          </table:table-cell>
          <table:table-cell table:formula="of:=MOD([.$F$4];[.A9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56]+1" office:value-type="float" office:value="952" calcext:value-type="float">
            <text:p>952</text:p>
          </table:table-cell>
          <table:table-cell table:formula="of:=MOD([.$F$4];[.A9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57]+1" office:value-type="float" office:value="953" calcext:value-type="float">
            <text:p>953</text:p>
          </table:table-cell>
          <table:table-cell table:formula="of:=MOD([.$F$4];[.A9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58]+1" office:value-type="float" office:value="954" calcext:value-type="float">
            <text:p>954</text:p>
          </table:table-cell>
          <table:table-cell table:formula="of:=MOD([.$F$4];[.A9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59]+1" office:value-type="float" office:value="955" calcext:value-type="float">
            <text:p>955</text:p>
          </table:table-cell>
          <table:table-cell table:formula="of:=MOD([.$F$4];[.A9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60]+1" office:value-type="float" office:value="956" calcext:value-type="float">
            <text:p>956</text:p>
          </table:table-cell>
          <table:table-cell table:formula="of:=MOD([.$F$4];[.A9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61]+1" office:value-type="float" office:value="957" calcext:value-type="float">
            <text:p>957</text:p>
          </table:table-cell>
          <table:table-cell table:formula="of:=MOD([.$F$4];[.A9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62]+1" office:value-type="float" office:value="958" calcext:value-type="float">
            <text:p>958</text:p>
          </table:table-cell>
          <table:table-cell table:formula="of:=MOD([.$F$4];[.A9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63]+1" office:value-type="float" office:value="959" calcext:value-type="float">
            <text:p>959</text:p>
          </table:table-cell>
          <table:table-cell table:formula="of:=MOD([.$F$4];[.A9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64]+1" office:value-type="float" office:value="960" calcext:value-type="float">
            <text:p>960</text:p>
          </table:table-cell>
          <table:table-cell table:formula="of:=MOD([.$F$4];[.A9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65]+1" office:value-type="float" office:value="961" calcext:value-type="float">
            <text:p>961</text:p>
          </table:table-cell>
          <table:table-cell table:formula="of:=MOD([.$F$4];[.A9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66]+1" office:value-type="float" office:value="962" calcext:value-type="float">
            <text:p>962</text:p>
          </table:table-cell>
          <table:table-cell table:formula="of:=MOD([.$F$4];[.A9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67]+1" office:value-type="float" office:value="963" calcext:value-type="float">
            <text:p>963</text:p>
          </table:table-cell>
          <table:table-cell table:formula="of:=MOD([.$F$4];[.A9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68]+1" office:value-type="float" office:value="964" calcext:value-type="float">
            <text:p>964</text:p>
          </table:table-cell>
          <table:table-cell table:formula="of:=MOD([.$F$4];[.A9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69]+1" office:value-type="float" office:value="965" calcext:value-type="float">
            <text:p>965</text:p>
          </table:table-cell>
          <table:table-cell table:formula="of:=MOD([.$F$4];[.A9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70]+1" office:value-type="float" office:value="966" calcext:value-type="float">
            <text:p>966</text:p>
          </table:table-cell>
          <table:table-cell table:formula="of:=MOD([.$F$4];[.A9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71]+1" office:value-type="float" office:value="967" calcext:value-type="float">
            <text:p>967</text:p>
          </table:table-cell>
          <table:table-cell table:formula="of:=MOD([.$F$4];[.A9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72]+1" office:value-type="float" office:value="968" calcext:value-type="float">
            <text:p>968</text:p>
          </table:table-cell>
          <table:table-cell table:formula="of:=MOD([.$F$4];[.A9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73]+1" office:value-type="float" office:value="969" calcext:value-type="float">
            <text:p>969</text:p>
          </table:table-cell>
          <table:table-cell table:formula="of:=MOD([.$F$4];[.A9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74]+1" office:value-type="float" office:value="970" calcext:value-type="float">
            <text:p>970</text:p>
          </table:table-cell>
          <table:table-cell table:formula="of:=MOD([.$F$4];[.A9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75]+1" office:value-type="float" office:value="971" calcext:value-type="float">
            <text:p>971</text:p>
          </table:table-cell>
          <table:table-cell table:formula="of:=MOD([.$F$4];[.A9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76]+1" office:value-type="float" office:value="972" calcext:value-type="float">
            <text:p>972</text:p>
          </table:table-cell>
          <table:table-cell table:formula="of:=MOD([.$F$4];[.A9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77]+1" office:value-type="float" office:value="973" calcext:value-type="float">
            <text:p>973</text:p>
          </table:table-cell>
          <table:table-cell table:formula="of:=MOD([.$F$4];[.A9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78]+1" office:value-type="float" office:value="974" calcext:value-type="float">
            <text:p>974</text:p>
          </table:table-cell>
          <table:table-cell table:formula="of:=MOD([.$F$4];[.A9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79]+1" office:value-type="float" office:value="975" calcext:value-type="float">
            <text:p>975</text:p>
          </table:table-cell>
          <table:table-cell table:formula="of:=MOD([.$F$4];[.A9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80]+1" office:value-type="float" office:value="976" calcext:value-type="float">
            <text:p>976</text:p>
          </table:table-cell>
          <table:table-cell table:formula="of:=MOD([.$F$4];[.A9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81]+1" office:value-type="float" office:value="977" calcext:value-type="float">
            <text:p>977</text:p>
          </table:table-cell>
          <table:table-cell table:formula="of:=MOD([.$F$4];[.A9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82]+1" office:value-type="float" office:value="978" calcext:value-type="float">
            <text:p>978</text:p>
          </table:table-cell>
          <table:table-cell table:formula="of:=MOD([.$F$4];[.A9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83]+1" office:value-type="float" office:value="979" calcext:value-type="float">
            <text:p>979</text:p>
          </table:table-cell>
          <table:table-cell table:formula="of:=MOD([.$F$4];[.A9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84]+1" office:value-type="float" office:value="980" calcext:value-type="float">
            <text:p>980</text:p>
          </table:table-cell>
          <table:table-cell table:formula="of:=MOD([.$F$4];[.A9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85]+1" office:value-type="float" office:value="981" calcext:value-type="float">
            <text:p>981</text:p>
          </table:table-cell>
          <table:table-cell table:formula="of:=MOD([.$F$4];[.A9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86]+1" office:value-type="float" office:value="982" calcext:value-type="float">
            <text:p>982</text:p>
          </table:table-cell>
          <table:table-cell table:formula="of:=MOD([.$F$4];[.A9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87]+1" office:value-type="float" office:value="983" calcext:value-type="float">
            <text:p>983</text:p>
          </table:table-cell>
          <table:table-cell table:formula="of:=MOD([.$F$4];[.A9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88]+1" office:value-type="float" office:value="984" calcext:value-type="float">
            <text:p>984</text:p>
          </table:table-cell>
          <table:table-cell table:formula="of:=MOD([.$F$4];[.A9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89]+1" office:value-type="float" office:value="985" calcext:value-type="float">
            <text:p>985</text:p>
          </table:table-cell>
          <table:table-cell table:formula="of:=MOD([.$F$4];[.A9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90]+1" office:value-type="float" office:value="986" calcext:value-type="float">
            <text:p>986</text:p>
          </table:table-cell>
          <table:table-cell table:formula="of:=MOD([.$F$4];[.A9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91]+1" office:value-type="float" office:value="987" calcext:value-type="float">
            <text:p>987</text:p>
          </table:table-cell>
          <table:table-cell table:formula="of:=MOD([.$F$4];[.A9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92]+1" office:value-type="float" office:value="988" calcext:value-type="float">
            <text:p>988</text:p>
          </table:table-cell>
          <table:table-cell table:formula="of:=MOD([.$F$4];[.A9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93]+1" office:value-type="float" office:value="989" calcext:value-type="float">
            <text:p>989</text:p>
          </table:table-cell>
          <table:table-cell table:formula="of:=MOD([.$F$4];[.A9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94]+1" office:value-type="float" office:value="990" calcext:value-type="float">
            <text:p>990</text:p>
          </table:table-cell>
          <table:table-cell table:formula="of:=MOD([.$F$4];[.A9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95]+1" office:value-type="float" office:value="991" calcext:value-type="float">
            <text:p>991</text:p>
          </table:table-cell>
          <table:table-cell table:formula="of:=MOD([.$F$4];[.A9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96]+1" office:value-type="float" office:value="992" calcext:value-type="float">
            <text:p>992</text:p>
          </table:table-cell>
          <table:table-cell table:formula="of:=MOD([.$F$4];[.A9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97]+1" office:value-type="float" office:value="993" calcext:value-type="float">
            <text:p>993</text:p>
          </table:table-cell>
          <table:table-cell table:formula="of:=MOD([.$F$4];[.A9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98]+1" office:value-type="float" office:value="994" calcext:value-type="float">
            <text:p>994</text:p>
          </table:table-cell>
          <table:table-cell table:formula="of:=MOD([.$F$4];[.A9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99]+1" office:value-type="float" office:value="995" calcext:value-type="float">
            <text:p>995</text:p>
          </table:table-cell>
          <table:table-cell table:formula="of:=MOD([.$F$4];[.A10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00]+1" office:value-type="float" office:value="996" calcext:value-type="float">
            <text:p>996</text:p>
          </table:table-cell>
          <table:table-cell table:formula="of:=MOD([.$F$4];[.A10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01]+1" office:value-type="float" office:value="997" calcext:value-type="float">
            <text:p>997</text:p>
          </table:table-cell>
          <table:table-cell table:formula="of:=MOD([.$F$4];[.A10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02]+1" office:value-type="float" office:value="998" calcext:value-type="float">
            <text:p>998</text:p>
          </table:table-cell>
          <table:table-cell table:formula="of:=MOD([.$F$4];[.A10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03]+1" office:value-type="float" office:value="999" calcext:value-type="float">
            <text:p>999</text:p>
          </table:table-cell>
          <table:table-cell table:formula="of:=MOD([.$F$4];[.A10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04]+1" office:value-type="float" office:value="1000" calcext:value-type="float">
            <text:p>1000</text:p>
          </table:table-cell>
          <table:table-cell table:formula="of:=MOD([.$F$4];[.A10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05]+1" office:value-type="float" office:value="1001" calcext:value-type="float">
            <text:p>1001</text:p>
          </table:table-cell>
          <table:table-cell table:formula="of:=MOD([.$F$4];[.A10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06]+1" office:value-type="float" office:value="1002" calcext:value-type="float">
            <text:p>1002</text:p>
          </table:table-cell>
          <table:table-cell table:formula="of:=MOD([.$F$4];[.A10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07]+1" office:value-type="float" office:value="1003" calcext:value-type="float">
            <text:p>1003</text:p>
          </table:table-cell>
          <table:table-cell table:formula="of:=MOD([.$F$4];[.A10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08]+1" office:value-type="float" office:value="1004" calcext:value-type="float">
            <text:p>1004</text:p>
          </table:table-cell>
          <table:table-cell table:formula="of:=MOD([.$F$4];[.A10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09]+1" office:value-type="float" office:value="1005" calcext:value-type="float">
            <text:p>1005</text:p>
          </table:table-cell>
          <table:table-cell table:formula="of:=MOD([.$F$4];[.A10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10]+1" office:value-type="float" office:value="1006" calcext:value-type="float">
            <text:p>1006</text:p>
          </table:table-cell>
          <table:table-cell table:formula="of:=MOD([.$F$4];[.A10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11]+1" office:value-type="float" office:value="1007" calcext:value-type="float">
            <text:p>1007</text:p>
          </table:table-cell>
          <table:table-cell table:formula="of:=MOD([.$F$4];[.A10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12]+1" office:value-type="float" office:value="1008" calcext:value-type="float">
            <text:p>1008</text:p>
          </table:table-cell>
          <table:table-cell table:formula="of:=MOD([.$F$4];[.A10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13]+1" office:value-type="float" office:value="1009" calcext:value-type="float">
            <text:p>1009</text:p>
          </table:table-cell>
          <table:table-cell table:formula="of:=MOD([.$F$4];[.A10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14]+1" office:value-type="float" office:value="1010" calcext:value-type="float">
            <text:p>1010</text:p>
          </table:table-cell>
          <table:table-cell table:formula="of:=MOD([.$F$4];[.A10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15]+1" office:value-type="float" office:value="1011" calcext:value-type="float">
            <text:p>1011</text:p>
          </table:table-cell>
          <table:table-cell table:formula="of:=MOD([.$F$4];[.A10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16]+1" office:value-type="float" office:value="1012" calcext:value-type="float">
            <text:p>1012</text:p>
          </table:table-cell>
          <table:table-cell table:formula="of:=MOD([.$F$4];[.A10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17]+1" office:value-type="float" office:value="1013" calcext:value-type="float">
            <text:p>1013</text:p>
          </table:table-cell>
          <table:table-cell table:formula="of:=MOD([.$F$4];[.A10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18]+1" office:value-type="float" office:value="1014" calcext:value-type="float">
            <text:p>1014</text:p>
          </table:table-cell>
          <table:table-cell table:formula="of:=MOD([.$F$4];[.A10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19]+1" office:value-type="float" office:value="1015" calcext:value-type="float">
            <text:p>1015</text:p>
          </table:table-cell>
          <table:table-cell table:formula="of:=MOD([.$F$4];[.A10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20]+1" office:value-type="float" office:value="1016" calcext:value-type="float">
            <text:p>1016</text:p>
          </table:table-cell>
          <table:table-cell table:formula="of:=MOD([.$F$4];[.A10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21]+1" office:value-type="float" office:value="1017" calcext:value-type="float">
            <text:p>1017</text:p>
          </table:table-cell>
          <table:table-cell table:formula="of:=MOD([.$F$4];[.A10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22]+1" office:value-type="float" office:value="1018" calcext:value-type="float">
            <text:p>1018</text:p>
          </table:table-cell>
          <table:table-cell table:formula="of:=MOD([.$F$4];[.A10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23]+1" office:value-type="float" office:value="1019" calcext:value-type="float">
            <text:p>1019</text:p>
          </table:table-cell>
          <table:table-cell table:formula="of:=MOD([.$F$4];[.A10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24]+1" office:value-type="float" office:value="1020" calcext:value-type="float">
            <text:p>1020</text:p>
          </table:table-cell>
          <table:table-cell table:formula="of:=MOD([.$F$4];[.A10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25]+1" office:value-type="float" office:value="1021" calcext:value-type="float">
            <text:p>1021</text:p>
          </table:table-cell>
          <table:table-cell table:formula="of:=MOD([.$F$4];[.A10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26]+1" office:value-type="float" office:value="1022" calcext:value-type="float">
            <text:p>1022</text:p>
          </table:table-cell>
          <table:table-cell table:formula="of:=MOD([.$F$4];[.A10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27]+1" office:value-type="float" office:value="1023" calcext:value-type="float">
            <text:p>1023</text:p>
          </table:table-cell>
          <table:table-cell table:formula="of:=MOD([.$F$4];[.A10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28]+1" office:value-type="float" office:value="1024" calcext:value-type="float">
            <text:p>1024</text:p>
          </table:table-cell>
          <table:table-cell table:formula="of:=MOD([.$F$4];[.A10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29]+1" office:value-type="float" office:value="1025" calcext:value-type="float">
            <text:p>1025</text:p>
          </table:table-cell>
          <table:table-cell table:formula="of:=MOD([.$F$4];[.A10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30]+1" office:value-type="float" office:value="1026" calcext:value-type="float">
            <text:p>1026</text:p>
          </table:table-cell>
          <table:table-cell table:formula="of:=MOD([.$F$4];[.A10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31]+1" office:value-type="float" office:value="1027" calcext:value-type="float">
            <text:p>1027</text:p>
          </table:table-cell>
          <table:table-cell table:formula="of:=MOD([.$F$4];[.A10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32]+1" office:value-type="float" office:value="1028" calcext:value-type="float">
            <text:p>1028</text:p>
          </table:table-cell>
          <table:table-cell table:formula="of:=MOD([.$F$4];[.A10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33]+1" office:value-type="float" office:value="1029" calcext:value-type="float">
            <text:p>1029</text:p>
          </table:table-cell>
          <table:table-cell table:formula="of:=MOD([.$F$4];[.A10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34]+1" office:value-type="float" office:value="1030" calcext:value-type="float">
            <text:p>1030</text:p>
          </table:table-cell>
          <table:table-cell table:formula="of:=MOD([.$F$4];[.A10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35]+1" office:value-type="float" office:value="1031" calcext:value-type="float">
            <text:p>1031</text:p>
          </table:table-cell>
          <table:table-cell table:formula="of:=MOD([.$F$4];[.A10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36]+1" office:value-type="float" office:value="1032" calcext:value-type="float">
            <text:p>1032</text:p>
          </table:table-cell>
          <table:table-cell table:formula="of:=MOD([.$F$4];[.A10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37]+1" office:value-type="float" office:value="1033" calcext:value-type="float">
            <text:p>1033</text:p>
          </table:table-cell>
          <table:table-cell table:formula="of:=MOD([.$F$4];[.A10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38]+1" office:value-type="float" office:value="1034" calcext:value-type="float">
            <text:p>1034</text:p>
          </table:table-cell>
          <table:table-cell table:formula="of:=MOD([.$F$4];[.A10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39]+1" office:value-type="float" office:value="1035" calcext:value-type="float">
            <text:p>1035</text:p>
          </table:table-cell>
          <table:table-cell table:formula="of:=MOD([.$F$4];[.A10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40]+1" office:value-type="float" office:value="1036" calcext:value-type="float">
            <text:p>1036</text:p>
          </table:table-cell>
          <table:table-cell table:formula="of:=MOD([.$F$4];[.A10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41]+1" office:value-type="float" office:value="1037" calcext:value-type="float">
            <text:p>1037</text:p>
          </table:table-cell>
          <table:table-cell table:formula="of:=MOD([.$F$4];[.A10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42]+1" office:value-type="float" office:value="1038" calcext:value-type="float">
            <text:p>1038</text:p>
          </table:table-cell>
          <table:table-cell table:formula="of:=MOD([.$F$4];[.A10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43]+1" office:value-type="float" office:value="1039" calcext:value-type="float">
            <text:p>1039</text:p>
          </table:table-cell>
          <table:table-cell table:formula="of:=MOD([.$F$4];[.A10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44]+1" office:value-type="float" office:value="1040" calcext:value-type="float">
            <text:p>1040</text:p>
          </table:table-cell>
          <table:table-cell table:formula="of:=MOD([.$F$4];[.A10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45]+1" office:value-type="float" office:value="1041" calcext:value-type="float">
            <text:p>1041</text:p>
          </table:table-cell>
          <table:table-cell table:formula="of:=MOD([.$F$4];[.A10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46]+1" office:value-type="float" office:value="1042" calcext:value-type="float">
            <text:p>1042</text:p>
          </table:table-cell>
          <table:table-cell table:formula="of:=MOD([.$F$4];[.A10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47]+1" office:value-type="float" office:value="1043" calcext:value-type="float">
            <text:p>1043</text:p>
          </table:table-cell>
          <table:table-cell table:formula="of:=MOD([.$F$4];[.A10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48]+1" office:value-type="float" office:value="1044" calcext:value-type="float">
            <text:p>1044</text:p>
          </table:table-cell>
          <table:table-cell table:formula="of:=MOD([.$F$4];[.A10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49]+1" office:value-type="float" office:value="1045" calcext:value-type="float">
            <text:p>1045</text:p>
          </table:table-cell>
          <table:table-cell table:formula="of:=MOD([.$F$4];[.A10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50]+1" office:value-type="float" office:value="1046" calcext:value-type="float">
            <text:p>1046</text:p>
          </table:table-cell>
          <table:table-cell table:formula="of:=MOD([.$F$4];[.A10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51]+1" office:value-type="float" office:value="1047" calcext:value-type="float">
            <text:p>1047</text:p>
          </table:table-cell>
          <table:table-cell table:formula="of:=MOD([.$F$4];[.A10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52]+1" office:value-type="float" office:value="1048" calcext:value-type="float">
            <text:p>1048</text:p>
          </table:table-cell>
          <table:table-cell table:formula="of:=MOD([.$F$4];[.A10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53]+1" office:value-type="float" office:value="1049" calcext:value-type="float">
            <text:p>1049</text:p>
          </table:table-cell>
          <table:table-cell table:formula="of:=MOD([.$F$4];[.A10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54]+1" office:value-type="float" office:value="1050" calcext:value-type="float">
            <text:p>1050</text:p>
          </table:table-cell>
          <table:table-cell table:formula="of:=MOD([.$F$4];[.A10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55]+1" office:value-type="float" office:value="1051" calcext:value-type="float">
            <text:p>1051</text:p>
          </table:table-cell>
          <table:table-cell table:formula="of:=MOD([.$F$4];[.A10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56]+1" office:value-type="float" office:value="1052" calcext:value-type="float">
            <text:p>1052</text:p>
          </table:table-cell>
          <table:table-cell table:formula="of:=MOD([.$F$4];[.A10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57]+1" office:value-type="float" office:value="1053" calcext:value-type="float">
            <text:p>1053</text:p>
          </table:table-cell>
          <table:table-cell table:formula="of:=MOD([.$F$4];[.A10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58]+1" office:value-type="float" office:value="1054" calcext:value-type="float">
            <text:p>1054</text:p>
          </table:table-cell>
          <table:table-cell table:formula="of:=MOD([.$F$4];[.A10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59]+1" office:value-type="float" office:value="1055" calcext:value-type="float">
            <text:p>1055</text:p>
          </table:table-cell>
          <table:table-cell table:formula="of:=MOD([.$F$4];[.A10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60]+1" office:value-type="float" office:value="1056" calcext:value-type="float">
            <text:p>1056</text:p>
          </table:table-cell>
          <table:table-cell table:formula="of:=MOD([.$F$4];[.A10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61]+1" office:value-type="float" office:value="1057" calcext:value-type="float">
            <text:p>1057</text:p>
          </table:table-cell>
          <table:table-cell table:formula="of:=MOD([.$F$4];[.A10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62]+1" office:value-type="float" office:value="1058" calcext:value-type="float">
            <text:p>1058</text:p>
          </table:table-cell>
          <table:table-cell table:formula="of:=MOD([.$F$4];[.A10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63]+1" office:value-type="float" office:value="1059" calcext:value-type="float">
            <text:p>1059</text:p>
          </table:table-cell>
          <table:table-cell table:formula="of:=MOD([.$F$4];[.A10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64]+1" office:value-type="float" office:value="1060" calcext:value-type="float">
            <text:p>1060</text:p>
          </table:table-cell>
          <table:table-cell table:formula="of:=MOD([.$F$4];[.A10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65]+1" office:value-type="float" office:value="1061" calcext:value-type="float">
            <text:p>1061</text:p>
          </table:table-cell>
          <table:table-cell table:formula="of:=MOD([.$F$4];[.A10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66]+1" office:value-type="float" office:value="1062" calcext:value-type="float">
            <text:p>1062</text:p>
          </table:table-cell>
          <table:table-cell table:formula="of:=MOD([.$F$4];[.A10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67]+1" office:value-type="float" office:value="1063" calcext:value-type="float">
            <text:p>1063</text:p>
          </table:table-cell>
          <table:table-cell table:formula="of:=MOD([.$F$4];[.A10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68]+1" office:value-type="float" office:value="1064" calcext:value-type="float">
            <text:p>1064</text:p>
          </table:table-cell>
          <table:table-cell table:formula="of:=MOD([.$F$4];[.A10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69]+1" office:value-type="float" office:value="1065" calcext:value-type="float">
            <text:p>1065</text:p>
          </table:table-cell>
          <table:table-cell table:formula="of:=MOD([.$F$4];[.A10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70]+1" office:value-type="float" office:value="1066" calcext:value-type="float">
            <text:p>1066</text:p>
          </table:table-cell>
          <table:table-cell table:formula="of:=MOD([.$F$4];[.A10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71]+1" office:value-type="float" office:value="1067" calcext:value-type="float">
            <text:p>1067</text:p>
          </table:table-cell>
          <table:table-cell table:formula="of:=MOD([.$F$4];[.A10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72]+1" office:value-type="float" office:value="1068" calcext:value-type="float">
            <text:p>1068</text:p>
          </table:table-cell>
          <table:table-cell table:formula="of:=MOD([.$F$4];[.A10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73]+1" office:value-type="float" office:value="1069" calcext:value-type="float">
            <text:p>1069</text:p>
          </table:table-cell>
          <table:table-cell table:formula="of:=MOD([.$F$4];[.A10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74]+1" office:value-type="float" office:value="1070" calcext:value-type="float">
            <text:p>1070</text:p>
          </table:table-cell>
          <table:table-cell table:formula="of:=MOD([.$F$4];[.A10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75]+1" office:value-type="float" office:value="1071" calcext:value-type="float">
            <text:p>1071</text:p>
          </table:table-cell>
          <table:table-cell table:formula="of:=MOD([.$F$4];[.A10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76]+1" office:value-type="float" office:value="1072" calcext:value-type="float">
            <text:p>1072</text:p>
          </table:table-cell>
          <table:table-cell table:formula="of:=MOD([.$F$4];[.A10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77]+1" office:value-type="float" office:value="1073" calcext:value-type="float">
            <text:p>1073</text:p>
          </table:table-cell>
          <table:table-cell table:formula="of:=MOD([.$F$4];[.A10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78]+1" office:value-type="float" office:value="1074" calcext:value-type="float">
            <text:p>1074</text:p>
          </table:table-cell>
          <table:table-cell table:formula="of:=MOD([.$F$4];[.A10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79]+1" office:value-type="float" office:value="1075" calcext:value-type="float">
            <text:p>1075</text:p>
          </table:table-cell>
          <table:table-cell table:formula="of:=MOD([.$F$4];[.A10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80]+1" office:value-type="float" office:value="1076" calcext:value-type="float">
            <text:p>1076</text:p>
          </table:table-cell>
          <table:table-cell table:formula="of:=MOD([.$F$4];[.A10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81]+1" office:value-type="float" office:value="1077" calcext:value-type="float">
            <text:p>1077</text:p>
          </table:table-cell>
          <table:table-cell table:formula="of:=MOD([.$F$4];[.A10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82]+1" office:value-type="float" office:value="1078" calcext:value-type="float">
            <text:p>1078</text:p>
          </table:table-cell>
          <table:table-cell table:formula="of:=MOD([.$F$4];[.A10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83]+1" office:value-type="float" office:value="1079" calcext:value-type="float">
            <text:p>1079</text:p>
          </table:table-cell>
          <table:table-cell table:formula="of:=MOD([.$F$4];[.A10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84]+1" office:value-type="float" office:value="1080" calcext:value-type="float">
            <text:p>1080</text:p>
          </table:table-cell>
          <table:table-cell table:formula="of:=MOD([.$F$4];[.A10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85]+1" office:value-type="float" office:value="1081" calcext:value-type="float">
            <text:p>1081</text:p>
          </table:table-cell>
          <table:table-cell table:formula="of:=MOD([.$F$4];[.A10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86]+1" office:value-type="float" office:value="1082" calcext:value-type="float">
            <text:p>1082</text:p>
          </table:table-cell>
          <table:table-cell table:formula="of:=MOD([.$F$4];[.A10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87]+1" office:value-type="float" office:value="1083" calcext:value-type="float">
            <text:p>1083</text:p>
          </table:table-cell>
          <table:table-cell table:formula="of:=MOD([.$F$4];[.A10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88]+1" office:value-type="float" office:value="1084" calcext:value-type="float">
            <text:p>1084</text:p>
          </table:table-cell>
          <table:table-cell table:formula="of:=MOD([.$F$4];[.A10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89]+1" office:value-type="float" office:value="1085" calcext:value-type="float">
            <text:p>1085</text:p>
          </table:table-cell>
          <table:table-cell table:formula="of:=MOD([.$F$4];[.A10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90]+1" office:value-type="float" office:value="1086" calcext:value-type="float">
            <text:p>1086</text:p>
          </table:table-cell>
          <table:table-cell table:formula="of:=MOD([.$F$4];[.A10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91]+1" office:value-type="float" office:value="1087" calcext:value-type="float">
            <text:p>1087</text:p>
          </table:table-cell>
          <table:table-cell table:formula="of:=MOD([.$F$4];[.A10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92]+1" office:value-type="float" office:value="1088" calcext:value-type="float">
            <text:p>1088</text:p>
          </table:table-cell>
          <table:table-cell table:formula="of:=MOD([.$F$4];[.A10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93]+1" office:value-type="float" office:value="1089" calcext:value-type="float">
            <text:p>1089</text:p>
          </table:table-cell>
          <table:table-cell table:formula="of:=MOD([.$F$4];[.A10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94]+1" office:value-type="float" office:value="1090" calcext:value-type="float">
            <text:p>1090</text:p>
          </table:table-cell>
          <table:table-cell table:formula="of:=MOD([.$F$4];[.A10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95]+1" office:value-type="float" office:value="1091" calcext:value-type="float">
            <text:p>1091</text:p>
          </table:table-cell>
          <table:table-cell table:formula="of:=MOD([.$F$4];[.A10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96]+1" office:value-type="float" office:value="1092" calcext:value-type="float">
            <text:p>1092</text:p>
          </table:table-cell>
          <table:table-cell table:formula="of:=MOD([.$F$4];[.A10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97]+1" office:value-type="float" office:value="1093" calcext:value-type="float">
            <text:p>1093</text:p>
          </table:table-cell>
          <table:table-cell table:formula="of:=MOD([.$F$4];[.A10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98]+1" office:value-type="float" office:value="1094" calcext:value-type="float">
            <text:p>1094</text:p>
          </table:table-cell>
          <table:table-cell table:formula="of:=MOD([.$F$4];[.A10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99]+1" office:value-type="float" office:value="1095" calcext:value-type="float">
            <text:p>1095</text:p>
          </table:table-cell>
          <table:table-cell table:formula="of:=MOD([.$F$4];[.A11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00]+1" office:value-type="float" office:value="1096" calcext:value-type="float">
            <text:p>1096</text:p>
          </table:table-cell>
          <table:table-cell table:formula="of:=MOD([.$F$4];[.A11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01]+1" office:value-type="float" office:value="1097" calcext:value-type="float">
            <text:p>1097</text:p>
          </table:table-cell>
          <table:table-cell table:formula="of:=MOD([.$F$4];[.A11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02]+1" office:value-type="float" office:value="1098" calcext:value-type="float">
            <text:p>1098</text:p>
          </table:table-cell>
          <table:table-cell table:formula="of:=MOD([.$F$4];[.A11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03]+1" office:value-type="float" office:value="1099" calcext:value-type="float">
            <text:p>1099</text:p>
          </table:table-cell>
          <table:table-cell table:formula="of:=MOD([.$F$4];[.A11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04]+1" office:value-type="float" office:value="1100" calcext:value-type="float">
            <text:p>1100</text:p>
          </table:table-cell>
          <table:table-cell table:formula="of:=MOD([.$F$4];[.A11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05]+1" office:value-type="float" office:value="1101" calcext:value-type="float">
            <text:p>1101</text:p>
          </table:table-cell>
          <table:table-cell table:formula="of:=MOD([.$F$4];[.A11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06]+1" office:value-type="float" office:value="1102" calcext:value-type="float">
            <text:p>1102</text:p>
          </table:table-cell>
          <table:table-cell table:formula="of:=MOD([.$F$4];[.A11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07]+1" office:value-type="float" office:value="1103" calcext:value-type="float">
            <text:p>1103</text:p>
          </table:table-cell>
          <table:table-cell table:formula="of:=MOD([.$F$4];[.A11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08]+1" office:value-type="float" office:value="1104" calcext:value-type="float">
            <text:p>1104</text:p>
          </table:table-cell>
          <table:table-cell table:formula="of:=MOD([.$F$4];[.A11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09]+1" office:value-type="float" office:value="1105" calcext:value-type="float">
            <text:p>1105</text:p>
          </table:table-cell>
          <table:table-cell table:formula="of:=MOD([.$F$4];[.A11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10]+1" office:value-type="float" office:value="1106" calcext:value-type="float">
            <text:p>1106</text:p>
          </table:table-cell>
          <table:table-cell table:formula="of:=MOD([.$F$4];[.A11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11]+1" office:value-type="float" office:value="1107" calcext:value-type="float">
            <text:p>1107</text:p>
          </table:table-cell>
          <table:table-cell table:formula="of:=MOD([.$F$4];[.A11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12]+1" office:value-type="float" office:value="1108" calcext:value-type="float">
            <text:p>1108</text:p>
          </table:table-cell>
          <table:table-cell table:formula="of:=MOD([.$F$4];[.A11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13]+1" office:value-type="float" office:value="1109" calcext:value-type="float">
            <text:p>1109</text:p>
          </table:table-cell>
          <table:table-cell table:formula="of:=MOD([.$F$4];[.A11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14]+1" office:value-type="float" office:value="1110" calcext:value-type="float">
            <text:p>1110</text:p>
          </table:table-cell>
          <table:table-cell table:formula="of:=MOD([.$F$4];[.A11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15]+1" office:value-type="float" office:value="1111" calcext:value-type="float">
            <text:p>1111</text:p>
          </table:table-cell>
          <table:table-cell table:formula="of:=MOD([.$F$4];[.A11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16]+1" office:value-type="float" office:value="1112" calcext:value-type="float">
            <text:p>1112</text:p>
          </table:table-cell>
          <table:table-cell table:formula="of:=MOD([.$F$4];[.A11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17]+1" office:value-type="float" office:value="1113" calcext:value-type="float">
            <text:p>1113</text:p>
          </table:table-cell>
          <table:table-cell table:formula="of:=MOD([.$F$4];[.A11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18]+1" office:value-type="float" office:value="1114" calcext:value-type="float">
            <text:p>1114</text:p>
          </table:table-cell>
          <table:table-cell table:formula="of:=MOD([.$F$4];[.A11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19]+1" office:value-type="float" office:value="1115" calcext:value-type="float">
            <text:p>1115</text:p>
          </table:table-cell>
          <table:table-cell table:formula="of:=MOD([.$F$4];[.A11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20]+1" office:value-type="float" office:value="1116" calcext:value-type="float">
            <text:p>1116</text:p>
          </table:table-cell>
          <table:table-cell table:formula="of:=MOD([.$F$4];[.A11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21]+1" office:value-type="float" office:value="1117" calcext:value-type="float">
            <text:p>1117</text:p>
          </table:table-cell>
          <table:table-cell table:formula="of:=MOD([.$F$4];[.A11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22]+1" office:value-type="float" office:value="1118" calcext:value-type="float">
            <text:p>1118</text:p>
          </table:table-cell>
          <table:table-cell table:formula="of:=MOD([.$F$4];[.A11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23]+1" office:value-type="float" office:value="1119" calcext:value-type="float">
            <text:p>1119</text:p>
          </table:table-cell>
          <table:table-cell table:formula="of:=MOD([.$F$4];[.A11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24]+1" office:value-type="float" office:value="1120" calcext:value-type="float">
            <text:p>1120</text:p>
          </table:table-cell>
          <table:table-cell table:formula="of:=MOD([.$F$4];[.A11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25]+1" office:value-type="float" office:value="1121" calcext:value-type="float">
            <text:p>1121</text:p>
          </table:table-cell>
          <table:table-cell table:formula="of:=MOD([.$F$4];[.A11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26]+1" office:value-type="float" office:value="1122" calcext:value-type="float">
            <text:p>1122</text:p>
          </table:table-cell>
          <table:table-cell table:formula="of:=MOD([.$F$4];[.A11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27]+1" office:value-type="float" office:value="1123" calcext:value-type="float">
            <text:p>1123</text:p>
          </table:table-cell>
          <table:table-cell table:formula="of:=MOD([.$F$4];[.A11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28]+1" office:value-type="float" office:value="1124" calcext:value-type="float">
            <text:p>1124</text:p>
          </table:table-cell>
          <table:table-cell table:formula="of:=MOD([.$F$4];[.A11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29]+1" office:value-type="float" office:value="1125" calcext:value-type="float">
            <text:p>1125</text:p>
          </table:table-cell>
          <table:table-cell table:formula="of:=MOD([.$F$4];[.A11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30]+1" office:value-type="float" office:value="1126" calcext:value-type="float">
            <text:p>1126</text:p>
          </table:table-cell>
          <table:table-cell table:formula="of:=MOD([.$F$4];[.A11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31]+1" office:value-type="float" office:value="1127" calcext:value-type="float">
            <text:p>1127</text:p>
          </table:table-cell>
          <table:table-cell table:formula="of:=MOD([.$F$4];[.A11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32]+1" office:value-type="float" office:value="1128" calcext:value-type="float">
            <text:p>1128</text:p>
          </table:table-cell>
          <table:table-cell table:formula="of:=MOD([.$F$4];[.A11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33]+1" office:value-type="float" office:value="1129" calcext:value-type="float">
            <text:p>1129</text:p>
          </table:table-cell>
          <table:table-cell table:formula="of:=MOD([.$F$4];[.A11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34]+1" office:value-type="float" office:value="1130" calcext:value-type="float">
            <text:p>1130</text:p>
          </table:table-cell>
          <table:table-cell table:formula="of:=MOD([.$F$4];[.A11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35]+1" office:value-type="float" office:value="1131" calcext:value-type="float">
            <text:p>1131</text:p>
          </table:table-cell>
          <table:table-cell table:formula="of:=MOD([.$F$4];[.A11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36]+1" office:value-type="float" office:value="1132" calcext:value-type="float">
            <text:p>1132</text:p>
          </table:table-cell>
          <table:table-cell table:formula="of:=MOD([.$F$4];[.A11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37]+1" office:value-type="float" office:value="1133" calcext:value-type="float">
            <text:p>1133</text:p>
          </table:table-cell>
          <table:table-cell table:formula="of:=MOD([.$F$4];[.A11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38]+1" office:value-type="float" office:value="1134" calcext:value-type="float">
            <text:p>1134</text:p>
          </table:table-cell>
          <table:table-cell table:formula="of:=MOD([.$F$4];[.A11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39]+1" office:value-type="float" office:value="1135" calcext:value-type="float">
            <text:p>1135</text:p>
          </table:table-cell>
          <table:table-cell table:formula="of:=MOD([.$F$4];[.A11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40]+1" office:value-type="float" office:value="1136" calcext:value-type="float">
            <text:p>1136</text:p>
          </table:table-cell>
          <table:table-cell table:formula="of:=MOD([.$F$4];[.A11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41]+1" office:value-type="float" office:value="1137" calcext:value-type="float">
            <text:p>1137</text:p>
          </table:table-cell>
          <table:table-cell table:formula="of:=MOD([.$F$4];[.A11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42]+1" office:value-type="float" office:value="1138" calcext:value-type="float">
            <text:p>1138</text:p>
          </table:table-cell>
          <table:table-cell table:formula="of:=MOD([.$F$4];[.A11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43]+1" office:value-type="float" office:value="1139" calcext:value-type="float">
            <text:p>1139</text:p>
          </table:table-cell>
          <table:table-cell table:formula="of:=MOD([.$F$4];[.A11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44]+1" office:value-type="float" office:value="1140" calcext:value-type="float">
            <text:p>1140</text:p>
          </table:table-cell>
          <table:table-cell table:formula="of:=MOD([.$F$4];[.A11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45]+1" office:value-type="float" office:value="1141" calcext:value-type="float">
            <text:p>1141</text:p>
          </table:table-cell>
          <table:table-cell table:formula="of:=MOD([.$F$4];[.A11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46]+1" office:value-type="float" office:value="1142" calcext:value-type="float">
            <text:p>1142</text:p>
          </table:table-cell>
          <table:table-cell table:formula="of:=MOD([.$F$4];[.A11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47]+1" office:value-type="float" office:value="1143" calcext:value-type="float">
            <text:p>1143</text:p>
          </table:table-cell>
          <table:table-cell table:formula="of:=MOD([.$F$4];[.A11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48]+1" office:value-type="float" office:value="1144" calcext:value-type="float">
            <text:p>1144</text:p>
          </table:table-cell>
          <table:table-cell table:formula="of:=MOD([.$F$4];[.A11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49]+1" office:value-type="float" office:value="1145" calcext:value-type="float">
            <text:p>1145</text:p>
          </table:table-cell>
          <table:table-cell table:formula="of:=MOD([.$F$4];[.A11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50]+1" office:value-type="float" office:value="1146" calcext:value-type="float">
            <text:p>1146</text:p>
          </table:table-cell>
          <table:table-cell table:formula="of:=MOD([.$F$4];[.A11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51]+1" office:value-type="float" office:value="1147" calcext:value-type="float">
            <text:p>1147</text:p>
          </table:table-cell>
          <table:table-cell table:formula="of:=MOD([.$F$4];[.A11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52]+1" office:value-type="float" office:value="1148" calcext:value-type="float">
            <text:p>1148</text:p>
          </table:table-cell>
          <table:table-cell table:formula="of:=MOD([.$F$4];[.A11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53]+1" office:value-type="float" office:value="1149" calcext:value-type="float">
            <text:p>1149</text:p>
          </table:table-cell>
          <table:table-cell table:formula="of:=MOD([.$F$4];[.A11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54]+1" office:value-type="float" office:value="1150" calcext:value-type="float">
            <text:p>1150</text:p>
          </table:table-cell>
          <table:table-cell table:formula="of:=MOD([.$F$4];[.A11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55]+1" office:value-type="float" office:value="1151" calcext:value-type="float">
            <text:p>1151</text:p>
          </table:table-cell>
          <table:table-cell table:formula="of:=MOD([.$F$4];[.A11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56]+1" office:value-type="float" office:value="1152" calcext:value-type="float">
            <text:p>1152</text:p>
          </table:table-cell>
          <table:table-cell table:formula="of:=MOD([.$F$4];[.A11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57]+1" office:value-type="float" office:value="1153" calcext:value-type="float">
            <text:p>1153</text:p>
          </table:table-cell>
          <table:table-cell table:formula="of:=MOD([.$F$4];[.A11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58]+1" office:value-type="float" office:value="1154" calcext:value-type="float">
            <text:p>1154</text:p>
          </table:table-cell>
          <table:table-cell table:formula="of:=MOD([.$F$4];[.A11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59]+1" office:value-type="float" office:value="1155" calcext:value-type="float">
            <text:p>1155</text:p>
          </table:table-cell>
          <table:table-cell table:formula="of:=MOD([.$F$4];[.A11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60]+1" office:value-type="float" office:value="1156" calcext:value-type="float">
            <text:p>1156</text:p>
          </table:table-cell>
          <table:table-cell table:formula="of:=MOD([.$F$4];[.A11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61]+1" office:value-type="float" office:value="1157" calcext:value-type="float">
            <text:p>1157</text:p>
          </table:table-cell>
          <table:table-cell table:formula="of:=MOD([.$F$4];[.A11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62]+1" office:value-type="float" office:value="1158" calcext:value-type="float">
            <text:p>1158</text:p>
          </table:table-cell>
          <table:table-cell table:formula="of:=MOD([.$F$4];[.A11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63]+1" office:value-type="float" office:value="1159" calcext:value-type="float">
            <text:p>1159</text:p>
          </table:table-cell>
          <table:table-cell table:formula="of:=MOD([.$F$4];[.A11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64]+1" office:value-type="float" office:value="1160" calcext:value-type="float">
            <text:p>1160</text:p>
          </table:table-cell>
          <table:table-cell table:formula="of:=MOD([.$F$4];[.A11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65]+1" office:value-type="float" office:value="1161" calcext:value-type="float">
            <text:p>1161</text:p>
          </table:table-cell>
          <table:table-cell table:formula="of:=MOD([.$F$4];[.A11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66]+1" office:value-type="float" office:value="1162" calcext:value-type="float">
            <text:p>1162</text:p>
          </table:table-cell>
          <table:table-cell table:formula="of:=MOD([.$F$4];[.A11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67]+1" office:value-type="float" office:value="1163" calcext:value-type="float">
            <text:p>1163</text:p>
          </table:table-cell>
          <table:table-cell table:formula="of:=MOD([.$F$4];[.A11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68]+1" office:value-type="float" office:value="1164" calcext:value-type="float">
            <text:p>1164</text:p>
          </table:table-cell>
          <table:table-cell table:formula="of:=MOD([.$F$4];[.A11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69]+1" office:value-type="float" office:value="1165" calcext:value-type="float">
            <text:p>1165</text:p>
          </table:table-cell>
          <table:table-cell table:formula="of:=MOD([.$F$4];[.A11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70]+1" office:value-type="float" office:value="1166" calcext:value-type="float">
            <text:p>1166</text:p>
          </table:table-cell>
          <table:table-cell table:formula="of:=MOD([.$F$4];[.A11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71]+1" office:value-type="float" office:value="1167" calcext:value-type="float">
            <text:p>1167</text:p>
          </table:table-cell>
          <table:table-cell table:formula="of:=MOD([.$F$4];[.A11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72]+1" office:value-type="float" office:value="1168" calcext:value-type="float">
            <text:p>1168</text:p>
          </table:table-cell>
          <table:table-cell table:formula="of:=MOD([.$F$4];[.A11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73]+1" office:value-type="float" office:value="1169" calcext:value-type="float">
            <text:p>1169</text:p>
          </table:table-cell>
          <table:table-cell table:formula="of:=MOD([.$F$4];[.A11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74]+1" office:value-type="float" office:value="1170" calcext:value-type="float">
            <text:p>1170</text:p>
          </table:table-cell>
          <table:table-cell table:formula="of:=MOD([.$F$4];[.A11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75]+1" office:value-type="float" office:value="1171" calcext:value-type="float">
            <text:p>1171</text:p>
          </table:table-cell>
          <table:table-cell table:formula="of:=MOD([.$F$4];[.A11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76]+1" office:value-type="float" office:value="1172" calcext:value-type="float">
            <text:p>1172</text:p>
          </table:table-cell>
          <table:table-cell table:formula="of:=MOD([.$F$4];[.A11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77]+1" office:value-type="float" office:value="1173" calcext:value-type="float">
            <text:p>1173</text:p>
          </table:table-cell>
          <table:table-cell table:formula="of:=MOD([.$F$4];[.A11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78]+1" office:value-type="float" office:value="1174" calcext:value-type="float">
            <text:p>1174</text:p>
          </table:table-cell>
          <table:table-cell table:formula="of:=MOD([.$F$4];[.A11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79]+1" office:value-type="float" office:value="1175" calcext:value-type="float">
            <text:p>1175</text:p>
          </table:table-cell>
          <table:table-cell table:formula="of:=MOD([.$F$4];[.A11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80]+1" office:value-type="float" office:value="1176" calcext:value-type="float">
            <text:p>1176</text:p>
          </table:table-cell>
          <table:table-cell table:formula="of:=MOD([.$F$4];[.A11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81]+1" office:value-type="float" office:value="1177" calcext:value-type="float">
            <text:p>1177</text:p>
          </table:table-cell>
          <table:table-cell table:formula="of:=MOD([.$F$4];[.A11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82]+1" office:value-type="float" office:value="1178" calcext:value-type="float">
            <text:p>1178</text:p>
          </table:table-cell>
          <table:table-cell table:formula="of:=MOD([.$F$4];[.A11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83]+1" office:value-type="float" office:value="1179" calcext:value-type="float">
            <text:p>1179</text:p>
          </table:table-cell>
          <table:table-cell table:formula="of:=MOD([.$F$4];[.A11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84]+1" office:value-type="float" office:value="1180" calcext:value-type="float">
            <text:p>1180</text:p>
          </table:table-cell>
          <table:table-cell table:formula="of:=MOD([.$F$4];[.A11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85]+1" office:value-type="float" office:value="1181" calcext:value-type="float">
            <text:p>1181</text:p>
          </table:table-cell>
          <table:table-cell table:formula="of:=MOD([.$F$4];[.A11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86]+1" office:value-type="float" office:value="1182" calcext:value-type="float">
            <text:p>1182</text:p>
          </table:table-cell>
          <table:table-cell table:formula="of:=MOD([.$F$4];[.A11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87]+1" office:value-type="float" office:value="1183" calcext:value-type="float">
            <text:p>1183</text:p>
          </table:table-cell>
          <table:table-cell table:formula="of:=MOD([.$F$4];[.A11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88]+1" office:value-type="float" office:value="1184" calcext:value-type="float">
            <text:p>1184</text:p>
          </table:table-cell>
          <table:table-cell table:formula="of:=MOD([.$F$4];[.A11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89]+1" office:value-type="float" office:value="1185" calcext:value-type="float">
            <text:p>1185</text:p>
          </table:table-cell>
          <table:table-cell table:formula="of:=MOD([.$F$4];[.A11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90]+1" office:value-type="float" office:value="1186" calcext:value-type="float">
            <text:p>1186</text:p>
          </table:table-cell>
          <table:table-cell table:formula="of:=MOD([.$F$4];[.A11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91]+1" office:value-type="float" office:value="1187" calcext:value-type="float">
            <text:p>1187</text:p>
          </table:table-cell>
          <table:table-cell table:formula="of:=MOD([.$F$4];[.A11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92]+1" office:value-type="float" office:value="1188" calcext:value-type="float">
            <text:p>1188</text:p>
          </table:table-cell>
          <table:table-cell table:formula="of:=MOD([.$F$4];[.A11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93]+1" office:value-type="float" office:value="1189" calcext:value-type="float">
            <text:p>1189</text:p>
          </table:table-cell>
          <table:table-cell table:formula="of:=MOD([.$F$4];[.A11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94]+1" office:value-type="float" office:value="1190" calcext:value-type="float">
            <text:p>1190</text:p>
          </table:table-cell>
          <table:table-cell table:formula="of:=MOD([.$F$4];[.A11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95]+1" office:value-type="float" office:value="1191" calcext:value-type="float">
            <text:p>1191</text:p>
          </table:table-cell>
          <table:table-cell table:formula="of:=MOD([.$F$4];[.A11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96]+1" office:value-type="float" office:value="1192" calcext:value-type="float">
            <text:p>1192</text:p>
          </table:table-cell>
          <table:table-cell table:formula="of:=MOD([.$F$4];[.A11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97]+1" office:value-type="float" office:value="1193" calcext:value-type="float">
            <text:p>1193</text:p>
          </table:table-cell>
          <table:table-cell table:formula="of:=MOD([.$F$4];[.A11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98]+1" office:value-type="float" office:value="1194" calcext:value-type="float">
            <text:p>1194</text:p>
          </table:table-cell>
          <table:table-cell table:formula="of:=MOD([.$F$4];[.A11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99]+1" office:value-type="float" office:value="1195" calcext:value-type="float">
            <text:p>1195</text:p>
          </table:table-cell>
          <table:table-cell table:formula="of:=MOD([.$F$4];[.A12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00]+1" office:value-type="float" office:value="1196" calcext:value-type="float">
            <text:p>1196</text:p>
          </table:table-cell>
          <table:table-cell table:formula="of:=MOD([.$F$4];[.A12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01]+1" office:value-type="float" office:value="1197" calcext:value-type="float">
            <text:p>1197</text:p>
          </table:table-cell>
          <table:table-cell table:formula="of:=MOD([.$F$4];[.A12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02]+1" office:value-type="float" office:value="1198" calcext:value-type="float">
            <text:p>1198</text:p>
          </table:table-cell>
          <table:table-cell table:formula="of:=MOD([.$F$4];[.A12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03]+1" office:value-type="float" office:value="1199" calcext:value-type="float">
            <text:p>1199</text:p>
          </table:table-cell>
          <table:table-cell table:formula="of:=MOD([.$F$4];[.A12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04]+1" office:value-type="float" office:value="1200" calcext:value-type="float">
            <text:p>1200</text:p>
          </table:table-cell>
          <table:table-cell table:formula="of:=MOD([.$F$4];[.A12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05]+1" office:value-type="float" office:value="1201" calcext:value-type="float">
            <text:p>1201</text:p>
          </table:table-cell>
          <table:table-cell table:formula="of:=MOD([.$F$4];[.A12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06]+1" office:value-type="float" office:value="1202" calcext:value-type="float">
            <text:p>1202</text:p>
          </table:table-cell>
          <table:table-cell table:formula="of:=MOD([.$F$4];[.A12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07]+1" office:value-type="float" office:value="1203" calcext:value-type="float">
            <text:p>1203</text:p>
          </table:table-cell>
          <table:table-cell table:formula="of:=MOD([.$F$4];[.A12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08]+1" office:value-type="float" office:value="1204" calcext:value-type="float">
            <text:p>1204</text:p>
          </table:table-cell>
          <table:table-cell table:formula="of:=MOD([.$F$4];[.A12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09]+1" office:value-type="float" office:value="1205" calcext:value-type="float">
            <text:p>1205</text:p>
          </table:table-cell>
          <table:table-cell table:formula="of:=MOD([.$F$4];[.A12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10]+1" office:value-type="float" office:value="1206" calcext:value-type="float">
            <text:p>1206</text:p>
          </table:table-cell>
          <table:table-cell table:formula="of:=MOD([.$F$4];[.A12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11]+1" office:value-type="float" office:value="1207" calcext:value-type="float">
            <text:p>1207</text:p>
          </table:table-cell>
          <table:table-cell table:formula="of:=MOD([.$F$4];[.A12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12]+1" office:value-type="float" office:value="1208" calcext:value-type="float">
            <text:p>1208</text:p>
          </table:table-cell>
          <table:table-cell table:formula="of:=MOD([.$F$4];[.A12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13]+1" office:value-type="float" office:value="1209" calcext:value-type="float">
            <text:p>1209</text:p>
          </table:table-cell>
          <table:table-cell table:formula="of:=MOD([.$F$4];[.A12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14]+1" office:value-type="float" office:value="1210" calcext:value-type="float">
            <text:p>1210</text:p>
          </table:table-cell>
          <table:table-cell table:formula="of:=MOD([.$F$4];[.A12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15]+1" office:value-type="float" office:value="1211" calcext:value-type="float">
            <text:p>1211</text:p>
          </table:table-cell>
          <table:table-cell table:formula="of:=MOD([.$F$4];[.A12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16]+1" office:value-type="float" office:value="1212" calcext:value-type="float">
            <text:p>1212</text:p>
          </table:table-cell>
          <table:table-cell table:formula="of:=MOD([.$F$4];[.A12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17]+1" office:value-type="float" office:value="1213" calcext:value-type="float">
            <text:p>1213</text:p>
          </table:table-cell>
          <table:table-cell table:formula="of:=MOD([.$F$4];[.A12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18]+1" office:value-type="float" office:value="1214" calcext:value-type="float">
            <text:p>1214</text:p>
          </table:table-cell>
          <table:table-cell table:formula="of:=MOD([.$F$4];[.A12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19]+1" office:value-type="float" office:value="1215" calcext:value-type="float">
            <text:p>1215</text:p>
          </table:table-cell>
          <table:table-cell table:formula="of:=MOD([.$F$4];[.A12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20]+1" office:value-type="float" office:value="1216" calcext:value-type="float">
            <text:p>1216</text:p>
          </table:table-cell>
          <table:table-cell table:formula="of:=MOD([.$F$4];[.A12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21]+1" office:value-type="float" office:value="1217" calcext:value-type="float">
            <text:p>1217</text:p>
          </table:table-cell>
          <table:table-cell table:formula="of:=MOD([.$F$4];[.A12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22]+1" office:value-type="float" office:value="1218" calcext:value-type="float">
            <text:p>1218</text:p>
          </table:table-cell>
          <table:table-cell table:formula="of:=MOD([.$F$4];[.A12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23]+1" office:value-type="float" office:value="1219" calcext:value-type="float">
            <text:p>1219</text:p>
          </table:table-cell>
          <table:table-cell table:formula="of:=MOD([.$F$4];[.A12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24]+1" office:value-type="float" office:value="1220" calcext:value-type="float">
            <text:p>1220</text:p>
          </table:table-cell>
          <table:table-cell table:formula="of:=MOD([.$F$4];[.A12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25]+1" office:value-type="float" office:value="1221" calcext:value-type="float">
            <text:p>1221</text:p>
          </table:table-cell>
          <table:table-cell table:formula="of:=MOD([.$F$4];[.A12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26]+1" office:value-type="float" office:value="1222" calcext:value-type="float">
            <text:p>1222</text:p>
          </table:table-cell>
          <table:table-cell table:formula="of:=MOD([.$F$4];[.A12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27]+1" office:value-type="float" office:value="1223" calcext:value-type="float">
            <text:p>1223</text:p>
          </table:table-cell>
          <table:table-cell table:formula="of:=MOD([.$F$4];[.A12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28]+1" office:value-type="float" office:value="1224" calcext:value-type="float">
            <text:p>1224</text:p>
          </table:table-cell>
          <table:table-cell table:formula="of:=MOD([.$F$4];[.A12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29]+1" office:value-type="float" office:value="1225" calcext:value-type="float">
            <text:p>1225</text:p>
          </table:table-cell>
          <table:table-cell table:formula="of:=MOD([.$F$4];[.A12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30]+1" office:value-type="float" office:value="1226" calcext:value-type="float">
            <text:p>1226</text:p>
          </table:table-cell>
          <table:table-cell table:formula="of:=MOD([.$F$4];[.A12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31]+1" office:value-type="float" office:value="1227" calcext:value-type="float">
            <text:p>1227</text:p>
          </table:table-cell>
          <table:table-cell table:formula="of:=MOD([.$F$4];[.A12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32]+1" office:value-type="float" office:value="1228" calcext:value-type="float">
            <text:p>1228</text:p>
          </table:table-cell>
          <table:table-cell table:formula="of:=MOD([.$F$4];[.A12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33]+1" office:value-type="float" office:value="1229" calcext:value-type="float">
            <text:p>1229</text:p>
          </table:table-cell>
          <table:table-cell table:formula="of:=MOD([.$F$4];[.A12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34]+1" office:value-type="float" office:value="1230" calcext:value-type="float">
            <text:p>1230</text:p>
          </table:table-cell>
          <table:table-cell table:formula="of:=MOD([.$F$4];[.A12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35]+1" office:value-type="float" office:value="1231" calcext:value-type="float">
            <text:p>1231</text:p>
          </table:table-cell>
          <table:table-cell table:formula="of:=MOD([.$F$4];[.A12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36]+1" office:value-type="float" office:value="1232" calcext:value-type="float">
            <text:p>1232</text:p>
          </table:table-cell>
          <table:table-cell table:formula="of:=MOD([.$F$4];[.A12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37]+1" office:value-type="float" office:value="1233" calcext:value-type="float">
            <text:p>1233</text:p>
          </table:table-cell>
          <table:table-cell table:formula="of:=MOD([.$F$4];[.A12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38]+1" office:value-type="float" office:value="1234" calcext:value-type="float">
            <text:p>1234</text:p>
          </table:table-cell>
          <table:table-cell table:formula="of:=MOD([.$F$4];[.A12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39]+1" office:value-type="float" office:value="1235" calcext:value-type="float">
            <text:p>1235</text:p>
          </table:table-cell>
          <table:table-cell table:formula="of:=MOD([.$F$4];[.A12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40]+1" office:value-type="float" office:value="1236" calcext:value-type="float">
            <text:p>1236</text:p>
          </table:table-cell>
          <table:table-cell table:formula="of:=MOD([.$F$4];[.A12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41]+1" office:value-type="float" office:value="1237" calcext:value-type="float">
            <text:p>1237</text:p>
          </table:table-cell>
          <table:table-cell table:formula="of:=MOD([.$F$4];[.A12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42]+1" office:value-type="float" office:value="1238" calcext:value-type="float">
            <text:p>1238</text:p>
          </table:table-cell>
          <table:table-cell table:formula="of:=MOD([.$F$4];[.A12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43]+1" office:value-type="float" office:value="1239" calcext:value-type="float">
            <text:p>1239</text:p>
          </table:table-cell>
          <table:table-cell table:formula="of:=MOD([.$F$4];[.A12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44]+1" office:value-type="float" office:value="1240" calcext:value-type="float">
            <text:p>1240</text:p>
          </table:table-cell>
          <table:table-cell table:formula="of:=MOD([.$F$4];[.A12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45]+1" office:value-type="float" office:value="1241" calcext:value-type="float">
            <text:p>1241</text:p>
          </table:table-cell>
          <table:table-cell table:formula="of:=MOD([.$F$4];[.A12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46]+1" office:value-type="float" office:value="1242" calcext:value-type="float">
            <text:p>1242</text:p>
          </table:table-cell>
          <table:table-cell table:formula="of:=MOD([.$F$4];[.A12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47]+1" office:value-type="float" office:value="1243" calcext:value-type="float">
            <text:p>1243</text:p>
          </table:table-cell>
          <table:table-cell table:formula="of:=MOD([.$F$4];[.A12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48]+1" office:value-type="float" office:value="1244" calcext:value-type="float">
            <text:p>1244</text:p>
          </table:table-cell>
          <table:table-cell table:formula="of:=MOD([.$F$4];[.A12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49]+1" office:value-type="float" office:value="1245" calcext:value-type="float">
            <text:p>1245</text:p>
          </table:table-cell>
          <table:table-cell table:formula="of:=MOD([.$F$4];[.A12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50]+1" office:value-type="float" office:value="1246" calcext:value-type="float">
            <text:p>1246</text:p>
          </table:table-cell>
          <table:table-cell table:formula="of:=MOD([.$F$4];[.A12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51]+1" office:value-type="float" office:value="1247" calcext:value-type="float">
            <text:p>1247</text:p>
          </table:table-cell>
          <table:table-cell table:formula="of:=MOD([.$F$4];[.A12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52]+1" office:value-type="float" office:value="1248" calcext:value-type="float">
            <text:p>1248</text:p>
          </table:table-cell>
          <table:table-cell table:formula="of:=MOD([.$F$4];[.A12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53]+1" office:value-type="float" office:value="1249" calcext:value-type="float">
            <text:p>1249</text:p>
          </table:table-cell>
          <table:table-cell table:formula="of:=MOD([.$F$4];[.A12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54]+1" office:value-type="float" office:value="1250" calcext:value-type="float">
            <text:p>1250</text:p>
          </table:table-cell>
          <table:table-cell table:formula="of:=MOD([.$F$4];[.A12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55]+1" office:value-type="float" office:value="1251" calcext:value-type="float">
            <text:p>1251</text:p>
          </table:table-cell>
          <table:table-cell table:formula="of:=MOD([.$F$4];[.A12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56]+1" office:value-type="float" office:value="1252" calcext:value-type="float">
            <text:p>1252</text:p>
          </table:table-cell>
          <table:table-cell table:formula="of:=MOD([.$F$4];[.A12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57]+1" office:value-type="float" office:value="1253" calcext:value-type="float">
            <text:p>1253</text:p>
          </table:table-cell>
          <table:table-cell table:formula="of:=MOD([.$F$4];[.A12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58]+1" office:value-type="float" office:value="1254" calcext:value-type="float">
            <text:p>1254</text:p>
          </table:table-cell>
          <table:table-cell table:formula="of:=MOD([.$F$4];[.A12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59]+1" office:value-type="float" office:value="1255" calcext:value-type="float">
            <text:p>1255</text:p>
          </table:table-cell>
          <table:table-cell table:formula="of:=MOD([.$F$4];[.A12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60]+1" office:value-type="float" office:value="1256" calcext:value-type="float">
            <text:p>1256</text:p>
          </table:table-cell>
          <table:table-cell table:formula="of:=MOD([.$F$4];[.A12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61]+1" office:value-type="float" office:value="1257" calcext:value-type="float">
            <text:p>1257</text:p>
          </table:table-cell>
          <table:table-cell table:formula="of:=MOD([.$F$4];[.A12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62]+1" office:value-type="float" office:value="1258" calcext:value-type="float">
            <text:p>1258</text:p>
          </table:table-cell>
          <table:table-cell table:formula="of:=MOD([.$F$4];[.A12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63]+1" office:value-type="float" office:value="1259" calcext:value-type="float">
            <text:p>1259</text:p>
          </table:table-cell>
          <table:table-cell table:formula="of:=MOD([.$F$4];[.A12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64]+1" office:value-type="float" office:value="1260" calcext:value-type="float">
            <text:p>1260</text:p>
          </table:table-cell>
          <table:table-cell table:formula="of:=MOD([.$F$4];[.A12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65]+1" office:value-type="float" office:value="1261" calcext:value-type="float">
            <text:p>1261</text:p>
          </table:table-cell>
          <table:table-cell table:formula="of:=MOD([.$F$4];[.A12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66]+1" office:value-type="float" office:value="1262" calcext:value-type="float">
            <text:p>1262</text:p>
          </table:table-cell>
          <table:table-cell table:formula="of:=MOD([.$F$4];[.A12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67]+1" office:value-type="float" office:value="1263" calcext:value-type="float">
            <text:p>1263</text:p>
          </table:table-cell>
          <table:table-cell table:formula="of:=MOD([.$F$4];[.A12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68]+1" office:value-type="float" office:value="1264" calcext:value-type="float">
            <text:p>1264</text:p>
          </table:table-cell>
          <table:table-cell table:formula="of:=MOD([.$F$4];[.A12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69]+1" office:value-type="float" office:value="1265" calcext:value-type="float">
            <text:p>1265</text:p>
          </table:table-cell>
          <table:table-cell table:formula="of:=MOD([.$F$4];[.A12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70]+1" office:value-type="float" office:value="1266" calcext:value-type="float">
            <text:p>1266</text:p>
          </table:table-cell>
          <table:table-cell table:formula="of:=MOD([.$F$4];[.A12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71]+1" office:value-type="float" office:value="1267" calcext:value-type="float">
            <text:p>1267</text:p>
          </table:table-cell>
          <table:table-cell table:formula="of:=MOD([.$F$4];[.A12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72]+1" office:value-type="float" office:value="1268" calcext:value-type="float">
            <text:p>1268</text:p>
          </table:table-cell>
          <table:table-cell table:formula="of:=MOD([.$F$4];[.A12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73]+1" office:value-type="float" office:value="1269" calcext:value-type="float">
            <text:p>1269</text:p>
          </table:table-cell>
          <table:table-cell table:formula="of:=MOD([.$F$4];[.A12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74]+1" office:value-type="float" office:value="1270" calcext:value-type="float">
            <text:p>1270</text:p>
          </table:table-cell>
          <table:table-cell table:formula="of:=MOD([.$F$4];[.A12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75]+1" office:value-type="float" office:value="1271" calcext:value-type="float">
            <text:p>1271</text:p>
          </table:table-cell>
          <table:table-cell table:formula="of:=MOD([.$F$4];[.A12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76]+1" office:value-type="float" office:value="1272" calcext:value-type="float">
            <text:p>1272</text:p>
          </table:table-cell>
          <table:table-cell table:formula="of:=MOD([.$F$4];[.A12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77]+1" office:value-type="float" office:value="1273" calcext:value-type="float">
            <text:p>1273</text:p>
          </table:table-cell>
          <table:table-cell table:formula="of:=MOD([.$F$4];[.A12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78]+1" office:value-type="float" office:value="1274" calcext:value-type="float">
            <text:p>1274</text:p>
          </table:table-cell>
          <table:table-cell table:formula="of:=MOD([.$F$4];[.A12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79]+1" office:value-type="float" office:value="1275" calcext:value-type="float">
            <text:p>1275</text:p>
          </table:table-cell>
          <table:table-cell table:formula="of:=MOD([.$F$4];[.A12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80]+1" office:value-type="float" office:value="1276" calcext:value-type="float">
            <text:p>1276</text:p>
          </table:table-cell>
          <table:table-cell table:formula="of:=MOD([.$F$4];[.A12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81]+1" office:value-type="float" office:value="1277" calcext:value-type="float">
            <text:p>1277</text:p>
          </table:table-cell>
          <table:table-cell table:formula="of:=MOD([.$F$4];[.A12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82]+1" office:value-type="float" office:value="1278" calcext:value-type="float">
            <text:p>1278</text:p>
          </table:table-cell>
          <table:table-cell table:formula="of:=MOD([.$F$4];[.A12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83]+1" office:value-type="float" office:value="1279" calcext:value-type="float">
            <text:p>1279</text:p>
          </table:table-cell>
          <table:table-cell table:formula="of:=MOD([.$F$4];[.A12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84]+1" office:value-type="float" office:value="1280" calcext:value-type="float">
            <text:p>1280</text:p>
          </table:table-cell>
          <table:table-cell table:formula="of:=MOD([.$F$4];[.A12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85]+1" office:value-type="float" office:value="1281" calcext:value-type="float">
            <text:p>1281</text:p>
          </table:table-cell>
          <table:table-cell table:formula="of:=MOD([.$F$4];[.A12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86]+1" office:value-type="float" office:value="1282" calcext:value-type="float">
            <text:p>1282</text:p>
          </table:table-cell>
          <table:table-cell table:formula="of:=MOD([.$F$4];[.A12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87]+1" office:value-type="float" office:value="1283" calcext:value-type="float">
            <text:p>1283</text:p>
          </table:table-cell>
          <table:table-cell table:formula="of:=MOD([.$F$4];[.A12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88]+1" office:value-type="float" office:value="1284" calcext:value-type="float">
            <text:p>1284</text:p>
          </table:table-cell>
          <table:table-cell table:formula="of:=MOD([.$F$4];[.A12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89]+1" office:value-type="float" office:value="1285" calcext:value-type="float">
            <text:p>1285</text:p>
          </table:table-cell>
          <table:table-cell table:formula="of:=MOD([.$F$4];[.A12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90]+1" office:value-type="float" office:value="1286" calcext:value-type="float">
            <text:p>1286</text:p>
          </table:table-cell>
          <table:table-cell table:formula="of:=MOD([.$F$4];[.A12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91]+1" office:value-type="float" office:value="1287" calcext:value-type="float">
            <text:p>1287</text:p>
          </table:table-cell>
          <table:table-cell table:formula="of:=MOD([.$F$4];[.A12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92]+1" office:value-type="float" office:value="1288" calcext:value-type="float">
            <text:p>1288</text:p>
          </table:table-cell>
          <table:table-cell table:formula="of:=MOD([.$F$4];[.A12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93]+1" office:value-type="float" office:value="1289" calcext:value-type="float">
            <text:p>1289</text:p>
          </table:table-cell>
          <table:table-cell table:formula="of:=MOD([.$F$4];[.A12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94]+1" office:value-type="float" office:value="1290" calcext:value-type="float">
            <text:p>1290</text:p>
          </table:table-cell>
          <table:table-cell table:formula="of:=MOD([.$F$4];[.A12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95]+1" office:value-type="float" office:value="1291" calcext:value-type="float">
            <text:p>1291</text:p>
          </table:table-cell>
          <table:table-cell table:formula="of:=MOD([.$F$4];[.A12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96]+1" office:value-type="float" office:value="1292" calcext:value-type="float">
            <text:p>1292</text:p>
          </table:table-cell>
          <table:table-cell table:formula="of:=MOD([.$F$4];[.A12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97]+1" office:value-type="float" office:value="1293" calcext:value-type="float">
            <text:p>1293</text:p>
          </table:table-cell>
          <table:table-cell table:formula="of:=MOD([.$F$4];[.A12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98]+1" office:value-type="float" office:value="1294" calcext:value-type="float">
            <text:p>1294</text:p>
          </table:table-cell>
          <table:table-cell table:formula="of:=MOD([.$F$4];[.A12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99]+1" office:value-type="float" office:value="1295" calcext:value-type="float">
            <text:p>1295</text:p>
          </table:table-cell>
          <table:table-cell table:formula="of:=MOD([.$F$4];[.A13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00]+1" office:value-type="float" office:value="1296" calcext:value-type="float">
            <text:p>1296</text:p>
          </table:table-cell>
          <table:table-cell table:formula="of:=MOD([.$F$4];[.A13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01]+1" office:value-type="float" office:value="1297" calcext:value-type="float">
            <text:p>1297</text:p>
          </table:table-cell>
          <table:table-cell table:formula="of:=MOD([.$F$4];[.A13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02]+1" office:value-type="float" office:value="1298" calcext:value-type="float">
            <text:p>1298</text:p>
          </table:table-cell>
          <table:table-cell table:formula="of:=MOD([.$F$4];[.A13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03]+1" office:value-type="float" office:value="1299" calcext:value-type="float">
            <text:p>1299</text:p>
          </table:table-cell>
          <table:table-cell table:formula="of:=MOD([.$F$4];[.A13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04]+1" office:value-type="float" office:value="1300" calcext:value-type="float">
            <text:p>1300</text:p>
          </table:table-cell>
          <table:table-cell table:formula="of:=MOD([.$F$4];[.A13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05]+1" office:value-type="float" office:value="1301" calcext:value-type="float">
            <text:p>1301</text:p>
          </table:table-cell>
          <table:table-cell table:formula="of:=MOD([.$F$4];[.A13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06]+1" office:value-type="float" office:value="1302" calcext:value-type="float">
            <text:p>1302</text:p>
          </table:table-cell>
          <table:table-cell table:formula="of:=MOD([.$F$4];[.A13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07]+1" office:value-type="float" office:value="1303" calcext:value-type="float">
            <text:p>1303</text:p>
          </table:table-cell>
          <table:table-cell table:formula="of:=MOD([.$F$4];[.A13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08]+1" office:value-type="float" office:value="1304" calcext:value-type="float">
            <text:p>1304</text:p>
          </table:table-cell>
          <table:table-cell table:formula="of:=MOD([.$F$4];[.A13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09]+1" office:value-type="float" office:value="1305" calcext:value-type="float">
            <text:p>1305</text:p>
          </table:table-cell>
          <table:table-cell table:formula="of:=MOD([.$F$4];[.A13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10]+1" office:value-type="float" office:value="1306" calcext:value-type="float">
            <text:p>1306</text:p>
          </table:table-cell>
          <table:table-cell table:formula="of:=MOD([.$F$4];[.A13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11]+1" office:value-type="float" office:value="1307" calcext:value-type="float">
            <text:p>1307</text:p>
          </table:table-cell>
          <table:table-cell table:formula="of:=MOD([.$F$4];[.A13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12]+1" office:value-type="float" office:value="1308" calcext:value-type="float">
            <text:p>1308</text:p>
          </table:table-cell>
          <table:table-cell table:formula="of:=MOD([.$F$4];[.A13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13]+1" office:value-type="float" office:value="1309" calcext:value-type="float">
            <text:p>1309</text:p>
          </table:table-cell>
          <table:table-cell table:formula="of:=MOD([.$F$4];[.A13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14]+1" office:value-type="float" office:value="1310" calcext:value-type="float">
            <text:p>1310</text:p>
          </table:table-cell>
          <table:table-cell table:formula="of:=MOD([.$F$4];[.A13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15]+1" office:value-type="float" office:value="1311" calcext:value-type="float">
            <text:p>1311</text:p>
          </table:table-cell>
          <table:table-cell table:formula="of:=MOD([.$F$4];[.A13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16]+1" office:value-type="float" office:value="1312" calcext:value-type="float">
            <text:p>1312</text:p>
          </table:table-cell>
          <table:table-cell table:formula="of:=MOD([.$F$4];[.A13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17]+1" office:value-type="float" office:value="1313" calcext:value-type="float">
            <text:p>1313</text:p>
          </table:table-cell>
          <table:table-cell table:formula="of:=MOD([.$F$4];[.A13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18]+1" office:value-type="float" office:value="1314" calcext:value-type="float">
            <text:p>1314</text:p>
          </table:table-cell>
          <table:table-cell table:formula="of:=MOD([.$F$4];[.A13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19]+1" office:value-type="float" office:value="1315" calcext:value-type="float">
            <text:p>1315</text:p>
          </table:table-cell>
          <table:table-cell table:formula="of:=MOD([.$F$4];[.A13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20]+1" office:value-type="float" office:value="1316" calcext:value-type="float">
            <text:p>1316</text:p>
          </table:table-cell>
          <table:table-cell table:formula="of:=MOD([.$F$4];[.A13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21]+1" office:value-type="float" office:value="1317" calcext:value-type="float">
            <text:p>1317</text:p>
          </table:table-cell>
          <table:table-cell table:formula="of:=MOD([.$F$4];[.A13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22]+1" office:value-type="float" office:value="1318" calcext:value-type="float">
            <text:p>1318</text:p>
          </table:table-cell>
          <table:table-cell table:formula="of:=MOD([.$F$4];[.A13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23]+1" office:value-type="float" office:value="1319" calcext:value-type="float">
            <text:p>1319</text:p>
          </table:table-cell>
          <table:table-cell table:formula="of:=MOD([.$F$4];[.A13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24]+1" office:value-type="float" office:value="1320" calcext:value-type="float">
            <text:p>1320</text:p>
          </table:table-cell>
          <table:table-cell table:formula="of:=MOD([.$F$4];[.A13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25]+1" office:value-type="float" office:value="1321" calcext:value-type="float">
            <text:p>1321</text:p>
          </table:table-cell>
          <table:table-cell table:formula="of:=MOD([.$F$4];[.A13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26]+1" office:value-type="float" office:value="1322" calcext:value-type="float">
            <text:p>1322</text:p>
          </table:table-cell>
          <table:table-cell table:formula="of:=MOD([.$F$4];[.A13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27]+1" office:value-type="float" office:value="1323" calcext:value-type="float">
            <text:p>1323</text:p>
          </table:table-cell>
          <table:table-cell table:formula="of:=MOD([.$F$4];[.A13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28]+1" office:value-type="float" office:value="1324" calcext:value-type="float">
            <text:p>1324</text:p>
          </table:table-cell>
          <table:table-cell table:formula="of:=MOD([.$F$4];[.A13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29]+1" office:value-type="float" office:value="1325" calcext:value-type="float">
            <text:p>1325</text:p>
          </table:table-cell>
          <table:table-cell table:formula="of:=MOD([.$F$4];[.A13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30]+1" office:value-type="float" office:value="1326" calcext:value-type="float">
            <text:p>1326</text:p>
          </table:table-cell>
          <table:table-cell table:formula="of:=MOD([.$F$4];[.A13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31]+1" office:value-type="float" office:value="1327" calcext:value-type="float">
            <text:p>1327</text:p>
          </table:table-cell>
          <table:table-cell table:formula="of:=MOD([.$F$4];[.A13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32]+1" office:value-type="float" office:value="1328" calcext:value-type="float">
            <text:p>1328</text:p>
          </table:table-cell>
          <table:table-cell table:formula="of:=MOD([.$F$4];[.A13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33]+1" office:value-type="float" office:value="1329" calcext:value-type="float">
            <text:p>1329</text:p>
          </table:table-cell>
          <table:table-cell table:formula="of:=MOD([.$F$4];[.A13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34]+1" office:value-type="float" office:value="1330" calcext:value-type="float">
            <text:p>1330</text:p>
          </table:table-cell>
          <table:table-cell table:formula="of:=MOD([.$F$4];[.A13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35]+1" office:value-type="float" office:value="1331" calcext:value-type="float">
            <text:p>1331</text:p>
          </table:table-cell>
          <table:table-cell table:formula="of:=MOD([.$F$4];[.A13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36]+1" office:value-type="float" office:value="1332" calcext:value-type="float">
            <text:p>1332</text:p>
          </table:table-cell>
          <table:table-cell table:formula="of:=MOD([.$F$4];[.A13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37]+1" office:value-type="float" office:value="1333" calcext:value-type="float">
            <text:p>1333</text:p>
          </table:table-cell>
          <table:table-cell table:formula="of:=MOD([.$F$4];[.A13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38]+1" office:value-type="float" office:value="1334" calcext:value-type="float">
            <text:p>1334</text:p>
          </table:table-cell>
          <table:table-cell table:formula="of:=MOD([.$F$4];[.A13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39]+1" office:value-type="float" office:value="1335" calcext:value-type="float">
            <text:p>1335</text:p>
          </table:table-cell>
          <table:table-cell table:formula="of:=MOD([.$F$4];[.A13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40]+1" office:value-type="float" office:value="1336" calcext:value-type="float">
            <text:p>1336</text:p>
          </table:table-cell>
          <table:table-cell table:formula="of:=MOD([.$F$4];[.A13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41]+1" office:value-type="float" office:value="1337" calcext:value-type="float">
            <text:p>1337</text:p>
          </table:table-cell>
          <table:table-cell table:formula="of:=MOD([.$F$4];[.A13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42]+1" office:value-type="float" office:value="1338" calcext:value-type="float">
            <text:p>1338</text:p>
          </table:table-cell>
          <table:table-cell table:formula="of:=MOD([.$F$4];[.A13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43]+1" office:value-type="float" office:value="1339" calcext:value-type="float">
            <text:p>1339</text:p>
          </table:table-cell>
          <table:table-cell table:formula="of:=MOD([.$F$4];[.A13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44]+1" office:value-type="float" office:value="1340" calcext:value-type="float">
            <text:p>1340</text:p>
          </table:table-cell>
          <table:table-cell table:formula="of:=MOD([.$F$4];[.A13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45]+1" office:value-type="float" office:value="1341" calcext:value-type="float">
            <text:p>1341</text:p>
          </table:table-cell>
          <table:table-cell table:formula="of:=MOD([.$F$4];[.A13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46]+1" office:value-type="float" office:value="1342" calcext:value-type="float">
            <text:p>1342</text:p>
          </table:table-cell>
          <table:table-cell table:formula="of:=MOD([.$F$4];[.A13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47]+1" office:value-type="float" office:value="1343" calcext:value-type="float">
            <text:p>1343</text:p>
          </table:table-cell>
          <table:table-cell table:formula="of:=MOD([.$F$4];[.A13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48]+1" office:value-type="float" office:value="1344" calcext:value-type="float">
            <text:p>1344</text:p>
          </table:table-cell>
          <table:table-cell table:formula="of:=MOD([.$F$4];[.A13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49]+1" office:value-type="float" office:value="1345" calcext:value-type="float">
            <text:p>1345</text:p>
          </table:table-cell>
          <table:table-cell table:formula="of:=MOD([.$F$4];[.A13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50]+1" office:value-type="float" office:value="1346" calcext:value-type="float">
            <text:p>1346</text:p>
          </table:table-cell>
          <table:table-cell table:formula="of:=MOD([.$F$4];[.A13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51]+1" office:value-type="float" office:value="1347" calcext:value-type="float">
            <text:p>1347</text:p>
          </table:table-cell>
          <table:table-cell table:formula="of:=MOD([.$F$4];[.A13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52]+1" office:value-type="float" office:value="1348" calcext:value-type="float">
            <text:p>1348</text:p>
          </table:table-cell>
          <table:table-cell table:formula="of:=MOD([.$F$4];[.A13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53]+1" office:value-type="float" office:value="1349" calcext:value-type="float">
            <text:p>1349</text:p>
          </table:table-cell>
          <table:table-cell table:formula="of:=MOD([.$F$4];[.A13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54]+1" office:value-type="float" office:value="1350" calcext:value-type="float">
            <text:p>1350</text:p>
          </table:table-cell>
          <table:table-cell table:formula="of:=MOD([.$F$4];[.A13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55]+1" office:value-type="float" office:value="1351" calcext:value-type="float">
            <text:p>1351</text:p>
          </table:table-cell>
          <table:table-cell table:formula="of:=MOD([.$F$4];[.A13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56]+1" office:value-type="float" office:value="1352" calcext:value-type="float">
            <text:p>1352</text:p>
          </table:table-cell>
          <table:table-cell table:formula="of:=MOD([.$F$4];[.A13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57]+1" office:value-type="float" office:value="1353" calcext:value-type="float">
            <text:p>1353</text:p>
          </table:table-cell>
          <table:table-cell table:formula="of:=MOD([.$F$4];[.A13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58]+1" office:value-type="float" office:value="1354" calcext:value-type="float">
            <text:p>1354</text:p>
          </table:table-cell>
          <table:table-cell table:formula="of:=MOD([.$F$4];[.A13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59]+1" office:value-type="float" office:value="1355" calcext:value-type="float">
            <text:p>1355</text:p>
          </table:table-cell>
          <table:table-cell table:formula="of:=MOD([.$F$4];[.A13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60]+1" office:value-type="float" office:value="1356" calcext:value-type="float">
            <text:p>1356</text:p>
          </table:table-cell>
          <table:table-cell table:formula="of:=MOD([.$F$4];[.A13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61]+1" office:value-type="float" office:value="1357" calcext:value-type="float">
            <text:p>1357</text:p>
          </table:table-cell>
          <table:table-cell table:formula="of:=MOD([.$F$4];[.A13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62]+1" office:value-type="float" office:value="1358" calcext:value-type="float">
            <text:p>1358</text:p>
          </table:table-cell>
          <table:table-cell table:formula="of:=MOD([.$F$4];[.A13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63]+1" office:value-type="float" office:value="1359" calcext:value-type="float">
            <text:p>1359</text:p>
          </table:table-cell>
          <table:table-cell table:formula="of:=MOD([.$F$4];[.A13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64]+1" office:value-type="float" office:value="1360" calcext:value-type="float">
            <text:p>1360</text:p>
          </table:table-cell>
          <table:table-cell table:formula="of:=MOD([.$F$4];[.A13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65]+1" office:value-type="float" office:value="1361" calcext:value-type="float">
            <text:p>1361</text:p>
          </table:table-cell>
          <table:table-cell table:formula="of:=MOD([.$F$4];[.A13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66]+1" office:value-type="float" office:value="1362" calcext:value-type="float">
            <text:p>1362</text:p>
          </table:table-cell>
          <table:table-cell table:formula="of:=MOD([.$F$4];[.A13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67]+1" office:value-type="float" office:value="1363" calcext:value-type="float">
            <text:p>1363</text:p>
          </table:table-cell>
          <table:table-cell table:formula="of:=MOD([.$F$4];[.A13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68]+1" office:value-type="float" office:value="1364" calcext:value-type="float">
            <text:p>1364</text:p>
          </table:table-cell>
          <table:table-cell table:formula="of:=MOD([.$F$4];[.A13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69]+1" office:value-type="float" office:value="1365" calcext:value-type="float">
            <text:p>1365</text:p>
          </table:table-cell>
          <table:table-cell table:formula="of:=MOD([.$F$4];[.A13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70]+1" office:value-type="float" office:value="1366" calcext:value-type="float">
            <text:p>1366</text:p>
          </table:table-cell>
          <table:table-cell table:formula="of:=MOD([.$F$4];[.A13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71]+1" office:value-type="float" office:value="1367" calcext:value-type="float">
            <text:p>1367</text:p>
          </table:table-cell>
          <table:table-cell table:formula="of:=MOD([.$F$4];[.A13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72]+1" office:value-type="float" office:value="1368" calcext:value-type="float">
            <text:p>1368</text:p>
          </table:table-cell>
          <table:table-cell table:formula="of:=MOD([.$F$4];[.A13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73]+1" office:value-type="float" office:value="1369" calcext:value-type="float">
            <text:p>1369</text:p>
          </table:table-cell>
          <table:table-cell table:formula="of:=MOD([.$F$4];[.A13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74]+1" office:value-type="float" office:value="1370" calcext:value-type="float">
            <text:p>1370</text:p>
          </table:table-cell>
          <table:table-cell table:formula="of:=MOD([.$F$4];[.A13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75]+1" office:value-type="float" office:value="1371" calcext:value-type="float">
            <text:p>1371</text:p>
          </table:table-cell>
          <table:table-cell table:formula="of:=MOD([.$F$4];[.A13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76]+1" office:value-type="float" office:value="1372" calcext:value-type="float">
            <text:p>1372</text:p>
          </table:table-cell>
          <table:table-cell table:formula="of:=MOD([.$F$4];[.A13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77]+1" office:value-type="float" office:value="1373" calcext:value-type="float">
            <text:p>1373</text:p>
          </table:table-cell>
          <table:table-cell table:formula="of:=MOD([.$F$4];[.A13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78]+1" office:value-type="float" office:value="1374" calcext:value-type="float">
            <text:p>1374</text:p>
          </table:table-cell>
          <table:table-cell table:formula="of:=MOD([.$F$4];[.A13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79]+1" office:value-type="float" office:value="1375" calcext:value-type="float">
            <text:p>1375</text:p>
          </table:table-cell>
          <table:table-cell table:formula="of:=MOD([.$F$4];[.A13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80]+1" office:value-type="float" office:value="1376" calcext:value-type="float">
            <text:p>1376</text:p>
          </table:table-cell>
          <table:table-cell table:formula="of:=MOD([.$F$4];[.A13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81]+1" office:value-type="float" office:value="1377" calcext:value-type="float">
            <text:p>1377</text:p>
          </table:table-cell>
          <table:table-cell table:formula="of:=MOD([.$F$4];[.A13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82]+1" office:value-type="float" office:value="1378" calcext:value-type="float">
            <text:p>1378</text:p>
          </table:table-cell>
          <table:table-cell table:formula="of:=MOD([.$F$4];[.A13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83]+1" office:value-type="float" office:value="1379" calcext:value-type="float">
            <text:p>1379</text:p>
          </table:table-cell>
          <table:table-cell table:formula="of:=MOD([.$F$4];[.A13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84]+1" office:value-type="float" office:value="1380" calcext:value-type="float">
            <text:p>1380</text:p>
          </table:table-cell>
          <table:table-cell table:formula="of:=MOD([.$F$4];[.A13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85]+1" office:value-type="float" office:value="1381" calcext:value-type="float">
            <text:p>1381</text:p>
          </table:table-cell>
          <table:table-cell table:formula="of:=MOD([.$F$4];[.A13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86]+1" office:value-type="float" office:value="1382" calcext:value-type="float">
            <text:p>1382</text:p>
          </table:table-cell>
          <table:table-cell table:formula="of:=MOD([.$F$4];[.A13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87]+1" office:value-type="float" office:value="1383" calcext:value-type="float">
            <text:p>1383</text:p>
          </table:table-cell>
          <table:table-cell table:formula="of:=MOD([.$F$4];[.A13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88]+1" office:value-type="float" office:value="1384" calcext:value-type="float">
            <text:p>1384</text:p>
          </table:table-cell>
          <table:table-cell table:formula="of:=MOD([.$F$4];[.A13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89]+1" office:value-type="float" office:value="1385" calcext:value-type="float">
            <text:p>1385</text:p>
          </table:table-cell>
          <table:table-cell table:formula="of:=MOD([.$F$4];[.A13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90]+1" office:value-type="float" office:value="1386" calcext:value-type="float">
            <text:p>1386</text:p>
          </table:table-cell>
          <table:table-cell table:formula="of:=MOD([.$F$4];[.A13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91]+1" office:value-type="float" office:value="1387" calcext:value-type="float">
            <text:p>1387</text:p>
          </table:table-cell>
          <table:table-cell table:formula="of:=MOD([.$F$4];[.A13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92]+1" office:value-type="float" office:value="1388" calcext:value-type="float">
            <text:p>1388</text:p>
          </table:table-cell>
          <table:table-cell table:formula="of:=MOD([.$F$4];[.A13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93]+1" office:value-type="float" office:value="1389" calcext:value-type="float">
            <text:p>1389</text:p>
          </table:table-cell>
          <table:table-cell table:formula="of:=MOD([.$F$4];[.A13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94]+1" office:value-type="float" office:value="1390" calcext:value-type="float">
            <text:p>1390</text:p>
          </table:table-cell>
          <table:table-cell table:formula="of:=MOD([.$F$4];[.A13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95]+1" office:value-type="float" office:value="1391" calcext:value-type="float">
            <text:p>1391</text:p>
          </table:table-cell>
          <table:table-cell table:formula="of:=MOD([.$F$4];[.A13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96]+1" office:value-type="float" office:value="1392" calcext:value-type="float">
            <text:p>1392</text:p>
          </table:table-cell>
          <table:table-cell table:formula="of:=MOD([.$F$4];[.A13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97]+1" office:value-type="float" office:value="1393" calcext:value-type="float">
            <text:p>1393</text:p>
          </table:table-cell>
          <table:table-cell table:formula="of:=MOD([.$F$4];[.A13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98]+1" office:value-type="float" office:value="1394" calcext:value-type="float">
            <text:p>1394</text:p>
          </table:table-cell>
          <table:table-cell table:formula="of:=MOD([.$F$4];[.A13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99]+1" office:value-type="float" office:value="1395" calcext:value-type="float">
            <text:p>1395</text:p>
          </table:table-cell>
          <table:table-cell table:formula="of:=MOD([.$F$4];[.A14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00]+1" office:value-type="float" office:value="1396" calcext:value-type="float">
            <text:p>1396</text:p>
          </table:table-cell>
          <table:table-cell table:formula="of:=MOD([.$F$4];[.A14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01]+1" office:value-type="float" office:value="1397" calcext:value-type="float">
            <text:p>1397</text:p>
          </table:table-cell>
          <table:table-cell table:formula="of:=MOD([.$F$4];[.A14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02]+1" office:value-type="float" office:value="1398" calcext:value-type="float">
            <text:p>1398</text:p>
          </table:table-cell>
          <table:table-cell table:formula="of:=MOD([.$F$4];[.A14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03]+1" office:value-type="float" office:value="1399" calcext:value-type="float">
            <text:p>1399</text:p>
          </table:table-cell>
          <table:table-cell table:formula="of:=MOD([.$F$4];[.A14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04]+1" office:value-type="float" office:value="1400" calcext:value-type="float">
            <text:p>1400</text:p>
          </table:table-cell>
          <table:table-cell table:formula="of:=MOD([.$F$4];[.A14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05]+1" office:value-type="float" office:value="1401" calcext:value-type="float">
            <text:p>1401</text:p>
          </table:table-cell>
          <table:table-cell table:formula="of:=MOD([.$F$4];[.A14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06]+1" office:value-type="float" office:value="1402" calcext:value-type="float">
            <text:p>1402</text:p>
          </table:table-cell>
          <table:table-cell table:formula="of:=MOD([.$F$4];[.A14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07]+1" office:value-type="float" office:value="1403" calcext:value-type="float">
            <text:p>1403</text:p>
          </table:table-cell>
          <table:table-cell table:formula="of:=MOD([.$F$4];[.A14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08]+1" office:value-type="float" office:value="1404" calcext:value-type="float">
            <text:p>1404</text:p>
          </table:table-cell>
          <table:table-cell table:formula="of:=MOD([.$F$4];[.A14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09]+1" office:value-type="float" office:value="1405" calcext:value-type="float">
            <text:p>1405</text:p>
          </table:table-cell>
          <table:table-cell table:formula="of:=MOD([.$F$4];[.A14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10]+1" office:value-type="float" office:value="1406" calcext:value-type="float">
            <text:p>1406</text:p>
          </table:table-cell>
          <table:table-cell table:formula="of:=MOD([.$F$4];[.A14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11]+1" office:value-type="float" office:value="1407" calcext:value-type="float">
            <text:p>1407</text:p>
          </table:table-cell>
          <table:table-cell table:formula="of:=MOD([.$F$4];[.A14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12]+1" office:value-type="float" office:value="1408" calcext:value-type="float">
            <text:p>1408</text:p>
          </table:table-cell>
          <table:table-cell table:formula="of:=MOD([.$F$4];[.A14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13]+1" office:value-type="float" office:value="1409" calcext:value-type="float">
            <text:p>1409</text:p>
          </table:table-cell>
          <table:table-cell table:formula="of:=MOD([.$F$4];[.A14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14]+1" office:value-type="float" office:value="1410" calcext:value-type="float">
            <text:p>1410</text:p>
          </table:table-cell>
          <table:table-cell table:formula="of:=MOD([.$F$4];[.A14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15]+1" office:value-type="float" office:value="1411" calcext:value-type="float">
            <text:p>1411</text:p>
          </table:table-cell>
          <table:table-cell table:formula="of:=MOD([.$F$4];[.A14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16]+1" office:value-type="float" office:value="1412" calcext:value-type="float">
            <text:p>1412</text:p>
          </table:table-cell>
          <table:table-cell table:formula="of:=MOD([.$F$4];[.A14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17]+1" office:value-type="float" office:value="1413" calcext:value-type="float">
            <text:p>1413</text:p>
          </table:table-cell>
          <table:table-cell table:formula="of:=MOD([.$F$4];[.A14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18]+1" office:value-type="float" office:value="1414" calcext:value-type="float">
            <text:p>1414</text:p>
          </table:table-cell>
          <table:table-cell table:formula="of:=MOD([.$F$4];[.A14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19]+1" office:value-type="float" office:value="1415" calcext:value-type="float">
            <text:p>1415</text:p>
          </table:table-cell>
          <table:table-cell table:formula="of:=MOD([.$F$4];[.A14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20]+1" office:value-type="float" office:value="1416" calcext:value-type="float">
            <text:p>1416</text:p>
          </table:table-cell>
          <table:table-cell table:formula="of:=MOD([.$F$4];[.A14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21]+1" office:value-type="float" office:value="1417" calcext:value-type="float">
            <text:p>1417</text:p>
          </table:table-cell>
          <table:table-cell table:formula="of:=MOD([.$F$4];[.A14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22]+1" office:value-type="float" office:value="1418" calcext:value-type="float">
            <text:p>1418</text:p>
          </table:table-cell>
          <table:table-cell table:formula="of:=MOD([.$F$4];[.A14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23]+1" office:value-type="float" office:value="1419" calcext:value-type="float">
            <text:p>1419</text:p>
          </table:table-cell>
          <table:table-cell table:formula="of:=MOD([.$F$4];[.A14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24]+1" office:value-type="float" office:value="1420" calcext:value-type="float">
            <text:p>1420</text:p>
          </table:table-cell>
          <table:table-cell table:formula="of:=MOD([.$F$4];[.A14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25]+1" office:value-type="float" office:value="1421" calcext:value-type="float">
            <text:p>1421</text:p>
          </table:table-cell>
          <table:table-cell table:formula="of:=MOD([.$F$4];[.A14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26]+1" office:value-type="float" office:value="1422" calcext:value-type="float">
            <text:p>1422</text:p>
          </table:table-cell>
          <table:table-cell table:formula="of:=MOD([.$F$4];[.A14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27]+1" office:value-type="float" office:value="1423" calcext:value-type="float">
            <text:p>1423</text:p>
          </table:table-cell>
          <table:table-cell table:formula="of:=MOD([.$F$4];[.A14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28]+1" office:value-type="float" office:value="1424" calcext:value-type="float">
            <text:p>1424</text:p>
          </table:table-cell>
          <table:table-cell table:formula="of:=MOD([.$F$4];[.A14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29]+1" office:value-type="float" office:value="1425" calcext:value-type="float">
            <text:p>1425</text:p>
          </table:table-cell>
          <table:table-cell table:formula="of:=MOD([.$F$4];[.A14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30]+1" office:value-type="float" office:value="1426" calcext:value-type="float">
            <text:p>1426</text:p>
          </table:table-cell>
          <table:table-cell table:formula="of:=MOD([.$F$4];[.A14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31]+1" office:value-type="float" office:value="1427" calcext:value-type="float">
            <text:p>1427</text:p>
          </table:table-cell>
          <table:table-cell table:formula="of:=MOD([.$F$4];[.A14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32]+1" office:value-type="float" office:value="1428" calcext:value-type="float">
            <text:p>1428</text:p>
          </table:table-cell>
          <table:table-cell table:formula="of:=MOD([.$F$4];[.A14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33]+1" office:value-type="float" office:value="1429" calcext:value-type="float">
            <text:p>1429</text:p>
          </table:table-cell>
          <table:table-cell table:formula="of:=MOD([.$F$4];[.A14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34]+1" office:value-type="float" office:value="1430" calcext:value-type="float">
            <text:p>1430</text:p>
          </table:table-cell>
          <table:table-cell table:formula="of:=MOD([.$F$4];[.A14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35]+1" office:value-type="float" office:value="1431" calcext:value-type="float">
            <text:p>1431</text:p>
          </table:table-cell>
          <table:table-cell table:formula="of:=MOD([.$F$4];[.A14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36]+1" office:value-type="float" office:value="1432" calcext:value-type="float">
            <text:p>1432</text:p>
          </table:table-cell>
          <table:table-cell table:formula="of:=MOD([.$F$4];[.A14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37]+1" office:value-type="float" office:value="1433" calcext:value-type="float">
            <text:p>1433</text:p>
          </table:table-cell>
          <table:table-cell table:formula="of:=MOD([.$F$4];[.A14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38]+1" office:value-type="float" office:value="1434" calcext:value-type="float">
            <text:p>1434</text:p>
          </table:table-cell>
          <table:table-cell table:formula="of:=MOD([.$F$4];[.A14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39]+1" office:value-type="float" office:value="1435" calcext:value-type="float">
            <text:p>1435</text:p>
          </table:table-cell>
          <table:table-cell table:formula="of:=MOD([.$F$4];[.A14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40]+1" office:value-type="float" office:value="1436" calcext:value-type="float">
            <text:p>1436</text:p>
          </table:table-cell>
          <table:table-cell table:formula="of:=MOD([.$F$4];[.A14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41]+1" office:value-type="float" office:value="1437" calcext:value-type="float">
            <text:p>1437</text:p>
          </table:table-cell>
          <table:table-cell table:formula="of:=MOD([.$F$4];[.A14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42]+1" office:value-type="float" office:value="1438" calcext:value-type="float">
            <text:p>1438</text:p>
          </table:table-cell>
          <table:table-cell table:formula="of:=MOD([.$F$4];[.A14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43]+1" office:value-type="float" office:value="1439" calcext:value-type="float">
            <text:p>1439</text:p>
          </table:table-cell>
          <table:table-cell table:formula="of:=MOD([.$F$4];[.A14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44]+1" office:value-type="float" office:value="1440" calcext:value-type="float">
            <text:p>1440</text:p>
          </table:table-cell>
          <table:table-cell table:formula="of:=MOD([.$F$4];[.A14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45]+1" office:value-type="float" office:value="1441" calcext:value-type="float">
            <text:p>1441</text:p>
          </table:table-cell>
          <table:table-cell table:formula="of:=MOD([.$F$4];[.A14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46]+1" office:value-type="float" office:value="1442" calcext:value-type="float">
            <text:p>1442</text:p>
          </table:table-cell>
          <table:table-cell table:formula="of:=MOD([.$F$4];[.A14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47]+1" office:value-type="float" office:value="1443" calcext:value-type="float">
            <text:p>1443</text:p>
          </table:table-cell>
          <table:table-cell table:formula="of:=MOD([.$F$4];[.A14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48]+1" office:value-type="float" office:value="1444" calcext:value-type="float">
            <text:p>1444</text:p>
          </table:table-cell>
          <table:table-cell table:formula="of:=MOD([.$F$4];[.A14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49]+1" office:value-type="float" office:value="1445" calcext:value-type="float">
            <text:p>1445</text:p>
          </table:table-cell>
          <table:table-cell table:formula="of:=MOD([.$F$4];[.A14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50]+1" office:value-type="float" office:value="1446" calcext:value-type="float">
            <text:p>1446</text:p>
          </table:table-cell>
          <table:table-cell table:formula="of:=MOD([.$F$4];[.A14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51]+1" office:value-type="float" office:value="1447" calcext:value-type="float">
            <text:p>1447</text:p>
          </table:table-cell>
          <table:table-cell table:formula="of:=MOD([.$F$4];[.A14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52]+1" office:value-type="float" office:value="1448" calcext:value-type="float">
            <text:p>1448</text:p>
          </table:table-cell>
          <table:table-cell table:formula="of:=MOD([.$F$4];[.A14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53]+1" office:value-type="float" office:value="1449" calcext:value-type="float">
            <text:p>1449</text:p>
          </table:table-cell>
          <table:table-cell table:formula="of:=MOD([.$F$4];[.A14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54]+1" office:value-type="float" office:value="1450" calcext:value-type="float">
            <text:p>1450</text:p>
          </table:table-cell>
          <table:table-cell table:formula="of:=MOD([.$F$4];[.A14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55]+1" office:value-type="float" office:value="1451" calcext:value-type="float">
            <text:p>1451</text:p>
          </table:table-cell>
          <table:table-cell table:formula="of:=MOD([.$F$4];[.A14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56]+1" office:value-type="float" office:value="1452" calcext:value-type="float">
            <text:p>1452</text:p>
          </table:table-cell>
          <table:table-cell table:formula="of:=MOD([.$F$4];[.A14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57]+1" office:value-type="float" office:value="1453" calcext:value-type="float">
            <text:p>1453</text:p>
          </table:table-cell>
          <table:table-cell table:formula="of:=MOD([.$F$4];[.A14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58]+1" office:value-type="float" office:value="1454" calcext:value-type="float">
            <text:p>1454</text:p>
          </table:table-cell>
          <table:table-cell table:formula="of:=MOD([.$F$4];[.A14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59]+1" office:value-type="float" office:value="1455" calcext:value-type="float">
            <text:p>1455</text:p>
          </table:table-cell>
          <table:table-cell table:formula="of:=MOD([.$F$4];[.A14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60]+1" office:value-type="float" office:value="1456" calcext:value-type="float">
            <text:p>1456</text:p>
          </table:table-cell>
          <table:table-cell table:formula="of:=MOD([.$F$4];[.A14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61]+1" office:value-type="float" office:value="1457" calcext:value-type="float">
            <text:p>1457</text:p>
          </table:table-cell>
          <table:table-cell table:formula="of:=MOD([.$F$4];[.A14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62]+1" office:value-type="float" office:value="1458" calcext:value-type="float">
            <text:p>1458</text:p>
          </table:table-cell>
          <table:table-cell table:formula="of:=MOD([.$F$4];[.A14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63]+1" office:value-type="float" office:value="1459" calcext:value-type="float">
            <text:p>1459</text:p>
          </table:table-cell>
          <table:table-cell table:formula="of:=MOD([.$F$4];[.A14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64]+1" office:value-type="float" office:value="1460" calcext:value-type="float">
            <text:p>1460</text:p>
          </table:table-cell>
          <table:table-cell table:formula="of:=MOD([.$F$4];[.A14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65]+1" office:value-type="float" office:value="1461" calcext:value-type="float">
            <text:p>1461</text:p>
          </table:table-cell>
          <table:table-cell table:formula="of:=MOD([.$F$4];[.A14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66]+1" office:value-type="float" office:value="1462" calcext:value-type="float">
            <text:p>1462</text:p>
          </table:table-cell>
          <table:table-cell table:formula="of:=MOD([.$F$4];[.A14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67]+1" office:value-type="float" office:value="1463" calcext:value-type="float">
            <text:p>1463</text:p>
          </table:table-cell>
          <table:table-cell table:formula="of:=MOD([.$F$4];[.A14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68]+1" office:value-type="float" office:value="1464" calcext:value-type="float">
            <text:p>1464</text:p>
          </table:table-cell>
          <table:table-cell table:formula="of:=MOD([.$F$4];[.A14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69]+1" office:value-type="float" office:value="1465" calcext:value-type="float">
            <text:p>1465</text:p>
          </table:table-cell>
          <table:table-cell table:formula="of:=MOD([.$F$4];[.A14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70]+1" office:value-type="float" office:value="1466" calcext:value-type="float">
            <text:p>1466</text:p>
          </table:table-cell>
          <table:table-cell table:formula="of:=MOD([.$F$4];[.A14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71]+1" office:value-type="float" office:value="1467" calcext:value-type="float">
            <text:p>1467</text:p>
          </table:table-cell>
          <table:table-cell table:formula="of:=MOD([.$F$4];[.A14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72]+1" office:value-type="float" office:value="1468" calcext:value-type="float">
            <text:p>1468</text:p>
          </table:table-cell>
          <table:table-cell table:formula="of:=MOD([.$F$4];[.A14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73]+1" office:value-type="float" office:value="1469" calcext:value-type="float">
            <text:p>1469</text:p>
          </table:table-cell>
          <table:table-cell table:formula="of:=MOD([.$F$4];[.A14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74]+1" office:value-type="float" office:value="1470" calcext:value-type="float">
            <text:p>1470</text:p>
          </table:table-cell>
          <table:table-cell table:formula="of:=MOD([.$F$4];[.A14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75]+1" office:value-type="float" office:value="1471" calcext:value-type="float">
            <text:p>1471</text:p>
          </table:table-cell>
          <table:table-cell table:formula="of:=MOD([.$F$4];[.A14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76]+1" office:value-type="float" office:value="1472" calcext:value-type="float">
            <text:p>1472</text:p>
          </table:table-cell>
          <table:table-cell table:formula="of:=MOD([.$F$4];[.A14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77]+1" office:value-type="float" office:value="1473" calcext:value-type="float">
            <text:p>1473</text:p>
          </table:table-cell>
          <table:table-cell table:formula="of:=MOD([.$F$4];[.A14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78]+1" office:value-type="float" office:value="1474" calcext:value-type="float">
            <text:p>1474</text:p>
          </table:table-cell>
          <table:table-cell table:formula="of:=MOD([.$F$4];[.A14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79]+1" office:value-type="float" office:value="1475" calcext:value-type="float">
            <text:p>1475</text:p>
          </table:table-cell>
          <table:table-cell table:formula="of:=MOD([.$F$4];[.A14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80]+1" office:value-type="float" office:value="1476" calcext:value-type="float">
            <text:p>1476</text:p>
          </table:table-cell>
          <table:table-cell table:formula="of:=MOD([.$F$4];[.A14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81]+1" office:value-type="float" office:value="1477" calcext:value-type="float">
            <text:p>1477</text:p>
          </table:table-cell>
          <table:table-cell table:formula="of:=MOD([.$F$4];[.A14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82]+1" office:value-type="float" office:value="1478" calcext:value-type="float">
            <text:p>1478</text:p>
          </table:table-cell>
          <table:table-cell table:formula="of:=MOD([.$F$4];[.A14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83]+1" office:value-type="float" office:value="1479" calcext:value-type="float">
            <text:p>1479</text:p>
          </table:table-cell>
          <table:table-cell table:formula="of:=MOD([.$F$4];[.A14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84]+1" office:value-type="float" office:value="1480" calcext:value-type="float">
            <text:p>1480</text:p>
          </table:table-cell>
          <table:table-cell table:formula="of:=MOD([.$F$4];[.A14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85]+1" office:value-type="float" office:value="1481" calcext:value-type="float">
            <text:p>1481</text:p>
          </table:table-cell>
          <table:table-cell table:formula="of:=MOD([.$F$4];[.A14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86]+1" office:value-type="float" office:value="1482" calcext:value-type="float">
            <text:p>1482</text:p>
          </table:table-cell>
          <table:table-cell table:formula="of:=MOD([.$F$4];[.A14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87]+1" office:value-type="float" office:value="1483" calcext:value-type="float">
            <text:p>1483</text:p>
          </table:table-cell>
          <table:table-cell table:formula="of:=MOD([.$F$4];[.A14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88]+1" office:value-type="float" office:value="1484" calcext:value-type="float">
            <text:p>1484</text:p>
          </table:table-cell>
          <table:table-cell table:formula="of:=MOD([.$F$4];[.A14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89]+1" office:value-type="float" office:value="1485" calcext:value-type="float">
            <text:p>1485</text:p>
          </table:table-cell>
          <table:table-cell table:formula="of:=MOD([.$F$4];[.A14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90]+1" office:value-type="float" office:value="1486" calcext:value-type="float">
            <text:p>1486</text:p>
          </table:table-cell>
          <table:table-cell table:formula="of:=MOD([.$F$4];[.A14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91]+1" office:value-type="float" office:value="1487" calcext:value-type="float">
            <text:p>1487</text:p>
          </table:table-cell>
          <table:table-cell table:formula="of:=MOD([.$F$4];[.A14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92]+1" office:value-type="float" office:value="1488" calcext:value-type="float">
            <text:p>1488</text:p>
          </table:table-cell>
          <table:table-cell table:formula="of:=MOD([.$F$4];[.A14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93]+1" office:value-type="float" office:value="1489" calcext:value-type="float">
            <text:p>1489</text:p>
          </table:table-cell>
          <table:table-cell table:formula="of:=MOD([.$F$4];[.A14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94]+1" office:value-type="float" office:value="1490" calcext:value-type="float">
            <text:p>1490</text:p>
          </table:table-cell>
          <table:table-cell table:formula="of:=MOD([.$F$4];[.A14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95]+1" office:value-type="float" office:value="1491" calcext:value-type="float">
            <text:p>1491</text:p>
          </table:table-cell>
          <table:table-cell table:formula="of:=MOD([.$F$4];[.A14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96]+1" office:value-type="float" office:value="1492" calcext:value-type="float">
            <text:p>1492</text:p>
          </table:table-cell>
          <table:table-cell table:formula="of:=MOD([.$F$4];[.A14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97]+1" office:value-type="float" office:value="1493" calcext:value-type="float">
            <text:p>1493</text:p>
          </table:table-cell>
          <table:table-cell table:formula="of:=MOD([.$F$4];[.A14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98]+1" office:value-type="float" office:value="1494" calcext:value-type="float">
            <text:p>1494</text:p>
          </table:table-cell>
          <table:table-cell table:formula="of:=MOD([.$F$4];[.A14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99]+1" office:value-type="float" office:value="1495" calcext:value-type="float">
            <text:p>1495</text:p>
          </table:table-cell>
          <table:table-cell table:formula="of:=MOD([.$F$4];[.A15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00]+1" office:value-type="float" office:value="1496" calcext:value-type="float">
            <text:p>1496</text:p>
          </table:table-cell>
          <table:table-cell table:formula="of:=MOD([.$F$4];[.A15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01]+1" office:value-type="float" office:value="1497" calcext:value-type="float">
            <text:p>1497</text:p>
          </table:table-cell>
          <table:table-cell table:formula="of:=MOD([.$F$4];[.A15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02]+1" office:value-type="float" office:value="1498" calcext:value-type="float">
            <text:p>1498</text:p>
          </table:table-cell>
          <table:table-cell table:formula="of:=MOD([.$F$4];[.A15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03]+1" office:value-type="float" office:value="1499" calcext:value-type="float">
            <text:p>1499</text:p>
          </table:table-cell>
          <table:table-cell table:formula="of:=MOD([.$F$4];[.A15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04]+1" office:value-type="float" office:value="1500" calcext:value-type="float">
            <text:p>1500</text:p>
          </table:table-cell>
          <table:table-cell table:formula="of:=MOD([.$F$4];[.A15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05]+1" office:value-type="float" office:value="1501" calcext:value-type="float">
            <text:p>1501</text:p>
          </table:table-cell>
          <table:table-cell table:formula="of:=MOD([.$F$4];[.A15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06]+1" office:value-type="float" office:value="1502" calcext:value-type="float">
            <text:p>1502</text:p>
          </table:table-cell>
          <table:table-cell table:formula="of:=MOD([.$F$4];[.A15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07]+1" office:value-type="float" office:value="1503" calcext:value-type="float">
            <text:p>1503</text:p>
          </table:table-cell>
          <table:table-cell table:formula="of:=MOD([.$F$4];[.A15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08]+1" office:value-type="float" office:value="1504" calcext:value-type="float">
            <text:p>1504</text:p>
          </table:table-cell>
          <table:table-cell table:formula="of:=MOD([.$F$4];[.A15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09]+1" office:value-type="float" office:value="1505" calcext:value-type="float">
            <text:p>1505</text:p>
          </table:table-cell>
          <table:table-cell table:formula="of:=MOD([.$F$4];[.A15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10]+1" office:value-type="float" office:value="1506" calcext:value-type="float">
            <text:p>1506</text:p>
          </table:table-cell>
          <table:table-cell table:formula="of:=MOD([.$F$4];[.A15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11]+1" office:value-type="float" office:value="1507" calcext:value-type="float">
            <text:p>1507</text:p>
          </table:table-cell>
          <table:table-cell table:formula="of:=MOD([.$F$4];[.A15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12]+1" office:value-type="float" office:value="1508" calcext:value-type="float">
            <text:p>1508</text:p>
          </table:table-cell>
          <table:table-cell table:formula="of:=MOD([.$F$4];[.A15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13]+1" office:value-type="float" office:value="1509" calcext:value-type="float">
            <text:p>1509</text:p>
          </table:table-cell>
          <table:table-cell table:formula="of:=MOD([.$F$4];[.A15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14]+1" office:value-type="float" office:value="1510" calcext:value-type="float">
            <text:p>1510</text:p>
          </table:table-cell>
          <table:table-cell table:formula="of:=MOD([.$F$4];[.A15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15]+1" office:value-type="float" office:value="1511" calcext:value-type="float">
            <text:p>1511</text:p>
          </table:table-cell>
          <table:table-cell table:formula="of:=MOD([.$F$4];[.A15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16]+1" office:value-type="float" office:value="1512" calcext:value-type="float">
            <text:p>1512</text:p>
          </table:table-cell>
          <table:table-cell table:formula="of:=MOD([.$F$4];[.A15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17]+1" office:value-type="float" office:value="1513" calcext:value-type="float">
            <text:p>1513</text:p>
          </table:table-cell>
          <table:table-cell table:formula="of:=MOD([.$F$4];[.A15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18]+1" office:value-type="float" office:value="1514" calcext:value-type="float">
            <text:p>1514</text:p>
          </table:table-cell>
          <table:table-cell table:formula="of:=MOD([.$F$4];[.A15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19]+1" office:value-type="float" office:value="1515" calcext:value-type="float">
            <text:p>1515</text:p>
          </table:table-cell>
          <table:table-cell table:formula="of:=MOD([.$F$4];[.A15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20]+1" office:value-type="float" office:value="1516" calcext:value-type="float">
            <text:p>1516</text:p>
          </table:table-cell>
          <table:table-cell table:formula="of:=MOD([.$F$4];[.A15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21]+1" office:value-type="float" office:value="1517" calcext:value-type="float">
            <text:p>1517</text:p>
          </table:table-cell>
          <table:table-cell table:formula="of:=MOD([.$F$4];[.A15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22]+1" office:value-type="float" office:value="1518" calcext:value-type="float">
            <text:p>1518</text:p>
          </table:table-cell>
          <table:table-cell table:formula="of:=MOD([.$F$4];[.A15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23]+1" office:value-type="float" office:value="1519" calcext:value-type="float">
            <text:p>1519</text:p>
          </table:table-cell>
          <table:table-cell table:formula="of:=MOD([.$F$4];[.A15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24]+1" office:value-type="float" office:value="1520" calcext:value-type="float">
            <text:p>1520</text:p>
          </table:table-cell>
          <table:table-cell table:formula="of:=MOD([.$F$4];[.A15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25]+1" office:value-type="float" office:value="1521" calcext:value-type="float">
            <text:p>1521</text:p>
          </table:table-cell>
          <table:table-cell table:formula="of:=MOD([.$F$4];[.A15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26]+1" office:value-type="float" office:value="1522" calcext:value-type="float">
            <text:p>1522</text:p>
          </table:table-cell>
          <table:table-cell table:formula="of:=MOD([.$F$4];[.A15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27]+1" office:value-type="float" office:value="1523" calcext:value-type="float">
            <text:p>1523</text:p>
          </table:table-cell>
          <table:table-cell table:formula="of:=MOD([.$F$4];[.A15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28]+1" office:value-type="float" office:value="1524" calcext:value-type="float">
            <text:p>1524</text:p>
          </table:table-cell>
          <table:table-cell table:formula="of:=MOD([.$F$4];[.A15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29]+1" office:value-type="float" office:value="1525" calcext:value-type="float">
            <text:p>1525</text:p>
          </table:table-cell>
          <table:table-cell table:formula="of:=MOD([.$F$4];[.A15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30]+1" office:value-type="float" office:value="1526" calcext:value-type="float">
            <text:p>1526</text:p>
          </table:table-cell>
          <table:table-cell table:formula="of:=MOD([.$F$4];[.A15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31]+1" office:value-type="float" office:value="1527" calcext:value-type="float">
            <text:p>1527</text:p>
          </table:table-cell>
          <table:table-cell table:formula="of:=MOD([.$F$4];[.A15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32]+1" office:value-type="float" office:value="1528" calcext:value-type="float">
            <text:p>1528</text:p>
          </table:table-cell>
          <table:table-cell table:formula="of:=MOD([.$F$4];[.A15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33]+1" office:value-type="float" office:value="1529" calcext:value-type="float">
            <text:p>1529</text:p>
          </table:table-cell>
          <table:table-cell table:formula="of:=MOD([.$F$4];[.A15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34]+1" office:value-type="float" office:value="1530" calcext:value-type="float">
            <text:p>1530</text:p>
          </table:table-cell>
          <table:table-cell table:formula="of:=MOD([.$F$4];[.A15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35]+1" office:value-type="float" office:value="1531" calcext:value-type="float">
            <text:p>1531</text:p>
          </table:table-cell>
          <table:table-cell table:formula="of:=MOD([.$F$4];[.A15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36]+1" office:value-type="float" office:value="1532" calcext:value-type="float">
            <text:p>1532</text:p>
          </table:table-cell>
          <table:table-cell table:formula="of:=MOD([.$F$4];[.A15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37]+1" office:value-type="float" office:value="1533" calcext:value-type="float">
            <text:p>1533</text:p>
          </table:table-cell>
          <table:table-cell table:formula="of:=MOD([.$F$4];[.A15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38]+1" office:value-type="float" office:value="1534" calcext:value-type="float">
            <text:p>1534</text:p>
          </table:table-cell>
          <table:table-cell table:formula="of:=MOD([.$F$4];[.A15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39]+1" office:value-type="float" office:value="1535" calcext:value-type="float">
            <text:p>1535</text:p>
          </table:table-cell>
          <table:table-cell table:formula="of:=MOD([.$F$4];[.A15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40]+1" office:value-type="float" office:value="1536" calcext:value-type="float">
            <text:p>1536</text:p>
          </table:table-cell>
          <table:table-cell table:formula="of:=MOD([.$F$4];[.A15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41]+1" office:value-type="float" office:value="1537" calcext:value-type="float">
            <text:p>1537</text:p>
          </table:table-cell>
          <table:table-cell table:formula="of:=MOD([.$F$4];[.A15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42]+1" office:value-type="float" office:value="1538" calcext:value-type="float">
            <text:p>1538</text:p>
          </table:table-cell>
          <table:table-cell table:formula="of:=MOD([.$F$4];[.A15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43]+1" office:value-type="float" office:value="1539" calcext:value-type="float">
            <text:p>1539</text:p>
          </table:table-cell>
          <table:table-cell table:formula="of:=MOD([.$F$4];[.A15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44]+1" office:value-type="float" office:value="1540" calcext:value-type="float">
            <text:p>1540</text:p>
          </table:table-cell>
          <table:table-cell table:formula="of:=MOD([.$F$4];[.A15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45]+1" office:value-type="float" office:value="1541" calcext:value-type="float">
            <text:p>1541</text:p>
          </table:table-cell>
          <table:table-cell table:formula="of:=MOD([.$F$4];[.A15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46]+1" office:value-type="float" office:value="1542" calcext:value-type="float">
            <text:p>1542</text:p>
          </table:table-cell>
          <table:table-cell table:formula="of:=MOD([.$F$4];[.A15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47]+1" office:value-type="float" office:value="1543" calcext:value-type="float">
            <text:p>1543</text:p>
          </table:table-cell>
          <table:table-cell table:formula="of:=MOD([.$F$4];[.A15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48]+1" office:value-type="float" office:value="1544" calcext:value-type="float">
            <text:p>1544</text:p>
          </table:table-cell>
          <table:table-cell table:formula="of:=MOD([.$F$4];[.A15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49]+1" office:value-type="float" office:value="1545" calcext:value-type="float">
            <text:p>1545</text:p>
          </table:table-cell>
          <table:table-cell table:formula="of:=MOD([.$F$4];[.A15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50]+1" office:value-type="float" office:value="1546" calcext:value-type="float">
            <text:p>1546</text:p>
          </table:table-cell>
          <table:table-cell table:formula="of:=MOD([.$F$4];[.A15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51]+1" office:value-type="float" office:value="1547" calcext:value-type="float">
            <text:p>1547</text:p>
          </table:table-cell>
          <table:table-cell table:formula="of:=MOD([.$F$4];[.A15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52]+1" office:value-type="float" office:value="1548" calcext:value-type="float">
            <text:p>1548</text:p>
          </table:table-cell>
          <table:table-cell table:formula="of:=MOD([.$F$4];[.A15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53]+1" office:value-type="float" office:value="1549" calcext:value-type="float">
            <text:p>1549</text:p>
          </table:table-cell>
          <table:table-cell table:formula="of:=MOD([.$F$4];[.A15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54]+1" office:value-type="float" office:value="1550" calcext:value-type="float">
            <text:p>1550</text:p>
          </table:table-cell>
          <table:table-cell table:formula="of:=MOD([.$F$4];[.A15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55]+1" office:value-type="float" office:value="1551" calcext:value-type="float">
            <text:p>1551</text:p>
          </table:table-cell>
          <table:table-cell table:formula="of:=MOD([.$F$4];[.A15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56]+1" office:value-type="float" office:value="1552" calcext:value-type="float">
            <text:p>1552</text:p>
          </table:table-cell>
          <table:table-cell table:formula="of:=MOD([.$F$4];[.A15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57]+1" office:value-type="float" office:value="1553" calcext:value-type="float">
            <text:p>1553</text:p>
          </table:table-cell>
          <table:table-cell table:formula="of:=MOD([.$F$4];[.A15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58]+1" office:value-type="float" office:value="1554" calcext:value-type="float">
            <text:p>1554</text:p>
          </table:table-cell>
          <table:table-cell table:formula="of:=MOD([.$F$4];[.A15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59]+1" office:value-type="float" office:value="1555" calcext:value-type="float">
            <text:p>1555</text:p>
          </table:table-cell>
          <table:table-cell table:formula="of:=MOD([.$F$4];[.A15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60]+1" office:value-type="float" office:value="1556" calcext:value-type="float">
            <text:p>1556</text:p>
          </table:table-cell>
          <table:table-cell table:formula="of:=MOD([.$F$4];[.A15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61]+1" office:value-type="float" office:value="1557" calcext:value-type="float">
            <text:p>1557</text:p>
          </table:table-cell>
          <table:table-cell table:formula="of:=MOD([.$F$4];[.A15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62]+1" office:value-type="float" office:value="1558" calcext:value-type="float">
            <text:p>1558</text:p>
          </table:table-cell>
          <table:table-cell table:formula="of:=MOD([.$F$4];[.A15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63]+1" office:value-type="float" office:value="1559" calcext:value-type="float">
            <text:p>1559</text:p>
          </table:table-cell>
          <table:table-cell table:formula="of:=MOD([.$F$4];[.A15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64]+1" office:value-type="float" office:value="1560" calcext:value-type="float">
            <text:p>1560</text:p>
          </table:table-cell>
          <table:table-cell table:formula="of:=MOD([.$F$4];[.A15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65]+1" office:value-type="float" office:value="1561" calcext:value-type="float">
            <text:p>1561</text:p>
          </table:table-cell>
          <table:table-cell table:formula="of:=MOD([.$F$4];[.A15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66]+1" office:value-type="float" office:value="1562" calcext:value-type="float">
            <text:p>1562</text:p>
          </table:table-cell>
          <table:table-cell table:formula="of:=MOD([.$F$4];[.A15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67]+1" office:value-type="float" office:value="1563" calcext:value-type="float">
            <text:p>1563</text:p>
          </table:table-cell>
          <table:table-cell table:formula="of:=MOD([.$F$4];[.A15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68]+1" office:value-type="float" office:value="1564" calcext:value-type="float">
            <text:p>1564</text:p>
          </table:table-cell>
          <table:table-cell table:formula="of:=MOD([.$F$4];[.A15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69]+1" office:value-type="float" office:value="1565" calcext:value-type="float">
            <text:p>1565</text:p>
          </table:table-cell>
          <table:table-cell table:formula="of:=MOD([.$F$4];[.A15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70]+1" office:value-type="float" office:value="1566" calcext:value-type="float">
            <text:p>1566</text:p>
          </table:table-cell>
          <table:table-cell table:formula="of:=MOD([.$F$4];[.A15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71]+1" office:value-type="float" office:value="1567" calcext:value-type="float">
            <text:p>1567</text:p>
          </table:table-cell>
          <table:table-cell table:formula="of:=MOD([.$F$4];[.A15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72]+1" office:value-type="float" office:value="1568" calcext:value-type="float">
            <text:p>1568</text:p>
          </table:table-cell>
          <table:table-cell table:formula="of:=MOD([.$F$4];[.A15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73]+1" office:value-type="float" office:value="1569" calcext:value-type="float">
            <text:p>1569</text:p>
          </table:table-cell>
          <table:table-cell table:formula="of:=MOD([.$F$4];[.A15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74]+1" office:value-type="float" office:value="1570" calcext:value-type="float">
            <text:p>1570</text:p>
          </table:table-cell>
          <table:table-cell table:formula="of:=MOD([.$F$4];[.A15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75]+1" office:value-type="float" office:value="1571" calcext:value-type="float">
            <text:p>1571</text:p>
          </table:table-cell>
          <table:table-cell table:formula="of:=MOD([.$F$4];[.A15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76]+1" office:value-type="float" office:value="1572" calcext:value-type="float">
            <text:p>1572</text:p>
          </table:table-cell>
          <table:table-cell table:formula="of:=MOD([.$F$4];[.A15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77]+1" office:value-type="float" office:value="1573" calcext:value-type="float">
            <text:p>1573</text:p>
          </table:table-cell>
          <table:table-cell table:formula="of:=MOD([.$F$4];[.A15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78]+1" office:value-type="float" office:value="1574" calcext:value-type="float">
            <text:p>1574</text:p>
          </table:table-cell>
          <table:table-cell table:formula="of:=MOD([.$F$4];[.A15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79]+1" office:value-type="float" office:value="1575" calcext:value-type="float">
            <text:p>1575</text:p>
          </table:table-cell>
          <table:table-cell table:formula="of:=MOD([.$F$4];[.A15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80]+1" office:value-type="float" office:value="1576" calcext:value-type="float">
            <text:p>1576</text:p>
          </table:table-cell>
          <table:table-cell table:formula="of:=MOD([.$F$4];[.A15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81]+1" office:value-type="float" office:value="1577" calcext:value-type="float">
            <text:p>1577</text:p>
          </table:table-cell>
          <table:table-cell table:formula="of:=MOD([.$F$4];[.A15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82]+1" office:value-type="float" office:value="1578" calcext:value-type="float">
            <text:p>1578</text:p>
          </table:table-cell>
          <table:table-cell table:formula="of:=MOD([.$F$4];[.A15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83]+1" office:value-type="float" office:value="1579" calcext:value-type="float">
            <text:p>1579</text:p>
          </table:table-cell>
          <table:table-cell table:formula="of:=MOD([.$F$4];[.A15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84]+1" office:value-type="float" office:value="1580" calcext:value-type="float">
            <text:p>1580</text:p>
          </table:table-cell>
          <table:table-cell table:formula="of:=MOD([.$F$4];[.A15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85]+1" office:value-type="float" office:value="1581" calcext:value-type="float">
            <text:p>1581</text:p>
          </table:table-cell>
          <table:table-cell table:formula="of:=MOD([.$F$4];[.A15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86]+1" office:value-type="float" office:value="1582" calcext:value-type="float">
            <text:p>1582</text:p>
          </table:table-cell>
          <table:table-cell table:formula="of:=MOD([.$F$4];[.A15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87]+1" office:value-type="float" office:value="1583" calcext:value-type="float">
            <text:p>1583</text:p>
          </table:table-cell>
          <table:table-cell table:formula="of:=MOD([.$F$4];[.A15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88]+1" office:value-type="float" office:value="1584" calcext:value-type="float">
            <text:p>1584</text:p>
          </table:table-cell>
          <table:table-cell table:formula="of:=MOD([.$F$4];[.A15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89]+1" office:value-type="float" office:value="1585" calcext:value-type="float">
            <text:p>1585</text:p>
          </table:table-cell>
          <table:table-cell table:formula="of:=MOD([.$F$4];[.A15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90]+1" office:value-type="float" office:value="1586" calcext:value-type="float">
            <text:p>1586</text:p>
          </table:table-cell>
          <table:table-cell table:formula="of:=MOD([.$F$4];[.A15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91]+1" office:value-type="float" office:value="1587" calcext:value-type="float">
            <text:p>1587</text:p>
          </table:table-cell>
          <table:table-cell table:formula="of:=MOD([.$F$4];[.A15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92]+1" office:value-type="float" office:value="1588" calcext:value-type="float">
            <text:p>1588</text:p>
          </table:table-cell>
          <table:table-cell table:formula="of:=MOD([.$F$4];[.A15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93]+1" office:value-type="float" office:value="1589" calcext:value-type="float">
            <text:p>1589</text:p>
          </table:table-cell>
          <table:table-cell table:formula="of:=MOD([.$F$4];[.A15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94]+1" office:value-type="float" office:value="1590" calcext:value-type="float">
            <text:p>1590</text:p>
          </table:table-cell>
          <table:table-cell table:formula="of:=MOD([.$F$4];[.A15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95]+1" office:value-type="float" office:value="1591" calcext:value-type="float">
            <text:p>1591</text:p>
          </table:table-cell>
          <table:table-cell table:formula="of:=MOD([.$F$4];[.A15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96]+1" office:value-type="float" office:value="1592" calcext:value-type="float">
            <text:p>1592</text:p>
          </table:table-cell>
          <table:table-cell table:formula="of:=MOD([.$F$4];[.A15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97]+1" office:value-type="float" office:value="1593" calcext:value-type="float">
            <text:p>1593</text:p>
          </table:table-cell>
          <table:table-cell table:formula="of:=MOD([.$F$4];[.A15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98]+1" office:value-type="float" office:value="1594" calcext:value-type="float">
            <text:p>1594</text:p>
          </table:table-cell>
          <table:table-cell table:formula="of:=MOD([.$F$4];[.A15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99]+1" office:value-type="float" office:value="1595" calcext:value-type="float">
            <text:p>1595</text:p>
          </table:table-cell>
          <table:table-cell table:formula="of:=MOD([.$F$4];[.A16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00]+1" office:value-type="float" office:value="1596" calcext:value-type="float">
            <text:p>1596</text:p>
          </table:table-cell>
          <table:table-cell table:formula="of:=MOD([.$F$4];[.A16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01]+1" office:value-type="float" office:value="1597" calcext:value-type="float">
            <text:p>1597</text:p>
          </table:table-cell>
          <table:table-cell table:formula="of:=MOD([.$F$4];[.A16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02]+1" office:value-type="float" office:value="1598" calcext:value-type="float">
            <text:p>1598</text:p>
          </table:table-cell>
          <table:table-cell table:formula="of:=MOD([.$F$4];[.A16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03]+1" office:value-type="float" office:value="1599" calcext:value-type="float">
            <text:p>1599</text:p>
          </table:table-cell>
          <table:table-cell table:formula="of:=MOD([.$F$4];[.A16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04]+1" office:value-type="float" office:value="1600" calcext:value-type="float">
            <text:p>1600</text:p>
          </table:table-cell>
          <table:table-cell table:formula="of:=MOD([.$F$4];[.A16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05]+1" office:value-type="float" office:value="1601" calcext:value-type="float">
            <text:p>1601</text:p>
          </table:table-cell>
          <table:table-cell table:formula="of:=MOD([.$F$4];[.A16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06]+1" office:value-type="float" office:value="1602" calcext:value-type="float">
            <text:p>1602</text:p>
          </table:table-cell>
          <table:table-cell table:formula="of:=MOD([.$F$4];[.A16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07]+1" office:value-type="float" office:value="1603" calcext:value-type="float">
            <text:p>1603</text:p>
          </table:table-cell>
          <table:table-cell table:formula="of:=MOD([.$F$4];[.A16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08]+1" office:value-type="float" office:value="1604" calcext:value-type="float">
            <text:p>1604</text:p>
          </table:table-cell>
          <table:table-cell table:formula="of:=MOD([.$F$4];[.A16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09]+1" office:value-type="float" office:value="1605" calcext:value-type="float">
            <text:p>1605</text:p>
          </table:table-cell>
          <table:table-cell table:formula="of:=MOD([.$F$4];[.A16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10]+1" office:value-type="float" office:value="1606" calcext:value-type="float">
            <text:p>1606</text:p>
          </table:table-cell>
          <table:table-cell table:formula="of:=MOD([.$F$4];[.A16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11]+1" office:value-type="float" office:value="1607" calcext:value-type="float">
            <text:p>1607</text:p>
          </table:table-cell>
          <table:table-cell table:formula="of:=MOD([.$F$4];[.A16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12]+1" office:value-type="float" office:value="1608" calcext:value-type="float">
            <text:p>1608</text:p>
          </table:table-cell>
          <table:table-cell table:formula="of:=MOD([.$F$4];[.A16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13]+1" office:value-type="float" office:value="1609" calcext:value-type="float">
            <text:p>1609</text:p>
          </table:table-cell>
          <table:table-cell table:formula="of:=MOD([.$F$4];[.A16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14]+1" office:value-type="float" office:value="1610" calcext:value-type="float">
            <text:p>1610</text:p>
          </table:table-cell>
          <table:table-cell table:formula="of:=MOD([.$F$4];[.A16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15]+1" office:value-type="float" office:value="1611" calcext:value-type="float">
            <text:p>1611</text:p>
          </table:table-cell>
          <table:table-cell table:formula="of:=MOD([.$F$4];[.A16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16]+1" office:value-type="float" office:value="1612" calcext:value-type="float">
            <text:p>1612</text:p>
          </table:table-cell>
          <table:table-cell table:formula="of:=MOD([.$F$4];[.A16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17]+1" office:value-type="float" office:value="1613" calcext:value-type="float">
            <text:p>1613</text:p>
          </table:table-cell>
          <table:table-cell table:formula="of:=MOD([.$F$4];[.A16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18]+1" office:value-type="float" office:value="1614" calcext:value-type="float">
            <text:p>1614</text:p>
          </table:table-cell>
          <table:table-cell table:formula="of:=MOD([.$F$4];[.A16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19]+1" office:value-type="float" office:value="1615" calcext:value-type="float">
            <text:p>1615</text:p>
          </table:table-cell>
          <table:table-cell table:formula="of:=MOD([.$F$4];[.A16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20]+1" office:value-type="float" office:value="1616" calcext:value-type="float">
            <text:p>1616</text:p>
          </table:table-cell>
          <table:table-cell table:formula="of:=MOD([.$F$4];[.A16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21]+1" office:value-type="float" office:value="1617" calcext:value-type="float">
            <text:p>1617</text:p>
          </table:table-cell>
          <table:table-cell table:formula="of:=MOD([.$F$4];[.A16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22]+1" office:value-type="float" office:value="1618" calcext:value-type="float">
            <text:p>1618</text:p>
          </table:table-cell>
          <table:table-cell table:formula="of:=MOD([.$F$4];[.A16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23]+1" office:value-type="float" office:value="1619" calcext:value-type="float">
            <text:p>1619</text:p>
          </table:table-cell>
          <table:table-cell table:formula="of:=MOD([.$F$4];[.A16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24]+1" office:value-type="float" office:value="1620" calcext:value-type="float">
            <text:p>1620</text:p>
          </table:table-cell>
          <table:table-cell table:formula="of:=MOD([.$F$4];[.A16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25]+1" office:value-type="float" office:value="1621" calcext:value-type="float">
            <text:p>1621</text:p>
          </table:table-cell>
          <table:table-cell table:formula="of:=MOD([.$F$4];[.A16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26]+1" office:value-type="float" office:value="1622" calcext:value-type="float">
            <text:p>1622</text:p>
          </table:table-cell>
          <table:table-cell table:formula="of:=MOD([.$F$4];[.A16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27]+1" office:value-type="float" office:value="1623" calcext:value-type="float">
            <text:p>1623</text:p>
          </table:table-cell>
          <table:table-cell table:formula="of:=MOD([.$F$4];[.A16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28]+1" office:value-type="float" office:value="1624" calcext:value-type="float">
            <text:p>1624</text:p>
          </table:table-cell>
          <table:table-cell table:formula="of:=MOD([.$F$4];[.A16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29]+1" office:value-type="float" office:value="1625" calcext:value-type="float">
            <text:p>1625</text:p>
          </table:table-cell>
          <table:table-cell table:formula="of:=MOD([.$F$4];[.A16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30]+1" office:value-type="float" office:value="1626" calcext:value-type="float">
            <text:p>1626</text:p>
          </table:table-cell>
          <table:table-cell table:formula="of:=MOD([.$F$4];[.A16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31]+1" office:value-type="float" office:value="1627" calcext:value-type="float">
            <text:p>1627</text:p>
          </table:table-cell>
          <table:table-cell table:formula="of:=MOD([.$F$4];[.A16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32]+1" office:value-type="float" office:value="1628" calcext:value-type="float">
            <text:p>1628</text:p>
          </table:table-cell>
          <table:table-cell table:formula="of:=MOD([.$F$4];[.A16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33]+1" office:value-type="float" office:value="1629" calcext:value-type="float">
            <text:p>1629</text:p>
          </table:table-cell>
          <table:table-cell table:formula="of:=MOD([.$F$4];[.A16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34]+1" office:value-type="float" office:value="1630" calcext:value-type="float">
            <text:p>1630</text:p>
          </table:table-cell>
          <table:table-cell table:formula="of:=MOD([.$F$4];[.A16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35]+1" office:value-type="float" office:value="1631" calcext:value-type="float">
            <text:p>1631</text:p>
          </table:table-cell>
          <table:table-cell table:formula="of:=MOD([.$F$4];[.A16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36]+1" office:value-type="float" office:value="1632" calcext:value-type="float">
            <text:p>1632</text:p>
          </table:table-cell>
          <table:table-cell table:formula="of:=MOD([.$F$4];[.A16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37]+1" office:value-type="float" office:value="1633" calcext:value-type="float">
            <text:p>1633</text:p>
          </table:table-cell>
          <table:table-cell table:formula="of:=MOD([.$F$4];[.A16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38]+1" office:value-type="float" office:value="1634" calcext:value-type="float">
            <text:p>1634</text:p>
          </table:table-cell>
          <table:table-cell table:formula="of:=MOD([.$F$4];[.A16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39]+1" office:value-type="float" office:value="1635" calcext:value-type="float">
            <text:p>1635</text:p>
          </table:table-cell>
          <table:table-cell table:formula="of:=MOD([.$F$4];[.A16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40]+1" office:value-type="float" office:value="1636" calcext:value-type="float">
            <text:p>1636</text:p>
          </table:table-cell>
          <table:table-cell table:formula="of:=MOD([.$F$4];[.A16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41]+1" office:value-type="float" office:value="1637" calcext:value-type="float">
            <text:p>1637</text:p>
          </table:table-cell>
          <table:table-cell table:formula="of:=MOD([.$F$4];[.A16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42]+1" office:value-type="float" office:value="1638" calcext:value-type="float">
            <text:p>1638</text:p>
          </table:table-cell>
          <table:table-cell table:formula="of:=MOD([.$F$4];[.A16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43]+1" office:value-type="float" office:value="1639" calcext:value-type="float">
            <text:p>1639</text:p>
          </table:table-cell>
          <table:table-cell table:formula="of:=MOD([.$F$4];[.A16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44]+1" office:value-type="float" office:value="1640" calcext:value-type="float">
            <text:p>1640</text:p>
          </table:table-cell>
          <table:table-cell table:formula="of:=MOD([.$F$4];[.A16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45]+1" office:value-type="float" office:value="1641" calcext:value-type="float">
            <text:p>1641</text:p>
          </table:table-cell>
          <table:table-cell table:formula="of:=MOD([.$F$4];[.A16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46]+1" office:value-type="float" office:value="1642" calcext:value-type="float">
            <text:p>1642</text:p>
          </table:table-cell>
          <table:table-cell table:formula="of:=MOD([.$F$4];[.A16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47]+1" office:value-type="float" office:value="1643" calcext:value-type="float">
            <text:p>1643</text:p>
          </table:table-cell>
          <table:table-cell table:formula="of:=MOD([.$F$4];[.A16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48]+1" office:value-type="float" office:value="1644" calcext:value-type="float">
            <text:p>1644</text:p>
          </table:table-cell>
          <table:table-cell table:formula="of:=MOD([.$F$4];[.A16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49]+1" office:value-type="float" office:value="1645" calcext:value-type="float">
            <text:p>1645</text:p>
          </table:table-cell>
          <table:table-cell table:formula="of:=MOD([.$F$4];[.A16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50]+1" office:value-type="float" office:value="1646" calcext:value-type="float">
            <text:p>1646</text:p>
          </table:table-cell>
          <table:table-cell table:formula="of:=MOD([.$F$4];[.A16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51]+1" office:value-type="float" office:value="1647" calcext:value-type="float">
            <text:p>1647</text:p>
          </table:table-cell>
          <table:table-cell table:formula="of:=MOD([.$F$4];[.A16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52]+1" office:value-type="float" office:value="1648" calcext:value-type="float">
            <text:p>1648</text:p>
          </table:table-cell>
          <table:table-cell table:formula="of:=MOD([.$F$4];[.A16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53]+1" office:value-type="float" office:value="1649" calcext:value-type="float">
            <text:p>1649</text:p>
          </table:table-cell>
          <table:table-cell table:formula="of:=MOD([.$F$4];[.A16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54]+1" office:value-type="float" office:value="1650" calcext:value-type="float">
            <text:p>1650</text:p>
          </table:table-cell>
          <table:table-cell table:formula="of:=MOD([.$F$4];[.A16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55]+1" office:value-type="float" office:value="1651" calcext:value-type="float">
            <text:p>1651</text:p>
          </table:table-cell>
          <table:table-cell table:formula="of:=MOD([.$F$4];[.A16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56]+1" office:value-type="float" office:value="1652" calcext:value-type="float">
            <text:p>1652</text:p>
          </table:table-cell>
          <table:table-cell table:formula="of:=MOD([.$F$4];[.A16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57]+1" office:value-type="float" office:value="1653" calcext:value-type="float">
            <text:p>1653</text:p>
          </table:table-cell>
          <table:table-cell table:formula="of:=MOD([.$F$4];[.A16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58]+1" office:value-type="float" office:value="1654" calcext:value-type="float">
            <text:p>1654</text:p>
          </table:table-cell>
          <table:table-cell table:formula="of:=MOD([.$F$4];[.A16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59]+1" office:value-type="float" office:value="1655" calcext:value-type="float">
            <text:p>1655</text:p>
          </table:table-cell>
          <table:table-cell table:formula="of:=MOD([.$F$4];[.A16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60]+1" office:value-type="float" office:value="1656" calcext:value-type="float">
            <text:p>1656</text:p>
          </table:table-cell>
          <table:table-cell table:formula="of:=MOD([.$F$4];[.A16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61]+1" office:value-type="float" office:value="1657" calcext:value-type="float">
            <text:p>1657</text:p>
          </table:table-cell>
          <table:table-cell table:formula="of:=MOD([.$F$4];[.A16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62]+1" office:value-type="float" office:value="1658" calcext:value-type="float">
            <text:p>1658</text:p>
          </table:table-cell>
          <table:table-cell table:formula="of:=MOD([.$F$4];[.A16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63]+1" office:value-type="float" office:value="1659" calcext:value-type="float">
            <text:p>1659</text:p>
          </table:table-cell>
          <table:table-cell table:formula="of:=MOD([.$F$4];[.A16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64]+1" office:value-type="float" office:value="1660" calcext:value-type="float">
            <text:p>1660</text:p>
          </table:table-cell>
          <table:table-cell table:formula="of:=MOD([.$F$4];[.A16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65]+1" office:value-type="float" office:value="1661" calcext:value-type="float">
            <text:p>1661</text:p>
          </table:table-cell>
          <table:table-cell table:formula="of:=MOD([.$F$4];[.A16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66]+1" office:value-type="float" office:value="1662" calcext:value-type="float">
            <text:p>1662</text:p>
          </table:table-cell>
          <table:table-cell table:formula="of:=MOD([.$F$4];[.A16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67]+1" office:value-type="float" office:value="1663" calcext:value-type="float">
            <text:p>1663</text:p>
          </table:table-cell>
          <table:table-cell table:formula="of:=MOD([.$F$4];[.A16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68]+1" office:value-type="float" office:value="1664" calcext:value-type="float">
            <text:p>1664</text:p>
          </table:table-cell>
          <table:table-cell table:formula="of:=MOD([.$F$4];[.A16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69]+1" office:value-type="float" office:value="1665" calcext:value-type="float">
            <text:p>1665</text:p>
          </table:table-cell>
          <table:table-cell table:formula="of:=MOD([.$F$4];[.A16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70]+1" office:value-type="float" office:value="1666" calcext:value-type="float">
            <text:p>1666</text:p>
          </table:table-cell>
          <table:table-cell table:formula="of:=MOD([.$F$4];[.A16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71]+1" office:value-type="float" office:value="1667" calcext:value-type="float">
            <text:p>1667</text:p>
          </table:table-cell>
          <table:table-cell table:formula="of:=MOD([.$F$4];[.A16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72]+1" office:value-type="float" office:value="1668" calcext:value-type="float">
            <text:p>1668</text:p>
          </table:table-cell>
          <table:table-cell table:formula="of:=MOD([.$F$4];[.A16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73]+1" office:value-type="float" office:value="1669" calcext:value-type="float">
            <text:p>1669</text:p>
          </table:table-cell>
          <table:table-cell table:formula="of:=MOD([.$F$4];[.A16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74]+1" office:value-type="float" office:value="1670" calcext:value-type="float">
            <text:p>1670</text:p>
          </table:table-cell>
          <table:table-cell table:formula="of:=MOD([.$F$4];[.A16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75]+1" office:value-type="float" office:value="1671" calcext:value-type="float">
            <text:p>1671</text:p>
          </table:table-cell>
          <table:table-cell table:formula="of:=MOD([.$F$4];[.A16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76]+1" office:value-type="float" office:value="1672" calcext:value-type="float">
            <text:p>1672</text:p>
          </table:table-cell>
          <table:table-cell table:formula="of:=MOD([.$F$4];[.A16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77]+1" office:value-type="float" office:value="1673" calcext:value-type="float">
            <text:p>1673</text:p>
          </table:table-cell>
          <table:table-cell table:formula="of:=MOD([.$F$4];[.A16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78]+1" office:value-type="float" office:value="1674" calcext:value-type="float">
            <text:p>1674</text:p>
          </table:table-cell>
          <table:table-cell table:formula="of:=MOD([.$F$4];[.A16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79]+1" office:value-type="float" office:value="1675" calcext:value-type="float">
            <text:p>1675</text:p>
          </table:table-cell>
          <table:table-cell table:formula="of:=MOD([.$F$4];[.A16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80]+1" office:value-type="float" office:value="1676" calcext:value-type="float">
            <text:p>1676</text:p>
          </table:table-cell>
          <table:table-cell table:formula="of:=MOD([.$F$4];[.A16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81]+1" office:value-type="float" office:value="1677" calcext:value-type="float">
            <text:p>1677</text:p>
          </table:table-cell>
          <table:table-cell table:formula="of:=MOD([.$F$4];[.A16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82]+1" office:value-type="float" office:value="1678" calcext:value-type="float">
            <text:p>1678</text:p>
          </table:table-cell>
          <table:table-cell table:formula="of:=MOD([.$F$4];[.A16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83]+1" office:value-type="float" office:value="1679" calcext:value-type="float">
            <text:p>1679</text:p>
          </table:table-cell>
          <table:table-cell table:formula="of:=MOD([.$F$4];[.A16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84]+1" office:value-type="float" office:value="1680" calcext:value-type="float">
            <text:p>1680</text:p>
          </table:table-cell>
          <table:table-cell table:formula="of:=MOD([.$F$4];[.A16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85]+1" office:value-type="float" office:value="1681" calcext:value-type="float">
            <text:p>1681</text:p>
          </table:table-cell>
          <table:table-cell table:formula="of:=MOD([.$F$4];[.A16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86]+1" office:value-type="float" office:value="1682" calcext:value-type="float">
            <text:p>1682</text:p>
          </table:table-cell>
          <table:table-cell table:formula="of:=MOD([.$F$4];[.A16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87]+1" office:value-type="float" office:value="1683" calcext:value-type="float">
            <text:p>1683</text:p>
          </table:table-cell>
          <table:table-cell table:formula="of:=MOD([.$F$4];[.A16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88]+1" office:value-type="float" office:value="1684" calcext:value-type="float">
            <text:p>1684</text:p>
          </table:table-cell>
          <table:table-cell table:formula="of:=MOD([.$F$4];[.A16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89]+1" office:value-type="float" office:value="1685" calcext:value-type="float">
            <text:p>1685</text:p>
          </table:table-cell>
          <table:table-cell table:formula="of:=MOD([.$F$4];[.A16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90]+1" office:value-type="float" office:value="1686" calcext:value-type="float">
            <text:p>1686</text:p>
          </table:table-cell>
          <table:table-cell table:formula="of:=MOD([.$F$4];[.A16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91]+1" office:value-type="float" office:value="1687" calcext:value-type="float">
            <text:p>1687</text:p>
          </table:table-cell>
          <table:table-cell table:formula="of:=MOD([.$F$4];[.A16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92]+1" office:value-type="float" office:value="1688" calcext:value-type="float">
            <text:p>1688</text:p>
          </table:table-cell>
          <table:table-cell table:formula="of:=MOD([.$F$4];[.A16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93]+1" office:value-type="float" office:value="1689" calcext:value-type="float">
            <text:p>1689</text:p>
          </table:table-cell>
          <table:table-cell table:formula="of:=MOD([.$F$4];[.A16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94]+1" office:value-type="float" office:value="1690" calcext:value-type="float">
            <text:p>1690</text:p>
          </table:table-cell>
          <table:table-cell table:formula="of:=MOD([.$F$4];[.A16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95]+1" office:value-type="float" office:value="1691" calcext:value-type="float">
            <text:p>1691</text:p>
          </table:table-cell>
          <table:table-cell table:formula="of:=MOD([.$F$4];[.A16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96]+1" office:value-type="float" office:value="1692" calcext:value-type="float">
            <text:p>1692</text:p>
          </table:table-cell>
          <table:table-cell table:formula="of:=MOD([.$F$4];[.A16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97]+1" office:value-type="float" office:value="1693" calcext:value-type="float">
            <text:p>1693</text:p>
          </table:table-cell>
          <table:table-cell table:formula="of:=MOD([.$F$4];[.A16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98]+1" office:value-type="float" office:value="1694" calcext:value-type="float">
            <text:p>1694</text:p>
          </table:table-cell>
          <table:table-cell table:formula="of:=MOD([.$F$4];[.A16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99]+1" office:value-type="float" office:value="1695" calcext:value-type="float">
            <text:p>1695</text:p>
          </table:table-cell>
          <table:table-cell table:formula="of:=MOD([.$F$4];[.A17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00]+1" office:value-type="float" office:value="1696" calcext:value-type="float">
            <text:p>1696</text:p>
          </table:table-cell>
          <table:table-cell table:formula="of:=MOD([.$F$4];[.A17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01]+1" office:value-type="float" office:value="1697" calcext:value-type="float">
            <text:p>1697</text:p>
          </table:table-cell>
          <table:table-cell table:formula="of:=MOD([.$F$4];[.A17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02]+1" office:value-type="float" office:value="1698" calcext:value-type="float">
            <text:p>1698</text:p>
          </table:table-cell>
          <table:table-cell table:formula="of:=MOD([.$F$4];[.A17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03]+1" office:value-type="float" office:value="1699" calcext:value-type="float">
            <text:p>1699</text:p>
          </table:table-cell>
          <table:table-cell table:formula="of:=MOD([.$F$4];[.A17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04]+1" office:value-type="float" office:value="1700" calcext:value-type="float">
            <text:p>1700</text:p>
          </table:table-cell>
          <table:table-cell table:formula="of:=MOD([.$F$4];[.A17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05]+1" office:value-type="float" office:value="1701" calcext:value-type="float">
            <text:p>1701</text:p>
          </table:table-cell>
          <table:table-cell table:formula="of:=MOD([.$F$4];[.A17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06]+1" office:value-type="float" office:value="1702" calcext:value-type="float">
            <text:p>1702</text:p>
          </table:table-cell>
          <table:table-cell table:formula="of:=MOD([.$F$4];[.A17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07]+1" office:value-type="float" office:value="1703" calcext:value-type="float">
            <text:p>1703</text:p>
          </table:table-cell>
          <table:table-cell table:formula="of:=MOD([.$F$4];[.A17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08]+1" office:value-type="float" office:value="1704" calcext:value-type="float">
            <text:p>1704</text:p>
          </table:table-cell>
          <table:table-cell table:formula="of:=MOD([.$F$4];[.A17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09]+1" office:value-type="float" office:value="1705" calcext:value-type="float">
            <text:p>1705</text:p>
          </table:table-cell>
          <table:table-cell table:formula="of:=MOD([.$F$4];[.A17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10]+1" office:value-type="float" office:value="1706" calcext:value-type="float">
            <text:p>1706</text:p>
          </table:table-cell>
          <table:table-cell table:formula="of:=MOD([.$F$4];[.A17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11]+1" office:value-type="float" office:value="1707" calcext:value-type="float">
            <text:p>1707</text:p>
          </table:table-cell>
          <table:table-cell table:formula="of:=MOD([.$F$4];[.A17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12]+1" office:value-type="float" office:value="1708" calcext:value-type="float">
            <text:p>1708</text:p>
          </table:table-cell>
          <table:table-cell table:formula="of:=MOD([.$F$4];[.A17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13]+1" office:value-type="float" office:value="1709" calcext:value-type="float">
            <text:p>1709</text:p>
          </table:table-cell>
          <table:table-cell table:formula="of:=MOD([.$F$4];[.A17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14]+1" office:value-type="float" office:value="1710" calcext:value-type="float">
            <text:p>1710</text:p>
          </table:table-cell>
          <table:table-cell table:formula="of:=MOD([.$F$4];[.A17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15]+1" office:value-type="float" office:value="1711" calcext:value-type="float">
            <text:p>1711</text:p>
          </table:table-cell>
          <table:table-cell table:formula="of:=MOD([.$F$4];[.A17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16]+1" office:value-type="float" office:value="1712" calcext:value-type="float">
            <text:p>1712</text:p>
          </table:table-cell>
          <table:table-cell table:formula="of:=MOD([.$F$4];[.A17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17]+1" office:value-type="float" office:value="1713" calcext:value-type="float">
            <text:p>1713</text:p>
          </table:table-cell>
          <table:table-cell table:formula="of:=MOD([.$F$4];[.A17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18]+1" office:value-type="float" office:value="1714" calcext:value-type="float">
            <text:p>1714</text:p>
          </table:table-cell>
          <table:table-cell table:formula="of:=MOD([.$F$4];[.A17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19]+1" office:value-type="float" office:value="1715" calcext:value-type="float">
            <text:p>1715</text:p>
          </table:table-cell>
          <table:table-cell table:formula="of:=MOD([.$F$4];[.A17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20]+1" office:value-type="float" office:value="1716" calcext:value-type="float">
            <text:p>1716</text:p>
          </table:table-cell>
          <table:table-cell table:formula="of:=MOD([.$F$4];[.A17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21]+1" office:value-type="float" office:value="1717" calcext:value-type="float">
            <text:p>1717</text:p>
          </table:table-cell>
          <table:table-cell table:formula="of:=MOD([.$F$4];[.A17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22]+1" office:value-type="float" office:value="1718" calcext:value-type="float">
            <text:p>1718</text:p>
          </table:table-cell>
          <table:table-cell table:formula="of:=MOD([.$F$4];[.A17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23]+1" office:value-type="float" office:value="1719" calcext:value-type="float">
            <text:p>1719</text:p>
          </table:table-cell>
          <table:table-cell table:formula="of:=MOD([.$F$4];[.A17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24]+1" office:value-type="float" office:value="1720" calcext:value-type="float">
            <text:p>1720</text:p>
          </table:table-cell>
          <table:table-cell table:formula="of:=MOD([.$F$4];[.A17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25]+1" office:value-type="float" office:value="1721" calcext:value-type="float">
            <text:p>1721</text:p>
          </table:table-cell>
          <table:table-cell table:formula="of:=MOD([.$F$4];[.A17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26]+1" office:value-type="float" office:value="1722" calcext:value-type="float">
            <text:p>1722</text:p>
          </table:table-cell>
          <table:table-cell table:formula="of:=MOD([.$F$4];[.A17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27]+1" office:value-type="float" office:value="1723" calcext:value-type="float">
            <text:p>1723</text:p>
          </table:table-cell>
          <table:table-cell table:formula="of:=MOD([.$F$4];[.A17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28]+1" office:value-type="float" office:value="1724" calcext:value-type="float">
            <text:p>1724</text:p>
          </table:table-cell>
          <table:table-cell table:formula="of:=MOD([.$F$4];[.A17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29]+1" office:value-type="float" office:value="1725" calcext:value-type="float">
            <text:p>1725</text:p>
          </table:table-cell>
          <table:table-cell table:formula="of:=MOD([.$F$4];[.A17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30]+1" office:value-type="float" office:value="1726" calcext:value-type="float">
            <text:p>1726</text:p>
          </table:table-cell>
          <table:table-cell table:formula="of:=MOD([.$F$4];[.A17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31]+1" office:value-type="float" office:value="1727" calcext:value-type="float">
            <text:p>1727</text:p>
          </table:table-cell>
          <table:table-cell table:formula="of:=MOD([.$F$4];[.A17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32]+1" office:value-type="float" office:value="1728" calcext:value-type="float">
            <text:p>1728</text:p>
          </table:table-cell>
          <table:table-cell table:formula="of:=MOD([.$F$4];[.A17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33]+1" office:value-type="float" office:value="1729" calcext:value-type="float">
            <text:p>1729</text:p>
          </table:table-cell>
          <table:table-cell table:formula="of:=MOD([.$F$4];[.A17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34]+1" office:value-type="float" office:value="1730" calcext:value-type="float">
            <text:p>1730</text:p>
          </table:table-cell>
          <table:table-cell table:formula="of:=MOD([.$F$4];[.A17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35]+1" office:value-type="float" office:value="1731" calcext:value-type="float">
            <text:p>1731</text:p>
          </table:table-cell>
          <table:table-cell table:formula="of:=MOD([.$F$4];[.A17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36]+1" office:value-type="float" office:value="1732" calcext:value-type="float">
            <text:p>1732</text:p>
          </table:table-cell>
          <table:table-cell table:formula="of:=MOD([.$F$4];[.A17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37]+1" office:value-type="float" office:value="1733" calcext:value-type="float">
            <text:p>1733</text:p>
          </table:table-cell>
          <table:table-cell table:formula="of:=MOD([.$F$4];[.A17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38]+1" office:value-type="float" office:value="1734" calcext:value-type="float">
            <text:p>1734</text:p>
          </table:table-cell>
          <table:table-cell table:formula="of:=MOD([.$F$4];[.A17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39]+1" office:value-type="float" office:value="1735" calcext:value-type="float">
            <text:p>1735</text:p>
          </table:table-cell>
          <table:table-cell table:formula="of:=MOD([.$F$4];[.A17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40]+1" office:value-type="float" office:value="1736" calcext:value-type="float">
            <text:p>1736</text:p>
          </table:table-cell>
          <table:table-cell table:formula="of:=MOD([.$F$4];[.A17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41]+1" office:value-type="float" office:value="1737" calcext:value-type="float">
            <text:p>1737</text:p>
          </table:table-cell>
          <table:table-cell table:formula="of:=MOD([.$F$4];[.A17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42]+1" office:value-type="float" office:value="1738" calcext:value-type="float">
            <text:p>1738</text:p>
          </table:table-cell>
          <table:table-cell table:formula="of:=MOD([.$F$4];[.A17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43]+1" office:value-type="float" office:value="1739" calcext:value-type="float">
            <text:p>1739</text:p>
          </table:table-cell>
          <table:table-cell table:formula="of:=MOD([.$F$4];[.A17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44]+1" office:value-type="float" office:value="1740" calcext:value-type="float">
            <text:p>1740</text:p>
          </table:table-cell>
          <table:table-cell table:formula="of:=MOD([.$F$4];[.A17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45]+1" office:value-type="float" office:value="1741" calcext:value-type="float">
            <text:p>1741</text:p>
          </table:table-cell>
          <table:table-cell table:formula="of:=MOD([.$F$4];[.A17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46]+1" office:value-type="float" office:value="1742" calcext:value-type="float">
            <text:p>1742</text:p>
          </table:table-cell>
          <table:table-cell table:formula="of:=MOD([.$F$4];[.A17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47]+1" office:value-type="float" office:value="1743" calcext:value-type="float">
            <text:p>1743</text:p>
          </table:table-cell>
          <table:table-cell table:formula="of:=MOD([.$F$4];[.A17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48]+1" office:value-type="float" office:value="1744" calcext:value-type="float">
            <text:p>1744</text:p>
          </table:table-cell>
          <table:table-cell table:formula="of:=MOD([.$F$4];[.A17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49]+1" office:value-type="float" office:value="1745" calcext:value-type="float">
            <text:p>1745</text:p>
          </table:table-cell>
          <table:table-cell table:formula="of:=MOD([.$F$4];[.A17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50]+1" office:value-type="float" office:value="1746" calcext:value-type="float">
            <text:p>1746</text:p>
          </table:table-cell>
          <table:table-cell table:formula="of:=MOD([.$F$4];[.A17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51]+1" office:value-type="float" office:value="1747" calcext:value-type="float">
            <text:p>1747</text:p>
          </table:table-cell>
          <table:table-cell table:formula="of:=MOD([.$F$4];[.A17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52]+1" office:value-type="float" office:value="1748" calcext:value-type="float">
            <text:p>1748</text:p>
          </table:table-cell>
          <table:table-cell table:formula="of:=MOD([.$F$4];[.A17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53]+1" office:value-type="float" office:value="1749" calcext:value-type="float">
            <text:p>1749</text:p>
          </table:table-cell>
          <table:table-cell table:formula="of:=MOD([.$F$4];[.A17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54]+1" office:value-type="float" office:value="1750" calcext:value-type="float">
            <text:p>1750</text:p>
          </table:table-cell>
          <table:table-cell table:formula="of:=MOD([.$F$4];[.A17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55]+1" office:value-type="float" office:value="1751" calcext:value-type="float">
            <text:p>1751</text:p>
          </table:table-cell>
          <table:table-cell table:formula="of:=MOD([.$F$4];[.A17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56]+1" office:value-type="float" office:value="1752" calcext:value-type="float">
            <text:p>1752</text:p>
          </table:table-cell>
          <table:table-cell table:formula="of:=MOD([.$F$4];[.A17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57]+1" office:value-type="float" office:value="1753" calcext:value-type="float">
            <text:p>1753</text:p>
          </table:table-cell>
          <table:table-cell table:formula="of:=MOD([.$F$4];[.A17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58]+1" office:value-type="float" office:value="1754" calcext:value-type="float">
            <text:p>1754</text:p>
          </table:table-cell>
          <table:table-cell table:formula="of:=MOD([.$F$4];[.A17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59]+1" office:value-type="float" office:value="1755" calcext:value-type="float">
            <text:p>1755</text:p>
          </table:table-cell>
          <table:table-cell table:formula="of:=MOD([.$F$4];[.A17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60]+1" office:value-type="float" office:value="1756" calcext:value-type="float">
            <text:p>1756</text:p>
          </table:table-cell>
          <table:table-cell table:formula="of:=MOD([.$F$4];[.A17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61]+1" office:value-type="float" office:value="1757" calcext:value-type="float">
            <text:p>1757</text:p>
          </table:table-cell>
          <table:table-cell table:formula="of:=MOD([.$F$4];[.A17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62]+1" office:value-type="float" office:value="1758" calcext:value-type="float">
            <text:p>1758</text:p>
          </table:table-cell>
          <table:table-cell table:formula="of:=MOD([.$F$4];[.A17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63]+1" office:value-type="float" office:value="1759" calcext:value-type="float">
            <text:p>1759</text:p>
          </table:table-cell>
          <table:table-cell table:formula="of:=MOD([.$F$4];[.A17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64]+1" office:value-type="float" office:value="1760" calcext:value-type="float">
            <text:p>1760</text:p>
          </table:table-cell>
          <table:table-cell table:formula="of:=MOD([.$F$4];[.A17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65]+1" office:value-type="float" office:value="1761" calcext:value-type="float">
            <text:p>1761</text:p>
          </table:table-cell>
          <table:table-cell table:formula="of:=MOD([.$F$4];[.A17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66]+1" office:value-type="float" office:value="1762" calcext:value-type="float">
            <text:p>1762</text:p>
          </table:table-cell>
          <table:table-cell table:formula="of:=MOD([.$F$4];[.A17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67]+1" office:value-type="float" office:value="1763" calcext:value-type="float">
            <text:p>1763</text:p>
          </table:table-cell>
          <table:table-cell table:formula="of:=MOD([.$F$4];[.A17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68]+1" office:value-type="float" office:value="1764" calcext:value-type="float">
            <text:p>1764</text:p>
          </table:table-cell>
          <table:table-cell table:formula="of:=MOD([.$F$4];[.A17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69]+1" office:value-type="float" office:value="1765" calcext:value-type="float">
            <text:p>1765</text:p>
          </table:table-cell>
          <table:table-cell table:formula="of:=MOD([.$F$4];[.A17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70]+1" office:value-type="float" office:value="1766" calcext:value-type="float">
            <text:p>1766</text:p>
          </table:table-cell>
          <table:table-cell table:formula="of:=MOD([.$F$4];[.A17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71]+1" office:value-type="float" office:value="1767" calcext:value-type="float">
            <text:p>1767</text:p>
          </table:table-cell>
          <table:table-cell table:formula="of:=MOD([.$F$4];[.A17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72]+1" office:value-type="float" office:value="1768" calcext:value-type="float">
            <text:p>1768</text:p>
          </table:table-cell>
          <table:table-cell table:formula="of:=MOD([.$F$4];[.A17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73]+1" office:value-type="float" office:value="1769" calcext:value-type="float">
            <text:p>1769</text:p>
          </table:table-cell>
          <table:table-cell table:formula="of:=MOD([.$F$4];[.A17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74]+1" office:value-type="float" office:value="1770" calcext:value-type="float">
            <text:p>1770</text:p>
          </table:table-cell>
          <table:table-cell table:formula="of:=MOD([.$F$4];[.A17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75]+1" office:value-type="float" office:value="1771" calcext:value-type="float">
            <text:p>1771</text:p>
          </table:table-cell>
          <table:table-cell table:formula="of:=MOD([.$F$4];[.A17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76]+1" office:value-type="float" office:value="1772" calcext:value-type="float">
            <text:p>1772</text:p>
          </table:table-cell>
          <table:table-cell table:formula="of:=MOD([.$F$4];[.A17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77]+1" office:value-type="float" office:value="1773" calcext:value-type="float">
            <text:p>1773</text:p>
          </table:table-cell>
          <table:table-cell table:formula="of:=MOD([.$F$4];[.A17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78]+1" office:value-type="float" office:value="1774" calcext:value-type="float">
            <text:p>1774</text:p>
          </table:table-cell>
          <table:table-cell table:formula="of:=MOD([.$F$4];[.A17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79]+1" office:value-type="float" office:value="1775" calcext:value-type="float">
            <text:p>1775</text:p>
          </table:table-cell>
          <table:table-cell table:formula="of:=MOD([.$F$4];[.A17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80]+1" office:value-type="float" office:value="1776" calcext:value-type="float">
            <text:p>1776</text:p>
          </table:table-cell>
          <table:table-cell table:formula="of:=MOD([.$F$4];[.A17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81]+1" office:value-type="float" office:value="1777" calcext:value-type="float">
            <text:p>1777</text:p>
          </table:table-cell>
          <table:table-cell table:formula="of:=MOD([.$F$4];[.A17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82]+1" office:value-type="float" office:value="1778" calcext:value-type="float">
            <text:p>1778</text:p>
          </table:table-cell>
          <table:table-cell table:formula="of:=MOD([.$F$4];[.A17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83]+1" office:value-type="float" office:value="1779" calcext:value-type="float">
            <text:p>1779</text:p>
          </table:table-cell>
          <table:table-cell table:formula="of:=MOD([.$F$4];[.A17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84]+1" office:value-type="float" office:value="1780" calcext:value-type="float">
            <text:p>1780</text:p>
          </table:table-cell>
          <table:table-cell table:formula="of:=MOD([.$F$4];[.A17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85]+1" office:value-type="float" office:value="1781" calcext:value-type="float">
            <text:p>1781</text:p>
          </table:table-cell>
          <table:table-cell table:formula="of:=MOD([.$F$4];[.A17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86]+1" office:value-type="float" office:value="1782" calcext:value-type="float">
            <text:p>1782</text:p>
          </table:table-cell>
          <table:table-cell table:formula="of:=MOD([.$F$4];[.A17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87]+1" office:value-type="float" office:value="1783" calcext:value-type="float">
            <text:p>1783</text:p>
          </table:table-cell>
          <table:table-cell table:formula="of:=MOD([.$F$4];[.A17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88]+1" office:value-type="float" office:value="1784" calcext:value-type="float">
            <text:p>1784</text:p>
          </table:table-cell>
          <table:table-cell table:formula="of:=MOD([.$F$4];[.A17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89]+1" office:value-type="float" office:value="1785" calcext:value-type="float">
            <text:p>1785</text:p>
          </table:table-cell>
          <table:table-cell table:formula="of:=MOD([.$F$4];[.A17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90]+1" office:value-type="float" office:value="1786" calcext:value-type="float">
            <text:p>1786</text:p>
          </table:table-cell>
          <table:table-cell table:formula="of:=MOD([.$F$4];[.A17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91]+1" office:value-type="float" office:value="1787" calcext:value-type="float">
            <text:p>1787</text:p>
          </table:table-cell>
          <table:table-cell table:formula="of:=MOD([.$F$4];[.A17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92]+1" office:value-type="float" office:value="1788" calcext:value-type="float">
            <text:p>1788</text:p>
          </table:table-cell>
          <table:table-cell table:formula="of:=MOD([.$F$4];[.A17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93]+1" office:value-type="float" office:value="1789" calcext:value-type="float">
            <text:p>1789</text:p>
          </table:table-cell>
          <table:table-cell table:formula="of:=MOD([.$F$4];[.A17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94]+1" office:value-type="float" office:value="1790" calcext:value-type="float">
            <text:p>1790</text:p>
          </table:table-cell>
          <table:table-cell table:formula="of:=MOD([.$F$4];[.A17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95]+1" office:value-type="float" office:value="1791" calcext:value-type="float">
            <text:p>1791</text:p>
          </table:table-cell>
          <table:table-cell table:formula="of:=MOD([.$F$4];[.A17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96]+1" office:value-type="float" office:value="1792" calcext:value-type="float">
            <text:p>1792</text:p>
          </table:table-cell>
          <table:table-cell table:formula="of:=MOD([.$F$4];[.A17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97]+1" office:value-type="float" office:value="1793" calcext:value-type="float">
            <text:p>1793</text:p>
          </table:table-cell>
          <table:table-cell table:formula="of:=MOD([.$F$4];[.A17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98]+1" office:value-type="float" office:value="1794" calcext:value-type="float">
            <text:p>1794</text:p>
          </table:table-cell>
          <table:table-cell table:formula="of:=MOD([.$F$4];[.A17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99]+1" office:value-type="float" office:value="1795" calcext:value-type="float">
            <text:p>1795</text:p>
          </table:table-cell>
          <table:table-cell table:formula="of:=MOD([.$F$4];[.A18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00]+1" office:value-type="float" office:value="1796" calcext:value-type="float">
            <text:p>1796</text:p>
          </table:table-cell>
          <table:table-cell table:formula="of:=MOD([.$F$4];[.A18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01]+1" office:value-type="float" office:value="1797" calcext:value-type="float">
            <text:p>1797</text:p>
          </table:table-cell>
          <table:table-cell table:formula="of:=MOD([.$F$4];[.A18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02]+1" office:value-type="float" office:value="1798" calcext:value-type="float">
            <text:p>1798</text:p>
          </table:table-cell>
          <table:table-cell table:formula="of:=MOD([.$F$4];[.A18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03]+1" office:value-type="float" office:value="1799" calcext:value-type="float">
            <text:p>1799</text:p>
          </table:table-cell>
          <table:table-cell table:formula="of:=MOD([.$F$4];[.A18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04]+1" office:value-type="float" office:value="1800" calcext:value-type="float">
            <text:p>1800</text:p>
          </table:table-cell>
          <table:table-cell table:formula="of:=MOD([.$F$4];[.A18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05]+1" office:value-type="float" office:value="1801" calcext:value-type="float">
            <text:p>1801</text:p>
          </table:table-cell>
          <table:table-cell table:formula="of:=MOD([.$F$4];[.A18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06]+1" office:value-type="float" office:value="1802" calcext:value-type="float">
            <text:p>1802</text:p>
          </table:table-cell>
          <table:table-cell table:formula="of:=MOD([.$F$4];[.A18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07]+1" office:value-type="float" office:value="1803" calcext:value-type="float">
            <text:p>1803</text:p>
          </table:table-cell>
          <table:table-cell table:formula="of:=MOD([.$F$4];[.A18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08]+1" office:value-type="float" office:value="1804" calcext:value-type="float">
            <text:p>1804</text:p>
          </table:table-cell>
          <table:table-cell table:formula="of:=MOD([.$F$4];[.A18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09]+1" office:value-type="float" office:value="1805" calcext:value-type="float">
            <text:p>1805</text:p>
          </table:table-cell>
          <table:table-cell table:formula="of:=MOD([.$F$4];[.A18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10]+1" office:value-type="float" office:value="1806" calcext:value-type="float">
            <text:p>1806</text:p>
          </table:table-cell>
          <table:table-cell table:formula="of:=MOD([.$F$4];[.A18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11]+1" office:value-type="float" office:value="1807" calcext:value-type="float">
            <text:p>1807</text:p>
          </table:table-cell>
          <table:table-cell table:formula="of:=MOD([.$F$4];[.A18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12]+1" office:value-type="float" office:value="1808" calcext:value-type="float">
            <text:p>1808</text:p>
          </table:table-cell>
          <table:table-cell table:formula="of:=MOD([.$F$4];[.A18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13]+1" office:value-type="float" office:value="1809" calcext:value-type="float">
            <text:p>1809</text:p>
          </table:table-cell>
          <table:table-cell table:formula="of:=MOD([.$F$4];[.A18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14]+1" office:value-type="float" office:value="1810" calcext:value-type="float">
            <text:p>1810</text:p>
          </table:table-cell>
          <table:table-cell table:formula="of:=MOD([.$F$4];[.A18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15]+1" office:value-type="float" office:value="1811" calcext:value-type="float">
            <text:p>1811</text:p>
          </table:table-cell>
          <table:table-cell table:formula="of:=MOD([.$F$4];[.A18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16]+1" office:value-type="float" office:value="1812" calcext:value-type="float">
            <text:p>1812</text:p>
          </table:table-cell>
          <table:table-cell table:formula="of:=MOD([.$F$4];[.A18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17]+1" office:value-type="float" office:value="1813" calcext:value-type="float">
            <text:p>1813</text:p>
          </table:table-cell>
          <table:table-cell table:formula="of:=MOD([.$F$4];[.A18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18]+1" office:value-type="float" office:value="1814" calcext:value-type="float">
            <text:p>1814</text:p>
          </table:table-cell>
          <table:table-cell table:formula="of:=MOD([.$F$4];[.A18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19]+1" office:value-type="float" office:value="1815" calcext:value-type="float">
            <text:p>1815</text:p>
          </table:table-cell>
          <table:table-cell table:formula="of:=MOD([.$F$4];[.A18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20]+1" office:value-type="float" office:value="1816" calcext:value-type="float">
            <text:p>1816</text:p>
          </table:table-cell>
          <table:table-cell table:formula="of:=MOD([.$F$4];[.A18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21]+1" office:value-type="float" office:value="1817" calcext:value-type="float">
            <text:p>1817</text:p>
          </table:table-cell>
          <table:table-cell table:formula="of:=MOD([.$F$4];[.A18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22]+1" office:value-type="float" office:value="1818" calcext:value-type="float">
            <text:p>1818</text:p>
          </table:table-cell>
          <table:table-cell table:formula="of:=MOD([.$F$4];[.A18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23]+1" office:value-type="float" office:value="1819" calcext:value-type="float">
            <text:p>1819</text:p>
          </table:table-cell>
          <table:table-cell table:formula="of:=MOD([.$F$4];[.A18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24]+1" office:value-type="float" office:value="1820" calcext:value-type="float">
            <text:p>1820</text:p>
          </table:table-cell>
          <table:table-cell table:formula="of:=MOD([.$F$4];[.A18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25]+1" office:value-type="float" office:value="1821" calcext:value-type="float">
            <text:p>1821</text:p>
          </table:table-cell>
          <table:table-cell table:formula="of:=MOD([.$F$4];[.A18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26]+1" office:value-type="float" office:value="1822" calcext:value-type="float">
            <text:p>1822</text:p>
          </table:table-cell>
          <table:table-cell table:formula="of:=MOD([.$F$4];[.A18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27]+1" office:value-type="float" office:value="1823" calcext:value-type="float">
            <text:p>1823</text:p>
          </table:table-cell>
          <table:table-cell table:formula="of:=MOD([.$F$4];[.A18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28]+1" office:value-type="float" office:value="1824" calcext:value-type="float">
            <text:p>1824</text:p>
          </table:table-cell>
          <table:table-cell table:formula="of:=MOD([.$F$4];[.A18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29]+1" office:value-type="float" office:value="1825" calcext:value-type="float">
            <text:p>1825</text:p>
          </table:table-cell>
          <table:table-cell table:formula="of:=MOD([.$F$4];[.A18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30]+1" office:value-type="float" office:value="1826" calcext:value-type="float">
            <text:p>1826</text:p>
          </table:table-cell>
          <table:table-cell table:formula="of:=MOD([.$F$4];[.A18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31]+1" office:value-type="float" office:value="1827" calcext:value-type="float">
            <text:p>1827</text:p>
          </table:table-cell>
          <table:table-cell table:formula="of:=MOD([.$F$4];[.A18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32]+1" office:value-type="float" office:value="1828" calcext:value-type="float">
            <text:p>1828</text:p>
          </table:table-cell>
          <table:table-cell table:formula="of:=MOD([.$F$4];[.A18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33]+1" office:value-type="float" office:value="1829" calcext:value-type="float">
            <text:p>1829</text:p>
          </table:table-cell>
          <table:table-cell table:formula="of:=MOD([.$F$4];[.A18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34]+1" office:value-type="float" office:value="1830" calcext:value-type="float">
            <text:p>1830</text:p>
          </table:table-cell>
          <table:table-cell table:formula="of:=MOD([.$F$4];[.A18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35]+1" office:value-type="float" office:value="1831" calcext:value-type="float">
            <text:p>1831</text:p>
          </table:table-cell>
          <table:table-cell table:formula="of:=MOD([.$F$4];[.A18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36]+1" office:value-type="float" office:value="1832" calcext:value-type="float">
            <text:p>1832</text:p>
          </table:table-cell>
          <table:table-cell table:formula="of:=MOD([.$F$4];[.A18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37]+1" office:value-type="float" office:value="1833" calcext:value-type="float">
            <text:p>1833</text:p>
          </table:table-cell>
          <table:table-cell table:formula="of:=MOD([.$F$4];[.A18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38]+1" office:value-type="float" office:value="1834" calcext:value-type="float">
            <text:p>1834</text:p>
          </table:table-cell>
          <table:table-cell table:formula="of:=MOD([.$F$4];[.A18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39]+1" office:value-type="float" office:value="1835" calcext:value-type="float">
            <text:p>1835</text:p>
          </table:table-cell>
          <table:table-cell table:formula="of:=MOD([.$F$4];[.A18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40]+1" office:value-type="float" office:value="1836" calcext:value-type="float">
            <text:p>1836</text:p>
          </table:table-cell>
          <table:table-cell table:formula="of:=MOD([.$F$4];[.A18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41]+1" office:value-type="float" office:value="1837" calcext:value-type="float">
            <text:p>1837</text:p>
          </table:table-cell>
          <table:table-cell table:formula="of:=MOD([.$F$4];[.A18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42]+1" office:value-type="float" office:value="1838" calcext:value-type="float">
            <text:p>1838</text:p>
          </table:table-cell>
          <table:table-cell table:formula="of:=MOD([.$F$4];[.A18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43]+1" office:value-type="float" office:value="1839" calcext:value-type="float">
            <text:p>1839</text:p>
          </table:table-cell>
          <table:table-cell table:formula="of:=MOD([.$F$4];[.A18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44]+1" office:value-type="float" office:value="1840" calcext:value-type="float">
            <text:p>1840</text:p>
          </table:table-cell>
          <table:table-cell table:formula="of:=MOD([.$F$4];[.A18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45]+1" office:value-type="float" office:value="1841" calcext:value-type="float">
            <text:p>1841</text:p>
          </table:table-cell>
          <table:table-cell table:formula="of:=MOD([.$F$4];[.A18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46]+1" office:value-type="float" office:value="1842" calcext:value-type="float">
            <text:p>1842</text:p>
          </table:table-cell>
          <table:table-cell table:formula="of:=MOD([.$F$4];[.A18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47]+1" office:value-type="float" office:value="1843" calcext:value-type="float">
            <text:p>1843</text:p>
          </table:table-cell>
          <table:table-cell table:formula="of:=MOD([.$F$4];[.A18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48]+1" office:value-type="float" office:value="1844" calcext:value-type="float">
            <text:p>1844</text:p>
          </table:table-cell>
          <table:table-cell table:formula="of:=MOD([.$F$4];[.A18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49]+1" office:value-type="float" office:value="1845" calcext:value-type="float">
            <text:p>1845</text:p>
          </table:table-cell>
          <table:table-cell table:formula="of:=MOD([.$F$4];[.A18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50]+1" office:value-type="float" office:value="1846" calcext:value-type="float">
            <text:p>1846</text:p>
          </table:table-cell>
          <table:table-cell table:formula="of:=MOD([.$F$4];[.A18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51]+1" office:value-type="float" office:value="1847" calcext:value-type="float">
            <text:p>1847</text:p>
          </table:table-cell>
          <table:table-cell table:formula="of:=MOD([.$F$4];[.A18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52]+1" office:value-type="float" office:value="1848" calcext:value-type="float">
            <text:p>1848</text:p>
          </table:table-cell>
          <table:table-cell table:formula="of:=MOD([.$F$4];[.A18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53]+1" office:value-type="float" office:value="1849" calcext:value-type="float">
            <text:p>1849</text:p>
          </table:table-cell>
          <table:table-cell table:formula="of:=MOD([.$F$4];[.A18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54]+1" office:value-type="float" office:value="1850" calcext:value-type="float">
            <text:p>1850</text:p>
          </table:table-cell>
          <table:table-cell table:formula="of:=MOD([.$F$4];[.A18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55]+1" office:value-type="float" office:value="1851" calcext:value-type="float">
            <text:p>1851</text:p>
          </table:table-cell>
          <table:table-cell table:formula="of:=MOD([.$F$4];[.A18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56]+1" office:value-type="float" office:value="1852" calcext:value-type="float">
            <text:p>1852</text:p>
          </table:table-cell>
          <table:table-cell table:formula="of:=MOD([.$F$4];[.A18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57]+1" office:value-type="float" office:value="1853" calcext:value-type="float">
            <text:p>1853</text:p>
          </table:table-cell>
          <table:table-cell table:formula="of:=MOD([.$F$4];[.A18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58]+1" office:value-type="float" office:value="1854" calcext:value-type="float">
            <text:p>1854</text:p>
          </table:table-cell>
          <table:table-cell table:formula="of:=MOD([.$F$4];[.A18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59]+1" office:value-type="float" office:value="1855" calcext:value-type="float">
            <text:p>1855</text:p>
          </table:table-cell>
          <table:table-cell table:formula="of:=MOD([.$F$4];[.A18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60]+1" office:value-type="float" office:value="1856" calcext:value-type="float">
            <text:p>1856</text:p>
          </table:table-cell>
          <table:table-cell table:formula="of:=MOD([.$F$4];[.A18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61]+1" office:value-type="float" office:value="1857" calcext:value-type="float">
            <text:p>1857</text:p>
          </table:table-cell>
          <table:table-cell table:formula="of:=MOD([.$F$4];[.A18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62]+1" office:value-type="float" office:value="1858" calcext:value-type="float">
            <text:p>1858</text:p>
          </table:table-cell>
          <table:table-cell table:formula="of:=MOD([.$F$4];[.A18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63]+1" office:value-type="float" office:value="1859" calcext:value-type="float">
            <text:p>1859</text:p>
          </table:table-cell>
          <table:table-cell table:formula="of:=MOD([.$F$4];[.A18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64]+1" office:value-type="float" office:value="1860" calcext:value-type="float">
            <text:p>1860</text:p>
          </table:table-cell>
          <table:table-cell table:formula="of:=MOD([.$F$4];[.A18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65]+1" office:value-type="float" office:value="1861" calcext:value-type="float">
            <text:p>1861</text:p>
          </table:table-cell>
          <table:table-cell table:formula="of:=MOD([.$F$4];[.A18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66]+1" office:value-type="float" office:value="1862" calcext:value-type="float">
            <text:p>1862</text:p>
          </table:table-cell>
          <table:table-cell table:formula="of:=MOD([.$F$4];[.A18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67]+1" office:value-type="float" office:value="1863" calcext:value-type="float">
            <text:p>1863</text:p>
          </table:table-cell>
          <table:table-cell table:formula="of:=MOD([.$F$4];[.A18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68]+1" office:value-type="float" office:value="1864" calcext:value-type="float">
            <text:p>1864</text:p>
          </table:table-cell>
          <table:table-cell table:formula="of:=MOD([.$F$4];[.A18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69]+1" office:value-type="float" office:value="1865" calcext:value-type="float">
            <text:p>1865</text:p>
          </table:table-cell>
          <table:table-cell table:formula="of:=MOD([.$F$4];[.A18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70]+1" office:value-type="float" office:value="1866" calcext:value-type="float">
            <text:p>1866</text:p>
          </table:table-cell>
          <table:table-cell table:formula="of:=MOD([.$F$4];[.A18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71]+1" office:value-type="float" office:value="1867" calcext:value-type="float">
            <text:p>1867</text:p>
          </table:table-cell>
          <table:table-cell table:formula="of:=MOD([.$F$4];[.A18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72]+1" office:value-type="float" office:value="1868" calcext:value-type="float">
            <text:p>1868</text:p>
          </table:table-cell>
          <table:table-cell table:formula="of:=MOD([.$F$4];[.A18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73]+1" office:value-type="float" office:value="1869" calcext:value-type="float">
            <text:p>1869</text:p>
          </table:table-cell>
          <table:table-cell table:formula="of:=MOD([.$F$4];[.A18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74]+1" office:value-type="float" office:value="1870" calcext:value-type="float">
            <text:p>1870</text:p>
          </table:table-cell>
          <table:table-cell table:formula="of:=MOD([.$F$4];[.A18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75]+1" office:value-type="float" office:value="1871" calcext:value-type="float">
            <text:p>1871</text:p>
          </table:table-cell>
          <table:table-cell table:formula="of:=MOD([.$F$4];[.A18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76]+1" office:value-type="float" office:value="1872" calcext:value-type="float">
            <text:p>1872</text:p>
          </table:table-cell>
          <table:table-cell table:formula="of:=MOD([.$F$4];[.A18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77]+1" office:value-type="float" office:value="1873" calcext:value-type="float">
            <text:p>1873</text:p>
          </table:table-cell>
          <table:table-cell table:formula="of:=MOD([.$F$4];[.A18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78]+1" office:value-type="float" office:value="1874" calcext:value-type="float">
            <text:p>1874</text:p>
          </table:table-cell>
          <table:table-cell table:formula="of:=MOD([.$F$4];[.A18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79]+1" office:value-type="float" office:value="1875" calcext:value-type="float">
            <text:p>1875</text:p>
          </table:table-cell>
          <table:table-cell table:formula="of:=MOD([.$F$4];[.A18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80]+1" office:value-type="float" office:value="1876" calcext:value-type="float">
            <text:p>1876</text:p>
          </table:table-cell>
          <table:table-cell table:formula="of:=MOD([.$F$4];[.A18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81]+1" office:value-type="float" office:value="1877" calcext:value-type="float">
            <text:p>1877</text:p>
          </table:table-cell>
          <table:table-cell table:formula="of:=MOD([.$F$4];[.A18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82]+1" office:value-type="float" office:value="1878" calcext:value-type="float">
            <text:p>1878</text:p>
          </table:table-cell>
          <table:table-cell table:formula="of:=MOD([.$F$4];[.A18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83]+1" office:value-type="float" office:value="1879" calcext:value-type="float">
            <text:p>1879</text:p>
          </table:table-cell>
          <table:table-cell table:formula="of:=MOD([.$F$4];[.A18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84]+1" office:value-type="float" office:value="1880" calcext:value-type="float">
            <text:p>1880</text:p>
          </table:table-cell>
          <table:table-cell table:formula="of:=MOD([.$F$4];[.A18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85]+1" office:value-type="float" office:value="1881" calcext:value-type="float">
            <text:p>1881</text:p>
          </table:table-cell>
          <table:table-cell table:formula="of:=MOD([.$F$4];[.A18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86]+1" office:value-type="float" office:value="1882" calcext:value-type="float">
            <text:p>1882</text:p>
          </table:table-cell>
          <table:table-cell table:formula="of:=MOD([.$F$4];[.A18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87]+1" office:value-type="float" office:value="1883" calcext:value-type="float">
            <text:p>1883</text:p>
          </table:table-cell>
          <table:table-cell table:formula="of:=MOD([.$F$4];[.A18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88]+1" office:value-type="float" office:value="1884" calcext:value-type="float">
            <text:p>1884</text:p>
          </table:table-cell>
          <table:table-cell table:formula="of:=MOD([.$F$4];[.A18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89]+1" office:value-type="float" office:value="1885" calcext:value-type="float">
            <text:p>1885</text:p>
          </table:table-cell>
          <table:table-cell table:formula="of:=MOD([.$F$4];[.A18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90]+1" office:value-type="float" office:value="1886" calcext:value-type="float">
            <text:p>1886</text:p>
          </table:table-cell>
          <table:table-cell table:formula="of:=MOD([.$F$4];[.A18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91]+1" office:value-type="float" office:value="1887" calcext:value-type="float">
            <text:p>1887</text:p>
          </table:table-cell>
          <table:table-cell table:formula="of:=MOD([.$F$4];[.A18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92]+1" office:value-type="float" office:value="1888" calcext:value-type="float">
            <text:p>1888</text:p>
          </table:table-cell>
          <table:table-cell table:formula="of:=MOD([.$F$4];[.A18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93]+1" office:value-type="float" office:value="1889" calcext:value-type="float">
            <text:p>1889</text:p>
          </table:table-cell>
          <table:table-cell table:formula="of:=MOD([.$F$4];[.A18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94]+1" office:value-type="float" office:value="1890" calcext:value-type="float">
            <text:p>1890</text:p>
          </table:table-cell>
          <table:table-cell table:formula="of:=MOD([.$F$4];[.A18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95]+1" office:value-type="float" office:value="1891" calcext:value-type="float">
            <text:p>1891</text:p>
          </table:table-cell>
          <table:table-cell table:formula="of:=MOD([.$F$4];[.A18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96]+1" office:value-type="float" office:value="1892" calcext:value-type="float">
            <text:p>1892</text:p>
          </table:table-cell>
          <table:table-cell table:formula="of:=MOD([.$F$4];[.A18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97]+1" office:value-type="float" office:value="1893" calcext:value-type="float">
            <text:p>1893</text:p>
          </table:table-cell>
          <table:table-cell table:formula="of:=MOD([.$F$4];[.A18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98]+1" office:value-type="float" office:value="1894" calcext:value-type="float">
            <text:p>1894</text:p>
          </table:table-cell>
          <table:table-cell table:formula="of:=MOD([.$F$4];[.A18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99]+1" office:value-type="float" office:value="1895" calcext:value-type="float">
            <text:p>1895</text:p>
          </table:table-cell>
          <table:table-cell table:formula="of:=MOD([.$F$4];[.A19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00]+1" office:value-type="float" office:value="1896" calcext:value-type="float">
            <text:p>1896</text:p>
          </table:table-cell>
          <table:table-cell table:formula="of:=MOD([.$F$4];[.A19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01]+1" office:value-type="float" office:value="1897" calcext:value-type="float">
            <text:p>1897</text:p>
          </table:table-cell>
          <table:table-cell table:formula="of:=MOD([.$F$4];[.A19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02]+1" office:value-type="float" office:value="1898" calcext:value-type="float">
            <text:p>1898</text:p>
          </table:table-cell>
          <table:table-cell table:formula="of:=MOD([.$F$4];[.A19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03]+1" office:value-type="float" office:value="1899" calcext:value-type="float">
            <text:p>1899</text:p>
          </table:table-cell>
          <table:table-cell table:formula="of:=MOD([.$F$4];[.A19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04]+1" office:value-type="float" office:value="1900" calcext:value-type="float">
            <text:p>1900</text:p>
          </table:table-cell>
          <table:table-cell table:formula="of:=MOD([.$F$4];[.A19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05]+1" office:value-type="float" office:value="1901" calcext:value-type="float">
            <text:p>1901</text:p>
          </table:table-cell>
          <table:table-cell table:formula="of:=MOD([.$F$4];[.A19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06]+1" office:value-type="float" office:value="1902" calcext:value-type="float">
            <text:p>1902</text:p>
          </table:table-cell>
          <table:table-cell table:formula="of:=MOD([.$F$4];[.A19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07]+1" office:value-type="float" office:value="1903" calcext:value-type="float">
            <text:p>1903</text:p>
          </table:table-cell>
          <table:table-cell table:formula="of:=MOD([.$F$4];[.A19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08]+1" office:value-type="float" office:value="1904" calcext:value-type="float">
            <text:p>1904</text:p>
          </table:table-cell>
          <table:table-cell table:formula="of:=MOD([.$F$4];[.A19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09]+1" office:value-type="float" office:value="1905" calcext:value-type="float">
            <text:p>1905</text:p>
          </table:table-cell>
          <table:table-cell table:formula="of:=MOD([.$F$4];[.A19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10]+1" office:value-type="float" office:value="1906" calcext:value-type="float">
            <text:p>1906</text:p>
          </table:table-cell>
          <table:table-cell table:formula="of:=MOD([.$F$4];[.A19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11]+1" office:value-type="float" office:value="1907" calcext:value-type="float">
            <text:p>1907</text:p>
          </table:table-cell>
          <table:table-cell table:formula="of:=MOD([.$F$4];[.A19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12]+1" office:value-type="float" office:value="1908" calcext:value-type="float">
            <text:p>1908</text:p>
          </table:table-cell>
          <table:table-cell table:formula="of:=MOD([.$F$4];[.A19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13]+1" office:value-type="float" office:value="1909" calcext:value-type="float">
            <text:p>1909</text:p>
          </table:table-cell>
          <table:table-cell table:formula="of:=MOD([.$F$4];[.A19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14]+1" office:value-type="float" office:value="1910" calcext:value-type="float">
            <text:p>1910</text:p>
          </table:table-cell>
          <table:table-cell table:formula="of:=MOD([.$F$4];[.A19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15]+1" office:value-type="float" office:value="1911" calcext:value-type="float">
            <text:p>1911</text:p>
          </table:table-cell>
          <table:table-cell table:formula="of:=MOD([.$F$4];[.A19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16]+1" office:value-type="float" office:value="1912" calcext:value-type="float">
            <text:p>1912</text:p>
          </table:table-cell>
          <table:table-cell table:formula="of:=MOD([.$F$4];[.A19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17]+1" office:value-type="float" office:value="1913" calcext:value-type="float">
            <text:p>1913</text:p>
          </table:table-cell>
          <table:table-cell table:formula="of:=MOD([.$F$4];[.A19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18]+1" office:value-type="float" office:value="1914" calcext:value-type="float">
            <text:p>1914</text:p>
          </table:table-cell>
          <table:table-cell table:formula="of:=MOD([.$F$4];[.A19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19]+1" office:value-type="float" office:value="1915" calcext:value-type="float">
            <text:p>1915</text:p>
          </table:table-cell>
          <table:table-cell table:formula="of:=MOD([.$F$4];[.A19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20]+1" office:value-type="float" office:value="1916" calcext:value-type="float">
            <text:p>1916</text:p>
          </table:table-cell>
          <table:table-cell table:formula="of:=MOD([.$F$4];[.A19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21]+1" office:value-type="float" office:value="1917" calcext:value-type="float">
            <text:p>1917</text:p>
          </table:table-cell>
          <table:table-cell table:formula="of:=MOD([.$F$4];[.A19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22]+1" office:value-type="float" office:value="1918" calcext:value-type="float">
            <text:p>1918</text:p>
          </table:table-cell>
          <table:table-cell table:formula="of:=MOD([.$F$4];[.A19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23]+1" office:value-type="float" office:value="1919" calcext:value-type="float">
            <text:p>1919</text:p>
          </table:table-cell>
          <table:table-cell table:formula="of:=MOD([.$F$4];[.A19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24]+1" office:value-type="float" office:value="1920" calcext:value-type="float">
            <text:p>1920</text:p>
          </table:table-cell>
          <table:table-cell table:formula="of:=MOD([.$F$4];[.A19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25]+1" office:value-type="float" office:value="1921" calcext:value-type="float">
            <text:p>1921</text:p>
          </table:table-cell>
          <table:table-cell table:formula="of:=MOD([.$F$4];[.A19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26]+1" office:value-type="float" office:value="1922" calcext:value-type="float">
            <text:p>1922</text:p>
          </table:table-cell>
          <table:table-cell table:formula="of:=MOD([.$F$4];[.A19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27]+1" office:value-type="float" office:value="1923" calcext:value-type="float">
            <text:p>1923</text:p>
          </table:table-cell>
          <table:table-cell table:formula="of:=MOD([.$F$4];[.A19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28]+1" office:value-type="float" office:value="1924" calcext:value-type="float">
            <text:p>1924</text:p>
          </table:table-cell>
          <table:table-cell table:formula="of:=MOD([.$F$4];[.A19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29]+1" office:value-type="float" office:value="1925" calcext:value-type="float">
            <text:p>1925</text:p>
          </table:table-cell>
          <table:table-cell table:formula="of:=MOD([.$F$4];[.A19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30]+1" office:value-type="float" office:value="1926" calcext:value-type="float">
            <text:p>1926</text:p>
          </table:table-cell>
          <table:table-cell table:formula="of:=MOD([.$F$4];[.A19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31]+1" office:value-type="float" office:value="1927" calcext:value-type="float">
            <text:p>1927</text:p>
          </table:table-cell>
          <table:table-cell table:formula="of:=MOD([.$F$4];[.A19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32]+1" office:value-type="float" office:value="1928" calcext:value-type="float">
            <text:p>1928</text:p>
          </table:table-cell>
          <table:table-cell table:formula="of:=MOD([.$F$4];[.A19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33]+1" office:value-type="float" office:value="1929" calcext:value-type="float">
            <text:p>1929</text:p>
          </table:table-cell>
          <table:table-cell table:formula="of:=MOD([.$F$4];[.A19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34]+1" office:value-type="float" office:value="1930" calcext:value-type="float">
            <text:p>1930</text:p>
          </table:table-cell>
          <table:table-cell table:formula="of:=MOD([.$F$4];[.A19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35]+1" office:value-type="float" office:value="1931" calcext:value-type="float">
            <text:p>1931</text:p>
          </table:table-cell>
          <table:table-cell table:formula="of:=MOD([.$F$4];[.A19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36]+1" office:value-type="float" office:value="1932" calcext:value-type="float">
            <text:p>1932</text:p>
          </table:table-cell>
          <table:table-cell table:formula="of:=MOD([.$F$4];[.A19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37]+1" office:value-type="float" office:value="1933" calcext:value-type="float">
            <text:p>1933</text:p>
          </table:table-cell>
          <table:table-cell table:formula="of:=MOD([.$F$4];[.A19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38]+1" office:value-type="float" office:value="1934" calcext:value-type="float">
            <text:p>1934</text:p>
          </table:table-cell>
          <table:table-cell table:formula="of:=MOD([.$F$4];[.A19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39]+1" office:value-type="float" office:value="1935" calcext:value-type="float">
            <text:p>1935</text:p>
          </table:table-cell>
          <table:table-cell table:formula="of:=MOD([.$F$4];[.A19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40]+1" office:value-type="float" office:value="1936" calcext:value-type="float">
            <text:p>1936</text:p>
          </table:table-cell>
          <table:table-cell table:formula="of:=MOD([.$F$4];[.A19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41]+1" office:value-type="float" office:value="1937" calcext:value-type="float">
            <text:p>1937</text:p>
          </table:table-cell>
          <table:table-cell table:formula="of:=MOD([.$F$4];[.A19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42]+1" office:value-type="float" office:value="1938" calcext:value-type="float">
            <text:p>1938</text:p>
          </table:table-cell>
          <table:table-cell table:formula="of:=MOD([.$F$4];[.A19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43]+1" office:value-type="float" office:value="1939" calcext:value-type="float">
            <text:p>1939</text:p>
          </table:table-cell>
          <table:table-cell table:formula="of:=MOD([.$F$4];[.A19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44]+1" office:value-type="float" office:value="1940" calcext:value-type="float">
            <text:p>1940</text:p>
          </table:table-cell>
          <table:table-cell table:formula="of:=MOD([.$F$4];[.A19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45]+1" office:value-type="float" office:value="1941" calcext:value-type="float">
            <text:p>1941</text:p>
          </table:table-cell>
          <table:table-cell table:formula="of:=MOD([.$F$4];[.A19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46]+1" office:value-type="float" office:value="1942" calcext:value-type="float">
            <text:p>1942</text:p>
          </table:table-cell>
          <table:table-cell table:formula="of:=MOD([.$F$4];[.A19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47]+1" office:value-type="float" office:value="1943" calcext:value-type="float">
            <text:p>1943</text:p>
          </table:table-cell>
          <table:table-cell table:formula="of:=MOD([.$F$4];[.A19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48]+1" office:value-type="float" office:value="1944" calcext:value-type="float">
            <text:p>1944</text:p>
          </table:table-cell>
          <table:table-cell table:formula="of:=MOD([.$F$4];[.A19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49]+1" office:value-type="float" office:value="1945" calcext:value-type="float">
            <text:p>1945</text:p>
          </table:table-cell>
          <table:table-cell table:formula="of:=MOD([.$F$4];[.A19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50]+1" office:value-type="float" office:value="1946" calcext:value-type="float">
            <text:p>1946</text:p>
          </table:table-cell>
          <table:table-cell table:formula="of:=MOD([.$F$4];[.A19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51]+1" office:value-type="float" office:value="1947" calcext:value-type="float">
            <text:p>1947</text:p>
          </table:table-cell>
          <table:table-cell table:formula="of:=MOD([.$F$4];[.A19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52]+1" office:value-type="float" office:value="1948" calcext:value-type="float">
            <text:p>1948</text:p>
          </table:table-cell>
          <table:table-cell table:formula="of:=MOD([.$F$4];[.A19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53]+1" office:value-type="float" office:value="1949" calcext:value-type="float">
            <text:p>1949</text:p>
          </table:table-cell>
          <table:table-cell table:formula="of:=MOD([.$F$4];[.A19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54]+1" office:value-type="float" office:value="1950" calcext:value-type="float">
            <text:p>1950</text:p>
          </table:table-cell>
          <table:table-cell table:formula="of:=MOD([.$F$4];[.A19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55]+1" office:value-type="float" office:value="1951" calcext:value-type="float">
            <text:p>1951</text:p>
          </table:table-cell>
          <table:table-cell table:formula="of:=MOD([.$F$4];[.A19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56]+1" office:value-type="float" office:value="1952" calcext:value-type="float">
            <text:p>1952</text:p>
          </table:table-cell>
          <table:table-cell table:formula="of:=MOD([.$F$4];[.A19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57]+1" office:value-type="float" office:value="1953" calcext:value-type="float">
            <text:p>1953</text:p>
          </table:table-cell>
          <table:table-cell table:formula="of:=MOD([.$F$4];[.A19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58]+1" office:value-type="float" office:value="1954" calcext:value-type="float">
            <text:p>1954</text:p>
          </table:table-cell>
          <table:table-cell table:formula="of:=MOD([.$F$4];[.A19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59]+1" office:value-type="float" office:value="1955" calcext:value-type="float">
            <text:p>1955</text:p>
          </table:table-cell>
          <table:table-cell table:formula="of:=MOD([.$F$4];[.A19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60]+1" office:value-type="float" office:value="1956" calcext:value-type="float">
            <text:p>1956</text:p>
          </table:table-cell>
          <table:table-cell table:formula="of:=MOD([.$F$4];[.A19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61]+1" office:value-type="float" office:value="1957" calcext:value-type="float">
            <text:p>1957</text:p>
          </table:table-cell>
          <table:table-cell table:formula="of:=MOD([.$F$4];[.A19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62]+1" office:value-type="float" office:value="1958" calcext:value-type="float">
            <text:p>1958</text:p>
          </table:table-cell>
          <table:table-cell table:formula="of:=MOD([.$F$4];[.A19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63]+1" office:value-type="float" office:value="1959" calcext:value-type="float">
            <text:p>1959</text:p>
          </table:table-cell>
          <table:table-cell table:formula="of:=MOD([.$F$4];[.A19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64]+1" office:value-type="float" office:value="1960" calcext:value-type="float">
            <text:p>1960</text:p>
          </table:table-cell>
          <table:table-cell table:formula="of:=MOD([.$F$4];[.A19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65]+1" office:value-type="float" office:value="1961" calcext:value-type="float">
            <text:p>1961</text:p>
          </table:table-cell>
          <table:table-cell table:formula="of:=MOD([.$F$4];[.A19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66]+1" office:value-type="float" office:value="1962" calcext:value-type="float">
            <text:p>1962</text:p>
          </table:table-cell>
          <table:table-cell table:formula="of:=MOD([.$F$4];[.A19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67]+1" office:value-type="float" office:value="1963" calcext:value-type="float">
            <text:p>1963</text:p>
          </table:table-cell>
          <table:table-cell table:formula="of:=MOD([.$F$4];[.A19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68]+1" office:value-type="float" office:value="1964" calcext:value-type="float">
            <text:p>1964</text:p>
          </table:table-cell>
          <table:table-cell table:formula="of:=MOD([.$F$4];[.A19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69]+1" office:value-type="float" office:value="1965" calcext:value-type="float">
            <text:p>1965</text:p>
          </table:table-cell>
          <table:table-cell table:formula="of:=MOD([.$F$4];[.A19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70]+1" office:value-type="float" office:value="1966" calcext:value-type="float">
            <text:p>1966</text:p>
          </table:table-cell>
          <table:table-cell table:formula="of:=MOD([.$F$4];[.A19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71]+1" office:value-type="float" office:value="1967" calcext:value-type="float">
            <text:p>1967</text:p>
          </table:table-cell>
          <table:table-cell table:formula="of:=MOD([.$F$4];[.A19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72]+1" office:value-type="float" office:value="1968" calcext:value-type="float">
            <text:p>1968</text:p>
          </table:table-cell>
          <table:table-cell table:formula="of:=MOD([.$F$4];[.A19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73]+1" office:value-type="float" office:value="1969" calcext:value-type="float">
            <text:p>1969</text:p>
          </table:table-cell>
          <table:table-cell table:formula="of:=MOD([.$F$4];[.A19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74]+1" office:value-type="float" office:value="1970" calcext:value-type="float">
            <text:p>1970</text:p>
          </table:table-cell>
          <table:table-cell table:formula="of:=MOD([.$F$4];[.A19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75]+1" office:value-type="float" office:value="1971" calcext:value-type="float">
            <text:p>1971</text:p>
          </table:table-cell>
          <table:table-cell table:formula="of:=MOD([.$F$4];[.A19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76]+1" office:value-type="float" office:value="1972" calcext:value-type="float">
            <text:p>1972</text:p>
          </table:table-cell>
          <table:table-cell table:formula="of:=MOD([.$F$4];[.A19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77]+1" office:value-type="float" office:value="1973" calcext:value-type="float">
            <text:p>1973</text:p>
          </table:table-cell>
          <table:table-cell table:formula="of:=MOD([.$F$4];[.A19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78]+1" office:value-type="float" office:value="1974" calcext:value-type="float">
            <text:p>1974</text:p>
          </table:table-cell>
          <table:table-cell table:formula="of:=MOD([.$F$4];[.A19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79]+1" office:value-type="float" office:value="1975" calcext:value-type="float">
            <text:p>1975</text:p>
          </table:table-cell>
          <table:table-cell table:formula="of:=MOD([.$F$4];[.A19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80]+1" office:value-type="float" office:value="1976" calcext:value-type="float">
            <text:p>1976</text:p>
          </table:table-cell>
          <table:table-cell table:formula="of:=MOD([.$F$4];[.A19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81]+1" office:value-type="float" office:value="1977" calcext:value-type="float">
            <text:p>1977</text:p>
          </table:table-cell>
          <table:table-cell table:formula="of:=MOD([.$F$4];[.A19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82]+1" office:value-type="float" office:value="1978" calcext:value-type="float">
            <text:p>1978</text:p>
          </table:table-cell>
          <table:table-cell table:formula="of:=MOD([.$F$4];[.A19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83]+1" office:value-type="float" office:value="1979" calcext:value-type="float">
            <text:p>1979</text:p>
          </table:table-cell>
          <table:table-cell table:formula="of:=MOD([.$F$4];[.A19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84]+1" office:value-type="float" office:value="1980" calcext:value-type="float">
            <text:p>1980</text:p>
          </table:table-cell>
          <table:table-cell table:formula="of:=MOD([.$F$4];[.A19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85]+1" office:value-type="float" office:value="1981" calcext:value-type="float">
            <text:p>1981</text:p>
          </table:table-cell>
          <table:table-cell table:formula="of:=MOD([.$F$4];[.A19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86]+1" office:value-type="float" office:value="1982" calcext:value-type="float">
            <text:p>1982</text:p>
          </table:table-cell>
          <table:table-cell table:formula="of:=MOD([.$F$4];[.A19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87]+1" office:value-type="float" office:value="1983" calcext:value-type="float">
            <text:p>1983</text:p>
          </table:table-cell>
          <table:table-cell table:formula="of:=MOD([.$F$4];[.A19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88]+1" office:value-type="float" office:value="1984" calcext:value-type="float">
            <text:p>1984</text:p>
          </table:table-cell>
          <table:table-cell table:formula="of:=MOD([.$F$4];[.A19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89]+1" office:value-type="float" office:value="1985" calcext:value-type="float">
            <text:p>1985</text:p>
          </table:table-cell>
          <table:table-cell table:formula="of:=MOD([.$F$4];[.A19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90]+1" office:value-type="float" office:value="1986" calcext:value-type="float">
            <text:p>1986</text:p>
          </table:table-cell>
          <table:table-cell table:formula="of:=MOD([.$F$4];[.A19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91]+1" office:value-type="float" office:value="1987" calcext:value-type="float">
            <text:p>1987</text:p>
          </table:table-cell>
          <table:table-cell table:formula="of:=MOD([.$F$4];[.A19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92]+1" office:value-type="float" office:value="1988" calcext:value-type="float">
            <text:p>1988</text:p>
          </table:table-cell>
          <table:table-cell table:formula="of:=MOD([.$F$4];[.A19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93]+1" office:value-type="float" office:value="1989" calcext:value-type="float">
            <text:p>1989</text:p>
          </table:table-cell>
          <table:table-cell table:formula="of:=MOD([.$F$4];[.A19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94]+1" office:value-type="float" office:value="1990" calcext:value-type="float">
            <text:p>1990</text:p>
          </table:table-cell>
          <table:table-cell table:formula="of:=MOD([.$F$4];[.A19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95]+1" office:value-type="float" office:value="1991" calcext:value-type="float">
            <text:p>1991</text:p>
          </table:table-cell>
          <table:table-cell table:formula="of:=MOD([.$F$4];[.A19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96]+1" office:value-type="float" office:value="1992" calcext:value-type="float">
            <text:p>1992</text:p>
          </table:table-cell>
          <table:table-cell table:formula="of:=MOD([.$F$4];[.A19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97]+1" office:value-type="float" office:value="1993" calcext:value-type="float">
            <text:p>1993</text:p>
          </table:table-cell>
          <table:table-cell table:formula="of:=MOD([.$F$4];[.A19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98]+1" office:value-type="float" office:value="1994" calcext:value-type="float">
            <text:p>1994</text:p>
          </table:table-cell>
          <table:table-cell table:formula="of:=MOD([.$F$4];[.A19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99]+1" office:value-type="float" office:value="1995" calcext:value-type="float">
            <text:p>1995</text:p>
          </table:table-cell>
          <table:table-cell table:formula="of:=MOD([.$F$4];[.A20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00]+1" office:value-type="float" office:value="1996" calcext:value-type="float">
            <text:p>1996</text:p>
          </table:table-cell>
          <table:table-cell table:formula="of:=MOD([.$F$4];[.A20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01]+1" office:value-type="float" office:value="1997" calcext:value-type="float">
            <text:p>1997</text:p>
          </table:table-cell>
          <table:table-cell table:formula="of:=MOD([.$F$4];[.A20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02]+1" office:value-type="float" office:value="1998" calcext:value-type="float">
            <text:p>1998</text:p>
          </table:table-cell>
          <table:table-cell table:formula="of:=MOD([.$F$4];[.A20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03]+1" office:value-type="float" office:value="1999" calcext:value-type="float">
            <text:p>1999</text:p>
          </table:table-cell>
          <table:table-cell table:formula="of:=MOD([.$F$4];[.A20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04]+1" office:value-type="float" office:value="2000" calcext:value-type="float">
            <text:p>2000</text:p>
          </table:table-cell>
          <table:table-cell table:formula="of:=MOD([.$F$4];[.A20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05]+1" office:value-type="float" office:value="2001" calcext:value-type="float">
            <text:p>2001</text:p>
          </table:table-cell>
          <table:table-cell table:formula="of:=MOD([.$F$4];[.A20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06]+1" office:value-type="float" office:value="2002" calcext:value-type="float">
            <text:p>2002</text:p>
          </table:table-cell>
          <table:table-cell table:formula="of:=MOD([.$F$4];[.A20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07]+1" office:value-type="float" office:value="2003" calcext:value-type="float">
            <text:p>2003</text:p>
          </table:table-cell>
          <table:table-cell table:formula="of:=MOD([.$F$4];[.A20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08]+1" office:value-type="float" office:value="2004" calcext:value-type="float">
            <text:p>2004</text:p>
          </table:table-cell>
          <table:table-cell table:formula="of:=MOD([.$F$4];[.A20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09]+1" office:value-type="float" office:value="2005" calcext:value-type="float">
            <text:p>2005</text:p>
          </table:table-cell>
          <table:table-cell table:formula="of:=MOD([.$F$4];[.A20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10]+1" office:value-type="float" office:value="2006" calcext:value-type="float">
            <text:p>2006</text:p>
          </table:table-cell>
          <table:table-cell table:formula="of:=MOD([.$F$4];[.A20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11]+1" office:value-type="float" office:value="2007" calcext:value-type="float">
            <text:p>2007</text:p>
          </table:table-cell>
          <table:table-cell table:formula="of:=MOD([.$F$4];[.A20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12]+1" office:value-type="float" office:value="2008" calcext:value-type="float">
            <text:p>2008</text:p>
          </table:table-cell>
          <table:table-cell table:formula="of:=MOD([.$F$4];[.A20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13]+1" office:value-type="float" office:value="2009" calcext:value-type="float">
            <text:p>2009</text:p>
          </table:table-cell>
          <table:table-cell table:formula="of:=MOD([.$F$4];[.A20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14]+1" office:value-type="float" office:value="2010" calcext:value-type="float">
            <text:p>2010</text:p>
          </table:table-cell>
          <table:table-cell table:formula="of:=MOD([.$F$4];[.A20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15]+1" office:value-type="float" office:value="2011" calcext:value-type="float">
            <text:p>2011</text:p>
          </table:table-cell>
          <table:table-cell table:formula="of:=MOD([.$F$4];[.A20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16]+1" office:value-type="float" office:value="2012" calcext:value-type="float">
            <text:p>2012</text:p>
          </table:table-cell>
          <table:table-cell table:formula="of:=MOD([.$F$4];[.A20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17]+1" office:value-type="float" office:value="2013" calcext:value-type="float">
            <text:p>2013</text:p>
          </table:table-cell>
          <table:table-cell table:formula="of:=MOD([.$F$4];[.A20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18]+1" office:value-type="float" office:value="2014" calcext:value-type="float">
            <text:p>2014</text:p>
          </table:table-cell>
          <table:table-cell table:formula="of:=MOD([.$F$4];[.A20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19]+1" office:value-type="float" office:value="2015" calcext:value-type="float">
            <text:p>2015</text:p>
          </table:table-cell>
          <table:table-cell table:formula="of:=MOD([.$F$4];[.A20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20]+1" office:value-type="float" office:value="2016" calcext:value-type="float">
            <text:p>2016</text:p>
          </table:table-cell>
          <table:table-cell table:formula="of:=MOD([.$F$4];[.A20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21]+1" office:value-type="float" office:value="2017" calcext:value-type="float">
            <text:p>2017</text:p>
          </table:table-cell>
          <table:table-cell table:formula="of:=MOD([.$F$4];[.A20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22]+1" office:value-type="float" office:value="2018" calcext:value-type="float">
            <text:p>2018</text:p>
          </table:table-cell>
          <table:table-cell table:formula="of:=MOD([.$F$4];[.A20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23]+1" office:value-type="float" office:value="2019" calcext:value-type="float">
            <text:p>2019</text:p>
          </table:table-cell>
          <table:table-cell table:formula="of:=MOD([.$F$4];[.A20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24]+1" office:value-type="float" office:value="2020" calcext:value-type="float">
            <text:p>2020</text:p>
          </table:table-cell>
          <table:table-cell table:formula="of:=MOD([.$F$4];[.A20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25]+1" office:value-type="float" office:value="2021" calcext:value-type="float">
            <text:p>2021</text:p>
          </table:table-cell>
          <table:table-cell table:formula="of:=MOD([.$F$4];[.A20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26]+1" office:value-type="float" office:value="2022" calcext:value-type="float">
            <text:p>2022</text:p>
          </table:table-cell>
          <table:table-cell table:formula="of:=MOD([.$F$4];[.A20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27]+1" office:value-type="float" office:value="2023" calcext:value-type="float">
            <text:p>2023</text:p>
          </table:table-cell>
          <table:table-cell table:formula="of:=MOD([.$F$4];[.A20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28]+1" office:value-type="float" office:value="2024" calcext:value-type="float">
            <text:p>2024</text:p>
          </table:table-cell>
          <table:table-cell table:formula="of:=MOD([.$F$4];[.A20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29]+1" office:value-type="float" office:value="2025" calcext:value-type="float">
            <text:p>2025</text:p>
          </table:table-cell>
          <table:table-cell table:formula="of:=MOD([.$F$4];[.A20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30]+1" office:value-type="float" office:value="2026" calcext:value-type="float">
            <text:p>2026</text:p>
          </table:table-cell>
          <table:table-cell table:formula="of:=MOD([.$F$4];[.A20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31]+1" office:value-type="float" office:value="2027" calcext:value-type="float">
            <text:p>2027</text:p>
          </table:table-cell>
          <table:table-cell table:formula="of:=MOD([.$F$4];[.A20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32]+1" office:value-type="float" office:value="2028" calcext:value-type="float">
            <text:p>2028</text:p>
          </table:table-cell>
          <table:table-cell table:formula="of:=MOD([.$F$4];[.A20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33]+1" office:value-type="float" office:value="2029" calcext:value-type="float">
            <text:p>2029</text:p>
          </table:table-cell>
          <table:table-cell table:formula="of:=MOD([.$F$4];[.A20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34]+1" office:value-type="float" office:value="2030" calcext:value-type="float">
            <text:p>2030</text:p>
          </table:table-cell>
          <table:table-cell table:formula="of:=MOD([.$F$4];[.A20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35]+1" office:value-type="float" office:value="2031" calcext:value-type="float">
            <text:p>2031</text:p>
          </table:table-cell>
          <table:table-cell table:formula="of:=MOD([.$F$4];[.A20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36]+1" office:value-type="float" office:value="2032" calcext:value-type="float">
            <text:p>2032</text:p>
          </table:table-cell>
          <table:table-cell table:formula="of:=MOD([.$F$4];[.A20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37]+1" office:value-type="float" office:value="2033" calcext:value-type="float">
            <text:p>2033</text:p>
          </table:table-cell>
          <table:table-cell table:formula="of:=MOD([.$F$4];[.A20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38]+1" office:value-type="float" office:value="2034" calcext:value-type="float">
            <text:p>2034</text:p>
          </table:table-cell>
          <table:table-cell table:formula="of:=MOD([.$F$4];[.A20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39]+1" office:value-type="float" office:value="2035" calcext:value-type="float">
            <text:p>2035</text:p>
          </table:table-cell>
          <table:table-cell table:formula="of:=MOD([.$F$4];[.A20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40]+1" office:value-type="float" office:value="2036" calcext:value-type="float">
            <text:p>2036</text:p>
          </table:table-cell>
          <table:table-cell table:formula="of:=MOD([.$F$4];[.A20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41]+1" office:value-type="float" office:value="2037" calcext:value-type="float">
            <text:p>2037</text:p>
          </table:table-cell>
          <table:table-cell table:formula="of:=MOD([.$F$4];[.A20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42]+1" office:value-type="float" office:value="2038" calcext:value-type="float">
            <text:p>2038</text:p>
          </table:table-cell>
          <table:table-cell table:formula="of:=MOD([.$F$4];[.A20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43]+1" office:value-type="float" office:value="2039" calcext:value-type="float">
            <text:p>2039</text:p>
          </table:table-cell>
          <table:table-cell table:formula="of:=MOD([.$F$4];[.A20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44]+1" office:value-type="float" office:value="2040" calcext:value-type="float">
            <text:p>2040</text:p>
          </table:table-cell>
          <table:table-cell table:formula="of:=MOD([.$F$4];[.A20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45]+1" office:value-type="float" office:value="2041" calcext:value-type="float">
            <text:p>2041</text:p>
          </table:table-cell>
          <table:table-cell table:formula="of:=MOD([.$F$4];[.A20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46]+1" office:value-type="float" office:value="2042" calcext:value-type="float">
            <text:p>2042</text:p>
          </table:table-cell>
          <table:table-cell table:formula="of:=MOD([.$F$4];[.A20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47]+1" office:value-type="float" office:value="2043" calcext:value-type="float">
            <text:p>2043</text:p>
          </table:table-cell>
          <table:table-cell table:formula="of:=MOD([.$F$4];[.A20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48]+1" office:value-type="float" office:value="2044" calcext:value-type="float">
            <text:p>2044</text:p>
          </table:table-cell>
          <table:table-cell table:formula="of:=MOD([.$F$4];[.A20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49]+1" office:value-type="float" office:value="2045" calcext:value-type="float">
            <text:p>2045</text:p>
          </table:table-cell>
          <table:table-cell table:formula="of:=MOD([.$F$4];[.A20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50]+1" office:value-type="float" office:value="2046" calcext:value-type="float">
            <text:p>2046</text:p>
          </table:table-cell>
          <table:table-cell table:formula="of:=MOD([.$F$4];[.A20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51]+1" office:value-type="float" office:value="2047" calcext:value-type="float">
            <text:p>2047</text:p>
          </table:table-cell>
          <table:table-cell table:formula="of:=MOD([.$F$4];[.A20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52]+1" office:value-type="float" office:value="2048" calcext:value-type="float">
            <text:p>2048</text:p>
          </table:table-cell>
          <table:table-cell table:formula="of:=MOD([.$F$4];[.A20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53]+1" office:value-type="float" office:value="2049" calcext:value-type="float">
            <text:p>2049</text:p>
          </table:table-cell>
          <table:table-cell table:formula="of:=MOD([.$F$4];[.A20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54]+1" office:value-type="float" office:value="2050" calcext:value-type="float">
            <text:p>2050</text:p>
          </table:table-cell>
          <table:table-cell table:formula="of:=MOD([.$F$4];[.A20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55]+1" office:value-type="float" office:value="2051" calcext:value-type="float">
            <text:p>2051</text:p>
          </table:table-cell>
          <table:table-cell table:formula="of:=MOD([.$F$4];[.A20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56]+1" office:value-type="float" office:value="2052" calcext:value-type="float">
            <text:p>2052</text:p>
          </table:table-cell>
          <table:table-cell table:formula="of:=MOD([.$F$4];[.A20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57]+1" office:value-type="float" office:value="2053" calcext:value-type="float">
            <text:p>2053</text:p>
          </table:table-cell>
          <table:table-cell table:formula="of:=MOD([.$F$4];[.A20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58]+1" office:value-type="float" office:value="2054" calcext:value-type="float">
            <text:p>2054</text:p>
          </table:table-cell>
          <table:table-cell table:formula="of:=MOD([.$F$4];[.A20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59]+1" office:value-type="float" office:value="2055" calcext:value-type="float">
            <text:p>2055</text:p>
          </table:table-cell>
          <table:table-cell table:formula="of:=MOD([.$F$4];[.A20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60]+1" office:value-type="float" office:value="2056" calcext:value-type="float">
            <text:p>2056</text:p>
          </table:table-cell>
          <table:table-cell table:formula="of:=MOD([.$F$4];[.A20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61]+1" office:value-type="float" office:value="2057" calcext:value-type="float">
            <text:p>2057</text:p>
          </table:table-cell>
          <table:table-cell table:formula="of:=MOD([.$F$4];[.A20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62]+1" office:value-type="float" office:value="2058" calcext:value-type="float">
            <text:p>2058</text:p>
          </table:table-cell>
          <table:table-cell table:formula="of:=MOD([.$F$4];[.A20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63]+1" office:value-type="float" office:value="2059" calcext:value-type="float">
            <text:p>2059</text:p>
          </table:table-cell>
          <table:table-cell table:formula="of:=MOD([.$F$4];[.A20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64]+1" office:value-type="float" office:value="2060" calcext:value-type="float">
            <text:p>2060</text:p>
          </table:table-cell>
          <table:table-cell table:formula="of:=MOD([.$F$4];[.A20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65]+1" office:value-type="float" office:value="2061" calcext:value-type="float">
            <text:p>2061</text:p>
          </table:table-cell>
          <table:table-cell table:formula="of:=MOD([.$F$4];[.A20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66]+1" office:value-type="float" office:value="2062" calcext:value-type="float">
            <text:p>2062</text:p>
          </table:table-cell>
          <table:table-cell table:formula="of:=MOD([.$F$4];[.A20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67]+1" office:value-type="float" office:value="2063" calcext:value-type="float">
            <text:p>2063</text:p>
          </table:table-cell>
          <table:table-cell table:formula="of:=MOD([.$F$4];[.A20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68]+1" office:value-type="float" office:value="2064" calcext:value-type="float">
            <text:p>2064</text:p>
          </table:table-cell>
          <table:table-cell table:formula="of:=MOD([.$F$4];[.A20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69]+1" office:value-type="float" office:value="2065" calcext:value-type="float">
            <text:p>2065</text:p>
          </table:table-cell>
          <table:table-cell table:formula="of:=MOD([.$F$4];[.A20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70]+1" office:value-type="float" office:value="2066" calcext:value-type="float">
            <text:p>2066</text:p>
          </table:table-cell>
          <table:table-cell table:formula="of:=MOD([.$F$4];[.A20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71]+1" office:value-type="float" office:value="2067" calcext:value-type="float">
            <text:p>2067</text:p>
          </table:table-cell>
          <table:table-cell table:formula="of:=MOD([.$F$4];[.A20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72]+1" office:value-type="float" office:value="2068" calcext:value-type="float">
            <text:p>2068</text:p>
          </table:table-cell>
          <table:table-cell table:formula="of:=MOD([.$F$4];[.A20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73]+1" office:value-type="float" office:value="2069" calcext:value-type="float">
            <text:p>2069</text:p>
          </table:table-cell>
          <table:table-cell table:formula="of:=MOD([.$F$4];[.A20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74]+1" office:value-type="float" office:value="2070" calcext:value-type="float">
            <text:p>2070</text:p>
          </table:table-cell>
          <table:table-cell table:formula="of:=MOD([.$F$4];[.A20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75]+1" office:value-type="float" office:value="2071" calcext:value-type="float">
            <text:p>2071</text:p>
          </table:table-cell>
          <table:table-cell table:formula="of:=MOD([.$F$4];[.A20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76]+1" office:value-type="float" office:value="2072" calcext:value-type="float">
            <text:p>2072</text:p>
          </table:table-cell>
          <table:table-cell table:formula="of:=MOD([.$F$4];[.A20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77]+1" office:value-type="float" office:value="2073" calcext:value-type="float">
            <text:p>2073</text:p>
          </table:table-cell>
          <table:table-cell table:formula="of:=MOD([.$F$4];[.A20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78]+1" office:value-type="float" office:value="2074" calcext:value-type="float">
            <text:p>2074</text:p>
          </table:table-cell>
          <table:table-cell table:formula="of:=MOD([.$F$4];[.A20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79]+1" office:value-type="float" office:value="2075" calcext:value-type="float">
            <text:p>2075</text:p>
          </table:table-cell>
          <table:table-cell table:formula="of:=MOD([.$F$4];[.A20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80]+1" office:value-type="float" office:value="2076" calcext:value-type="float">
            <text:p>2076</text:p>
          </table:table-cell>
          <table:table-cell table:formula="of:=MOD([.$F$4];[.A20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81]+1" office:value-type="float" office:value="2077" calcext:value-type="float">
            <text:p>2077</text:p>
          </table:table-cell>
          <table:table-cell table:formula="of:=MOD([.$F$4];[.A20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82]+1" office:value-type="float" office:value="2078" calcext:value-type="float">
            <text:p>2078</text:p>
          </table:table-cell>
          <table:table-cell table:formula="of:=MOD([.$F$4];[.A20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83]+1" office:value-type="float" office:value="2079" calcext:value-type="float">
            <text:p>2079</text:p>
          </table:table-cell>
          <table:table-cell table:formula="of:=MOD([.$F$4];[.A20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84]+1" office:value-type="float" office:value="2080" calcext:value-type="float">
            <text:p>2080</text:p>
          </table:table-cell>
          <table:table-cell table:formula="of:=MOD([.$F$4];[.A20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85]+1" office:value-type="float" office:value="2081" calcext:value-type="float">
            <text:p>2081</text:p>
          </table:table-cell>
          <table:table-cell table:formula="of:=MOD([.$F$4];[.A20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86]+1" office:value-type="float" office:value="2082" calcext:value-type="float">
            <text:p>2082</text:p>
          </table:table-cell>
          <table:table-cell table:formula="of:=MOD([.$F$4];[.A20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87]+1" office:value-type="float" office:value="2083" calcext:value-type="float">
            <text:p>2083</text:p>
          </table:table-cell>
          <table:table-cell table:formula="of:=MOD([.$F$4];[.A20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88]+1" office:value-type="float" office:value="2084" calcext:value-type="float">
            <text:p>2084</text:p>
          </table:table-cell>
          <table:table-cell table:formula="of:=MOD([.$F$4];[.A20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89]+1" office:value-type="float" office:value="2085" calcext:value-type="float">
            <text:p>2085</text:p>
          </table:table-cell>
          <table:table-cell table:formula="of:=MOD([.$F$4];[.A20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90]+1" office:value-type="float" office:value="2086" calcext:value-type="float">
            <text:p>2086</text:p>
          </table:table-cell>
          <table:table-cell table:formula="of:=MOD([.$F$4];[.A20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91]+1" office:value-type="float" office:value="2087" calcext:value-type="float">
            <text:p>2087</text:p>
          </table:table-cell>
          <table:table-cell table:formula="of:=MOD([.$F$4];[.A20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92]+1" office:value-type="float" office:value="2088" calcext:value-type="float">
            <text:p>2088</text:p>
          </table:table-cell>
          <table:table-cell table:formula="of:=MOD([.$F$4];[.A20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93]+1" office:value-type="float" office:value="2089" calcext:value-type="float">
            <text:p>2089</text:p>
          </table:table-cell>
          <table:table-cell table:formula="of:=MOD([.$F$4];[.A20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94]+1" office:value-type="float" office:value="2090" calcext:value-type="float">
            <text:p>2090</text:p>
          </table:table-cell>
          <table:table-cell table:formula="of:=MOD([.$F$4];[.A20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95]+1" office:value-type="float" office:value="2091" calcext:value-type="float">
            <text:p>2091</text:p>
          </table:table-cell>
          <table:table-cell table:formula="of:=MOD([.$F$4];[.A20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96]+1" office:value-type="float" office:value="2092" calcext:value-type="float">
            <text:p>2092</text:p>
          </table:table-cell>
          <table:table-cell table:formula="of:=MOD([.$F$4];[.A20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97]+1" office:value-type="float" office:value="2093" calcext:value-type="float">
            <text:p>2093</text:p>
          </table:table-cell>
          <table:table-cell table:formula="of:=MOD([.$F$4];[.A20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98]+1" office:value-type="float" office:value="2094" calcext:value-type="float">
            <text:p>2094</text:p>
          </table:table-cell>
          <table:table-cell table:formula="of:=MOD([.$F$4];[.A20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99]+1" office:value-type="float" office:value="2095" calcext:value-type="float">
            <text:p>2095</text:p>
          </table:table-cell>
          <table:table-cell table:formula="of:=MOD([.$F$4];[.A21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00]+1" office:value-type="float" office:value="2096" calcext:value-type="float">
            <text:p>2096</text:p>
          </table:table-cell>
          <table:table-cell table:formula="of:=MOD([.$F$4];[.A21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01]+1" office:value-type="float" office:value="2097" calcext:value-type="float">
            <text:p>2097</text:p>
          </table:table-cell>
          <table:table-cell table:formula="of:=MOD([.$F$4];[.A21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02]+1" office:value-type="float" office:value="2098" calcext:value-type="float">
            <text:p>2098</text:p>
          </table:table-cell>
          <table:table-cell table:formula="of:=MOD([.$F$4];[.A21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03]+1" office:value-type="float" office:value="2099" calcext:value-type="float">
            <text:p>2099</text:p>
          </table:table-cell>
          <table:table-cell table:formula="of:=MOD([.$F$4];[.A21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04]+1" office:value-type="float" office:value="2100" calcext:value-type="float">
            <text:p>2100</text:p>
          </table:table-cell>
          <table:table-cell table:formula="of:=MOD([.$F$4];[.A21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05]+1" office:value-type="float" office:value="2101" calcext:value-type="float">
            <text:p>2101</text:p>
          </table:table-cell>
          <table:table-cell table:formula="of:=MOD([.$F$4];[.A21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06]+1" office:value-type="float" office:value="2102" calcext:value-type="float">
            <text:p>2102</text:p>
          </table:table-cell>
          <table:table-cell table:formula="of:=MOD([.$F$4];[.A21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07]+1" office:value-type="float" office:value="2103" calcext:value-type="float">
            <text:p>2103</text:p>
          </table:table-cell>
          <table:table-cell table:formula="of:=MOD([.$F$4];[.A21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08]+1" office:value-type="float" office:value="2104" calcext:value-type="float">
            <text:p>2104</text:p>
          </table:table-cell>
          <table:table-cell table:formula="of:=MOD([.$F$4];[.A21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09]+1" office:value-type="float" office:value="2105" calcext:value-type="float">
            <text:p>2105</text:p>
          </table:table-cell>
          <table:table-cell table:formula="of:=MOD([.$F$4];[.A21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10]+1" office:value-type="float" office:value="2106" calcext:value-type="float">
            <text:p>2106</text:p>
          </table:table-cell>
          <table:table-cell table:formula="of:=MOD([.$F$4];[.A21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11]+1" office:value-type="float" office:value="2107" calcext:value-type="float">
            <text:p>2107</text:p>
          </table:table-cell>
          <table:table-cell table:formula="of:=MOD([.$F$4];[.A21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12]+1" office:value-type="float" office:value="2108" calcext:value-type="float">
            <text:p>2108</text:p>
          </table:table-cell>
          <table:table-cell table:formula="of:=MOD([.$F$4];[.A21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13]+1" office:value-type="float" office:value="2109" calcext:value-type="float">
            <text:p>2109</text:p>
          </table:table-cell>
          <table:table-cell table:formula="of:=MOD([.$F$4];[.A21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14]+1" office:value-type="float" office:value="2110" calcext:value-type="float">
            <text:p>2110</text:p>
          </table:table-cell>
          <table:table-cell table:formula="of:=MOD([.$F$4];[.A21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15]+1" office:value-type="float" office:value="2111" calcext:value-type="float">
            <text:p>2111</text:p>
          </table:table-cell>
          <table:table-cell table:formula="of:=MOD([.$F$4];[.A21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16]+1" office:value-type="float" office:value="2112" calcext:value-type="float">
            <text:p>2112</text:p>
          </table:table-cell>
          <table:table-cell table:formula="of:=MOD([.$F$4];[.A21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17]+1" office:value-type="float" office:value="2113" calcext:value-type="float">
            <text:p>2113</text:p>
          </table:table-cell>
          <table:table-cell table:formula="of:=MOD([.$F$4];[.A21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18]+1" office:value-type="float" office:value="2114" calcext:value-type="float">
            <text:p>2114</text:p>
          </table:table-cell>
          <table:table-cell table:formula="of:=MOD([.$F$4];[.A21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19]+1" office:value-type="float" office:value="2115" calcext:value-type="float">
            <text:p>2115</text:p>
          </table:table-cell>
          <table:table-cell table:formula="of:=MOD([.$F$4];[.A21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20]+1" office:value-type="float" office:value="2116" calcext:value-type="float">
            <text:p>2116</text:p>
          </table:table-cell>
          <table:table-cell table:formula="of:=MOD([.$F$4];[.A21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21]+1" office:value-type="float" office:value="2117" calcext:value-type="float">
            <text:p>2117</text:p>
          </table:table-cell>
          <table:table-cell table:formula="of:=MOD([.$F$4];[.A21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22]+1" office:value-type="float" office:value="2118" calcext:value-type="float">
            <text:p>2118</text:p>
          </table:table-cell>
          <table:table-cell table:formula="of:=MOD([.$F$4];[.A21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23]+1" office:value-type="float" office:value="2119" calcext:value-type="float">
            <text:p>2119</text:p>
          </table:table-cell>
          <table:table-cell table:formula="of:=MOD([.$F$4];[.A21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24]+1" office:value-type="float" office:value="2120" calcext:value-type="float">
            <text:p>2120</text:p>
          </table:table-cell>
          <table:table-cell table:formula="of:=MOD([.$F$4];[.A21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25]+1" office:value-type="float" office:value="2121" calcext:value-type="float">
            <text:p>2121</text:p>
          </table:table-cell>
          <table:table-cell table:formula="of:=MOD([.$F$4];[.A21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26]+1" office:value-type="float" office:value="2122" calcext:value-type="float">
            <text:p>2122</text:p>
          </table:table-cell>
          <table:table-cell table:formula="of:=MOD([.$F$4];[.A21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27]+1" office:value-type="float" office:value="2123" calcext:value-type="float">
            <text:p>2123</text:p>
          </table:table-cell>
          <table:table-cell table:formula="of:=MOD([.$F$4];[.A21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28]+1" office:value-type="float" office:value="2124" calcext:value-type="float">
            <text:p>2124</text:p>
          </table:table-cell>
          <table:table-cell table:formula="of:=MOD([.$F$4];[.A21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29]+1" office:value-type="float" office:value="2125" calcext:value-type="float">
            <text:p>2125</text:p>
          </table:table-cell>
          <table:table-cell table:formula="of:=MOD([.$F$4];[.A21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30]+1" office:value-type="float" office:value="2126" calcext:value-type="float">
            <text:p>2126</text:p>
          </table:table-cell>
          <table:table-cell table:formula="of:=MOD([.$F$4];[.A21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31]+1" office:value-type="float" office:value="2127" calcext:value-type="float">
            <text:p>2127</text:p>
          </table:table-cell>
          <table:table-cell table:formula="of:=MOD([.$F$4];[.A21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32]+1" office:value-type="float" office:value="2128" calcext:value-type="float">
            <text:p>2128</text:p>
          </table:table-cell>
          <table:table-cell table:formula="of:=MOD([.$F$4];[.A21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33]+1" office:value-type="float" office:value="2129" calcext:value-type="float">
            <text:p>2129</text:p>
          </table:table-cell>
          <table:table-cell table:formula="of:=MOD([.$F$4];[.A21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34]+1" office:value-type="float" office:value="2130" calcext:value-type="float">
            <text:p>2130</text:p>
          </table:table-cell>
          <table:table-cell table:formula="of:=MOD([.$F$4];[.A21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35]+1" office:value-type="float" office:value="2131" calcext:value-type="float">
            <text:p>2131</text:p>
          </table:table-cell>
          <table:table-cell table:formula="of:=MOD([.$F$4];[.A21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36]+1" office:value-type="float" office:value="2132" calcext:value-type="float">
            <text:p>2132</text:p>
          </table:table-cell>
          <table:table-cell table:formula="of:=MOD([.$F$4];[.A21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37]+1" office:value-type="float" office:value="2133" calcext:value-type="float">
            <text:p>2133</text:p>
          </table:table-cell>
          <table:table-cell table:formula="of:=MOD([.$F$4];[.A21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38]+1" office:value-type="float" office:value="2134" calcext:value-type="float">
            <text:p>2134</text:p>
          </table:table-cell>
          <table:table-cell table:formula="of:=MOD([.$F$4];[.A21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39]+1" office:value-type="float" office:value="2135" calcext:value-type="float">
            <text:p>2135</text:p>
          </table:table-cell>
          <table:table-cell table:formula="of:=MOD([.$F$4];[.A21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40]+1" office:value-type="float" office:value="2136" calcext:value-type="float">
            <text:p>2136</text:p>
          </table:table-cell>
          <table:table-cell table:formula="of:=MOD([.$F$4];[.A21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41]+1" office:value-type="float" office:value="2137" calcext:value-type="float">
            <text:p>2137</text:p>
          </table:table-cell>
          <table:table-cell table:formula="of:=MOD([.$F$4];[.A21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42]+1" office:value-type="float" office:value="2138" calcext:value-type="float">
            <text:p>2138</text:p>
          </table:table-cell>
          <table:table-cell table:formula="of:=MOD([.$F$4];[.A21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43]+1" office:value-type="float" office:value="2139" calcext:value-type="float">
            <text:p>2139</text:p>
          </table:table-cell>
          <table:table-cell table:formula="of:=MOD([.$F$4];[.A21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44]+1" office:value-type="float" office:value="2140" calcext:value-type="float">
            <text:p>2140</text:p>
          </table:table-cell>
          <table:table-cell table:formula="of:=MOD([.$F$4];[.A21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45]+1" office:value-type="float" office:value="2141" calcext:value-type="float">
            <text:p>2141</text:p>
          </table:table-cell>
          <table:table-cell table:formula="of:=MOD([.$F$4];[.A21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46]+1" office:value-type="float" office:value="2142" calcext:value-type="float">
            <text:p>2142</text:p>
          </table:table-cell>
          <table:table-cell table:formula="of:=MOD([.$F$4];[.A21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47]+1" office:value-type="float" office:value="2143" calcext:value-type="float">
            <text:p>2143</text:p>
          </table:table-cell>
          <table:table-cell table:formula="of:=MOD([.$F$4];[.A21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48]+1" office:value-type="float" office:value="2144" calcext:value-type="float">
            <text:p>2144</text:p>
          </table:table-cell>
          <table:table-cell table:formula="of:=MOD([.$F$4];[.A21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49]+1" office:value-type="float" office:value="2145" calcext:value-type="float">
            <text:p>2145</text:p>
          </table:table-cell>
          <table:table-cell table:formula="of:=MOD([.$F$4];[.A21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50]+1" office:value-type="float" office:value="2146" calcext:value-type="float">
            <text:p>2146</text:p>
          </table:table-cell>
          <table:table-cell table:formula="of:=MOD([.$F$4];[.A21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51]+1" office:value-type="float" office:value="2147" calcext:value-type="float">
            <text:p>2147</text:p>
          </table:table-cell>
          <table:table-cell table:formula="of:=MOD([.$F$4];[.A21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52]+1" office:value-type="float" office:value="2148" calcext:value-type="float">
            <text:p>2148</text:p>
          </table:table-cell>
          <table:table-cell table:formula="of:=MOD([.$F$4];[.A21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53]+1" office:value-type="float" office:value="2149" calcext:value-type="float">
            <text:p>2149</text:p>
          </table:table-cell>
          <table:table-cell table:formula="of:=MOD([.$F$4];[.A21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54]+1" office:value-type="float" office:value="2150" calcext:value-type="float">
            <text:p>2150</text:p>
          </table:table-cell>
          <table:table-cell table:formula="of:=MOD([.$F$4];[.A21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55]+1" office:value-type="float" office:value="2151" calcext:value-type="float">
            <text:p>2151</text:p>
          </table:table-cell>
          <table:table-cell table:formula="of:=MOD([.$F$4];[.A21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56]+1" office:value-type="float" office:value="2152" calcext:value-type="float">
            <text:p>2152</text:p>
          </table:table-cell>
          <table:table-cell table:formula="of:=MOD([.$F$4];[.A21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57]+1" office:value-type="float" office:value="2153" calcext:value-type="float">
            <text:p>2153</text:p>
          </table:table-cell>
          <table:table-cell table:formula="of:=MOD([.$F$4];[.A21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58]+1" office:value-type="float" office:value="2154" calcext:value-type="float">
            <text:p>2154</text:p>
          </table:table-cell>
          <table:table-cell table:formula="of:=MOD([.$F$4];[.A21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59]+1" office:value-type="float" office:value="2155" calcext:value-type="float">
            <text:p>2155</text:p>
          </table:table-cell>
          <table:table-cell table:formula="of:=MOD([.$F$4];[.A21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60]+1" office:value-type="float" office:value="2156" calcext:value-type="float">
            <text:p>2156</text:p>
          </table:table-cell>
          <table:table-cell table:formula="of:=MOD([.$F$4];[.A21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61]+1" office:value-type="float" office:value="2157" calcext:value-type="float">
            <text:p>2157</text:p>
          </table:table-cell>
          <table:table-cell table:formula="of:=MOD([.$F$4];[.A21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62]+1" office:value-type="float" office:value="2158" calcext:value-type="float">
            <text:p>2158</text:p>
          </table:table-cell>
          <table:table-cell table:formula="of:=MOD([.$F$4];[.A21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63]+1" office:value-type="float" office:value="2159" calcext:value-type="float">
            <text:p>2159</text:p>
          </table:table-cell>
          <table:table-cell table:formula="of:=MOD([.$F$4];[.A21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64]+1" office:value-type="float" office:value="2160" calcext:value-type="float">
            <text:p>2160</text:p>
          </table:table-cell>
          <table:table-cell table:formula="of:=MOD([.$F$4];[.A21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65]+1" office:value-type="float" office:value="2161" calcext:value-type="float">
            <text:p>2161</text:p>
          </table:table-cell>
          <table:table-cell table:formula="of:=MOD([.$F$4];[.A21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66]+1" office:value-type="float" office:value="2162" calcext:value-type="float">
            <text:p>2162</text:p>
          </table:table-cell>
          <table:table-cell table:formula="of:=MOD([.$F$4];[.A21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67]+1" office:value-type="float" office:value="2163" calcext:value-type="float">
            <text:p>2163</text:p>
          </table:table-cell>
          <table:table-cell table:formula="of:=MOD([.$F$4];[.A21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68]+1" office:value-type="float" office:value="2164" calcext:value-type="float">
            <text:p>2164</text:p>
          </table:table-cell>
          <table:table-cell table:formula="of:=MOD([.$F$4];[.A21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69]+1" office:value-type="float" office:value="2165" calcext:value-type="float">
            <text:p>2165</text:p>
          </table:table-cell>
          <table:table-cell table:formula="of:=MOD([.$F$4];[.A21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70]+1" office:value-type="float" office:value="2166" calcext:value-type="float">
            <text:p>2166</text:p>
          </table:table-cell>
          <table:table-cell table:formula="of:=MOD([.$F$4];[.A21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71]+1" office:value-type="float" office:value="2167" calcext:value-type="float">
            <text:p>2167</text:p>
          </table:table-cell>
          <table:table-cell table:formula="of:=MOD([.$F$4];[.A21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72]+1" office:value-type="float" office:value="2168" calcext:value-type="float">
            <text:p>2168</text:p>
          </table:table-cell>
          <table:table-cell table:formula="of:=MOD([.$F$4];[.A21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73]+1" office:value-type="float" office:value="2169" calcext:value-type="float">
            <text:p>2169</text:p>
          </table:table-cell>
          <table:table-cell table:formula="of:=MOD([.$F$4];[.A21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74]+1" office:value-type="float" office:value="2170" calcext:value-type="float">
            <text:p>2170</text:p>
          </table:table-cell>
          <table:table-cell table:formula="of:=MOD([.$F$4];[.A21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75]+1" office:value-type="float" office:value="2171" calcext:value-type="float">
            <text:p>2171</text:p>
          </table:table-cell>
          <table:table-cell table:formula="of:=MOD([.$F$4];[.A21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76]+1" office:value-type="float" office:value="2172" calcext:value-type="float">
            <text:p>2172</text:p>
          </table:table-cell>
          <table:table-cell table:formula="of:=MOD([.$F$4];[.A21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77]+1" office:value-type="float" office:value="2173" calcext:value-type="float">
            <text:p>2173</text:p>
          </table:table-cell>
          <table:table-cell table:formula="of:=MOD([.$F$4];[.A21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78]+1" office:value-type="float" office:value="2174" calcext:value-type="float">
            <text:p>2174</text:p>
          </table:table-cell>
          <table:table-cell table:formula="of:=MOD([.$F$4];[.A21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79]+1" office:value-type="float" office:value="2175" calcext:value-type="float">
            <text:p>2175</text:p>
          </table:table-cell>
          <table:table-cell table:formula="of:=MOD([.$F$4];[.A21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80]+1" office:value-type="float" office:value="2176" calcext:value-type="float">
            <text:p>2176</text:p>
          </table:table-cell>
          <table:table-cell table:formula="of:=MOD([.$F$4];[.A21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81]+1" office:value-type="float" office:value="2177" calcext:value-type="float">
            <text:p>2177</text:p>
          </table:table-cell>
          <table:table-cell table:formula="of:=MOD([.$F$4];[.A21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82]+1" office:value-type="float" office:value="2178" calcext:value-type="float">
            <text:p>2178</text:p>
          </table:table-cell>
          <table:table-cell table:formula="of:=MOD([.$F$4];[.A21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83]+1" office:value-type="float" office:value="2179" calcext:value-type="float">
            <text:p>2179</text:p>
          </table:table-cell>
          <table:table-cell table:formula="of:=MOD([.$F$4];[.A21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84]+1" office:value-type="float" office:value="2180" calcext:value-type="float">
            <text:p>2180</text:p>
          </table:table-cell>
          <table:table-cell table:formula="of:=MOD([.$F$4];[.A21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85]+1" office:value-type="float" office:value="2181" calcext:value-type="float">
            <text:p>2181</text:p>
          </table:table-cell>
          <table:table-cell table:formula="of:=MOD([.$F$4];[.A21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86]+1" office:value-type="float" office:value="2182" calcext:value-type="float">
            <text:p>2182</text:p>
          </table:table-cell>
          <table:table-cell table:formula="of:=MOD([.$F$4];[.A21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87]+1" office:value-type="float" office:value="2183" calcext:value-type="float">
            <text:p>2183</text:p>
          </table:table-cell>
          <table:table-cell table:formula="of:=MOD([.$F$4];[.A21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88]+1" office:value-type="float" office:value="2184" calcext:value-type="float">
            <text:p>2184</text:p>
          </table:table-cell>
          <table:table-cell table:formula="of:=MOD([.$F$4];[.A21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89]+1" office:value-type="float" office:value="2185" calcext:value-type="float">
            <text:p>2185</text:p>
          </table:table-cell>
          <table:table-cell table:formula="of:=MOD([.$F$4];[.A21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90]+1" office:value-type="float" office:value="2186" calcext:value-type="float">
            <text:p>2186</text:p>
          </table:table-cell>
          <table:table-cell table:formula="of:=MOD([.$F$4];[.A21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91]+1" office:value-type="float" office:value="2187" calcext:value-type="float">
            <text:p>2187</text:p>
          </table:table-cell>
          <table:table-cell table:formula="of:=MOD([.$F$4];[.A21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92]+1" office:value-type="float" office:value="2188" calcext:value-type="float">
            <text:p>2188</text:p>
          </table:table-cell>
          <table:table-cell table:formula="of:=MOD([.$F$4];[.A21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93]+1" office:value-type="float" office:value="2189" calcext:value-type="float">
            <text:p>2189</text:p>
          </table:table-cell>
          <table:table-cell table:formula="of:=MOD([.$F$4];[.A21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94]+1" office:value-type="float" office:value="2190" calcext:value-type="float">
            <text:p>2190</text:p>
          </table:table-cell>
          <table:table-cell table:formula="of:=MOD([.$F$4];[.A21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95]+1" office:value-type="float" office:value="2191" calcext:value-type="float">
            <text:p>2191</text:p>
          </table:table-cell>
          <table:table-cell table:formula="of:=MOD([.$F$4];[.A21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96]+1" office:value-type="float" office:value="2192" calcext:value-type="float">
            <text:p>2192</text:p>
          </table:table-cell>
          <table:table-cell table:formula="of:=MOD([.$F$4];[.A21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97]+1" office:value-type="float" office:value="2193" calcext:value-type="float">
            <text:p>2193</text:p>
          </table:table-cell>
          <table:table-cell table:formula="of:=MOD([.$F$4];[.A21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98]+1" office:value-type="float" office:value="2194" calcext:value-type="float">
            <text:p>2194</text:p>
          </table:table-cell>
          <table:table-cell table:formula="of:=MOD([.$F$4];[.A21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99]+1" office:value-type="float" office:value="2195" calcext:value-type="float">
            <text:p>2195</text:p>
          </table:table-cell>
          <table:table-cell table:formula="of:=MOD([.$F$4];[.A22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00]+1" office:value-type="float" office:value="2196" calcext:value-type="float">
            <text:p>2196</text:p>
          </table:table-cell>
          <table:table-cell table:formula="of:=MOD([.$F$4];[.A22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01]+1" office:value-type="float" office:value="2197" calcext:value-type="float">
            <text:p>2197</text:p>
          </table:table-cell>
          <table:table-cell table:formula="of:=MOD([.$F$4];[.A22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02]+1" office:value-type="float" office:value="2198" calcext:value-type="float">
            <text:p>2198</text:p>
          </table:table-cell>
          <table:table-cell table:formula="of:=MOD([.$F$4];[.A22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03]+1" office:value-type="float" office:value="2199" calcext:value-type="float">
            <text:p>2199</text:p>
          </table:table-cell>
          <table:table-cell table:formula="of:=MOD([.$F$4];[.A22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04]+1" office:value-type="float" office:value="2200" calcext:value-type="float">
            <text:p>2200</text:p>
          </table:table-cell>
          <table:table-cell table:formula="of:=MOD([.$F$4];[.A22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05]+1" office:value-type="float" office:value="2201" calcext:value-type="float">
            <text:p>2201</text:p>
          </table:table-cell>
          <table:table-cell table:formula="of:=MOD([.$F$4];[.A22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06]+1" office:value-type="float" office:value="2202" calcext:value-type="float">
            <text:p>2202</text:p>
          </table:table-cell>
          <table:table-cell table:formula="of:=MOD([.$F$4];[.A22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07]+1" office:value-type="float" office:value="2203" calcext:value-type="float">
            <text:p>2203</text:p>
          </table:table-cell>
          <table:table-cell table:formula="of:=MOD([.$F$4];[.A22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08]+1" office:value-type="float" office:value="2204" calcext:value-type="float">
            <text:p>2204</text:p>
          </table:table-cell>
          <table:table-cell table:formula="of:=MOD([.$F$4];[.A22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09]+1" office:value-type="float" office:value="2205" calcext:value-type="float">
            <text:p>2205</text:p>
          </table:table-cell>
          <table:table-cell table:formula="of:=MOD([.$F$4];[.A22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10]+1" office:value-type="float" office:value="2206" calcext:value-type="float">
            <text:p>2206</text:p>
          </table:table-cell>
          <table:table-cell table:formula="of:=MOD([.$F$4];[.A22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11]+1" office:value-type="float" office:value="2207" calcext:value-type="float">
            <text:p>2207</text:p>
          </table:table-cell>
          <table:table-cell table:formula="of:=MOD([.$F$4];[.A22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12]+1" office:value-type="float" office:value="2208" calcext:value-type="float">
            <text:p>2208</text:p>
          </table:table-cell>
          <table:table-cell table:formula="of:=MOD([.$F$4];[.A22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13]+1" office:value-type="float" office:value="2209" calcext:value-type="float">
            <text:p>2209</text:p>
          </table:table-cell>
          <table:table-cell table:formula="of:=MOD([.$F$4];[.A22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14]+1" office:value-type="float" office:value="2210" calcext:value-type="float">
            <text:p>2210</text:p>
          </table:table-cell>
          <table:table-cell table:formula="of:=MOD([.$F$4];[.A22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15]+1" office:value-type="float" office:value="2211" calcext:value-type="float">
            <text:p>2211</text:p>
          </table:table-cell>
          <table:table-cell table:formula="of:=MOD([.$F$4];[.A22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16]+1" office:value-type="float" office:value="2212" calcext:value-type="float">
            <text:p>2212</text:p>
          </table:table-cell>
          <table:table-cell table:formula="of:=MOD([.$F$4];[.A22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17]+1" office:value-type="float" office:value="2213" calcext:value-type="float">
            <text:p>2213</text:p>
          </table:table-cell>
          <table:table-cell table:formula="of:=MOD([.$F$4];[.A22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18]+1" office:value-type="float" office:value="2214" calcext:value-type="float">
            <text:p>2214</text:p>
          </table:table-cell>
          <table:table-cell table:formula="of:=MOD([.$F$4];[.A22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19]+1" office:value-type="float" office:value="2215" calcext:value-type="float">
            <text:p>2215</text:p>
          </table:table-cell>
          <table:table-cell table:formula="of:=MOD([.$F$4];[.A22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20]+1" office:value-type="float" office:value="2216" calcext:value-type="float">
            <text:p>2216</text:p>
          </table:table-cell>
          <table:table-cell table:formula="of:=MOD([.$F$4];[.A22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21]+1" office:value-type="float" office:value="2217" calcext:value-type="float">
            <text:p>2217</text:p>
          </table:table-cell>
          <table:table-cell table:formula="of:=MOD([.$F$4];[.A22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22]+1" office:value-type="float" office:value="2218" calcext:value-type="float">
            <text:p>2218</text:p>
          </table:table-cell>
          <table:table-cell table:formula="of:=MOD([.$F$4];[.A22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23]+1" office:value-type="float" office:value="2219" calcext:value-type="float">
            <text:p>2219</text:p>
          </table:table-cell>
          <table:table-cell table:formula="of:=MOD([.$F$4];[.A22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24]+1" office:value-type="float" office:value="2220" calcext:value-type="float">
            <text:p>2220</text:p>
          </table:table-cell>
          <table:table-cell table:formula="of:=MOD([.$F$4];[.A22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25]+1" office:value-type="float" office:value="2221" calcext:value-type="float">
            <text:p>2221</text:p>
          </table:table-cell>
          <table:table-cell table:formula="of:=MOD([.$F$4];[.A22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26]+1" office:value-type="float" office:value="2222" calcext:value-type="float">
            <text:p>2222</text:p>
          </table:table-cell>
          <table:table-cell table:formula="of:=MOD([.$F$4];[.A22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27]+1" office:value-type="float" office:value="2223" calcext:value-type="float">
            <text:p>2223</text:p>
          </table:table-cell>
          <table:table-cell table:formula="of:=MOD([.$F$4];[.A22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28]+1" office:value-type="float" office:value="2224" calcext:value-type="float">
            <text:p>2224</text:p>
          </table:table-cell>
          <table:table-cell table:formula="of:=MOD([.$F$4];[.A22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29]+1" office:value-type="float" office:value="2225" calcext:value-type="float">
            <text:p>2225</text:p>
          </table:table-cell>
          <table:table-cell table:formula="of:=MOD([.$F$4];[.A22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30]+1" office:value-type="float" office:value="2226" calcext:value-type="float">
            <text:p>2226</text:p>
          </table:table-cell>
          <table:table-cell table:formula="of:=MOD([.$F$4];[.A22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31]+1" office:value-type="float" office:value="2227" calcext:value-type="float">
            <text:p>2227</text:p>
          </table:table-cell>
          <table:table-cell table:formula="of:=MOD([.$F$4];[.A22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32]+1" office:value-type="float" office:value="2228" calcext:value-type="float">
            <text:p>2228</text:p>
          </table:table-cell>
          <table:table-cell table:formula="of:=MOD([.$F$4];[.A22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33]+1" office:value-type="float" office:value="2229" calcext:value-type="float">
            <text:p>2229</text:p>
          </table:table-cell>
          <table:table-cell table:formula="of:=MOD([.$F$4];[.A22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34]+1" office:value-type="float" office:value="2230" calcext:value-type="float">
            <text:p>2230</text:p>
          </table:table-cell>
          <table:table-cell table:formula="of:=MOD([.$F$4];[.A22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35]+1" office:value-type="float" office:value="2231" calcext:value-type="float">
            <text:p>2231</text:p>
          </table:table-cell>
          <table:table-cell table:formula="of:=MOD([.$F$4];[.A22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36]+1" office:value-type="float" office:value="2232" calcext:value-type="float">
            <text:p>2232</text:p>
          </table:table-cell>
          <table:table-cell table:formula="of:=MOD([.$F$4];[.A22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37]+1" office:value-type="float" office:value="2233" calcext:value-type="float">
            <text:p>2233</text:p>
          </table:table-cell>
          <table:table-cell table:formula="of:=MOD([.$F$4];[.A22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38]+1" office:value-type="float" office:value="2234" calcext:value-type="float">
            <text:p>2234</text:p>
          </table:table-cell>
          <table:table-cell table:formula="of:=MOD([.$F$4];[.A22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39]+1" office:value-type="float" office:value="2235" calcext:value-type="float">
            <text:p>2235</text:p>
          </table:table-cell>
          <table:table-cell table:formula="of:=MOD([.$F$4];[.A22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40]+1" office:value-type="float" office:value="2236" calcext:value-type="float">
            <text:p>2236</text:p>
          </table:table-cell>
          <table:table-cell table:formula="of:=MOD([.$F$4];[.A22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41]+1" office:value-type="float" office:value="2237" calcext:value-type="float">
            <text:p>2237</text:p>
          </table:table-cell>
          <table:table-cell table:formula="of:=MOD([.$F$4];[.A22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42]+1" office:value-type="float" office:value="2238" calcext:value-type="float">
            <text:p>2238</text:p>
          </table:table-cell>
          <table:table-cell table:formula="of:=MOD([.$F$4];[.A22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43]+1" office:value-type="float" office:value="2239" calcext:value-type="float">
            <text:p>2239</text:p>
          </table:table-cell>
          <table:table-cell table:formula="of:=MOD([.$F$4];[.A22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44]+1" office:value-type="float" office:value="2240" calcext:value-type="float">
            <text:p>2240</text:p>
          </table:table-cell>
          <table:table-cell table:formula="of:=MOD([.$F$4];[.A22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45]+1" office:value-type="float" office:value="2241" calcext:value-type="float">
            <text:p>2241</text:p>
          </table:table-cell>
          <table:table-cell table:formula="of:=MOD([.$F$4];[.A22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46]+1" office:value-type="float" office:value="2242" calcext:value-type="float">
            <text:p>2242</text:p>
          </table:table-cell>
          <table:table-cell table:formula="of:=MOD([.$F$4];[.A22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47]+1" office:value-type="float" office:value="2243" calcext:value-type="float">
            <text:p>2243</text:p>
          </table:table-cell>
          <table:table-cell table:formula="of:=MOD([.$F$4];[.A22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48]+1" office:value-type="float" office:value="2244" calcext:value-type="float">
            <text:p>2244</text:p>
          </table:table-cell>
          <table:table-cell table:formula="of:=MOD([.$F$4];[.A22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49]+1" office:value-type="float" office:value="2245" calcext:value-type="float">
            <text:p>2245</text:p>
          </table:table-cell>
          <table:table-cell table:formula="of:=MOD([.$F$4];[.A22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50]+1" office:value-type="float" office:value="2246" calcext:value-type="float">
            <text:p>2246</text:p>
          </table:table-cell>
          <table:table-cell table:formula="of:=MOD([.$F$4];[.A22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51]+1" office:value-type="float" office:value="2247" calcext:value-type="float">
            <text:p>2247</text:p>
          </table:table-cell>
          <table:table-cell table:formula="of:=MOD([.$F$4];[.A22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52]+1" office:value-type="float" office:value="2248" calcext:value-type="float">
            <text:p>2248</text:p>
          </table:table-cell>
          <table:table-cell table:formula="of:=MOD([.$F$4];[.A22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53]+1" office:value-type="float" office:value="2249" calcext:value-type="float">
            <text:p>2249</text:p>
          </table:table-cell>
          <table:table-cell table:formula="of:=MOD([.$F$4];[.A22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54]+1" office:value-type="float" office:value="2250" calcext:value-type="float">
            <text:p>2250</text:p>
          </table:table-cell>
          <table:table-cell table:formula="of:=MOD([.$F$4];[.A22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55]+1" office:value-type="float" office:value="2251" calcext:value-type="float">
            <text:p>2251</text:p>
          </table:table-cell>
          <table:table-cell table:formula="of:=MOD([.$F$4];[.A22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56]+1" office:value-type="float" office:value="2252" calcext:value-type="float">
            <text:p>2252</text:p>
          </table:table-cell>
          <table:table-cell table:formula="of:=MOD([.$F$4];[.A22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57]+1" office:value-type="float" office:value="2253" calcext:value-type="float">
            <text:p>2253</text:p>
          </table:table-cell>
          <table:table-cell table:formula="of:=MOD([.$F$4];[.A22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58]+1" office:value-type="float" office:value="2254" calcext:value-type="float">
            <text:p>2254</text:p>
          </table:table-cell>
          <table:table-cell table:formula="of:=MOD([.$F$4];[.A22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59]+1" office:value-type="float" office:value="2255" calcext:value-type="float">
            <text:p>2255</text:p>
          </table:table-cell>
          <table:table-cell table:formula="of:=MOD([.$F$4];[.A22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60]+1" office:value-type="float" office:value="2256" calcext:value-type="float">
            <text:p>2256</text:p>
          </table:table-cell>
          <table:table-cell table:formula="of:=MOD([.$F$4];[.A22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61]+1" office:value-type="float" office:value="2257" calcext:value-type="float">
            <text:p>2257</text:p>
          </table:table-cell>
          <table:table-cell table:formula="of:=MOD([.$F$4];[.A22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62]+1" office:value-type="float" office:value="2258" calcext:value-type="float">
            <text:p>2258</text:p>
          </table:table-cell>
          <table:table-cell table:formula="of:=MOD([.$F$4];[.A22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63]+1" office:value-type="float" office:value="2259" calcext:value-type="float">
            <text:p>2259</text:p>
          </table:table-cell>
          <table:table-cell table:formula="of:=MOD([.$F$4];[.A22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64]+1" office:value-type="float" office:value="2260" calcext:value-type="float">
            <text:p>2260</text:p>
          </table:table-cell>
          <table:table-cell table:formula="of:=MOD([.$F$4];[.A22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65]+1" office:value-type="float" office:value="2261" calcext:value-type="float">
            <text:p>2261</text:p>
          </table:table-cell>
          <table:table-cell table:formula="of:=MOD([.$F$4];[.A22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66]+1" office:value-type="float" office:value="2262" calcext:value-type="float">
            <text:p>2262</text:p>
          </table:table-cell>
          <table:table-cell table:formula="of:=MOD([.$F$4];[.A22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67]+1" office:value-type="float" office:value="2263" calcext:value-type="float">
            <text:p>2263</text:p>
          </table:table-cell>
          <table:table-cell table:formula="of:=MOD([.$F$4];[.A22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68]+1" office:value-type="float" office:value="2264" calcext:value-type="float">
            <text:p>2264</text:p>
          </table:table-cell>
          <table:table-cell table:formula="of:=MOD([.$F$4];[.A22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69]+1" office:value-type="float" office:value="2265" calcext:value-type="float">
            <text:p>2265</text:p>
          </table:table-cell>
          <table:table-cell table:formula="of:=MOD([.$F$4];[.A22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70]+1" office:value-type="float" office:value="2266" calcext:value-type="float">
            <text:p>2266</text:p>
          </table:table-cell>
          <table:table-cell table:formula="of:=MOD([.$F$4];[.A22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71]+1" office:value-type="float" office:value="2267" calcext:value-type="float">
            <text:p>2267</text:p>
          </table:table-cell>
          <table:table-cell table:formula="of:=MOD([.$F$4];[.A22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72]+1" office:value-type="float" office:value="2268" calcext:value-type="float">
            <text:p>2268</text:p>
          </table:table-cell>
          <table:table-cell table:formula="of:=MOD([.$F$4];[.A22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73]+1" office:value-type="float" office:value="2269" calcext:value-type="float">
            <text:p>2269</text:p>
          </table:table-cell>
          <table:table-cell table:formula="of:=MOD([.$F$4];[.A22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74]+1" office:value-type="float" office:value="2270" calcext:value-type="float">
            <text:p>2270</text:p>
          </table:table-cell>
          <table:table-cell table:formula="of:=MOD([.$F$4];[.A22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75]+1" office:value-type="float" office:value="2271" calcext:value-type="float">
            <text:p>2271</text:p>
          </table:table-cell>
          <table:table-cell table:formula="of:=MOD([.$F$4];[.A22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76]+1" office:value-type="float" office:value="2272" calcext:value-type="float">
            <text:p>2272</text:p>
          </table:table-cell>
          <table:table-cell table:formula="of:=MOD([.$F$4];[.A22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77]+1" office:value-type="float" office:value="2273" calcext:value-type="float">
            <text:p>2273</text:p>
          </table:table-cell>
          <table:table-cell table:formula="of:=MOD([.$F$4];[.A22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78]+1" office:value-type="float" office:value="2274" calcext:value-type="float">
            <text:p>2274</text:p>
          </table:table-cell>
          <table:table-cell table:formula="of:=MOD([.$F$4];[.A22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79]+1" office:value-type="float" office:value="2275" calcext:value-type="float">
            <text:p>2275</text:p>
          </table:table-cell>
          <table:table-cell table:formula="of:=MOD([.$F$4];[.A22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80]+1" office:value-type="float" office:value="2276" calcext:value-type="float">
            <text:p>2276</text:p>
          </table:table-cell>
          <table:table-cell table:formula="of:=MOD([.$F$4];[.A22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81]+1" office:value-type="float" office:value="2277" calcext:value-type="float">
            <text:p>2277</text:p>
          </table:table-cell>
          <table:table-cell table:formula="of:=MOD([.$F$4];[.A22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82]+1" office:value-type="float" office:value="2278" calcext:value-type="float">
            <text:p>2278</text:p>
          </table:table-cell>
          <table:table-cell table:formula="of:=MOD([.$F$4];[.A22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83]+1" office:value-type="float" office:value="2279" calcext:value-type="float">
            <text:p>2279</text:p>
          </table:table-cell>
          <table:table-cell table:formula="of:=MOD([.$F$4];[.A22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84]+1" office:value-type="float" office:value="2280" calcext:value-type="float">
            <text:p>2280</text:p>
          </table:table-cell>
          <table:table-cell table:formula="of:=MOD([.$F$4];[.A22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85]+1" office:value-type="float" office:value="2281" calcext:value-type="float">
            <text:p>2281</text:p>
          </table:table-cell>
          <table:table-cell table:formula="of:=MOD([.$F$4];[.A22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86]+1" office:value-type="float" office:value="2282" calcext:value-type="float">
            <text:p>2282</text:p>
          </table:table-cell>
          <table:table-cell table:formula="of:=MOD([.$F$4];[.A22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87]+1" office:value-type="float" office:value="2283" calcext:value-type="float">
            <text:p>2283</text:p>
          </table:table-cell>
          <table:table-cell table:formula="of:=MOD([.$F$4];[.A22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88]+1" office:value-type="float" office:value="2284" calcext:value-type="float">
            <text:p>2284</text:p>
          </table:table-cell>
          <table:table-cell table:formula="of:=MOD([.$F$4];[.A22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89]+1" office:value-type="float" office:value="2285" calcext:value-type="float">
            <text:p>2285</text:p>
          </table:table-cell>
          <table:table-cell table:formula="of:=MOD([.$F$4];[.A22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90]+1" office:value-type="float" office:value="2286" calcext:value-type="float">
            <text:p>2286</text:p>
          </table:table-cell>
          <table:table-cell table:formula="of:=MOD([.$F$4];[.A22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91]+1" office:value-type="float" office:value="2287" calcext:value-type="float">
            <text:p>2287</text:p>
          </table:table-cell>
          <table:table-cell table:formula="of:=MOD([.$F$4];[.A22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92]+1" office:value-type="float" office:value="2288" calcext:value-type="float">
            <text:p>2288</text:p>
          </table:table-cell>
          <table:table-cell table:formula="of:=MOD([.$F$4];[.A22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93]+1" office:value-type="float" office:value="2289" calcext:value-type="float">
            <text:p>2289</text:p>
          </table:table-cell>
          <table:table-cell table:formula="of:=MOD([.$F$4];[.A22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94]+1" office:value-type="float" office:value="2290" calcext:value-type="float">
            <text:p>2290</text:p>
          </table:table-cell>
          <table:table-cell table:formula="of:=MOD([.$F$4];[.A22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95]+1" office:value-type="float" office:value="2291" calcext:value-type="float">
            <text:p>2291</text:p>
          </table:table-cell>
          <table:table-cell table:formula="of:=MOD([.$F$4];[.A22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96]+1" office:value-type="float" office:value="2292" calcext:value-type="float">
            <text:p>2292</text:p>
          </table:table-cell>
          <table:table-cell table:formula="of:=MOD([.$F$4];[.A22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97]+1" office:value-type="float" office:value="2293" calcext:value-type="float">
            <text:p>2293</text:p>
          </table:table-cell>
          <table:table-cell table:formula="of:=MOD([.$F$4];[.A22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98]+1" office:value-type="float" office:value="2294" calcext:value-type="float">
            <text:p>2294</text:p>
          </table:table-cell>
          <table:table-cell table:formula="of:=MOD([.$F$4];[.A22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99]+1" office:value-type="float" office:value="2295" calcext:value-type="float">
            <text:p>2295</text:p>
          </table:table-cell>
          <table:table-cell table:formula="of:=MOD([.$F$4];[.A23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00]+1" office:value-type="float" office:value="2296" calcext:value-type="float">
            <text:p>2296</text:p>
          </table:table-cell>
          <table:table-cell table:formula="of:=MOD([.$F$4];[.A23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01]+1" office:value-type="float" office:value="2297" calcext:value-type="float">
            <text:p>2297</text:p>
          </table:table-cell>
          <table:table-cell table:formula="of:=MOD([.$F$4];[.A23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02]+1" office:value-type="float" office:value="2298" calcext:value-type="float">
            <text:p>2298</text:p>
          </table:table-cell>
          <table:table-cell table:formula="of:=MOD([.$F$4];[.A23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03]+1" office:value-type="float" office:value="2299" calcext:value-type="float">
            <text:p>2299</text:p>
          </table:table-cell>
          <table:table-cell table:formula="of:=MOD([.$F$4];[.A23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04]+1" office:value-type="float" office:value="2300" calcext:value-type="float">
            <text:p>2300</text:p>
          </table:table-cell>
          <table:table-cell table:formula="of:=MOD([.$F$4];[.A23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05]+1" office:value-type="float" office:value="2301" calcext:value-type="float">
            <text:p>2301</text:p>
          </table:table-cell>
          <table:table-cell table:formula="of:=MOD([.$F$4];[.A23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06]+1" office:value-type="float" office:value="2302" calcext:value-type="float">
            <text:p>2302</text:p>
          </table:table-cell>
          <table:table-cell table:formula="of:=MOD([.$F$4];[.A23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07]+1" office:value-type="float" office:value="2303" calcext:value-type="float">
            <text:p>2303</text:p>
          </table:table-cell>
          <table:table-cell table:formula="of:=MOD([.$F$4];[.A23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08]+1" office:value-type="float" office:value="2304" calcext:value-type="float">
            <text:p>2304</text:p>
          </table:table-cell>
          <table:table-cell table:formula="of:=MOD([.$F$4];[.A23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09]+1" office:value-type="float" office:value="2305" calcext:value-type="float">
            <text:p>2305</text:p>
          </table:table-cell>
          <table:table-cell table:formula="of:=MOD([.$F$4];[.A23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10]+1" office:value-type="float" office:value="2306" calcext:value-type="float">
            <text:p>2306</text:p>
          </table:table-cell>
          <table:table-cell table:formula="of:=MOD([.$F$4];[.A23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11]+1" office:value-type="float" office:value="2307" calcext:value-type="float">
            <text:p>2307</text:p>
          </table:table-cell>
          <table:table-cell table:formula="of:=MOD([.$F$4];[.A23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12]+1" office:value-type="float" office:value="2308" calcext:value-type="float">
            <text:p>2308</text:p>
          </table:table-cell>
          <table:table-cell table:formula="of:=MOD([.$F$4];[.A23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13]+1" office:value-type="float" office:value="2309" calcext:value-type="float">
            <text:p>2309</text:p>
          </table:table-cell>
          <table:table-cell table:formula="of:=MOD([.$F$4];[.A23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14]+1" office:value-type="float" office:value="2310" calcext:value-type="float">
            <text:p>2310</text:p>
          </table:table-cell>
          <table:table-cell table:formula="of:=MOD([.$F$4];[.A23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15]+1" office:value-type="float" office:value="2311" calcext:value-type="float">
            <text:p>2311</text:p>
          </table:table-cell>
          <table:table-cell table:formula="of:=MOD([.$F$4];[.A23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16]+1" office:value-type="float" office:value="2312" calcext:value-type="float">
            <text:p>2312</text:p>
          </table:table-cell>
          <table:table-cell table:formula="of:=MOD([.$F$4];[.A23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17]+1" office:value-type="float" office:value="2313" calcext:value-type="float">
            <text:p>2313</text:p>
          </table:table-cell>
          <table:table-cell table:formula="of:=MOD([.$F$4];[.A23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18]+1" office:value-type="float" office:value="2314" calcext:value-type="float">
            <text:p>2314</text:p>
          </table:table-cell>
          <table:table-cell table:formula="of:=MOD([.$F$4];[.A23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19]+1" office:value-type="float" office:value="2315" calcext:value-type="float">
            <text:p>2315</text:p>
          </table:table-cell>
          <table:table-cell table:formula="of:=MOD([.$F$4];[.A23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20]+1" office:value-type="float" office:value="2316" calcext:value-type="float">
            <text:p>2316</text:p>
          </table:table-cell>
          <table:table-cell table:formula="of:=MOD([.$F$4];[.A23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21]+1" office:value-type="float" office:value="2317" calcext:value-type="float">
            <text:p>2317</text:p>
          </table:table-cell>
          <table:table-cell table:formula="of:=MOD([.$F$4];[.A23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22]+1" office:value-type="float" office:value="2318" calcext:value-type="float">
            <text:p>2318</text:p>
          </table:table-cell>
          <table:table-cell table:formula="of:=MOD([.$F$4];[.A23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23]+1" office:value-type="float" office:value="2319" calcext:value-type="float">
            <text:p>2319</text:p>
          </table:table-cell>
          <table:table-cell table:formula="of:=MOD([.$F$4];[.A23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24]+1" office:value-type="float" office:value="2320" calcext:value-type="float">
            <text:p>2320</text:p>
          </table:table-cell>
          <table:table-cell table:formula="of:=MOD([.$F$4];[.A23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25]+1" office:value-type="float" office:value="2321" calcext:value-type="float">
            <text:p>2321</text:p>
          </table:table-cell>
          <table:table-cell table:formula="of:=MOD([.$F$4];[.A23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26]+1" office:value-type="float" office:value="2322" calcext:value-type="float">
            <text:p>2322</text:p>
          </table:table-cell>
          <table:table-cell table:formula="of:=MOD([.$F$4];[.A23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27]+1" office:value-type="float" office:value="2323" calcext:value-type="float">
            <text:p>2323</text:p>
          </table:table-cell>
          <table:table-cell table:formula="of:=MOD([.$F$4];[.A23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28]+1" office:value-type="float" office:value="2324" calcext:value-type="float">
            <text:p>2324</text:p>
          </table:table-cell>
          <table:table-cell table:formula="of:=MOD([.$F$4];[.A23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29]+1" office:value-type="float" office:value="2325" calcext:value-type="float">
            <text:p>2325</text:p>
          </table:table-cell>
          <table:table-cell table:formula="of:=MOD([.$F$4];[.A23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30]+1" office:value-type="float" office:value="2326" calcext:value-type="float">
            <text:p>2326</text:p>
          </table:table-cell>
          <table:table-cell table:formula="of:=MOD([.$F$4];[.A23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31]+1" office:value-type="float" office:value="2327" calcext:value-type="float">
            <text:p>2327</text:p>
          </table:table-cell>
          <table:table-cell table:formula="of:=MOD([.$F$4];[.A23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32]+1" office:value-type="float" office:value="2328" calcext:value-type="float">
            <text:p>2328</text:p>
          </table:table-cell>
          <table:table-cell table:formula="of:=MOD([.$F$4];[.A23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33]+1" office:value-type="float" office:value="2329" calcext:value-type="float">
            <text:p>2329</text:p>
          </table:table-cell>
          <table:table-cell table:formula="of:=MOD([.$F$4];[.A23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34]+1" office:value-type="float" office:value="2330" calcext:value-type="float">
            <text:p>2330</text:p>
          </table:table-cell>
          <table:table-cell table:formula="of:=MOD([.$F$4];[.A23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35]+1" office:value-type="float" office:value="2331" calcext:value-type="float">
            <text:p>2331</text:p>
          </table:table-cell>
          <table:table-cell table:formula="of:=MOD([.$F$4];[.A23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36]+1" office:value-type="float" office:value="2332" calcext:value-type="float">
            <text:p>2332</text:p>
          </table:table-cell>
          <table:table-cell table:formula="of:=MOD([.$F$4];[.A23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37]+1" office:value-type="float" office:value="2333" calcext:value-type="float">
            <text:p>2333</text:p>
          </table:table-cell>
          <table:table-cell table:formula="of:=MOD([.$F$4];[.A23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38]+1" office:value-type="float" office:value="2334" calcext:value-type="float">
            <text:p>2334</text:p>
          </table:table-cell>
          <table:table-cell table:formula="of:=MOD([.$F$4];[.A23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39]+1" office:value-type="float" office:value="2335" calcext:value-type="float">
            <text:p>2335</text:p>
          </table:table-cell>
          <table:table-cell table:formula="of:=MOD([.$F$4];[.A23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40]+1" office:value-type="float" office:value="2336" calcext:value-type="float">
            <text:p>2336</text:p>
          </table:table-cell>
          <table:table-cell table:formula="of:=MOD([.$F$4];[.A23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41]+1" office:value-type="float" office:value="2337" calcext:value-type="float">
            <text:p>2337</text:p>
          </table:table-cell>
          <table:table-cell table:formula="of:=MOD([.$F$4];[.A23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42]+1" office:value-type="float" office:value="2338" calcext:value-type="float">
            <text:p>2338</text:p>
          </table:table-cell>
          <table:table-cell table:formula="of:=MOD([.$F$4];[.A23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43]+1" office:value-type="float" office:value="2339" calcext:value-type="float">
            <text:p>2339</text:p>
          </table:table-cell>
          <table:table-cell table:formula="of:=MOD([.$F$4];[.A23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44]+1" office:value-type="float" office:value="2340" calcext:value-type="float">
            <text:p>2340</text:p>
          </table:table-cell>
          <table:table-cell table:formula="of:=MOD([.$F$4];[.A23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45]+1" office:value-type="float" office:value="2341" calcext:value-type="float">
            <text:p>2341</text:p>
          </table:table-cell>
          <table:table-cell table:formula="of:=MOD([.$F$4];[.A23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46]+1" office:value-type="float" office:value="2342" calcext:value-type="float">
            <text:p>2342</text:p>
          </table:table-cell>
          <table:table-cell table:formula="of:=MOD([.$F$4];[.A23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47]+1" office:value-type="float" office:value="2343" calcext:value-type="float">
            <text:p>2343</text:p>
          </table:table-cell>
          <table:table-cell table:formula="of:=MOD([.$F$4];[.A23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48]+1" office:value-type="float" office:value="2344" calcext:value-type="float">
            <text:p>2344</text:p>
          </table:table-cell>
          <table:table-cell table:formula="of:=MOD([.$F$4];[.A23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49]+1" office:value-type="float" office:value="2345" calcext:value-type="float">
            <text:p>2345</text:p>
          </table:table-cell>
          <table:table-cell table:formula="of:=MOD([.$F$4];[.A23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50]+1" office:value-type="float" office:value="2346" calcext:value-type="float">
            <text:p>2346</text:p>
          </table:table-cell>
          <table:table-cell table:formula="of:=MOD([.$F$4];[.A23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51]+1" office:value-type="float" office:value="2347" calcext:value-type="float">
            <text:p>2347</text:p>
          </table:table-cell>
          <table:table-cell table:formula="of:=MOD([.$F$4];[.A23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52]+1" office:value-type="float" office:value="2348" calcext:value-type="float">
            <text:p>2348</text:p>
          </table:table-cell>
          <table:table-cell table:formula="of:=MOD([.$F$4];[.A23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53]+1" office:value-type="float" office:value="2349" calcext:value-type="float">
            <text:p>2349</text:p>
          </table:table-cell>
          <table:table-cell table:formula="of:=MOD([.$F$4];[.A23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54]+1" office:value-type="float" office:value="2350" calcext:value-type="float">
            <text:p>2350</text:p>
          </table:table-cell>
          <table:table-cell table:formula="of:=MOD([.$F$4];[.A23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55]+1" office:value-type="float" office:value="2351" calcext:value-type="float">
            <text:p>2351</text:p>
          </table:table-cell>
          <table:table-cell table:formula="of:=MOD([.$F$4];[.A23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56]+1" office:value-type="float" office:value="2352" calcext:value-type="float">
            <text:p>2352</text:p>
          </table:table-cell>
          <table:table-cell table:formula="of:=MOD([.$F$4];[.A23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57]+1" office:value-type="float" office:value="2353" calcext:value-type="float">
            <text:p>2353</text:p>
          </table:table-cell>
          <table:table-cell table:formula="of:=MOD([.$F$4];[.A23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58]+1" office:value-type="float" office:value="2354" calcext:value-type="float">
            <text:p>2354</text:p>
          </table:table-cell>
          <table:table-cell table:formula="of:=MOD([.$F$4];[.A23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59]+1" office:value-type="float" office:value="2355" calcext:value-type="float">
            <text:p>2355</text:p>
          </table:table-cell>
          <table:table-cell table:formula="of:=MOD([.$F$4];[.A23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60]+1" office:value-type="float" office:value="2356" calcext:value-type="float">
            <text:p>2356</text:p>
          </table:table-cell>
          <table:table-cell table:formula="of:=MOD([.$F$4];[.A23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61]+1" office:value-type="float" office:value="2357" calcext:value-type="float">
            <text:p>2357</text:p>
          </table:table-cell>
          <table:table-cell table:formula="of:=MOD([.$F$4];[.A23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62]+1" office:value-type="float" office:value="2358" calcext:value-type="float">
            <text:p>2358</text:p>
          </table:table-cell>
          <table:table-cell table:formula="of:=MOD([.$F$4];[.A23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63]+1" office:value-type="float" office:value="2359" calcext:value-type="float">
            <text:p>2359</text:p>
          </table:table-cell>
          <table:table-cell table:formula="of:=MOD([.$F$4];[.A23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64]+1" office:value-type="float" office:value="2360" calcext:value-type="float">
            <text:p>2360</text:p>
          </table:table-cell>
          <table:table-cell table:formula="of:=MOD([.$F$4];[.A23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65]+1" office:value-type="float" office:value="2361" calcext:value-type="float">
            <text:p>2361</text:p>
          </table:table-cell>
          <table:table-cell table:formula="of:=MOD([.$F$4];[.A23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66]+1" office:value-type="float" office:value="2362" calcext:value-type="float">
            <text:p>2362</text:p>
          </table:table-cell>
          <table:table-cell table:formula="of:=MOD([.$F$4];[.A23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67]+1" office:value-type="float" office:value="2363" calcext:value-type="float">
            <text:p>2363</text:p>
          </table:table-cell>
          <table:table-cell table:formula="of:=MOD([.$F$4];[.A23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68]+1" office:value-type="float" office:value="2364" calcext:value-type="float">
            <text:p>2364</text:p>
          </table:table-cell>
          <table:table-cell table:formula="of:=MOD([.$F$4];[.A23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69]+1" office:value-type="float" office:value="2365" calcext:value-type="float">
            <text:p>2365</text:p>
          </table:table-cell>
          <table:table-cell table:formula="of:=MOD([.$F$4];[.A23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70]+1" office:value-type="float" office:value="2366" calcext:value-type="float">
            <text:p>2366</text:p>
          </table:table-cell>
          <table:table-cell table:formula="of:=MOD([.$F$4];[.A23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71]+1" office:value-type="float" office:value="2367" calcext:value-type="float">
            <text:p>2367</text:p>
          </table:table-cell>
          <table:table-cell table:formula="of:=MOD([.$F$4];[.A23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72]+1" office:value-type="float" office:value="2368" calcext:value-type="float">
            <text:p>2368</text:p>
          </table:table-cell>
          <table:table-cell table:formula="of:=MOD([.$F$4];[.A23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73]+1" office:value-type="float" office:value="2369" calcext:value-type="float">
            <text:p>2369</text:p>
          </table:table-cell>
          <table:table-cell table:formula="of:=MOD([.$F$4];[.A23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74]+1" office:value-type="float" office:value="2370" calcext:value-type="float">
            <text:p>2370</text:p>
          </table:table-cell>
          <table:table-cell table:formula="of:=MOD([.$F$4];[.A23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75]+1" office:value-type="float" office:value="2371" calcext:value-type="float">
            <text:p>2371</text:p>
          </table:table-cell>
          <table:table-cell table:formula="of:=MOD([.$F$4];[.A23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76]+1" office:value-type="float" office:value="2372" calcext:value-type="float">
            <text:p>2372</text:p>
          </table:table-cell>
          <table:table-cell table:formula="of:=MOD([.$F$4];[.A23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77]+1" office:value-type="float" office:value="2373" calcext:value-type="float">
            <text:p>2373</text:p>
          </table:table-cell>
          <table:table-cell table:formula="of:=MOD([.$F$4];[.A23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78]+1" office:value-type="float" office:value="2374" calcext:value-type="float">
            <text:p>2374</text:p>
          </table:table-cell>
          <table:table-cell table:formula="of:=MOD([.$F$4];[.A23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79]+1" office:value-type="float" office:value="2375" calcext:value-type="float">
            <text:p>2375</text:p>
          </table:table-cell>
          <table:table-cell table:formula="of:=MOD([.$F$4];[.A23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80]+1" office:value-type="float" office:value="2376" calcext:value-type="float">
            <text:p>2376</text:p>
          </table:table-cell>
          <table:table-cell table:formula="of:=MOD([.$F$4];[.A23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81]+1" office:value-type="float" office:value="2377" calcext:value-type="float">
            <text:p>2377</text:p>
          </table:table-cell>
          <table:table-cell table:formula="of:=MOD([.$F$4];[.A23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82]+1" office:value-type="float" office:value="2378" calcext:value-type="float">
            <text:p>2378</text:p>
          </table:table-cell>
          <table:table-cell table:formula="of:=MOD([.$F$4];[.A23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83]+1" office:value-type="float" office:value="2379" calcext:value-type="float">
            <text:p>2379</text:p>
          </table:table-cell>
          <table:table-cell table:formula="of:=MOD([.$F$4];[.A23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84]+1" office:value-type="float" office:value="2380" calcext:value-type="float">
            <text:p>2380</text:p>
          </table:table-cell>
          <table:table-cell table:formula="of:=MOD([.$F$4];[.A23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85]+1" office:value-type="float" office:value="2381" calcext:value-type="float">
            <text:p>2381</text:p>
          </table:table-cell>
          <table:table-cell table:formula="of:=MOD([.$F$4];[.A23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86]+1" office:value-type="float" office:value="2382" calcext:value-type="float">
            <text:p>2382</text:p>
          </table:table-cell>
          <table:table-cell table:formula="of:=MOD([.$F$4];[.A23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87]+1" office:value-type="float" office:value="2383" calcext:value-type="float">
            <text:p>2383</text:p>
          </table:table-cell>
          <table:table-cell table:formula="of:=MOD([.$F$4];[.A23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88]+1" office:value-type="float" office:value="2384" calcext:value-type="float">
            <text:p>2384</text:p>
          </table:table-cell>
          <table:table-cell table:formula="of:=MOD([.$F$4];[.A23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89]+1" office:value-type="float" office:value="2385" calcext:value-type="float">
            <text:p>2385</text:p>
          </table:table-cell>
          <table:table-cell table:formula="of:=MOD([.$F$4];[.A23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90]+1" office:value-type="float" office:value="2386" calcext:value-type="float">
            <text:p>2386</text:p>
          </table:table-cell>
          <table:table-cell table:formula="of:=MOD([.$F$4];[.A23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91]+1" office:value-type="float" office:value="2387" calcext:value-type="float">
            <text:p>2387</text:p>
          </table:table-cell>
          <table:table-cell table:formula="of:=MOD([.$F$4];[.A23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92]+1" office:value-type="float" office:value="2388" calcext:value-type="float">
            <text:p>2388</text:p>
          </table:table-cell>
          <table:table-cell table:formula="of:=MOD([.$F$4];[.A23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93]+1" office:value-type="float" office:value="2389" calcext:value-type="float">
            <text:p>2389</text:p>
          </table:table-cell>
          <table:table-cell table:formula="of:=MOD([.$F$4];[.A23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94]+1" office:value-type="float" office:value="2390" calcext:value-type="float">
            <text:p>2390</text:p>
          </table:table-cell>
          <table:table-cell table:formula="of:=MOD([.$F$4];[.A23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95]+1" office:value-type="float" office:value="2391" calcext:value-type="float">
            <text:p>2391</text:p>
          </table:table-cell>
          <table:table-cell table:formula="of:=MOD([.$F$4];[.A23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96]+1" office:value-type="float" office:value="2392" calcext:value-type="float">
            <text:p>2392</text:p>
          </table:table-cell>
          <table:table-cell table:formula="of:=MOD([.$F$4];[.A23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97]+1" office:value-type="float" office:value="2393" calcext:value-type="float">
            <text:p>2393</text:p>
          </table:table-cell>
          <table:table-cell table:formula="of:=MOD([.$F$4];[.A23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98]+1" office:value-type="float" office:value="2394" calcext:value-type="float">
            <text:p>2394</text:p>
          </table:table-cell>
          <table:table-cell table:formula="of:=MOD([.$F$4];[.A23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99]+1" office:value-type="float" office:value="2395" calcext:value-type="float">
            <text:p>2395</text:p>
          </table:table-cell>
          <table:table-cell table:formula="of:=MOD([.$F$4];[.A24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00]+1" office:value-type="float" office:value="2396" calcext:value-type="float">
            <text:p>2396</text:p>
          </table:table-cell>
          <table:table-cell table:formula="of:=MOD([.$F$4];[.A24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01]+1" office:value-type="float" office:value="2397" calcext:value-type="float">
            <text:p>2397</text:p>
          </table:table-cell>
          <table:table-cell table:formula="of:=MOD([.$F$4];[.A24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02]+1" office:value-type="float" office:value="2398" calcext:value-type="float">
            <text:p>2398</text:p>
          </table:table-cell>
          <table:table-cell table:formula="of:=MOD([.$F$4];[.A24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03]+1" office:value-type="float" office:value="2399" calcext:value-type="float">
            <text:p>2399</text:p>
          </table:table-cell>
          <table:table-cell table:formula="of:=MOD([.$F$4];[.A24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04]+1" office:value-type="float" office:value="2400" calcext:value-type="float">
            <text:p>2400</text:p>
          </table:table-cell>
          <table:table-cell table:formula="of:=MOD([.$F$4];[.A24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05]+1" office:value-type="float" office:value="2401" calcext:value-type="float">
            <text:p>2401</text:p>
          </table:table-cell>
          <table:table-cell table:formula="of:=MOD([.$F$4];[.A24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06]+1" office:value-type="float" office:value="2402" calcext:value-type="float">
            <text:p>2402</text:p>
          </table:table-cell>
          <table:table-cell table:formula="of:=MOD([.$F$4];[.A24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07]+1" office:value-type="float" office:value="2403" calcext:value-type="float">
            <text:p>2403</text:p>
          </table:table-cell>
          <table:table-cell table:formula="of:=MOD([.$F$4];[.A24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08]+1" office:value-type="float" office:value="2404" calcext:value-type="float">
            <text:p>2404</text:p>
          </table:table-cell>
          <table:table-cell table:formula="of:=MOD([.$F$4];[.A24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09]+1" office:value-type="float" office:value="2405" calcext:value-type="float">
            <text:p>2405</text:p>
          </table:table-cell>
          <table:table-cell table:formula="of:=MOD([.$F$4];[.A24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10]+1" office:value-type="float" office:value="2406" calcext:value-type="float">
            <text:p>2406</text:p>
          </table:table-cell>
          <table:table-cell table:formula="of:=MOD([.$F$4];[.A24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11]+1" office:value-type="float" office:value="2407" calcext:value-type="float">
            <text:p>2407</text:p>
          </table:table-cell>
          <table:table-cell table:formula="of:=MOD([.$F$4];[.A24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12]+1" office:value-type="float" office:value="2408" calcext:value-type="float">
            <text:p>2408</text:p>
          </table:table-cell>
          <table:table-cell table:formula="of:=MOD([.$F$4];[.A24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13]+1" office:value-type="float" office:value="2409" calcext:value-type="float">
            <text:p>2409</text:p>
          </table:table-cell>
          <table:table-cell table:formula="of:=MOD([.$F$4];[.A24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14]+1" office:value-type="float" office:value="2410" calcext:value-type="float">
            <text:p>2410</text:p>
          </table:table-cell>
          <table:table-cell table:formula="of:=MOD([.$F$4];[.A24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15]+1" office:value-type="float" office:value="2411" calcext:value-type="float">
            <text:p>2411</text:p>
          </table:table-cell>
          <table:table-cell table:formula="of:=MOD([.$F$4];[.A24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16]+1" office:value-type="float" office:value="2412" calcext:value-type="float">
            <text:p>2412</text:p>
          </table:table-cell>
          <table:table-cell table:formula="of:=MOD([.$F$4];[.A24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17]+1" office:value-type="float" office:value="2413" calcext:value-type="float">
            <text:p>2413</text:p>
          </table:table-cell>
          <table:table-cell table:formula="of:=MOD([.$F$4];[.A24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18]+1" office:value-type="float" office:value="2414" calcext:value-type="float">
            <text:p>2414</text:p>
          </table:table-cell>
          <table:table-cell table:formula="of:=MOD([.$F$4];[.A24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19]+1" office:value-type="float" office:value="2415" calcext:value-type="float">
            <text:p>2415</text:p>
          </table:table-cell>
          <table:table-cell table:formula="of:=MOD([.$F$4];[.A24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20]+1" office:value-type="float" office:value="2416" calcext:value-type="float">
            <text:p>2416</text:p>
          </table:table-cell>
          <table:table-cell table:formula="of:=MOD([.$F$4];[.A24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21]+1" office:value-type="float" office:value="2417" calcext:value-type="float">
            <text:p>2417</text:p>
          </table:table-cell>
          <table:table-cell table:formula="of:=MOD([.$F$4];[.A24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22]+1" office:value-type="float" office:value="2418" calcext:value-type="float">
            <text:p>2418</text:p>
          </table:table-cell>
          <table:table-cell table:formula="of:=MOD([.$F$4];[.A24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23]+1" office:value-type="float" office:value="2419" calcext:value-type="float">
            <text:p>2419</text:p>
          </table:table-cell>
          <table:table-cell table:formula="of:=MOD([.$F$4];[.A24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24]+1" office:value-type="float" office:value="2420" calcext:value-type="float">
            <text:p>2420</text:p>
          </table:table-cell>
          <table:table-cell table:formula="of:=MOD([.$F$4];[.A24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25]+1" office:value-type="float" office:value="2421" calcext:value-type="float">
            <text:p>2421</text:p>
          </table:table-cell>
          <table:table-cell table:formula="of:=MOD([.$F$4];[.A24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26]+1" office:value-type="float" office:value="2422" calcext:value-type="float">
            <text:p>2422</text:p>
          </table:table-cell>
          <table:table-cell table:formula="of:=MOD([.$F$4];[.A24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27]+1" office:value-type="float" office:value="2423" calcext:value-type="float">
            <text:p>2423</text:p>
          </table:table-cell>
          <table:table-cell table:formula="of:=MOD([.$F$4];[.A24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28]+1" office:value-type="float" office:value="2424" calcext:value-type="float">
            <text:p>2424</text:p>
          </table:table-cell>
          <table:table-cell table:formula="of:=MOD([.$F$4];[.A24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29]+1" office:value-type="float" office:value="2425" calcext:value-type="float">
            <text:p>2425</text:p>
          </table:table-cell>
          <table:table-cell table:formula="of:=MOD([.$F$4];[.A24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30]+1" office:value-type="float" office:value="2426" calcext:value-type="float">
            <text:p>2426</text:p>
          </table:table-cell>
          <table:table-cell table:formula="of:=MOD([.$F$4];[.A24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31]+1" office:value-type="float" office:value="2427" calcext:value-type="float">
            <text:p>2427</text:p>
          </table:table-cell>
          <table:table-cell table:formula="of:=MOD([.$F$4];[.A24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32]+1" office:value-type="float" office:value="2428" calcext:value-type="float">
            <text:p>2428</text:p>
          </table:table-cell>
          <table:table-cell table:formula="of:=MOD([.$F$4];[.A24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33]+1" office:value-type="float" office:value="2429" calcext:value-type="float">
            <text:p>2429</text:p>
          </table:table-cell>
          <table:table-cell table:formula="of:=MOD([.$F$4];[.A24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34]+1" office:value-type="float" office:value="2430" calcext:value-type="float">
            <text:p>2430</text:p>
          </table:table-cell>
          <table:table-cell table:formula="of:=MOD([.$F$4];[.A24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35]+1" office:value-type="float" office:value="2431" calcext:value-type="float">
            <text:p>2431</text:p>
          </table:table-cell>
          <table:table-cell table:formula="of:=MOD([.$F$4];[.A24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36]+1" office:value-type="float" office:value="2432" calcext:value-type="float">
            <text:p>2432</text:p>
          </table:table-cell>
          <table:table-cell table:formula="of:=MOD([.$F$4];[.A24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37]+1" office:value-type="float" office:value="2433" calcext:value-type="float">
            <text:p>2433</text:p>
          </table:table-cell>
          <table:table-cell table:formula="of:=MOD([.$F$4];[.A24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38]+1" office:value-type="float" office:value="2434" calcext:value-type="float">
            <text:p>2434</text:p>
          </table:table-cell>
          <table:table-cell table:formula="of:=MOD([.$F$4];[.A24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39]+1" office:value-type="float" office:value="2435" calcext:value-type="float">
            <text:p>2435</text:p>
          </table:table-cell>
          <table:table-cell table:formula="of:=MOD([.$F$4];[.A24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40]+1" office:value-type="float" office:value="2436" calcext:value-type="float">
            <text:p>2436</text:p>
          </table:table-cell>
          <table:table-cell table:formula="of:=MOD([.$F$4];[.A24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41]+1" office:value-type="float" office:value="2437" calcext:value-type="float">
            <text:p>2437</text:p>
          </table:table-cell>
          <table:table-cell table:formula="of:=MOD([.$F$4];[.A24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42]+1" office:value-type="float" office:value="2438" calcext:value-type="float">
            <text:p>2438</text:p>
          </table:table-cell>
          <table:table-cell table:formula="of:=MOD([.$F$4];[.A24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43]+1" office:value-type="float" office:value="2439" calcext:value-type="float">
            <text:p>2439</text:p>
          </table:table-cell>
          <table:table-cell table:formula="of:=MOD([.$F$4];[.A24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44]+1" office:value-type="float" office:value="2440" calcext:value-type="float">
            <text:p>2440</text:p>
          </table:table-cell>
          <table:table-cell table:formula="of:=MOD([.$F$4];[.A24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45]+1" office:value-type="float" office:value="2441" calcext:value-type="float">
            <text:p>2441</text:p>
          </table:table-cell>
          <table:table-cell table:formula="of:=MOD([.$F$4];[.A24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46]+1" office:value-type="float" office:value="2442" calcext:value-type="float">
            <text:p>2442</text:p>
          </table:table-cell>
          <table:table-cell table:formula="of:=MOD([.$F$4];[.A24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47]+1" office:value-type="float" office:value="2443" calcext:value-type="float">
            <text:p>2443</text:p>
          </table:table-cell>
          <table:table-cell table:formula="of:=MOD([.$F$4];[.A24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48]+1" office:value-type="float" office:value="2444" calcext:value-type="float">
            <text:p>2444</text:p>
          </table:table-cell>
          <table:table-cell table:formula="of:=MOD([.$F$4];[.A24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49]+1" office:value-type="float" office:value="2445" calcext:value-type="float">
            <text:p>2445</text:p>
          </table:table-cell>
          <table:table-cell table:formula="of:=MOD([.$F$4];[.A24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50]+1" office:value-type="float" office:value="2446" calcext:value-type="float">
            <text:p>2446</text:p>
          </table:table-cell>
          <table:table-cell table:formula="of:=MOD([.$F$4];[.A24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51]+1" office:value-type="float" office:value="2447" calcext:value-type="float">
            <text:p>2447</text:p>
          </table:table-cell>
          <table:table-cell table:formula="of:=MOD([.$F$4];[.A24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52]+1" office:value-type="float" office:value="2448" calcext:value-type="float">
            <text:p>2448</text:p>
          </table:table-cell>
          <table:table-cell table:formula="of:=MOD([.$F$4];[.A24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53]+1" office:value-type="float" office:value="2449" calcext:value-type="float">
            <text:p>2449</text:p>
          </table:table-cell>
          <table:table-cell table:formula="of:=MOD([.$F$4];[.A24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54]+1" office:value-type="float" office:value="2450" calcext:value-type="float">
            <text:p>2450</text:p>
          </table:table-cell>
          <table:table-cell table:formula="of:=MOD([.$F$4];[.A24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55]+1" office:value-type="float" office:value="2451" calcext:value-type="float">
            <text:p>2451</text:p>
          </table:table-cell>
          <table:table-cell table:formula="of:=MOD([.$F$4];[.A24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56]+1" office:value-type="float" office:value="2452" calcext:value-type="float">
            <text:p>2452</text:p>
          </table:table-cell>
          <table:table-cell table:formula="of:=MOD([.$F$4];[.A24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57]+1" office:value-type="float" office:value="2453" calcext:value-type="float">
            <text:p>2453</text:p>
          </table:table-cell>
          <table:table-cell table:formula="of:=MOD([.$F$4];[.A24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58]+1" office:value-type="float" office:value="2454" calcext:value-type="float">
            <text:p>2454</text:p>
          </table:table-cell>
          <table:table-cell table:formula="of:=MOD([.$F$4];[.A24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59]+1" office:value-type="float" office:value="2455" calcext:value-type="float">
            <text:p>2455</text:p>
          </table:table-cell>
          <table:table-cell table:formula="of:=MOD([.$F$4];[.A24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60]+1" office:value-type="float" office:value="2456" calcext:value-type="float">
            <text:p>2456</text:p>
          </table:table-cell>
          <table:table-cell table:formula="of:=MOD([.$F$4];[.A24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61]+1" office:value-type="float" office:value="2457" calcext:value-type="float">
            <text:p>2457</text:p>
          </table:table-cell>
          <table:table-cell table:formula="of:=MOD([.$F$4];[.A24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62]+1" office:value-type="float" office:value="2458" calcext:value-type="float">
            <text:p>2458</text:p>
          </table:table-cell>
          <table:table-cell table:formula="of:=MOD([.$F$4];[.A24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63]+1" office:value-type="float" office:value="2459" calcext:value-type="float">
            <text:p>2459</text:p>
          </table:table-cell>
          <table:table-cell table:formula="of:=MOD([.$F$4];[.A24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64]+1" office:value-type="float" office:value="2460" calcext:value-type="float">
            <text:p>2460</text:p>
          </table:table-cell>
          <table:table-cell table:formula="of:=MOD([.$F$4];[.A24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65]+1" office:value-type="float" office:value="2461" calcext:value-type="float">
            <text:p>2461</text:p>
          </table:table-cell>
          <table:table-cell table:formula="of:=MOD([.$F$4];[.A24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66]+1" office:value-type="float" office:value="2462" calcext:value-type="float">
            <text:p>2462</text:p>
          </table:table-cell>
          <table:table-cell table:formula="of:=MOD([.$F$4];[.A24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67]+1" office:value-type="float" office:value="2463" calcext:value-type="float">
            <text:p>2463</text:p>
          </table:table-cell>
          <table:table-cell table:formula="of:=MOD([.$F$4];[.A24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68]+1" office:value-type="float" office:value="2464" calcext:value-type="float">
            <text:p>2464</text:p>
          </table:table-cell>
          <table:table-cell table:formula="of:=MOD([.$F$4];[.A24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69]+1" office:value-type="float" office:value="2465" calcext:value-type="float">
            <text:p>2465</text:p>
          </table:table-cell>
          <table:table-cell table:formula="of:=MOD([.$F$4];[.A24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70]+1" office:value-type="float" office:value="2466" calcext:value-type="float">
            <text:p>2466</text:p>
          </table:table-cell>
          <table:table-cell table:formula="of:=MOD([.$F$4];[.A24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71]+1" office:value-type="float" office:value="2467" calcext:value-type="float">
            <text:p>2467</text:p>
          </table:table-cell>
          <table:table-cell table:formula="of:=MOD([.$F$4];[.A24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72]+1" office:value-type="float" office:value="2468" calcext:value-type="float">
            <text:p>2468</text:p>
          </table:table-cell>
          <table:table-cell table:formula="of:=MOD([.$F$4];[.A24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73]+1" office:value-type="float" office:value="2469" calcext:value-type="float">
            <text:p>2469</text:p>
          </table:table-cell>
          <table:table-cell table:formula="of:=MOD([.$F$4];[.A24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74]+1" office:value-type="float" office:value="2470" calcext:value-type="float">
            <text:p>2470</text:p>
          </table:table-cell>
          <table:table-cell table:formula="of:=MOD([.$F$4];[.A24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75]+1" office:value-type="float" office:value="2471" calcext:value-type="float">
            <text:p>2471</text:p>
          </table:table-cell>
          <table:table-cell table:formula="of:=MOD([.$F$4];[.A24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76]+1" office:value-type="float" office:value="2472" calcext:value-type="float">
            <text:p>2472</text:p>
          </table:table-cell>
          <table:table-cell table:formula="of:=MOD([.$F$4];[.A24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77]+1" office:value-type="float" office:value="2473" calcext:value-type="float">
            <text:p>2473</text:p>
          </table:table-cell>
          <table:table-cell table:formula="of:=MOD([.$F$4];[.A24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78]+1" office:value-type="float" office:value="2474" calcext:value-type="float">
            <text:p>2474</text:p>
          </table:table-cell>
          <table:table-cell table:formula="of:=MOD([.$F$4];[.A24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79]+1" office:value-type="float" office:value="2475" calcext:value-type="float">
            <text:p>2475</text:p>
          </table:table-cell>
          <table:table-cell table:formula="of:=MOD([.$F$4];[.A24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80]+1" office:value-type="float" office:value="2476" calcext:value-type="float">
            <text:p>2476</text:p>
          </table:table-cell>
          <table:table-cell table:formula="of:=MOD([.$F$4];[.A24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81]+1" office:value-type="float" office:value="2477" calcext:value-type="float">
            <text:p>2477</text:p>
          </table:table-cell>
          <table:table-cell table:formula="of:=MOD([.$F$4];[.A24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82]+1" office:value-type="float" office:value="2478" calcext:value-type="float">
            <text:p>2478</text:p>
          </table:table-cell>
          <table:table-cell table:formula="of:=MOD([.$F$4];[.A24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83]+1" office:value-type="float" office:value="2479" calcext:value-type="float">
            <text:p>2479</text:p>
          </table:table-cell>
          <table:table-cell table:formula="of:=MOD([.$F$4];[.A24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84]+1" office:value-type="float" office:value="2480" calcext:value-type="float">
            <text:p>2480</text:p>
          </table:table-cell>
          <table:table-cell table:formula="of:=MOD([.$F$4];[.A24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85]+1" office:value-type="float" office:value="2481" calcext:value-type="float">
            <text:p>2481</text:p>
          </table:table-cell>
          <table:table-cell table:formula="of:=MOD([.$F$4];[.A24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86]+1" office:value-type="float" office:value="2482" calcext:value-type="float">
            <text:p>2482</text:p>
          </table:table-cell>
          <table:table-cell table:formula="of:=MOD([.$F$4];[.A24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87]+1" office:value-type="float" office:value="2483" calcext:value-type="float">
            <text:p>2483</text:p>
          </table:table-cell>
          <table:table-cell table:formula="of:=MOD([.$F$4];[.A24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88]+1" office:value-type="float" office:value="2484" calcext:value-type="float">
            <text:p>2484</text:p>
          </table:table-cell>
          <table:table-cell table:formula="of:=MOD([.$F$4];[.A24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89]+1" office:value-type="float" office:value="2485" calcext:value-type="float">
            <text:p>2485</text:p>
          </table:table-cell>
          <table:table-cell table:formula="of:=MOD([.$F$4];[.A24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90]+1" office:value-type="float" office:value="2486" calcext:value-type="float">
            <text:p>2486</text:p>
          </table:table-cell>
          <table:table-cell table:formula="of:=MOD([.$F$4];[.A24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91]+1" office:value-type="float" office:value="2487" calcext:value-type="float">
            <text:p>2487</text:p>
          </table:table-cell>
          <table:table-cell table:formula="of:=MOD([.$F$4];[.A24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92]+1" office:value-type="float" office:value="2488" calcext:value-type="float">
            <text:p>2488</text:p>
          </table:table-cell>
          <table:table-cell table:formula="of:=MOD([.$F$4];[.A24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93]+1" office:value-type="float" office:value="2489" calcext:value-type="float">
            <text:p>2489</text:p>
          </table:table-cell>
          <table:table-cell table:formula="of:=MOD([.$F$4];[.A24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94]+1" office:value-type="float" office:value="2490" calcext:value-type="float">
            <text:p>2490</text:p>
          </table:table-cell>
          <table:table-cell table:formula="of:=MOD([.$F$4];[.A24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95]+1" office:value-type="float" office:value="2491" calcext:value-type="float">
            <text:p>2491</text:p>
          </table:table-cell>
          <table:table-cell table:formula="of:=MOD([.$F$4];[.A24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96]+1" office:value-type="float" office:value="2492" calcext:value-type="float">
            <text:p>2492</text:p>
          </table:table-cell>
          <table:table-cell table:formula="of:=MOD([.$F$4];[.A24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97]+1" office:value-type="float" office:value="2493" calcext:value-type="float">
            <text:p>2493</text:p>
          </table:table-cell>
          <table:table-cell table:formula="of:=MOD([.$F$4];[.A24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98]+1" office:value-type="float" office:value="2494" calcext:value-type="float">
            <text:p>2494</text:p>
          </table:table-cell>
          <table:table-cell table:formula="of:=MOD([.$F$4];[.A24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99]+1" office:value-type="float" office:value="2495" calcext:value-type="float">
            <text:p>2495</text:p>
          </table:table-cell>
          <table:table-cell table:formula="of:=MOD([.$F$4];[.A25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00]+1" office:value-type="float" office:value="2496" calcext:value-type="float">
            <text:p>2496</text:p>
          </table:table-cell>
          <table:table-cell table:formula="of:=MOD([.$F$4];[.A25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01]+1" office:value-type="float" office:value="2497" calcext:value-type="float">
            <text:p>2497</text:p>
          </table:table-cell>
          <table:table-cell table:formula="of:=MOD([.$F$4];[.A25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02]+1" office:value-type="float" office:value="2498" calcext:value-type="float">
            <text:p>2498</text:p>
          </table:table-cell>
          <table:table-cell table:formula="of:=MOD([.$F$4];[.A25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03]+1" office:value-type="float" office:value="2499" calcext:value-type="float">
            <text:p>2499</text:p>
          </table:table-cell>
          <table:table-cell table:formula="of:=MOD([.$F$4];[.A25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04]+1" office:value-type="float" office:value="2500" calcext:value-type="float">
            <text:p>2500</text:p>
          </table:table-cell>
          <table:table-cell table:formula="of:=MOD([.$F$4];[.A25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05]+1" office:value-type="float" office:value="2501" calcext:value-type="float">
            <text:p>2501</text:p>
          </table:table-cell>
          <table:table-cell table:formula="of:=MOD([.$F$4];[.A25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06]+1" office:value-type="float" office:value="2502" calcext:value-type="float">
            <text:p>2502</text:p>
          </table:table-cell>
          <table:table-cell table:formula="of:=MOD([.$F$4];[.A25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07]+1" office:value-type="float" office:value="2503" calcext:value-type="float">
            <text:p>2503</text:p>
          </table:table-cell>
          <table:table-cell table:formula="of:=MOD([.$F$4];[.A25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08]+1" office:value-type="float" office:value="2504" calcext:value-type="float">
            <text:p>2504</text:p>
          </table:table-cell>
          <table:table-cell table:formula="of:=MOD([.$F$4];[.A25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09]+1" office:value-type="float" office:value="2505" calcext:value-type="float">
            <text:p>2505</text:p>
          </table:table-cell>
          <table:table-cell table:formula="of:=MOD([.$F$4];[.A25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10]+1" office:value-type="float" office:value="2506" calcext:value-type="float">
            <text:p>2506</text:p>
          </table:table-cell>
          <table:table-cell table:formula="of:=MOD([.$F$4];[.A25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11]+1" office:value-type="float" office:value="2507" calcext:value-type="float">
            <text:p>2507</text:p>
          </table:table-cell>
          <table:table-cell table:formula="of:=MOD([.$F$4];[.A25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12]+1" office:value-type="float" office:value="2508" calcext:value-type="float">
            <text:p>2508</text:p>
          </table:table-cell>
          <table:table-cell table:formula="of:=MOD([.$F$4];[.A25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13]+1" office:value-type="float" office:value="2509" calcext:value-type="float">
            <text:p>2509</text:p>
          </table:table-cell>
          <table:table-cell table:formula="of:=MOD([.$F$4];[.A25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14]+1" office:value-type="float" office:value="2510" calcext:value-type="float">
            <text:p>2510</text:p>
          </table:table-cell>
          <table:table-cell table:formula="of:=MOD([.$F$4];[.A25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15]+1" office:value-type="float" office:value="2511" calcext:value-type="float">
            <text:p>2511</text:p>
          </table:table-cell>
          <table:table-cell table:formula="of:=MOD([.$F$4];[.A25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16]+1" office:value-type="float" office:value="2512" calcext:value-type="float">
            <text:p>2512</text:p>
          </table:table-cell>
          <table:table-cell table:formula="of:=MOD([.$F$4];[.A25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17]+1" office:value-type="float" office:value="2513" calcext:value-type="float">
            <text:p>2513</text:p>
          </table:table-cell>
          <table:table-cell table:formula="of:=MOD([.$F$4];[.A25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18]+1" office:value-type="float" office:value="2514" calcext:value-type="float">
            <text:p>2514</text:p>
          </table:table-cell>
          <table:table-cell table:formula="of:=MOD([.$F$4];[.A25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19]+1" office:value-type="float" office:value="2515" calcext:value-type="float">
            <text:p>2515</text:p>
          </table:table-cell>
          <table:table-cell table:formula="of:=MOD([.$F$4];[.A25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20]+1" office:value-type="float" office:value="2516" calcext:value-type="float">
            <text:p>2516</text:p>
          </table:table-cell>
          <table:table-cell table:formula="of:=MOD([.$F$4];[.A25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21]+1" office:value-type="float" office:value="2517" calcext:value-type="float">
            <text:p>2517</text:p>
          </table:table-cell>
          <table:table-cell table:formula="of:=MOD([.$F$4];[.A25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22]+1" office:value-type="float" office:value="2518" calcext:value-type="float">
            <text:p>2518</text:p>
          </table:table-cell>
          <table:table-cell table:formula="of:=MOD([.$F$4];[.A25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23]+1" office:value-type="float" office:value="2519" calcext:value-type="float">
            <text:p>2519</text:p>
          </table:table-cell>
          <table:table-cell table:formula="of:=MOD([.$F$4];[.A25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24]+1" office:value-type="float" office:value="2520" calcext:value-type="float">
            <text:p>2520</text:p>
          </table:table-cell>
          <table:table-cell table:formula="of:=MOD([.$F$4];[.A25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25]+1" office:value-type="float" office:value="2521" calcext:value-type="float">
            <text:p>2521</text:p>
          </table:table-cell>
          <table:table-cell table:formula="of:=MOD([.$F$4];[.A25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26]+1" office:value-type="float" office:value="2522" calcext:value-type="float">
            <text:p>2522</text:p>
          </table:table-cell>
          <table:table-cell table:formula="of:=MOD([.$F$4];[.A25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27]+1" office:value-type="float" office:value="2523" calcext:value-type="float">
            <text:p>2523</text:p>
          </table:table-cell>
          <table:table-cell table:formula="of:=MOD([.$F$4];[.A25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28]+1" office:value-type="float" office:value="2524" calcext:value-type="float">
            <text:p>2524</text:p>
          </table:table-cell>
          <table:table-cell table:formula="of:=MOD([.$F$4];[.A25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29]+1" office:value-type="float" office:value="2525" calcext:value-type="float">
            <text:p>2525</text:p>
          </table:table-cell>
          <table:table-cell table:formula="of:=MOD([.$F$4];[.A25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30]+1" office:value-type="float" office:value="2526" calcext:value-type="float">
            <text:p>2526</text:p>
          </table:table-cell>
          <table:table-cell table:formula="of:=MOD([.$F$4];[.A25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31]+1" office:value-type="float" office:value="2527" calcext:value-type="float">
            <text:p>2527</text:p>
          </table:table-cell>
          <table:table-cell table:formula="of:=MOD([.$F$4];[.A25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32]+1" office:value-type="float" office:value="2528" calcext:value-type="float">
            <text:p>2528</text:p>
          </table:table-cell>
          <table:table-cell table:formula="of:=MOD([.$F$4];[.A25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33]+1" office:value-type="float" office:value="2529" calcext:value-type="float">
            <text:p>2529</text:p>
          </table:table-cell>
          <table:table-cell table:formula="of:=MOD([.$F$4];[.A25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34]+1" office:value-type="float" office:value="2530" calcext:value-type="float">
            <text:p>2530</text:p>
          </table:table-cell>
          <table:table-cell table:formula="of:=MOD([.$F$4];[.A25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35]+1" office:value-type="float" office:value="2531" calcext:value-type="float">
            <text:p>2531</text:p>
          </table:table-cell>
          <table:table-cell table:formula="of:=MOD([.$F$4];[.A25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36]+1" office:value-type="float" office:value="2532" calcext:value-type="float">
            <text:p>2532</text:p>
          </table:table-cell>
          <table:table-cell table:formula="of:=MOD([.$F$4];[.A25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37]+1" office:value-type="float" office:value="2533" calcext:value-type="float">
            <text:p>2533</text:p>
          </table:table-cell>
          <table:table-cell table:formula="of:=MOD([.$F$4];[.A25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38]+1" office:value-type="float" office:value="2534" calcext:value-type="float">
            <text:p>2534</text:p>
          </table:table-cell>
          <table:table-cell table:formula="of:=MOD([.$F$4];[.A25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39]+1" office:value-type="float" office:value="2535" calcext:value-type="float">
            <text:p>2535</text:p>
          </table:table-cell>
          <table:table-cell table:formula="of:=MOD([.$F$4];[.A25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40]+1" office:value-type="float" office:value="2536" calcext:value-type="float">
            <text:p>2536</text:p>
          </table:table-cell>
          <table:table-cell table:formula="of:=MOD([.$F$4];[.A25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41]+1" office:value-type="float" office:value="2537" calcext:value-type="float">
            <text:p>2537</text:p>
          </table:table-cell>
          <table:table-cell table:formula="of:=MOD([.$F$4];[.A25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42]+1" office:value-type="float" office:value="2538" calcext:value-type="float">
            <text:p>2538</text:p>
          </table:table-cell>
          <table:table-cell table:formula="of:=MOD([.$F$4];[.A25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43]+1" office:value-type="float" office:value="2539" calcext:value-type="float">
            <text:p>2539</text:p>
          </table:table-cell>
          <table:table-cell table:formula="of:=MOD([.$F$4];[.A25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44]+1" office:value-type="float" office:value="2540" calcext:value-type="float">
            <text:p>2540</text:p>
          </table:table-cell>
          <table:table-cell table:formula="of:=MOD([.$F$4];[.A25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45]+1" office:value-type="float" office:value="2541" calcext:value-type="float">
            <text:p>2541</text:p>
          </table:table-cell>
          <table:table-cell table:formula="of:=MOD([.$F$4];[.A25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46]+1" office:value-type="float" office:value="2542" calcext:value-type="float">
            <text:p>2542</text:p>
          </table:table-cell>
          <table:table-cell table:formula="of:=MOD([.$F$4];[.A25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47]+1" office:value-type="float" office:value="2543" calcext:value-type="float">
            <text:p>2543</text:p>
          </table:table-cell>
          <table:table-cell table:formula="of:=MOD([.$F$4];[.A25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48]+1" office:value-type="float" office:value="2544" calcext:value-type="float">
            <text:p>2544</text:p>
          </table:table-cell>
          <table:table-cell table:formula="of:=MOD([.$F$4];[.A25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49]+1" office:value-type="float" office:value="2545" calcext:value-type="float">
            <text:p>2545</text:p>
          </table:table-cell>
          <table:table-cell table:formula="of:=MOD([.$F$4];[.A25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50]+1" office:value-type="float" office:value="2546" calcext:value-type="float">
            <text:p>2546</text:p>
          </table:table-cell>
          <table:table-cell table:formula="of:=MOD([.$F$4];[.A25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51]+1" office:value-type="float" office:value="2547" calcext:value-type="float">
            <text:p>2547</text:p>
          </table:table-cell>
          <table:table-cell table:formula="of:=MOD([.$F$4];[.A25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52]+1" office:value-type="float" office:value="2548" calcext:value-type="float">
            <text:p>2548</text:p>
          </table:table-cell>
          <table:table-cell table:formula="of:=MOD([.$F$4];[.A25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53]+1" office:value-type="float" office:value="2549" calcext:value-type="float">
            <text:p>2549</text:p>
          </table:table-cell>
          <table:table-cell table:formula="of:=MOD([.$F$4];[.A25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54]+1" office:value-type="float" office:value="2550" calcext:value-type="float">
            <text:p>2550</text:p>
          </table:table-cell>
          <table:table-cell table:formula="of:=MOD([.$F$4];[.A25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55]+1" office:value-type="float" office:value="2551" calcext:value-type="float">
            <text:p>2551</text:p>
          </table:table-cell>
          <table:table-cell table:formula="of:=MOD([.$F$4];[.A25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56]+1" office:value-type="float" office:value="2552" calcext:value-type="float">
            <text:p>2552</text:p>
          </table:table-cell>
          <table:table-cell table:formula="of:=MOD([.$F$4];[.A25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57]+1" office:value-type="float" office:value="2553" calcext:value-type="float">
            <text:p>2553</text:p>
          </table:table-cell>
          <table:table-cell table:formula="of:=MOD([.$F$4];[.A25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58]+1" office:value-type="float" office:value="2554" calcext:value-type="float">
            <text:p>2554</text:p>
          </table:table-cell>
          <table:table-cell table:formula="of:=MOD([.$F$4];[.A25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59]+1" office:value-type="float" office:value="2555" calcext:value-type="float">
            <text:p>2555</text:p>
          </table:table-cell>
          <table:table-cell table:formula="of:=MOD([.$F$4];[.A25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60]+1" office:value-type="float" office:value="2556" calcext:value-type="float">
            <text:p>2556</text:p>
          </table:table-cell>
          <table:table-cell table:formula="of:=MOD([.$F$4];[.A25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61]+1" office:value-type="float" office:value="2557" calcext:value-type="float">
            <text:p>2557</text:p>
          </table:table-cell>
          <table:table-cell table:formula="of:=MOD([.$F$4];[.A25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62]+1" office:value-type="float" office:value="2558" calcext:value-type="float">
            <text:p>2558</text:p>
          </table:table-cell>
          <table:table-cell table:formula="of:=MOD([.$F$4];[.A25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63]+1" office:value-type="float" office:value="2559" calcext:value-type="float">
            <text:p>2559</text:p>
          </table:table-cell>
          <table:table-cell table:formula="of:=MOD([.$F$4];[.A25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64]+1" office:value-type="float" office:value="2560" calcext:value-type="float">
            <text:p>2560</text:p>
          </table:table-cell>
          <table:table-cell table:formula="of:=MOD([.$F$4];[.A25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65]+1" office:value-type="float" office:value="2561" calcext:value-type="float">
            <text:p>2561</text:p>
          </table:table-cell>
          <table:table-cell table:formula="of:=MOD([.$F$4];[.A25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66]+1" office:value-type="float" office:value="2562" calcext:value-type="float">
            <text:p>2562</text:p>
          </table:table-cell>
          <table:table-cell table:formula="of:=MOD([.$F$4];[.A25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67]+1" office:value-type="float" office:value="2563" calcext:value-type="float">
            <text:p>2563</text:p>
          </table:table-cell>
          <table:table-cell table:formula="of:=MOD([.$F$4];[.A25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68]+1" office:value-type="float" office:value="2564" calcext:value-type="float">
            <text:p>2564</text:p>
          </table:table-cell>
          <table:table-cell table:formula="of:=MOD([.$F$4];[.A25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69]+1" office:value-type="float" office:value="2565" calcext:value-type="float">
            <text:p>2565</text:p>
          </table:table-cell>
          <table:table-cell table:formula="of:=MOD([.$F$4];[.A25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70]+1" office:value-type="float" office:value="2566" calcext:value-type="float">
            <text:p>2566</text:p>
          </table:table-cell>
          <table:table-cell table:formula="of:=MOD([.$F$4];[.A25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71]+1" office:value-type="float" office:value="2567" calcext:value-type="float">
            <text:p>2567</text:p>
          </table:table-cell>
          <table:table-cell table:formula="of:=MOD([.$F$4];[.A25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72]+1" office:value-type="float" office:value="2568" calcext:value-type="float">
            <text:p>2568</text:p>
          </table:table-cell>
          <table:table-cell table:formula="of:=MOD([.$F$4];[.A25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73]+1" office:value-type="float" office:value="2569" calcext:value-type="float">
            <text:p>2569</text:p>
          </table:table-cell>
          <table:table-cell table:formula="of:=MOD([.$F$4];[.A25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74]+1" office:value-type="float" office:value="2570" calcext:value-type="float">
            <text:p>2570</text:p>
          </table:table-cell>
          <table:table-cell table:formula="of:=MOD([.$F$4];[.A25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75]+1" office:value-type="float" office:value="2571" calcext:value-type="float">
            <text:p>2571</text:p>
          </table:table-cell>
          <table:table-cell table:formula="of:=MOD([.$F$4];[.A25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76]+1" office:value-type="float" office:value="2572" calcext:value-type="float">
            <text:p>2572</text:p>
          </table:table-cell>
          <table:table-cell table:formula="of:=MOD([.$F$4];[.A25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77]+1" office:value-type="float" office:value="2573" calcext:value-type="float">
            <text:p>2573</text:p>
          </table:table-cell>
          <table:table-cell table:formula="of:=MOD([.$F$4];[.A25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78]+1" office:value-type="float" office:value="2574" calcext:value-type="float">
            <text:p>2574</text:p>
          </table:table-cell>
          <table:table-cell table:formula="of:=MOD([.$F$4];[.A25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79]+1" office:value-type="float" office:value="2575" calcext:value-type="float">
            <text:p>2575</text:p>
          </table:table-cell>
          <table:table-cell table:formula="of:=MOD([.$F$4];[.A25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80]+1" office:value-type="float" office:value="2576" calcext:value-type="float">
            <text:p>2576</text:p>
          </table:table-cell>
          <table:table-cell table:formula="of:=MOD([.$F$4];[.A25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81]+1" office:value-type="float" office:value="2577" calcext:value-type="float">
            <text:p>2577</text:p>
          </table:table-cell>
          <table:table-cell table:formula="of:=MOD([.$F$4];[.A25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82]+1" office:value-type="float" office:value="2578" calcext:value-type="float">
            <text:p>2578</text:p>
          </table:table-cell>
          <table:table-cell table:formula="of:=MOD([.$F$4];[.A25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83]+1" office:value-type="float" office:value="2579" calcext:value-type="float">
            <text:p>2579</text:p>
          </table:table-cell>
          <table:table-cell table:formula="of:=MOD([.$F$4];[.A25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84]+1" office:value-type="float" office:value="2580" calcext:value-type="float">
            <text:p>2580</text:p>
          </table:table-cell>
          <table:table-cell table:formula="of:=MOD([.$F$4];[.A25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85]+1" office:value-type="float" office:value="2581" calcext:value-type="float">
            <text:p>2581</text:p>
          </table:table-cell>
          <table:table-cell table:formula="of:=MOD([.$F$4];[.A25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86]+1" office:value-type="float" office:value="2582" calcext:value-type="float">
            <text:p>2582</text:p>
          </table:table-cell>
          <table:table-cell table:formula="of:=MOD([.$F$4];[.A25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87]+1" office:value-type="float" office:value="2583" calcext:value-type="float">
            <text:p>2583</text:p>
          </table:table-cell>
          <table:table-cell table:formula="of:=MOD([.$F$4];[.A25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88]+1" office:value-type="float" office:value="2584" calcext:value-type="float">
            <text:p>2584</text:p>
          </table:table-cell>
          <table:table-cell table:formula="of:=MOD([.$F$4];[.A25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89]+1" office:value-type="float" office:value="2585" calcext:value-type="float">
            <text:p>2585</text:p>
          </table:table-cell>
          <table:table-cell table:formula="of:=MOD([.$F$4];[.A25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90]+1" office:value-type="float" office:value="2586" calcext:value-type="float">
            <text:p>2586</text:p>
          </table:table-cell>
          <table:table-cell table:formula="of:=MOD([.$F$4];[.A25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91]+1" office:value-type="float" office:value="2587" calcext:value-type="float">
            <text:p>2587</text:p>
          </table:table-cell>
          <table:table-cell table:formula="of:=MOD([.$F$4];[.A25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92]+1" office:value-type="float" office:value="2588" calcext:value-type="float">
            <text:p>2588</text:p>
          </table:table-cell>
          <table:table-cell table:formula="of:=MOD([.$F$4];[.A25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93]+1" office:value-type="float" office:value="2589" calcext:value-type="float">
            <text:p>2589</text:p>
          </table:table-cell>
          <table:table-cell table:formula="of:=MOD([.$F$4];[.A25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94]+1" office:value-type="float" office:value="2590" calcext:value-type="float">
            <text:p>2590</text:p>
          </table:table-cell>
          <table:table-cell table:formula="of:=MOD([.$F$4];[.A25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95]+1" office:value-type="float" office:value="2591" calcext:value-type="float">
            <text:p>2591</text:p>
          </table:table-cell>
          <table:table-cell table:formula="of:=MOD([.$F$4];[.A25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96]+1" office:value-type="float" office:value="2592" calcext:value-type="float">
            <text:p>2592</text:p>
          </table:table-cell>
          <table:table-cell table:formula="of:=MOD([.$F$4];[.A25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97]+1" office:value-type="float" office:value="2593" calcext:value-type="float">
            <text:p>2593</text:p>
          </table:table-cell>
          <table:table-cell table:formula="of:=MOD([.$F$4];[.A25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98]+1" office:value-type="float" office:value="2594" calcext:value-type="float">
            <text:p>2594</text:p>
          </table:table-cell>
          <table:table-cell table:formula="of:=MOD([.$F$4];[.A25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99]+1" office:value-type="float" office:value="2595" calcext:value-type="float">
            <text:p>2595</text:p>
          </table:table-cell>
          <table:table-cell table:formula="of:=MOD([.$F$4];[.A26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00]+1" office:value-type="float" office:value="2596" calcext:value-type="float">
            <text:p>2596</text:p>
          </table:table-cell>
          <table:table-cell table:formula="of:=MOD([.$F$4];[.A26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01]+1" office:value-type="float" office:value="2597" calcext:value-type="float">
            <text:p>2597</text:p>
          </table:table-cell>
          <table:table-cell table:formula="of:=MOD([.$F$4];[.A26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02]+1" office:value-type="float" office:value="2598" calcext:value-type="float">
            <text:p>2598</text:p>
          </table:table-cell>
          <table:table-cell table:formula="of:=MOD([.$F$4];[.A26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03]+1" office:value-type="float" office:value="2599" calcext:value-type="float">
            <text:p>2599</text:p>
          </table:table-cell>
          <table:table-cell table:formula="of:=MOD([.$F$4];[.A26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04]+1" office:value-type="float" office:value="2600" calcext:value-type="float">
            <text:p>2600</text:p>
          </table:table-cell>
          <table:table-cell table:formula="of:=MOD([.$F$4];[.A26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05]+1" office:value-type="float" office:value="2601" calcext:value-type="float">
            <text:p>2601</text:p>
          </table:table-cell>
          <table:table-cell table:formula="of:=MOD([.$F$4];[.A26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06]+1" office:value-type="float" office:value="2602" calcext:value-type="float">
            <text:p>2602</text:p>
          </table:table-cell>
          <table:table-cell table:formula="of:=MOD([.$F$4];[.A26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07]+1" office:value-type="float" office:value="2603" calcext:value-type="float">
            <text:p>2603</text:p>
          </table:table-cell>
          <table:table-cell table:formula="of:=MOD([.$F$4];[.A26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08]+1" office:value-type="float" office:value="2604" calcext:value-type="float">
            <text:p>2604</text:p>
          </table:table-cell>
          <table:table-cell table:formula="of:=MOD([.$F$4];[.A26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09]+1" office:value-type="float" office:value="2605" calcext:value-type="float">
            <text:p>2605</text:p>
          </table:table-cell>
          <table:table-cell table:formula="of:=MOD([.$F$4];[.A26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10]+1" office:value-type="float" office:value="2606" calcext:value-type="float">
            <text:p>2606</text:p>
          </table:table-cell>
          <table:table-cell table:formula="of:=MOD([.$F$4];[.A26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11]+1" office:value-type="float" office:value="2607" calcext:value-type="float">
            <text:p>2607</text:p>
          </table:table-cell>
          <table:table-cell table:formula="of:=MOD([.$F$4];[.A26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12]+1" office:value-type="float" office:value="2608" calcext:value-type="float">
            <text:p>2608</text:p>
          </table:table-cell>
          <table:table-cell table:formula="of:=MOD([.$F$4];[.A26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13]+1" office:value-type="float" office:value="2609" calcext:value-type="float">
            <text:p>2609</text:p>
          </table:table-cell>
          <table:table-cell table:formula="of:=MOD([.$F$4];[.A26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14]+1" office:value-type="float" office:value="2610" calcext:value-type="float">
            <text:p>2610</text:p>
          </table:table-cell>
          <table:table-cell table:formula="of:=MOD([.$F$4];[.A26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15]+1" office:value-type="float" office:value="2611" calcext:value-type="float">
            <text:p>2611</text:p>
          </table:table-cell>
          <table:table-cell table:formula="of:=MOD([.$F$4];[.A26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16]+1" office:value-type="float" office:value="2612" calcext:value-type="float">
            <text:p>2612</text:p>
          </table:table-cell>
          <table:table-cell table:formula="of:=MOD([.$F$4];[.A26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17]+1" office:value-type="float" office:value="2613" calcext:value-type="float">
            <text:p>2613</text:p>
          </table:table-cell>
          <table:table-cell table:formula="of:=MOD([.$F$4];[.A26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18]+1" office:value-type="float" office:value="2614" calcext:value-type="float">
            <text:p>2614</text:p>
          </table:table-cell>
          <table:table-cell table:formula="of:=MOD([.$F$4];[.A26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19]+1" office:value-type="float" office:value="2615" calcext:value-type="float">
            <text:p>2615</text:p>
          </table:table-cell>
          <table:table-cell table:formula="of:=MOD([.$F$4];[.A26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20]+1" office:value-type="float" office:value="2616" calcext:value-type="float">
            <text:p>2616</text:p>
          </table:table-cell>
          <table:table-cell table:formula="of:=MOD([.$F$4];[.A26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21]+1" office:value-type="float" office:value="2617" calcext:value-type="float">
            <text:p>2617</text:p>
          </table:table-cell>
          <table:table-cell table:formula="of:=MOD([.$F$4];[.A26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22]+1" office:value-type="float" office:value="2618" calcext:value-type="float">
            <text:p>2618</text:p>
          </table:table-cell>
          <table:table-cell table:formula="of:=MOD([.$F$4];[.A26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23]+1" office:value-type="float" office:value="2619" calcext:value-type="float">
            <text:p>2619</text:p>
          </table:table-cell>
          <table:table-cell table:formula="of:=MOD([.$F$4];[.A26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24]+1" office:value-type="float" office:value="2620" calcext:value-type="float">
            <text:p>2620</text:p>
          </table:table-cell>
          <table:table-cell table:formula="of:=MOD([.$F$4];[.A26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25]+1" office:value-type="float" office:value="2621" calcext:value-type="float">
            <text:p>2621</text:p>
          </table:table-cell>
          <table:table-cell table:formula="of:=MOD([.$F$4];[.A26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26]+1" office:value-type="float" office:value="2622" calcext:value-type="float">
            <text:p>2622</text:p>
          </table:table-cell>
          <table:table-cell table:formula="of:=MOD([.$F$4];[.A26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27]+1" office:value-type="float" office:value="2623" calcext:value-type="float">
            <text:p>2623</text:p>
          </table:table-cell>
          <table:table-cell table:formula="of:=MOD([.$F$4];[.A26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28]+1" office:value-type="float" office:value="2624" calcext:value-type="float">
            <text:p>2624</text:p>
          </table:table-cell>
          <table:table-cell table:formula="of:=MOD([.$F$4];[.A26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29]+1" office:value-type="float" office:value="2625" calcext:value-type="float">
            <text:p>2625</text:p>
          </table:table-cell>
          <table:table-cell table:formula="of:=MOD([.$F$4];[.A26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30]+1" office:value-type="float" office:value="2626" calcext:value-type="float">
            <text:p>2626</text:p>
          </table:table-cell>
          <table:table-cell table:formula="of:=MOD([.$F$4];[.A26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31]+1" office:value-type="float" office:value="2627" calcext:value-type="float">
            <text:p>2627</text:p>
          </table:table-cell>
          <table:table-cell table:formula="of:=MOD([.$F$4];[.A26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32]+1" office:value-type="float" office:value="2628" calcext:value-type="float">
            <text:p>2628</text:p>
          </table:table-cell>
          <table:table-cell table:formula="of:=MOD([.$F$4];[.A26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33]+1" office:value-type="float" office:value="2629" calcext:value-type="float">
            <text:p>2629</text:p>
          </table:table-cell>
          <table:table-cell table:formula="of:=MOD([.$F$4];[.A26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34]+1" office:value-type="float" office:value="2630" calcext:value-type="float">
            <text:p>2630</text:p>
          </table:table-cell>
          <table:table-cell table:formula="of:=MOD([.$F$4];[.A26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35]+1" office:value-type="float" office:value="2631" calcext:value-type="float">
            <text:p>2631</text:p>
          </table:table-cell>
          <table:table-cell table:formula="of:=MOD([.$F$4];[.A26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36]+1" office:value-type="float" office:value="2632" calcext:value-type="float">
            <text:p>2632</text:p>
          </table:table-cell>
          <table:table-cell table:formula="of:=MOD([.$F$4];[.A26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37]+1" office:value-type="float" office:value="2633" calcext:value-type="float">
            <text:p>2633</text:p>
          </table:table-cell>
          <table:table-cell table:formula="of:=MOD([.$F$4];[.A26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38]+1" office:value-type="float" office:value="2634" calcext:value-type="float">
            <text:p>2634</text:p>
          </table:table-cell>
          <table:table-cell table:formula="of:=MOD([.$F$4];[.A26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39]+1" office:value-type="float" office:value="2635" calcext:value-type="float">
            <text:p>2635</text:p>
          </table:table-cell>
          <table:table-cell table:formula="of:=MOD([.$F$4];[.A26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40]+1" office:value-type="float" office:value="2636" calcext:value-type="float">
            <text:p>2636</text:p>
          </table:table-cell>
          <table:table-cell table:formula="of:=MOD([.$F$4];[.A26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41]+1" office:value-type="float" office:value="2637" calcext:value-type="float">
            <text:p>2637</text:p>
          </table:table-cell>
          <table:table-cell table:formula="of:=MOD([.$F$4];[.A26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42]+1" office:value-type="float" office:value="2638" calcext:value-type="float">
            <text:p>2638</text:p>
          </table:table-cell>
          <table:table-cell table:formula="of:=MOD([.$F$4];[.A26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43]+1" office:value-type="float" office:value="2639" calcext:value-type="float">
            <text:p>2639</text:p>
          </table:table-cell>
          <table:table-cell table:formula="of:=MOD([.$F$4];[.A26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44]+1" office:value-type="float" office:value="2640" calcext:value-type="float">
            <text:p>2640</text:p>
          </table:table-cell>
          <table:table-cell table:formula="of:=MOD([.$F$4];[.A26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45]+1" office:value-type="float" office:value="2641" calcext:value-type="float">
            <text:p>2641</text:p>
          </table:table-cell>
          <table:table-cell table:formula="of:=MOD([.$F$4];[.A26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46]+1" office:value-type="float" office:value="2642" calcext:value-type="float">
            <text:p>2642</text:p>
          </table:table-cell>
          <table:table-cell table:formula="of:=MOD([.$F$4];[.A26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47]+1" office:value-type="float" office:value="2643" calcext:value-type="float">
            <text:p>2643</text:p>
          </table:table-cell>
          <table:table-cell table:formula="of:=MOD([.$F$4];[.A26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48]+1" office:value-type="float" office:value="2644" calcext:value-type="float">
            <text:p>2644</text:p>
          </table:table-cell>
          <table:table-cell table:formula="of:=MOD([.$F$4];[.A26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49]+1" office:value-type="float" office:value="2645" calcext:value-type="float">
            <text:p>2645</text:p>
          </table:table-cell>
          <table:table-cell table:formula="of:=MOD([.$F$4];[.A26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50]+1" office:value-type="float" office:value="2646" calcext:value-type="float">
            <text:p>2646</text:p>
          </table:table-cell>
          <table:table-cell table:formula="of:=MOD([.$F$4];[.A26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51]+1" office:value-type="float" office:value="2647" calcext:value-type="float">
            <text:p>2647</text:p>
          </table:table-cell>
          <table:table-cell table:formula="of:=MOD([.$F$4];[.A26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52]+1" office:value-type="float" office:value="2648" calcext:value-type="float">
            <text:p>2648</text:p>
          </table:table-cell>
          <table:table-cell table:formula="of:=MOD([.$F$4];[.A26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53]+1" office:value-type="float" office:value="2649" calcext:value-type="float">
            <text:p>2649</text:p>
          </table:table-cell>
          <table:table-cell table:formula="of:=MOD([.$F$4];[.A26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54]+1" office:value-type="float" office:value="2650" calcext:value-type="float">
            <text:p>2650</text:p>
          </table:table-cell>
          <table:table-cell table:formula="of:=MOD([.$F$4];[.A26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55]+1" office:value-type="float" office:value="2651" calcext:value-type="float">
            <text:p>2651</text:p>
          </table:table-cell>
          <table:table-cell table:formula="of:=MOD([.$F$4];[.A26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56]+1" office:value-type="float" office:value="2652" calcext:value-type="float">
            <text:p>2652</text:p>
          </table:table-cell>
          <table:table-cell table:formula="of:=MOD([.$F$4];[.A26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57]+1" office:value-type="float" office:value="2653" calcext:value-type="float">
            <text:p>2653</text:p>
          </table:table-cell>
          <table:table-cell table:formula="of:=MOD([.$F$4];[.A26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58]+1" office:value-type="float" office:value="2654" calcext:value-type="float">
            <text:p>2654</text:p>
          </table:table-cell>
          <table:table-cell table:formula="of:=MOD([.$F$4];[.A26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59]+1" office:value-type="float" office:value="2655" calcext:value-type="float">
            <text:p>2655</text:p>
          </table:table-cell>
          <table:table-cell table:formula="of:=MOD([.$F$4];[.A26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60]+1" office:value-type="float" office:value="2656" calcext:value-type="float">
            <text:p>2656</text:p>
          </table:table-cell>
          <table:table-cell table:formula="of:=MOD([.$F$4];[.A26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61]+1" office:value-type="float" office:value="2657" calcext:value-type="float">
            <text:p>2657</text:p>
          </table:table-cell>
          <table:table-cell table:formula="of:=MOD([.$F$4];[.A26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62]+1" office:value-type="float" office:value="2658" calcext:value-type="float">
            <text:p>2658</text:p>
          </table:table-cell>
          <table:table-cell table:formula="of:=MOD([.$F$4];[.A26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63]+1" office:value-type="float" office:value="2659" calcext:value-type="float">
            <text:p>2659</text:p>
          </table:table-cell>
          <table:table-cell table:formula="of:=MOD([.$F$4];[.A26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64]+1" office:value-type="float" office:value="2660" calcext:value-type="float">
            <text:p>2660</text:p>
          </table:table-cell>
          <table:table-cell table:formula="of:=MOD([.$F$4];[.A26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65]+1" office:value-type="float" office:value="2661" calcext:value-type="float">
            <text:p>2661</text:p>
          </table:table-cell>
          <table:table-cell table:formula="of:=MOD([.$F$4];[.A26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66]+1" office:value-type="float" office:value="2662" calcext:value-type="float">
            <text:p>2662</text:p>
          </table:table-cell>
          <table:table-cell table:formula="of:=MOD([.$F$4];[.A26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67]+1" office:value-type="float" office:value="2663" calcext:value-type="float">
            <text:p>2663</text:p>
          </table:table-cell>
          <table:table-cell table:formula="of:=MOD([.$F$4];[.A26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68]+1" office:value-type="float" office:value="2664" calcext:value-type="float">
            <text:p>2664</text:p>
          </table:table-cell>
          <table:table-cell table:formula="of:=MOD([.$F$4];[.A26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69]+1" office:value-type="float" office:value="2665" calcext:value-type="float">
            <text:p>2665</text:p>
          </table:table-cell>
          <table:table-cell table:formula="of:=MOD([.$F$4];[.A26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70]+1" office:value-type="float" office:value="2666" calcext:value-type="float">
            <text:p>2666</text:p>
          </table:table-cell>
          <table:table-cell table:formula="of:=MOD([.$F$4];[.A26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71]+1" office:value-type="float" office:value="2667" calcext:value-type="float">
            <text:p>2667</text:p>
          </table:table-cell>
          <table:table-cell table:formula="of:=MOD([.$F$4];[.A26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72]+1" office:value-type="float" office:value="2668" calcext:value-type="float">
            <text:p>2668</text:p>
          </table:table-cell>
          <table:table-cell table:formula="of:=MOD([.$F$4];[.A26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73]+1" office:value-type="float" office:value="2669" calcext:value-type="float">
            <text:p>2669</text:p>
          </table:table-cell>
          <table:table-cell table:formula="of:=MOD([.$F$4];[.A26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74]+1" office:value-type="float" office:value="2670" calcext:value-type="float">
            <text:p>2670</text:p>
          </table:table-cell>
          <table:table-cell table:formula="of:=MOD([.$F$4];[.A26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75]+1" office:value-type="float" office:value="2671" calcext:value-type="float">
            <text:p>2671</text:p>
          </table:table-cell>
          <table:table-cell table:formula="of:=MOD([.$F$4];[.A26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76]+1" office:value-type="float" office:value="2672" calcext:value-type="float">
            <text:p>2672</text:p>
          </table:table-cell>
          <table:table-cell table:formula="of:=MOD([.$F$4];[.A26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77]+1" office:value-type="float" office:value="2673" calcext:value-type="float">
            <text:p>2673</text:p>
          </table:table-cell>
          <table:table-cell table:formula="of:=MOD([.$F$4];[.A26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78]+1" office:value-type="float" office:value="2674" calcext:value-type="float">
            <text:p>2674</text:p>
          </table:table-cell>
          <table:table-cell table:formula="of:=MOD([.$F$4];[.A26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79]+1" office:value-type="float" office:value="2675" calcext:value-type="float">
            <text:p>2675</text:p>
          </table:table-cell>
          <table:table-cell table:formula="of:=MOD([.$F$4];[.A26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80]+1" office:value-type="float" office:value="2676" calcext:value-type="float">
            <text:p>2676</text:p>
          </table:table-cell>
          <table:table-cell table:formula="of:=MOD([.$F$4];[.A26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81]+1" office:value-type="float" office:value="2677" calcext:value-type="float">
            <text:p>2677</text:p>
          </table:table-cell>
          <table:table-cell table:formula="of:=MOD([.$F$4];[.A26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82]+1" office:value-type="float" office:value="2678" calcext:value-type="float">
            <text:p>2678</text:p>
          </table:table-cell>
          <table:table-cell table:formula="of:=MOD([.$F$4];[.A26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83]+1" office:value-type="float" office:value="2679" calcext:value-type="float">
            <text:p>2679</text:p>
          </table:table-cell>
          <table:table-cell table:formula="of:=MOD([.$F$4];[.A26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84]+1" office:value-type="float" office:value="2680" calcext:value-type="float">
            <text:p>2680</text:p>
          </table:table-cell>
          <table:table-cell table:formula="of:=MOD([.$F$4];[.A26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85]+1" office:value-type="float" office:value="2681" calcext:value-type="float">
            <text:p>2681</text:p>
          </table:table-cell>
          <table:table-cell table:formula="of:=MOD([.$F$4];[.A26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86]+1" office:value-type="float" office:value="2682" calcext:value-type="float">
            <text:p>2682</text:p>
          </table:table-cell>
          <table:table-cell table:formula="of:=MOD([.$F$4];[.A26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87]+1" office:value-type="float" office:value="2683" calcext:value-type="float">
            <text:p>2683</text:p>
          </table:table-cell>
          <table:table-cell table:formula="of:=MOD([.$F$4];[.A26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88]+1" office:value-type="float" office:value="2684" calcext:value-type="float">
            <text:p>2684</text:p>
          </table:table-cell>
          <table:table-cell table:formula="of:=MOD([.$F$4];[.A26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89]+1" office:value-type="float" office:value="2685" calcext:value-type="float">
            <text:p>2685</text:p>
          </table:table-cell>
          <table:table-cell table:formula="of:=MOD([.$F$4];[.A26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90]+1" office:value-type="float" office:value="2686" calcext:value-type="float">
            <text:p>2686</text:p>
          </table:table-cell>
          <table:table-cell table:formula="of:=MOD([.$F$4];[.A26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91]+1" office:value-type="float" office:value="2687" calcext:value-type="float">
            <text:p>2687</text:p>
          </table:table-cell>
          <table:table-cell table:formula="of:=MOD([.$F$4];[.A26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92]+1" office:value-type="float" office:value="2688" calcext:value-type="float">
            <text:p>2688</text:p>
          </table:table-cell>
          <table:table-cell table:formula="of:=MOD([.$F$4];[.A26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93]+1" office:value-type="float" office:value="2689" calcext:value-type="float">
            <text:p>2689</text:p>
          </table:table-cell>
          <table:table-cell table:formula="of:=MOD([.$F$4];[.A26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94]+1" office:value-type="float" office:value="2690" calcext:value-type="float">
            <text:p>2690</text:p>
          </table:table-cell>
          <table:table-cell table:formula="of:=MOD([.$F$4];[.A26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95]+1" office:value-type="float" office:value="2691" calcext:value-type="float">
            <text:p>2691</text:p>
          </table:table-cell>
          <table:table-cell table:formula="of:=MOD([.$F$4];[.A26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96]+1" office:value-type="float" office:value="2692" calcext:value-type="float">
            <text:p>2692</text:p>
          </table:table-cell>
          <table:table-cell table:formula="of:=MOD([.$F$4];[.A26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97]+1" office:value-type="float" office:value="2693" calcext:value-type="float">
            <text:p>2693</text:p>
          </table:table-cell>
          <table:table-cell table:formula="of:=MOD([.$F$4];[.A26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98]+1" office:value-type="float" office:value="2694" calcext:value-type="float">
            <text:p>2694</text:p>
          </table:table-cell>
          <table:table-cell table:formula="of:=MOD([.$F$4];[.A26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99]+1" office:value-type="float" office:value="2695" calcext:value-type="float">
            <text:p>2695</text:p>
          </table:table-cell>
          <table:table-cell table:formula="of:=MOD([.$F$4];[.A27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00]+1" office:value-type="float" office:value="2696" calcext:value-type="float">
            <text:p>2696</text:p>
          </table:table-cell>
          <table:table-cell table:formula="of:=MOD([.$F$4];[.A27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01]+1" office:value-type="float" office:value="2697" calcext:value-type="float">
            <text:p>2697</text:p>
          </table:table-cell>
          <table:table-cell table:formula="of:=MOD([.$F$4];[.A27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02]+1" office:value-type="float" office:value="2698" calcext:value-type="float">
            <text:p>2698</text:p>
          </table:table-cell>
          <table:table-cell table:formula="of:=MOD([.$F$4];[.A27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03]+1" office:value-type="float" office:value="2699" calcext:value-type="float">
            <text:p>2699</text:p>
          </table:table-cell>
          <table:table-cell table:formula="of:=MOD([.$F$4];[.A27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04]+1" office:value-type="float" office:value="2700" calcext:value-type="float">
            <text:p>2700</text:p>
          </table:table-cell>
          <table:table-cell table:formula="of:=MOD([.$F$4];[.A27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05]+1" office:value-type="float" office:value="2701" calcext:value-type="float">
            <text:p>2701</text:p>
          </table:table-cell>
          <table:table-cell table:formula="of:=MOD([.$F$4];[.A27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06]+1" office:value-type="float" office:value="2702" calcext:value-type="float">
            <text:p>2702</text:p>
          </table:table-cell>
          <table:table-cell table:formula="of:=MOD([.$F$4];[.A27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07]+1" office:value-type="float" office:value="2703" calcext:value-type="float">
            <text:p>2703</text:p>
          </table:table-cell>
          <table:table-cell table:formula="of:=MOD([.$F$4];[.A27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08]+1" office:value-type="float" office:value="2704" calcext:value-type="float">
            <text:p>2704</text:p>
          </table:table-cell>
          <table:table-cell table:formula="of:=MOD([.$F$4];[.A27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09]+1" office:value-type="float" office:value="2705" calcext:value-type="float">
            <text:p>2705</text:p>
          </table:table-cell>
          <table:table-cell table:formula="of:=MOD([.$F$4];[.A27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10]+1" office:value-type="float" office:value="2706" calcext:value-type="float">
            <text:p>2706</text:p>
          </table:table-cell>
          <table:table-cell table:formula="of:=MOD([.$F$4];[.A27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11]+1" office:value-type="float" office:value="2707" calcext:value-type="float">
            <text:p>2707</text:p>
          </table:table-cell>
          <table:table-cell table:formula="of:=MOD([.$F$4];[.A27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12]+1" office:value-type="float" office:value="2708" calcext:value-type="float">
            <text:p>2708</text:p>
          </table:table-cell>
          <table:table-cell table:formula="of:=MOD([.$F$4];[.A27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13]+1" office:value-type="float" office:value="2709" calcext:value-type="float">
            <text:p>2709</text:p>
          </table:table-cell>
          <table:table-cell table:formula="of:=MOD([.$F$4];[.A27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14]+1" office:value-type="float" office:value="2710" calcext:value-type="float">
            <text:p>2710</text:p>
          </table:table-cell>
          <table:table-cell table:formula="of:=MOD([.$F$4];[.A27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15]+1" office:value-type="float" office:value="2711" calcext:value-type="float">
            <text:p>2711</text:p>
          </table:table-cell>
          <table:table-cell table:formula="of:=MOD([.$F$4];[.A27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16]+1" office:value-type="float" office:value="2712" calcext:value-type="float">
            <text:p>2712</text:p>
          </table:table-cell>
          <table:table-cell table:formula="of:=MOD([.$F$4];[.A27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17]+1" office:value-type="float" office:value="2713" calcext:value-type="float">
            <text:p>2713</text:p>
          </table:table-cell>
          <table:table-cell table:formula="of:=MOD([.$F$4];[.A27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18]+1" office:value-type="float" office:value="2714" calcext:value-type="float">
            <text:p>2714</text:p>
          </table:table-cell>
          <table:table-cell table:formula="of:=MOD([.$F$4];[.A27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19]+1" office:value-type="float" office:value="2715" calcext:value-type="float">
            <text:p>2715</text:p>
          </table:table-cell>
          <table:table-cell table:formula="of:=MOD([.$F$4];[.A27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20]+1" office:value-type="float" office:value="2716" calcext:value-type="float">
            <text:p>2716</text:p>
          </table:table-cell>
          <table:table-cell table:formula="of:=MOD([.$F$4];[.A27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21]+1" office:value-type="float" office:value="2717" calcext:value-type="float">
            <text:p>2717</text:p>
          </table:table-cell>
          <table:table-cell table:formula="of:=MOD([.$F$4];[.A27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22]+1" office:value-type="float" office:value="2718" calcext:value-type="float">
            <text:p>2718</text:p>
          </table:table-cell>
          <table:table-cell table:formula="of:=MOD([.$F$4];[.A27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23]+1" office:value-type="float" office:value="2719" calcext:value-type="float">
            <text:p>2719</text:p>
          </table:table-cell>
          <table:table-cell table:formula="of:=MOD([.$F$4];[.A27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24]+1" office:value-type="float" office:value="2720" calcext:value-type="float">
            <text:p>2720</text:p>
          </table:table-cell>
          <table:table-cell table:formula="of:=MOD([.$F$4];[.A27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25]+1" office:value-type="float" office:value="2721" calcext:value-type="float">
            <text:p>2721</text:p>
          </table:table-cell>
          <table:table-cell table:formula="of:=MOD([.$F$4];[.A27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26]+1" office:value-type="float" office:value="2722" calcext:value-type="float">
            <text:p>2722</text:p>
          </table:table-cell>
          <table:table-cell table:formula="of:=MOD([.$F$4];[.A27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27]+1" office:value-type="float" office:value="2723" calcext:value-type="float">
            <text:p>2723</text:p>
          </table:table-cell>
          <table:table-cell table:formula="of:=MOD([.$F$4];[.A27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28]+1" office:value-type="float" office:value="2724" calcext:value-type="float">
            <text:p>2724</text:p>
          </table:table-cell>
          <table:table-cell table:formula="of:=MOD([.$F$4];[.A27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29]+1" office:value-type="float" office:value="2725" calcext:value-type="float">
            <text:p>2725</text:p>
          </table:table-cell>
          <table:table-cell table:formula="of:=MOD([.$F$4];[.A27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30]+1" office:value-type="float" office:value="2726" calcext:value-type="float">
            <text:p>2726</text:p>
          </table:table-cell>
          <table:table-cell table:formula="of:=MOD([.$F$4];[.A27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31]+1" office:value-type="float" office:value="2727" calcext:value-type="float">
            <text:p>2727</text:p>
          </table:table-cell>
          <table:table-cell table:formula="of:=MOD([.$F$4];[.A27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32]+1" office:value-type="float" office:value="2728" calcext:value-type="float">
            <text:p>2728</text:p>
          </table:table-cell>
          <table:table-cell table:formula="of:=MOD([.$F$4];[.A27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33]+1" office:value-type="float" office:value="2729" calcext:value-type="float">
            <text:p>2729</text:p>
          </table:table-cell>
          <table:table-cell table:formula="of:=MOD([.$F$4];[.A27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34]+1" office:value-type="float" office:value="2730" calcext:value-type="float">
            <text:p>2730</text:p>
          </table:table-cell>
          <table:table-cell table:formula="of:=MOD([.$F$4];[.A27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35]+1" office:value-type="float" office:value="2731" calcext:value-type="float">
            <text:p>2731</text:p>
          </table:table-cell>
          <table:table-cell table:formula="of:=MOD([.$F$4];[.A27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36]+1" office:value-type="float" office:value="2732" calcext:value-type="float">
            <text:p>2732</text:p>
          </table:table-cell>
          <table:table-cell table:formula="of:=MOD([.$F$4];[.A27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37]+1" office:value-type="float" office:value="2733" calcext:value-type="float">
            <text:p>2733</text:p>
          </table:table-cell>
          <table:table-cell table:formula="of:=MOD([.$F$4];[.A27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38]+1" office:value-type="float" office:value="2734" calcext:value-type="float">
            <text:p>2734</text:p>
          </table:table-cell>
          <table:table-cell table:formula="of:=MOD([.$F$4];[.A27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39]+1" office:value-type="float" office:value="2735" calcext:value-type="float">
            <text:p>2735</text:p>
          </table:table-cell>
          <table:table-cell table:formula="of:=MOD([.$F$4];[.A27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40]+1" office:value-type="float" office:value="2736" calcext:value-type="float">
            <text:p>2736</text:p>
          </table:table-cell>
          <table:table-cell table:formula="of:=MOD([.$F$4];[.A27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41]+1" office:value-type="float" office:value="2737" calcext:value-type="float">
            <text:p>2737</text:p>
          </table:table-cell>
          <table:table-cell table:formula="of:=MOD([.$F$4];[.A27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42]+1" office:value-type="float" office:value="2738" calcext:value-type="float">
            <text:p>2738</text:p>
          </table:table-cell>
          <table:table-cell table:formula="of:=MOD([.$F$4];[.A27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43]+1" office:value-type="float" office:value="2739" calcext:value-type="float">
            <text:p>2739</text:p>
          </table:table-cell>
          <table:table-cell table:formula="of:=MOD([.$F$4];[.A27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44]+1" office:value-type="float" office:value="2740" calcext:value-type="float">
            <text:p>2740</text:p>
          </table:table-cell>
          <table:table-cell table:formula="of:=MOD([.$F$4];[.A27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45]+1" office:value-type="float" office:value="2741" calcext:value-type="float">
            <text:p>2741</text:p>
          </table:table-cell>
          <table:table-cell table:formula="of:=MOD([.$F$4];[.A27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46]+1" office:value-type="float" office:value="2742" calcext:value-type="float">
            <text:p>2742</text:p>
          </table:table-cell>
          <table:table-cell table:formula="of:=MOD([.$F$4];[.A27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47]+1" office:value-type="float" office:value="2743" calcext:value-type="float">
            <text:p>2743</text:p>
          </table:table-cell>
          <table:table-cell table:formula="of:=MOD([.$F$4];[.A27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48]+1" office:value-type="float" office:value="2744" calcext:value-type="float">
            <text:p>2744</text:p>
          </table:table-cell>
          <table:table-cell table:formula="of:=MOD([.$F$4];[.A27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49]+1" office:value-type="float" office:value="2745" calcext:value-type="float">
            <text:p>2745</text:p>
          </table:table-cell>
          <table:table-cell table:formula="of:=MOD([.$F$4];[.A27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50]+1" office:value-type="float" office:value="2746" calcext:value-type="float">
            <text:p>2746</text:p>
          </table:table-cell>
          <table:table-cell table:formula="of:=MOD([.$F$4];[.A27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51]+1" office:value-type="float" office:value="2747" calcext:value-type="float">
            <text:p>2747</text:p>
          </table:table-cell>
          <table:table-cell table:formula="of:=MOD([.$F$4];[.A27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52]+1" office:value-type="float" office:value="2748" calcext:value-type="float">
            <text:p>2748</text:p>
          </table:table-cell>
          <table:table-cell table:formula="of:=MOD([.$F$4];[.A27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53]+1" office:value-type="float" office:value="2749" calcext:value-type="float">
            <text:p>2749</text:p>
          </table:table-cell>
          <table:table-cell table:formula="of:=MOD([.$F$4];[.A27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54]+1" office:value-type="float" office:value="2750" calcext:value-type="float">
            <text:p>2750</text:p>
          </table:table-cell>
          <table:table-cell table:formula="of:=MOD([.$F$4];[.A27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55]+1" office:value-type="float" office:value="2751" calcext:value-type="float">
            <text:p>2751</text:p>
          </table:table-cell>
          <table:table-cell table:formula="of:=MOD([.$F$4];[.A27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56]+1" office:value-type="float" office:value="2752" calcext:value-type="float">
            <text:p>2752</text:p>
          </table:table-cell>
          <table:table-cell table:formula="of:=MOD([.$F$4];[.A27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57]+1" office:value-type="float" office:value="2753" calcext:value-type="float">
            <text:p>2753</text:p>
          </table:table-cell>
          <table:table-cell table:formula="of:=MOD([.$F$4];[.A27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58]+1" office:value-type="float" office:value="2754" calcext:value-type="float">
            <text:p>2754</text:p>
          </table:table-cell>
          <table:table-cell table:formula="of:=MOD([.$F$4];[.A27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59]+1" office:value-type="float" office:value="2755" calcext:value-type="float">
            <text:p>2755</text:p>
          </table:table-cell>
          <table:table-cell table:formula="of:=MOD([.$F$4];[.A27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60]+1" office:value-type="float" office:value="2756" calcext:value-type="float">
            <text:p>2756</text:p>
          </table:table-cell>
          <table:table-cell table:formula="of:=MOD([.$F$4];[.A27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61]+1" office:value-type="float" office:value="2757" calcext:value-type="float">
            <text:p>2757</text:p>
          </table:table-cell>
          <table:table-cell table:formula="of:=MOD([.$F$4];[.A27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62]+1" office:value-type="float" office:value="2758" calcext:value-type="float">
            <text:p>2758</text:p>
          </table:table-cell>
          <table:table-cell table:formula="of:=MOD([.$F$4];[.A27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63]+1" office:value-type="float" office:value="2759" calcext:value-type="float">
            <text:p>2759</text:p>
          </table:table-cell>
          <table:table-cell table:formula="of:=MOD([.$F$4];[.A27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64]+1" office:value-type="float" office:value="2760" calcext:value-type="float">
            <text:p>2760</text:p>
          </table:table-cell>
          <table:table-cell table:formula="of:=MOD([.$F$4];[.A27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65]+1" office:value-type="float" office:value="2761" calcext:value-type="float">
            <text:p>2761</text:p>
          </table:table-cell>
          <table:table-cell table:formula="of:=MOD([.$F$4];[.A27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66]+1" office:value-type="float" office:value="2762" calcext:value-type="float">
            <text:p>2762</text:p>
          </table:table-cell>
          <table:table-cell table:formula="of:=MOD([.$F$4];[.A27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67]+1" office:value-type="float" office:value="2763" calcext:value-type="float">
            <text:p>2763</text:p>
          </table:table-cell>
          <table:table-cell table:formula="of:=MOD([.$F$4];[.A27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68]+1" office:value-type="float" office:value="2764" calcext:value-type="float">
            <text:p>2764</text:p>
          </table:table-cell>
          <table:table-cell table:formula="of:=MOD([.$F$4];[.A27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69]+1" office:value-type="float" office:value="2765" calcext:value-type="float">
            <text:p>2765</text:p>
          </table:table-cell>
          <table:table-cell table:formula="of:=MOD([.$F$4];[.A27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70]+1" office:value-type="float" office:value="2766" calcext:value-type="float">
            <text:p>2766</text:p>
          </table:table-cell>
          <table:table-cell table:formula="of:=MOD([.$F$4];[.A27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71]+1" office:value-type="float" office:value="2767" calcext:value-type="float">
            <text:p>2767</text:p>
          </table:table-cell>
          <table:table-cell table:formula="of:=MOD([.$F$4];[.A27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72]+1" office:value-type="float" office:value="2768" calcext:value-type="float">
            <text:p>2768</text:p>
          </table:table-cell>
          <table:table-cell table:formula="of:=MOD([.$F$4];[.A27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73]+1" office:value-type="float" office:value="2769" calcext:value-type="float">
            <text:p>2769</text:p>
          </table:table-cell>
          <table:table-cell table:formula="of:=MOD([.$F$4];[.A27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74]+1" office:value-type="float" office:value="2770" calcext:value-type="float">
            <text:p>2770</text:p>
          </table:table-cell>
          <table:table-cell table:formula="of:=MOD([.$F$4];[.A27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75]+1" office:value-type="float" office:value="2771" calcext:value-type="float">
            <text:p>2771</text:p>
          </table:table-cell>
          <table:table-cell table:formula="of:=MOD([.$F$4];[.A27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76]+1" office:value-type="float" office:value="2772" calcext:value-type="float">
            <text:p>2772</text:p>
          </table:table-cell>
          <table:table-cell table:formula="of:=MOD([.$F$4];[.A27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77]+1" office:value-type="float" office:value="2773" calcext:value-type="float">
            <text:p>2773</text:p>
          </table:table-cell>
          <table:table-cell table:formula="of:=MOD([.$F$4];[.A27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78]+1" office:value-type="float" office:value="2774" calcext:value-type="float">
            <text:p>2774</text:p>
          </table:table-cell>
          <table:table-cell table:formula="of:=MOD([.$F$4];[.A27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79]+1" office:value-type="float" office:value="2775" calcext:value-type="float">
            <text:p>2775</text:p>
          </table:table-cell>
          <table:table-cell table:formula="of:=MOD([.$F$4];[.A27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80]+1" office:value-type="float" office:value="2776" calcext:value-type="float">
            <text:p>2776</text:p>
          </table:table-cell>
          <table:table-cell table:formula="of:=MOD([.$F$4];[.A27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81]+1" office:value-type="float" office:value="2777" calcext:value-type="float">
            <text:p>2777</text:p>
          </table:table-cell>
          <table:table-cell table:formula="of:=MOD([.$F$4];[.A27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82]+1" office:value-type="float" office:value="2778" calcext:value-type="float">
            <text:p>2778</text:p>
          </table:table-cell>
          <table:table-cell table:formula="of:=MOD([.$F$4];[.A27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83]+1" office:value-type="float" office:value="2779" calcext:value-type="float">
            <text:p>2779</text:p>
          </table:table-cell>
          <table:table-cell table:formula="of:=MOD([.$F$4];[.A27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84]+1" office:value-type="float" office:value="2780" calcext:value-type="float">
            <text:p>2780</text:p>
          </table:table-cell>
          <table:table-cell table:formula="of:=MOD([.$F$4];[.A27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85]+1" office:value-type="float" office:value="2781" calcext:value-type="float">
            <text:p>2781</text:p>
          </table:table-cell>
          <table:table-cell table:formula="of:=MOD([.$F$4];[.A27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86]+1" office:value-type="float" office:value="2782" calcext:value-type="float">
            <text:p>2782</text:p>
          </table:table-cell>
          <table:table-cell table:formula="of:=MOD([.$F$4];[.A27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87]+1" office:value-type="float" office:value="2783" calcext:value-type="float">
            <text:p>2783</text:p>
          </table:table-cell>
          <table:table-cell table:formula="of:=MOD([.$F$4];[.A27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88]+1" office:value-type="float" office:value="2784" calcext:value-type="float">
            <text:p>2784</text:p>
          </table:table-cell>
          <table:table-cell table:formula="of:=MOD([.$F$4];[.A27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89]+1" office:value-type="float" office:value="2785" calcext:value-type="float">
            <text:p>2785</text:p>
          </table:table-cell>
          <table:table-cell table:formula="of:=MOD([.$F$4];[.A27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90]+1" office:value-type="float" office:value="2786" calcext:value-type="float">
            <text:p>2786</text:p>
          </table:table-cell>
          <table:table-cell table:formula="of:=MOD([.$F$4];[.A27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91]+1" office:value-type="float" office:value="2787" calcext:value-type="float">
            <text:p>2787</text:p>
          </table:table-cell>
          <table:table-cell table:formula="of:=MOD([.$F$4];[.A27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92]+1" office:value-type="float" office:value="2788" calcext:value-type="float">
            <text:p>2788</text:p>
          </table:table-cell>
          <table:table-cell table:formula="of:=MOD([.$F$4];[.A27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93]+1" office:value-type="float" office:value="2789" calcext:value-type="float">
            <text:p>2789</text:p>
          </table:table-cell>
          <table:table-cell table:formula="of:=MOD([.$F$4];[.A27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94]+1" office:value-type="float" office:value="2790" calcext:value-type="float">
            <text:p>2790</text:p>
          </table:table-cell>
          <table:table-cell table:formula="of:=MOD([.$F$4];[.A27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95]+1" office:value-type="float" office:value="2791" calcext:value-type="float">
            <text:p>2791</text:p>
          </table:table-cell>
          <table:table-cell table:formula="of:=MOD([.$F$4];[.A27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96]+1" office:value-type="float" office:value="2792" calcext:value-type="float">
            <text:p>2792</text:p>
          </table:table-cell>
          <table:table-cell table:formula="of:=MOD([.$F$4];[.A27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97]+1" office:value-type="float" office:value="2793" calcext:value-type="float">
            <text:p>2793</text:p>
          </table:table-cell>
          <table:table-cell table:formula="of:=MOD([.$F$4];[.A27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98]+1" office:value-type="float" office:value="2794" calcext:value-type="float">
            <text:p>2794</text:p>
          </table:table-cell>
          <table:table-cell table:formula="of:=MOD([.$F$4];[.A27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99]+1" office:value-type="float" office:value="2795" calcext:value-type="float">
            <text:p>2795</text:p>
          </table:table-cell>
          <table:table-cell table:formula="of:=MOD([.$F$4];[.A28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00]+1" office:value-type="float" office:value="2796" calcext:value-type="float">
            <text:p>2796</text:p>
          </table:table-cell>
          <table:table-cell table:formula="of:=MOD([.$F$4];[.A28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01]+1" office:value-type="float" office:value="2797" calcext:value-type="float">
            <text:p>2797</text:p>
          </table:table-cell>
          <table:table-cell table:formula="of:=MOD([.$F$4];[.A28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02]+1" office:value-type="float" office:value="2798" calcext:value-type="float">
            <text:p>2798</text:p>
          </table:table-cell>
          <table:table-cell table:formula="of:=MOD([.$F$4];[.A28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03]+1" office:value-type="float" office:value="2799" calcext:value-type="float">
            <text:p>2799</text:p>
          </table:table-cell>
          <table:table-cell table:formula="of:=MOD([.$F$4];[.A28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04]+1" office:value-type="float" office:value="2800" calcext:value-type="float">
            <text:p>2800</text:p>
          </table:table-cell>
          <table:table-cell table:formula="of:=MOD([.$F$4];[.A28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05]+1" office:value-type="float" office:value="2801" calcext:value-type="float">
            <text:p>2801</text:p>
          </table:table-cell>
          <table:table-cell table:formula="of:=MOD([.$F$4];[.A28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06]+1" office:value-type="float" office:value="2802" calcext:value-type="float">
            <text:p>2802</text:p>
          </table:table-cell>
          <table:table-cell table:formula="of:=MOD([.$F$4];[.A28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07]+1" office:value-type="float" office:value="2803" calcext:value-type="float">
            <text:p>2803</text:p>
          </table:table-cell>
          <table:table-cell table:formula="of:=MOD([.$F$4];[.A28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08]+1" office:value-type="float" office:value="2804" calcext:value-type="float">
            <text:p>2804</text:p>
          </table:table-cell>
          <table:table-cell table:formula="of:=MOD([.$F$4];[.A28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09]+1" office:value-type="float" office:value="2805" calcext:value-type="float">
            <text:p>2805</text:p>
          </table:table-cell>
          <table:table-cell table:formula="of:=MOD([.$F$4];[.A28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10]+1" office:value-type="float" office:value="2806" calcext:value-type="float">
            <text:p>2806</text:p>
          </table:table-cell>
          <table:table-cell table:formula="of:=MOD([.$F$4];[.A28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11]+1" office:value-type="float" office:value="2807" calcext:value-type="float">
            <text:p>2807</text:p>
          </table:table-cell>
          <table:table-cell table:formula="of:=MOD([.$F$4];[.A28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12]+1" office:value-type="float" office:value="2808" calcext:value-type="float">
            <text:p>2808</text:p>
          </table:table-cell>
          <table:table-cell table:formula="of:=MOD([.$F$4];[.A28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13]+1" office:value-type="float" office:value="2809" calcext:value-type="float">
            <text:p>2809</text:p>
          </table:table-cell>
          <table:table-cell table:formula="of:=MOD([.$F$4];[.A28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14]+1" office:value-type="float" office:value="2810" calcext:value-type="float">
            <text:p>2810</text:p>
          </table:table-cell>
          <table:table-cell table:formula="of:=MOD([.$F$4];[.A28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15]+1" office:value-type="float" office:value="2811" calcext:value-type="float">
            <text:p>2811</text:p>
          </table:table-cell>
          <table:table-cell table:formula="of:=MOD([.$F$4];[.A28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16]+1" office:value-type="float" office:value="2812" calcext:value-type="float">
            <text:p>2812</text:p>
          </table:table-cell>
          <table:table-cell table:formula="of:=MOD([.$F$4];[.A28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17]+1" office:value-type="float" office:value="2813" calcext:value-type="float">
            <text:p>2813</text:p>
          </table:table-cell>
          <table:table-cell table:formula="of:=MOD([.$F$4];[.A28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18]+1" office:value-type="float" office:value="2814" calcext:value-type="float">
            <text:p>2814</text:p>
          </table:table-cell>
          <table:table-cell table:formula="of:=MOD([.$F$4];[.A28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19]+1" office:value-type="float" office:value="2815" calcext:value-type="float">
            <text:p>2815</text:p>
          </table:table-cell>
          <table:table-cell table:formula="of:=MOD([.$F$4];[.A28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20]+1" office:value-type="float" office:value="2816" calcext:value-type="float">
            <text:p>2816</text:p>
          </table:table-cell>
          <table:table-cell table:formula="of:=MOD([.$F$4];[.A28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21]+1" office:value-type="float" office:value="2817" calcext:value-type="float">
            <text:p>2817</text:p>
          </table:table-cell>
          <table:table-cell table:formula="of:=MOD([.$F$4];[.A28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22]+1" office:value-type="float" office:value="2818" calcext:value-type="float">
            <text:p>2818</text:p>
          </table:table-cell>
          <table:table-cell table:formula="of:=MOD([.$F$4];[.A28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23]+1" office:value-type="float" office:value="2819" calcext:value-type="float">
            <text:p>2819</text:p>
          </table:table-cell>
          <table:table-cell table:formula="of:=MOD([.$F$4];[.A28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24]+1" office:value-type="float" office:value="2820" calcext:value-type="float">
            <text:p>2820</text:p>
          </table:table-cell>
          <table:table-cell table:formula="of:=MOD([.$F$4];[.A28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25]+1" office:value-type="float" office:value="2821" calcext:value-type="float">
            <text:p>2821</text:p>
          </table:table-cell>
          <table:table-cell table:formula="of:=MOD([.$F$4];[.A28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26]+1" office:value-type="float" office:value="2822" calcext:value-type="float">
            <text:p>2822</text:p>
          </table:table-cell>
          <table:table-cell table:formula="of:=MOD([.$F$4];[.A28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27]+1" office:value-type="float" office:value="2823" calcext:value-type="float">
            <text:p>2823</text:p>
          </table:table-cell>
          <table:table-cell table:formula="of:=MOD([.$F$4];[.A28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28]+1" office:value-type="float" office:value="2824" calcext:value-type="float">
            <text:p>2824</text:p>
          </table:table-cell>
          <table:table-cell table:formula="of:=MOD([.$F$4];[.A28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29]+1" office:value-type="float" office:value="2825" calcext:value-type="float">
            <text:p>2825</text:p>
          </table:table-cell>
          <table:table-cell table:formula="of:=MOD([.$F$4];[.A28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30]+1" office:value-type="float" office:value="2826" calcext:value-type="float">
            <text:p>2826</text:p>
          </table:table-cell>
          <table:table-cell table:formula="of:=MOD([.$F$4];[.A28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31]+1" office:value-type="float" office:value="2827" calcext:value-type="float">
            <text:p>2827</text:p>
          </table:table-cell>
          <table:table-cell table:formula="of:=MOD([.$F$4];[.A28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32]+1" office:value-type="float" office:value="2828" calcext:value-type="float">
            <text:p>2828</text:p>
          </table:table-cell>
          <table:table-cell table:formula="of:=MOD([.$F$4];[.A28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33]+1" office:value-type="float" office:value="2829" calcext:value-type="float">
            <text:p>2829</text:p>
          </table:table-cell>
          <table:table-cell table:formula="of:=MOD([.$F$4];[.A28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34]+1" office:value-type="float" office:value="2830" calcext:value-type="float">
            <text:p>2830</text:p>
          </table:table-cell>
          <table:table-cell table:formula="of:=MOD([.$F$4];[.A28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35]+1" office:value-type="float" office:value="2831" calcext:value-type="float">
            <text:p>2831</text:p>
          </table:table-cell>
          <table:table-cell table:formula="of:=MOD([.$F$4];[.A28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36]+1" office:value-type="float" office:value="2832" calcext:value-type="float">
            <text:p>2832</text:p>
          </table:table-cell>
          <table:table-cell table:formula="of:=MOD([.$F$4];[.A28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37]+1" office:value-type="float" office:value="2833" calcext:value-type="float">
            <text:p>2833</text:p>
          </table:table-cell>
          <table:table-cell table:formula="of:=MOD([.$F$4];[.A28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38]+1" office:value-type="float" office:value="2834" calcext:value-type="float">
            <text:p>2834</text:p>
          </table:table-cell>
          <table:table-cell table:formula="of:=MOD([.$F$4];[.A28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39]+1" office:value-type="float" office:value="2835" calcext:value-type="float">
            <text:p>2835</text:p>
          </table:table-cell>
          <table:table-cell table:formula="of:=MOD([.$F$4];[.A28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40]+1" office:value-type="float" office:value="2836" calcext:value-type="float">
            <text:p>2836</text:p>
          </table:table-cell>
          <table:table-cell table:formula="of:=MOD([.$F$4];[.A28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41]+1" office:value-type="float" office:value="2837" calcext:value-type="float">
            <text:p>2837</text:p>
          </table:table-cell>
          <table:table-cell table:formula="of:=MOD([.$F$4];[.A28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42]+1" office:value-type="float" office:value="2838" calcext:value-type="float">
            <text:p>2838</text:p>
          </table:table-cell>
          <table:table-cell table:formula="of:=MOD([.$F$4];[.A28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43]+1" office:value-type="float" office:value="2839" calcext:value-type="float">
            <text:p>2839</text:p>
          </table:table-cell>
          <table:table-cell table:formula="of:=MOD([.$F$4];[.A28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44]+1" office:value-type="float" office:value="2840" calcext:value-type="float">
            <text:p>2840</text:p>
          </table:table-cell>
          <table:table-cell table:formula="of:=MOD([.$F$4];[.A28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45]+1" office:value-type="float" office:value="2841" calcext:value-type="float">
            <text:p>2841</text:p>
          </table:table-cell>
          <table:table-cell table:formula="of:=MOD([.$F$4];[.A28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46]+1" office:value-type="float" office:value="2842" calcext:value-type="float">
            <text:p>2842</text:p>
          </table:table-cell>
          <table:table-cell table:formula="of:=MOD([.$F$4];[.A28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47]+1" office:value-type="float" office:value="2843" calcext:value-type="float">
            <text:p>2843</text:p>
          </table:table-cell>
          <table:table-cell table:formula="of:=MOD([.$F$4];[.A28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48]+1" office:value-type="float" office:value="2844" calcext:value-type="float">
            <text:p>2844</text:p>
          </table:table-cell>
          <table:table-cell table:formula="of:=MOD([.$F$4];[.A28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49]+1" office:value-type="float" office:value="2845" calcext:value-type="float">
            <text:p>2845</text:p>
          </table:table-cell>
          <table:table-cell table:formula="of:=MOD([.$F$4];[.A28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50]+1" office:value-type="float" office:value="2846" calcext:value-type="float">
            <text:p>2846</text:p>
          </table:table-cell>
          <table:table-cell table:formula="of:=MOD([.$F$4];[.A28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51]+1" office:value-type="float" office:value="2847" calcext:value-type="float">
            <text:p>2847</text:p>
          </table:table-cell>
          <table:table-cell table:formula="of:=MOD([.$F$4];[.A28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52]+1" office:value-type="float" office:value="2848" calcext:value-type="float">
            <text:p>2848</text:p>
          </table:table-cell>
          <table:table-cell table:formula="of:=MOD([.$F$4];[.A28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53]+1" office:value-type="float" office:value="2849" calcext:value-type="float">
            <text:p>2849</text:p>
          </table:table-cell>
          <table:table-cell table:formula="of:=MOD([.$F$4];[.A28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54]+1" office:value-type="float" office:value="2850" calcext:value-type="float">
            <text:p>2850</text:p>
          </table:table-cell>
          <table:table-cell table:formula="of:=MOD([.$F$4];[.A28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55]+1" office:value-type="float" office:value="2851" calcext:value-type="float">
            <text:p>2851</text:p>
          </table:table-cell>
          <table:table-cell table:formula="of:=MOD([.$F$4];[.A28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56]+1" office:value-type="float" office:value="2852" calcext:value-type="float">
            <text:p>2852</text:p>
          </table:table-cell>
          <table:table-cell table:formula="of:=MOD([.$F$4];[.A28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57]+1" office:value-type="float" office:value="2853" calcext:value-type="float">
            <text:p>2853</text:p>
          </table:table-cell>
          <table:table-cell table:formula="of:=MOD([.$F$4];[.A28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58]+1" office:value-type="float" office:value="2854" calcext:value-type="float">
            <text:p>2854</text:p>
          </table:table-cell>
          <table:table-cell table:formula="of:=MOD([.$F$4];[.A28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59]+1" office:value-type="float" office:value="2855" calcext:value-type="float">
            <text:p>2855</text:p>
          </table:table-cell>
          <table:table-cell table:formula="of:=MOD([.$F$4];[.A28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60]+1" office:value-type="float" office:value="2856" calcext:value-type="float">
            <text:p>2856</text:p>
          </table:table-cell>
          <table:table-cell table:formula="of:=MOD([.$F$4];[.A28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61]+1" office:value-type="float" office:value="2857" calcext:value-type="float">
            <text:p>2857</text:p>
          </table:table-cell>
          <table:table-cell table:formula="of:=MOD([.$F$4];[.A28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62]+1" office:value-type="float" office:value="2858" calcext:value-type="float">
            <text:p>2858</text:p>
          </table:table-cell>
          <table:table-cell table:formula="of:=MOD([.$F$4];[.A28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63]+1" office:value-type="float" office:value="2859" calcext:value-type="float">
            <text:p>2859</text:p>
          </table:table-cell>
          <table:table-cell table:formula="of:=MOD([.$F$4];[.A28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64]+1" office:value-type="float" office:value="2860" calcext:value-type="float">
            <text:p>2860</text:p>
          </table:table-cell>
          <table:table-cell table:formula="of:=MOD([.$F$4];[.A28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65]+1" office:value-type="float" office:value="2861" calcext:value-type="float">
            <text:p>2861</text:p>
          </table:table-cell>
          <table:table-cell table:formula="of:=MOD([.$F$4];[.A28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66]+1" office:value-type="float" office:value="2862" calcext:value-type="float">
            <text:p>2862</text:p>
          </table:table-cell>
          <table:table-cell table:formula="of:=MOD([.$F$4];[.A28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67]+1" office:value-type="float" office:value="2863" calcext:value-type="float">
            <text:p>2863</text:p>
          </table:table-cell>
          <table:table-cell table:formula="of:=MOD([.$F$4];[.A28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68]+1" office:value-type="float" office:value="2864" calcext:value-type="float">
            <text:p>2864</text:p>
          </table:table-cell>
          <table:table-cell table:formula="of:=MOD([.$F$4];[.A28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69]+1" office:value-type="float" office:value="2865" calcext:value-type="float">
            <text:p>2865</text:p>
          </table:table-cell>
          <table:table-cell table:formula="of:=MOD([.$F$4];[.A28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70]+1" office:value-type="float" office:value="2866" calcext:value-type="float">
            <text:p>2866</text:p>
          </table:table-cell>
          <table:table-cell table:formula="of:=MOD([.$F$4];[.A28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71]+1" office:value-type="float" office:value="2867" calcext:value-type="float">
            <text:p>2867</text:p>
          </table:table-cell>
          <table:table-cell table:formula="of:=MOD([.$F$4];[.A28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72]+1" office:value-type="float" office:value="2868" calcext:value-type="float">
            <text:p>2868</text:p>
          </table:table-cell>
          <table:table-cell table:formula="of:=MOD([.$F$4];[.A28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73]+1" office:value-type="float" office:value="2869" calcext:value-type="float">
            <text:p>2869</text:p>
          </table:table-cell>
          <table:table-cell table:formula="of:=MOD([.$F$4];[.A28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74]+1" office:value-type="float" office:value="2870" calcext:value-type="float">
            <text:p>2870</text:p>
          </table:table-cell>
          <table:table-cell table:formula="of:=MOD([.$F$4];[.A28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75]+1" office:value-type="float" office:value="2871" calcext:value-type="float">
            <text:p>2871</text:p>
          </table:table-cell>
          <table:table-cell table:formula="of:=MOD([.$F$4];[.A28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76]+1" office:value-type="float" office:value="2872" calcext:value-type="float">
            <text:p>2872</text:p>
          </table:table-cell>
          <table:table-cell table:formula="of:=MOD([.$F$4];[.A28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77]+1" office:value-type="float" office:value="2873" calcext:value-type="float">
            <text:p>2873</text:p>
          </table:table-cell>
          <table:table-cell table:formula="of:=MOD([.$F$4];[.A28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78]+1" office:value-type="float" office:value="2874" calcext:value-type="float">
            <text:p>2874</text:p>
          </table:table-cell>
          <table:table-cell table:formula="of:=MOD([.$F$4];[.A28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79]+1" office:value-type="float" office:value="2875" calcext:value-type="float">
            <text:p>2875</text:p>
          </table:table-cell>
          <table:table-cell table:formula="of:=MOD([.$F$4];[.A28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80]+1" office:value-type="float" office:value="2876" calcext:value-type="float">
            <text:p>2876</text:p>
          </table:table-cell>
          <table:table-cell table:formula="of:=MOD([.$F$4];[.A28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81]+1" office:value-type="float" office:value="2877" calcext:value-type="float">
            <text:p>2877</text:p>
          </table:table-cell>
          <table:table-cell table:formula="of:=MOD([.$F$4];[.A28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82]+1" office:value-type="float" office:value="2878" calcext:value-type="float">
            <text:p>2878</text:p>
          </table:table-cell>
          <table:table-cell table:formula="of:=MOD([.$F$4];[.A28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83]+1" office:value-type="float" office:value="2879" calcext:value-type="float">
            <text:p>2879</text:p>
          </table:table-cell>
          <table:table-cell table:formula="of:=MOD([.$F$4];[.A28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84]+1" office:value-type="float" office:value="2880" calcext:value-type="float">
            <text:p>2880</text:p>
          </table:table-cell>
          <table:table-cell table:formula="of:=MOD([.$F$4];[.A28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85]+1" office:value-type="float" office:value="2881" calcext:value-type="float">
            <text:p>2881</text:p>
          </table:table-cell>
          <table:table-cell table:formula="of:=MOD([.$F$4];[.A28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86]+1" office:value-type="float" office:value="2882" calcext:value-type="float">
            <text:p>2882</text:p>
          </table:table-cell>
          <table:table-cell table:formula="of:=MOD([.$F$4];[.A28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87]+1" office:value-type="float" office:value="2883" calcext:value-type="float">
            <text:p>2883</text:p>
          </table:table-cell>
          <table:table-cell table:formula="of:=MOD([.$F$4];[.A28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88]+1" office:value-type="float" office:value="2884" calcext:value-type="float">
            <text:p>2884</text:p>
          </table:table-cell>
          <table:table-cell table:formula="of:=MOD([.$F$4];[.A28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89]+1" office:value-type="float" office:value="2885" calcext:value-type="float">
            <text:p>2885</text:p>
          </table:table-cell>
          <table:table-cell table:formula="of:=MOD([.$F$4];[.A28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90]+1" office:value-type="float" office:value="2886" calcext:value-type="float">
            <text:p>2886</text:p>
          </table:table-cell>
          <table:table-cell table:formula="of:=MOD([.$F$4];[.A28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91]+1" office:value-type="float" office:value="2887" calcext:value-type="float">
            <text:p>2887</text:p>
          </table:table-cell>
          <table:table-cell table:formula="of:=MOD([.$F$4];[.A28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92]+1" office:value-type="float" office:value="2888" calcext:value-type="float">
            <text:p>2888</text:p>
          </table:table-cell>
          <table:table-cell table:formula="of:=MOD([.$F$4];[.A28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93]+1" office:value-type="float" office:value="2889" calcext:value-type="float">
            <text:p>2889</text:p>
          </table:table-cell>
          <table:table-cell table:formula="of:=MOD([.$F$4];[.A28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94]+1" office:value-type="float" office:value="2890" calcext:value-type="float">
            <text:p>2890</text:p>
          </table:table-cell>
          <table:table-cell table:formula="of:=MOD([.$F$4];[.A28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95]+1" office:value-type="float" office:value="2891" calcext:value-type="float">
            <text:p>2891</text:p>
          </table:table-cell>
          <table:table-cell table:formula="of:=MOD([.$F$4];[.A28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96]+1" office:value-type="float" office:value="2892" calcext:value-type="float">
            <text:p>2892</text:p>
          </table:table-cell>
          <table:table-cell table:formula="of:=MOD([.$F$4];[.A28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97]+1" office:value-type="float" office:value="2893" calcext:value-type="float">
            <text:p>2893</text:p>
          </table:table-cell>
          <table:table-cell table:formula="of:=MOD([.$F$4];[.A28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98]+1" office:value-type="float" office:value="2894" calcext:value-type="float">
            <text:p>2894</text:p>
          </table:table-cell>
          <table:table-cell table:formula="of:=MOD([.$F$4];[.A28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99]+1" office:value-type="float" office:value="2895" calcext:value-type="float">
            <text:p>2895</text:p>
          </table:table-cell>
          <table:table-cell table:formula="of:=MOD([.$F$4];[.A29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00]+1" office:value-type="float" office:value="2896" calcext:value-type="float">
            <text:p>2896</text:p>
          </table:table-cell>
          <table:table-cell table:formula="of:=MOD([.$F$4];[.A29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01]+1" office:value-type="float" office:value="2897" calcext:value-type="float">
            <text:p>2897</text:p>
          </table:table-cell>
          <table:table-cell table:formula="of:=MOD([.$F$4];[.A29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02]+1" office:value-type="float" office:value="2898" calcext:value-type="float">
            <text:p>2898</text:p>
          </table:table-cell>
          <table:table-cell table:formula="of:=MOD([.$F$4];[.A29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03]+1" office:value-type="float" office:value="2899" calcext:value-type="float">
            <text:p>2899</text:p>
          </table:table-cell>
          <table:table-cell table:formula="of:=MOD([.$F$4];[.A29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04]+1" office:value-type="float" office:value="2900" calcext:value-type="float">
            <text:p>2900</text:p>
          </table:table-cell>
          <table:table-cell table:formula="of:=MOD([.$F$4];[.A29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05]+1" office:value-type="float" office:value="2901" calcext:value-type="float">
            <text:p>2901</text:p>
          </table:table-cell>
          <table:table-cell table:formula="of:=MOD([.$F$4];[.A29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06]+1" office:value-type="float" office:value="2902" calcext:value-type="float">
            <text:p>2902</text:p>
          </table:table-cell>
          <table:table-cell table:formula="of:=MOD([.$F$4];[.A29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07]+1" office:value-type="float" office:value="2903" calcext:value-type="float">
            <text:p>2903</text:p>
          </table:table-cell>
          <table:table-cell table:formula="of:=MOD([.$F$4];[.A29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08]+1" office:value-type="float" office:value="2904" calcext:value-type="float">
            <text:p>2904</text:p>
          </table:table-cell>
          <table:table-cell table:formula="of:=MOD([.$F$4];[.A29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09]+1" office:value-type="float" office:value="2905" calcext:value-type="float">
            <text:p>2905</text:p>
          </table:table-cell>
          <table:table-cell table:formula="of:=MOD([.$F$4];[.A29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10]+1" office:value-type="float" office:value="2906" calcext:value-type="float">
            <text:p>2906</text:p>
          </table:table-cell>
          <table:table-cell table:formula="of:=MOD([.$F$4];[.A29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11]+1" office:value-type="float" office:value="2907" calcext:value-type="float">
            <text:p>2907</text:p>
          </table:table-cell>
          <table:table-cell table:formula="of:=MOD([.$F$4];[.A29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12]+1" office:value-type="float" office:value="2908" calcext:value-type="float">
            <text:p>2908</text:p>
          </table:table-cell>
          <table:table-cell table:formula="of:=MOD([.$F$4];[.A29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13]+1" office:value-type="float" office:value="2909" calcext:value-type="float">
            <text:p>2909</text:p>
          </table:table-cell>
          <table:table-cell table:formula="of:=MOD([.$F$4];[.A29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14]+1" office:value-type="float" office:value="2910" calcext:value-type="float">
            <text:p>2910</text:p>
          </table:table-cell>
          <table:table-cell table:formula="of:=MOD([.$F$4];[.A29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15]+1" office:value-type="float" office:value="2911" calcext:value-type="float">
            <text:p>2911</text:p>
          </table:table-cell>
          <table:table-cell table:formula="of:=MOD([.$F$4];[.A29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16]+1" office:value-type="float" office:value="2912" calcext:value-type="float">
            <text:p>2912</text:p>
          </table:table-cell>
          <table:table-cell table:formula="of:=MOD([.$F$4];[.A29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17]+1" office:value-type="float" office:value="2913" calcext:value-type="float">
            <text:p>2913</text:p>
          </table:table-cell>
          <table:table-cell table:formula="of:=MOD([.$F$4];[.A29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18]+1" office:value-type="float" office:value="2914" calcext:value-type="float">
            <text:p>2914</text:p>
          </table:table-cell>
          <table:table-cell table:formula="of:=MOD([.$F$4];[.A29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19]+1" office:value-type="float" office:value="2915" calcext:value-type="float">
            <text:p>2915</text:p>
          </table:table-cell>
          <table:table-cell table:formula="of:=MOD([.$F$4];[.A29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20]+1" office:value-type="float" office:value="2916" calcext:value-type="float">
            <text:p>2916</text:p>
          </table:table-cell>
          <table:table-cell table:formula="of:=MOD([.$F$4];[.A29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21]+1" office:value-type="float" office:value="2917" calcext:value-type="float">
            <text:p>2917</text:p>
          </table:table-cell>
          <table:table-cell table:formula="of:=MOD([.$F$4];[.A29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22]+1" office:value-type="float" office:value="2918" calcext:value-type="float">
            <text:p>2918</text:p>
          </table:table-cell>
          <table:table-cell table:formula="of:=MOD([.$F$4];[.A29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23]+1" office:value-type="float" office:value="2919" calcext:value-type="float">
            <text:p>2919</text:p>
          </table:table-cell>
          <table:table-cell table:formula="of:=MOD([.$F$4];[.A29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24]+1" office:value-type="float" office:value="2920" calcext:value-type="float">
            <text:p>2920</text:p>
          </table:table-cell>
          <table:table-cell table:formula="of:=MOD([.$F$4];[.A29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25]+1" office:value-type="float" office:value="2921" calcext:value-type="float">
            <text:p>2921</text:p>
          </table:table-cell>
          <table:table-cell table:formula="of:=MOD([.$F$4];[.A29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26]+1" office:value-type="float" office:value="2922" calcext:value-type="float">
            <text:p>2922</text:p>
          </table:table-cell>
          <table:table-cell table:formula="of:=MOD([.$F$4];[.A29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27]+1" office:value-type="float" office:value="2923" calcext:value-type="float">
            <text:p>2923</text:p>
          </table:table-cell>
          <table:table-cell table:formula="of:=MOD([.$F$4];[.A29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28]+1" office:value-type="float" office:value="2924" calcext:value-type="float">
            <text:p>2924</text:p>
          </table:table-cell>
          <table:table-cell table:formula="of:=MOD([.$F$4];[.A29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29]+1" office:value-type="float" office:value="2925" calcext:value-type="float">
            <text:p>2925</text:p>
          </table:table-cell>
          <table:table-cell table:formula="of:=MOD([.$F$4];[.A29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30]+1" office:value-type="float" office:value="2926" calcext:value-type="float">
            <text:p>2926</text:p>
          </table:table-cell>
          <table:table-cell table:formula="of:=MOD([.$F$4];[.A29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31]+1" office:value-type="float" office:value="2927" calcext:value-type="float">
            <text:p>2927</text:p>
          </table:table-cell>
          <table:table-cell table:formula="of:=MOD([.$F$4];[.A29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32]+1" office:value-type="float" office:value="2928" calcext:value-type="float">
            <text:p>2928</text:p>
          </table:table-cell>
          <table:table-cell table:formula="of:=MOD([.$F$4];[.A29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33]+1" office:value-type="float" office:value="2929" calcext:value-type="float">
            <text:p>2929</text:p>
          </table:table-cell>
          <table:table-cell table:formula="of:=MOD([.$F$4];[.A29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34]+1" office:value-type="float" office:value="2930" calcext:value-type="float">
            <text:p>2930</text:p>
          </table:table-cell>
          <table:table-cell table:formula="of:=MOD([.$F$4];[.A29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35]+1" office:value-type="float" office:value="2931" calcext:value-type="float">
            <text:p>2931</text:p>
          </table:table-cell>
          <table:table-cell table:formula="of:=MOD([.$F$4];[.A29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36]+1" office:value-type="float" office:value="2932" calcext:value-type="float">
            <text:p>2932</text:p>
          </table:table-cell>
          <table:table-cell table:formula="of:=MOD([.$F$4];[.A29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37]+1" office:value-type="float" office:value="2933" calcext:value-type="float">
            <text:p>2933</text:p>
          </table:table-cell>
          <table:table-cell table:formula="of:=MOD([.$F$4];[.A29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38]+1" office:value-type="float" office:value="2934" calcext:value-type="float">
            <text:p>2934</text:p>
          </table:table-cell>
          <table:table-cell table:formula="of:=MOD([.$F$4];[.A29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39]+1" office:value-type="float" office:value="2935" calcext:value-type="float">
            <text:p>2935</text:p>
          </table:table-cell>
          <table:table-cell table:formula="of:=MOD([.$F$4];[.A29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40]+1" office:value-type="float" office:value="2936" calcext:value-type="float">
            <text:p>2936</text:p>
          </table:table-cell>
          <table:table-cell table:formula="of:=MOD([.$F$4];[.A29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41]+1" office:value-type="float" office:value="2937" calcext:value-type="float">
            <text:p>2937</text:p>
          </table:table-cell>
          <table:table-cell table:formula="of:=MOD([.$F$4];[.A29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42]+1" office:value-type="float" office:value="2938" calcext:value-type="float">
            <text:p>2938</text:p>
          </table:table-cell>
          <table:table-cell table:formula="of:=MOD([.$F$4];[.A29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43]+1" office:value-type="float" office:value="2939" calcext:value-type="float">
            <text:p>2939</text:p>
          </table:table-cell>
          <table:table-cell table:formula="of:=MOD([.$F$4];[.A29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44]+1" office:value-type="float" office:value="2940" calcext:value-type="float">
            <text:p>2940</text:p>
          </table:table-cell>
          <table:table-cell table:formula="of:=MOD([.$F$4];[.A29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45]+1" office:value-type="float" office:value="2941" calcext:value-type="float">
            <text:p>2941</text:p>
          </table:table-cell>
          <table:table-cell table:formula="of:=MOD([.$F$4];[.A29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46]+1" office:value-type="float" office:value="2942" calcext:value-type="float">
            <text:p>2942</text:p>
          </table:table-cell>
          <table:table-cell table:formula="of:=MOD([.$F$4];[.A29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47]+1" office:value-type="float" office:value="2943" calcext:value-type="float">
            <text:p>2943</text:p>
          </table:table-cell>
          <table:table-cell table:formula="of:=MOD([.$F$4];[.A29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48]+1" office:value-type="float" office:value="2944" calcext:value-type="float">
            <text:p>2944</text:p>
          </table:table-cell>
          <table:table-cell table:formula="of:=MOD([.$F$4];[.A29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49]+1" office:value-type="float" office:value="2945" calcext:value-type="float">
            <text:p>2945</text:p>
          </table:table-cell>
          <table:table-cell table:formula="of:=MOD([.$F$4];[.A29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50]+1" office:value-type="float" office:value="2946" calcext:value-type="float">
            <text:p>2946</text:p>
          </table:table-cell>
          <table:table-cell table:formula="of:=MOD([.$F$4];[.A29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51]+1" office:value-type="float" office:value="2947" calcext:value-type="float">
            <text:p>2947</text:p>
          </table:table-cell>
          <table:table-cell table:formula="of:=MOD([.$F$4];[.A29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52]+1" office:value-type="float" office:value="2948" calcext:value-type="float">
            <text:p>2948</text:p>
          </table:table-cell>
          <table:table-cell table:formula="of:=MOD([.$F$4];[.A29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53]+1" office:value-type="float" office:value="2949" calcext:value-type="float">
            <text:p>2949</text:p>
          </table:table-cell>
          <table:table-cell table:formula="of:=MOD([.$F$4];[.A29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54]+1" office:value-type="float" office:value="2950" calcext:value-type="float">
            <text:p>2950</text:p>
          </table:table-cell>
          <table:table-cell table:formula="of:=MOD([.$F$4];[.A29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55]+1" office:value-type="float" office:value="2951" calcext:value-type="float">
            <text:p>2951</text:p>
          </table:table-cell>
          <table:table-cell table:formula="of:=MOD([.$F$4];[.A29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56]+1" office:value-type="float" office:value="2952" calcext:value-type="float">
            <text:p>2952</text:p>
          </table:table-cell>
          <table:table-cell table:formula="of:=MOD([.$F$4];[.A29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57]+1" office:value-type="float" office:value="2953" calcext:value-type="float">
            <text:p>2953</text:p>
          </table:table-cell>
          <table:table-cell table:formula="of:=MOD([.$F$4];[.A29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58]+1" office:value-type="float" office:value="2954" calcext:value-type="float">
            <text:p>2954</text:p>
          </table:table-cell>
          <table:table-cell table:formula="of:=MOD([.$F$4];[.A29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59]+1" office:value-type="float" office:value="2955" calcext:value-type="float">
            <text:p>2955</text:p>
          </table:table-cell>
          <table:table-cell table:formula="of:=MOD([.$F$4];[.A29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60]+1" office:value-type="float" office:value="2956" calcext:value-type="float">
            <text:p>2956</text:p>
          </table:table-cell>
          <table:table-cell table:formula="of:=MOD([.$F$4];[.A29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61]+1" office:value-type="float" office:value="2957" calcext:value-type="float">
            <text:p>2957</text:p>
          </table:table-cell>
          <table:table-cell table:formula="of:=MOD([.$F$4];[.A29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62]+1" office:value-type="float" office:value="2958" calcext:value-type="float">
            <text:p>2958</text:p>
          </table:table-cell>
          <table:table-cell table:formula="of:=MOD([.$F$4];[.A29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63]+1" office:value-type="float" office:value="2959" calcext:value-type="float">
            <text:p>2959</text:p>
          </table:table-cell>
          <table:table-cell table:formula="of:=MOD([.$F$4];[.A29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64]+1" office:value-type="float" office:value="2960" calcext:value-type="float">
            <text:p>2960</text:p>
          </table:table-cell>
          <table:table-cell table:formula="of:=MOD([.$F$4];[.A29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65]+1" office:value-type="float" office:value="2961" calcext:value-type="float">
            <text:p>2961</text:p>
          </table:table-cell>
          <table:table-cell table:formula="of:=MOD([.$F$4];[.A29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66]+1" office:value-type="float" office:value="2962" calcext:value-type="float">
            <text:p>2962</text:p>
          </table:table-cell>
          <table:table-cell table:formula="of:=MOD([.$F$4];[.A29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67]+1" office:value-type="float" office:value="2963" calcext:value-type="float">
            <text:p>2963</text:p>
          </table:table-cell>
          <table:table-cell table:formula="of:=MOD([.$F$4];[.A29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68]+1" office:value-type="float" office:value="2964" calcext:value-type="float">
            <text:p>2964</text:p>
          </table:table-cell>
          <table:table-cell table:formula="of:=MOD([.$F$4];[.A29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69]+1" office:value-type="float" office:value="2965" calcext:value-type="float">
            <text:p>2965</text:p>
          </table:table-cell>
          <table:table-cell table:formula="of:=MOD([.$F$4];[.A29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70]+1" office:value-type="float" office:value="2966" calcext:value-type="float">
            <text:p>2966</text:p>
          </table:table-cell>
          <table:table-cell table:formula="of:=MOD([.$F$4];[.A29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71]+1" office:value-type="float" office:value="2967" calcext:value-type="float">
            <text:p>2967</text:p>
          </table:table-cell>
          <table:table-cell table:formula="of:=MOD([.$F$4];[.A29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72]+1" office:value-type="float" office:value="2968" calcext:value-type="float">
            <text:p>2968</text:p>
          </table:table-cell>
          <table:table-cell table:formula="of:=MOD([.$F$4];[.A29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73]+1" office:value-type="float" office:value="2969" calcext:value-type="float">
            <text:p>2969</text:p>
          </table:table-cell>
          <table:table-cell table:formula="of:=MOD([.$F$4];[.A29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74]+1" office:value-type="float" office:value="2970" calcext:value-type="float">
            <text:p>2970</text:p>
          </table:table-cell>
          <table:table-cell table:formula="of:=MOD([.$F$4];[.A29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75]+1" office:value-type="float" office:value="2971" calcext:value-type="float">
            <text:p>2971</text:p>
          </table:table-cell>
          <table:table-cell table:formula="of:=MOD([.$F$4];[.A29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76]+1" office:value-type="float" office:value="2972" calcext:value-type="float">
            <text:p>2972</text:p>
          </table:table-cell>
          <table:table-cell table:formula="of:=MOD([.$F$4];[.A29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77]+1" office:value-type="float" office:value="2973" calcext:value-type="float">
            <text:p>2973</text:p>
          </table:table-cell>
          <table:table-cell table:formula="of:=MOD([.$F$4];[.A29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78]+1" office:value-type="float" office:value="2974" calcext:value-type="float">
            <text:p>2974</text:p>
          </table:table-cell>
          <table:table-cell table:formula="of:=MOD([.$F$4];[.A29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79]+1" office:value-type="float" office:value="2975" calcext:value-type="float">
            <text:p>2975</text:p>
          </table:table-cell>
          <table:table-cell table:formula="of:=MOD([.$F$4];[.A29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80]+1" office:value-type="float" office:value="2976" calcext:value-type="float">
            <text:p>2976</text:p>
          </table:table-cell>
          <table:table-cell table:formula="of:=MOD([.$F$4];[.A29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81]+1" office:value-type="float" office:value="2977" calcext:value-type="float">
            <text:p>2977</text:p>
          </table:table-cell>
          <table:table-cell table:formula="of:=MOD([.$F$4];[.A29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82]+1" office:value-type="float" office:value="2978" calcext:value-type="float">
            <text:p>2978</text:p>
          </table:table-cell>
          <table:table-cell table:formula="of:=MOD([.$F$4];[.A29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83]+1" office:value-type="float" office:value="2979" calcext:value-type="float">
            <text:p>2979</text:p>
          </table:table-cell>
          <table:table-cell table:formula="of:=MOD([.$F$4];[.A29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84]+1" office:value-type="float" office:value="2980" calcext:value-type="float">
            <text:p>2980</text:p>
          </table:table-cell>
          <table:table-cell table:formula="of:=MOD([.$F$4];[.A29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85]+1" office:value-type="float" office:value="2981" calcext:value-type="float">
            <text:p>2981</text:p>
          </table:table-cell>
          <table:table-cell table:formula="of:=MOD([.$F$4];[.A29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86]+1" office:value-type="float" office:value="2982" calcext:value-type="float">
            <text:p>2982</text:p>
          </table:table-cell>
          <table:table-cell table:formula="of:=MOD([.$F$4];[.A29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87]+1" office:value-type="float" office:value="2983" calcext:value-type="float">
            <text:p>2983</text:p>
          </table:table-cell>
          <table:table-cell table:formula="of:=MOD([.$F$4];[.A29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88]+1" office:value-type="float" office:value="2984" calcext:value-type="float">
            <text:p>2984</text:p>
          </table:table-cell>
          <table:table-cell table:formula="of:=MOD([.$F$4];[.A29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89]+1" office:value-type="float" office:value="2985" calcext:value-type="float">
            <text:p>2985</text:p>
          </table:table-cell>
          <table:table-cell table:formula="of:=MOD([.$F$4];[.A29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90]+1" office:value-type="float" office:value="2986" calcext:value-type="float">
            <text:p>2986</text:p>
          </table:table-cell>
          <table:table-cell table:formula="of:=MOD([.$F$4];[.A29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91]+1" office:value-type="float" office:value="2987" calcext:value-type="float">
            <text:p>2987</text:p>
          </table:table-cell>
          <table:table-cell table:formula="of:=MOD([.$F$4];[.A29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92]+1" office:value-type="float" office:value="2988" calcext:value-type="float">
            <text:p>2988</text:p>
          </table:table-cell>
          <table:table-cell table:formula="of:=MOD([.$F$4];[.A29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93]+1" office:value-type="float" office:value="2989" calcext:value-type="float">
            <text:p>2989</text:p>
          </table:table-cell>
          <table:table-cell table:formula="of:=MOD([.$F$4];[.A29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94]+1" office:value-type="float" office:value="2990" calcext:value-type="float">
            <text:p>2990</text:p>
          </table:table-cell>
          <table:table-cell table:formula="of:=MOD([.$F$4];[.A29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95]+1" office:value-type="float" office:value="2991" calcext:value-type="float">
            <text:p>2991</text:p>
          </table:table-cell>
          <table:table-cell table:formula="of:=MOD([.$F$4];[.A29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96]+1" office:value-type="float" office:value="2992" calcext:value-type="float">
            <text:p>2992</text:p>
          </table:table-cell>
          <table:table-cell table:formula="of:=MOD([.$F$4];[.A29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97]+1" office:value-type="float" office:value="2993" calcext:value-type="float">
            <text:p>2993</text:p>
          </table:table-cell>
          <table:table-cell table:formula="of:=MOD([.$F$4];[.A29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98]+1" office:value-type="float" office:value="2994" calcext:value-type="float">
            <text:p>2994</text:p>
          </table:table-cell>
          <table:table-cell table:formula="of:=MOD([.$F$4];[.A29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99]+1" office:value-type="float" office:value="2995" calcext:value-type="float">
            <text:p>2995</text:p>
          </table:table-cell>
          <table:table-cell table:formula="of:=MOD([.$F$4];[.A30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00]+1" office:value-type="float" office:value="2996" calcext:value-type="float">
            <text:p>2996</text:p>
          </table:table-cell>
          <table:table-cell table:formula="of:=MOD([.$F$4];[.A30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01]+1" office:value-type="float" office:value="2997" calcext:value-type="float">
            <text:p>2997</text:p>
          </table:table-cell>
          <table:table-cell table:formula="of:=MOD([.$F$4];[.A30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02]+1" office:value-type="float" office:value="2998" calcext:value-type="float">
            <text:p>2998</text:p>
          </table:table-cell>
          <table:table-cell table:formula="of:=MOD([.$F$4];[.A30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03]+1" office:value-type="float" office:value="2999" calcext:value-type="float">
            <text:p>2999</text:p>
          </table:table-cell>
          <table:table-cell table:formula="of:=MOD([.$F$4];[.A30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04]+1" office:value-type="float" office:value="3000" calcext:value-type="float">
            <text:p>3000</text:p>
          </table:table-cell>
          <table:table-cell table:formula="of:=MOD([.$F$4];[.A30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05]+1" office:value-type="float" office:value="3001" calcext:value-type="float">
            <text:p>3001</text:p>
          </table:table-cell>
          <table:table-cell table:formula="of:=MOD([.$F$4];[.A30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06]+1" office:value-type="float" office:value="3002" calcext:value-type="float">
            <text:p>3002</text:p>
          </table:table-cell>
          <table:table-cell table:formula="of:=MOD([.$F$4];[.A30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07]+1" office:value-type="float" office:value="3003" calcext:value-type="float">
            <text:p>3003</text:p>
          </table:table-cell>
          <table:table-cell table:formula="of:=MOD([.$F$4];[.A30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08]+1" office:value-type="float" office:value="3004" calcext:value-type="float">
            <text:p>3004</text:p>
          </table:table-cell>
          <table:table-cell table:formula="of:=MOD([.$F$4];[.A30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09]+1" office:value-type="float" office:value="3005" calcext:value-type="float">
            <text:p>3005</text:p>
          </table:table-cell>
          <table:table-cell table:formula="of:=MOD([.$F$4];[.A30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10]+1" office:value-type="float" office:value="3006" calcext:value-type="float">
            <text:p>3006</text:p>
          </table:table-cell>
          <table:table-cell table:formula="of:=MOD([.$F$4];[.A30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11]+1" office:value-type="float" office:value="3007" calcext:value-type="float">
            <text:p>3007</text:p>
          </table:table-cell>
          <table:table-cell table:formula="of:=MOD([.$F$4];[.A30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12]+1" office:value-type="float" office:value="3008" calcext:value-type="float">
            <text:p>3008</text:p>
          </table:table-cell>
          <table:table-cell table:formula="of:=MOD([.$F$4];[.A30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13]+1" office:value-type="float" office:value="3009" calcext:value-type="float">
            <text:p>3009</text:p>
          </table:table-cell>
          <table:table-cell table:formula="of:=MOD([.$F$4];[.A30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14]+1" office:value-type="float" office:value="3010" calcext:value-type="float">
            <text:p>3010</text:p>
          </table:table-cell>
          <table:table-cell table:formula="of:=MOD([.$F$4];[.A30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15]+1" office:value-type="float" office:value="3011" calcext:value-type="float">
            <text:p>3011</text:p>
          </table:table-cell>
          <table:table-cell table:formula="of:=MOD([.$F$4];[.A30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16]+1" office:value-type="float" office:value="3012" calcext:value-type="float">
            <text:p>3012</text:p>
          </table:table-cell>
          <table:table-cell table:formula="of:=MOD([.$F$4];[.A30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17]+1" office:value-type="float" office:value="3013" calcext:value-type="float">
            <text:p>3013</text:p>
          </table:table-cell>
          <table:table-cell table:formula="of:=MOD([.$F$4];[.A30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18]+1" office:value-type="float" office:value="3014" calcext:value-type="float">
            <text:p>3014</text:p>
          </table:table-cell>
          <table:table-cell table:formula="of:=MOD([.$F$4];[.A30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19]+1" office:value-type="float" office:value="3015" calcext:value-type="float">
            <text:p>3015</text:p>
          </table:table-cell>
          <table:table-cell table:formula="of:=MOD([.$F$4];[.A30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20]+1" office:value-type="float" office:value="3016" calcext:value-type="float">
            <text:p>3016</text:p>
          </table:table-cell>
          <table:table-cell table:formula="of:=MOD([.$F$4];[.A30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21]+1" office:value-type="float" office:value="3017" calcext:value-type="float">
            <text:p>3017</text:p>
          </table:table-cell>
          <table:table-cell table:formula="of:=MOD([.$F$4];[.A30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22]+1" office:value-type="float" office:value="3018" calcext:value-type="float">
            <text:p>3018</text:p>
          </table:table-cell>
          <table:table-cell table:formula="of:=MOD([.$F$4];[.A30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23]+1" office:value-type="float" office:value="3019" calcext:value-type="float">
            <text:p>3019</text:p>
          </table:table-cell>
          <table:table-cell table:formula="of:=MOD([.$F$4];[.A30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24]+1" office:value-type="float" office:value="3020" calcext:value-type="float">
            <text:p>3020</text:p>
          </table:table-cell>
          <table:table-cell table:formula="of:=MOD([.$F$4];[.A30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25]+1" office:value-type="float" office:value="3021" calcext:value-type="float">
            <text:p>3021</text:p>
          </table:table-cell>
          <table:table-cell table:formula="of:=MOD([.$F$4];[.A30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26]+1" office:value-type="float" office:value="3022" calcext:value-type="float">
            <text:p>3022</text:p>
          </table:table-cell>
          <table:table-cell table:formula="of:=MOD([.$F$4];[.A30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27]+1" office:value-type="float" office:value="3023" calcext:value-type="float">
            <text:p>3023</text:p>
          </table:table-cell>
          <table:table-cell table:formula="of:=MOD([.$F$4];[.A30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28]+1" office:value-type="float" office:value="3024" calcext:value-type="float">
            <text:p>3024</text:p>
          </table:table-cell>
          <table:table-cell table:formula="of:=MOD([.$F$4];[.A30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29]+1" office:value-type="float" office:value="3025" calcext:value-type="float">
            <text:p>3025</text:p>
          </table:table-cell>
          <table:table-cell table:formula="of:=MOD([.$F$4];[.A30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30]+1" office:value-type="float" office:value="3026" calcext:value-type="float">
            <text:p>3026</text:p>
          </table:table-cell>
          <table:table-cell table:formula="of:=MOD([.$F$4];[.A30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31]+1" office:value-type="float" office:value="3027" calcext:value-type="float">
            <text:p>3027</text:p>
          </table:table-cell>
          <table:table-cell table:formula="of:=MOD([.$F$4];[.A30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32]+1" office:value-type="float" office:value="3028" calcext:value-type="float">
            <text:p>3028</text:p>
          </table:table-cell>
          <table:table-cell table:formula="of:=MOD([.$F$4];[.A30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33]+1" office:value-type="float" office:value="3029" calcext:value-type="float">
            <text:p>3029</text:p>
          </table:table-cell>
          <table:table-cell table:formula="of:=MOD([.$F$4];[.A30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34]+1" office:value-type="float" office:value="3030" calcext:value-type="float">
            <text:p>3030</text:p>
          </table:table-cell>
          <table:table-cell table:formula="of:=MOD([.$F$4];[.A30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35]+1" office:value-type="float" office:value="3031" calcext:value-type="float">
            <text:p>3031</text:p>
          </table:table-cell>
          <table:table-cell table:formula="of:=MOD([.$F$4];[.A30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36]+1" office:value-type="float" office:value="3032" calcext:value-type="float">
            <text:p>3032</text:p>
          </table:table-cell>
          <table:table-cell table:formula="of:=MOD([.$F$4];[.A30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37]+1" office:value-type="float" office:value="3033" calcext:value-type="float">
            <text:p>3033</text:p>
          </table:table-cell>
          <table:table-cell table:formula="of:=MOD([.$F$4];[.A30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38]+1" office:value-type="float" office:value="3034" calcext:value-type="float">
            <text:p>3034</text:p>
          </table:table-cell>
          <table:table-cell table:formula="of:=MOD([.$F$4];[.A30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39]+1" office:value-type="float" office:value="3035" calcext:value-type="float">
            <text:p>3035</text:p>
          </table:table-cell>
          <table:table-cell table:formula="of:=MOD([.$F$4];[.A30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40]+1" office:value-type="float" office:value="3036" calcext:value-type="float">
            <text:p>3036</text:p>
          </table:table-cell>
          <table:table-cell table:formula="of:=MOD([.$F$4];[.A30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41]+1" office:value-type="float" office:value="3037" calcext:value-type="float">
            <text:p>3037</text:p>
          </table:table-cell>
          <table:table-cell table:formula="of:=MOD([.$F$4];[.A30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42]+1" office:value-type="float" office:value="3038" calcext:value-type="float">
            <text:p>3038</text:p>
          </table:table-cell>
          <table:table-cell table:formula="of:=MOD([.$F$4];[.A30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43]+1" office:value-type="float" office:value="3039" calcext:value-type="float">
            <text:p>3039</text:p>
          </table:table-cell>
          <table:table-cell table:formula="of:=MOD([.$F$4];[.A30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44]+1" office:value-type="float" office:value="3040" calcext:value-type="float">
            <text:p>3040</text:p>
          </table:table-cell>
          <table:table-cell table:formula="of:=MOD([.$F$4];[.A30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45]+1" office:value-type="float" office:value="3041" calcext:value-type="float">
            <text:p>3041</text:p>
          </table:table-cell>
          <table:table-cell table:formula="of:=MOD([.$F$4];[.A30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46]+1" office:value-type="float" office:value="3042" calcext:value-type="float">
            <text:p>3042</text:p>
          </table:table-cell>
          <table:table-cell table:formula="of:=MOD([.$F$4];[.A30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47]+1" office:value-type="float" office:value="3043" calcext:value-type="float">
            <text:p>3043</text:p>
          </table:table-cell>
          <table:table-cell table:formula="of:=MOD([.$F$4];[.A30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48]+1" office:value-type="float" office:value="3044" calcext:value-type="float">
            <text:p>3044</text:p>
          </table:table-cell>
          <table:table-cell table:formula="of:=MOD([.$F$4];[.A30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49]+1" office:value-type="float" office:value="3045" calcext:value-type="float">
            <text:p>3045</text:p>
          </table:table-cell>
          <table:table-cell table:formula="of:=MOD([.$F$4];[.A30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50]+1" office:value-type="float" office:value="3046" calcext:value-type="float">
            <text:p>3046</text:p>
          </table:table-cell>
          <table:table-cell table:formula="of:=MOD([.$F$4];[.A30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51]+1" office:value-type="float" office:value="3047" calcext:value-type="float">
            <text:p>3047</text:p>
          </table:table-cell>
          <table:table-cell table:formula="of:=MOD([.$F$4];[.A30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52]+1" office:value-type="float" office:value="3048" calcext:value-type="float">
            <text:p>3048</text:p>
          </table:table-cell>
          <table:table-cell table:formula="of:=MOD([.$F$4];[.A30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53]+1" office:value-type="float" office:value="3049" calcext:value-type="float">
            <text:p>3049</text:p>
          </table:table-cell>
          <table:table-cell table:formula="of:=MOD([.$F$4];[.A30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54]+1" office:value-type="float" office:value="3050" calcext:value-type="float">
            <text:p>3050</text:p>
          </table:table-cell>
          <table:table-cell table:formula="of:=MOD([.$F$4];[.A30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55]+1" office:value-type="float" office:value="3051" calcext:value-type="float">
            <text:p>3051</text:p>
          </table:table-cell>
          <table:table-cell table:formula="of:=MOD([.$F$4];[.A30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56]+1" office:value-type="float" office:value="3052" calcext:value-type="float">
            <text:p>3052</text:p>
          </table:table-cell>
          <table:table-cell table:formula="of:=MOD([.$F$4];[.A30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57]+1" office:value-type="float" office:value="3053" calcext:value-type="float">
            <text:p>3053</text:p>
          </table:table-cell>
          <table:table-cell table:formula="of:=MOD([.$F$4];[.A30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58]+1" office:value-type="float" office:value="3054" calcext:value-type="float">
            <text:p>3054</text:p>
          </table:table-cell>
          <table:table-cell table:formula="of:=MOD([.$F$4];[.A30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59]+1" office:value-type="float" office:value="3055" calcext:value-type="float">
            <text:p>3055</text:p>
          </table:table-cell>
          <table:table-cell table:formula="of:=MOD([.$F$4];[.A30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60]+1" office:value-type="float" office:value="3056" calcext:value-type="float">
            <text:p>3056</text:p>
          </table:table-cell>
          <table:table-cell table:formula="of:=MOD([.$F$4];[.A30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61]+1" office:value-type="float" office:value="3057" calcext:value-type="float">
            <text:p>3057</text:p>
          </table:table-cell>
          <table:table-cell table:formula="of:=MOD([.$F$4];[.A30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62]+1" office:value-type="float" office:value="3058" calcext:value-type="float">
            <text:p>3058</text:p>
          </table:table-cell>
          <table:table-cell table:formula="of:=MOD([.$F$4];[.A30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63]+1" office:value-type="float" office:value="3059" calcext:value-type="float">
            <text:p>3059</text:p>
          </table:table-cell>
          <table:table-cell table:formula="of:=MOD([.$F$4];[.A30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64]+1" office:value-type="float" office:value="3060" calcext:value-type="float">
            <text:p>3060</text:p>
          </table:table-cell>
          <table:table-cell table:formula="of:=MOD([.$F$4];[.A30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65]+1" office:value-type="float" office:value="3061" calcext:value-type="float">
            <text:p>3061</text:p>
          </table:table-cell>
          <table:table-cell table:formula="of:=MOD([.$F$4];[.A30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66]+1" office:value-type="float" office:value="3062" calcext:value-type="float">
            <text:p>3062</text:p>
          </table:table-cell>
          <table:table-cell table:formula="of:=MOD([.$F$4];[.A30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67]+1" office:value-type="float" office:value="3063" calcext:value-type="float">
            <text:p>3063</text:p>
          </table:table-cell>
          <table:table-cell table:formula="of:=MOD([.$F$4];[.A30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68]+1" office:value-type="float" office:value="3064" calcext:value-type="float">
            <text:p>3064</text:p>
          </table:table-cell>
          <table:table-cell table:formula="of:=MOD([.$F$4];[.A30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69]+1" office:value-type="float" office:value="3065" calcext:value-type="float">
            <text:p>3065</text:p>
          </table:table-cell>
          <table:table-cell table:formula="of:=MOD([.$F$4];[.A30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70]+1" office:value-type="float" office:value="3066" calcext:value-type="float">
            <text:p>3066</text:p>
          </table:table-cell>
          <table:table-cell table:formula="of:=MOD([.$F$4];[.A30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71]+1" office:value-type="float" office:value="3067" calcext:value-type="float">
            <text:p>3067</text:p>
          </table:table-cell>
          <table:table-cell table:formula="of:=MOD([.$F$4];[.A30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72]+1" office:value-type="float" office:value="3068" calcext:value-type="float">
            <text:p>3068</text:p>
          </table:table-cell>
          <table:table-cell table:formula="of:=MOD([.$F$4];[.A30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73]+1" office:value-type="float" office:value="3069" calcext:value-type="float">
            <text:p>3069</text:p>
          </table:table-cell>
          <table:table-cell table:formula="of:=MOD([.$F$4];[.A30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74]+1" office:value-type="float" office:value="3070" calcext:value-type="float">
            <text:p>3070</text:p>
          </table:table-cell>
          <table:table-cell table:formula="of:=MOD([.$F$4];[.A30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75]+1" office:value-type="float" office:value="3071" calcext:value-type="float">
            <text:p>3071</text:p>
          </table:table-cell>
          <table:table-cell table:formula="of:=MOD([.$F$4];[.A30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76]+1" office:value-type="float" office:value="3072" calcext:value-type="float">
            <text:p>3072</text:p>
          </table:table-cell>
          <table:table-cell table:formula="of:=MOD([.$F$4];[.A30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77]+1" office:value-type="float" office:value="3073" calcext:value-type="float">
            <text:p>3073</text:p>
          </table:table-cell>
          <table:table-cell table:formula="of:=MOD([.$F$4];[.A30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78]+1" office:value-type="float" office:value="3074" calcext:value-type="float">
            <text:p>3074</text:p>
          </table:table-cell>
          <table:table-cell table:formula="of:=MOD([.$F$4];[.A30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79]+1" office:value-type="float" office:value="3075" calcext:value-type="float">
            <text:p>3075</text:p>
          </table:table-cell>
          <table:table-cell table:formula="of:=MOD([.$F$4];[.A30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80]+1" office:value-type="float" office:value="3076" calcext:value-type="float">
            <text:p>3076</text:p>
          </table:table-cell>
          <table:table-cell table:formula="of:=MOD([.$F$4];[.A30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81]+1" office:value-type="float" office:value="3077" calcext:value-type="float">
            <text:p>3077</text:p>
          </table:table-cell>
          <table:table-cell table:formula="of:=MOD([.$F$4];[.A30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82]+1" office:value-type="float" office:value="3078" calcext:value-type="float">
            <text:p>3078</text:p>
          </table:table-cell>
          <table:table-cell table:formula="of:=MOD([.$F$4];[.A30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83]+1" office:value-type="float" office:value="3079" calcext:value-type="float">
            <text:p>3079</text:p>
          </table:table-cell>
          <table:table-cell table:formula="of:=MOD([.$F$4];[.A30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84]+1" office:value-type="float" office:value="3080" calcext:value-type="float">
            <text:p>3080</text:p>
          </table:table-cell>
          <table:table-cell table:formula="of:=MOD([.$F$4];[.A30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85]+1" office:value-type="float" office:value="3081" calcext:value-type="float">
            <text:p>3081</text:p>
          </table:table-cell>
          <table:table-cell table:formula="of:=MOD([.$F$4];[.A30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86]+1" office:value-type="float" office:value="3082" calcext:value-type="float">
            <text:p>3082</text:p>
          </table:table-cell>
          <table:table-cell table:formula="of:=MOD([.$F$4];[.A30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87]+1" office:value-type="float" office:value="3083" calcext:value-type="float">
            <text:p>3083</text:p>
          </table:table-cell>
          <table:table-cell table:formula="of:=MOD([.$F$4];[.A30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88]+1" office:value-type="float" office:value="3084" calcext:value-type="float">
            <text:p>3084</text:p>
          </table:table-cell>
          <table:table-cell table:formula="of:=MOD([.$F$4];[.A30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89]+1" office:value-type="float" office:value="3085" calcext:value-type="float">
            <text:p>3085</text:p>
          </table:table-cell>
          <table:table-cell table:formula="of:=MOD([.$F$4];[.A30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90]+1" office:value-type="float" office:value="3086" calcext:value-type="float">
            <text:p>3086</text:p>
          </table:table-cell>
          <table:table-cell table:formula="of:=MOD([.$F$4];[.A30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91]+1" office:value-type="float" office:value="3087" calcext:value-type="float">
            <text:p>3087</text:p>
          </table:table-cell>
          <table:table-cell table:formula="of:=MOD([.$F$4];[.A30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92]+1" office:value-type="float" office:value="3088" calcext:value-type="float">
            <text:p>3088</text:p>
          </table:table-cell>
          <table:table-cell table:formula="of:=MOD([.$F$4];[.A30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93]+1" office:value-type="float" office:value="3089" calcext:value-type="float">
            <text:p>3089</text:p>
          </table:table-cell>
          <table:table-cell table:formula="of:=MOD([.$F$4];[.A30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94]+1" office:value-type="float" office:value="3090" calcext:value-type="float">
            <text:p>3090</text:p>
          </table:table-cell>
          <table:table-cell table:formula="of:=MOD([.$F$4];[.A30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95]+1" office:value-type="float" office:value="3091" calcext:value-type="float">
            <text:p>3091</text:p>
          </table:table-cell>
          <table:table-cell table:formula="of:=MOD([.$F$4];[.A30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96]+1" office:value-type="float" office:value="3092" calcext:value-type="float">
            <text:p>3092</text:p>
          </table:table-cell>
          <table:table-cell table:formula="of:=MOD([.$F$4];[.A30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97]+1" office:value-type="float" office:value="3093" calcext:value-type="float">
            <text:p>3093</text:p>
          </table:table-cell>
          <table:table-cell table:formula="of:=MOD([.$F$4];[.A30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98]+1" office:value-type="float" office:value="3094" calcext:value-type="float">
            <text:p>3094</text:p>
          </table:table-cell>
          <table:table-cell table:formula="of:=MOD([.$F$4];[.A30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99]+1" office:value-type="float" office:value="3095" calcext:value-type="float">
            <text:p>3095</text:p>
          </table:table-cell>
          <table:table-cell table:formula="of:=MOD([.$F$4];[.A31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00]+1" office:value-type="float" office:value="3096" calcext:value-type="float">
            <text:p>3096</text:p>
          </table:table-cell>
          <table:table-cell table:formula="of:=MOD([.$F$4];[.A31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01]+1" office:value-type="float" office:value="3097" calcext:value-type="float">
            <text:p>3097</text:p>
          </table:table-cell>
          <table:table-cell table:formula="of:=MOD([.$F$4];[.A31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02]+1" office:value-type="float" office:value="3098" calcext:value-type="float">
            <text:p>3098</text:p>
          </table:table-cell>
          <table:table-cell table:formula="of:=MOD([.$F$4];[.A31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03]+1" office:value-type="float" office:value="3099" calcext:value-type="float">
            <text:p>3099</text:p>
          </table:table-cell>
          <table:table-cell table:formula="of:=MOD([.$F$4];[.A31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04]+1" office:value-type="float" office:value="3100" calcext:value-type="float">
            <text:p>3100</text:p>
          </table:table-cell>
          <table:table-cell table:formula="of:=MOD([.$F$4];[.A31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05]+1" office:value-type="float" office:value="3101" calcext:value-type="float">
            <text:p>3101</text:p>
          </table:table-cell>
          <table:table-cell table:formula="of:=MOD([.$F$4];[.A31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06]+1" office:value-type="float" office:value="3102" calcext:value-type="float">
            <text:p>3102</text:p>
          </table:table-cell>
          <table:table-cell table:formula="of:=MOD([.$F$4];[.A31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07]+1" office:value-type="float" office:value="3103" calcext:value-type="float">
            <text:p>3103</text:p>
          </table:table-cell>
          <table:table-cell table:formula="of:=MOD([.$F$4];[.A31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08]+1" office:value-type="float" office:value="3104" calcext:value-type="float">
            <text:p>3104</text:p>
          </table:table-cell>
          <table:table-cell table:formula="of:=MOD([.$F$4];[.A31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09]+1" office:value-type="float" office:value="3105" calcext:value-type="float">
            <text:p>3105</text:p>
          </table:table-cell>
          <table:table-cell table:formula="of:=MOD([.$F$4];[.A31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10]+1" office:value-type="float" office:value="3106" calcext:value-type="float">
            <text:p>3106</text:p>
          </table:table-cell>
          <table:table-cell table:formula="of:=MOD([.$F$4];[.A31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11]+1" office:value-type="float" office:value="3107" calcext:value-type="float">
            <text:p>3107</text:p>
          </table:table-cell>
          <table:table-cell table:formula="of:=MOD([.$F$4];[.A31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12]+1" office:value-type="float" office:value="3108" calcext:value-type="float">
            <text:p>3108</text:p>
          </table:table-cell>
          <table:table-cell table:formula="of:=MOD([.$F$4];[.A31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13]+1" office:value-type="float" office:value="3109" calcext:value-type="float">
            <text:p>3109</text:p>
          </table:table-cell>
          <table:table-cell table:formula="of:=MOD([.$F$4];[.A31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14]+1" office:value-type="float" office:value="3110" calcext:value-type="float">
            <text:p>3110</text:p>
          </table:table-cell>
          <table:table-cell table:formula="of:=MOD([.$F$4];[.A31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15]+1" office:value-type="float" office:value="3111" calcext:value-type="float">
            <text:p>3111</text:p>
          </table:table-cell>
          <table:table-cell table:formula="of:=MOD([.$F$4];[.A31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16]+1" office:value-type="float" office:value="3112" calcext:value-type="float">
            <text:p>3112</text:p>
          </table:table-cell>
          <table:table-cell table:formula="of:=MOD([.$F$4];[.A31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17]+1" office:value-type="float" office:value="3113" calcext:value-type="float">
            <text:p>3113</text:p>
          </table:table-cell>
          <table:table-cell table:formula="of:=MOD([.$F$4];[.A31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18]+1" office:value-type="float" office:value="3114" calcext:value-type="float">
            <text:p>3114</text:p>
          </table:table-cell>
          <table:table-cell table:formula="of:=MOD([.$F$4];[.A31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19]+1" office:value-type="float" office:value="3115" calcext:value-type="float">
            <text:p>3115</text:p>
          </table:table-cell>
          <table:table-cell table:formula="of:=MOD([.$F$4];[.A31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20]+1" office:value-type="float" office:value="3116" calcext:value-type="float">
            <text:p>3116</text:p>
          </table:table-cell>
          <table:table-cell table:formula="of:=MOD([.$F$4];[.A31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21]+1" office:value-type="float" office:value="3117" calcext:value-type="float">
            <text:p>3117</text:p>
          </table:table-cell>
          <table:table-cell table:formula="of:=MOD([.$F$4];[.A31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22]+1" office:value-type="float" office:value="3118" calcext:value-type="float">
            <text:p>3118</text:p>
          </table:table-cell>
          <table:table-cell table:formula="of:=MOD([.$F$4];[.A31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23]+1" office:value-type="float" office:value="3119" calcext:value-type="float">
            <text:p>3119</text:p>
          </table:table-cell>
          <table:table-cell table:formula="of:=MOD([.$F$4];[.A31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24]+1" office:value-type="float" office:value="3120" calcext:value-type="float">
            <text:p>3120</text:p>
          </table:table-cell>
          <table:table-cell table:formula="of:=MOD([.$F$4];[.A31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25]+1" office:value-type="float" office:value="3121" calcext:value-type="float">
            <text:p>3121</text:p>
          </table:table-cell>
          <table:table-cell table:formula="of:=MOD([.$F$4];[.A31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26]+1" office:value-type="float" office:value="3122" calcext:value-type="float">
            <text:p>3122</text:p>
          </table:table-cell>
          <table:table-cell table:formula="of:=MOD([.$F$4];[.A31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27]+1" office:value-type="float" office:value="3123" calcext:value-type="float">
            <text:p>3123</text:p>
          </table:table-cell>
          <table:table-cell table:formula="of:=MOD([.$F$4];[.A31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28]+1" office:value-type="float" office:value="3124" calcext:value-type="float">
            <text:p>3124</text:p>
          </table:table-cell>
          <table:table-cell table:formula="of:=MOD([.$F$4];[.A31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29]+1" office:value-type="float" office:value="3125" calcext:value-type="float">
            <text:p>3125</text:p>
          </table:table-cell>
          <table:table-cell table:formula="of:=MOD([.$F$4];[.A31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30]+1" office:value-type="float" office:value="3126" calcext:value-type="float">
            <text:p>3126</text:p>
          </table:table-cell>
          <table:table-cell table:formula="of:=MOD([.$F$4];[.A31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31]+1" office:value-type="float" office:value="3127" calcext:value-type="float">
            <text:p>3127</text:p>
          </table:table-cell>
          <table:table-cell table:formula="of:=MOD([.$F$4];[.A31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32]+1" office:value-type="float" office:value="3128" calcext:value-type="float">
            <text:p>3128</text:p>
          </table:table-cell>
          <table:table-cell table:formula="of:=MOD([.$F$4];[.A31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33]+1" office:value-type="float" office:value="3129" calcext:value-type="float">
            <text:p>3129</text:p>
          </table:table-cell>
          <table:table-cell table:formula="of:=MOD([.$F$4];[.A31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34]+1" office:value-type="float" office:value="3130" calcext:value-type="float">
            <text:p>3130</text:p>
          </table:table-cell>
          <table:table-cell table:formula="of:=MOD([.$F$4];[.A31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35]+1" office:value-type="float" office:value="3131" calcext:value-type="float">
            <text:p>3131</text:p>
          </table:table-cell>
          <table:table-cell table:formula="of:=MOD([.$F$4];[.A31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36]+1" office:value-type="float" office:value="3132" calcext:value-type="float">
            <text:p>3132</text:p>
          </table:table-cell>
          <table:table-cell table:formula="of:=MOD([.$F$4];[.A31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37]+1" office:value-type="float" office:value="3133" calcext:value-type="float">
            <text:p>3133</text:p>
          </table:table-cell>
          <table:table-cell table:formula="of:=MOD([.$F$4];[.A31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38]+1" office:value-type="float" office:value="3134" calcext:value-type="float">
            <text:p>3134</text:p>
          </table:table-cell>
          <table:table-cell table:formula="of:=MOD([.$F$4];[.A31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39]+1" office:value-type="float" office:value="3135" calcext:value-type="float">
            <text:p>3135</text:p>
          </table:table-cell>
          <table:table-cell table:formula="of:=MOD([.$F$4];[.A31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40]+1" office:value-type="float" office:value="3136" calcext:value-type="float">
            <text:p>3136</text:p>
          </table:table-cell>
          <table:table-cell table:formula="of:=MOD([.$F$4];[.A31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41]+1" office:value-type="float" office:value="3137" calcext:value-type="float">
            <text:p>3137</text:p>
          </table:table-cell>
          <table:table-cell table:formula="of:=MOD([.$F$4];[.A31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42]+1" office:value-type="float" office:value="3138" calcext:value-type="float">
            <text:p>3138</text:p>
          </table:table-cell>
          <table:table-cell table:formula="of:=MOD([.$F$4];[.A31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43]+1" office:value-type="float" office:value="3139" calcext:value-type="float">
            <text:p>3139</text:p>
          </table:table-cell>
          <table:table-cell table:formula="of:=MOD([.$F$4];[.A31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44]+1" office:value-type="float" office:value="3140" calcext:value-type="float">
            <text:p>3140</text:p>
          </table:table-cell>
          <table:table-cell table:formula="of:=MOD([.$F$4];[.A31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45]+1" office:value-type="float" office:value="3141" calcext:value-type="float">
            <text:p>3141</text:p>
          </table:table-cell>
          <table:table-cell table:formula="of:=MOD([.$F$4];[.A31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46]+1" office:value-type="float" office:value="3142" calcext:value-type="float">
            <text:p>3142</text:p>
          </table:table-cell>
          <table:table-cell table:formula="of:=MOD([.$F$4];[.A31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47]+1" office:value-type="float" office:value="3143" calcext:value-type="float">
            <text:p>3143</text:p>
          </table:table-cell>
          <table:table-cell table:formula="of:=MOD([.$F$4];[.A31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48]+1" office:value-type="float" office:value="3144" calcext:value-type="float">
            <text:p>3144</text:p>
          </table:table-cell>
          <table:table-cell table:formula="of:=MOD([.$F$4];[.A31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49]+1" office:value-type="float" office:value="3145" calcext:value-type="float">
            <text:p>3145</text:p>
          </table:table-cell>
          <table:table-cell table:formula="of:=MOD([.$F$4];[.A31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50]+1" office:value-type="float" office:value="3146" calcext:value-type="float">
            <text:p>3146</text:p>
          </table:table-cell>
          <table:table-cell table:formula="of:=MOD([.$F$4];[.A31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51]+1" office:value-type="float" office:value="3147" calcext:value-type="float">
            <text:p>3147</text:p>
          </table:table-cell>
          <table:table-cell table:formula="of:=MOD([.$F$4];[.A31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52]+1" office:value-type="float" office:value="3148" calcext:value-type="float">
            <text:p>3148</text:p>
          </table:table-cell>
          <table:table-cell table:formula="of:=MOD([.$F$4];[.A31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53]+1" office:value-type="float" office:value="3149" calcext:value-type="float">
            <text:p>3149</text:p>
          </table:table-cell>
          <table:table-cell table:formula="of:=MOD([.$F$4];[.A31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54]+1" office:value-type="float" office:value="3150" calcext:value-type="float">
            <text:p>3150</text:p>
          </table:table-cell>
          <table:table-cell table:formula="of:=MOD([.$F$4];[.A31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55]+1" office:value-type="float" office:value="3151" calcext:value-type="float">
            <text:p>3151</text:p>
          </table:table-cell>
          <table:table-cell table:formula="of:=MOD([.$F$4];[.A31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56]+1" office:value-type="float" office:value="3152" calcext:value-type="float">
            <text:p>3152</text:p>
          </table:table-cell>
          <table:table-cell table:formula="of:=MOD([.$F$4];[.A31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57]+1" office:value-type="float" office:value="3153" calcext:value-type="float">
            <text:p>3153</text:p>
          </table:table-cell>
          <table:table-cell table:formula="of:=MOD([.$F$4];[.A31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58]+1" office:value-type="float" office:value="3154" calcext:value-type="float">
            <text:p>3154</text:p>
          </table:table-cell>
          <table:table-cell table:formula="of:=MOD([.$F$4];[.A31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59]+1" office:value-type="float" office:value="3155" calcext:value-type="float">
            <text:p>3155</text:p>
          </table:table-cell>
          <table:table-cell table:formula="of:=MOD([.$F$4];[.A31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60]+1" office:value-type="float" office:value="3156" calcext:value-type="float">
            <text:p>3156</text:p>
          </table:table-cell>
          <table:table-cell table:formula="of:=MOD([.$F$4];[.A31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61]+1" office:value-type="float" office:value="3157" calcext:value-type="float">
            <text:p>3157</text:p>
          </table:table-cell>
          <table:table-cell table:formula="of:=MOD([.$F$4];[.A31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62]+1" office:value-type="float" office:value="3158" calcext:value-type="float">
            <text:p>3158</text:p>
          </table:table-cell>
          <table:table-cell table:formula="of:=MOD([.$F$4];[.A31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63]+1" office:value-type="float" office:value="3159" calcext:value-type="float">
            <text:p>3159</text:p>
          </table:table-cell>
          <table:table-cell table:formula="of:=MOD([.$F$4];[.A31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64]+1" office:value-type="float" office:value="3160" calcext:value-type="float">
            <text:p>3160</text:p>
          </table:table-cell>
          <table:table-cell table:formula="of:=MOD([.$F$4];[.A31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65]+1" office:value-type="float" office:value="3161" calcext:value-type="float">
            <text:p>3161</text:p>
          </table:table-cell>
          <table:table-cell table:formula="of:=MOD([.$F$4];[.A31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66]+1" office:value-type="float" office:value="3162" calcext:value-type="float">
            <text:p>3162</text:p>
          </table:table-cell>
          <table:table-cell table:formula="of:=MOD([.$F$4];[.A31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67]+1" office:value-type="float" office:value="3163" calcext:value-type="float">
            <text:p>3163</text:p>
          </table:table-cell>
          <table:table-cell table:formula="of:=MOD([.$F$4];[.A31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68]+1" office:value-type="float" office:value="3164" calcext:value-type="float">
            <text:p>3164</text:p>
          </table:table-cell>
          <table:table-cell table:formula="of:=MOD([.$F$4];[.A31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69]+1" office:value-type="float" office:value="3165" calcext:value-type="float">
            <text:p>3165</text:p>
          </table:table-cell>
          <table:table-cell table:formula="of:=MOD([.$F$4];[.A31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70]+1" office:value-type="float" office:value="3166" calcext:value-type="float">
            <text:p>3166</text:p>
          </table:table-cell>
          <table:table-cell table:formula="of:=MOD([.$F$4];[.A31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71]+1" office:value-type="float" office:value="3167" calcext:value-type="float">
            <text:p>3167</text:p>
          </table:table-cell>
          <table:table-cell table:formula="of:=MOD([.$F$4];[.A31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72]+1" office:value-type="float" office:value="3168" calcext:value-type="float">
            <text:p>3168</text:p>
          </table:table-cell>
          <table:table-cell table:formula="of:=MOD([.$F$4];[.A31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73]+1" office:value-type="float" office:value="3169" calcext:value-type="float">
            <text:p>3169</text:p>
          </table:table-cell>
          <table:table-cell table:formula="of:=MOD([.$F$4];[.A31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74]+1" office:value-type="float" office:value="3170" calcext:value-type="float">
            <text:p>3170</text:p>
          </table:table-cell>
          <table:table-cell table:formula="of:=MOD([.$F$4];[.A31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75]+1" office:value-type="float" office:value="3171" calcext:value-type="float">
            <text:p>3171</text:p>
          </table:table-cell>
          <table:table-cell table:formula="of:=MOD([.$F$4];[.A31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76]+1" office:value-type="float" office:value="3172" calcext:value-type="float">
            <text:p>3172</text:p>
          </table:table-cell>
          <table:table-cell table:formula="of:=MOD([.$F$4];[.A31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77]+1" office:value-type="float" office:value="3173" calcext:value-type="float">
            <text:p>3173</text:p>
          </table:table-cell>
          <table:table-cell table:formula="of:=MOD([.$F$4];[.A31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78]+1" office:value-type="float" office:value="3174" calcext:value-type="float">
            <text:p>3174</text:p>
          </table:table-cell>
          <table:table-cell table:formula="of:=MOD([.$F$4];[.A31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79]+1" office:value-type="float" office:value="3175" calcext:value-type="float">
            <text:p>3175</text:p>
          </table:table-cell>
          <table:table-cell table:formula="of:=MOD([.$F$4];[.A31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80]+1" office:value-type="float" office:value="3176" calcext:value-type="float">
            <text:p>3176</text:p>
          </table:table-cell>
          <table:table-cell table:formula="of:=MOD([.$F$4];[.A31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81]+1" office:value-type="float" office:value="3177" calcext:value-type="float">
            <text:p>3177</text:p>
          </table:table-cell>
          <table:table-cell table:formula="of:=MOD([.$F$4];[.A31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82]+1" office:value-type="float" office:value="3178" calcext:value-type="float">
            <text:p>3178</text:p>
          </table:table-cell>
          <table:table-cell table:formula="of:=MOD([.$F$4];[.A31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83]+1" office:value-type="float" office:value="3179" calcext:value-type="float">
            <text:p>3179</text:p>
          </table:table-cell>
          <table:table-cell table:formula="of:=MOD([.$F$4];[.A31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84]+1" office:value-type="float" office:value="3180" calcext:value-type="float">
            <text:p>3180</text:p>
          </table:table-cell>
          <table:table-cell table:formula="of:=MOD([.$F$4];[.A31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85]+1" office:value-type="float" office:value="3181" calcext:value-type="float">
            <text:p>3181</text:p>
          </table:table-cell>
          <table:table-cell table:formula="of:=MOD([.$F$4];[.A31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86]+1" office:value-type="float" office:value="3182" calcext:value-type="float">
            <text:p>3182</text:p>
          </table:table-cell>
          <table:table-cell table:formula="of:=MOD([.$F$4];[.A31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87]+1" office:value-type="float" office:value="3183" calcext:value-type="float">
            <text:p>3183</text:p>
          </table:table-cell>
          <table:table-cell table:formula="of:=MOD([.$F$4];[.A31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88]+1" office:value-type="float" office:value="3184" calcext:value-type="float">
            <text:p>3184</text:p>
          </table:table-cell>
          <table:table-cell table:formula="of:=MOD([.$F$4];[.A31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89]+1" office:value-type="float" office:value="3185" calcext:value-type="float">
            <text:p>3185</text:p>
          </table:table-cell>
          <table:table-cell table:formula="of:=MOD([.$F$4];[.A31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90]+1" office:value-type="float" office:value="3186" calcext:value-type="float">
            <text:p>3186</text:p>
          </table:table-cell>
          <table:table-cell table:formula="of:=MOD([.$F$4];[.A31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91]+1" office:value-type="float" office:value="3187" calcext:value-type="float">
            <text:p>3187</text:p>
          </table:table-cell>
          <table:table-cell table:formula="of:=MOD([.$F$4];[.A31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92]+1" office:value-type="float" office:value="3188" calcext:value-type="float">
            <text:p>3188</text:p>
          </table:table-cell>
          <table:table-cell table:formula="of:=MOD([.$F$4];[.A31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93]+1" office:value-type="float" office:value="3189" calcext:value-type="float">
            <text:p>3189</text:p>
          </table:table-cell>
          <table:table-cell table:formula="of:=MOD([.$F$4];[.A31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94]+1" office:value-type="float" office:value="3190" calcext:value-type="float">
            <text:p>3190</text:p>
          </table:table-cell>
          <table:table-cell table:formula="of:=MOD([.$F$4];[.A31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95]+1" office:value-type="float" office:value="3191" calcext:value-type="float">
            <text:p>3191</text:p>
          </table:table-cell>
          <table:table-cell table:formula="of:=MOD([.$F$4];[.A31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96]+1" office:value-type="float" office:value="3192" calcext:value-type="float">
            <text:p>3192</text:p>
          </table:table-cell>
          <table:table-cell table:formula="of:=MOD([.$F$4];[.A31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97]+1" office:value-type="float" office:value="3193" calcext:value-type="float">
            <text:p>3193</text:p>
          </table:table-cell>
          <table:table-cell table:formula="of:=MOD([.$F$4];[.A31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98]+1" office:value-type="float" office:value="3194" calcext:value-type="float">
            <text:p>3194</text:p>
          </table:table-cell>
          <table:table-cell table:formula="of:=MOD([.$F$4];[.A31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99]+1" office:value-type="float" office:value="3195" calcext:value-type="float">
            <text:p>3195</text:p>
          </table:table-cell>
          <table:table-cell table:formula="of:=MOD([.$F$4];[.A32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00]+1" office:value-type="float" office:value="3196" calcext:value-type="float">
            <text:p>3196</text:p>
          </table:table-cell>
          <table:table-cell table:formula="of:=MOD([.$F$4];[.A32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01]+1" office:value-type="float" office:value="3197" calcext:value-type="float">
            <text:p>3197</text:p>
          </table:table-cell>
          <table:table-cell table:formula="of:=MOD([.$F$4];[.A32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02]+1" office:value-type="float" office:value="3198" calcext:value-type="float">
            <text:p>3198</text:p>
          </table:table-cell>
          <table:table-cell table:formula="of:=MOD([.$F$4];[.A32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03]+1" office:value-type="float" office:value="3199" calcext:value-type="float">
            <text:p>3199</text:p>
          </table:table-cell>
          <table:table-cell table:formula="of:=MOD([.$F$4];[.A32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04]+1" office:value-type="float" office:value="3200" calcext:value-type="float">
            <text:p>3200</text:p>
          </table:table-cell>
          <table:table-cell table:formula="of:=MOD([.$F$4];[.A32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05]+1" office:value-type="float" office:value="3201" calcext:value-type="float">
            <text:p>3201</text:p>
          </table:table-cell>
          <table:table-cell table:formula="of:=MOD([.$F$4];[.A32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06]+1" office:value-type="float" office:value="3202" calcext:value-type="float">
            <text:p>3202</text:p>
          </table:table-cell>
          <table:table-cell table:formula="of:=MOD([.$F$4];[.A32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07]+1" office:value-type="float" office:value="3203" calcext:value-type="float">
            <text:p>3203</text:p>
          </table:table-cell>
          <table:table-cell table:formula="of:=MOD([.$F$4];[.A32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08]+1" office:value-type="float" office:value="3204" calcext:value-type="float">
            <text:p>3204</text:p>
          </table:table-cell>
          <table:table-cell table:formula="of:=MOD([.$F$4];[.A32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09]+1" office:value-type="float" office:value="3205" calcext:value-type="float">
            <text:p>3205</text:p>
          </table:table-cell>
          <table:table-cell table:formula="of:=MOD([.$F$4];[.A32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10]+1" office:value-type="float" office:value="3206" calcext:value-type="float">
            <text:p>3206</text:p>
          </table:table-cell>
          <table:table-cell table:formula="of:=MOD([.$F$4];[.A32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11]+1" office:value-type="float" office:value="3207" calcext:value-type="float">
            <text:p>3207</text:p>
          </table:table-cell>
          <table:table-cell table:formula="of:=MOD([.$F$4];[.A32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12]+1" office:value-type="float" office:value="3208" calcext:value-type="float">
            <text:p>3208</text:p>
          </table:table-cell>
          <table:table-cell table:formula="of:=MOD([.$F$4];[.A32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13]+1" office:value-type="float" office:value="3209" calcext:value-type="float">
            <text:p>3209</text:p>
          </table:table-cell>
          <table:table-cell table:formula="of:=MOD([.$F$4];[.A32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14]+1" office:value-type="float" office:value="3210" calcext:value-type="float">
            <text:p>3210</text:p>
          </table:table-cell>
          <table:table-cell table:formula="of:=MOD([.$F$4];[.A32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15]+1" office:value-type="float" office:value="3211" calcext:value-type="float">
            <text:p>3211</text:p>
          </table:table-cell>
          <table:table-cell table:formula="of:=MOD([.$F$4];[.A32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16]+1" office:value-type="float" office:value="3212" calcext:value-type="float">
            <text:p>3212</text:p>
          </table:table-cell>
          <table:table-cell table:formula="of:=MOD([.$F$4];[.A32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17]+1" office:value-type="float" office:value="3213" calcext:value-type="float">
            <text:p>3213</text:p>
          </table:table-cell>
          <table:table-cell table:formula="of:=MOD([.$F$4];[.A32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18]+1" office:value-type="float" office:value="3214" calcext:value-type="float">
            <text:p>3214</text:p>
          </table:table-cell>
          <table:table-cell table:formula="of:=MOD([.$F$4];[.A32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19]+1" office:value-type="float" office:value="3215" calcext:value-type="float">
            <text:p>3215</text:p>
          </table:table-cell>
          <table:table-cell table:formula="of:=MOD([.$F$4];[.A32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20]+1" office:value-type="float" office:value="3216" calcext:value-type="float">
            <text:p>3216</text:p>
          </table:table-cell>
          <table:table-cell table:formula="of:=MOD([.$F$4];[.A32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21]+1" office:value-type="float" office:value="3217" calcext:value-type="float">
            <text:p>3217</text:p>
          </table:table-cell>
          <table:table-cell table:formula="of:=MOD([.$F$4];[.A32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22]+1" office:value-type="float" office:value="3218" calcext:value-type="float">
            <text:p>3218</text:p>
          </table:table-cell>
          <table:table-cell table:formula="of:=MOD([.$F$4];[.A32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23]+1" office:value-type="float" office:value="3219" calcext:value-type="float">
            <text:p>3219</text:p>
          </table:table-cell>
          <table:table-cell table:formula="of:=MOD([.$F$4];[.A32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24]+1" office:value-type="float" office:value="3220" calcext:value-type="float">
            <text:p>3220</text:p>
          </table:table-cell>
          <table:table-cell table:formula="of:=MOD([.$F$4];[.A32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25]+1" office:value-type="float" office:value="3221" calcext:value-type="float">
            <text:p>3221</text:p>
          </table:table-cell>
          <table:table-cell table:formula="of:=MOD([.$F$4];[.A32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26]+1" office:value-type="float" office:value="3222" calcext:value-type="float">
            <text:p>3222</text:p>
          </table:table-cell>
          <table:table-cell table:formula="of:=MOD([.$F$4];[.A32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27]+1" office:value-type="float" office:value="3223" calcext:value-type="float">
            <text:p>3223</text:p>
          </table:table-cell>
          <table:table-cell table:formula="of:=MOD([.$F$4];[.A32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28]+1" office:value-type="float" office:value="3224" calcext:value-type="float">
            <text:p>3224</text:p>
          </table:table-cell>
          <table:table-cell table:formula="of:=MOD([.$F$4];[.A32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29]+1" office:value-type="float" office:value="3225" calcext:value-type="float">
            <text:p>3225</text:p>
          </table:table-cell>
          <table:table-cell table:formula="of:=MOD([.$F$4];[.A32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30]+1" office:value-type="float" office:value="3226" calcext:value-type="float">
            <text:p>3226</text:p>
          </table:table-cell>
          <table:table-cell table:formula="of:=MOD([.$F$4];[.A32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31]+1" office:value-type="float" office:value="3227" calcext:value-type="float">
            <text:p>3227</text:p>
          </table:table-cell>
          <table:table-cell table:formula="of:=MOD([.$F$4];[.A32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32]+1" office:value-type="float" office:value="3228" calcext:value-type="float">
            <text:p>3228</text:p>
          </table:table-cell>
          <table:table-cell table:formula="of:=MOD([.$F$4];[.A32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33]+1" office:value-type="float" office:value="3229" calcext:value-type="float">
            <text:p>3229</text:p>
          </table:table-cell>
          <table:table-cell table:formula="of:=MOD([.$F$4];[.A32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34]+1" office:value-type="float" office:value="3230" calcext:value-type="float">
            <text:p>3230</text:p>
          </table:table-cell>
          <table:table-cell table:formula="of:=MOD([.$F$4];[.A32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35]+1" office:value-type="float" office:value="3231" calcext:value-type="float">
            <text:p>3231</text:p>
          </table:table-cell>
          <table:table-cell table:formula="of:=MOD([.$F$4];[.A32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36]+1" office:value-type="float" office:value="3232" calcext:value-type="float">
            <text:p>3232</text:p>
          </table:table-cell>
          <table:table-cell table:formula="of:=MOD([.$F$4];[.A32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37]+1" office:value-type="float" office:value="3233" calcext:value-type="float">
            <text:p>3233</text:p>
          </table:table-cell>
          <table:table-cell table:formula="of:=MOD([.$F$4];[.A32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38]+1" office:value-type="float" office:value="3234" calcext:value-type="float">
            <text:p>3234</text:p>
          </table:table-cell>
          <table:table-cell table:formula="of:=MOD([.$F$4];[.A32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39]+1" office:value-type="float" office:value="3235" calcext:value-type="float">
            <text:p>3235</text:p>
          </table:table-cell>
          <table:table-cell table:formula="of:=MOD([.$F$4];[.A32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40]+1" office:value-type="float" office:value="3236" calcext:value-type="float">
            <text:p>3236</text:p>
          </table:table-cell>
          <table:table-cell table:formula="of:=MOD([.$F$4];[.A32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41]+1" office:value-type="float" office:value="3237" calcext:value-type="float">
            <text:p>3237</text:p>
          </table:table-cell>
          <table:table-cell table:formula="of:=MOD([.$F$4];[.A32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42]+1" office:value-type="float" office:value="3238" calcext:value-type="float">
            <text:p>3238</text:p>
          </table:table-cell>
          <table:table-cell table:formula="of:=MOD([.$F$4];[.A32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43]+1" office:value-type="float" office:value="3239" calcext:value-type="float">
            <text:p>3239</text:p>
          </table:table-cell>
          <table:table-cell table:formula="of:=MOD([.$F$4];[.A32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44]+1" office:value-type="float" office:value="3240" calcext:value-type="float">
            <text:p>3240</text:p>
          </table:table-cell>
          <table:table-cell table:formula="of:=MOD([.$F$4];[.A32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45]+1" office:value-type="float" office:value="3241" calcext:value-type="float">
            <text:p>3241</text:p>
          </table:table-cell>
          <table:table-cell table:formula="of:=MOD([.$F$4];[.A32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46]+1" office:value-type="float" office:value="3242" calcext:value-type="float">
            <text:p>3242</text:p>
          </table:table-cell>
          <table:table-cell table:formula="of:=MOD([.$F$4];[.A32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47]+1" office:value-type="float" office:value="3243" calcext:value-type="float">
            <text:p>3243</text:p>
          </table:table-cell>
          <table:table-cell table:formula="of:=MOD([.$F$4];[.A32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48]+1" office:value-type="float" office:value="3244" calcext:value-type="float">
            <text:p>3244</text:p>
          </table:table-cell>
          <table:table-cell table:formula="of:=MOD([.$F$4];[.A32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49]+1" office:value-type="float" office:value="3245" calcext:value-type="float">
            <text:p>3245</text:p>
          </table:table-cell>
          <table:table-cell table:formula="of:=MOD([.$F$4];[.A32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50]+1" office:value-type="float" office:value="3246" calcext:value-type="float">
            <text:p>3246</text:p>
          </table:table-cell>
          <table:table-cell table:formula="of:=MOD([.$F$4];[.A32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51]+1" office:value-type="float" office:value="3247" calcext:value-type="float">
            <text:p>3247</text:p>
          </table:table-cell>
          <table:table-cell table:formula="of:=MOD([.$F$4];[.A32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52]+1" office:value-type="float" office:value="3248" calcext:value-type="float">
            <text:p>3248</text:p>
          </table:table-cell>
          <table:table-cell table:formula="of:=MOD([.$F$4];[.A32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53]+1" office:value-type="float" office:value="3249" calcext:value-type="float">
            <text:p>3249</text:p>
          </table:table-cell>
          <table:table-cell table:formula="of:=MOD([.$F$4];[.A32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54]+1" office:value-type="float" office:value="3250" calcext:value-type="float">
            <text:p>3250</text:p>
          </table:table-cell>
          <table:table-cell table:formula="of:=MOD([.$F$4];[.A32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55]+1" office:value-type="float" office:value="3251" calcext:value-type="float">
            <text:p>3251</text:p>
          </table:table-cell>
          <table:table-cell table:formula="of:=MOD([.$F$4];[.A32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56]+1" office:value-type="float" office:value="3252" calcext:value-type="float">
            <text:p>3252</text:p>
          </table:table-cell>
          <table:table-cell table:formula="of:=MOD([.$F$4];[.A32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57]+1" office:value-type="float" office:value="3253" calcext:value-type="float">
            <text:p>3253</text:p>
          </table:table-cell>
          <table:table-cell table:formula="of:=MOD([.$F$4];[.A32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58]+1" office:value-type="float" office:value="3254" calcext:value-type="float">
            <text:p>3254</text:p>
          </table:table-cell>
          <table:table-cell table:formula="of:=MOD([.$F$4];[.A32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59]+1" office:value-type="float" office:value="3255" calcext:value-type="float">
            <text:p>3255</text:p>
          </table:table-cell>
          <table:table-cell table:formula="of:=MOD([.$F$4];[.A32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60]+1" office:value-type="float" office:value="3256" calcext:value-type="float">
            <text:p>3256</text:p>
          </table:table-cell>
          <table:table-cell table:formula="of:=MOD([.$F$4];[.A32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61]+1" office:value-type="float" office:value="3257" calcext:value-type="float">
            <text:p>3257</text:p>
          </table:table-cell>
          <table:table-cell table:formula="of:=MOD([.$F$4];[.A32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62]+1" office:value-type="float" office:value="3258" calcext:value-type="float">
            <text:p>3258</text:p>
          </table:table-cell>
          <table:table-cell table:formula="of:=MOD([.$F$4];[.A32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63]+1" office:value-type="float" office:value="3259" calcext:value-type="float">
            <text:p>3259</text:p>
          </table:table-cell>
          <table:table-cell table:formula="of:=MOD([.$F$4];[.A32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64]+1" office:value-type="float" office:value="3260" calcext:value-type="float">
            <text:p>3260</text:p>
          </table:table-cell>
          <table:table-cell table:formula="of:=MOD([.$F$4];[.A32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65]+1" office:value-type="float" office:value="3261" calcext:value-type="float">
            <text:p>3261</text:p>
          </table:table-cell>
          <table:table-cell table:formula="of:=MOD([.$F$4];[.A32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66]+1" office:value-type="float" office:value="3262" calcext:value-type="float">
            <text:p>3262</text:p>
          </table:table-cell>
          <table:table-cell table:formula="of:=MOD([.$F$4];[.A32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67]+1" office:value-type="float" office:value="3263" calcext:value-type="float">
            <text:p>3263</text:p>
          </table:table-cell>
          <table:table-cell table:formula="of:=MOD([.$F$4];[.A32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68]+1" office:value-type="float" office:value="3264" calcext:value-type="float">
            <text:p>3264</text:p>
          </table:table-cell>
          <table:table-cell table:formula="of:=MOD([.$F$4];[.A32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69]+1" office:value-type="float" office:value="3265" calcext:value-type="float">
            <text:p>3265</text:p>
          </table:table-cell>
          <table:table-cell table:formula="of:=MOD([.$F$4];[.A32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70]+1" office:value-type="float" office:value="3266" calcext:value-type="float">
            <text:p>3266</text:p>
          </table:table-cell>
          <table:table-cell table:formula="of:=MOD([.$F$4];[.A32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71]+1" office:value-type="float" office:value="3267" calcext:value-type="float">
            <text:p>3267</text:p>
          </table:table-cell>
          <table:table-cell table:formula="of:=MOD([.$F$4];[.A32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72]+1" office:value-type="float" office:value="3268" calcext:value-type="float">
            <text:p>3268</text:p>
          </table:table-cell>
          <table:table-cell table:formula="of:=MOD([.$F$4];[.A32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73]+1" office:value-type="float" office:value="3269" calcext:value-type="float">
            <text:p>3269</text:p>
          </table:table-cell>
          <table:table-cell table:formula="of:=MOD([.$F$4];[.A32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74]+1" office:value-type="float" office:value="3270" calcext:value-type="float">
            <text:p>3270</text:p>
          </table:table-cell>
          <table:table-cell table:formula="of:=MOD([.$F$4];[.A32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75]+1" office:value-type="float" office:value="3271" calcext:value-type="float">
            <text:p>3271</text:p>
          </table:table-cell>
          <table:table-cell table:formula="of:=MOD([.$F$4];[.A32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76]+1" office:value-type="float" office:value="3272" calcext:value-type="float">
            <text:p>3272</text:p>
          </table:table-cell>
          <table:table-cell table:formula="of:=MOD([.$F$4];[.A32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77]+1" office:value-type="float" office:value="3273" calcext:value-type="float">
            <text:p>3273</text:p>
          </table:table-cell>
          <table:table-cell table:formula="of:=MOD([.$F$4];[.A32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78]+1" office:value-type="float" office:value="3274" calcext:value-type="float">
            <text:p>3274</text:p>
          </table:table-cell>
          <table:table-cell table:formula="of:=MOD([.$F$4];[.A32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79]+1" office:value-type="float" office:value="3275" calcext:value-type="float">
            <text:p>3275</text:p>
          </table:table-cell>
          <table:table-cell table:formula="of:=MOD([.$F$4];[.A32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80]+1" office:value-type="float" office:value="3276" calcext:value-type="float">
            <text:p>3276</text:p>
          </table:table-cell>
          <table:table-cell table:formula="of:=MOD([.$F$4];[.A32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81]+1" office:value-type="float" office:value="3277" calcext:value-type="float">
            <text:p>3277</text:p>
          </table:table-cell>
          <table:table-cell table:formula="of:=MOD([.$F$4];[.A32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82]+1" office:value-type="float" office:value="3278" calcext:value-type="float">
            <text:p>3278</text:p>
          </table:table-cell>
          <table:table-cell table:formula="of:=MOD([.$F$4];[.A32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83]+1" office:value-type="float" office:value="3279" calcext:value-type="float">
            <text:p>3279</text:p>
          </table:table-cell>
          <table:table-cell table:formula="of:=MOD([.$F$4];[.A32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84]+1" office:value-type="float" office:value="3280" calcext:value-type="float">
            <text:p>3280</text:p>
          </table:table-cell>
          <table:table-cell table:formula="of:=MOD([.$F$4];[.A32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85]+1" office:value-type="float" office:value="3281" calcext:value-type="float">
            <text:p>3281</text:p>
          </table:table-cell>
          <table:table-cell table:formula="of:=MOD([.$F$4];[.A32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86]+1" office:value-type="float" office:value="3282" calcext:value-type="float">
            <text:p>3282</text:p>
          </table:table-cell>
          <table:table-cell table:formula="of:=MOD([.$F$4];[.A32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87]+1" office:value-type="float" office:value="3283" calcext:value-type="float">
            <text:p>3283</text:p>
          </table:table-cell>
          <table:table-cell table:formula="of:=MOD([.$F$4];[.A32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88]+1" office:value-type="float" office:value="3284" calcext:value-type="float">
            <text:p>3284</text:p>
          </table:table-cell>
          <table:table-cell table:formula="of:=MOD([.$F$4];[.A32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89]+1" office:value-type="float" office:value="3285" calcext:value-type="float">
            <text:p>3285</text:p>
          </table:table-cell>
          <table:table-cell table:formula="of:=MOD([.$F$4];[.A32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90]+1" office:value-type="float" office:value="3286" calcext:value-type="float">
            <text:p>3286</text:p>
          </table:table-cell>
          <table:table-cell table:formula="of:=MOD([.$F$4];[.A32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91]+1" office:value-type="float" office:value="3287" calcext:value-type="float">
            <text:p>3287</text:p>
          </table:table-cell>
          <table:table-cell table:formula="of:=MOD([.$F$4];[.A32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92]+1" office:value-type="float" office:value="3288" calcext:value-type="float">
            <text:p>3288</text:p>
          </table:table-cell>
          <table:table-cell table:formula="of:=MOD([.$F$4];[.A32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93]+1" office:value-type="float" office:value="3289" calcext:value-type="float">
            <text:p>3289</text:p>
          </table:table-cell>
          <table:table-cell table:formula="of:=MOD([.$F$4];[.A32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94]+1" office:value-type="float" office:value="3290" calcext:value-type="float">
            <text:p>3290</text:p>
          </table:table-cell>
          <table:table-cell table:formula="of:=MOD([.$F$4];[.A32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95]+1" office:value-type="float" office:value="3291" calcext:value-type="float">
            <text:p>3291</text:p>
          </table:table-cell>
          <table:table-cell table:formula="of:=MOD([.$F$4];[.A32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96]+1" office:value-type="float" office:value="3292" calcext:value-type="float">
            <text:p>3292</text:p>
          </table:table-cell>
          <table:table-cell table:formula="of:=MOD([.$F$4];[.A32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97]+1" office:value-type="float" office:value="3293" calcext:value-type="float">
            <text:p>3293</text:p>
          </table:table-cell>
          <table:table-cell table:formula="of:=MOD([.$F$4];[.A32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98]+1" office:value-type="float" office:value="3294" calcext:value-type="float">
            <text:p>3294</text:p>
          </table:table-cell>
          <table:table-cell table:formula="of:=MOD([.$F$4];[.A32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99]+1" office:value-type="float" office:value="3295" calcext:value-type="float">
            <text:p>3295</text:p>
          </table:table-cell>
          <table:table-cell table:formula="of:=MOD([.$F$4];[.A33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00]+1" office:value-type="float" office:value="3296" calcext:value-type="float">
            <text:p>3296</text:p>
          </table:table-cell>
          <table:table-cell table:formula="of:=MOD([.$F$4];[.A33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01]+1" office:value-type="float" office:value="3297" calcext:value-type="float">
            <text:p>3297</text:p>
          </table:table-cell>
          <table:table-cell table:formula="of:=MOD([.$F$4];[.A33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02]+1" office:value-type="float" office:value="3298" calcext:value-type="float">
            <text:p>3298</text:p>
          </table:table-cell>
          <table:table-cell table:formula="of:=MOD([.$F$4];[.A33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03]+1" office:value-type="float" office:value="3299" calcext:value-type="float">
            <text:p>3299</text:p>
          </table:table-cell>
          <table:table-cell table:formula="of:=MOD([.$F$4];[.A33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04]+1" office:value-type="float" office:value="3300" calcext:value-type="float">
            <text:p>3300</text:p>
          </table:table-cell>
          <table:table-cell table:formula="of:=MOD([.$F$4];[.A33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05]+1" office:value-type="float" office:value="3301" calcext:value-type="float">
            <text:p>3301</text:p>
          </table:table-cell>
          <table:table-cell table:formula="of:=MOD([.$F$4];[.A33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06]+1" office:value-type="float" office:value="3302" calcext:value-type="float">
            <text:p>3302</text:p>
          </table:table-cell>
          <table:table-cell table:formula="of:=MOD([.$F$4];[.A33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07]+1" office:value-type="float" office:value="3303" calcext:value-type="float">
            <text:p>3303</text:p>
          </table:table-cell>
          <table:table-cell table:formula="of:=MOD([.$F$4];[.A33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08]+1" office:value-type="float" office:value="3304" calcext:value-type="float">
            <text:p>3304</text:p>
          </table:table-cell>
          <table:table-cell table:formula="of:=MOD([.$F$4];[.A33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09]+1" office:value-type="float" office:value="3305" calcext:value-type="float">
            <text:p>3305</text:p>
          </table:table-cell>
          <table:table-cell table:formula="of:=MOD([.$F$4];[.A33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10]+1" office:value-type="float" office:value="3306" calcext:value-type="float">
            <text:p>3306</text:p>
          </table:table-cell>
          <table:table-cell table:formula="of:=MOD([.$F$4];[.A33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11]+1" office:value-type="float" office:value="3307" calcext:value-type="float">
            <text:p>3307</text:p>
          </table:table-cell>
          <table:table-cell table:formula="of:=MOD([.$F$4];[.A33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12]+1" office:value-type="float" office:value="3308" calcext:value-type="float">
            <text:p>3308</text:p>
          </table:table-cell>
          <table:table-cell table:formula="of:=MOD([.$F$4];[.A33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13]+1" office:value-type="float" office:value="3309" calcext:value-type="float">
            <text:p>3309</text:p>
          </table:table-cell>
          <table:table-cell table:formula="of:=MOD([.$F$4];[.A33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14]+1" office:value-type="float" office:value="3310" calcext:value-type="float">
            <text:p>3310</text:p>
          </table:table-cell>
          <table:table-cell table:formula="of:=MOD([.$F$4];[.A33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15]+1" office:value-type="float" office:value="3311" calcext:value-type="float">
            <text:p>3311</text:p>
          </table:table-cell>
          <table:table-cell table:formula="of:=MOD([.$F$4];[.A33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16]+1" office:value-type="float" office:value="3312" calcext:value-type="float">
            <text:p>3312</text:p>
          </table:table-cell>
          <table:table-cell table:formula="of:=MOD([.$F$4];[.A33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17]+1" office:value-type="float" office:value="3313" calcext:value-type="float">
            <text:p>3313</text:p>
          </table:table-cell>
          <table:table-cell table:formula="of:=MOD([.$F$4];[.A33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18]+1" office:value-type="float" office:value="3314" calcext:value-type="float">
            <text:p>3314</text:p>
          </table:table-cell>
          <table:table-cell table:formula="of:=MOD([.$F$4];[.A33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19]+1" office:value-type="float" office:value="3315" calcext:value-type="float">
            <text:p>3315</text:p>
          </table:table-cell>
          <table:table-cell table:formula="of:=MOD([.$F$4];[.A33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20]+1" office:value-type="float" office:value="3316" calcext:value-type="float">
            <text:p>3316</text:p>
          </table:table-cell>
          <table:table-cell table:formula="of:=MOD([.$F$4];[.A33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21]+1" office:value-type="float" office:value="3317" calcext:value-type="float">
            <text:p>3317</text:p>
          </table:table-cell>
          <table:table-cell table:formula="of:=MOD([.$F$4];[.A33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22]+1" office:value-type="float" office:value="3318" calcext:value-type="float">
            <text:p>3318</text:p>
          </table:table-cell>
          <table:table-cell table:formula="of:=MOD([.$F$4];[.A33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23]+1" office:value-type="float" office:value="3319" calcext:value-type="float">
            <text:p>3319</text:p>
          </table:table-cell>
          <table:table-cell table:formula="of:=MOD([.$F$4];[.A33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24]+1" office:value-type="float" office:value="3320" calcext:value-type="float">
            <text:p>3320</text:p>
          </table:table-cell>
          <table:table-cell table:formula="of:=MOD([.$F$4];[.A33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25]+1" office:value-type="float" office:value="3321" calcext:value-type="float">
            <text:p>3321</text:p>
          </table:table-cell>
          <table:table-cell table:formula="of:=MOD([.$F$4];[.A33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26]+1" office:value-type="float" office:value="3322" calcext:value-type="float">
            <text:p>3322</text:p>
          </table:table-cell>
          <table:table-cell table:formula="of:=MOD([.$F$4];[.A33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27]+1" office:value-type="float" office:value="3323" calcext:value-type="float">
            <text:p>3323</text:p>
          </table:table-cell>
          <table:table-cell table:formula="of:=MOD([.$F$4];[.A33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28]+1" office:value-type="float" office:value="3324" calcext:value-type="float">
            <text:p>3324</text:p>
          </table:table-cell>
          <table:table-cell table:formula="of:=MOD([.$F$4];[.A33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29]+1" office:value-type="float" office:value="3325" calcext:value-type="float">
            <text:p>3325</text:p>
          </table:table-cell>
          <table:table-cell table:formula="of:=MOD([.$F$4];[.A33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30]+1" office:value-type="float" office:value="3326" calcext:value-type="float">
            <text:p>3326</text:p>
          </table:table-cell>
          <table:table-cell table:formula="of:=MOD([.$F$4];[.A33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31]+1" office:value-type="float" office:value="3327" calcext:value-type="float">
            <text:p>3327</text:p>
          </table:table-cell>
          <table:table-cell table:formula="of:=MOD([.$F$4];[.A33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32]+1" office:value-type="float" office:value="3328" calcext:value-type="float">
            <text:p>3328</text:p>
          </table:table-cell>
          <table:table-cell table:formula="of:=MOD([.$F$4];[.A33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33]+1" office:value-type="float" office:value="3329" calcext:value-type="float">
            <text:p>3329</text:p>
          </table:table-cell>
          <table:table-cell table:formula="of:=MOD([.$F$4];[.A33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34]+1" office:value-type="float" office:value="3330" calcext:value-type="float">
            <text:p>3330</text:p>
          </table:table-cell>
          <table:table-cell table:formula="of:=MOD([.$F$4];[.A33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35]+1" office:value-type="float" office:value="3331" calcext:value-type="float">
            <text:p>3331</text:p>
          </table:table-cell>
          <table:table-cell table:formula="of:=MOD([.$F$4];[.A33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36]+1" office:value-type="float" office:value="3332" calcext:value-type="float">
            <text:p>3332</text:p>
          </table:table-cell>
          <table:table-cell table:formula="of:=MOD([.$F$4];[.A33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37]+1" office:value-type="float" office:value="3333" calcext:value-type="float">
            <text:p>3333</text:p>
          </table:table-cell>
          <table:table-cell table:formula="of:=MOD([.$F$4];[.A33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38]+1" office:value-type="float" office:value="3334" calcext:value-type="float">
            <text:p>3334</text:p>
          </table:table-cell>
          <table:table-cell table:formula="of:=MOD([.$F$4];[.A33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39]+1" office:value-type="float" office:value="3335" calcext:value-type="float">
            <text:p>3335</text:p>
          </table:table-cell>
          <table:table-cell table:formula="of:=MOD([.$F$4];[.A33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40]+1" office:value-type="float" office:value="3336" calcext:value-type="float">
            <text:p>3336</text:p>
          </table:table-cell>
          <table:table-cell table:formula="of:=MOD([.$F$4];[.A33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41]+1" office:value-type="float" office:value="3337" calcext:value-type="float">
            <text:p>3337</text:p>
          </table:table-cell>
          <table:table-cell table:formula="of:=MOD([.$F$4];[.A33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42]+1" office:value-type="float" office:value="3338" calcext:value-type="float">
            <text:p>3338</text:p>
          </table:table-cell>
          <table:table-cell table:formula="of:=MOD([.$F$4];[.A33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43]+1" office:value-type="float" office:value="3339" calcext:value-type="float">
            <text:p>3339</text:p>
          </table:table-cell>
          <table:table-cell table:formula="of:=MOD([.$F$4];[.A33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44]+1" office:value-type="float" office:value="3340" calcext:value-type="float">
            <text:p>3340</text:p>
          </table:table-cell>
          <table:table-cell table:formula="of:=MOD([.$F$4];[.A33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45]+1" office:value-type="float" office:value="3341" calcext:value-type="float">
            <text:p>3341</text:p>
          </table:table-cell>
          <table:table-cell table:formula="of:=MOD([.$F$4];[.A33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46]+1" office:value-type="float" office:value="3342" calcext:value-type="float">
            <text:p>3342</text:p>
          </table:table-cell>
          <table:table-cell table:formula="of:=MOD([.$F$4];[.A33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47]+1" office:value-type="float" office:value="3343" calcext:value-type="float">
            <text:p>3343</text:p>
          </table:table-cell>
          <table:table-cell table:formula="of:=MOD([.$F$4];[.A33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48]+1" office:value-type="float" office:value="3344" calcext:value-type="float">
            <text:p>3344</text:p>
          </table:table-cell>
          <table:table-cell table:formula="of:=MOD([.$F$4];[.A33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49]+1" office:value-type="float" office:value="3345" calcext:value-type="float">
            <text:p>3345</text:p>
          </table:table-cell>
          <table:table-cell table:formula="of:=MOD([.$F$4];[.A33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50]+1" office:value-type="float" office:value="3346" calcext:value-type="float">
            <text:p>3346</text:p>
          </table:table-cell>
          <table:table-cell table:formula="of:=MOD([.$F$4];[.A33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51]+1" office:value-type="float" office:value="3347" calcext:value-type="float">
            <text:p>3347</text:p>
          </table:table-cell>
          <table:table-cell table:formula="of:=MOD([.$F$4];[.A33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52]+1" office:value-type="float" office:value="3348" calcext:value-type="float">
            <text:p>3348</text:p>
          </table:table-cell>
          <table:table-cell table:formula="of:=MOD([.$F$4];[.A33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53]+1" office:value-type="float" office:value="3349" calcext:value-type="float">
            <text:p>3349</text:p>
          </table:table-cell>
          <table:table-cell table:formula="of:=MOD([.$F$4];[.A33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54]+1" office:value-type="float" office:value="3350" calcext:value-type="float">
            <text:p>3350</text:p>
          </table:table-cell>
          <table:table-cell table:formula="of:=MOD([.$F$4];[.A33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55]+1" office:value-type="float" office:value="3351" calcext:value-type="float">
            <text:p>3351</text:p>
          </table:table-cell>
          <table:table-cell table:formula="of:=MOD([.$F$4];[.A33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56]+1" office:value-type="float" office:value="3352" calcext:value-type="float">
            <text:p>3352</text:p>
          </table:table-cell>
          <table:table-cell table:formula="of:=MOD([.$F$4];[.A33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57]+1" office:value-type="float" office:value="3353" calcext:value-type="float">
            <text:p>3353</text:p>
          </table:table-cell>
          <table:table-cell table:formula="of:=MOD([.$F$4];[.A33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58]+1" office:value-type="float" office:value="3354" calcext:value-type="float">
            <text:p>3354</text:p>
          </table:table-cell>
          <table:table-cell table:formula="of:=MOD([.$F$4];[.A33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59]+1" office:value-type="float" office:value="3355" calcext:value-type="float">
            <text:p>3355</text:p>
          </table:table-cell>
          <table:table-cell table:formula="of:=MOD([.$F$4];[.A33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60]+1" office:value-type="float" office:value="3356" calcext:value-type="float">
            <text:p>3356</text:p>
          </table:table-cell>
          <table:table-cell table:formula="of:=MOD([.$F$4];[.A33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61]+1" office:value-type="float" office:value="3357" calcext:value-type="float">
            <text:p>3357</text:p>
          </table:table-cell>
          <table:table-cell table:formula="of:=MOD([.$F$4];[.A33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62]+1" office:value-type="float" office:value="3358" calcext:value-type="float">
            <text:p>3358</text:p>
          </table:table-cell>
          <table:table-cell table:formula="of:=MOD([.$F$4];[.A33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63]+1" office:value-type="float" office:value="3359" calcext:value-type="float">
            <text:p>3359</text:p>
          </table:table-cell>
          <table:table-cell table:formula="of:=MOD([.$F$4];[.A33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64]+1" office:value-type="float" office:value="3360" calcext:value-type="float">
            <text:p>3360</text:p>
          </table:table-cell>
          <table:table-cell table:formula="of:=MOD([.$F$4];[.A33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65]+1" office:value-type="float" office:value="3361" calcext:value-type="float">
            <text:p>3361</text:p>
          </table:table-cell>
          <table:table-cell table:formula="of:=MOD([.$F$4];[.A33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66]+1" office:value-type="float" office:value="3362" calcext:value-type="float">
            <text:p>3362</text:p>
          </table:table-cell>
          <table:table-cell table:formula="of:=MOD([.$F$4];[.A33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67]+1" office:value-type="float" office:value="3363" calcext:value-type="float">
            <text:p>3363</text:p>
          </table:table-cell>
          <table:table-cell table:formula="of:=MOD([.$F$4];[.A33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68]+1" office:value-type="float" office:value="3364" calcext:value-type="float">
            <text:p>3364</text:p>
          </table:table-cell>
          <table:table-cell table:formula="of:=MOD([.$F$4];[.A33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69]+1" office:value-type="float" office:value="3365" calcext:value-type="float">
            <text:p>3365</text:p>
          </table:table-cell>
          <table:table-cell table:formula="of:=MOD([.$F$4];[.A33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70]+1" office:value-type="float" office:value="3366" calcext:value-type="float">
            <text:p>3366</text:p>
          </table:table-cell>
          <table:table-cell table:formula="of:=MOD([.$F$4];[.A33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71]+1" office:value-type="float" office:value="3367" calcext:value-type="float">
            <text:p>3367</text:p>
          </table:table-cell>
          <table:table-cell table:formula="of:=MOD([.$F$4];[.A33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72]+1" office:value-type="float" office:value="3368" calcext:value-type="float">
            <text:p>3368</text:p>
          </table:table-cell>
          <table:table-cell table:formula="of:=MOD([.$F$4];[.A33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73]+1" office:value-type="float" office:value="3369" calcext:value-type="float">
            <text:p>3369</text:p>
          </table:table-cell>
          <table:table-cell table:formula="of:=MOD([.$F$4];[.A33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74]+1" office:value-type="float" office:value="3370" calcext:value-type="float">
            <text:p>3370</text:p>
          </table:table-cell>
          <table:table-cell table:formula="of:=MOD([.$F$4];[.A33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75]+1" office:value-type="float" office:value="3371" calcext:value-type="float">
            <text:p>3371</text:p>
          </table:table-cell>
          <table:table-cell table:formula="of:=MOD([.$F$4];[.A33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76]+1" office:value-type="float" office:value="3372" calcext:value-type="float">
            <text:p>3372</text:p>
          </table:table-cell>
          <table:table-cell table:formula="of:=MOD([.$F$4];[.A33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77]+1" office:value-type="float" office:value="3373" calcext:value-type="float">
            <text:p>3373</text:p>
          </table:table-cell>
          <table:table-cell table:formula="of:=MOD([.$F$4];[.A33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78]+1" office:value-type="float" office:value="3374" calcext:value-type="float">
            <text:p>3374</text:p>
          </table:table-cell>
          <table:table-cell table:formula="of:=MOD([.$F$4];[.A33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79]+1" office:value-type="float" office:value="3375" calcext:value-type="float">
            <text:p>3375</text:p>
          </table:table-cell>
          <table:table-cell table:formula="of:=MOD([.$F$4];[.A33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80]+1" office:value-type="float" office:value="3376" calcext:value-type="float">
            <text:p>3376</text:p>
          </table:table-cell>
          <table:table-cell table:formula="of:=MOD([.$F$4];[.A33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81]+1" office:value-type="float" office:value="3377" calcext:value-type="float">
            <text:p>3377</text:p>
          </table:table-cell>
          <table:table-cell table:formula="of:=MOD([.$F$4];[.A33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82]+1" office:value-type="float" office:value="3378" calcext:value-type="float">
            <text:p>3378</text:p>
          </table:table-cell>
          <table:table-cell table:formula="of:=MOD([.$F$4];[.A33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83]+1" office:value-type="float" office:value="3379" calcext:value-type="float">
            <text:p>3379</text:p>
          </table:table-cell>
          <table:table-cell table:formula="of:=MOD([.$F$4];[.A33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84]+1" office:value-type="float" office:value="3380" calcext:value-type="float">
            <text:p>3380</text:p>
          </table:table-cell>
          <table:table-cell table:formula="of:=MOD([.$F$4];[.A33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85]+1" office:value-type="float" office:value="3381" calcext:value-type="float">
            <text:p>3381</text:p>
          </table:table-cell>
          <table:table-cell table:formula="of:=MOD([.$F$4];[.A33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86]+1" office:value-type="float" office:value="3382" calcext:value-type="float">
            <text:p>3382</text:p>
          </table:table-cell>
          <table:table-cell table:formula="of:=MOD([.$F$4];[.A33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87]+1" office:value-type="float" office:value="3383" calcext:value-type="float">
            <text:p>3383</text:p>
          </table:table-cell>
          <table:table-cell table:formula="of:=MOD([.$F$4];[.A33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88]+1" office:value-type="float" office:value="3384" calcext:value-type="float">
            <text:p>3384</text:p>
          </table:table-cell>
          <table:table-cell table:formula="of:=MOD([.$F$4];[.A33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89]+1" office:value-type="float" office:value="3385" calcext:value-type="float">
            <text:p>3385</text:p>
          </table:table-cell>
          <table:table-cell table:formula="of:=MOD([.$F$4];[.A33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90]+1" office:value-type="float" office:value="3386" calcext:value-type="float">
            <text:p>3386</text:p>
          </table:table-cell>
          <table:table-cell table:formula="of:=MOD([.$F$4];[.A33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91]+1" office:value-type="float" office:value="3387" calcext:value-type="float">
            <text:p>3387</text:p>
          </table:table-cell>
          <table:table-cell table:formula="of:=MOD([.$F$4];[.A33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92]+1" office:value-type="float" office:value="3388" calcext:value-type="float">
            <text:p>3388</text:p>
          </table:table-cell>
          <table:table-cell table:formula="of:=MOD([.$F$4];[.A33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93]+1" office:value-type="float" office:value="3389" calcext:value-type="float">
            <text:p>3389</text:p>
          </table:table-cell>
          <table:table-cell table:formula="of:=MOD([.$F$4];[.A33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94]+1" office:value-type="float" office:value="3390" calcext:value-type="float">
            <text:p>3390</text:p>
          </table:table-cell>
          <table:table-cell table:formula="of:=MOD([.$F$4];[.A33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95]+1" office:value-type="float" office:value="3391" calcext:value-type="float">
            <text:p>3391</text:p>
          </table:table-cell>
          <table:table-cell table:formula="of:=MOD([.$F$4];[.A33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96]+1" office:value-type="float" office:value="3392" calcext:value-type="float">
            <text:p>3392</text:p>
          </table:table-cell>
          <table:table-cell table:formula="of:=MOD([.$F$4];[.A33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97]+1" office:value-type="float" office:value="3393" calcext:value-type="float">
            <text:p>3393</text:p>
          </table:table-cell>
          <table:table-cell table:formula="of:=MOD([.$F$4];[.A33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98]+1" office:value-type="float" office:value="3394" calcext:value-type="float">
            <text:p>3394</text:p>
          </table:table-cell>
          <table:table-cell table:formula="of:=MOD([.$F$4];[.A33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99]+1" office:value-type="float" office:value="3395" calcext:value-type="float">
            <text:p>3395</text:p>
          </table:table-cell>
          <table:table-cell table:formula="of:=MOD([.$F$4];[.A34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00]+1" office:value-type="float" office:value="3396" calcext:value-type="float">
            <text:p>3396</text:p>
          </table:table-cell>
          <table:table-cell table:formula="of:=MOD([.$F$4];[.A34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01]+1" office:value-type="float" office:value="3397" calcext:value-type="float">
            <text:p>3397</text:p>
          </table:table-cell>
          <table:table-cell table:formula="of:=MOD([.$F$4];[.A34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02]+1" office:value-type="float" office:value="3398" calcext:value-type="float">
            <text:p>3398</text:p>
          </table:table-cell>
          <table:table-cell table:formula="of:=MOD([.$F$4];[.A34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03]+1" office:value-type="float" office:value="3399" calcext:value-type="float">
            <text:p>3399</text:p>
          </table:table-cell>
          <table:table-cell table:formula="of:=MOD([.$F$4];[.A34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04]+1" office:value-type="float" office:value="3400" calcext:value-type="float">
            <text:p>3400</text:p>
          </table:table-cell>
          <table:table-cell table:formula="of:=MOD([.$F$4];[.A34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05]+1" office:value-type="float" office:value="3401" calcext:value-type="float">
            <text:p>3401</text:p>
          </table:table-cell>
          <table:table-cell table:formula="of:=MOD([.$F$4];[.A34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06]+1" office:value-type="float" office:value="3402" calcext:value-type="float">
            <text:p>3402</text:p>
          </table:table-cell>
          <table:table-cell table:formula="of:=MOD([.$F$4];[.A34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07]+1" office:value-type="float" office:value="3403" calcext:value-type="float">
            <text:p>3403</text:p>
          </table:table-cell>
          <table:table-cell table:formula="of:=MOD([.$F$4];[.A34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08]+1" office:value-type="float" office:value="3404" calcext:value-type="float">
            <text:p>3404</text:p>
          </table:table-cell>
          <table:table-cell table:formula="of:=MOD([.$F$4];[.A34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09]+1" office:value-type="float" office:value="3405" calcext:value-type="float">
            <text:p>3405</text:p>
          </table:table-cell>
          <table:table-cell table:formula="of:=MOD([.$F$4];[.A34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10]+1" office:value-type="float" office:value="3406" calcext:value-type="float">
            <text:p>3406</text:p>
          </table:table-cell>
          <table:table-cell table:formula="of:=MOD([.$F$4];[.A34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11]+1" office:value-type="float" office:value="3407" calcext:value-type="float">
            <text:p>3407</text:p>
          </table:table-cell>
          <table:table-cell table:formula="of:=MOD([.$F$4];[.A34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12]+1" office:value-type="float" office:value="3408" calcext:value-type="float">
            <text:p>3408</text:p>
          </table:table-cell>
          <table:table-cell table:formula="of:=MOD([.$F$4];[.A34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13]+1" office:value-type="float" office:value="3409" calcext:value-type="float">
            <text:p>3409</text:p>
          </table:table-cell>
          <table:table-cell table:formula="of:=MOD([.$F$4];[.A34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14]+1" office:value-type="float" office:value="3410" calcext:value-type="float">
            <text:p>3410</text:p>
          </table:table-cell>
          <table:table-cell table:formula="of:=MOD([.$F$4];[.A34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15]+1" office:value-type="float" office:value="3411" calcext:value-type="float">
            <text:p>3411</text:p>
          </table:table-cell>
          <table:table-cell table:formula="of:=MOD([.$F$4];[.A34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16]+1" office:value-type="float" office:value="3412" calcext:value-type="float">
            <text:p>3412</text:p>
          </table:table-cell>
          <table:table-cell table:formula="of:=MOD([.$F$4];[.A34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17]+1" office:value-type="float" office:value="3413" calcext:value-type="float">
            <text:p>3413</text:p>
          </table:table-cell>
          <table:table-cell table:formula="of:=MOD([.$F$4];[.A34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18]+1" office:value-type="float" office:value="3414" calcext:value-type="float">
            <text:p>3414</text:p>
          </table:table-cell>
          <table:table-cell table:formula="of:=MOD([.$F$4];[.A34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19]+1" office:value-type="float" office:value="3415" calcext:value-type="float">
            <text:p>3415</text:p>
          </table:table-cell>
          <table:table-cell table:formula="of:=MOD([.$F$4];[.A34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20]+1" office:value-type="float" office:value="3416" calcext:value-type="float">
            <text:p>3416</text:p>
          </table:table-cell>
          <table:table-cell table:formula="of:=MOD([.$F$4];[.A34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21]+1" office:value-type="float" office:value="3417" calcext:value-type="float">
            <text:p>3417</text:p>
          </table:table-cell>
          <table:table-cell table:formula="of:=MOD([.$F$4];[.A34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22]+1" office:value-type="float" office:value="3418" calcext:value-type="float">
            <text:p>3418</text:p>
          </table:table-cell>
          <table:table-cell table:formula="of:=MOD([.$F$4];[.A34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23]+1" office:value-type="float" office:value="3419" calcext:value-type="float">
            <text:p>3419</text:p>
          </table:table-cell>
          <table:table-cell table:formula="of:=MOD([.$F$4];[.A34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24]+1" office:value-type="float" office:value="3420" calcext:value-type="float">
            <text:p>3420</text:p>
          </table:table-cell>
          <table:table-cell table:formula="of:=MOD([.$F$4];[.A34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25]+1" office:value-type="float" office:value="3421" calcext:value-type="float">
            <text:p>3421</text:p>
          </table:table-cell>
          <table:table-cell table:formula="of:=MOD([.$F$4];[.A34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26]+1" office:value-type="float" office:value="3422" calcext:value-type="float">
            <text:p>3422</text:p>
          </table:table-cell>
          <table:table-cell table:formula="of:=MOD([.$F$4];[.A34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27]+1" office:value-type="float" office:value="3423" calcext:value-type="float">
            <text:p>3423</text:p>
          </table:table-cell>
          <table:table-cell table:formula="of:=MOD([.$F$4];[.A34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28]+1" office:value-type="float" office:value="3424" calcext:value-type="float">
            <text:p>3424</text:p>
          </table:table-cell>
          <table:table-cell table:formula="of:=MOD([.$F$4];[.A34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29]+1" office:value-type="float" office:value="3425" calcext:value-type="float">
            <text:p>3425</text:p>
          </table:table-cell>
          <table:table-cell table:formula="of:=MOD([.$F$4];[.A34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30]+1" office:value-type="float" office:value="3426" calcext:value-type="float">
            <text:p>3426</text:p>
          </table:table-cell>
          <table:table-cell table:formula="of:=MOD([.$F$4];[.A34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31]+1" office:value-type="float" office:value="3427" calcext:value-type="float">
            <text:p>3427</text:p>
          </table:table-cell>
          <table:table-cell table:formula="of:=MOD([.$F$4];[.A34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32]+1" office:value-type="float" office:value="3428" calcext:value-type="float">
            <text:p>3428</text:p>
          </table:table-cell>
          <table:table-cell table:formula="of:=MOD([.$F$4];[.A34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33]+1" office:value-type="float" office:value="3429" calcext:value-type="float">
            <text:p>3429</text:p>
          </table:table-cell>
          <table:table-cell table:formula="of:=MOD([.$F$4];[.A34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34]+1" office:value-type="float" office:value="3430" calcext:value-type="float">
            <text:p>3430</text:p>
          </table:table-cell>
          <table:table-cell table:formula="of:=MOD([.$F$4];[.A34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35]+1" office:value-type="float" office:value="3431" calcext:value-type="float">
            <text:p>3431</text:p>
          </table:table-cell>
          <table:table-cell table:formula="of:=MOD([.$F$4];[.A34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36]+1" office:value-type="float" office:value="3432" calcext:value-type="float">
            <text:p>3432</text:p>
          </table:table-cell>
          <table:table-cell table:formula="of:=MOD([.$F$4];[.A34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37]+1" office:value-type="float" office:value="3433" calcext:value-type="float">
            <text:p>3433</text:p>
          </table:table-cell>
          <table:table-cell table:formula="of:=MOD([.$F$4];[.A34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38]+1" office:value-type="float" office:value="3434" calcext:value-type="float">
            <text:p>3434</text:p>
          </table:table-cell>
          <table:table-cell table:formula="of:=MOD([.$F$4];[.A34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39]+1" office:value-type="float" office:value="3435" calcext:value-type="float">
            <text:p>3435</text:p>
          </table:table-cell>
          <table:table-cell table:formula="of:=MOD([.$F$4];[.A34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40]+1" office:value-type="float" office:value="3436" calcext:value-type="float">
            <text:p>3436</text:p>
          </table:table-cell>
          <table:table-cell table:formula="of:=MOD([.$F$4];[.A34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41]+1" office:value-type="float" office:value="3437" calcext:value-type="float">
            <text:p>3437</text:p>
          </table:table-cell>
          <table:table-cell table:formula="of:=MOD([.$F$4];[.A34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42]+1" office:value-type="float" office:value="3438" calcext:value-type="float">
            <text:p>3438</text:p>
          </table:table-cell>
          <table:table-cell table:formula="of:=MOD([.$F$4];[.A34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43]+1" office:value-type="float" office:value="3439" calcext:value-type="float">
            <text:p>3439</text:p>
          </table:table-cell>
          <table:table-cell table:formula="of:=MOD([.$F$4];[.A34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44]+1" office:value-type="float" office:value="3440" calcext:value-type="float">
            <text:p>3440</text:p>
          </table:table-cell>
          <table:table-cell table:formula="of:=MOD([.$F$4];[.A34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45]+1" office:value-type="float" office:value="3441" calcext:value-type="float">
            <text:p>3441</text:p>
          </table:table-cell>
          <table:table-cell table:formula="of:=MOD([.$F$4];[.A34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46]+1" office:value-type="float" office:value="3442" calcext:value-type="float">
            <text:p>3442</text:p>
          </table:table-cell>
          <table:table-cell table:formula="of:=MOD([.$F$4];[.A34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47]+1" office:value-type="float" office:value="3443" calcext:value-type="float">
            <text:p>3443</text:p>
          </table:table-cell>
          <table:table-cell table:formula="of:=MOD([.$F$4];[.A34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48]+1" office:value-type="float" office:value="3444" calcext:value-type="float">
            <text:p>3444</text:p>
          </table:table-cell>
          <table:table-cell table:formula="of:=MOD([.$F$4];[.A34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49]+1" office:value-type="float" office:value="3445" calcext:value-type="float">
            <text:p>3445</text:p>
          </table:table-cell>
          <table:table-cell table:formula="of:=MOD([.$F$4];[.A34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50]+1" office:value-type="float" office:value="3446" calcext:value-type="float">
            <text:p>3446</text:p>
          </table:table-cell>
          <table:table-cell table:formula="of:=MOD([.$F$4];[.A34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51]+1" office:value-type="float" office:value="3447" calcext:value-type="float">
            <text:p>3447</text:p>
          </table:table-cell>
          <table:table-cell table:formula="of:=MOD([.$F$4];[.A34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52]+1" office:value-type="float" office:value="3448" calcext:value-type="float">
            <text:p>3448</text:p>
          </table:table-cell>
          <table:table-cell table:formula="of:=MOD([.$F$4];[.A34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53]+1" office:value-type="float" office:value="3449" calcext:value-type="float">
            <text:p>3449</text:p>
          </table:table-cell>
          <table:table-cell table:formula="of:=MOD([.$F$4];[.A34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54]+1" office:value-type="float" office:value="3450" calcext:value-type="float">
            <text:p>3450</text:p>
          </table:table-cell>
          <table:table-cell table:formula="of:=MOD([.$F$4];[.A34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55]+1" office:value-type="float" office:value="3451" calcext:value-type="float">
            <text:p>3451</text:p>
          </table:table-cell>
          <table:table-cell table:formula="of:=MOD([.$F$4];[.A34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56]+1" office:value-type="float" office:value="3452" calcext:value-type="float">
            <text:p>3452</text:p>
          </table:table-cell>
          <table:table-cell table:formula="of:=MOD([.$F$4];[.A34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57]+1" office:value-type="float" office:value="3453" calcext:value-type="float">
            <text:p>3453</text:p>
          </table:table-cell>
          <table:table-cell table:formula="of:=MOD([.$F$4];[.A34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58]+1" office:value-type="float" office:value="3454" calcext:value-type="float">
            <text:p>3454</text:p>
          </table:table-cell>
          <table:table-cell table:formula="of:=MOD([.$F$4];[.A34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59]+1" office:value-type="float" office:value="3455" calcext:value-type="float">
            <text:p>3455</text:p>
          </table:table-cell>
          <table:table-cell table:formula="of:=MOD([.$F$4];[.A34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60]+1" office:value-type="float" office:value="3456" calcext:value-type="float">
            <text:p>3456</text:p>
          </table:table-cell>
          <table:table-cell table:formula="of:=MOD([.$F$4];[.A34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61]+1" office:value-type="float" office:value="3457" calcext:value-type="float">
            <text:p>3457</text:p>
          </table:table-cell>
          <table:table-cell table:formula="of:=MOD([.$F$4];[.A34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62]+1" office:value-type="float" office:value="3458" calcext:value-type="float">
            <text:p>3458</text:p>
          </table:table-cell>
          <table:table-cell table:formula="of:=MOD([.$F$4];[.A34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63]+1" office:value-type="float" office:value="3459" calcext:value-type="float">
            <text:p>3459</text:p>
          </table:table-cell>
          <table:table-cell table:formula="of:=MOD([.$F$4];[.A34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64]+1" office:value-type="float" office:value="3460" calcext:value-type="float">
            <text:p>3460</text:p>
          </table:table-cell>
          <table:table-cell table:formula="of:=MOD([.$F$4];[.A34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65]+1" office:value-type="float" office:value="3461" calcext:value-type="float">
            <text:p>3461</text:p>
          </table:table-cell>
          <table:table-cell table:formula="of:=MOD([.$F$4];[.A34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66]+1" office:value-type="float" office:value="3462" calcext:value-type="float">
            <text:p>3462</text:p>
          </table:table-cell>
          <table:table-cell table:formula="of:=MOD([.$F$4];[.A34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67]+1" office:value-type="float" office:value="3463" calcext:value-type="float">
            <text:p>3463</text:p>
          </table:table-cell>
          <table:table-cell table:formula="of:=MOD([.$F$4];[.A34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68]+1" office:value-type="float" office:value="3464" calcext:value-type="float">
            <text:p>3464</text:p>
          </table:table-cell>
          <table:table-cell table:formula="of:=MOD([.$F$4];[.A34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69]+1" office:value-type="float" office:value="3465" calcext:value-type="float">
            <text:p>3465</text:p>
          </table:table-cell>
          <table:table-cell table:formula="of:=MOD([.$F$4];[.A34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70]+1" office:value-type="float" office:value="3466" calcext:value-type="float">
            <text:p>3466</text:p>
          </table:table-cell>
          <table:table-cell table:formula="of:=MOD([.$F$4];[.A34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71]+1" office:value-type="float" office:value="3467" calcext:value-type="float">
            <text:p>3467</text:p>
          </table:table-cell>
          <table:table-cell table:formula="of:=MOD([.$F$4];[.A34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72]+1" office:value-type="float" office:value="3468" calcext:value-type="float">
            <text:p>3468</text:p>
          </table:table-cell>
          <table:table-cell table:formula="of:=MOD([.$F$4];[.A34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73]+1" office:value-type="float" office:value="3469" calcext:value-type="float">
            <text:p>3469</text:p>
          </table:table-cell>
          <table:table-cell table:formula="of:=MOD([.$F$4];[.A34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74]+1" office:value-type="float" office:value="3470" calcext:value-type="float">
            <text:p>3470</text:p>
          </table:table-cell>
          <table:table-cell table:formula="of:=MOD([.$F$4];[.A34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75]+1" office:value-type="float" office:value="3471" calcext:value-type="float">
            <text:p>3471</text:p>
          </table:table-cell>
          <table:table-cell table:formula="of:=MOD([.$F$4];[.A34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76]+1" office:value-type="float" office:value="3472" calcext:value-type="float">
            <text:p>3472</text:p>
          </table:table-cell>
          <table:table-cell table:formula="of:=MOD([.$F$4];[.A34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77]+1" office:value-type="float" office:value="3473" calcext:value-type="float">
            <text:p>3473</text:p>
          </table:table-cell>
          <table:table-cell table:formula="of:=MOD([.$F$4];[.A34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78]+1" office:value-type="float" office:value="3474" calcext:value-type="float">
            <text:p>3474</text:p>
          </table:table-cell>
          <table:table-cell table:formula="of:=MOD([.$F$4];[.A34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79]+1" office:value-type="float" office:value="3475" calcext:value-type="float">
            <text:p>3475</text:p>
          </table:table-cell>
          <table:table-cell table:formula="of:=MOD([.$F$4];[.A34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80]+1" office:value-type="float" office:value="3476" calcext:value-type="float">
            <text:p>3476</text:p>
          </table:table-cell>
          <table:table-cell table:formula="of:=MOD([.$F$4];[.A34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81]+1" office:value-type="float" office:value="3477" calcext:value-type="float">
            <text:p>3477</text:p>
          </table:table-cell>
          <table:table-cell table:formula="of:=MOD([.$F$4];[.A34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82]+1" office:value-type="float" office:value="3478" calcext:value-type="float">
            <text:p>3478</text:p>
          </table:table-cell>
          <table:table-cell table:formula="of:=MOD([.$F$4];[.A34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83]+1" office:value-type="float" office:value="3479" calcext:value-type="float">
            <text:p>3479</text:p>
          </table:table-cell>
          <table:table-cell table:formula="of:=MOD([.$F$4];[.A34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84]+1" office:value-type="float" office:value="3480" calcext:value-type="float">
            <text:p>3480</text:p>
          </table:table-cell>
          <table:table-cell table:formula="of:=MOD([.$F$4];[.A34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85]+1" office:value-type="float" office:value="3481" calcext:value-type="float">
            <text:p>3481</text:p>
          </table:table-cell>
          <table:table-cell table:formula="of:=MOD([.$F$4];[.A34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86]+1" office:value-type="float" office:value="3482" calcext:value-type="float">
            <text:p>3482</text:p>
          </table:table-cell>
          <table:table-cell table:formula="of:=MOD([.$F$4];[.A34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87]+1" office:value-type="float" office:value="3483" calcext:value-type="float">
            <text:p>3483</text:p>
          </table:table-cell>
          <table:table-cell table:formula="of:=MOD([.$F$4];[.A34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88]+1" office:value-type="float" office:value="3484" calcext:value-type="float">
            <text:p>3484</text:p>
          </table:table-cell>
          <table:table-cell table:formula="of:=MOD([.$F$4];[.A34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89]+1" office:value-type="float" office:value="3485" calcext:value-type="float">
            <text:p>3485</text:p>
          </table:table-cell>
          <table:table-cell table:formula="of:=MOD([.$F$4];[.A34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90]+1" office:value-type="float" office:value="3486" calcext:value-type="float">
            <text:p>3486</text:p>
          </table:table-cell>
          <table:table-cell table:formula="of:=MOD([.$F$4];[.A34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91]+1" office:value-type="float" office:value="3487" calcext:value-type="float">
            <text:p>3487</text:p>
          </table:table-cell>
          <table:table-cell table:formula="of:=MOD([.$F$4];[.A34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92]+1" office:value-type="float" office:value="3488" calcext:value-type="float">
            <text:p>3488</text:p>
          </table:table-cell>
          <table:table-cell table:formula="of:=MOD([.$F$4];[.A34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93]+1" office:value-type="float" office:value="3489" calcext:value-type="float">
            <text:p>3489</text:p>
          </table:table-cell>
          <table:table-cell table:formula="of:=MOD([.$F$4];[.A34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94]+1" office:value-type="float" office:value="3490" calcext:value-type="float">
            <text:p>3490</text:p>
          </table:table-cell>
          <table:table-cell table:formula="of:=MOD([.$F$4];[.A34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95]+1" office:value-type="float" office:value="3491" calcext:value-type="float">
            <text:p>3491</text:p>
          </table:table-cell>
          <table:table-cell table:formula="of:=MOD([.$F$4];[.A34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96]+1" office:value-type="float" office:value="3492" calcext:value-type="float">
            <text:p>3492</text:p>
          </table:table-cell>
          <table:table-cell table:formula="of:=MOD([.$F$4];[.A34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97]+1" office:value-type="float" office:value="3493" calcext:value-type="float">
            <text:p>3493</text:p>
          </table:table-cell>
          <table:table-cell table:formula="of:=MOD([.$F$4];[.A34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98]+1" office:value-type="float" office:value="3494" calcext:value-type="float">
            <text:p>3494</text:p>
          </table:table-cell>
          <table:table-cell table:formula="of:=MOD([.$F$4];[.A34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99]+1" office:value-type="float" office:value="3495" calcext:value-type="float">
            <text:p>3495</text:p>
          </table:table-cell>
          <table:table-cell table:formula="of:=MOD([.$F$4];[.A35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00]+1" office:value-type="float" office:value="3496" calcext:value-type="float">
            <text:p>3496</text:p>
          </table:table-cell>
          <table:table-cell table:formula="of:=MOD([.$F$4];[.A35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01]+1" office:value-type="float" office:value="3497" calcext:value-type="float">
            <text:p>3497</text:p>
          </table:table-cell>
          <table:table-cell table:formula="of:=MOD([.$F$4];[.A35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02]+1" office:value-type="float" office:value="3498" calcext:value-type="float">
            <text:p>3498</text:p>
          </table:table-cell>
          <table:table-cell table:formula="of:=MOD([.$F$4];[.A35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03]+1" office:value-type="float" office:value="3499" calcext:value-type="float">
            <text:p>3499</text:p>
          </table:table-cell>
          <table:table-cell table:formula="of:=MOD([.$F$4];[.A35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04]+1" office:value-type="float" office:value="3500" calcext:value-type="float">
            <text:p>3500</text:p>
          </table:table-cell>
          <table:table-cell table:formula="of:=MOD([.$F$4];[.A35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05]+1" office:value-type="float" office:value="3501" calcext:value-type="float">
            <text:p>3501</text:p>
          </table:table-cell>
          <table:table-cell table:formula="of:=MOD([.$F$4];[.A35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06]+1" office:value-type="float" office:value="3502" calcext:value-type="float">
            <text:p>3502</text:p>
          </table:table-cell>
          <table:table-cell table:formula="of:=MOD([.$F$4];[.A35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07]+1" office:value-type="float" office:value="3503" calcext:value-type="float">
            <text:p>3503</text:p>
          </table:table-cell>
          <table:table-cell table:formula="of:=MOD([.$F$4];[.A35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08]+1" office:value-type="float" office:value="3504" calcext:value-type="float">
            <text:p>3504</text:p>
          </table:table-cell>
          <table:table-cell table:formula="of:=MOD([.$F$4];[.A35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09]+1" office:value-type="float" office:value="3505" calcext:value-type="float">
            <text:p>3505</text:p>
          </table:table-cell>
          <table:table-cell table:formula="of:=MOD([.$F$4];[.A35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10]+1" office:value-type="float" office:value="3506" calcext:value-type="float">
            <text:p>3506</text:p>
          </table:table-cell>
          <table:table-cell table:formula="of:=MOD([.$F$4];[.A35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11]+1" office:value-type="float" office:value="3507" calcext:value-type="float">
            <text:p>3507</text:p>
          </table:table-cell>
          <table:table-cell table:formula="of:=MOD([.$F$4];[.A35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12]+1" office:value-type="float" office:value="3508" calcext:value-type="float">
            <text:p>3508</text:p>
          </table:table-cell>
          <table:table-cell table:formula="of:=MOD([.$F$4];[.A35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13]+1" office:value-type="float" office:value="3509" calcext:value-type="float">
            <text:p>3509</text:p>
          </table:table-cell>
          <table:table-cell table:formula="of:=MOD([.$F$4];[.A35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14]+1" office:value-type="float" office:value="3510" calcext:value-type="float">
            <text:p>3510</text:p>
          </table:table-cell>
          <table:table-cell table:formula="of:=MOD([.$F$4];[.A35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15]+1" office:value-type="float" office:value="3511" calcext:value-type="float">
            <text:p>3511</text:p>
          </table:table-cell>
          <table:table-cell table:formula="of:=MOD([.$F$4];[.A35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16]+1" office:value-type="float" office:value="3512" calcext:value-type="float">
            <text:p>3512</text:p>
          </table:table-cell>
          <table:table-cell table:formula="of:=MOD([.$F$4];[.A35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17]+1" office:value-type="float" office:value="3513" calcext:value-type="float">
            <text:p>3513</text:p>
          </table:table-cell>
          <table:table-cell table:formula="of:=MOD([.$F$4];[.A35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18]+1" office:value-type="float" office:value="3514" calcext:value-type="float">
            <text:p>3514</text:p>
          </table:table-cell>
          <table:table-cell table:formula="of:=MOD([.$F$4];[.A35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19]+1" office:value-type="float" office:value="3515" calcext:value-type="float">
            <text:p>3515</text:p>
          </table:table-cell>
          <table:table-cell table:formula="of:=MOD([.$F$4];[.A35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20]+1" office:value-type="float" office:value="3516" calcext:value-type="float">
            <text:p>3516</text:p>
          </table:table-cell>
          <table:table-cell table:formula="of:=MOD([.$F$4];[.A35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21]+1" office:value-type="float" office:value="3517" calcext:value-type="float">
            <text:p>3517</text:p>
          </table:table-cell>
          <table:table-cell table:formula="of:=MOD([.$F$4];[.A35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22]+1" office:value-type="float" office:value="3518" calcext:value-type="float">
            <text:p>3518</text:p>
          </table:table-cell>
          <table:table-cell table:formula="of:=MOD([.$F$4];[.A35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23]+1" office:value-type="float" office:value="3519" calcext:value-type="float">
            <text:p>3519</text:p>
          </table:table-cell>
          <table:table-cell table:formula="of:=MOD([.$F$4];[.A35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24]+1" office:value-type="float" office:value="3520" calcext:value-type="float">
            <text:p>3520</text:p>
          </table:table-cell>
          <table:table-cell table:formula="of:=MOD([.$F$4];[.A35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25]+1" office:value-type="float" office:value="3521" calcext:value-type="float">
            <text:p>3521</text:p>
          </table:table-cell>
          <table:table-cell table:formula="of:=MOD([.$F$4];[.A35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26]+1" office:value-type="float" office:value="3522" calcext:value-type="float">
            <text:p>3522</text:p>
          </table:table-cell>
          <table:table-cell table:formula="of:=MOD([.$F$4];[.A35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27]+1" office:value-type="float" office:value="3523" calcext:value-type="float">
            <text:p>3523</text:p>
          </table:table-cell>
          <table:table-cell table:formula="of:=MOD([.$F$4];[.A35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28]+1" office:value-type="float" office:value="3524" calcext:value-type="float">
            <text:p>3524</text:p>
          </table:table-cell>
          <table:table-cell table:formula="of:=MOD([.$F$4];[.A35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29]+1" office:value-type="float" office:value="3525" calcext:value-type="float">
            <text:p>3525</text:p>
          </table:table-cell>
          <table:table-cell table:formula="of:=MOD([.$F$4];[.A35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30]+1" office:value-type="float" office:value="3526" calcext:value-type="float">
            <text:p>3526</text:p>
          </table:table-cell>
          <table:table-cell table:formula="of:=MOD([.$F$4];[.A35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31]+1" office:value-type="float" office:value="3527" calcext:value-type="float">
            <text:p>3527</text:p>
          </table:table-cell>
          <table:table-cell table:formula="of:=MOD([.$F$4];[.A35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32]+1" office:value-type="float" office:value="3528" calcext:value-type="float">
            <text:p>3528</text:p>
          </table:table-cell>
          <table:table-cell table:formula="of:=MOD([.$F$4];[.A35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33]+1" office:value-type="float" office:value="3529" calcext:value-type="float">
            <text:p>3529</text:p>
          </table:table-cell>
          <table:table-cell table:formula="of:=MOD([.$F$4];[.A35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34]+1" office:value-type="float" office:value="3530" calcext:value-type="float">
            <text:p>3530</text:p>
          </table:table-cell>
          <table:table-cell table:formula="of:=MOD([.$F$4];[.A35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35]+1" office:value-type="float" office:value="3531" calcext:value-type="float">
            <text:p>3531</text:p>
          </table:table-cell>
          <table:table-cell table:formula="of:=MOD([.$F$4];[.A35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36]+1" office:value-type="float" office:value="3532" calcext:value-type="float">
            <text:p>3532</text:p>
          </table:table-cell>
          <table:table-cell table:formula="of:=MOD([.$F$4];[.A35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37]+1" office:value-type="float" office:value="3533" calcext:value-type="float">
            <text:p>3533</text:p>
          </table:table-cell>
          <table:table-cell table:formula="of:=MOD([.$F$4];[.A35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38]+1" office:value-type="float" office:value="3534" calcext:value-type="float">
            <text:p>3534</text:p>
          </table:table-cell>
          <table:table-cell table:formula="of:=MOD([.$F$4];[.A35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39]+1" office:value-type="float" office:value="3535" calcext:value-type="float">
            <text:p>3535</text:p>
          </table:table-cell>
          <table:table-cell table:formula="of:=MOD([.$F$4];[.A35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40]+1" office:value-type="float" office:value="3536" calcext:value-type="float">
            <text:p>3536</text:p>
          </table:table-cell>
          <table:table-cell table:formula="of:=MOD([.$F$4];[.A35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41]+1" office:value-type="float" office:value="3537" calcext:value-type="float">
            <text:p>3537</text:p>
          </table:table-cell>
          <table:table-cell table:formula="of:=MOD([.$F$4];[.A35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42]+1" office:value-type="float" office:value="3538" calcext:value-type="float">
            <text:p>3538</text:p>
          </table:table-cell>
          <table:table-cell table:formula="of:=MOD([.$F$4];[.A35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43]+1" office:value-type="float" office:value="3539" calcext:value-type="float">
            <text:p>3539</text:p>
          </table:table-cell>
          <table:table-cell table:formula="of:=MOD([.$F$4];[.A35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44]+1" office:value-type="float" office:value="3540" calcext:value-type="float">
            <text:p>3540</text:p>
          </table:table-cell>
          <table:table-cell table:formula="of:=MOD([.$F$4];[.A35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45]+1" office:value-type="float" office:value="3541" calcext:value-type="float">
            <text:p>3541</text:p>
          </table:table-cell>
          <table:table-cell table:formula="of:=MOD([.$F$4];[.A35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46]+1" office:value-type="float" office:value="3542" calcext:value-type="float">
            <text:p>3542</text:p>
          </table:table-cell>
          <table:table-cell table:formula="of:=MOD([.$F$4];[.A35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47]+1" office:value-type="float" office:value="3543" calcext:value-type="float">
            <text:p>3543</text:p>
          </table:table-cell>
          <table:table-cell table:formula="of:=MOD([.$F$4];[.A35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48]+1" office:value-type="float" office:value="3544" calcext:value-type="float">
            <text:p>3544</text:p>
          </table:table-cell>
          <table:table-cell table:formula="of:=MOD([.$F$4];[.A35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49]+1" office:value-type="float" office:value="3545" calcext:value-type="float">
            <text:p>3545</text:p>
          </table:table-cell>
          <table:table-cell table:formula="of:=MOD([.$F$4];[.A35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50]+1" office:value-type="float" office:value="3546" calcext:value-type="float">
            <text:p>3546</text:p>
          </table:table-cell>
          <table:table-cell table:formula="of:=MOD([.$F$4];[.A35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51]+1" office:value-type="float" office:value="3547" calcext:value-type="float">
            <text:p>3547</text:p>
          </table:table-cell>
          <table:table-cell table:formula="of:=MOD([.$F$4];[.A35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52]+1" office:value-type="float" office:value="3548" calcext:value-type="float">
            <text:p>3548</text:p>
          </table:table-cell>
          <table:table-cell table:formula="of:=MOD([.$F$4];[.A35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53]+1" office:value-type="float" office:value="3549" calcext:value-type="float">
            <text:p>3549</text:p>
          </table:table-cell>
          <table:table-cell table:formula="of:=MOD([.$F$4];[.A35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54]+1" office:value-type="float" office:value="3550" calcext:value-type="float">
            <text:p>3550</text:p>
          </table:table-cell>
          <table:table-cell table:formula="of:=MOD([.$F$4];[.A35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55]+1" office:value-type="float" office:value="3551" calcext:value-type="float">
            <text:p>3551</text:p>
          </table:table-cell>
          <table:table-cell table:formula="of:=MOD([.$F$4];[.A35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56]+1" office:value-type="float" office:value="3552" calcext:value-type="float">
            <text:p>3552</text:p>
          </table:table-cell>
          <table:table-cell table:formula="of:=MOD([.$F$4];[.A35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57]+1" office:value-type="float" office:value="3553" calcext:value-type="float">
            <text:p>3553</text:p>
          </table:table-cell>
          <table:table-cell table:formula="of:=MOD([.$F$4];[.A35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58]+1" office:value-type="float" office:value="3554" calcext:value-type="float">
            <text:p>3554</text:p>
          </table:table-cell>
          <table:table-cell table:formula="of:=MOD([.$F$4];[.A35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59]+1" office:value-type="float" office:value="3555" calcext:value-type="float">
            <text:p>3555</text:p>
          </table:table-cell>
          <table:table-cell table:formula="of:=MOD([.$F$4];[.A35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60]+1" office:value-type="float" office:value="3556" calcext:value-type="float">
            <text:p>3556</text:p>
          </table:table-cell>
          <table:table-cell table:formula="of:=MOD([.$F$4];[.A35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61]+1" office:value-type="float" office:value="3557" calcext:value-type="float">
            <text:p>3557</text:p>
          </table:table-cell>
          <table:table-cell table:formula="of:=MOD([.$F$4];[.A35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62]+1" office:value-type="float" office:value="3558" calcext:value-type="float">
            <text:p>3558</text:p>
          </table:table-cell>
          <table:table-cell table:formula="of:=MOD([.$F$4];[.A35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63]+1" office:value-type="float" office:value="3559" calcext:value-type="float">
            <text:p>3559</text:p>
          </table:table-cell>
          <table:table-cell table:formula="of:=MOD([.$F$4];[.A35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64]+1" office:value-type="float" office:value="3560" calcext:value-type="float">
            <text:p>3560</text:p>
          </table:table-cell>
          <table:table-cell table:formula="of:=MOD([.$F$4];[.A35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65]+1" office:value-type="float" office:value="3561" calcext:value-type="float">
            <text:p>3561</text:p>
          </table:table-cell>
          <table:table-cell table:formula="of:=MOD([.$F$4];[.A35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66]+1" office:value-type="float" office:value="3562" calcext:value-type="float">
            <text:p>3562</text:p>
          </table:table-cell>
          <table:table-cell table:formula="of:=MOD([.$F$4];[.A35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67]+1" office:value-type="float" office:value="3563" calcext:value-type="float">
            <text:p>3563</text:p>
          </table:table-cell>
          <table:table-cell table:formula="of:=MOD([.$F$4];[.A35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68]+1" office:value-type="float" office:value="3564" calcext:value-type="float">
            <text:p>3564</text:p>
          </table:table-cell>
          <table:table-cell table:formula="of:=MOD([.$F$4];[.A35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69]+1" office:value-type="float" office:value="3565" calcext:value-type="float">
            <text:p>3565</text:p>
          </table:table-cell>
          <table:table-cell table:formula="of:=MOD([.$F$4];[.A35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70]+1" office:value-type="float" office:value="3566" calcext:value-type="float">
            <text:p>3566</text:p>
          </table:table-cell>
          <table:table-cell table:formula="of:=MOD([.$F$4];[.A35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71]+1" office:value-type="float" office:value="3567" calcext:value-type="float">
            <text:p>3567</text:p>
          </table:table-cell>
          <table:table-cell table:formula="of:=MOD([.$F$4];[.A35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72]+1" office:value-type="float" office:value="3568" calcext:value-type="float">
            <text:p>3568</text:p>
          </table:table-cell>
          <table:table-cell table:formula="of:=MOD([.$F$4];[.A35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73]+1" office:value-type="float" office:value="3569" calcext:value-type="float">
            <text:p>3569</text:p>
          </table:table-cell>
          <table:table-cell table:formula="of:=MOD([.$F$4];[.A35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74]+1" office:value-type="float" office:value="3570" calcext:value-type="float">
            <text:p>3570</text:p>
          </table:table-cell>
          <table:table-cell table:formula="of:=MOD([.$F$4];[.A35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75]+1" office:value-type="float" office:value="3571" calcext:value-type="float">
            <text:p>3571</text:p>
          </table:table-cell>
          <table:table-cell table:formula="of:=MOD([.$F$4];[.A35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76]+1" office:value-type="float" office:value="3572" calcext:value-type="float">
            <text:p>3572</text:p>
          </table:table-cell>
          <table:table-cell table:formula="of:=MOD([.$F$4];[.A35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77]+1" office:value-type="float" office:value="3573" calcext:value-type="float">
            <text:p>3573</text:p>
          </table:table-cell>
          <table:table-cell table:formula="of:=MOD([.$F$4];[.A35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78]+1" office:value-type="float" office:value="3574" calcext:value-type="float">
            <text:p>3574</text:p>
          </table:table-cell>
          <table:table-cell table:formula="of:=MOD([.$F$4];[.A35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79]+1" office:value-type="float" office:value="3575" calcext:value-type="float">
            <text:p>3575</text:p>
          </table:table-cell>
          <table:table-cell table:formula="of:=MOD([.$F$4];[.A35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80]+1" office:value-type="float" office:value="3576" calcext:value-type="float">
            <text:p>3576</text:p>
          </table:table-cell>
          <table:table-cell table:formula="of:=MOD([.$F$4];[.A35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81]+1" office:value-type="float" office:value="3577" calcext:value-type="float">
            <text:p>3577</text:p>
          </table:table-cell>
          <table:table-cell table:formula="of:=MOD([.$F$4];[.A35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82]+1" office:value-type="float" office:value="3578" calcext:value-type="float">
            <text:p>3578</text:p>
          </table:table-cell>
          <table:table-cell table:formula="of:=MOD([.$F$4];[.A35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83]+1" office:value-type="float" office:value="3579" calcext:value-type="float">
            <text:p>3579</text:p>
          </table:table-cell>
          <table:table-cell table:formula="of:=MOD([.$F$4];[.A35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84]+1" office:value-type="float" office:value="3580" calcext:value-type="float">
            <text:p>3580</text:p>
          </table:table-cell>
          <table:table-cell table:formula="of:=MOD([.$F$4];[.A35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85]+1" office:value-type="float" office:value="3581" calcext:value-type="float">
            <text:p>3581</text:p>
          </table:table-cell>
          <table:table-cell table:formula="of:=MOD([.$F$4];[.A35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86]+1" office:value-type="float" office:value="3582" calcext:value-type="float">
            <text:p>3582</text:p>
          </table:table-cell>
          <table:table-cell table:formula="of:=MOD([.$F$4];[.A35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87]+1" office:value-type="float" office:value="3583" calcext:value-type="float">
            <text:p>3583</text:p>
          </table:table-cell>
          <table:table-cell table:formula="of:=MOD([.$F$4];[.A35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88]+1" office:value-type="float" office:value="3584" calcext:value-type="float">
            <text:p>3584</text:p>
          </table:table-cell>
          <table:table-cell table:formula="of:=MOD([.$F$4];[.A35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89]+1" office:value-type="float" office:value="3585" calcext:value-type="float">
            <text:p>3585</text:p>
          </table:table-cell>
          <table:table-cell table:formula="of:=MOD([.$F$4];[.A35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90]+1" office:value-type="float" office:value="3586" calcext:value-type="float">
            <text:p>3586</text:p>
          </table:table-cell>
          <table:table-cell table:formula="of:=MOD([.$F$4];[.A35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91]+1" office:value-type="float" office:value="3587" calcext:value-type="float">
            <text:p>3587</text:p>
          </table:table-cell>
          <table:table-cell table:formula="of:=MOD([.$F$4];[.A35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92]+1" office:value-type="float" office:value="3588" calcext:value-type="float">
            <text:p>3588</text:p>
          </table:table-cell>
          <table:table-cell table:formula="of:=MOD([.$F$4];[.A35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93]+1" office:value-type="float" office:value="3589" calcext:value-type="float">
            <text:p>3589</text:p>
          </table:table-cell>
          <table:table-cell table:formula="of:=MOD([.$F$4];[.A35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94]+1" office:value-type="float" office:value="3590" calcext:value-type="float">
            <text:p>3590</text:p>
          </table:table-cell>
          <table:table-cell table:formula="of:=MOD([.$F$4];[.A35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95]+1" office:value-type="float" office:value="3591" calcext:value-type="float">
            <text:p>3591</text:p>
          </table:table-cell>
          <table:table-cell table:formula="of:=MOD([.$F$4];[.A35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96]+1" office:value-type="float" office:value="3592" calcext:value-type="float">
            <text:p>3592</text:p>
          </table:table-cell>
          <table:table-cell table:formula="of:=MOD([.$F$4];[.A35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97]+1" office:value-type="float" office:value="3593" calcext:value-type="float">
            <text:p>3593</text:p>
          </table:table-cell>
          <table:table-cell table:formula="of:=MOD([.$F$4];[.A35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98]+1" office:value-type="float" office:value="3594" calcext:value-type="float">
            <text:p>3594</text:p>
          </table:table-cell>
          <table:table-cell table:formula="of:=MOD([.$F$4];[.A35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99]+1" office:value-type="float" office:value="3595" calcext:value-type="float">
            <text:p>3595</text:p>
          </table:table-cell>
          <table:table-cell table:formula="of:=MOD([.$F$4];[.A36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00]+1" office:value-type="float" office:value="3596" calcext:value-type="float">
            <text:p>3596</text:p>
          </table:table-cell>
          <table:table-cell table:formula="of:=MOD([.$F$4];[.A36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01]+1" office:value-type="float" office:value="3597" calcext:value-type="float">
            <text:p>3597</text:p>
          </table:table-cell>
          <table:table-cell table:formula="of:=MOD([.$F$4];[.A36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02]+1" office:value-type="float" office:value="3598" calcext:value-type="float">
            <text:p>3598</text:p>
          </table:table-cell>
          <table:table-cell table:formula="of:=MOD([.$F$4];[.A36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03]+1" office:value-type="float" office:value="3599" calcext:value-type="float">
            <text:p>3599</text:p>
          </table:table-cell>
          <table:table-cell table:formula="of:=MOD([.$F$4];[.A36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04]+1" office:value-type="float" office:value="3600" calcext:value-type="float">
            <text:p>3600</text:p>
          </table:table-cell>
          <table:table-cell table:formula="of:=MOD([.$F$4];[.A36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05]+1" office:value-type="float" office:value="3601" calcext:value-type="float">
            <text:p>3601</text:p>
          </table:table-cell>
          <table:table-cell table:formula="of:=MOD([.$F$4];[.A36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06]+1" office:value-type="float" office:value="3602" calcext:value-type="float">
            <text:p>3602</text:p>
          </table:table-cell>
          <table:table-cell table:formula="of:=MOD([.$F$4];[.A36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07]+1" office:value-type="float" office:value="3603" calcext:value-type="float">
            <text:p>3603</text:p>
          </table:table-cell>
          <table:table-cell table:formula="of:=MOD([.$F$4];[.A36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08]+1" office:value-type="float" office:value="3604" calcext:value-type="float">
            <text:p>3604</text:p>
          </table:table-cell>
          <table:table-cell table:formula="of:=MOD([.$F$4];[.A36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09]+1" office:value-type="float" office:value="3605" calcext:value-type="float">
            <text:p>3605</text:p>
          </table:table-cell>
          <table:table-cell table:formula="of:=MOD([.$F$4];[.A36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10]+1" office:value-type="float" office:value="3606" calcext:value-type="float">
            <text:p>3606</text:p>
          </table:table-cell>
          <table:table-cell table:formula="of:=MOD([.$F$4];[.A36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11]+1" office:value-type="float" office:value="3607" calcext:value-type="float">
            <text:p>3607</text:p>
          </table:table-cell>
          <table:table-cell table:formula="of:=MOD([.$F$4];[.A36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12]+1" office:value-type="float" office:value="3608" calcext:value-type="float">
            <text:p>3608</text:p>
          </table:table-cell>
          <table:table-cell table:formula="of:=MOD([.$F$4];[.A36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13]+1" office:value-type="float" office:value="3609" calcext:value-type="float">
            <text:p>3609</text:p>
          </table:table-cell>
          <table:table-cell table:formula="of:=MOD([.$F$4];[.A36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14]+1" office:value-type="float" office:value="3610" calcext:value-type="float">
            <text:p>3610</text:p>
          </table:table-cell>
          <table:table-cell table:formula="of:=MOD([.$F$4];[.A36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15]+1" office:value-type="float" office:value="3611" calcext:value-type="float">
            <text:p>3611</text:p>
          </table:table-cell>
          <table:table-cell table:formula="of:=MOD([.$F$4];[.A36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16]+1" office:value-type="float" office:value="3612" calcext:value-type="float">
            <text:p>3612</text:p>
          </table:table-cell>
          <table:table-cell table:formula="of:=MOD([.$F$4];[.A36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17]+1" office:value-type="float" office:value="3613" calcext:value-type="float">
            <text:p>3613</text:p>
          </table:table-cell>
          <table:table-cell table:formula="of:=MOD([.$F$4];[.A36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18]+1" office:value-type="float" office:value="3614" calcext:value-type="float">
            <text:p>3614</text:p>
          </table:table-cell>
          <table:table-cell table:formula="of:=MOD([.$F$4];[.A36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19]+1" office:value-type="float" office:value="3615" calcext:value-type="float">
            <text:p>3615</text:p>
          </table:table-cell>
          <table:table-cell table:formula="of:=MOD([.$F$4];[.A36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20]+1" office:value-type="float" office:value="3616" calcext:value-type="float">
            <text:p>3616</text:p>
          </table:table-cell>
          <table:table-cell table:formula="of:=MOD([.$F$4];[.A36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21]+1" office:value-type="float" office:value="3617" calcext:value-type="float">
            <text:p>3617</text:p>
          </table:table-cell>
          <table:table-cell table:formula="of:=MOD([.$F$4];[.A36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22]+1" office:value-type="float" office:value="3618" calcext:value-type="float">
            <text:p>3618</text:p>
          </table:table-cell>
          <table:table-cell table:formula="of:=MOD([.$F$4];[.A36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23]+1" office:value-type="float" office:value="3619" calcext:value-type="float">
            <text:p>3619</text:p>
          </table:table-cell>
          <table:table-cell table:formula="of:=MOD([.$F$4];[.A36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24]+1" office:value-type="float" office:value="3620" calcext:value-type="float">
            <text:p>3620</text:p>
          </table:table-cell>
          <table:table-cell table:formula="of:=MOD([.$F$4];[.A36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25]+1" office:value-type="float" office:value="3621" calcext:value-type="float">
            <text:p>3621</text:p>
          </table:table-cell>
          <table:table-cell table:formula="of:=MOD([.$F$4];[.A36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26]+1" office:value-type="float" office:value="3622" calcext:value-type="float">
            <text:p>3622</text:p>
          </table:table-cell>
          <table:table-cell table:formula="of:=MOD([.$F$4];[.A36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27]+1" office:value-type="float" office:value="3623" calcext:value-type="float">
            <text:p>3623</text:p>
          </table:table-cell>
          <table:table-cell table:formula="of:=MOD([.$F$4];[.A36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28]+1" office:value-type="float" office:value="3624" calcext:value-type="float">
            <text:p>3624</text:p>
          </table:table-cell>
          <table:table-cell table:formula="of:=MOD([.$F$4];[.A36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29]+1" office:value-type="float" office:value="3625" calcext:value-type="float">
            <text:p>3625</text:p>
          </table:table-cell>
          <table:table-cell table:formula="of:=MOD([.$F$4];[.A36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30]+1" office:value-type="float" office:value="3626" calcext:value-type="float">
            <text:p>3626</text:p>
          </table:table-cell>
          <table:table-cell table:formula="of:=MOD([.$F$4];[.A36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31]+1" office:value-type="float" office:value="3627" calcext:value-type="float">
            <text:p>3627</text:p>
          </table:table-cell>
          <table:table-cell table:formula="of:=MOD([.$F$4];[.A36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32]+1" office:value-type="float" office:value="3628" calcext:value-type="float">
            <text:p>3628</text:p>
          </table:table-cell>
          <table:table-cell table:formula="of:=MOD([.$F$4];[.A36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33]+1" office:value-type="float" office:value="3629" calcext:value-type="float">
            <text:p>3629</text:p>
          </table:table-cell>
          <table:table-cell table:formula="of:=MOD([.$F$4];[.A36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34]+1" office:value-type="float" office:value="3630" calcext:value-type="float">
            <text:p>3630</text:p>
          </table:table-cell>
          <table:table-cell table:formula="of:=MOD([.$F$4];[.A36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35]+1" office:value-type="float" office:value="3631" calcext:value-type="float">
            <text:p>3631</text:p>
          </table:table-cell>
          <table:table-cell table:formula="of:=MOD([.$F$4];[.A36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36]+1" office:value-type="float" office:value="3632" calcext:value-type="float">
            <text:p>3632</text:p>
          </table:table-cell>
          <table:table-cell table:formula="of:=MOD([.$F$4];[.A36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37]+1" office:value-type="float" office:value="3633" calcext:value-type="float">
            <text:p>3633</text:p>
          </table:table-cell>
          <table:table-cell table:formula="of:=MOD([.$F$4];[.A36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38]+1" office:value-type="float" office:value="3634" calcext:value-type="float">
            <text:p>3634</text:p>
          </table:table-cell>
          <table:table-cell table:formula="of:=MOD([.$F$4];[.A36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39]+1" office:value-type="float" office:value="3635" calcext:value-type="float">
            <text:p>3635</text:p>
          </table:table-cell>
          <table:table-cell table:formula="of:=MOD([.$F$4];[.A36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40]+1" office:value-type="float" office:value="3636" calcext:value-type="float">
            <text:p>3636</text:p>
          </table:table-cell>
          <table:table-cell table:formula="of:=MOD([.$F$4];[.A36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41]+1" office:value-type="float" office:value="3637" calcext:value-type="float">
            <text:p>3637</text:p>
          </table:table-cell>
          <table:table-cell table:formula="of:=MOD([.$F$4];[.A36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42]+1" office:value-type="float" office:value="3638" calcext:value-type="float">
            <text:p>3638</text:p>
          </table:table-cell>
          <table:table-cell table:formula="of:=MOD([.$F$4];[.A36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43]+1" office:value-type="float" office:value="3639" calcext:value-type="float">
            <text:p>3639</text:p>
          </table:table-cell>
          <table:table-cell table:formula="of:=MOD([.$F$4];[.A36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44]+1" office:value-type="float" office:value="3640" calcext:value-type="float">
            <text:p>3640</text:p>
          </table:table-cell>
          <table:table-cell table:formula="of:=MOD([.$F$4];[.A36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45]+1" office:value-type="float" office:value="3641" calcext:value-type="float">
            <text:p>3641</text:p>
          </table:table-cell>
          <table:table-cell table:formula="of:=MOD([.$F$4];[.A36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46]+1" office:value-type="float" office:value="3642" calcext:value-type="float">
            <text:p>3642</text:p>
          </table:table-cell>
          <table:table-cell table:formula="of:=MOD([.$F$4];[.A36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47]+1" office:value-type="float" office:value="3643" calcext:value-type="float">
            <text:p>3643</text:p>
          </table:table-cell>
          <table:table-cell table:formula="of:=MOD([.$F$4];[.A36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48]+1" office:value-type="float" office:value="3644" calcext:value-type="float">
            <text:p>3644</text:p>
          </table:table-cell>
          <table:table-cell table:formula="of:=MOD([.$F$4];[.A36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49]+1" office:value-type="float" office:value="3645" calcext:value-type="float">
            <text:p>3645</text:p>
          </table:table-cell>
          <table:table-cell table:formula="of:=MOD([.$F$4];[.A36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50]+1" office:value-type="float" office:value="3646" calcext:value-type="float">
            <text:p>3646</text:p>
          </table:table-cell>
          <table:table-cell table:formula="of:=MOD([.$F$4];[.A36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51]+1" office:value-type="float" office:value="3647" calcext:value-type="float">
            <text:p>3647</text:p>
          </table:table-cell>
          <table:table-cell table:formula="of:=MOD([.$F$4];[.A36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52]+1" office:value-type="float" office:value="3648" calcext:value-type="float">
            <text:p>3648</text:p>
          </table:table-cell>
          <table:table-cell table:formula="of:=MOD([.$F$4];[.A36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53]+1" office:value-type="float" office:value="3649" calcext:value-type="float">
            <text:p>3649</text:p>
          </table:table-cell>
          <table:table-cell table:formula="of:=MOD([.$F$4];[.A36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54]+1" office:value-type="float" office:value="3650" calcext:value-type="float">
            <text:p>3650</text:p>
          </table:table-cell>
          <table:table-cell table:formula="of:=MOD([.$F$4];[.A36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55]+1" office:value-type="float" office:value="3651" calcext:value-type="float">
            <text:p>3651</text:p>
          </table:table-cell>
          <table:table-cell table:formula="of:=MOD([.$F$4];[.A36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56]+1" office:value-type="float" office:value="3652" calcext:value-type="float">
            <text:p>3652</text:p>
          </table:table-cell>
          <table:table-cell table:formula="of:=MOD([.$F$4];[.A36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57]+1" office:value-type="float" office:value="3653" calcext:value-type="float">
            <text:p>3653</text:p>
          </table:table-cell>
          <table:table-cell table:formula="of:=MOD([.$F$4];[.A36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58]+1" office:value-type="float" office:value="3654" calcext:value-type="float">
            <text:p>3654</text:p>
          </table:table-cell>
          <table:table-cell table:formula="of:=MOD([.$F$4];[.A36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59]+1" office:value-type="float" office:value="3655" calcext:value-type="float">
            <text:p>3655</text:p>
          </table:table-cell>
          <table:table-cell table:formula="of:=MOD([.$F$4];[.A36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60]+1" office:value-type="float" office:value="3656" calcext:value-type="float">
            <text:p>3656</text:p>
          </table:table-cell>
          <table:table-cell table:formula="of:=MOD([.$F$4];[.A36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61]+1" office:value-type="float" office:value="3657" calcext:value-type="float">
            <text:p>3657</text:p>
          </table:table-cell>
          <table:table-cell table:formula="of:=MOD([.$F$4];[.A36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62]+1" office:value-type="float" office:value="3658" calcext:value-type="float">
            <text:p>3658</text:p>
          </table:table-cell>
          <table:table-cell table:formula="of:=MOD([.$F$4];[.A36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63]+1" office:value-type="float" office:value="3659" calcext:value-type="float">
            <text:p>3659</text:p>
          </table:table-cell>
          <table:table-cell table:formula="of:=MOD([.$F$4];[.A36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64]+1" office:value-type="float" office:value="3660" calcext:value-type="float">
            <text:p>3660</text:p>
          </table:table-cell>
          <table:table-cell table:formula="of:=MOD([.$F$4];[.A36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65]+1" office:value-type="float" office:value="3661" calcext:value-type="float">
            <text:p>3661</text:p>
          </table:table-cell>
          <table:table-cell table:formula="of:=MOD([.$F$4];[.A36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66]+1" office:value-type="float" office:value="3662" calcext:value-type="float">
            <text:p>3662</text:p>
          </table:table-cell>
          <table:table-cell table:formula="of:=MOD([.$F$4];[.A36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67]+1" office:value-type="float" office:value="3663" calcext:value-type="float">
            <text:p>3663</text:p>
          </table:table-cell>
          <table:table-cell table:formula="of:=MOD([.$F$4];[.A36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68]+1" office:value-type="float" office:value="3664" calcext:value-type="float">
            <text:p>3664</text:p>
          </table:table-cell>
          <table:table-cell table:formula="of:=MOD([.$F$4];[.A36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69]+1" office:value-type="float" office:value="3665" calcext:value-type="float">
            <text:p>3665</text:p>
          </table:table-cell>
          <table:table-cell table:formula="of:=MOD([.$F$4];[.A36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70]+1" office:value-type="float" office:value="3666" calcext:value-type="float">
            <text:p>3666</text:p>
          </table:table-cell>
          <table:table-cell table:formula="of:=MOD([.$F$4];[.A36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71]+1" office:value-type="float" office:value="3667" calcext:value-type="float">
            <text:p>3667</text:p>
          </table:table-cell>
          <table:table-cell table:formula="of:=MOD([.$F$4];[.A36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72]+1" office:value-type="float" office:value="3668" calcext:value-type="float">
            <text:p>3668</text:p>
          </table:table-cell>
          <table:table-cell table:formula="of:=MOD([.$F$4];[.A36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73]+1" office:value-type="float" office:value="3669" calcext:value-type="float">
            <text:p>3669</text:p>
          </table:table-cell>
          <table:table-cell table:formula="of:=MOD([.$F$4];[.A36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74]+1" office:value-type="float" office:value="3670" calcext:value-type="float">
            <text:p>3670</text:p>
          </table:table-cell>
          <table:table-cell table:formula="of:=MOD([.$F$4];[.A36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75]+1" office:value-type="float" office:value="3671" calcext:value-type="float">
            <text:p>3671</text:p>
          </table:table-cell>
          <table:table-cell table:formula="of:=MOD([.$F$4];[.A36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76]+1" office:value-type="float" office:value="3672" calcext:value-type="float">
            <text:p>3672</text:p>
          </table:table-cell>
          <table:table-cell table:formula="of:=MOD([.$F$4];[.A36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77]+1" office:value-type="float" office:value="3673" calcext:value-type="float">
            <text:p>3673</text:p>
          </table:table-cell>
          <table:table-cell table:formula="of:=MOD([.$F$4];[.A36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78]+1" office:value-type="float" office:value="3674" calcext:value-type="float">
            <text:p>3674</text:p>
          </table:table-cell>
          <table:table-cell table:formula="of:=MOD([.$F$4];[.A36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79]+1" office:value-type="float" office:value="3675" calcext:value-type="float">
            <text:p>3675</text:p>
          </table:table-cell>
          <table:table-cell table:formula="of:=MOD([.$F$4];[.A36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80]+1" office:value-type="float" office:value="3676" calcext:value-type="float">
            <text:p>3676</text:p>
          </table:table-cell>
          <table:table-cell table:formula="of:=MOD([.$F$4];[.A36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81]+1" office:value-type="float" office:value="3677" calcext:value-type="float">
            <text:p>3677</text:p>
          </table:table-cell>
          <table:table-cell table:formula="of:=MOD([.$F$4];[.A36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82]+1" office:value-type="float" office:value="3678" calcext:value-type="float">
            <text:p>3678</text:p>
          </table:table-cell>
          <table:table-cell table:formula="of:=MOD([.$F$4];[.A36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83]+1" office:value-type="float" office:value="3679" calcext:value-type="float">
            <text:p>3679</text:p>
          </table:table-cell>
          <table:table-cell table:formula="of:=MOD([.$F$4];[.A36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84]+1" office:value-type="float" office:value="3680" calcext:value-type="float">
            <text:p>3680</text:p>
          </table:table-cell>
          <table:table-cell table:formula="of:=MOD([.$F$4];[.A36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85]+1" office:value-type="float" office:value="3681" calcext:value-type="float">
            <text:p>3681</text:p>
          </table:table-cell>
          <table:table-cell table:formula="of:=MOD([.$F$4];[.A36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86]+1" office:value-type="float" office:value="3682" calcext:value-type="float">
            <text:p>3682</text:p>
          </table:table-cell>
          <table:table-cell table:formula="of:=MOD([.$F$4];[.A36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87]+1" office:value-type="float" office:value="3683" calcext:value-type="float">
            <text:p>3683</text:p>
          </table:table-cell>
          <table:table-cell table:formula="of:=MOD([.$F$4];[.A36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88]+1" office:value-type="float" office:value="3684" calcext:value-type="float">
            <text:p>3684</text:p>
          </table:table-cell>
          <table:table-cell table:formula="of:=MOD([.$F$4];[.A36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89]+1" office:value-type="float" office:value="3685" calcext:value-type="float">
            <text:p>3685</text:p>
          </table:table-cell>
          <table:table-cell table:formula="of:=MOD([.$F$4];[.A36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90]+1" office:value-type="float" office:value="3686" calcext:value-type="float">
            <text:p>3686</text:p>
          </table:table-cell>
          <table:table-cell table:formula="of:=MOD([.$F$4];[.A36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91]+1" office:value-type="float" office:value="3687" calcext:value-type="float">
            <text:p>3687</text:p>
          </table:table-cell>
          <table:table-cell table:formula="of:=MOD([.$F$4];[.A36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92]+1" office:value-type="float" office:value="3688" calcext:value-type="float">
            <text:p>3688</text:p>
          </table:table-cell>
          <table:table-cell table:formula="of:=MOD([.$F$4];[.A36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93]+1" office:value-type="float" office:value="3689" calcext:value-type="float">
            <text:p>3689</text:p>
          </table:table-cell>
          <table:table-cell table:formula="of:=MOD([.$F$4];[.A36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94]+1" office:value-type="float" office:value="3690" calcext:value-type="float">
            <text:p>3690</text:p>
          </table:table-cell>
          <table:table-cell table:formula="of:=MOD([.$F$4];[.A36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95]+1" office:value-type="float" office:value="3691" calcext:value-type="float">
            <text:p>3691</text:p>
          </table:table-cell>
          <table:table-cell table:formula="of:=MOD([.$F$4];[.A36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96]+1" office:value-type="float" office:value="3692" calcext:value-type="float">
            <text:p>3692</text:p>
          </table:table-cell>
          <table:table-cell table:formula="of:=MOD([.$F$4];[.A36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97]+1" office:value-type="float" office:value="3693" calcext:value-type="float">
            <text:p>3693</text:p>
          </table:table-cell>
          <table:table-cell table:formula="of:=MOD([.$F$4];[.A36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98]+1" office:value-type="float" office:value="3694" calcext:value-type="float">
            <text:p>3694</text:p>
          </table:table-cell>
          <table:table-cell table:formula="of:=MOD([.$F$4];[.A36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99]+1" office:value-type="float" office:value="3695" calcext:value-type="float">
            <text:p>3695</text:p>
          </table:table-cell>
          <table:table-cell table:formula="of:=MOD([.$F$4];[.A37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00]+1" office:value-type="float" office:value="3696" calcext:value-type="float">
            <text:p>3696</text:p>
          </table:table-cell>
          <table:table-cell table:formula="of:=MOD([.$F$4];[.A37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01]+1" office:value-type="float" office:value="3697" calcext:value-type="float">
            <text:p>3697</text:p>
          </table:table-cell>
          <table:table-cell table:formula="of:=MOD([.$F$4];[.A37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02]+1" office:value-type="float" office:value="3698" calcext:value-type="float">
            <text:p>3698</text:p>
          </table:table-cell>
          <table:table-cell table:formula="of:=MOD([.$F$4];[.A37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03]+1" office:value-type="float" office:value="3699" calcext:value-type="float">
            <text:p>3699</text:p>
          </table:table-cell>
          <table:table-cell table:formula="of:=MOD([.$F$4];[.A37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04]+1" office:value-type="float" office:value="3700" calcext:value-type="float">
            <text:p>3700</text:p>
          </table:table-cell>
          <table:table-cell table:formula="of:=MOD([.$F$4];[.A37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05]+1" office:value-type="float" office:value="3701" calcext:value-type="float">
            <text:p>3701</text:p>
          </table:table-cell>
          <table:table-cell table:formula="of:=MOD([.$F$4];[.A37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06]+1" office:value-type="float" office:value="3702" calcext:value-type="float">
            <text:p>3702</text:p>
          </table:table-cell>
          <table:table-cell table:formula="of:=MOD([.$F$4];[.A37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07]+1" office:value-type="float" office:value="3703" calcext:value-type="float">
            <text:p>3703</text:p>
          </table:table-cell>
          <table:table-cell table:formula="of:=MOD([.$F$4];[.A37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08]+1" office:value-type="float" office:value="3704" calcext:value-type="float">
            <text:p>3704</text:p>
          </table:table-cell>
          <table:table-cell table:formula="of:=MOD([.$F$4];[.A37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09]+1" office:value-type="float" office:value="3705" calcext:value-type="float">
            <text:p>3705</text:p>
          </table:table-cell>
          <table:table-cell table:formula="of:=MOD([.$F$4];[.A37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10]+1" office:value-type="float" office:value="3706" calcext:value-type="float">
            <text:p>3706</text:p>
          </table:table-cell>
          <table:table-cell table:formula="of:=MOD([.$F$4];[.A37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11]+1" office:value-type="float" office:value="3707" calcext:value-type="float">
            <text:p>3707</text:p>
          </table:table-cell>
          <table:table-cell table:formula="of:=MOD([.$F$4];[.A37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12]+1" office:value-type="float" office:value="3708" calcext:value-type="float">
            <text:p>3708</text:p>
          </table:table-cell>
          <table:table-cell table:formula="of:=MOD([.$F$4];[.A37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13]+1" office:value-type="float" office:value="3709" calcext:value-type="float">
            <text:p>3709</text:p>
          </table:table-cell>
          <table:table-cell table:formula="of:=MOD([.$F$4];[.A37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14]+1" office:value-type="float" office:value="3710" calcext:value-type="float">
            <text:p>3710</text:p>
          </table:table-cell>
          <table:table-cell table:formula="of:=MOD([.$F$4];[.A37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15]+1" office:value-type="float" office:value="3711" calcext:value-type="float">
            <text:p>3711</text:p>
          </table:table-cell>
          <table:table-cell table:formula="of:=MOD([.$F$4];[.A37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16]+1" office:value-type="float" office:value="3712" calcext:value-type="float">
            <text:p>3712</text:p>
          </table:table-cell>
          <table:table-cell table:formula="of:=MOD([.$F$4];[.A37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17]+1" office:value-type="float" office:value="3713" calcext:value-type="float">
            <text:p>3713</text:p>
          </table:table-cell>
          <table:table-cell table:formula="of:=MOD([.$F$4];[.A37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18]+1" office:value-type="float" office:value="3714" calcext:value-type="float">
            <text:p>3714</text:p>
          </table:table-cell>
          <table:table-cell table:formula="of:=MOD([.$F$4];[.A37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19]+1" office:value-type="float" office:value="3715" calcext:value-type="float">
            <text:p>3715</text:p>
          </table:table-cell>
          <table:table-cell table:formula="of:=MOD([.$F$4];[.A37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20]+1" office:value-type="float" office:value="3716" calcext:value-type="float">
            <text:p>3716</text:p>
          </table:table-cell>
          <table:table-cell table:formula="of:=MOD([.$F$4];[.A37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21]+1" office:value-type="float" office:value="3717" calcext:value-type="float">
            <text:p>3717</text:p>
          </table:table-cell>
          <table:table-cell table:formula="of:=MOD([.$F$4];[.A37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22]+1" office:value-type="float" office:value="3718" calcext:value-type="float">
            <text:p>3718</text:p>
          </table:table-cell>
          <table:table-cell table:formula="of:=MOD([.$F$4];[.A37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23]+1" office:value-type="float" office:value="3719" calcext:value-type="float">
            <text:p>3719</text:p>
          </table:table-cell>
          <table:table-cell table:formula="of:=MOD([.$F$4];[.A37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24]+1" office:value-type="float" office:value="3720" calcext:value-type="float">
            <text:p>3720</text:p>
          </table:table-cell>
          <table:table-cell table:formula="of:=MOD([.$F$4];[.A37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25]+1" office:value-type="float" office:value="3721" calcext:value-type="float">
            <text:p>3721</text:p>
          </table:table-cell>
          <table:table-cell table:formula="of:=MOD([.$F$4];[.A37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26]+1" office:value-type="float" office:value="3722" calcext:value-type="float">
            <text:p>3722</text:p>
          </table:table-cell>
          <table:table-cell table:formula="of:=MOD([.$F$4];[.A37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27]+1" office:value-type="float" office:value="3723" calcext:value-type="float">
            <text:p>3723</text:p>
          </table:table-cell>
          <table:table-cell table:formula="of:=MOD([.$F$4];[.A37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28]+1" office:value-type="float" office:value="3724" calcext:value-type="float">
            <text:p>3724</text:p>
          </table:table-cell>
          <table:table-cell table:formula="of:=MOD([.$F$4];[.A37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29]+1" office:value-type="float" office:value="3725" calcext:value-type="float">
            <text:p>3725</text:p>
          </table:table-cell>
          <table:table-cell table:formula="of:=MOD([.$F$4];[.A37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30]+1" office:value-type="float" office:value="3726" calcext:value-type="float">
            <text:p>3726</text:p>
          </table:table-cell>
          <table:table-cell table:formula="of:=MOD([.$F$4];[.A37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31]+1" office:value-type="float" office:value="3727" calcext:value-type="float">
            <text:p>3727</text:p>
          </table:table-cell>
          <table:table-cell table:formula="of:=MOD([.$F$4];[.A37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32]+1" office:value-type="float" office:value="3728" calcext:value-type="float">
            <text:p>3728</text:p>
          </table:table-cell>
          <table:table-cell table:formula="of:=MOD([.$F$4];[.A37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33]+1" office:value-type="float" office:value="3729" calcext:value-type="float">
            <text:p>3729</text:p>
          </table:table-cell>
          <table:table-cell table:formula="of:=MOD([.$F$4];[.A37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34]+1" office:value-type="float" office:value="3730" calcext:value-type="float">
            <text:p>3730</text:p>
          </table:table-cell>
          <table:table-cell table:formula="of:=MOD([.$F$4];[.A37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35]+1" office:value-type="float" office:value="3731" calcext:value-type="float">
            <text:p>3731</text:p>
          </table:table-cell>
          <table:table-cell table:formula="of:=MOD([.$F$4];[.A37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36]+1" office:value-type="float" office:value="3732" calcext:value-type="float">
            <text:p>3732</text:p>
          </table:table-cell>
          <table:table-cell table:formula="of:=MOD([.$F$4];[.A37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37]+1" office:value-type="float" office:value="3733" calcext:value-type="float">
            <text:p>3733</text:p>
          </table:table-cell>
          <table:table-cell table:formula="of:=MOD([.$F$4];[.A37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38]+1" office:value-type="float" office:value="3734" calcext:value-type="float">
            <text:p>3734</text:p>
          </table:table-cell>
          <table:table-cell table:formula="of:=MOD([.$F$4];[.A37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39]+1" office:value-type="float" office:value="3735" calcext:value-type="float">
            <text:p>3735</text:p>
          </table:table-cell>
          <table:table-cell table:formula="of:=MOD([.$F$4];[.A37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40]+1" office:value-type="float" office:value="3736" calcext:value-type="float">
            <text:p>3736</text:p>
          </table:table-cell>
          <table:table-cell table:formula="of:=MOD([.$F$4];[.A37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41]+1" office:value-type="float" office:value="3737" calcext:value-type="float">
            <text:p>3737</text:p>
          </table:table-cell>
          <table:table-cell table:formula="of:=MOD([.$F$4];[.A37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42]+1" office:value-type="float" office:value="3738" calcext:value-type="float">
            <text:p>3738</text:p>
          </table:table-cell>
          <table:table-cell table:formula="of:=MOD([.$F$4];[.A37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43]+1" office:value-type="float" office:value="3739" calcext:value-type="float">
            <text:p>3739</text:p>
          </table:table-cell>
          <table:table-cell table:formula="of:=MOD([.$F$4];[.A37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44]+1" office:value-type="float" office:value="3740" calcext:value-type="float">
            <text:p>3740</text:p>
          </table:table-cell>
          <table:table-cell table:formula="of:=MOD([.$F$4];[.A37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45]+1" office:value-type="float" office:value="3741" calcext:value-type="float">
            <text:p>3741</text:p>
          </table:table-cell>
          <table:table-cell table:formula="of:=MOD([.$F$4];[.A37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46]+1" office:value-type="float" office:value="3742" calcext:value-type="float">
            <text:p>3742</text:p>
          </table:table-cell>
          <table:table-cell table:formula="of:=MOD([.$F$4];[.A37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47]+1" office:value-type="float" office:value="3743" calcext:value-type="float">
            <text:p>3743</text:p>
          </table:table-cell>
          <table:table-cell table:formula="of:=MOD([.$F$4];[.A37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48]+1" office:value-type="float" office:value="3744" calcext:value-type="float">
            <text:p>3744</text:p>
          </table:table-cell>
          <table:table-cell table:formula="of:=MOD([.$F$4];[.A37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49]+1" office:value-type="float" office:value="3745" calcext:value-type="float">
            <text:p>3745</text:p>
          </table:table-cell>
          <table:table-cell table:formula="of:=MOD([.$F$4];[.A37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50]+1" office:value-type="float" office:value="3746" calcext:value-type="float">
            <text:p>3746</text:p>
          </table:table-cell>
          <table:table-cell table:formula="of:=MOD([.$F$4];[.A37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51]+1" office:value-type="float" office:value="3747" calcext:value-type="float">
            <text:p>3747</text:p>
          </table:table-cell>
          <table:table-cell table:formula="of:=MOD([.$F$4];[.A37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52]+1" office:value-type="float" office:value="3748" calcext:value-type="float">
            <text:p>3748</text:p>
          </table:table-cell>
          <table:table-cell table:formula="of:=MOD([.$F$4];[.A37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53]+1" office:value-type="float" office:value="3749" calcext:value-type="float">
            <text:p>3749</text:p>
          </table:table-cell>
          <table:table-cell table:formula="of:=MOD([.$F$4];[.A37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54]+1" office:value-type="float" office:value="3750" calcext:value-type="float">
            <text:p>3750</text:p>
          </table:table-cell>
          <table:table-cell table:formula="of:=MOD([.$F$4];[.A37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55]+1" office:value-type="float" office:value="3751" calcext:value-type="float">
            <text:p>3751</text:p>
          </table:table-cell>
          <table:table-cell table:formula="of:=MOD([.$F$4];[.A37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56]+1" office:value-type="float" office:value="3752" calcext:value-type="float">
            <text:p>3752</text:p>
          </table:table-cell>
          <table:table-cell table:formula="of:=MOD([.$F$4];[.A37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57]+1" office:value-type="float" office:value="3753" calcext:value-type="float">
            <text:p>3753</text:p>
          </table:table-cell>
          <table:table-cell table:formula="of:=MOD([.$F$4];[.A37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58]+1" office:value-type="float" office:value="3754" calcext:value-type="float">
            <text:p>3754</text:p>
          </table:table-cell>
          <table:table-cell table:formula="of:=MOD([.$F$4];[.A37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59]+1" office:value-type="float" office:value="3755" calcext:value-type="float">
            <text:p>3755</text:p>
          </table:table-cell>
          <table:table-cell table:formula="of:=MOD([.$F$4];[.A37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60]+1" office:value-type="float" office:value="3756" calcext:value-type="float">
            <text:p>3756</text:p>
          </table:table-cell>
          <table:table-cell table:formula="of:=MOD([.$F$4];[.A37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61]+1" office:value-type="float" office:value="3757" calcext:value-type="float">
            <text:p>3757</text:p>
          </table:table-cell>
          <table:table-cell table:formula="of:=MOD([.$F$4];[.A37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62]+1" office:value-type="float" office:value="3758" calcext:value-type="float">
            <text:p>3758</text:p>
          </table:table-cell>
          <table:table-cell table:formula="of:=MOD([.$F$4];[.A37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63]+1" office:value-type="float" office:value="3759" calcext:value-type="float">
            <text:p>3759</text:p>
          </table:table-cell>
          <table:table-cell table:formula="of:=MOD([.$F$4];[.A37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64]+1" office:value-type="float" office:value="3760" calcext:value-type="float">
            <text:p>3760</text:p>
          </table:table-cell>
          <table:table-cell table:formula="of:=MOD([.$F$4];[.A37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65]+1" office:value-type="float" office:value="3761" calcext:value-type="float">
            <text:p>3761</text:p>
          </table:table-cell>
          <table:table-cell table:formula="of:=MOD([.$F$4];[.A37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66]+1" office:value-type="float" office:value="3762" calcext:value-type="float">
            <text:p>3762</text:p>
          </table:table-cell>
          <table:table-cell table:formula="of:=MOD([.$F$4];[.A37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67]+1" office:value-type="float" office:value="3763" calcext:value-type="float">
            <text:p>3763</text:p>
          </table:table-cell>
          <table:table-cell table:formula="of:=MOD([.$F$4];[.A37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68]+1" office:value-type="float" office:value="3764" calcext:value-type="float">
            <text:p>3764</text:p>
          </table:table-cell>
          <table:table-cell table:formula="of:=MOD([.$F$4];[.A37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69]+1" office:value-type="float" office:value="3765" calcext:value-type="float">
            <text:p>3765</text:p>
          </table:table-cell>
          <table:table-cell table:formula="of:=MOD([.$F$4];[.A37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70]+1" office:value-type="float" office:value="3766" calcext:value-type="float">
            <text:p>3766</text:p>
          </table:table-cell>
          <table:table-cell table:formula="of:=MOD([.$F$4];[.A37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71]+1" office:value-type="float" office:value="3767" calcext:value-type="float">
            <text:p>3767</text:p>
          </table:table-cell>
          <table:table-cell table:formula="of:=MOD([.$F$4];[.A37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72]+1" office:value-type="float" office:value="3768" calcext:value-type="float">
            <text:p>3768</text:p>
          </table:table-cell>
          <table:table-cell table:formula="of:=MOD([.$F$4];[.A37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73]+1" office:value-type="float" office:value="3769" calcext:value-type="float">
            <text:p>3769</text:p>
          </table:table-cell>
          <table:table-cell table:formula="of:=MOD([.$F$4];[.A37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74]+1" office:value-type="float" office:value="3770" calcext:value-type="float">
            <text:p>3770</text:p>
          </table:table-cell>
          <table:table-cell table:formula="of:=MOD([.$F$4];[.A37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75]+1" office:value-type="float" office:value="3771" calcext:value-type="float">
            <text:p>3771</text:p>
          </table:table-cell>
          <table:table-cell table:formula="of:=MOD([.$F$4];[.A37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76]+1" office:value-type="float" office:value="3772" calcext:value-type="float">
            <text:p>3772</text:p>
          </table:table-cell>
          <table:table-cell table:formula="of:=MOD([.$F$4];[.A37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77]+1" office:value-type="float" office:value="3773" calcext:value-type="float">
            <text:p>3773</text:p>
          </table:table-cell>
          <table:table-cell table:formula="of:=MOD([.$F$4];[.A37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78]+1" office:value-type="float" office:value="3774" calcext:value-type="float">
            <text:p>3774</text:p>
          </table:table-cell>
          <table:table-cell table:formula="of:=MOD([.$F$4];[.A37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79]+1" office:value-type="float" office:value="3775" calcext:value-type="float">
            <text:p>3775</text:p>
          </table:table-cell>
          <table:table-cell table:formula="of:=MOD([.$F$4];[.A37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80]+1" office:value-type="float" office:value="3776" calcext:value-type="float">
            <text:p>3776</text:p>
          </table:table-cell>
          <table:table-cell table:formula="of:=MOD([.$F$4];[.A37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81]+1" office:value-type="float" office:value="3777" calcext:value-type="float">
            <text:p>3777</text:p>
          </table:table-cell>
          <table:table-cell table:formula="of:=MOD([.$F$4];[.A37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82]+1" office:value-type="float" office:value="3778" calcext:value-type="float">
            <text:p>3778</text:p>
          </table:table-cell>
          <table:table-cell table:formula="of:=MOD([.$F$4];[.A37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83]+1" office:value-type="float" office:value="3779" calcext:value-type="float">
            <text:p>3779</text:p>
          </table:table-cell>
          <table:table-cell table:formula="of:=MOD([.$F$4];[.A37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84]+1" office:value-type="float" office:value="3780" calcext:value-type="float">
            <text:p>3780</text:p>
          </table:table-cell>
          <table:table-cell table:formula="of:=MOD([.$F$4];[.A37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85]+1" office:value-type="float" office:value="3781" calcext:value-type="float">
            <text:p>3781</text:p>
          </table:table-cell>
          <table:table-cell table:formula="of:=MOD([.$F$4];[.A37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86]+1" office:value-type="float" office:value="3782" calcext:value-type="float">
            <text:p>3782</text:p>
          </table:table-cell>
          <table:table-cell table:formula="of:=MOD([.$F$4];[.A37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87]+1" office:value-type="float" office:value="3783" calcext:value-type="float">
            <text:p>3783</text:p>
          </table:table-cell>
          <table:table-cell table:formula="of:=MOD([.$F$4];[.A37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88]+1" office:value-type="float" office:value="3784" calcext:value-type="float">
            <text:p>3784</text:p>
          </table:table-cell>
          <table:table-cell table:formula="of:=MOD([.$F$4];[.A37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89]+1" office:value-type="float" office:value="3785" calcext:value-type="float">
            <text:p>3785</text:p>
          </table:table-cell>
          <table:table-cell table:formula="of:=MOD([.$F$4];[.A37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90]+1" office:value-type="float" office:value="3786" calcext:value-type="float">
            <text:p>3786</text:p>
          </table:table-cell>
          <table:table-cell table:formula="of:=MOD([.$F$4];[.A37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91]+1" office:value-type="float" office:value="3787" calcext:value-type="float">
            <text:p>3787</text:p>
          </table:table-cell>
          <table:table-cell table:formula="of:=MOD([.$F$4];[.A37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92]+1" office:value-type="float" office:value="3788" calcext:value-type="float">
            <text:p>3788</text:p>
          </table:table-cell>
          <table:table-cell table:formula="of:=MOD([.$F$4];[.A37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93]+1" office:value-type="float" office:value="3789" calcext:value-type="float">
            <text:p>3789</text:p>
          </table:table-cell>
          <table:table-cell table:formula="of:=MOD([.$F$4];[.A37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94]+1" office:value-type="float" office:value="3790" calcext:value-type="float">
            <text:p>3790</text:p>
          </table:table-cell>
          <table:table-cell table:formula="of:=MOD([.$F$4];[.A37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95]+1" office:value-type="float" office:value="3791" calcext:value-type="float">
            <text:p>3791</text:p>
          </table:table-cell>
          <table:table-cell table:formula="of:=MOD([.$F$4];[.A37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96]+1" office:value-type="float" office:value="3792" calcext:value-type="float">
            <text:p>3792</text:p>
          </table:table-cell>
          <table:table-cell table:formula="of:=MOD([.$F$4];[.A37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97]+1" office:value-type="float" office:value="3793" calcext:value-type="float">
            <text:p>3793</text:p>
          </table:table-cell>
          <table:table-cell table:formula="of:=MOD([.$F$4];[.A37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98]+1" office:value-type="float" office:value="3794" calcext:value-type="float">
            <text:p>3794</text:p>
          </table:table-cell>
          <table:table-cell table:formula="of:=MOD([.$F$4];[.A37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99]+1" office:value-type="float" office:value="3795" calcext:value-type="float">
            <text:p>3795</text:p>
          </table:table-cell>
          <table:table-cell table:formula="of:=MOD([.$F$4];[.A38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00]+1" office:value-type="float" office:value="3796" calcext:value-type="float">
            <text:p>3796</text:p>
          </table:table-cell>
          <table:table-cell table:formula="of:=MOD([.$F$4];[.A38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01]+1" office:value-type="float" office:value="3797" calcext:value-type="float">
            <text:p>3797</text:p>
          </table:table-cell>
          <table:table-cell table:formula="of:=MOD([.$F$4];[.A38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02]+1" office:value-type="float" office:value="3798" calcext:value-type="float">
            <text:p>3798</text:p>
          </table:table-cell>
          <table:table-cell table:formula="of:=MOD([.$F$4];[.A38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03]+1" office:value-type="float" office:value="3799" calcext:value-type="float">
            <text:p>3799</text:p>
          </table:table-cell>
          <table:table-cell table:formula="of:=MOD([.$F$4];[.A38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04]+1" office:value-type="float" office:value="3800" calcext:value-type="float">
            <text:p>3800</text:p>
          </table:table-cell>
          <table:table-cell table:formula="of:=MOD([.$F$4];[.A38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05]+1" office:value-type="float" office:value="3801" calcext:value-type="float">
            <text:p>3801</text:p>
          </table:table-cell>
          <table:table-cell table:formula="of:=MOD([.$F$4];[.A38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06]+1" office:value-type="float" office:value="3802" calcext:value-type="float">
            <text:p>3802</text:p>
          </table:table-cell>
          <table:table-cell table:formula="of:=MOD([.$F$4];[.A38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07]+1" office:value-type="float" office:value="3803" calcext:value-type="float">
            <text:p>3803</text:p>
          </table:table-cell>
          <table:table-cell table:formula="of:=MOD([.$F$4];[.A38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08]+1" office:value-type="float" office:value="3804" calcext:value-type="float">
            <text:p>3804</text:p>
          </table:table-cell>
          <table:table-cell table:formula="of:=MOD([.$F$4];[.A38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09]+1" office:value-type="float" office:value="3805" calcext:value-type="float">
            <text:p>3805</text:p>
          </table:table-cell>
          <table:table-cell table:formula="of:=MOD([.$F$4];[.A38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10]+1" office:value-type="float" office:value="3806" calcext:value-type="float">
            <text:p>3806</text:p>
          </table:table-cell>
          <table:table-cell table:formula="of:=MOD([.$F$4];[.A38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11]+1" office:value-type="float" office:value="3807" calcext:value-type="float">
            <text:p>3807</text:p>
          </table:table-cell>
          <table:table-cell table:formula="of:=MOD([.$F$4];[.A38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12]+1" office:value-type="float" office:value="3808" calcext:value-type="float">
            <text:p>3808</text:p>
          </table:table-cell>
          <table:table-cell table:formula="of:=MOD([.$F$4];[.A38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13]+1" office:value-type="float" office:value="3809" calcext:value-type="float">
            <text:p>3809</text:p>
          </table:table-cell>
          <table:table-cell table:formula="of:=MOD([.$F$4];[.A38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14]+1" office:value-type="float" office:value="3810" calcext:value-type="float">
            <text:p>3810</text:p>
          </table:table-cell>
          <table:table-cell table:formula="of:=MOD([.$F$4];[.A38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15]+1" office:value-type="float" office:value="3811" calcext:value-type="float">
            <text:p>3811</text:p>
          </table:table-cell>
          <table:table-cell table:formula="of:=MOD([.$F$4];[.A38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16]+1" office:value-type="float" office:value="3812" calcext:value-type="float">
            <text:p>3812</text:p>
          </table:table-cell>
          <table:table-cell table:formula="of:=MOD([.$F$4];[.A38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17]+1" office:value-type="float" office:value="3813" calcext:value-type="float">
            <text:p>3813</text:p>
          </table:table-cell>
          <table:table-cell table:formula="of:=MOD([.$F$4];[.A38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18]+1" office:value-type="float" office:value="3814" calcext:value-type="float">
            <text:p>3814</text:p>
          </table:table-cell>
          <table:table-cell table:formula="of:=MOD([.$F$4];[.A38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19]+1" office:value-type="float" office:value="3815" calcext:value-type="float">
            <text:p>3815</text:p>
          </table:table-cell>
          <table:table-cell table:formula="of:=MOD([.$F$4];[.A38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20]+1" office:value-type="float" office:value="3816" calcext:value-type="float">
            <text:p>3816</text:p>
          </table:table-cell>
          <table:table-cell table:formula="of:=MOD([.$F$4];[.A38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21]+1" office:value-type="float" office:value="3817" calcext:value-type="float">
            <text:p>3817</text:p>
          </table:table-cell>
          <table:table-cell table:formula="of:=MOD([.$F$4];[.A38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22]+1" office:value-type="float" office:value="3818" calcext:value-type="float">
            <text:p>3818</text:p>
          </table:table-cell>
          <table:table-cell table:formula="of:=MOD([.$F$4];[.A38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23]+1" office:value-type="float" office:value="3819" calcext:value-type="float">
            <text:p>3819</text:p>
          </table:table-cell>
          <table:table-cell table:formula="of:=MOD([.$F$4];[.A38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24]+1" office:value-type="float" office:value="3820" calcext:value-type="float">
            <text:p>3820</text:p>
          </table:table-cell>
          <table:table-cell table:formula="of:=MOD([.$F$4];[.A38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25]+1" office:value-type="float" office:value="3821" calcext:value-type="float">
            <text:p>3821</text:p>
          </table:table-cell>
          <table:table-cell table:formula="of:=MOD([.$F$4];[.A38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26]+1" office:value-type="float" office:value="3822" calcext:value-type="float">
            <text:p>3822</text:p>
          </table:table-cell>
          <table:table-cell table:formula="of:=MOD([.$F$4];[.A38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27]+1" office:value-type="float" office:value="3823" calcext:value-type="float">
            <text:p>3823</text:p>
          </table:table-cell>
          <table:table-cell table:formula="of:=MOD([.$F$4];[.A38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28]+1" office:value-type="float" office:value="3824" calcext:value-type="float">
            <text:p>3824</text:p>
          </table:table-cell>
          <table:table-cell table:formula="of:=MOD([.$F$4];[.A38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29]+1" office:value-type="float" office:value="3825" calcext:value-type="float">
            <text:p>3825</text:p>
          </table:table-cell>
          <table:table-cell table:formula="of:=MOD([.$F$4];[.A38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30]+1" office:value-type="float" office:value="3826" calcext:value-type="float">
            <text:p>3826</text:p>
          </table:table-cell>
          <table:table-cell table:formula="of:=MOD([.$F$4];[.A38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31]+1" office:value-type="float" office:value="3827" calcext:value-type="float">
            <text:p>3827</text:p>
          </table:table-cell>
          <table:table-cell table:formula="of:=MOD([.$F$4];[.A38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32]+1" office:value-type="float" office:value="3828" calcext:value-type="float">
            <text:p>3828</text:p>
          </table:table-cell>
          <table:table-cell table:formula="of:=MOD([.$F$4];[.A38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33]+1" office:value-type="float" office:value="3829" calcext:value-type="float">
            <text:p>3829</text:p>
          </table:table-cell>
          <table:table-cell table:formula="of:=MOD([.$F$4];[.A38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34]+1" office:value-type="float" office:value="3830" calcext:value-type="float">
            <text:p>3830</text:p>
          </table:table-cell>
          <table:table-cell table:formula="of:=MOD([.$F$4];[.A38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35]+1" office:value-type="float" office:value="3831" calcext:value-type="float">
            <text:p>3831</text:p>
          </table:table-cell>
          <table:table-cell table:formula="of:=MOD([.$F$4];[.A38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36]+1" office:value-type="float" office:value="3832" calcext:value-type="float">
            <text:p>3832</text:p>
          </table:table-cell>
          <table:table-cell table:formula="of:=MOD([.$F$4];[.A38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37]+1" office:value-type="float" office:value="3833" calcext:value-type="float">
            <text:p>3833</text:p>
          </table:table-cell>
          <table:table-cell table:formula="of:=MOD([.$F$4];[.A38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38]+1" office:value-type="float" office:value="3834" calcext:value-type="float">
            <text:p>3834</text:p>
          </table:table-cell>
          <table:table-cell table:formula="of:=MOD([.$F$4];[.A38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39]+1" office:value-type="float" office:value="3835" calcext:value-type="float">
            <text:p>3835</text:p>
          </table:table-cell>
          <table:table-cell table:formula="of:=MOD([.$F$4];[.A38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40]+1" office:value-type="float" office:value="3836" calcext:value-type="float">
            <text:p>3836</text:p>
          </table:table-cell>
          <table:table-cell table:formula="of:=MOD([.$F$4];[.A38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41]+1" office:value-type="float" office:value="3837" calcext:value-type="float">
            <text:p>3837</text:p>
          </table:table-cell>
          <table:table-cell table:formula="of:=MOD([.$F$4];[.A38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42]+1" office:value-type="float" office:value="3838" calcext:value-type="float">
            <text:p>3838</text:p>
          </table:table-cell>
          <table:table-cell table:formula="of:=MOD([.$F$4];[.A38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43]+1" office:value-type="float" office:value="3839" calcext:value-type="float">
            <text:p>3839</text:p>
          </table:table-cell>
          <table:table-cell table:formula="of:=MOD([.$F$4];[.A38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44]+1" office:value-type="float" office:value="3840" calcext:value-type="float">
            <text:p>3840</text:p>
          </table:table-cell>
          <table:table-cell table:formula="of:=MOD([.$F$4];[.A38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45]+1" office:value-type="float" office:value="3841" calcext:value-type="float">
            <text:p>3841</text:p>
          </table:table-cell>
          <table:table-cell table:formula="of:=MOD([.$F$4];[.A38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46]+1" office:value-type="float" office:value="3842" calcext:value-type="float">
            <text:p>3842</text:p>
          </table:table-cell>
          <table:table-cell table:formula="of:=MOD([.$F$4];[.A38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47]+1" office:value-type="float" office:value="3843" calcext:value-type="float">
            <text:p>3843</text:p>
          </table:table-cell>
          <table:table-cell table:formula="of:=MOD([.$F$4];[.A38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48]+1" office:value-type="float" office:value="3844" calcext:value-type="float">
            <text:p>3844</text:p>
          </table:table-cell>
          <table:table-cell table:formula="of:=MOD([.$F$4];[.A38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49]+1" office:value-type="float" office:value="3845" calcext:value-type="float">
            <text:p>3845</text:p>
          </table:table-cell>
          <table:table-cell table:formula="of:=MOD([.$F$4];[.A38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50]+1" office:value-type="float" office:value="3846" calcext:value-type="float">
            <text:p>3846</text:p>
          </table:table-cell>
          <table:table-cell table:formula="of:=MOD([.$F$4];[.A38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51]+1" office:value-type="float" office:value="3847" calcext:value-type="float">
            <text:p>3847</text:p>
          </table:table-cell>
          <table:table-cell table:formula="of:=MOD([.$F$4];[.A38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52]+1" office:value-type="float" office:value="3848" calcext:value-type="float">
            <text:p>3848</text:p>
          </table:table-cell>
          <table:table-cell table:formula="of:=MOD([.$F$4];[.A38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53]+1" office:value-type="float" office:value="3849" calcext:value-type="float">
            <text:p>3849</text:p>
          </table:table-cell>
          <table:table-cell table:formula="of:=MOD([.$F$4];[.A38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54]+1" office:value-type="float" office:value="3850" calcext:value-type="float">
            <text:p>3850</text:p>
          </table:table-cell>
          <table:table-cell table:formula="of:=MOD([.$F$4];[.A38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55]+1" office:value-type="float" office:value="3851" calcext:value-type="float">
            <text:p>3851</text:p>
          </table:table-cell>
          <table:table-cell table:formula="of:=MOD([.$F$4];[.A38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56]+1" office:value-type="float" office:value="3852" calcext:value-type="float">
            <text:p>3852</text:p>
          </table:table-cell>
          <table:table-cell table:formula="of:=MOD([.$F$4];[.A38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57]+1" office:value-type="float" office:value="3853" calcext:value-type="float">
            <text:p>3853</text:p>
          </table:table-cell>
          <table:table-cell table:formula="of:=MOD([.$F$4];[.A38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58]+1" office:value-type="float" office:value="3854" calcext:value-type="float">
            <text:p>3854</text:p>
          </table:table-cell>
          <table:table-cell table:formula="of:=MOD([.$F$4];[.A38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59]+1" office:value-type="float" office:value="3855" calcext:value-type="float">
            <text:p>3855</text:p>
          </table:table-cell>
          <table:table-cell table:formula="of:=MOD([.$F$4];[.A38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60]+1" office:value-type="float" office:value="3856" calcext:value-type="float">
            <text:p>3856</text:p>
          </table:table-cell>
          <table:table-cell table:formula="of:=MOD([.$F$4];[.A38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61]+1" office:value-type="float" office:value="3857" calcext:value-type="float">
            <text:p>3857</text:p>
          </table:table-cell>
          <table:table-cell table:formula="of:=MOD([.$F$4];[.A38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62]+1" office:value-type="float" office:value="3858" calcext:value-type="float">
            <text:p>3858</text:p>
          </table:table-cell>
          <table:table-cell table:formula="of:=MOD([.$F$4];[.A38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63]+1" office:value-type="float" office:value="3859" calcext:value-type="float">
            <text:p>3859</text:p>
          </table:table-cell>
          <table:table-cell table:formula="of:=MOD([.$F$4];[.A38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64]+1" office:value-type="float" office:value="3860" calcext:value-type="float">
            <text:p>3860</text:p>
          </table:table-cell>
          <table:table-cell table:formula="of:=MOD([.$F$4];[.A38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65]+1" office:value-type="float" office:value="3861" calcext:value-type="float">
            <text:p>3861</text:p>
          </table:table-cell>
          <table:table-cell table:formula="of:=MOD([.$F$4];[.A38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66]+1" office:value-type="float" office:value="3862" calcext:value-type="float">
            <text:p>3862</text:p>
          </table:table-cell>
          <table:table-cell table:formula="of:=MOD([.$F$4];[.A38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67]+1" office:value-type="float" office:value="3863" calcext:value-type="float">
            <text:p>3863</text:p>
          </table:table-cell>
          <table:table-cell table:formula="of:=MOD([.$F$4];[.A38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68]+1" office:value-type="float" office:value="3864" calcext:value-type="float">
            <text:p>3864</text:p>
          </table:table-cell>
          <table:table-cell table:formula="of:=MOD([.$F$4];[.A38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69]+1" office:value-type="float" office:value="3865" calcext:value-type="float">
            <text:p>3865</text:p>
          </table:table-cell>
          <table:table-cell table:formula="of:=MOD([.$F$4];[.A38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70]+1" office:value-type="float" office:value="3866" calcext:value-type="float">
            <text:p>3866</text:p>
          </table:table-cell>
          <table:table-cell table:formula="of:=MOD([.$F$4];[.A38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71]+1" office:value-type="float" office:value="3867" calcext:value-type="float">
            <text:p>3867</text:p>
          </table:table-cell>
          <table:table-cell table:formula="of:=MOD([.$F$4];[.A38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72]+1" office:value-type="float" office:value="3868" calcext:value-type="float">
            <text:p>3868</text:p>
          </table:table-cell>
          <table:table-cell table:formula="of:=MOD([.$F$4];[.A38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73]+1" office:value-type="float" office:value="3869" calcext:value-type="float">
            <text:p>3869</text:p>
          </table:table-cell>
          <table:table-cell table:formula="of:=MOD([.$F$4];[.A38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74]+1" office:value-type="float" office:value="3870" calcext:value-type="float">
            <text:p>3870</text:p>
          </table:table-cell>
          <table:table-cell table:formula="of:=MOD([.$F$4];[.A38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75]+1" office:value-type="float" office:value="3871" calcext:value-type="float">
            <text:p>3871</text:p>
          </table:table-cell>
          <table:table-cell table:formula="of:=MOD([.$F$4];[.A38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76]+1" office:value-type="float" office:value="3872" calcext:value-type="float">
            <text:p>3872</text:p>
          </table:table-cell>
          <table:table-cell table:formula="of:=MOD([.$F$4];[.A38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77]+1" office:value-type="float" office:value="3873" calcext:value-type="float">
            <text:p>3873</text:p>
          </table:table-cell>
          <table:table-cell table:formula="of:=MOD([.$F$4];[.A38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78]+1" office:value-type="float" office:value="3874" calcext:value-type="float">
            <text:p>3874</text:p>
          </table:table-cell>
          <table:table-cell table:formula="of:=MOD([.$F$4];[.A38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79]+1" office:value-type="float" office:value="3875" calcext:value-type="float">
            <text:p>3875</text:p>
          </table:table-cell>
          <table:table-cell table:formula="of:=MOD([.$F$4];[.A38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80]+1" office:value-type="float" office:value="3876" calcext:value-type="float">
            <text:p>3876</text:p>
          </table:table-cell>
          <table:table-cell table:formula="of:=MOD([.$F$4];[.A38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81]+1" office:value-type="float" office:value="3877" calcext:value-type="float">
            <text:p>3877</text:p>
          </table:table-cell>
          <table:table-cell table:formula="of:=MOD([.$F$4];[.A38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82]+1" office:value-type="float" office:value="3878" calcext:value-type="float">
            <text:p>3878</text:p>
          </table:table-cell>
          <table:table-cell table:formula="of:=MOD([.$F$4];[.A38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83]+1" office:value-type="float" office:value="3879" calcext:value-type="float">
            <text:p>3879</text:p>
          </table:table-cell>
          <table:table-cell table:formula="of:=MOD([.$F$4];[.A38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84]+1" office:value-type="float" office:value="3880" calcext:value-type="float">
            <text:p>3880</text:p>
          </table:table-cell>
          <table:table-cell table:formula="of:=MOD([.$F$4];[.A38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85]+1" office:value-type="float" office:value="3881" calcext:value-type="float">
            <text:p>3881</text:p>
          </table:table-cell>
          <table:table-cell table:formula="of:=MOD([.$F$4];[.A38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86]+1" office:value-type="float" office:value="3882" calcext:value-type="float">
            <text:p>3882</text:p>
          </table:table-cell>
          <table:table-cell table:formula="of:=MOD([.$F$4];[.A38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87]+1" office:value-type="float" office:value="3883" calcext:value-type="float">
            <text:p>3883</text:p>
          </table:table-cell>
          <table:table-cell table:formula="of:=MOD([.$F$4];[.A38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88]+1" office:value-type="float" office:value="3884" calcext:value-type="float">
            <text:p>3884</text:p>
          </table:table-cell>
          <table:table-cell table:formula="of:=MOD([.$F$4];[.A38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89]+1" office:value-type="float" office:value="3885" calcext:value-type="float">
            <text:p>3885</text:p>
          </table:table-cell>
          <table:table-cell table:formula="of:=MOD([.$F$4];[.A38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90]+1" office:value-type="float" office:value="3886" calcext:value-type="float">
            <text:p>3886</text:p>
          </table:table-cell>
          <table:table-cell table:formula="of:=MOD([.$F$4];[.A38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91]+1" office:value-type="float" office:value="3887" calcext:value-type="float">
            <text:p>3887</text:p>
          </table:table-cell>
          <table:table-cell table:formula="of:=MOD([.$F$4];[.A38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92]+1" office:value-type="float" office:value="3888" calcext:value-type="float">
            <text:p>3888</text:p>
          </table:table-cell>
          <table:table-cell table:formula="of:=MOD([.$F$4];[.A38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93]+1" office:value-type="float" office:value="3889" calcext:value-type="float">
            <text:p>3889</text:p>
          </table:table-cell>
          <table:table-cell table:formula="of:=MOD([.$F$4];[.A38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94]+1" office:value-type="float" office:value="3890" calcext:value-type="float">
            <text:p>3890</text:p>
          </table:table-cell>
          <table:table-cell table:formula="of:=MOD([.$F$4];[.A38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95]+1" office:value-type="float" office:value="3891" calcext:value-type="float">
            <text:p>3891</text:p>
          </table:table-cell>
          <table:table-cell table:formula="of:=MOD([.$F$4];[.A38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96]+1" office:value-type="float" office:value="3892" calcext:value-type="float">
            <text:p>3892</text:p>
          </table:table-cell>
          <table:table-cell table:formula="of:=MOD([.$F$4];[.A38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97]+1" office:value-type="float" office:value="3893" calcext:value-type="float">
            <text:p>3893</text:p>
          </table:table-cell>
          <table:table-cell table:formula="of:=MOD([.$F$4];[.A38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98]+1" office:value-type="float" office:value="3894" calcext:value-type="float">
            <text:p>3894</text:p>
          </table:table-cell>
          <table:table-cell table:formula="of:=MOD([.$F$4];[.A38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99]+1" office:value-type="float" office:value="3895" calcext:value-type="float">
            <text:p>3895</text:p>
          </table:table-cell>
          <table:table-cell table:formula="of:=MOD([.$F$4];[.A39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00]+1" office:value-type="float" office:value="3896" calcext:value-type="float">
            <text:p>3896</text:p>
          </table:table-cell>
          <table:table-cell table:formula="of:=MOD([.$F$4];[.A39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01]+1" office:value-type="float" office:value="3897" calcext:value-type="float">
            <text:p>3897</text:p>
          </table:table-cell>
          <table:table-cell table:formula="of:=MOD([.$F$4];[.A39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02]+1" office:value-type="float" office:value="3898" calcext:value-type="float">
            <text:p>3898</text:p>
          </table:table-cell>
          <table:table-cell table:formula="of:=MOD([.$F$4];[.A39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03]+1" office:value-type="float" office:value="3899" calcext:value-type="float">
            <text:p>3899</text:p>
          </table:table-cell>
          <table:table-cell table:formula="of:=MOD([.$F$4];[.A39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04]+1" office:value-type="float" office:value="3900" calcext:value-type="float">
            <text:p>3900</text:p>
          </table:table-cell>
          <table:table-cell table:formula="of:=MOD([.$F$4];[.A39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05]+1" office:value-type="float" office:value="3901" calcext:value-type="float">
            <text:p>3901</text:p>
          </table:table-cell>
          <table:table-cell table:formula="of:=MOD([.$F$4];[.A39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06]+1" office:value-type="float" office:value="3902" calcext:value-type="float">
            <text:p>3902</text:p>
          </table:table-cell>
          <table:table-cell table:formula="of:=MOD([.$F$4];[.A39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07]+1" office:value-type="float" office:value="3903" calcext:value-type="float">
            <text:p>3903</text:p>
          </table:table-cell>
          <table:table-cell table:formula="of:=MOD([.$F$4];[.A39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08]+1" office:value-type="float" office:value="3904" calcext:value-type="float">
            <text:p>3904</text:p>
          </table:table-cell>
          <table:table-cell table:formula="of:=MOD([.$F$4];[.A39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09]+1" office:value-type="float" office:value="3905" calcext:value-type="float">
            <text:p>3905</text:p>
          </table:table-cell>
          <table:table-cell table:formula="of:=MOD([.$F$4];[.A39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10]+1" office:value-type="float" office:value="3906" calcext:value-type="float">
            <text:p>3906</text:p>
          </table:table-cell>
          <table:table-cell table:formula="of:=MOD([.$F$4];[.A39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11]+1" office:value-type="float" office:value="3907" calcext:value-type="float">
            <text:p>3907</text:p>
          </table:table-cell>
          <table:table-cell table:formula="of:=MOD([.$F$4];[.A39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12]+1" office:value-type="float" office:value="3908" calcext:value-type="float">
            <text:p>3908</text:p>
          </table:table-cell>
          <table:table-cell table:formula="of:=MOD([.$F$4];[.A39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13]+1" office:value-type="float" office:value="3909" calcext:value-type="float">
            <text:p>3909</text:p>
          </table:table-cell>
          <table:table-cell table:formula="of:=MOD([.$F$4];[.A39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14]+1" office:value-type="float" office:value="3910" calcext:value-type="float">
            <text:p>3910</text:p>
          </table:table-cell>
          <table:table-cell table:formula="of:=MOD([.$F$4];[.A39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15]+1" office:value-type="float" office:value="3911" calcext:value-type="float">
            <text:p>3911</text:p>
          </table:table-cell>
          <table:table-cell table:formula="of:=MOD([.$F$4];[.A39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16]+1" office:value-type="float" office:value="3912" calcext:value-type="float">
            <text:p>3912</text:p>
          </table:table-cell>
          <table:table-cell table:formula="of:=MOD([.$F$4];[.A39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17]+1" office:value-type="float" office:value="3913" calcext:value-type="float">
            <text:p>3913</text:p>
          </table:table-cell>
          <table:table-cell table:formula="of:=MOD([.$F$4];[.A39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18]+1" office:value-type="float" office:value="3914" calcext:value-type="float">
            <text:p>3914</text:p>
          </table:table-cell>
          <table:table-cell table:formula="of:=MOD([.$F$4];[.A39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19]+1" office:value-type="float" office:value="3915" calcext:value-type="float">
            <text:p>3915</text:p>
          </table:table-cell>
          <table:table-cell table:formula="of:=MOD([.$F$4];[.A39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20]+1" office:value-type="float" office:value="3916" calcext:value-type="float">
            <text:p>3916</text:p>
          </table:table-cell>
          <table:table-cell table:formula="of:=MOD([.$F$4];[.A39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21]+1" office:value-type="float" office:value="3917" calcext:value-type="float">
            <text:p>3917</text:p>
          </table:table-cell>
          <table:table-cell table:formula="of:=MOD([.$F$4];[.A39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22]+1" office:value-type="float" office:value="3918" calcext:value-type="float">
            <text:p>3918</text:p>
          </table:table-cell>
          <table:table-cell table:formula="of:=MOD([.$F$4];[.A39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23]+1" office:value-type="float" office:value="3919" calcext:value-type="float">
            <text:p>3919</text:p>
          </table:table-cell>
          <table:table-cell table:formula="of:=MOD([.$F$4];[.A39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24]+1" office:value-type="float" office:value="3920" calcext:value-type="float">
            <text:p>3920</text:p>
          </table:table-cell>
          <table:table-cell table:formula="of:=MOD([.$F$4];[.A39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25]+1" office:value-type="float" office:value="3921" calcext:value-type="float">
            <text:p>3921</text:p>
          </table:table-cell>
          <table:table-cell table:formula="of:=MOD([.$F$4];[.A39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26]+1" office:value-type="float" office:value="3922" calcext:value-type="float">
            <text:p>3922</text:p>
          </table:table-cell>
          <table:table-cell table:formula="of:=MOD([.$F$4];[.A39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27]+1" office:value-type="float" office:value="3923" calcext:value-type="float">
            <text:p>3923</text:p>
          </table:table-cell>
          <table:table-cell table:formula="of:=MOD([.$F$4];[.A39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28]+1" office:value-type="float" office:value="3924" calcext:value-type="float">
            <text:p>3924</text:p>
          </table:table-cell>
          <table:table-cell table:formula="of:=MOD([.$F$4];[.A39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29]+1" office:value-type="float" office:value="3925" calcext:value-type="float">
            <text:p>3925</text:p>
          </table:table-cell>
          <table:table-cell table:formula="of:=MOD([.$F$4];[.A39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30]+1" office:value-type="float" office:value="3926" calcext:value-type="float">
            <text:p>3926</text:p>
          </table:table-cell>
          <table:table-cell table:formula="of:=MOD([.$F$4];[.A39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31]+1" office:value-type="float" office:value="3927" calcext:value-type="float">
            <text:p>3927</text:p>
          </table:table-cell>
          <table:table-cell table:formula="of:=MOD([.$F$4];[.A39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32]+1" office:value-type="float" office:value="3928" calcext:value-type="float">
            <text:p>3928</text:p>
          </table:table-cell>
          <table:table-cell table:formula="of:=MOD([.$F$4];[.A39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33]+1" office:value-type="float" office:value="3929" calcext:value-type="float">
            <text:p>3929</text:p>
          </table:table-cell>
          <table:table-cell table:formula="of:=MOD([.$F$4];[.A39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34]+1" office:value-type="float" office:value="3930" calcext:value-type="float">
            <text:p>3930</text:p>
          </table:table-cell>
          <table:table-cell table:formula="of:=MOD([.$F$4];[.A39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35]+1" office:value-type="float" office:value="3931" calcext:value-type="float">
            <text:p>3931</text:p>
          </table:table-cell>
          <table:table-cell table:formula="of:=MOD([.$F$4];[.A39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36]+1" office:value-type="float" office:value="3932" calcext:value-type="float">
            <text:p>3932</text:p>
          </table:table-cell>
          <table:table-cell table:formula="of:=MOD([.$F$4];[.A39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37]+1" office:value-type="float" office:value="3933" calcext:value-type="float">
            <text:p>3933</text:p>
          </table:table-cell>
          <table:table-cell table:formula="of:=MOD([.$F$4];[.A39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38]+1" office:value-type="float" office:value="3934" calcext:value-type="float">
            <text:p>3934</text:p>
          </table:table-cell>
          <table:table-cell table:formula="of:=MOD([.$F$4];[.A39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39]+1" office:value-type="float" office:value="3935" calcext:value-type="float">
            <text:p>3935</text:p>
          </table:table-cell>
          <table:table-cell table:formula="of:=MOD([.$F$4];[.A39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40]+1" office:value-type="float" office:value="3936" calcext:value-type="float">
            <text:p>3936</text:p>
          </table:table-cell>
          <table:table-cell table:formula="of:=MOD([.$F$4];[.A39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41]+1" office:value-type="float" office:value="3937" calcext:value-type="float">
            <text:p>3937</text:p>
          </table:table-cell>
          <table:table-cell table:formula="of:=MOD([.$F$4];[.A39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42]+1" office:value-type="float" office:value="3938" calcext:value-type="float">
            <text:p>3938</text:p>
          </table:table-cell>
          <table:table-cell table:formula="of:=MOD([.$F$4];[.A39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43]+1" office:value-type="float" office:value="3939" calcext:value-type="float">
            <text:p>3939</text:p>
          </table:table-cell>
          <table:table-cell table:formula="of:=MOD([.$F$4];[.A39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44]+1" office:value-type="float" office:value="3940" calcext:value-type="float">
            <text:p>3940</text:p>
          </table:table-cell>
          <table:table-cell table:formula="of:=MOD([.$F$4];[.A39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45]+1" office:value-type="float" office:value="3941" calcext:value-type="float">
            <text:p>3941</text:p>
          </table:table-cell>
          <table:table-cell table:formula="of:=MOD([.$F$4];[.A39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46]+1" office:value-type="float" office:value="3942" calcext:value-type="float">
            <text:p>3942</text:p>
          </table:table-cell>
          <table:table-cell table:formula="of:=MOD([.$F$4];[.A39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47]+1" office:value-type="float" office:value="3943" calcext:value-type="float">
            <text:p>3943</text:p>
          </table:table-cell>
          <table:table-cell table:formula="of:=MOD([.$F$4];[.A39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48]+1" office:value-type="float" office:value="3944" calcext:value-type="float">
            <text:p>3944</text:p>
          </table:table-cell>
          <table:table-cell table:formula="of:=MOD([.$F$4];[.A39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49]+1" office:value-type="float" office:value="3945" calcext:value-type="float">
            <text:p>3945</text:p>
          </table:table-cell>
          <table:table-cell table:formula="of:=MOD([.$F$4];[.A39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50]+1" office:value-type="float" office:value="3946" calcext:value-type="float">
            <text:p>3946</text:p>
          </table:table-cell>
          <table:table-cell table:formula="of:=MOD([.$F$4];[.A39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51]+1" office:value-type="float" office:value="3947" calcext:value-type="float">
            <text:p>3947</text:p>
          </table:table-cell>
          <table:table-cell table:formula="of:=MOD([.$F$4];[.A39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52]+1" office:value-type="float" office:value="3948" calcext:value-type="float">
            <text:p>3948</text:p>
          </table:table-cell>
          <table:table-cell table:formula="of:=MOD([.$F$4];[.A39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53]+1" office:value-type="float" office:value="3949" calcext:value-type="float">
            <text:p>3949</text:p>
          </table:table-cell>
          <table:table-cell table:formula="of:=MOD([.$F$4];[.A39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54]+1" office:value-type="float" office:value="3950" calcext:value-type="float">
            <text:p>3950</text:p>
          </table:table-cell>
          <table:table-cell table:formula="of:=MOD([.$F$4];[.A39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55]+1" office:value-type="float" office:value="3951" calcext:value-type="float">
            <text:p>3951</text:p>
          </table:table-cell>
          <table:table-cell table:formula="of:=MOD([.$F$4];[.A39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56]+1" office:value-type="float" office:value="3952" calcext:value-type="float">
            <text:p>3952</text:p>
          </table:table-cell>
          <table:table-cell table:formula="of:=MOD([.$F$4];[.A39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57]+1" office:value-type="float" office:value="3953" calcext:value-type="float">
            <text:p>3953</text:p>
          </table:table-cell>
          <table:table-cell table:formula="of:=MOD([.$F$4];[.A39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58]+1" office:value-type="float" office:value="3954" calcext:value-type="float">
            <text:p>3954</text:p>
          </table:table-cell>
          <table:table-cell table:formula="of:=MOD([.$F$4];[.A39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59]+1" office:value-type="float" office:value="3955" calcext:value-type="float">
            <text:p>3955</text:p>
          </table:table-cell>
          <table:table-cell table:formula="of:=MOD([.$F$4];[.A39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60]+1" office:value-type="float" office:value="3956" calcext:value-type="float">
            <text:p>3956</text:p>
          </table:table-cell>
          <table:table-cell table:formula="of:=MOD([.$F$4];[.A39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61]+1" office:value-type="float" office:value="3957" calcext:value-type="float">
            <text:p>3957</text:p>
          </table:table-cell>
          <table:table-cell table:formula="of:=MOD([.$F$4];[.A39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62]+1" office:value-type="float" office:value="3958" calcext:value-type="float">
            <text:p>3958</text:p>
          </table:table-cell>
          <table:table-cell table:formula="of:=MOD([.$F$4];[.A39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63]+1" office:value-type="float" office:value="3959" calcext:value-type="float">
            <text:p>3959</text:p>
          </table:table-cell>
          <table:table-cell table:formula="of:=MOD([.$F$4];[.A39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64]+1" office:value-type="float" office:value="3960" calcext:value-type="float">
            <text:p>3960</text:p>
          </table:table-cell>
          <table:table-cell table:formula="of:=MOD([.$F$4];[.A39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65]+1" office:value-type="float" office:value="3961" calcext:value-type="float">
            <text:p>3961</text:p>
          </table:table-cell>
          <table:table-cell table:formula="of:=MOD([.$F$4];[.A39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66]+1" office:value-type="float" office:value="3962" calcext:value-type="float">
            <text:p>3962</text:p>
          </table:table-cell>
          <table:table-cell table:formula="of:=MOD([.$F$4];[.A39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67]+1" office:value-type="float" office:value="3963" calcext:value-type="float">
            <text:p>3963</text:p>
          </table:table-cell>
          <table:table-cell table:formula="of:=MOD([.$F$4];[.A39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68]+1" office:value-type="float" office:value="3964" calcext:value-type="float">
            <text:p>3964</text:p>
          </table:table-cell>
          <table:table-cell table:formula="of:=MOD([.$F$4];[.A39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69]+1" office:value-type="float" office:value="3965" calcext:value-type="float">
            <text:p>3965</text:p>
          </table:table-cell>
          <table:table-cell table:formula="of:=MOD([.$F$4];[.A39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70]+1" office:value-type="float" office:value="3966" calcext:value-type="float">
            <text:p>3966</text:p>
          </table:table-cell>
          <table:table-cell table:formula="of:=MOD([.$F$4];[.A39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71]+1" office:value-type="float" office:value="3967" calcext:value-type="float">
            <text:p>3967</text:p>
          </table:table-cell>
          <table:table-cell table:formula="of:=MOD([.$F$4];[.A39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72]+1" office:value-type="float" office:value="3968" calcext:value-type="float">
            <text:p>3968</text:p>
          </table:table-cell>
          <table:table-cell table:formula="of:=MOD([.$F$4];[.A39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73]+1" office:value-type="float" office:value="3969" calcext:value-type="float">
            <text:p>3969</text:p>
          </table:table-cell>
          <table:table-cell table:formula="of:=MOD([.$F$4];[.A39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74]+1" office:value-type="float" office:value="3970" calcext:value-type="float">
            <text:p>3970</text:p>
          </table:table-cell>
          <table:table-cell table:formula="of:=MOD([.$F$4];[.A39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75]+1" office:value-type="float" office:value="3971" calcext:value-type="float">
            <text:p>3971</text:p>
          </table:table-cell>
          <table:table-cell table:formula="of:=MOD([.$F$4];[.A39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76]+1" office:value-type="float" office:value="3972" calcext:value-type="float">
            <text:p>3972</text:p>
          </table:table-cell>
          <table:table-cell table:formula="of:=MOD([.$F$4];[.A39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77]+1" office:value-type="float" office:value="3973" calcext:value-type="float">
            <text:p>3973</text:p>
          </table:table-cell>
          <table:table-cell table:formula="of:=MOD([.$F$4];[.A39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78]+1" office:value-type="float" office:value="3974" calcext:value-type="float">
            <text:p>3974</text:p>
          </table:table-cell>
          <table:table-cell table:formula="of:=MOD([.$F$4];[.A39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79]+1" office:value-type="float" office:value="3975" calcext:value-type="float">
            <text:p>3975</text:p>
          </table:table-cell>
          <table:table-cell table:formula="of:=MOD([.$F$4];[.A39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80]+1" office:value-type="float" office:value="3976" calcext:value-type="float">
            <text:p>3976</text:p>
          </table:table-cell>
          <table:table-cell table:formula="of:=MOD([.$F$4];[.A39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81]+1" office:value-type="float" office:value="3977" calcext:value-type="float">
            <text:p>3977</text:p>
          </table:table-cell>
          <table:table-cell table:formula="of:=MOD([.$F$4];[.A39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82]+1" office:value-type="float" office:value="3978" calcext:value-type="float">
            <text:p>3978</text:p>
          </table:table-cell>
          <table:table-cell table:formula="of:=MOD([.$F$4];[.A39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83]+1" office:value-type="float" office:value="3979" calcext:value-type="float">
            <text:p>3979</text:p>
          </table:table-cell>
          <table:table-cell table:formula="of:=MOD([.$F$4];[.A39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84]+1" office:value-type="float" office:value="3980" calcext:value-type="float">
            <text:p>3980</text:p>
          </table:table-cell>
          <table:table-cell table:formula="of:=MOD([.$F$4];[.A39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85]+1" office:value-type="float" office:value="3981" calcext:value-type="float">
            <text:p>3981</text:p>
          </table:table-cell>
          <table:table-cell table:formula="of:=MOD([.$F$4];[.A39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86]+1" office:value-type="float" office:value="3982" calcext:value-type="float">
            <text:p>3982</text:p>
          </table:table-cell>
          <table:table-cell table:formula="of:=MOD([.$F$4];[.A39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87]+1" office:value-type="float" office:value="3983" calcext:value-type="float">
            <text:p>3983</text:p>
          </table:table-cell>
          <table:table-cell table:formula="of:=MOD([.$F$4];[.A39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88]+1" office:value-type="float" office:value="3984" calcext:value-type="float">
            <text:p>3984</text:p>
          </table:table-cell>
          <table:table-cell table:formula="of:=MOD([.$F$4];[.A39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89]+1" office:value-type="float" office:value="3985" calcext:value-type="float">
            <text:p>3985</text:p>
          </table:table-cell>
          <table:table-cell table:formula="of:=MOD([.$F$4];[.A39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90]+1" office:value-type="float" office:value="3986" calcext:value-type="float">
            <text:p>3986</text:p>
          </table:table-cell>
          <table:table-cell table:formula="of:=MOD([.$F$4];[.A39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91]+1" office:value-type="float" office:value="3987" calcext:value-type="float">
            <text:p>3987</text:p>
          </table:table-cell>
          <table:table-cell table:formula="of:=MOD([.$F$4];[.A39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92]+1" office:value-type="float" office:value="3988" calcext:value-type="float">
            <text:p>3988</text:p>
          </table:table-cell>
          <table:table-cell table:formula="of:=MOD([.$F$4];[.A39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93]+1" office:value-type="float" office:value="3989" calcext:value-type="float">
            <text:p>3989</text:p>
          </table:table-cell>
          <table:table-cell table:formula="of:=MOD([.$F$4];[.A39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94]+1" office:value-type="float" office:value="3990" calcext:value-type="float">
            <text:p>3990</text:p>
          </table:table-cell>
          <table:table-cell table:formula="of:=MOD([.$F$4];[.A39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95]+1" office:value-type="float" office:value="3991" calcext:value-type="float">
            <text:p>3991</text:p>
          </table:table-cell>
          <table:table-cell table:formula="of:=MOD([.$F$4];[.A39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96]+1" office:value-type="float" office:value="3992" calcext:value-type="float">
            <text:p>3992</text:p>
          </table:table-cell>
          <table:table-cell table:formula="of:=MOD([.$F$4];[.A39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97]+1" office:value-type="float" office:value="3993" calcext:value-type="float">
            <text:p>3993</text:p>
          </table:table-cell>
          <table:table-cell table:formula="of:=MOD([.$F$4];[.A39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98]+1" office:value-type="float" office:value="3994" calcext:value-type="float">
            <text:p>3994</text:p>
          </table:table-cell>
          <table:table-cell table:formula="of:=MOD([.$F$4];[.A39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99]+1" office:value-type="float" office:value="3995" calcext:value-type="float">
            <text:p>3995</text:p>
          </table:table-cell>
          <table:table-cell table:formula="of:=MOD([.$F$4];[.A40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00]+1" office:value-type="float" office:value="3996" calcext:value-type="float">
            <text:p>3996</text:p>
          </table:table-cell>
          <table:table-cell table:formula="of:=MOD([.$F$4];[.A40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01]+1" office:value-type="float" office:value="3997" calcext:value-type="float">
            <text:p>3997</text:p>
          </table:table-cell>
          <table:table-cell table:formula="of:=MOD([.$F$4];[.A40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02]+1" office:value-type="float" office:value="3998" calcext:value-type="float">
            <text:p>3998</text:p>
          </table:table-cell>
          <table:table-cell table:formula="of:=MOD([.$F$4];[.A40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03]+1" office:value-type="float" office:value="3999" calcext:value-type="float">
            <text:p>3999</text:p>
          </table:table-cell>
          <table:table-cell table:formula="of:=MOD([.$F$4];[.A40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04]+1" office:value-type="float" office:value="4000" calcext:value-type="float">
            <text:p>4000</text:p>
          </table:table-cell>
          <table:table-cell table:formula="of:=MOD([.$F$4];[.A40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05]+1" office:value-type="float" office:value="4001" calcext:value-type="float">
            <text:p>4001</text:p>
          </table:table-cell>
          <table:table-cell table:formula="of:=MOD([.$F$4];[.A40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06]+1" office:value-type="float" office:value="4002" calcext:value-type="float">
            <text:p>4002</text:p>
          </table:table-cell>
          <table:table-cell table:formula="of:=MOD([.$F$4];[.A40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07]+1" office:value-type="float" office:value="4003" calcext:value-type="float">
            <text:p>4003</text:p>
          </table:table-cell>
          <table:table-cell table:formula="of:=MOD([.$F$4];[.A40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08]+1" office:value-type="float" office:value="4004" calcext:value-type="float">
            <text:p>4004</text:p>
          </table:table-cell>
          <table:table-cell table:formula="of:=MOD([.$F$4];[.A40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09]+1" office:value-type="float" office:value="4005" calcext:value-type="float">
            <text:p>4005</text:p>
          </table:table-cell>
          <table:table-cell table:formula="of:=MOD([.$F$4];[.A40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10]+1" office:value-type="float" office:value="4006" calcext:value-type="float">
            <text:p>4006</text:p>
          </table:table-cell>
          <table:table-cell table:formula="of:=MOD([.$F$4];[.A40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11]+1" office:value-type="float" office:value="4007" calcext:value-type="float">
            <text:p>4007</text:p>
          </table:table-cell>
          <table:table-cell table:formula="of:=MOD([.$F$4];[.A40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12]+1" office:value-type="float" office:value="4008" calcext:value-type="float">
            <text:p>4008</text:p>
          </table:table-cell>
          <table:table-cell table:formula="of:=MOD([.$F$4];[.A40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13]+1" office:value-type="float" office:value="4009" calcext:value-type="float">
            <text:p>4009</text:p>
          </table:table-cell>
          <table:table-cell table:formula="of:=MOD([.$F$4];[.A40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14]+1" office:value-type="float" office:value="4010" calcext:value-type="float">
            <text:p>4010</text:p>
          </table:table-cell>
          <table:table-cell table:formula="of:=MOD([.$F$4];[.A40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15]+1" office:value-type="float" office:value="4011" calcext:value-type="float">
            <text:p>4011</text:p>
          </table:table-cell>
          <table:table-cell table:formula="of:=MOD([.$F$4];[.A40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16]+1" office:value-type="float" office:value="4012" calcext:value-type="float">
            <text:p>4012</text:p>
          </table:table-cell>
          <table:table-cell table:formula="of:=MOD([.$F$4];[.A40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17]+1" office:value-type="float" office:value="4013" calcext:value-type="float">
            <text:p>4013</text:p>
          </table:table-cell>
          <table:table-cell table:formula="of:=MOD([.$F$4];[.A40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18]+1" office:value-type="float" office:value="4014" calcext:value-type="float">
            <text:p>4014</text:p>
          </table:table-cell>
          <table:table-cell table:formula="of:=MOD([.$F$4];[.A40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19]+1" office:value-type="float" office:value="4015" calcext:value-type="float">
            <text:p>4015</text:p>
          </table:table-cell>
          <table:table-cell table:formula="of:=MOD([.$F$4];[.A40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20]+1" office:value-type="float" office:value="4016" calcext:value-type="float">
            <text:p>4016</text:p>
          </table:table-cell>
          <table:table-cell table:formula="of:=MOD([.$F$4];[.A40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21]+1" office:value-type="float" office:value="4017" calcext:value-type="float">
            <text:p>4017</text:p>
          </table:table-cell>
          <table:table-cell table:formula="of:=MOD([.$F$4];[.A40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22]+1" office:value-type="float" office:value="4018" calcext:value-type="float">
            <text:p>4018</text:p>
          </table:table-cell>
          <table:table-cell table:formula="of:=MOD([.$F$4];[.A40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23]+1" office:value-type="float" office:value="4019" calcext:value-type="float">
            <text:p>4019</text:p>
          </table:table-cell>
          <table:table-cell table:formula="of:=MOD([.$F$4];[.A40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24]+1" office:value-type="float" office:value="4020" calcext:value-type="float">
            <text:p>4020</text:p>
          </table:table-cell>
          <table:table-cell table:formula="of:=MOD([.$F$4];[.A40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25]+1" office:value-type="float" office:value="4021" calcext:value-type="float">
            <text:p>4021</text:p>
          </table:table-cell>
          <table:table-cell table:formula="of:=MOD([.$F$4];[.A40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26]+1" office:value-type="float" office:value="4022" calcext:value-type="float">
            <text:p>4022</text:p>
          </table:table-cell>
          <table:table-cell table:formula="of:=MOD([.$F$4];[.A40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27]+1" office:value-type="float" office:value="4023" calcext:value-type="float">
            <text:p>4023</text:p>
          </table:table-cell>
          <table:table-cell table:formula="of:=MOD([.$F$4];[.A40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28]+1" office:value-type="float" office:value="4024" calcext:value-type="float">
            <text:p>4024</text:p>
          </table:table-cell>
          <table:table-cell table:formula="of:=MOD([.$F$4];[.A40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29]+1" office:value-type="float" office:value="4025" calcext:value-type="float">
            <text:p>4025</text:p>
          </table:table-cell>
          <table:table-cell table:formula="of:=MOD([.$F$4];[.A40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30]+1" office:value-type="float" office:value="4026" calcext:value-type="float">
            <text:p>4026</text:p>
          </table:table-cell>
          <table:table-cell table:formula="of:=MOD([.$F$4];[.A40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31]+1" office:value-type="float" office:value="4027" calcext:value-type="float">
            <text:p>4027</text:p>
          </table:table-cell>
          <table:table-cell table:formula="of:=MOD([.$F$4];[.A40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32]+1" office:value-type="float" office:value="4028" calcext:value-type="float">
            <text:p>4028</text:p>
          </table:table-cell>
          <table:table-cell table:formula="of:=MOD([.$F$4];[.A40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33]+1" office:value-type="float" office:value="4029" calcext:value-type="float">
            <text:p>4029</text:p>
          </table:table-cell>
          <table:table-cell table:formula="of:=MOD([.$F$4];[.A40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34]+1" office:value-type="float" office:value="4030" calcext:value-type="float">
            <text:p>4030</text:p>
          </table:table-cell>
          <table:table-cell table:formula="of:=MOD([.$F$4];[.A40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35]+1" office:value-type="float" office:value="4031" calcext:value-type="float">
            <text:p>4031</text:p>
          </table:table-cell>
          <table:table-cell table:formula="of:=MOD([.$F$4];[.A40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36]+1" office:value-type="float" office:value="4032" calcext:value-type="float">
            <text:p>4032</text:p>
          </table:table-cell>
          <table:table-cell table:formula="of:=MOD([.$F$4];[.A40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37]+1" office:value-type="float" office:value="4033" calcext:value-type="float">
            <text:p>4033</text:p>
          </table:table-cell>
          <table:table-cell table:formula="of:=MOD([.$F$4];[.A40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38]+1" office:value-type="float" office:value="4034" calcext:value-type="float">
            <text:p>4034</text:p>
          </table:table-cell>
          <table:table-cell table:formula="of:=MOD([.$F$4];[.A40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39]+1" office:value-type="float" office:value="4035" calcext:value-type="float">
            <text:p>4035</text:p>
          </table:table-cell>
          <table:table-cell table:formula="of:=MOD([.$F$4];[.A40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40]+1" office:value-type="float" office:value="4036" calcext:value-type="float">
            <text:p>4036</text:p>
          </table:table-cell>
          <table:table-cell table:formula="of:=MOD([.$F$4];[.A40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41]+1" office:value-type="float" office:value="4037" calcext:value-type="float">
            <text:p>4037</text:p>
          </table:table-cell>
          <table:table-cell table:formula="of:=MOD([.$F$4];[.A40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42]+1" office:value-type="float" office:value="4038" calcext:value-type="float">
            <text:p>4038</text:p>
          </table:table-cell>
          <table:table-cell table:formula="of:=MOD([.$F$4];[.A40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43]+1" office:value-type="float" office:value="4039" calcext:value-type="float">
            <text:p>4039</text:p>
          </table:table-cell>
          <table:table-cell table:formula="of:=MOD([.$F$4];[.A40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44]+1" office:value-type="float" office:value="4040" calcext:value-type="float">
            <text:p>4040</text:p>
          </table:table-cell>
          <table:table-cell table:formula="of:=MOD([.$F$4];[.A40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45]+1" office:value-type="float" office:value="4041" calcext:value-type="float">
            <text:p>4041</text:p>
          </table:table-cell>
          <table:table-cell table:formula="of:=MOD([.$F$4];[.A40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46]+1" office:value-type="float" office:value="4042" calcext:value-type="float">
            <text:p>4042</text:p>
          </table:table-cell>
          <table:table-cell table:formula="of:=MOD([.$F$4];[.A40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47]+1" office:value-type="float" office:value="4043" calcext:value-type="float">
            <text:p>4043</text:p>
          </table:table-cell>
          <table:table-cell table:formula="of:=MOD([.$F$4];[.A40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48]+1" office:value-type="float" office:value="4044" calcext:value-type="float">
            <text:p>4044</text:p>
          </table:table-cell>
          <table:table-cell table:formula="of:=MOD([.$F$4];[.A40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49]+1" office:value-type="float" office:value="4045" calcext:value-type="float">
            <text:p>4045</text:p>
          </table:table-cell>
          <table:table-cell table:formula="of:=MOD([.$F$4];[.A40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50]+1" office:value-type="float" office:value="4046" calcext:value-type="float">
            <text:p>4046</text:p>
          </table:table-cell>
          <table:table-cell table:formula="of:=MOD([.$F$4];[.A40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51]+1" office:value-type="float" office:value="4047" calcext:value-type="float">
            <text:p>4047</text:p>
          </table:table-cell>
          <table:table-cell table:formula="of:=MOD([.$F$4];[.A40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52]+1" office:value-type="float" office:value="4048" calcext:value-type="float">
            <text:p>4048</text:p>
          </table:table-cell>
          <table:table-cell table:formula="of:=MOD([.$F$4];[.A40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53]+1" office:value-type="float" office:value="4049" calcext:value-type="float">
            <text:p>4049</text:p>
          </table:table-cell>
          <table:table-cell table:formula="of:=MOD([.$F$4];[.A40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54]+1" office:value-type="float" office:value="4050" calcext:value-type="float">
            <text:p>4050</text:p>
          </table:table-cell>
          <table:table-cell table:formula="of:=MOD([.$F$4];[.A40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55]+1" office:value-type="float" office:value="4051" calcext:value-type="float">
            <text:p>4051</text:p>
          </table:table-cell>
          <table:table-cell table:formula="of:=MOD([.$F$4];[.A40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56]+1" office:value-type="float" office:value="4052" calcext:value-type="float">
            <text:p>4052</text:p>
          </table:table-cell>
          <table:table-cell table:formula="of:=MOD([.$F$4];[.A40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57]+1" office:value-type="float" office:value="4053" calcext:value-type="float">
            <text:p>4053</text:p>
          </table:table-cell>
          <table:table-cell table:formula="of:=MOD([.$F$4];[.A40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58]+1" office:value-type="float" office:value="4054" calcext:value-type="float">
            <text:p>4054</text:p>
          </table:table-cell>
          <table:table-cell table:formula="of:=MOD([.$F$4];[.A40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59]+1" office:value-type="float" office:value="4055" calcext:value-type="float">
            <text:p>4055</text:p>
          </table:table-cell>
          <table:table-cell table:formula="of:=MOD([.$F$4];[.A40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60]+1" office:value-type="float" office:value="4056" calcext:value-type="float">
            <text:p>4056</text:p>
          </table:table-cell>
          <table:table-cell table:formula="of:=MOD([.$F$4];[.A40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61]+1" office:value-type="float" office:value="4057" calcext:value-type="float">
            <text:p>4057</text:p>
          </table:table-cell>
          <table:table-cell table:formula="of:=MOD([.$F$4];[.A40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62]+1" office:value-type="float" office:value="4058" calcext:value-type="float">
            <text:p>4058</text:p>
          </table:table-cell>
          <table:table-cell table:formula="of:=MOD([.$F$4];[.A40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63]+1" office:value-type="float" office:value="4059" calcext:value-type="float">
            <text:p>4059</text:p>
          </table:table-cell>
          <table:table-cell table:formula="of:=MOD([.$F$4];[.A40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64]+1" office:value-type="float" office:value="4060" calcext:value-type="float">
            <text:p>4060</text:p>
          </table:table-cell>
          <table:table-cell table:formula="of:=MOD([.$F$4];[.A40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65]+1" office:value-type="float" office:value="4061" calcext:value-type="float">
            <text:p>4061</text:p>
          </table:table-cell>
          <table:table-cell table:formula="of:=MOD([.$F$4];[.A40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66]+1" office:value-type="float" office:value="4062" calcext:value-type="float">
            <text:p>4062</text:p>
          </table:table-cell>
          <table:table-cell table:formula="of:=MOD([.$F$4];[.A40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67]+1" office:value-type="float" office:value="4063" calcext:value-type="float">
            <text:p>4063</text:p>
          </table:table-cell>
          <table:table-cell table:formula="of:=MOD([.$F$4];[.A40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68]+1" office:value-type="float" office:value="4064" calcext:value-type="float">
            <text:p>4064</text:p>
          </table:table-cell>
          <table:table-cell table:formula="of:=MOD([.$F$4];[.A40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69]+1" office:value-type="float" office:value="4065" calcext:value-type="float">
            <text:p>4065</text:p>
          </table:table-cell>
          <table:table-cell table:formula="of:=MOD([.$F$4];[.A40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70]+1" office:value-type="float" office:value="4066" calcext:value-type="float">
            <text:p>4066</text:p>
          </table:table-cell>
          <table:table-cell table:formula="of:=MOD([.$F$4];[.A40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71]+1" office:value-type="float" office:value="4067" calcext:value-type="float">
            <text:p>4067</text:p>
          </table:table-cell>
          <table:table-cell table:formula="of:=MOD([.$F$4];[.A40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72]+1" office:value-type="float" office:value="4068" calcext:value-type="float">
            <text:p>4068</text:p>
          </table:table-cell>
          <table:table-cell table:formula="of:=MOD([.$F$4];[.A40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73]+1" office:value-type="float" office:value="4069" calcext:value-type="float">
            <text:p>4069</text:p>
          </table:table-cell>
          <table:table-cell table:formula="of:=MOD([.$F$4];[.A40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74]+1" office:value-type="float" office:value="4070" calcext:value-type="float">
            <text:p>4070</text:p>
          </table:table-cell>
          <table:table-cell table:formula="of:=MOD([.$F$4];[.A40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75]+1" office:value-type="float" office:value="4071" calcext:value-type="float">
            <text:p>4071</text:p>
          </table:table-cell>
          <table:table-cell table:formula="of:=MOD([.$F$4];[.A40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76]+1" office:value-type="float" office:value="4072" calcext:value-type="float">
            <text:p>4072</text:p>
          </table:table-cell>
          <table:table-cell table:formula="of:=MOD([.$F$4];[.A40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77]+1" office:value-type="float" office:value="4073" calcext:value-type="float">
            <text:p>4073</text:p>
          </table:table-cell>
          <table:table-cell table:formula="of:=MOD([.$F$4];[.A40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78]+1" office:value-type="float" office:value="4074" calcext:value-type="float">
            <text:p>4074</text:p>
          </table:table-cell>
          <table:table-cell table:formula="of:=MOD([.$F$4];[.A40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79]+1" office:value-type="float" office:value="4075" calcext:value-type="float">
            <text:p>4075</text:p>
          </table:table-cell>
          <table:table-cell table:formula="of:=MOD([.$F$4];[.A40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80]+1" office:value-type="float" office:value="4076" calcext:value-type="float">
            <text:p>4076</text:p>
          </table:table-cell>
          <table:table-cell table:formula="of:=MOD([.$F$4];[.A40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81]+1" office:value-type="float" office:value="4077" calcext:value-type="float">
            <text:p>4077</text:p>
          </table:table-cell>
          <table:table-cell table:formula="of:=MOD([.$F$4];[.A40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82]+1" office:value-type="float" office:value="4078" calcext:value-type="float">
            <text:p>4078</text:p>
          </table:table-cell>
          <table:table-cell table:formula="of:=MOD([.$F$4];[.A40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83]+1" office:value-type="float" office:value="4079" calcext:value-type="float">
            <text:p>4079</text:p>
          </table:table-cell>
          <table:table-cell table:formula="of:=MOD([.$F$4];[.A40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84]+1" office:value-type="float" office:value="4080" calcext:value-type="float">
            <text:p>4080</text:p>
          </table:table-cell>
          <table:table-cell table:formula="of:=MOD([.$F$4];[.A40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85]+1" office:value-type="float" office:value="4081" calcext:value-type="float">
            <text:p>4081</text:p>
          </table:table-cell>
          <table:table-cell table:formula="of:=MOD([.$F$4];[.A40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86]+1" office:value-type="float" office:value="4082" calcext:value-type="float">
            <text:p>4082</text:p>
          </table:table-cell>
          <table:table-cell table:formula="of:=MOD([.$F$4];[.A40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87]+1" office:value-type="float" office:value="4083" calcext:value-type="float">
            <text:p>4083</text:p>
          </table:table-cell>
          <table:table-cell table:formula="of:=MOD([.$F$4];[.A40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88]+1" office:value-type="float" office:value="4084" calcext:value-type="float">
            <text:p>4084</text:p>
          </table:table-cell>
          <table:table-cell table:formula="of:=MOD([.$F$4];[.A40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89]+1" office:value-type="float" office:value="4085" calcext:value-type="float">
            <text:p>4085</text:p>
          </table:table-cell>
          <table:table-cell table:formula="of:=MOD([.$F$4];[.A40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90]+1" office:value-type="float" office:value="4086" calcext:value-type="float">
            <text:p>4086</text:p>
          </table:table-cell>
          <table:table-cell table:formula="of:=MOD([.$F$4];[.A40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91]+1" office:value-type="float" office:value="4087" calcext:value-type="float">
            <text:p>4087</text:p>
          </table:table-cell>
          <table:table-cell table:formula="of:=MOD([.$F$4];[.A40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92]+1" office:value-type="float" office:value="4088" calcext:value-type="float">
            <text:p>4088</text:p>
          </table:table-cell>
          <table:table-cell table:formula="of:=MOD([.$F$4];[.A40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93]+1" office:value-type="float" office:value="4089" calcext:value-type="float">
            <text:p>4089</text:p>
          </table:table-cell>
          <table:table-cell table:formula="of:=MOD([.$F$4];[.A40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94]+1" office:value-type="float" office:value="4090" calcext:value-type="float">
            <text:p>4090</text:p>
          </table:table-cell>
          <table:table-cell table:formula="of:=MOD([.$F$4];[.A40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95]+1" office:value-type="float" office:value="4091" calcext:value-type="float">
            <text:p>4091</text:p>
          </table:table-cell>
          <table:table-cell table:formula="of:=MOD([.$F$4];[.A40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96]+1" office:value-type="float" office:value="4092" calcext:value-type="float">
            <text:p>4092</text:p>
          </table:table-cell>
          <table:table-cell table:formula="of:=MOD([.$F$4];[.A40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97]+1" office:value-type="float" office:value="4093" calcext:value-type="float">
            <text:p>4093</text:p>
          </table:table-cell>
          <table:table-cell table:formula="of:=MOD([.$F$4];[.A40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98]+1" office:value-type="float" office:value="4094" calcext:value-type="float">
            <text:p>4094</text:p>
          </table:table-cell>
          <table:table-cell table:formula="of:=MOD([.$F$4];[.A40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99]+1" office:value-type="float" office:value="4095" calcext:value-type="float">
            <text:p>4095</text:p>
          </table:table-cell>
          <table:table-cell table:formula="of:=MOD([.$F$4];[.A41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00]+1" office:value-type="float" office:value="4096" calcext:value-type="float">
            <text:p>4096</text:p>
          </table:table-cell>
          <table:table-cell table:formula="of:=MOD([.$F$4];[.A41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01]+1" office:value-type="float" office:value="4097" calcext:value-type="float">
            <text:p>4097</text:p>
          </table:table-cell>
          <table:table-cell table:formula="of:=MOD([.$F$4];[.A41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02]+1" office:value-type="float" office:value="4098" calcext:value-type="float">
            <text:p>4098</text:p>
          </table:table-cell>
          <table:table-cell table:formula="of:=MOD([.$F$4];[.A41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03]+1" office:value-type="float" office:value="4099" calcext:value-type="float">
            <text:p>4099</text:p>
          </table:table-cell>
          <table:table-cell table:formula="of:=MOD([.$F$4];[.A41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04]+1" office:value-type="float" office:value="4100" calcext:value-type="float">
            <text:p>4100</text:p>
          </table:table-cell>
          <table:table-cell table:formula="of:=MOD([.$F$4];[.A41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05]+1" office:value-type="float" office:value="4101" calcext:value-type="float">
            <text:p>4101</text:p>
          </table:table-cell>
          <table:table-cell table:formula="of:=MOD([.$F$4];[.A41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06]+1" office:value-type="float" office:value="4102" calcext:value-type="float">
            <text:p>4102</text:p>
          </table:table-cell>
          <table:table-cell table:formula="of:=MOD([.$F$4];[.A41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07]+1" office:value-type="float" office:value="4103" calcext:value-type="float">
            <text:p>4103</text:p>
          </table:table-cell>
          <table:table-cell table:formula="of:=MOD([.$F$4];[.A41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08]+1" office:value-type="float" office:value="4104" calcext:value-type="float">
            <text:p>4104</text:p>
          </table:table-cell>
          <table:table-cell table:formula="of:=MOD([.$F$4];[.A41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09]+1" office:value-type="float" office:value="4105" calcext:value-type="float">
            <text:p>4105</text:p>
          </table:table-cell>
          <table:table-cell table:formula="of:=MOD([.$F$4];[.A41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10]+1" office:value-type="float" office:value="4106" calcext:value-type="float">
            <text:p>4106</text:p>
          </table:table-cell>
          <table:table-cell table:formula="of:=MOD([.$F$4];[.A41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11]+1" office:value-type="float" office:value="4107" calcext:value-type="float">
            <text:p>4107</text:p>
          </table:table-cell>
          <table:table-cell table:formula="of:=MOD([.$F$4];[.A41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12]+1" office:value-type="float" office:value="4108" calcext:value-type="float">
            <text:p>4108</text:p>
          </table:table-cell>
          <table:table-cell table:formula="of:=MOD([.$F$4];[.A41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13]+1" office:value-type="float" office:value="4109" calcext:value-type="float">
            <text:p>4109</text:p>
          </table:table-cell>
          <table:table-cell table:formula="of:=MOD([.$F$4];[.A41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14]+1" office:value-type="float" office:value="4110" calcext:value-type="float">
            <text:p>4110</text:p>
          </table:table-cell>
          <table:table-cell table:formula="of:=MOD([.$F$4];[.A41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15]+1" office:value-type="float" office:value="4111" calcext:value-type="float">
            <text:p>4111</text:p>
          </table:table-cell>
          <table:table-cell table:formula="of:=MOD([.$F$4];[.A41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16]+1" office:value-type="float" office:value="4112" calcext:value-type="float">
            <text:p>4112</text:p>
          </table:table-cell>
          <table:table-cell table:formula="of:=MOD([.$F$4];[.A41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17]+1" office:value-type="float" office:value="4113" calcext:value-type="float">
            <text:p>4113</text:p>
          </table:table-cell>
          <table:table-cell table:formula="of:=MOD([.$F$4];[.A41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18]+1" office:value-type="float" office:value="4114" calcext:value-type="float">
            <text:p>4114</text:p>
          </table:table-cell>
          <table:table-cell table:formula="of:=MOD([.$F$4];[.A41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19]+1" office:value-type="float" office:value="4115" calcext:value-type="float">
            <text:p>4115</text:p>
          </table:table-cell>
          <table:table-cell table:formula="of:=MOD([.$F$4];[.A41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20]+1" office:value-type="float" office:value="4116" calcext:value-type="float">
            <text:p>4116</text:p>
          </table:table-cell>
          <table:table-cell table:formula="of:=MOD([.$F$4];[.A41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21]+1" office:value-type="float" office:value="4117" calcext:value-type="float">
            <text:p>4117</text:p>
          </table:table-cell>
          <table:table-cell table:formula="of:=MOD([.$F$4];[.A41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22]+1" office:value-type="float" office:value="4118" calcext:value-type="float">
            <text:p>4118</text:p>
          </table:table-cell>
          <table:table-cell table:formula="of:=MOD([.$F$4];[.A41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23]+1" office:value-type="float" office:value="4119" calcext:value-type="float">
            <text:p>4119</text:p>
          </table:table-cell>
          <table:table-cell table:formula="of:=MOD([.$F$4];[.A41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24]+1" office:value-type="float" office:value="4120" calcext:value-type="float">
            <text:p>4120</text:p>
          </table:table-cell>
          <table:table-cell table:formula="of:=MOD([.$F$4];[.A41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25]+1" office:value-type="float" office:value="4121" calcext:value-type="float">
            <text:p>4121</text:p>
          </table:table-cell>
          <table:table-cell table:formula="of:=MOD([.$F$4];[.A41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26]+1" office:value-type="float" office:value="4122" calcext:value-type="float">
            <text:p>4122</text:p>
          </table:table-cell>
          <table:table-cell table:formula="of:=MOD([.$F$4];[.A41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27]+1" office:value-type="float" office:value="4123" calcext:value-type="float">
            <text:p>4123</text:p>
          </table:table-cell>
          <table:table-cell table:formula="of:=MOD([.$F$4];[.A41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28]+1" office:value-type="float" office:value="4124" calcext:value-type="float">
            <text:p>4124</text:p>
          </table:table-cell>
          <table:table-cell table:formula="of:=MOD([.$F$4];[.A41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29]+1" office:value-type="float" office:value="4125" calcext:value-type="float">
            <text:p>4125</text:p>
          </table:table-cell>
          <table:table-cell table:formula="of:=MOD([.$F$4];[.A41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30]+1" office:value-type="float" office:value="4126" calcext:value-type="float">
            <text:p>4126</text:p>
          </table:table-cell>
          <table:table-cell table:formula="of:=MOD([.$F$4];[.A41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31]+1" office:value-type="float" office:value="4127" calcext:value-type="float">
            <text:p>4127</text:p>
          </table:table-cell>
          <table:table-cell table:formula="of:=MOD([.$F$4];[.A41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32]+1" office:value-type="float" office:value="4128" calcext:value-type="float">
            <text:p>4128</text:p>
          </table:table-cell>
          <table:table-cell table:formula="of:=MOD([.$F$4];[.A41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33]+1" office:value-type="float" office:value="4129" calcext:value-type="float">
            <text:p>4129</text:p>
          </table:table-cell>
          <table:table-cell table:formula="of:=MOD([.$F$4];[.A41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34]+1" office:value-type="float" office:value="4130" calcext:value-type="float">
            <text:p>4130</text:p>
          </table:table-cell>
          <table:table-cell table:formula="of:=MOD([.$F$4];[.A41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35]+1" office:value-type="float" office:value="4131" calcext:value-type="float">
            <text:p>4131</text:p>
          </table:table-cell>
          <table:table-cell table:formula="of:=MOD([.$F$4];[.A41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36]+1" office:value-type="float" office:value="4132" calcext:value-type="float">
            <text:p>4132</text:p>
          </table:table-cell>
          <table:table-cell table:formula="of:=MOD([.$F$4];[.A41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37]+1" office:value-type="float" office:value="4133" calcext:value-type="float">
            <text:p>4133</text:p>
          </table:table-cell>
          <table:table-cell table:formula="of:=MOD([.$F$4];[.A41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38]+1" office:value-type="float" office:value="4134" calcext:value-type="float">
            <text:p>4134</text:p>
          </table:table-cell>
          <table:table-cell table:formula="of:=MOD([.$F$4];[.A41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39]+1" office:value-type="float" office:value="4135" calcext:value-type="float">
            <text:p>4135</text:p>
          </table:table-cell>
          <table:table-cell table:formula="of:=MOD([.$F$4];[.A41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40]+1" office:value-type="float" office:value="4136" calcext:value-type="float">
            <text:p>4136</text:p>
          </table:table-cell>
          <table:table-cell table:formula="of:=MOD([.$F$4];[.A41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41]+1" office:value-type="float" office:value="4137" calcext:value-type="float">
            <text:p>4137</text:p>
          </table:table-cell>
          <table:table-cell table:formula="of:=MOD([.$F$4];[.A41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42]+1" office:value-type="float" office:value="4138" calcext:value-type="float">
            <text:p>4138</text:p>
          </table:table-cell>
          <table:table-cell table:formula="of:=MOD([.$F$4];[.A41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43]+1" office:value-type="float" office:value="4139" calcext:value-type="float">
            <text:p>4139</text:p>
          </table:table-cell>
          <table:table-cell table:formula="of:=MOD([.$F$4];[.A41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44]+1" office:value-type="float" office:value="4140" calcext:value-type="float">
            <text:p>4140</text:p>
          </table:table-cell>
          <table:table-cell table:formula="of:=MOD([.$F$4];[.A41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45]+1" office:value-type="float" office:value="4141" calcext:value-type="float">
            <text:p>4141</text:p>
          </table:table-cell>
          <table:table-cell table:formula="of:=MOD([.$F$4];[.A41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46]+1" office:value-type="float" office:value="4142" calcext:value-type="float">
            <text:p>4142</text:p>
          </table:table-cell>
          <table:table-cell table:formula="of:=MOD([.$F$4];[.A41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47]+1" office:value-type="float" office:value="4143" calcext:value-type="float">
            <text:p>4143</text:p>
          </table:table-cell>
          <table:table-cell table:formula="of:=MOD([.$F$4];[.A41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48]+1" office:value-type="float" office:value="4144" calcext:value-type="float">
            <text:p>4144</text:p>
          </table:table-cell>
          <table:table-cell table:formula="of:=MOD([.$F$4];[.A41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49]+1" office:value-type="float" office:value="4145" calcext:value-type="float">
            <text:p>4145</text:p>
          </table:table-cell>
          <table:table-cell table:formula="of:=MOD([.$F$4];[.A41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50]+1" office:value-type="float" office:value="4146" calcext:value-type="float">
            <text:p>4146</text:p>
          </table:table-cell>
          <table:table-cell table:formula="of:=MOD([.$F$4];[.A41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51]+1" office:value-type="float" office:value="4147" calcext:value-type="float">
            <text:p>4147</text:p>
          </table:table-cell>
          <table:table-cell table:formula="of:=MOD([.$F$4];[.A41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52]+1" office:value-type="float" office:value="4148" calcext:value-type="float">
            <text:p>4148</text:p>
          </table:table-cell>
          <table:table-cell table:formula="of:=MOD([.$F$4];[.A41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53]+1" office:value-type="float" office:value="4149" calcext:value-type="float">
            <text:p>4149</text:p>
          </table:table-cell>
          <table:table-cell table:formula="of:=MOD([.$F$4];[.A41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54]+1" office:value-type="float" office:value="4150" calcext:value-type="float">
            <text:p>4150</text:p>
          </table:table-cell>
          <table:table-cell table:formula="of:=MOD([.$F$4];[.A41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55]+1" office:value-type="float" office:value="4151" calcext:value-type="float">
            <text:p>4151</text:p>
          </table:table-cell>
          <table:table-cell table:formula="of:=MOD([.$F$4];[.A41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56]+1" office:value-type="float" office:value="4152" calcext:value-type="float">
            <text:p>4152</text:p>
          </table:table-cell>
          <table:table-cell table:formula="of:=MOD([.$F$4];[.A41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57]+1" office:value-type="float" office:value="4153" calcext:value-type="float">
            <text:p>4153</text:p>
          </table:table-cell>
          <table:table-cell table:formula="of:=MOD([.$F$4];[.A41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58]+1" office:value-type="float" office:value="4154" calcext:value-type="float">
            <text:p>4154</text:p>
          </table:table-cell>
          <table:table-cell table:formula="of:=MOD([.$F$4];[.A41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59]+1" office:value-type="float" office:value="4155" calcext:value-type="float">
            <text:p>4155</text:p>
          </table:table-cell>
          <table:table-cell table:formula="of:=MOD([.$F$4];[.A41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60]+1" office:value-type="float" office:value="4156" calcext:value-type="float">
            <text:p>4156</text:p>
          </table:table-cell>
          <table:table-cell table:formula="of:=MOD([.$F$4];[.A41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61]+1" office:value-type="float" office:value="4157" calcext:value-type="float">
            <text:p>4157</text:p>
          </table:table-cell>
          <table:table-cell table:formula="of:=MOD([.$F$4];[.A41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62]+1" office:value-type="float" office:value="4158" calcext:value-type="float">
            <text:p>4158</text:p>
          </table:table-cell>
          <table:table-cell table:formula="of:=MOD([.$F$4];[.A41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63]+1" office:value-type="float" office:value="4159" calcext:value-type="float">
            <text:p>4159</text:p>
          </table:table-cell>
          <table:table-cell table:formula="of:=MOD([.$F$4];[.A41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64]+1" office:value-type="float" office:value="4160" calcext:value-type="float">
            <text:p>4160</text:p>
          </table:table-cell>
          <table:table-cell table:formula="of:=MOD([.$F$4];[.A41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65]+1" office:value-type="float" office:value="4161" calcext:value-type="float">
            <text:p>4161</text:p>
          </table:table-cell>
          <table:table-cell table:formula="of:=MOD([.$F$4];[.A41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66]+1" office:value-type="float" office:value="4162" calcext:value-type="float">
            <text:p>4162</text:p>
          </table:table-cell>
          <table:table-cell table:formula="of:=MOD([.$F$4];[.A41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67]+1" office:value-type="float" office:value="4163" calcext:value-type="float">
            <text:p>4163</text:p>
          </table:table-cell>
          <table:table-cell table:formula="of:=MOD([.$F$4];[.A41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68]+1" office:value-type="float" office:value="4164" calcext:value-type="float">
            <text:p>4164</text:p>
          </table:table-cell>
          <table:table-cell table:formula="of:=MOD([.$F$4];[.A41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69]+1" office:value-type="float" office:value="4165" calcext:value-type="float">
            <text:p>4165</text:p>
          </table:table-cell>
          <table:table-cell table:formula="of:=MOD([.$F$4];[.A41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70]+1" office:value-type="float" office:value="4166" calcext:value-type="float">
            <text:p>4166</text:p>
          </table:table-cell>
          <table:table-cell table:formula="of:=MOD([.$F$4];[.A41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71]+1" office:value-type="float" office:value="4167" calcext:value-type="float">
            <text:p>4167</text:p>
          </table:table-cell>
          <table:table-cell table:formula="of:=MOD([.$F$4];[.A41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72]+1" office:value-type="float" office:value="4168" calcext:value-type="float">
            <text:p>4168</text:p>
          </table:table-cell>
          <table:table-cell table:formula="of:=MOD([.$F$4];[.A41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73]+1" office:value-type="float" office:value="4169" calcext:value-type="float">
            <text:p>4169</text:p>
          </table:table-cell>
          <table:table-cell table:formula="of:=MOD([.$F$4];[.A41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74]+1" office:value-type="float" office:value="4170" calcext:value-type="float">
            <text:p>4170</text:p>
          </table:table-cell>
          <table:table-cell table:formula="of:=MOD([.$F$4];[.A41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75]+1" office:value-type="float" office:value="4171" calcext:value-type="float">
            <text:p>4171</text:p>
          </table:table-cell>
          <table:table-cell table:formula="of:=MOD([.$F$4];[.A41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76]+1" office:value-type="float" office:value="4172" calcext:value-type="float">
            <text:p>4172</text:p>
          </table:table-cell>
          <table:table-cell table:formula="of:=MOD([.$F$4];[.A41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77]+1" office:value-type="float" office:value="4173" calcext:value-type="float">
            <text:p>4173</text:p>
          </table:table-cell>
          <table:table-cell table:formula="of:=MOD([.$F$4];[.A41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78]+1" office:value-type="float" office:value="4174" calcext:value-type="float">
            <text:p>4174</text:p>
          </table:table-cell>
          <table:table-cell table:formula="of:=MOD([.$F$4];[.A41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79]+1" office:value-type="float" office:value="4175" calcext:value-type="float">
            <text:p>4175</text:p>
          </table:table-cell>
          <table:table-cell table:formula="of:=MOD([.$F$4];[.A41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80]+1" office:value-type="float" office:value="4176" calcext:value-type="float">
            <text:p>4176</text:p>
          </table:table-cell>
          <table:table-cell table:formula="of:=MOD([.$F$4];[.A41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81]+1" office:value-type="float" office:value="4177" calcext:value-type="float">
            <text:p>4177</text:p>
          </table:table-cell>
          <table:table-cell table:formula="of:=MOD([.$F$4];[.A41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82]+1" office:value-type="float" office:value="4178" calcext:value-type="float">
            <text:p>4178</text:p>
          </table:table-cell>
          <table:table-cell table:formula="of:=MOD([.$F$4];[.A41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83]+1" office:value-type="float" office:value="4179" calcext:value-type="float">
            <text:p>4179</text:p>
          </table:table-cell>
          <table:table-cell table:formula="of:=MOD([.$F$4];[.A41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84]+1" office:value-type="float" office:value="4180" calcext:value-type="float">
            <text:p>4180</text:p>
          </table:table-cell>
          <table:table-cell table:formula="of:=MOD([.$F$4];[.A41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85]+1" office:value-type="float" office:value="4181" calcext:value-type="float">
            <text:p>4181</text:p>
          </table:table-cell>
          <table:table-cell table:formula="of:=MOD([.$F$4];[.A41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86]+1" office:value-type="float" office:value="4182" calcext:value-type="float">
            <text:p>4182</text:p>
          </table:table-cell>
          <table:table-cell table:formula="of:=MOD([.$F$4];[.A41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87]+1" office:value-type="float" office:value="4183" calcext:value-type="float">
            <text:p>4183</text:p>
          </table:table-cell>
          <table:table-cell table:formula="of:=MOD([.$F$4];[.A41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88]+1" office:value-type="float" office:value="4184" calcext:value-type="float">
            <text:p>4184</text:p>
          </table:table-cell>
          <table:table-cell table:formula="of:=MOD([.$F$4];[.A41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89]+1" office:value-type="float" office:value="4185" calcext:value-type="float">
            <text:p>4185</text:p>
          </table:table-cell>
          <table:table-cell table:formula="of:=MOD([.$F$4];[.A41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90]+1" office:value-type="float" office:value="4186" calcext:value-type="float">
            <text:p>4186</text:p>
          </table:table-cell>
          <table:table-cell table:formula="of:=MOD([.$F$4];[.A41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91]+1" office:value-type="float" office:value="4187" calcext:value-type="float">
            <text:p>4187</text:p>
          </table:table-cell>
          <table:table-cell table:formula="of:=MOD([.$F$4];[.A41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92]+1" office:value-type="float" office:value="4188" calcext:value-type="float">
            <text:p>4188</text:p>
          </table:table-cell>
          <table:table-cell table:formula="of:=MOD([.$F$4];[.A41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93]+1" office:value-type="float" office:value="4189" calcext:value-type="float">
            <text:p>4189</text:p>
          </table:table-cell>
          <table:table-cell table:formula="of:=MOD([.$F$4];[.A41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94]+1" office:value-type="float" office:value="4190" calcext:value-type="float">
            <text:p>4190</text:p>
          </table:table-cell>
          <table:table-cell table:formula="of:=MOD([.$F$4];[.A41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95]+1" office:value-type="float" office:value="4191" calcext:value-type="float">
            <text:p>4191</text:p>
          </table:table-cell>
          <table:table-cell table:formula="of:=MOD([.$F$4];[.A41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96]+1" office:value-type="float" office:value="4192" calcext:value-type="float">
            <text:p>4192</text:p>
          </table:table-cell>
          <table:table-cell table:formula="of:=MOD([.$F$4];[.A41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97]+1" office:value-type="float" office:value="4193" calcext:value-type="float">
            <text:p>4193</text:p>
          </table:table-cell>
          <table:table-cell table:formula="of:=MOD([.$F$4];[.A41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98]+1" office:value-type="float" office:value="4194" calcext:value-type="float">
            <text:p>4194</text:p>
          </table:table-cell>
          <table:table-cell table:formula="of:=MOD([.$F$4];[.A41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99]+1" office:value-type="float" office:value="4195" calcext:value-type="float">
            <text:p>4195</text:p>
          </table:table-cell>
          <table:table-cell table:formula="of:=MOD([.$F$4];[.A42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00]+1" office:value-type="float" office:value="4196" calcext:value-type="float">
            <text:p>4196</text:p>
          </table:table-cell>
          <table:table-cell table:formula="of:=MOD([.$F$4];[.A42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01]+1" office:value-type="float" office:value="4197" calcext:value-type="float">
            <text:p>4197</text:p>
          </table:table-cell>
          <table:table-cell table:formula="of:=MOD([.$F$4];[.A42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02]+1" office:value-type="float" office:value="4198" calcext:value-type="float">
            <text:p>4198</text:p>
          </table:table-cell>
          <table:table-cell table:formula="of:=MOD([.$F$4];[.A42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03]+1" office:value-type="float" office:value="4199" calcext:value-type="float">
            <text:p>4199</text:p>
          </table:table-cell>
          <table:table-cell table:formula="of:=MOD([.$F$4];[.A42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04]+1" office:value-type="float" office:value="4200" calcext:value-type="float">
            <text:p>4200</text:p>
          </table:table-cell>
          <table:table-cell table:formula="of:=MOD([.$F$4];[.A42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05]+1" office:value-type="float" office:value="4201" calcext:value-type="float">
            <text:p>4201</text:p>
          </table:table-cell>
          <table:table-cell table:formula="of:=MOD([.$F$4];[.A42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06]+1" office:value-type="float" office:value="4202" calcext:value-type="float">
            <text:p>4202</text:p>
          </table:table-cell>
          <table:table-cell table:formula="of:=MOD([.$F$4];[.A42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07]+1" office:value-type="float" office:value="4203" calcext:value-type="float">
            <text:p>4203</text:p>
          </table:table-cell>
          <table:table-cell table:formula="of:=MOD([.$F$4];[.A42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08]+1" office:value-type="float" office:value="4204" calcext:value-type="float">
            <text:p>4204</text:p>
          </table:table-cell>
          <table:table-cell table:formula="of:=MOD([.$F$4];[.A42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09]+1" office:value-type="float" office:value="4205" calcext:value-type="float">
            <text:p>4205</text:p>
          </table:table-cell>
          <table:table-cell table:formula="of:=MOD([.$F$4];[.A42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10]+1" office:value-type="float" office:value="4206" calcext:value-type="float">
            <text:p>4206</text:p>
          </table:table-cell>
          <table:table-cell table:formula="of:=MOD([.$F$4];[.A42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11]+1" office:value-type="float" office:value="4207" calcext:value-type="float">
            <text:p>4207</text:p>
          </table:table-cell>
          <table:table-cell table:formula="of:=MOD([.$F$4];[.A42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12]+1" office:value-type="float" office:value="4208" calcext:value-type="float">
            <text:p>4208</text:p>
          </table:table-cell>
          <table:table-cell table:formula="of:=MOD([.$F$4];[.A42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13]+1" office:value-type="float" office:value="4209" calcext:value-type="float">
            <text:p>4209</text:p>
          </table:table-cell>
          <table:table-cell table:formula="of:=MOD([.$F$4];[.A42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14]+1" office:value-type="float" office:value="4210" calcext:value-type="float">
            <text:p>4210</text:p>
          </table:table-cell>
          <table:table-cell table:formula="of:=MOD([.$F$4];[.A42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15]+1" office:value-type="float" office:value="4211" calcext:value-type="float">
            <text:p>4211</text:p>
          </table:table-cell>
          <table:table-cell table:formula="of:=MOD([.$F$4];[.A42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16]+1" office:value-type="float" office:value="4212" calcext:value-type="float">
            <text:p>4212</text:p>
          </table:table-cell>
          <table:table-cell table:formula="of:=MOD([.$F$4];[.A42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17]+1" office:value-type="float" office:value="4213" calcext:value-type="float">
            <text:p>4213</text:p>
          </table:table-cell>
          <table:table-cell table:formula="of:=MOD([.$F$4];[.A42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18]+1" office:value-type="float" office:value="4214" calcext:value-type="float">
            <text:p>4214</text:p>
          </table:table-cell>
          <table:table-cell table:formula="of:=MOD([.$F$4];[.A42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19]+1" office:value-type="float" office:value="4215" calcext:value-type="float">
            <text:p>4215</text:p>
          </table:table-cell>
          <table:table-cell table:formula="of:=MOD([.$F$4];[.A42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20]+1" office:value-type="float" office:value="4216" calcext:value-type="float">
            <text:p>4216</text:p>
          </table:table-cell>
          <table:table-cell table:formula="of:=MOD([.$F$4];[.A42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21]+1" office:value-type="float" office:value="4217" calcext:value-type="float">
            <text:p>4217</text:p>
          </table:table-cell>
          <table:table-cell table:formula="of:=MOD([.$F$4];[.A42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22]+1" office:value-type="float" office:value="4218" calcext:value-type="float">
            <text:p>4218</text:p>
          </table:table-cell>
          <table:table-cell table:formula="of:=MOD([.$F$4];[.A42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23]+1" office:value-type="float" office:value="4219" calcext:value-type="float">
            <text:p>4219</text:p>
          </table:table-cell>
          <table:table-cell table:formula="of:=MOD([.$F$4];[.A42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24]+1" office:value-type="float" office:value="4220" calcext:value-type="float">
            <text:p>4220</text:p>
          </table:table-cell>
          <table:table-cell table:formula="of:=MOD([.$F$4];[.A42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25]+1" office:value-type="float" office:value="4221" calcext:value-type="float">
            <text:p>4221</text:p>
          </table:table-cell>
          <table:table-cell table:formula="of:=MOD([.$F$4];[.A42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26]+1" office:value-type="float" office:value="4222" calcext:value-type="float">
            <text:p>4222</text:p>
          </table:table-cell>
          <table:table-cell table:formula="of:=MOD([.$F$4];[.A42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27]+1" office:value-type="float" office:value="4223" calcext:value-type="float">
            <text:p>4223</text:p>
          </table:table-cell>
          <table:table-cell table:formula="of:=MOD([.$F$4];[.A42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28]+1" office:value-type="float" office:value="4224" calcext:value-type="float">
            <text:p>4224</text:p>
          </table:table-cell>
          <table:table-cell table:formula="of:=MOD([.$F$4];[.A42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29]+1" office:value-type="float" office:value="4225" calcext:value-type="float">
            <text:p>4225</text:p>
          </table:table-cell>
          <table:table-cell table:formula="of:=MOD([.$F$4];[.A42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30]+1" office:value-type="float" office:value="4226" calcext:value-type="float">
            <text:p>4226</text:p>
          </table:table-cell>
          <table:table-cell table:formula="of:=MOD([.$F$4];[.A42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31]+1" office:value-type="float" office:value="4227" calcext:value-type="float">
            <text:p>4227</text:p>
          </table:table-cell>
          <table:table-cell table:formula="of:=MOD([.$F$4];[.A42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32]+1" office:value-type="float" office:value="4228" calcext:value-type="float">
            <text:p>4228</text:p>
          </table:table-cell>
          <table:table-cell table:formula="of:=MOD([.$F$4];[.A42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33]+1" office:value-type="float" office:value="4229" calcext:value-type="float">
            <text:p>4229</text:p>
          </table:table-cell>
          <table:table-cell table:formula="of:=MOD([.$F$4];[.A42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34]+1" office:value-type="float" office:value="4230" calcext:value-type="float">
            <text:p>4230</text:p>
          </table:table-cell>
          <table:table-cell table:formula="of:=MOD([.$F$4];[.A42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35]+1" office:value-type="float" office:value="4231" calcext:value-type="float">
            <text:p>4231</text:p>
          </table:table-cell>
          <table:table-cell table:formula="of:=MOD([.$F$4];[.A42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36]+1" office:value-type="float" office:value="4232" calcext:value-type="float">
            <text:p>4232</text:p>
          </table:table-cell>
          <table:table-cell table:formula="of:=MOD([.$F$4];[.A42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37]+1" office:value-type="float" office:value="4233" calcext:value-type="float">
            <text:p>4233</text:p>
          </table:table-cell>
          <table:table-cell table:formula="of:=MOD([.$F$4];[.A42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38]+1" office:value-type="float" office:value="4234" calcext:value-type="float">
            <text:p>4234</text:p>
          </table:table-cell>
          <table:table-cell table:formula="of:=MOD([.$F$4];[.A42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39]+1" office:value-type="float" office:value="4235" calcext:value-type="float">
            <text:p>4235</text:p>
          </table:table-cell>
          <table:table-cell table:formula="of:=MOD([.$F$4];[.A42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40]+1" office:value-type="float" office:value="4236" calcext:value-type="float">
            <text:p>4236</text:p>
          </table:table-cell>
          <table:table-cell table:formula="of:=MOD([.$F$4];[.A42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41]+1" office:value-type="float" office:value="4237" calcext:value-type="float">
            <text:p>4237</text:p>
          </table:table-cell>
          <table:table-cell table:formula="of:=MOD([.$F$4];[.A42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42]+1" office:value-type="float" office:value="4238" calcext:value-type="float">
            <text:p>4238</text:p>
          </table:table-cell>
          <table:table-cell table:formula="of:=MOD([.$F$4];[.A42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43]+1" office:value-type="float" office:value="4239" calcext:value-type="float">
            <text:p>4239</text:p>
          </table:table-cell>
          <table:table-cell table:formula="of:=MOD([.$F$4];[.A42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44]+1" office:value-type="float" office:value="4240" calcext:value-type="float">
            <text:p>4240</text:p>
          </table:table-cell>
          <table:table-cell table:formula="of:=MOD([.$F$4];[.A42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45]+1" office:value-type="float" office:value="4241" calcext:value-type="float">
            <text:p>4241</text:p>
          </table:table-cell>
          <table:table-cell table:formula="of:=MOD([.$F$4];[.A42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46]+1" office:value-type="float" office:value="4242" calcext:value-type="float">
            <text:p>4242</text:p>
          </table:table-cell>
          <table:table-cell table:formula="of:=MOD([.$F$4];[.A42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47]+1" office:value-type="float" office:value="4243" calcext:value-type="float">
            <text:p>4243</text:p>
          </table:table-cell>
          <table:table-cell table:formula="of:=MOD([.$F$4];[.A42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48]+1" office:value-type="float" office:value="4244" calcext:value-type="float">
            <text:p>4244</text:p>
          </table:table-cell>
          <table:table-cell table:formula="of:=MOD([.$F$4];[.A42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49]+1" office:value-type="float" office:value="4245" calcext:value-type="float">
            <text:p>4245</text:p>
          </table:table-cell>
          <table:table-cell table:formula="of:=MOD([.$F$4];[.A42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50]+1" office:value-type="float" office:value="4246" calcext:value-type="float">
            <text:p>4246</text:p>
          </table:table-cell>
          <table:table-cell table:formula="of:=MOD([.$F$4];[.A42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51]+1" office:value-type="float" office:value="4247" calcext:value-type="float">
            <text:p>4247</text:p>
          </table:table-cell>
          <table:table-cell table:formula="of:=MOD([.$F$4];[.A42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52]+1" office:value-type="float" office:value="4248" calcext:value-type="float">
            <text:p>4248</text:p>
          </table:table-cell>
          <table:table-cell table:formula="of:=MOD([.$F$4];[.A42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53]+1" office:value-type="float" office:value="4249" calcext:value-type="float">
            <text:p>4249</text:p>
          </table:table-cell>
          <table:table-cell table:formula="of:=MOD([.$F$4];[.A42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54]+1" office:value-type="float" office:value="4250" calcext:value-type="float">
            <text:p>4250</text:p>
          </table:table-cell>
          <table:table-cell table:formula="of:=MOD([.$F$4];[.A42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55]+1" office:value-type="float" office:value="4251" calcext:value-type="float">
            <text:p>4251</text:p>
          </table:table-cell>
          <table:table-cell table:formula="of:=MOD([.$F$4];[.A42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56]+1" office:value-type="float" office:value="4252" calcext:value-type="float">
            <text:p>4252</text:p>
          </table:table-cell>
          <table:table-cell table:formula="of:=MOD([.$F$4];[.A42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57]+1" office:value-type="float" office:value="4253" calcext:value-type="float">
            <text:p>4253</text:p>
          </table:table-cell>
          <table:table-cell table:formula="of:=MOD([.$F$4];[.A42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58]+1" office:value-type="float" office:value="4254" calcext:value-type="float">
            <text:p>4254</text:p>
          </table:table-cell>
          <table:table-cell table:formula="of:=MOD([.$F$4];[.A42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59]+1" office:value-type="float" office:value="4255" calcext:value-type="float">
            <text:p>4255</text:p>
          </table:table-cell>
          <table:table-cell table:formula="of:=MOD([.$F$4];[.A42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60]+1" office:value-type="float" office:value="4256" calcext:value-type="float">
            <text:p>4256</text:p>
          </table:table-cell>
          <table:table-cell table:formula="of:=MOD([.$F$4];[.A42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61]+1" office:value-type="float" office:value="4257" calcext:value-type="float">
            <text:p>4257</text:p>
          </table:table-cell>
          <table:table-cell table:formula="of:=MOD([.$F$4];[.A42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62]+1" office:value-type="float" office:value="4258" calcext:value-type="float">
            <text:p>4258</text:p>
          </table:table-cell>
          <table:table-cell table:formula="of:=MOD([.$F$4];[.A42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63]+1" office:value-type="float" office:value="4259" calcext:value-type="float">
            <text:p>4259</text:p>
          </table:table-cell>
          <table:table-cell table:formula="of:=MOD([.$F$4];[.A42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64]+1" office:value-type="float" office:value="4260" calcext:value-type="float">
            <text:p>4260</text:p>
          </table:table-cell>
          <table:table-cell table:formula="of:=MOD([.$F$4];[.A42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65]+1" office:value-type="float" office:value="4261" calcext:value-type="float">
            <text:p>4261</text:p>
          </table:table-cell>
          <table:table-cell table:formula="of:=MOD([.$F$4];[.A42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66]+1" office:value-type="float" office:value="4262" calcext:value-type="float">
            <text:p>4262</text:p>
          </table:table-cell>
          <table:table-cell table:formula="of:=MOD([.$F$4];[.A42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67]+1" office:value-type="float" office:value="4263" calcext:value-type="float">
            <text:p>4263</text:p>
          </table:table-cell>
          <table:table-cell table:formula="of:=MOD([.$F$4];[.A42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68]+1" office:value-type="float" office:value="4264" calcext:value-type="float">
            <text:p>4264</text:p>
          </table:table-cell>
          <table:table-cell table:formula="of:=MOD([.$F$4];[.A42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69]+1" office:value-type="float" office:value="4265" calcext:value-type="float">
            <text:p>4265</text:p>
          </table:table-cell>
          <table:table-cell table:formula="of:=MOD([.$F$4];[.A42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70]+1" office:value-type="float" office:value="4266" calcext:value-type="float">
            <text:p>4266</text:p>
          </table:table-cell>
          <table:table-cell table:formula="of:=MOD([.$F$4];[.A42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71]+1" office:value-type="float" office:value="4267" calcext:value-type="float">
            <text:p>4267</text:p>
          </table:table-cell>
          <table:table-cell table:formula="of:=MOD([.$F$4];[.A42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72]+1" office:value-type="float" office:value="4268" calcext:value-type="float">
            <text:p>4268</text:p>
          </table:table-cell>
          <table:table-cell table:formula="of:=MOD([.$F$4];[.A42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73]+1" office:value-type="float" office:value="4269" calcext:value-type="float">
            <text:p>4269</text:p>
          </table:table-cell>
          <table:table-cell table:formula="of:=MOD([.$F$4];[.A42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74]+1" office:value-type="float" office:value="4270" calcext:value-type="float">
            <text:p>4270</text:p>
          </table:table-cell>
          <table:table-cell table:formula="of:=MOD([.$F$4];[.A42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75]+1" office:value-type="float" office:value="4271" calcext:value-type="float">
            <text:p>4271</text:p>
          </table:table-cell>
          <table:table-cell table:formula="of:=MOD([.$F$4];[.A42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76]+1" office:value-type="float" office:value="4272" calcext:value-type="float">
            <text:p>4272</text:p>
          </table:table-cell>
          <table:table-cell table:formula="of:=MOD([.$F$4];[.A42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77]+1" office:value-type="float" office:value="4273" calcext:value-type="float">
            <text:p>4273</text:p>
          </table:table-cell>
          <table:table-cell table:formula="of:=MOD([.$F$4];[.A42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78]+1" office:value-type="float" office:value="4274" calcext:value-type="float">
            <text:p>4274</text:p>
          </table:table-cell>
          <table:table-cell table:formula="of:=MOD([.$F$4];[.A42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79]+1" office:value-type="float" office:value="4275" calcext:value-type="float">
            <text:p>4275</text:p>
          </table:table-cell>
          <table:table-cell table:formula="of:=MOD([.$F$4];[.A42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80]+1" office:value-type="float" office:value="4276" calcext:value-type="float">
            <text:p>4276</text:p>
          </table:table-cell>
          <table:table-cell table:formula="of:=MOD([.$F$4];[.A42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81]+1" office:value-type="float" office:value="4277" calcext:value-type="float">
            <text:p>4277</text:p>
          </table:table-cell>
          <table:table-cell table:formula="of:=MOD([.$F$4];[.A42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82]+1" office:value-type="float" office:value="4278" calcext:value-type="float">
            <text:p>4278</text:p>
          </table:table-cell>
          <table:table-cell table:formula="of:=MOD([.$F$4];[.A42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83]+1" office:value-type="float" office:value="4279" calcext:value-type="float">
            <text:p>4279</text:p>
          </table:table-cell>
          <table:table-cell table:formula="of:=MOD([.$F$4];[.A42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84]+1" office:value-type="float" office:value="4280" calcext:value-type="float">
            <text:p>4280</text:p>
          </table:table-cell>
          <table:table-cell table:formula="of:=MOD([.$F$4];[.A42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85]+1" office:value-type="float" office:value="4281" calcext:value-type="float">
            <text:p>4281</text:p>
          </table:table-cell>
          <table:table-cell table:formula="of:=MOD([.$F$4];[.A42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86]+1" office:value-type="float" office:value="4282" calcext:value-type="float">
            <text:p>4282</text:p>
          </table:table-cell>
          <table:table-cell table:formula="of:=MOD([.$F$4];[.A42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87]+1" office:value-type="float" office:value="4283" calcext:value-type="float">
            <text:p>4283</text:p>
          </table:table-cell>
          <table:table-cell table:formula="of:=MOD([.$F$4];[.A42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88]+1" office:value-type="float" office:value="4284" calcext:value-type="float">
            <text:p>4284</text:p>
          </table:table-cell>
          <table:table-cell table:formula="of:=MOD([.$F$4];[.A42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89]+1" office:value-type="float" office:value="4285" calcext:value-type="float">
            <text:p>4285</text:p>
          </table:table-cell>
          <table:table-cell table:formula="of:=MOD([.$F$4];[.A42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90]+1" office:value-type="float" office:value="4286" calcext:value-type="float">
            <text:p>4286</text:p>
          </table:table-cell>
          <table:table-cell table:formula="of:=MOD([.$F$4];[.A42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91]+1" office:value-type="float" office:value="4287" calcext:value-type="float">
            <text:p>4287</text:p>
          </table:table-cell>
          <table:table-cell table:formula="of:=MOD([.$F$4];[.A42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92]+1" office:value-type="float" office:value="4288" calcext:value-type="float">
            <text:p>4288</text:p>
          </table:table-cell>
          <table:table-cell table:formula="of:=MOD([.$F$4];[.A42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93]+1" office:value-type="float" office:value="4289" calcext:value-type="float">
            <text:p>4289</text:p>
          </table:table-cell>
          <table:table-cell table:formula="of:=MOD([.$F$4];[.A42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94]+1" office:value-type="float" office:value="4290" calcext:value-type="float">
            <text:p>4290</text:p>
          </table:table-cell>
          <table:table-cell table:formula="of:=MOD([.$F$4];[.A42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95]+1" office:value-type="float" office:value="4291" calcext:value-type="float">
            <text:p>4291</text:p>
          </table:table-cell>
          <table:table-cell table:formula="of:=MOD([.$F$4];[.A42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96]+1" office:value-type="float" office:value="4292" calcext:value-type="float">
            <text:p>4292</text:p>
          </table:table-cell>
          <table:table-cell table:formula="of:=MOD([.$F$4];[.A42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97]+1" office:value-type="float" office:value="4293" calcext:value-type="float">
            <text:p>4293</text:p>
          </table:table-cell>
          <table:table-cell table:formula="of:=MOD([.$F$4];[.A42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98]+1" office:value-type="float" office:value="4294" calcext:value-type="float">
            <text:p>4294</text:p>
          </table:table-cell>
          <table:table-cell table:formula="of:=MOD([.$F$4];[.A42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99]+1" office:value-type="float" office:value="4295" calcext:value-type="float">
            <text:p>4295</text:p>
          </table:table-cell>
          <table:table-cell table:formula="of:=MOD([.$F$4];[.A43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00]+1" office:value-type="float" office:value="4296" calcext:value-type="float">
            <text:p>4296</text:p>
          </table:table-cell>
          <table:table-cell table:formula="of:=MOD([.$F$4];[.A43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01]+1" office:value-type="float" office:value="4297" calcext:value-type="float">
            <text:p>4297</text:p>
          </table:table-cell>
          <table:table-cell table:formula="of:=MOD([.$F$4];[.A43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02]+1" office:value-type="float" office:value="4298" calcext:value-type="float">
            <text:p>4298</text:p>
          </table:table-cell>
          <table:table-cell table:formula="of:=MOD([.$F$4];[.A43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03]+1" office:value-type="float" office:value="4299" calcext:value-type="float">
            <text:p>4299</text:p>
          </table:table-cell>
          <table:table-cell table:formula="of:=MOD([.$F$4];[.A43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04]+1" office:value-type="float" office:value="4300" calcext:value-type="float">
            <text:p>4300</text:p>
          </table:table-cell>
          <table:table-cell table:formula="of:=MOD([.$F$4];[.A43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05]+1" office:value-type="float" office:value="4301" calcext:value-type="float">
            <text:p>4301</text:p>
          </table:table-cell>
          <table:table-cell table:formula="of:=MOD([.$F$4];[.A43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06]+1" office:value-type="float" office:value="4302" calcext:value-type="float">
            <text:p>4302</text:p>
          </table:table-cell>
          <table:table-cell table:formula="of:=MOD([.$F$4];[.A43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07]+1" office:value-type="float" office:value="4303" calcext:value-type="float">
            <text:p>4303</text:p>
          </table:table-cell>
          <table:table-cell table:formula="of:=MOD([.$F$4];[.A43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08]+1" office:value-type="float" office:value="4304" calcext:value-type="float">
            <text:p>4304</text:p>
          </table:table-cell>
          <table:table-cell table:formula="of:=MOD([.$F$4];[.A43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09]+1" office:value-type="float" office:value="4305" calcext:value-type="float">
            <text:p>4305</text:p>
          </table:table-cell>
          <table:table-cell table:formula="of:=MOD([.$F$4];[.A43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10]+1" office:value-type="float" office:value="4306" calcext:value-type="float">
            <text:p>4306</text:p>
          </table:table-cell>
          <table:table-cell table:formula="of:=MOD([.$F$4];[.A43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11]+1" office:value-type="float" office:value="4307" calcext:value-type="float">
            <text:p>4307</text:p>
          </table:table-cell>
          <table:table-cell table:formula="of:=MOD([.$F$4];[.A43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12]+1" office:value-type="float" office:value="4308" calcext:value-type="float">
            <text:p>4308</text:p>
          </table:table-cell>
          <table:table-cell table:formula="of:=MOD([.$F$4];[.A43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13]+1" office:value-type="float" office:value="4309" calcext:value-type="float">
            <text:p>4309</text:p>
          </table:table-cell>
          <table:table-cell table:formula="of:=MOD([.$F$4];[.A43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14]+1" office:value-type="float" office:value="4310" calcext:value-type="float">
            <text:p>4310</text:p>
          </table:table-cell>
          <table:table-cell table:formula="of:=MOD([.$F$4];[.A43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15]+1" office:value-type="float" office:value="4311" calcext:value-type="float">
            <text:p>4311</text:p>
          </table:table-cell>
          <table:table-cell table:formula="of:=MOD([.$F$4];[.A43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16]+1" office:value-type="float" office:value="4312" calcext:value-type="float">
            <text:p>4312</text:p>
          </table:table-cell>
          <table:table-cell table:formula="of:=MOD([.$F$4];[.A43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17]+1" office:value-type="float" office:value="4313" calcext:value-type="float">
            <text:p>4313</text:p>
          </table:table-cell>
          <table:table-cell table:formula="of:=MOD([.$F$4];[.A43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18]+1" office:value-type="float" office:value="4314" calcext:value-type="float">
            <text:p>4314</text:p>
          </table:table-cell>
          <table:table-cell table:formula="of:=MOD([.$F$4];[.A43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19]+1" office:value-type="float" office:value="4315" calcext:value-type="float">
            <text:p>4315</text:p>
          </table:table-cell>
          <table:table-cell table:formula="of:=MOD([.$F$4];[.A43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20]+1" office:value-type="float" office:value="4316" calcext:value-type="float">
            <text:p>4316</text:p>
          </table:table-cell>
          <table:table-cell table:formula="of:=MOD([.$F$4];[.A43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21]+1" office:value-type="float" office:value="4317" calcext:value-type="float">
            <text:p>4317</text:p>
          </table:table-cell>
          <table:table-cell table:formula="of:=MOD([.$F$4];[.A43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22]+1" office:value-type="float" office:value="4318" calcext:value-type="float">
            <text:p>4318</text:p>
          </table:table-cell>
          <table:table-cell table:formula="of:=MOD([.$F$4];[.A43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23]+1" office:value-type="float" office:value="4319" calcext:value-type="float">
            <text:p>4319</text:p>
          </table:table-cell>
          <table:table-cell table:formula="of:=MOD([.$F$4];[.A43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24]+1" office:value-type="float" office:value="4320" calcext:value-type="float">
            <text:p>4320</text:p>
          </table:table-cell>
          <table:table-cell table:formula="of:=MOD([.$F$4];[.A43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25]+1" office:value-type="float" office:value="4321" calcext:value-type="float">
            <text:p>4321</text:p>
          </table:table-cell>
          <table:table-cell table:formula="of:=MOD([.$F$4];[.A43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26]+1" office:value-type="float" office:value="4322" calcext:value-type="float">
            <text:p>4322</text:p>
          </table:table-cell>
          <table:table-cell table:formula="of:=MOD([.$F$4];[.A43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27]+1" office:value-type="float" office:value="4323" calcext:value-type="float">
            <text:p>4323</text:p>
          </table:table-cell>
          <table:table-cell table:formula="of:=MOD([.$F$4];[.A43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28]+1" office:value-type="float" office:value="4324" calcext:value-type="float">
            <text:p>4324</text:p>
          </table:table-cell>
          <table:table-cell table:formula="of:=MOD([.$F$4];[.A43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29]+1" office:value-type="float" office:value="4325" calcext:value-type="float">
            <text:p>4325</text:p>
          </table:table-cell>
          <table:table-cell table:formula="of:=MOD([.$F$4];[.A43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30]+1" office:value-type="float" office:value="4326" calcext:value-type="float">
            <text:p>4326</text:p>
          </table:table-cell>
          <table:table-cell table:formula="of:=MOD([.$F$4];[.A43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31]+1" office:value-type="float" office:value="4327" calcext:value-type="float">
            <text:p>4327</text:p>
          </table:table-cell>
          <table:table-cell table:formula="of:=MOD([.$F$4];[.A43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32]+1" office:value-type="float" office:value="4328" calcext:value-type="float">
            <text:p>4328</text:p>
          </table:table-cell>
          <table:table-cell table:formula="of:=MOD([.$F$4];[.A43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33]+1" office:value-type="float" office:value="4329" calcext:value-type="float">
            <text:p>4329</text:p>
          </table:table-cell>
          <table:table-cell table:formula="of:=MOD([.$F$4];[.A43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34]+1" office:value-type="float" office:value="4330" calcext:value-type="float">
            <text:p>4330</text:p>
          </table:table-cell>
          <table:table-cell table:formula="of:=MOD([.$F$4];[.A43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35]+1" office:value-type="float" office:value="4331" calcext:value-type="float">
            <text:p>4331</text:p>
          </table:table-cell>
          <table:table-cell table:formula="of:=MOD([.$F$4];[.A43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36]+1" office:value-type="float" office:value="4332" calcext:value-type="float">
            <text:p>4332</text:p>
          </table:table-cell>
          <table:table-cell table:formula="of:=MOD([.$F$4];[.A43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37]+1" office:value-type="float" office:value="4333" calcext:value-type="float">
            <text:p>4333</text:p>
          </table:table-cell>
          <table:table-cell table:formula="of:=MOD([.$F$4];[.A43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38]+1" office:value-type="float" office:value="4334" calcext:value-type="float">
            <text:p>4334</text:p>
          </table:table-cell>
          <table:table-cell table:formula="of:=MOD([.$F$4];[.A43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39]+1" office:value-type="float" office:value="4335" calcext:value-type="float">
            <text:p>4335</text:p>
          </table:table-cell>
          <table:table-cell table:formula="of:=MOD([.$F$4];[.A43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40]+1" office:value-type="float" office:value="4336" calcext:value-type="float">
            <text:p>4336</text:p>
          </table:table-cell>
          <table:table-cell table:formula="of:=MOD([.$F$4];[.A43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41]+1" office:value-type="float" office:value="4337" calcext:value-type="float">
            <text:p>4337</text:p>
          </table:table-cell>
          <table:table-cell table:formula="of:=MOD([.$F$4];[.A43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42]+1" office:value-type="float" office:value="4338" calcext:value-type="float">
            <text:p>4338</text:p>
          </table:table-cell>
          <table:table-cell table:formula="of:=MOD([.$F$4];[.A43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43]+1" office:value-type="float" office:value="4339" calcext:value-type="float">
            <text:p>4339</text:p>
          </table:table-cell>
          <table:table-cell table:formula="of:=MOD([.$F$4];[.A43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44]+1" office:value-type="float" office:value="4340" calcext:value-type="float">
            <text:p>4340</text:p>
          </table:table-cell>
          <table:table-cell table:formula="of:=MOD([.$F$4];[.A43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45]+1" office:value-type="float" office:value="4341" calcext:value-type="float">
            <text:p>4341</text:p>
          </table:table-cell>
          <table:table-cell table:formula="of:=MOD([.$F$4];[.A43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46]+1" office:value-type="float" office:value="4342" calcext:value-type="float">
            <text:p>4342</text:p>
          </table:table-cell>
          <table:table-cell table:formula="of:=MOD([.$F$4];[.A43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47]+1" office:value-type="float" office:value="4343" calcext:value-type="float">
            <text:p>4343</text:p>
          </table:table-cell>
          <table:table-cell table:formula="of:=MOD([.$F$4];[.A43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48]+1" office:value-type="float" office:value="4344" calcext:value-type="float">
            <text:p>4344</text:p>
          </table:table-cell>
          <table:table-cell table:formula="of:=MOD([.$F$4];[.A43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49]+1" office:value-type="float" office:value="4345" calcext:value-type="float">
            <text:p>4345</text:p>
          </table:table-cell>
          <table:table-cell table:formula="of:=MOD([.$F$4];[.A43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50]+1" office:value-type="float" office:value="4346" calcext:value-type="float">
            <text:p>4346</text:p>
          </table:table-cell>
          <table:table-cell table:formula="of:=MOD([.$F$4];[.A43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51]+1" office:value-type="float" office:value="4347" calcext:value-type="float">
            <text:p>4347</text:p>
          </table:table-cell>
          <table:table-cell table:formula="of:=MOD([.$F$4];[.A43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52]+1" office:value-type="float" office:value="4348" calcext:value-type="float">
            <text:p>4348</text:p>
          </table:table-cell>
          <table:table-cell table:formula="of:=MOD([.$F$4];[.A43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53]+1" office:value-type="float" office:value="4349" calcext:value-type="float">
            <text:p>4349</text:p>
          </table:table-cell>
          <table:table-cell table:formula="of:=MOD([.$F$4];[.A43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54]+1" office:value-type="float" office:value="4350" calcext:value-type="float">
            <text:p>4350</text:p>
          </table:table-cell>
          <table:table-cell table:formula="of:=MOD([.$F$4];[.A43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55]+1" office:value-type="float" office:value="4351" calcext:value-type="float">
            <text:p>4351</text:p>
          </table:table-cell>
          <table:table-cell table:formula="of:=MOD([.$F$4];[.A43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56]+1" office:value-type="float" office:value="4352" calcext:value-type="float">
            <text:p>4352</text:p>
          </table:table-cell>
          <table:table-cell table:formula="of:=MOD([.$F$4];[.A43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57]+1" office:value-type="float" office:value="4353" calcext:value-type="float">
            <text:p>4353</text:p>
          </table:table-cell>
          <table:table-cell table:formula="of:=MOD([.$F$4];[.A43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58]+1" office:value-type="float" office:value="4354" calcext:value-type="float">
            <text:p>4354</text:p>
          </table:table-cell>
          <table:table-cell table:formula="of:=MOD([.$F$4];[.A43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59]+1" office:value-type="float" office:value="4355" calcext:value-type="float">
            <text:p>4355</text:p>
          </table:table-cell>
          <table:table-cell table:formula="of:=MOD([.$F$4];[.A43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60]+1" office:value-type="float" office:value="4356" calcext:value-type="float">
            <text:p>4356</text:p>
          </table:table-cell>
          <table:table-cell table:formula="of:=MOD([.$F$4];[.A43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61]+1" office:value-type="float" office:value="4357" calcext:value-type="float">
            <text:p>4357</text:p>
          </table:table-cell>
          <table:table-cell table:formula="of:=MOD([.$F$4];[.A43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62]+1" office:value-type="float" office:value="4358" calcext:value-type="float">
            <text:p>4358</text:p>
          </table:table-cell>
          <table:table-cell table:formula="of:=MOD([.$F$4];[.A43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63]+1" office:value-type="float" office:value="4359" calcext:value-type="float">
            <text:p>4359</text:p>
          </table:table-cell>
          <table:table-cell table:formula="of:=MOD([.$F$4];[.A43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64]+1" office:value-type="float" office:value="4360" calcext:value-type="float">
            <text:p>4360</text:p>
          </table:table-cell>
          <table:table-cell table:formula="of:=MOD([.$F$4];[.A43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65]+1" office:value-type="float" office:value="4361" calcext:value-type="float">
            <text:p>4361</text:p>
          </table:table-cell>
          <table:table-cell table:formula="of:=MOD([.$F$4];[.A43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66]+1" office:value-type="float" office:value="4362" calcext:value-type="float">
            <text:p>4362</text:p>
          </table:table-cell>
          <table:table-cell table:formula="of:=MOD([.$F$4];[.A43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67]+1" office:value-type="float" office:value="4363" calcext:value-type="float">
            <text:p>4363</text:p>
          </table:table-cell>
          <table:table-cell table:formula="of:=MOD([.$F$4];[.A43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68]+1" office:value-type="float" office:value="4364" calcext:value-type="float">
            <text:p>4364</text:p>
          </table:table-cell>
          <table:table-cell table:formula="of:=MOD([.$F$4];[.A43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69]+1" office:value-type="float" office:value="4365" calcext:value-type="float">
            <text:p>4365</text:p>
          </table:table-cell>
          <table:table-cell table:formula="of:=MOD([.$F$4];[.A43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70]+1" office:value-type="float" office:value="4366" calcext:value-type="float">
            <text:p>4366</text:p>
          </table:table-cell>
          <table:table-cell table:formula="of:=MOD([.$F$4];[.A43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71]+1" office:value-type="float" office:value="4367" calcext:value-type="float">
            <text:p>4367</text:p>
          </table:table-cell>
          <table:table-cell table:formula="of:=MOD([.$F$4];[.A43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72]+1" office:value-type="float" office:value="4368" calcext:value-type="float">
            <text:p>4368</text:p>
          </table:table-cell>
          <table:table-cell table:formula="of:=MOD([.$F$4];[.A43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73]+1" office:value-type="float" office:value="4369" calcext:value-type="float">
            <text:p>4369</text:p>
          </table:table-cell>
          <table:table-cell table:formula="of:=MOD([.$F$4];[.A43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74]+1" office:value-type="float" office:value="4370" calcext:value-type="float">
            <text:p>4370</text:p>
          </table:table-cell>
          <table:table-cell table:formula="of:=MOD([.$F$4];[.A43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75]+1" office:value-type="float" office:value="4371" calcext:value-type="float">
            <text:p>4371</text:p>
          </table:table-cell>
          <table:table-cell table:formula="of:=MOD([.$F$4];[.A43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76]+1" office:value-type="float" office:value="4372" calcext:value-type="float">
            <text:p>4372</text:p>
          </table:table-cell>
          <table:table-cell table:formula="of:=MOD([.$F$4];[.A43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77]+1" office:value-type="float" office:value="4373" calcext:value-type="float">
            <text:p>4373</text:p>
          </table:table-cell>
          <table:table-cell table:formula="of:=MOD([.$F$4];[.A43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78]+1" office:value-type="float" office:value="4374" calcext:value-type="float">
            <text:p>4374</text:p>
          </table:table-cell>
          <table:table-cell table:formula="of:=MOD([.$F$4];[.A43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79]+1" office:value-type="float" office:value="4375" calcext:value-type="float">
            <text:p>4375</text:p>
          </table:table-cell>
          <table:table-cell table:formula="of:=MOD([.$F$4];[.A43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80]+1" office:value-type="float" office:value="4376" calcext:value-type="float">
            <text:p>4376</text:p>
          </table:table-cell>
          <table:table-cell table:formula="of:=MOD([.$F$4];[.A43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81]+1" office:value-type="float" office:value="4377" calcext:value-type="float">
            <text:p>4377</text:p>
          </table:table-cell>
          <table:table-cell table:formula="of:=MOD([.$F$4];[.A43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82]+1" office:value-type="float" office:value="4378" calcext:value-type="float">
            <text:p>4378</text:p>
          </table:table-cell>
          <table:table-cell table:formula="of:=MOD([.$F$4];[.A43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83]+1" office:value-type="float" office:value="4379" calcext:value-type="float">
            <text:p>4379</text:p>
          </table:table-cell>
          <table:table-cell table:formula="of:=MOD([.$F$4];[.A43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84]+1" office:value-type="float" office:value="4380" calcext:value-type="float">
            <text:p>4380</text:p>
          </table:table-cell>
          <table:table-cell table:formula="of:=MOD([.$F$4];[.A43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85]+1" office:value-type="float" office:value="4381" calcext:value-type="float">
            <text:p>4381</text:p>
          </table:table-cell>
          <table:table-cell table:formula="of:=MOD([.$F$4];[.A43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86]+1" office:value-type="float" office:value="4382" calcext:value-type="float">
            <text:p>4382</text:p>
          </table:table-cell>
          <table:table-cell table:formula="of:=MOD([.$F$4];[.A43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87]+1" office:value-type="float" office:value="4383" calcext:value-type="float">
            <text:p>4383</text:p>
          </table:table-cell>
          <table:table-cell table:formula="of:=MOD([.$F$4];[.A43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88]+1" office:value-type="float" office:value="4384" calcext:value-type="float">
            <text:p>4384</text:p>
          </table:table-cell>
          <table:table-cell table:formula="of:=MOD([.$F$4];[.A43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89]+1" office:value-type="float" office:value="4385" calcext:value-type="float">
            <text:p>4385</text:p>
          </table:table-cell>
          <table:table-cell table:formula="of:=MOD([.$F$4];[.A43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90]+1" office:value-type="float" office:value="4386" calcext:value-type="float">
            <text:p>4386</text:p>
          </table:table-cell>
          <table:table-cell table:formula="of:=MOD([.$F$4];[.A43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91]+1" office:value-type="float" office:value="4387" calcext:value-type="float">
            <text:p>4387</text:p>
          </table:table-cell>
          <table:table-cell table:formula="of:=MOD([.$F$4];[.A43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92]+1" office:value-type="float" office:value="4388" calcext:value-type="float">
            <text:p>4388</text:p>
          </table:table-cell>
          <table:table-cell table:formula="of:=MOD([.$F$4];[.A43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93]+1" office:value-type="float" office:value="4389" calcext:value-type="float">
            <text:p>4389</text:p>
          </table:table-cell>
          <table:table-cell table:formula="of:=MOD([.$F$4];[.A43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94]+1" office:value-type="float" office:value="4390" calcext:value-type="float">
            <text:p>4390</text:p>
          </table:table-cell>
          <table:table-cell table:formula="of:=MOD([.$F$4];[.A43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95]+1" office:value-type="float" office:value="4391" calcext:value-type="float">
            <text:p>4391</text:p>
          </table:table-cell>
          <table:table-cell table:formula="of:=MOD([.$F$4];[.A43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96]+1" office:value-type="float" office:value="4392" calcext:value-type="float">
            <text:p>4392</text:p>
          </table:table-cell>
          <table:table-cell table:formula="of:=MOD([.$F$4];[.A43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97]+1" office:value-type="float" office:value="4393" calcext:value-type="float">
            <text:p>4393</text:p>
          </table:table-cell>
          <table:table-cell table:formula="of:=MOD([.$F$4];[.A43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98]+1" office:value-type="float" office:value="4394" calcext:value-type="float">
            <text:p>4394</text:p>
          </table:table-cell>
          <table:table-cell table:formula="of:=MOD([.$F$4];[.A43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99]+1" office:value-type="float" office:value="4395" calcext:value-type="float">
            <text:p>4395</text:p>
          </table:table-cell>
          <table:table-cell table:formula="of:=MOD([.$F$4];[.A44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00]+1" office:value-type="float" office:value="4396" calcext:value-type="float">
            <text:p>4396</text:p>
          </table:table-cell>
          <table:table-cell table:formula="of:=MOD([.$F$4];[.A44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01]+1" office:value-type="float" office:value="4397" calcext:value-type="float">
            <text:p>4397</text:p>
          </table:table-cell>
          <table:table-cell table:formula="of:=MOD([.$F$4];[.A44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02]+1" office:value-type="float" office:value="4398" calcext:value-type="float">
            <text:p>4398</text:p>
          </table:table-cell>
          <table:table-cell table:formula="of:=MOD([.$F$4];[.A44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03]+1" office:value-type="float" office:value="4399" calcext:value-type="float">
            <text:p>4399</text:p>
          </table:table-cell>
          <table:table-cell table:formula="of:=MOD([.$F$4];[.A44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04]+1" office:value-type="float" office:value="4400" calcext:value-type="float">
            <text:p>4400</text:p>
          </table:table-cell>
          <table:table-cell table:formula="of:=MOD([.$F$4];[.A44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05]+1" office:value-type="float" office:value="4401" calcext:value-type="float">
            <text:p>4401</text:p>
          </table:table-cell>
          <table:table-cell table:formula="of:=MOD([.$F$4];[.A44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06]+1" office:value-type="float" office:value="4402" calcext:value-type="float">
            <text:p>4402</text:p>
          </table:table-cell>
          <table:table-cell table:formula="of:=MOD([.$F$4];[.A44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07]+1" office:value-type="float" office:value="4403" calcext:value-type="float">
            <text:p>4403</text:p>
          </table:table-cell>
          <table:table-cell table:formula="of:=MOD([.$F$4];[.A44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08]+1" office:value-type="float" office:value="4404" calcext:value-type="float">
            <text:p>4404</text:p>
          </table:table-cell>
          <table:table-cell table:formula="of:=MOD([.$F$4];[.A44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09]+1" office:value-type="float" office:value="4405" calcext:value-type="float">
            <text:p>4405</text:p>
          </table:table-cell>
          <table:table-cell table:formula="of:=MOD([.$F$4];[.A44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10]+1" office:value-type="float" office:value="4406" calcext:value-type="float">
            <text:p>4406</text:p>
          </table:table-cell>
          <table:table-cell table:formula="of:=MOD([.$F$4];[.A44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11]+1" office:value-type="float" office:value="4407" calcext:value-type="float">
            <text:p>4407</text:p>
          </table:table-cell>
          <table:table-cell table:formula="of:=MOD([.$F$4];[.A44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12]+1" office:value-type="float" office:value="4408" calcext:value-type="float">
            <text:p>4408</text:p>
          </table:table-cell>
          <table:table-cell table:formula="of:=MOD([.$F$4];[.A44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13]+1" office:value-type="float" office:value="4409" calcext:value-type="float">
            <text:p>4409</text:p>
          </table:table-cell>
          <table:table-cell table:formula="of:=MOD([.$F$4];[.A44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14]+1" office:value-type="float" office:value="4410" calcext:value-type="float">
            <text:p>4410</text:p>
          </table:table-cell>
          <table:table-cell table:formula="of:=MOD([.$F$4];[.A44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15]+1" office:value-type="float" office:value="4411" calcext:value-type="float">
            <text:p>4411</text:p>
          </table:table-cell>
          <table:table-cell table:formula="of:=MOD([.$F$4];[.A44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16]+1" office:value-type="float" office:value="4412" calcext:value-type="float">
            <text:p>4412</text:p>
          </table:table-cell>
          <table:table-cell table:formula="of:=MOD([.$F$4];[.A44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17]+1" office:value-type="float" office:value="4413" calcext:value-type="float">
            <text:p>4413</text:p>
          </table:table-cell>
          <table:table-cell table:formula="of:=MOD([.$F$4];[.A44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18]+1" office:value-type="float" office:value="4414" calcext:value-type="float">
            <text:p>4414</text:p>
          </table:table-cell>
          <table:table-cell table:formula="of:=MOD([.$F$4];[.A44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19]+1" office:value-type="float" office:value="4415" calcext:value-type="float">
            <text:p>4415</text:p>
          </table:table-cell>
          <table:table-cell table:formula="of:=MOD([.$F$4];[.A44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20]+1" office:value-type="float" office:value="4416" calcext:value-type="float">
            <text:p>4416</text:p>
          </table:table-cell>
          <table:table-cell table:formula="of:=MOD([.$F$4];[.A44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21]+1" office:value-type="float" office:value="4417" calcext:value-type="float">
            <text:p>4417</text:p>
          </table:table-cell>
          <table:table-cell table:formula="of:=MOD([.$F$4];[.A44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22]+1" office:value-type="float" office:value="4418" calcext:value-type="float">
            <text:p>4418</text:p>
          </table:table-cell>
          <table:table-cell table:formula="of:=MOD([.$F$4];[.A44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23]+1" office:value-type="float" office:value="4419" calcext:value-type="float">
            <text:p>4419</text:p>
          </table:table-cell>
          <table:table-cell table:formula="of:=MOD([.$F$4];[.A44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24]+1" office:value-type="float" office:value="4420" calcext:value-type="float">
            <text:p>4420</text:p>
          </table:table-cell>
          <table:table-cell table:formula="of:=MOD([.$F$4];[.A44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25]+1" office:value-type="float" office:value="4421" calcext:value-type="float">
            <text:p>4421</text:p>
          </table:table-cell>
          <table:table-cell table:formula="of:=MOD([.$F$4];[.A44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26]+1" office:value-type="float" office:value="4422" calcext:value-type="float">
            <text:p>4422</text:p>
          </table:table-cell>
          <table:table-cell table:formula="of:=MOD([.$F$4];[.A44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27]+1" office:value-type="float" office:value="4423" calcext:value-type="float">
            <text:p>4423</text:p>
          </table:table-cell>
          <table:table-cell table:formula="of:=MOD([.$F$4];[.A44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28]+1" office:value-type="float" office:value="4424" calcext:value-type="float">
            <text:p>4424</text:p>
          </table:table-cell>
          <table:table-cell table:formula="of:=MOD([.$F$4];[.A44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29]+1" office:value-type="float" office:value="4425" calcext:value-type="float">
            <text:p>4425</text:p>
          </table:table-cell>
          <table:table-cell table:formula="of:=MOD([.$F$4];[.A44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30]+1" office:value-type="float" office:value="4426" calcext:value-type="float">
            <text:p>4426</text:p>
          </table:table-cell>
          <table:table-cell table:formula="of:=MOD([.$F$4];[.A44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31]+1" office:value-type="float" office:value="4427" calcext:value-type="float">
            <text:p>4427</text:p>
          </table:table-cell>
          <table:table-cell table:formula="of:=MOD([.$F$4];[.A44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32]+1" office:value-type="float" office:value="4428" calcext:value-type="float">
            <text:p>4428</text:p>
          </table:table-cell>
          <table:table-cell table:formula="of:=MOD([.$F$4];[.A44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33]+1" office:value-type="float" office:value="4429" calcext:value-type="float">
            <text:p>4429</text:p>
          </table:table-cell>
          <table:table-cell table:formula="of:=MOD([.$F$4];[.A44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34]+1" office:value-type="float" office:value="4430" calcext:value-type="float">
            <text:p>4430</text:p>
          </table:table-cell>
          <table:table-cell table:formula="of:=MOD([.$F$4];[.A44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35]+1" office:value-type="float" office:value="4431" calcext:value-type="float">
            <text:p>4431</text:p>
          </table:table-cell>
          <table:table-cell table:formula="of:=MOD([.$F$4];[.A44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36]+1" office:value-type="float" office:value="4432" calcext:value-type="float">
            <text:p>4432</text:p>
          </table:table-cell>
          <table:table-cell table:formula="of:=MOD([.$F$4];[.A44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37]+1" office:value-type="float" office:value="4433" calcext:value-type="float">
            <text:p>4433</text:p>
          </table:table-cell>
          <table:table-cell table:formula="of:=MOD([.$F$4];[.A44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38]+1" office:value-type="float" office:value="4434" calcext:value-type="float">
            <text:p>4434</text:p>
          </table:table-cell>
          <table:table-cell table:formula="of:=MOD([.$F$4];[.A44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39]+1" office:value-type="float" office:value="4435" calcext:value-type="float">
            <text:p>4435</text:p>
          </table:table-cell>
          <table:table-cell table:formula="of:=MOD([.$F$4];[.A44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40]+1" office:value-type="float" office:value="4436" calcext:value-type="float">
            <text:p>4436</text:p>
          </table:table-cell>
          <table:table-cell table:formula="of:=MOD([.$F$4];[.A44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41]+1" office:value-type="float" office:value="4437" calcext:value-type="float">
            <text:p>4437</text:p>
          </table:table-cell>
          <table:table-cell table:formula="of:=MOD([.$F$4];[.A44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42]+1" office:value-type="float" office:value="4438" calcext:value-type="float">
            <text:p>4438</text:p>
          </table:table-cell>
          <table:table-cell table:formula="of:=MOD([.$F$4];[.A44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43]+1" office:value-type="float" office:value="4439" calcext:value-type="float">
            <text:p>4439</text:p>
          </table:table-cell>
          <table:table-cell table:formula="of:=MOD([.$F$4];[.A44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44]+1" office:value-type="float" office:value="4440" calcext:value-type="float">
            <text:p>4440</text:p>
          </table:table-cell>
          <table:table-cell table:formula="of:=MOD([.$F$4];[.A44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45]+1" office:value-type="float" office:value="4441" calcext:value-type="float">
            <text:p>4441</text:p>
          </table:table-cell>
          <table:table-cell table:formula="of:=MOD([.$F$4];[.A44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46]+1" office:value-type="float" office:value="4442" calcext:value-type="float">
            <text:p>4442</text:p>
          </table:table-cell>
          <table:table-cell table:formula="of:=MOD([.$F$4];[.A44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47]+1" office:value-type="float" office:value="4443" calcext:value-type="float">
            <text:p>4443</text:p>
          </table:table-cell>
          <table:table-cell table:formula="of:=MOD([.$F$4];[.A44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48]+1" office:value-type="float" office:value="4444" calcext:value-type="float">
            <text:p>4444</text:p>
          </table:table-cell>
          <table:table-cell table:formula="of:=MOD([.$F$4];[.A44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49]+1" office:value-type="float" office:value="4445" calcext:value-type="float">
            <text:p>4445</text:p>
          </table:table-cell>
          <table:table-cell table:formula="of:=MOD([.$F$4];[.A44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50]+1" office:value-type="float" office:value="4446" calcext:value-type="float">
            <text:p>4446</text:p>
          </table:table-cell>
          <table:table-cell table:formula="of:=MOD([.$F$4];[.A44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51]+1" office:value-type="float" office:value="4447" calcext:value-type="float">
            <text:p>4447</text:p>
          </table:table-cell>
          <table:table-cell table:formula="of:=MOD([.$F$4];[.A44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52]+1" office:value-type="float" office:value="4448" calcext:value-type="float">
            <text:p>4448</text:p>
          </table:table-cell>
          <table:table-cell table:formula="of:=MOD([.$F$4];[.A44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53]+1" office:value-type="float" office:value="4449" calcext:value-type="float">
            <text:p>4449</text:p>
          </table:table-cell>
          <table:table-cell table:formula="of:=MOD([.$F$4];[.A44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54]+1" office:value-type="float" office:value="4450" calcext:value-type="float">
            <text:p>4450</text:p>
          </table:table-cell>
          <table:table-cell table:formula="of:=MOD([.$F$4];[.A44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55]+1" office:value-type="float" office:value="4451" calcext:value-type="float">
            <text:p>4451</text:p>
          </table:table-cell>
          <table:table-cell table:formula="of:=MOD([.$F$4];[.A44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56]+1" office:value-type="float" office:value="4452" calcext:value-type="float">
            <text:p>4452</text:p>
          </table:table-cell>
          <table:table-cell table:formula="of:=MOD([.$F$4];[.A44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57]+1" office:value-type="float" office:value="4453" calcext:value-type="float">
            <text:p>4453</text:p>
          </table:table-cell>
          <table:table-cell table:formula="of:=MOD([.$F$4];[.A44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58]+1" office:value-type="float" office:value="4454" calcext:value-type="float">
            <text:p>4454</text:p>
          </table:table-cell>
          <table:table-cell table:formula="of:=MOD([.$F$4];[.A44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59]+1" office:value-type="float" office:value="4455" calcext:value-type="float">
            <text:p>4455</text:p>
          </table:table-cell>
          <table:table-cell table:formula="of:=MOD([.$F$4];[.A44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60]+1" office:value-type="float" office:value="4456" calcext:value-type="float">
            <text:p>4456</text:p>
          </table:table-cell>
          <table:table-cell table:formula="of:=MOD([.$F$4];[.A44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61]+1" office:value-type="float" office:value="4457" calcext:value-type="float">
            <text:p>4457</text:p>
          </table:table-cell>
          <table:table-cell table:formula="of:=MOD([.$F$4];[.A44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62]+1" office:value-type="float" office:value="4458" calcext:value-type="float">
            <text:p>4458</text:p>
          </table:table-cell>
          <table:table-cell table:formula="of:=MOD([.$F$4];[.A44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63]+1" office:value-type="float" office:value="4459" calcext:value-type="float">
            <text:p>4459</text:p>
          </table:table-cell>
          <table:table-cell table:formula="of:=MOD([.$F$4];[.A44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64]+1" office:value-type="float" office:value="4460" calcext:value-type="float">
            <text:p>4460</text:p>
          </table:table-cell>
          <table:table-cell table:formula="of:=MOD([.$F$4];[.A44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65]+1" office:value-type="float" office:value="4461" calcext:value-type="float">
            <text:p>4461</text:p>
          </table:table-cell>
          <table:table-cell table:formula="of:=MOD([.$F$4];[.A44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66]+1" office:value-type="float" office:value="4462" calcext:value-type="float">
            <text:p>4462</text:p>
          </table:table-cell>
          <table:table-cell table:formula="of:=MOD([.$F$4];[.A44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67]+1" office:value-type="float" office:value="4463" calcext:value-type="float">
            <text:p>4463</text:p>
          </table:table-cell>
          <table:table-cell table:formula="of:=MOD([.$F$4];[.A44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68]+1" office:value-type="float" office:value="4464" calcext:value-type="float">
            <text:p>4464</text:p>
          </table:table-cell>
          <table:table-cell table:formula="of:=MOD([.$F$4];[.A44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69]+1" office:value-type="float" office:value="4465" calcext:value-type="float">
            <text:p>4465</text:p>
          </table:table-cell>
          <table:table-cell table:formula="of:=MOD([.$F$4];[.A44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70]+1" office:value-type="float" office:value="4466" calcext:value-type="float">
            <text:p>4466</text:p>
          </table:table-cell>
          <table:table-cell table:formula="of:=MOD([.$F$4];[.A44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71]+1" office:value-type="float" office:value="4467" calcext:value-type="float">
            <text:p>4467</text:p>
          </table:table-cell>
          <table:table-cell table:formula="of:=MOD([.$F$4];[.A44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72]+1" office:value-type="float" office:value="4468" calcext:value-type="float">
            <text:p>4468</text:p>
          </table:table-cell>
          <table:table-cell table:formula="of:=MOD([.$F$4];[.A44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73]+1" office:value-type="float" office:value="4469" calcext:value-type="float">
            <text:p>4469</text:p>
          </table:table-cell>
          <table:table-cell table:formula="of:=MOD([.$F$4];[.A44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74]+1" office:value-type="float" office:value="4470" calcext:value-type="float">
            <text:p>4470</text:p>
          </table:table-cell>
          <table:table-cell table:formula="of:=MOD([.$F$4];[.A44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75]+1" office:value-type="float" office:value="4471" calcext:value-type="float">
            <text:p>4471</text:p>
          </table:table-cell>
          <table:table-cell table:formula="of:=MOD([.$F$4];[.A44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76]+1" office:value-type="float" office:value="4472" calcext:value-type="float">
            <text:p>4472</text:p>
          </table:table-cell>
          <table:table-cell table:formula="of:=MOD([.$F$4];[.A44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77]+1" office:value-type="float" office:value="4473" calcext:value-type="float">
            <text:p>4473</text:p>
          </table:table-cell>
          <table:table-cell table:formula="of:=MOD([.$F$4];[.A44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78]+1" office:value-type="float" office:value="4474" calcext:value-type="float">
            <text:p>4474</text:p>
          </table:table-cell>
          <table:table-cell table:formula="of:=MOD([.$F$4];[.A44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79]+1" office:value-type="float" office:value="4475" calcext:value-type="float">
            <text:p>4475</text:p>
          </table:table-cell>
          <table:table-cell table:formula="of:=MOD([.$F$4];[.A44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80]+1" office:value-type="float" office:value="4476" calcext:value-type="float">
            <text:p>4476</text:p>
          </table:table-cell>
          <table:table-cell table:formula="of:=MOD([.$F$4];[.A44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81]+1" office:value-type="float" office:value="4477" calcext:value-type="float">
            <text:p>4477</text:p>
          </table:table-cell>
          <table:table-cell table:formula="of:=MOD([.$F$4];[.A44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82]+1" office:value-type="float" office:value="4478" calcext:value-type="float">
            <text:p>4478</text:p>
          </table:table-cell>
          <table:table-cell table:formula="of:=MOD([.$F$4];[.A44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83]+1" office:value-type="float" office:value="4479" calcext:value-type="float">
            <text:p>4479</text:p>
          </table:table-cell>
          <table:table-cell table:formula="of:=MOD([.$F$4];[.A44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84]+1" office:value-type="float" office:value="4480" calcext:value-type="float">
            <text:p>4480</text:p>
          </table:table-cell>
          <table:table-cell table:formula="of:=MOD([.$F$4];[.A44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85]+1" office:value-type="float" office:value="4481" calcext:value-type="float">
            <text:p>4481</text:p>
          </table:table-cell>
          <table:table-cell table:formula="of:=MOD([.$F$4];[.A44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86]+1" office:value-type="float" office:value="4482" calcext:value-type="float">
            <text:p>4482</text:p>
          </table:table-cell>
          <table:table-cell table:formula="of:=MOD([.$F$4];[.A44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87]+1" office:value-type="float" office:value="4483" calcext:value-type="float">
            <text:p>4483</text:p>
          </table:table-cell>
          <table:table-cell table:formula="of:=MOD([.$F$4];[.A44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88]+1" office:value-type="float" office:value="4484" calcext:value-type="float">
            <text:p>4484</text:p>
          </table:table-cell>
          <table:table-cell table:formula="of:=MOD([.$F$4];[.A44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89]+1" office:value-type="float" office:value="4485" calcext:value-type="float">
            <text:p>4485</text:p>
          </table:table-cell>
          <table:table-cell table:formula="of:=MOD([.$F$4];[.A44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90]+1" office:value-type="float" office:value="4486" calcext:value-type="float">
            <text:p>4486</text:p>
          </table:table-cell>
          <table:table-cell table:formula="of:=MOD([.$F$4];[.A44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91]+1" office:value-type="float" office:value="4487" calcext:value-type="float">
            <text:p>4487</text:p>
          </table:table-cell>
          <table:table-cell table:formula="of:=MOD([.$F$4];[.A44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92]+1" office:value-type="float" office:value="4488" calcext:value-type="float">
            <text:p>4488</text:p>
          </table:table-cell>
          <table:table-cell table:formula="of:=MOD([.$F$4];[.A44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93]+1" office:value-type="float" office:value="4489" calcext:value-type="float">
            <text:p>4489</text:p>
          </table:table-cell>
          <table:table-cell table:formula="of:=MOD([.$F$4];[.A44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94]+1" office:value-type="float" office:value="4490" calcext:value-type="float">
            <text:p>4490</text:p>
          </table:table-cell>
          <table:table-cell table:formula="of:=MOD([.$F$4];[.A44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95]+1" office:value-type="float" office:value="4491" calcext:value-type="float">
            <text:p>4491</text:p>
          </table:table-cell>
          <table:table-cell table:formula="of:=MOD([.$F$4];[.A44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96]+1" office:value-type="float" office:value="4492" calcext:value-type="float">
            <text:p>4492</text:p>
          </table:table-cell>
          <table:table-cell table:formula="of:=MOD([.$F$4];[.A44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97]+1" office:value-type="float" office:value="4493" calcext:value-type="float">
            <text:p>4493</text:p>
          </table:table-cell>
          <table:table-cell table:formula="of:=MOD([.$F$4];[.A44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98]+1" office:value-type="float" office:value="4494" calcext:value-type="float">
            <text:p>4494</text:p>
          </table:table-cell>
          <table:table-cell table:formula="of:=MOD([.$F$4];[.A44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99]+1" office:value-type="float" office:value="4495" calcext:value-type="float">
            <text:p>4495</text:p>
          </table:table-cell>
          <table:table-cell table:formula="of:=MOD([.$F$4];[.A45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00]+1" office:value-type="float" office:value="4496" calcext:value-type="float">
            <text:p>4496</text:p>
          </table:table-cell>
          <table:table-cell table:formula="of:=MOD([.$F$4];[.A45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01]+1" office:value-type="float" office:value="4497" calcext:value-type="float">
            <text:p>4497</text:p>
          </table:table-cell>
          <table:table-cell table:formula="of:=MOD([.$F$4];[.A45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02]+1" office:value-type="float" office:value="4498" calcext:value-type="float">
            <text:p>4498</text:p>
          </table:table-cell>
          <table:table-cell table:formula="of:=MOD([.$F$4];[.A45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03]+1" office:value-type="float" office:value="4499" calcext:value-type="float">
            <text:p>4499</text:p>
          </table:table-cell>
          <table:table-cell table:formula="of:=MOD([.$F$4];[.A45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04]+1" office:value-type="float" office:value="4500" calcext:value-type="float">
            <text:p>4500</text:p>
          </table:table-cell>
          <table:table-cell table:formula="of:=MOD([.$F$4];[.A45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05]+1" office:value-type="float" office:value="4501" calcext:value-type="float">
            <text:p>4501</text:p>
          </table:table-cell>
          <table:table-cell table:formula="of:=MOD([.$F$4];[.A45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06]+1" office:value-type="float" office:value="4502" calcext:value-type="float">
            <text:p>4502</text:p>
          </table:table-cell>
          <table:table-cell table:formula="of:=MOD([.$F$4];[.A45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07]+1" office:value-type="float" office:value="4503" calcext:value-type="float">
            <text:p>4503</text:p>
          </table:table-cell>
          <table:table-cell table:formula="of:=MOD([.$F$4];[.A45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08]+1" office:value-type="float" office:value="4504" calcext:value-type="float">
            <text:p>4504</text:p>
          </table:table-cell>
          <table:table-cell table:formula="of:=MOD([.$F$4];[.A45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09]+1" office:value-type="float" office:value="4505" calcext:value-type="float">
            <text:p>4505</text:p>
          </table:table-cell>
          <table:table-cell table:formula="of:=MOD([.$F$4];[.A45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10]+1" office:value-type="float" office:value="4506" calcext:value-type="float">
            <text:p>4506</text:p>
          </table:table-cell>
          <table:table-cell table:formula="of:=MOD([.$F$4];[.A45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11]+1" office:value-type="float" office:value="4507" calcext:value-type="float">
            <text:p>4507</text:p>
          </table:table-cell>
          <table:table-cell table:formula="of:=MOD([.$F$4];[.A45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12]+1" office:value-type="float" office:value="4508" calcext:value-type="float">
            <text:p>4508</text:p>
          </table:table-cell>
          <table:table-cell table:formula="of:=MOD([.$F$4];[.A45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13]+1" office:value-type="float" office:value="4509" calcext:value-type="float">
            <text:p>4509</text:p>
          </table:table-cell>
          <table:table-cell table:formula="of:=MOD([.$F$4];[.A45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14]+1" office:value-type="float" office:value="4510" calcext:value-type="float">
            <text:p>4510</text:p>
          </table:table-cell>
          <table:table-cell table:formula="of:=MOD([.$F$4];[.A45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15]+1" office:value-type="float" office:value="4511" calcext:value-type="float">
            <text:p>4511</text:p>
          </table:table-cell>
          <table:table-cell table:formula="of:=MOD([.$F$4];[.A45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16]+1" office:value-type="float" office:value="4512" calcext:value-type="float">
            <text:p>4512</text:p>
          </table:table-cell>
          <table:table-cell table:formula="of:=MOD([.$F$4];[.A45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17]+1" office:value-type="float" office:value="4513" calcext:value-type="float">
            <text:p>4513</text:p>
          </table:table-cell>
          <table:table-cell table:formula="of:=MOD([.$F$4];[.A45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18]+1" office:value-type="float" office:value="4514" calcext:value-type="float">
            <text:p>4514</text:p>
          </table:table-cell>
          <table:table-cell table:formula="of:=MOD([.$F$4];[.A45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19]+1" office:value-type="float" office:value="4515" calcext:value-type="float">
            <text:p>4515</text:p>
          </table:table-cell>
          <table:table-cell table:formula="of:=MOD([.$F$4];[.A45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20]+1" office:value-type="float" office:value="4516" calcext:value-type="float">
            <text:p>4516</text:p>
          </table:table-cell>
          <table:table-cell table:formula="of:=MOD([.$F$4];[.A45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21]+1" office:value-type="float" office:value="4517" calcext:value-type="float">
            <text:p>4517</text:p>
          </table:table-cell>
          <table:table-cell table:formula="of:=MOD([.$F$4];[.A45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22]+1" office:value-type="float" office:value="4518" calcext:value-type="float">
            <text:p>4518</text:p>
          </table:table-cell>
          <table:table-cell table:formula="of:=MOD([.$F$4];[.A45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23]+1" office:value-type="float" office:value="4519" calcext:value-type="float">
            <text:p>4519</text:p>
          </table:table-cell>
          <table:table-cell table:formula="of:=MOD([.$F$4];[.A45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24]+1" office:value-type="float" office:value="4520" calcext:value-type="float">
            <text:p>4520</text:p>
          </table:table-cell>
          <table:table-cell table:formula="of:=MOD([.$F$4];[.A45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25]+1" office:value-type="float" office:value="4521" calcext:value-type="float">
            <text:p>4521</text:p>
          </table:table-cell>
          <table:table-cell table:formula="of:=MOD([.$F$4];[.A45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26]+1" office:value-type="float" office:value="4522" calcext:value-type="float">
            <text:p>4522</text:p>
          </table:table-cell>
          <table:table-cell table:formula="of:=MOD([.$F$4];[.A45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27]+1" office:value-type="float" office:value="4523" calcext:value-type="float">
            <text:p>4523</text:p>
          </table:table-cell>
          <table:table-cell table:formula="of:=MOD([.$F$4];[.A45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28]+1" office:value-type="float" office:value="4524" calcext:value-type="float">
            <text:p>4524</text:p>
          </table:table-cell>
          <table:table-cell table:formula="of:=MOD([.$F$4];[.A45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29]+1" office:value-type="float" office:value="4525" calcext:value-type="float">
            <text:p>4525</text:p>
          </table:table-cell>
          <table:table-cell table:formula="of:=MOD([.$F$4];[.A45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30]+1" office:value-type="float" office:value="4526" calcext:value-type="float">
            <text:p>4526</text:p>
          </table:table-cell>
          <table:table-cell table:formula="of:=MOD([.$F$4];[.A45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31]+1" office:value-type="float" office:value="4527" calcext:value-type="float">
            <text:p>4527</text:p>
          </table:table-cell>
          <table:table-cell table:formula="of:=MOD([.$F$4];[.A45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32]+1" office:value-type="float" office:value="4528" calcext:value-type="float">
            <text:p>4528</text:p>
          </table:table-cell>
          <table:table-cell table:formula="of:=MOD([.$F$4];[.A45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33]+1" office:value-type="float" office:value="4529" calcext:value-type="float">
            <text:p>4529</text:p>
          </table:table-cell>
          <table:table-cell table:formula="of:=MOD([.$F$4];[.A45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34]+1" office:value-type="float" office:value="4530" calcext:value-type="float">
            <text:p>4530</text:p>
          </table:table-cell>
          <table:table-cell table:formula="of:=MOD([.$F$4];[.A45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35]+1" office:value-type="float" office:value="4531" calcext:value-type="float">
            <text:p>4531</text:p>
          </table:table-cell>
          <table:table-cell table:formula="of:=MOD([.$F$4];[.A45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36]+1" office:value-type="float" office:value="4532" calcext:value-type="float">
            <text:p>4532</text:p>
          </table:table-cell>
          <table:table-cell table:formula="of:=MOD([.$F$4];[.A45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37]+1" office:value-type="float" office:value="4533" calcext:value-type="float">
            <text:p>4533</text:p>
          </table:table-cell>
          <table:table-cell table:formula="of:=MOD([.$F$4];[.A45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38]+1" office:value-type="float" office:value="4534" calcext:value-type="float">
            <text:p>4534</text:p>
          </table:table-cell>
          <table:table-cell table:formula="of:=MOD([.$F$4];[.A45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39]+1" office:value-type="float" office:value="4535" calcext:value-type="float">
            <text:p>4535</text:p>
          </table:table-cell>
          <table:table-cell table:formula="of:=MOD([.$F$4];[.A45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40]+1" office:value-type="float" office:value="4536" calcext:value-type="float">
            <text:p>4536</text:p>
          </table:table-cell>
          <table:table-cell table:formula="of:=MOD([.$F$4];[.A45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41]+1" office:value-type="float" office:value="4537" calcext:value-type="float">
            <text:p>4537</text:p>
          </table:table-cell>
          <table:table-cell table:formula="of:=MOD([.$F$4];[.A45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42]+1" office:value-type="float" office:value="4538" calcext:value-type="float">
            <text:p>4538</text:p>
          </table:table-cell>
          <table:table-cell table:formula="of:=MOD([.$F$4];[.A45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43]+1" office:value-type="float" office:value="4539" calcext:value-type="float">
            <text:p>4539</text:p>
          </table:table-cell>
          <table:table-cell table:formula="of:=MOD([.$F$4];[.A45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44]+1" office:value-type="float" office:value="4540" calcext:value-type="float">
            <text:p>4540</text:p>
          </table:table-cell>
          <table:table-cell table:formula="of:=MOD([.$F$4];[.A45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45]+1" office:value-type="float" office:value="4541" calcext:value-type="float">
            <text:p>4541</text:p>
          </table:table-cell>
          <table:table-cell table:formula="of:=MOD([.$F$4];[.A45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46]+1" office:value-type="float" office:value="4542" calcext:value-type="float">
            <text:p>4542</text:p>
          </table:table-cell>
          <table:table-cell table:formula="of:=MOD([.$F$4];[.A45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47]+1" office:value-type="float" office:value="4543" calcext:value-type="float">
            <text:p>4543</text:p>
          </table:table-cell>
          <table:table-cell table:formula="of:=MOD([.$F$4];[.A45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48]+1" office:value-type="float" office:value="4544" calcext:value-type="float">
            <text:p>4544</text:p>
          </table:table-cell>
          <table:table-cell table:formula="of:=MOD([.$F$4];[.A45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49]+1" office:value-type="float" office:value="4545" calcext:value-type="float">
            <text:p>4545</text:p>
          </table:table-cell>
          <table:table-cell table:formula="of:=MOD([.$F$4];[.A45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50]+1" office:value-type="float" office:value="4546" calcext:value-type="float">
            <text:p>4546</text:p>
          </table:table-cell>
          <table:table-cell table:formula="of:=MOD([.$F$4];[.A45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51]+1" office:value-type="float" office:value="4547" calcext:value-type="float">
            <text:p>4547</text:p>
          </table:table-cell>
          <table:table-cell table:formula="of:=MOD([.$F$4];[.A45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52]+1" office:value-type="float" office:value="4548" calcext:value-type="float">
            <text:p>4548</text:p>
          </table:table-cell>
          <table:table-cell table:formula="of:=MOD([.$F$4];[.A45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53]+1" office:value-type="float" office:value="4549" calcext:value-type="float">
            <text:p>4549</text:p>
          </table:table-cell>
          <table:table-cell table:formula="of:=MOD([.$F$4];[.A45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54]+1" office:value-type="float" office:value="4550" calcext:value-type="float">
            <text:p>4550</text:p>
          </table:table-cell>
          <table:table-cell table:formula="of:=MOD([.$F$4];[.A45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55]+1" office:value-type="float" office:value="4551" calcext:value-type="float">
            <text:p>4551</text:p>
          </table:table-cell>
          <table:table-cell table:formula="of:=MOD([.$F$4];[.A45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56]+1" office:value-type="float" office:value="4552" calcext:value-type="float">
            <text:p>4552</text:p>
          </table:table-cell>
          <table:table-cell table:formula="of:=MOD([.$F$4];[.A45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57]+1" office:value-type="float" office:value="4553" calcext:value-type="float">
            <text:p>4553</text:p>
          </table:table-cell>
          <table:table-cell table:formula="of:=MOD([.$F$4];[.A45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58]+1" office:value-type="float" office:value="4554" calcext:value-type="float">
            <text:p>4554</text:p>
          </table:table-cell>
          <table:table-cell table:formula="of:=MOD([.$F$4];[.A45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59]+1" office:value-type="float" office:value="4555" calcext:value-type="float">
            <text:p>4555</text:p>
          </table:table-cell>
          <table:table-cell table:formula="of:=MOD([.$F$4];[.A45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60]+1" office:value-type="float" office:value="4556" calcext:value-type="float">
            <text:p>4556</text:p>
          </table:table-cell>
          <table:table-cell table:formula="of:=MOD([.$F$4];[.A45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61]+1" office:value-type="float" office:value="4557" calcext:value-type="float">
            <text:p>4557</text:p>
          </table:table-cell>
          <table:table-cell table:formula="of:=MOD([.$F$4];[.A45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62]+1" office:value-type="float" office:value="4558" calcext:value-type="float">
            <text:p>4558</text:p>
          </table:table-cell>
          <table:table-cell table:formula="of:=MOD([.$F$4];[.A45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63]+1" office:value-type="float" office:value="4559" calcext:value-type="float">
            <text:p>4559</text:p>
          </table:table-cell>
          <table:table-cell table:formula="of:=MOD([.$F$4];[.A45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64]+1" office:value-type="float" office:value="4560" calcext:value-type="float">
            <text:p>4560</text:p>
          </table:table-cell>
          <table:table-cell table:formula="of:=MOD([.$F$4];[.A45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65]+1" office:value-type="float" office:value="4561" calcext:value-type="float">
            <text:p>4561</text:p>
          </table:table-cell>
          <table:table-cell table:formula="of:=MOD([.$F$4];[.A45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66]+1" office:value-type="float" office:value="4562" calcext:value-type="float">
            <text:p>4562</text:p>
          </table:table-cell>
          <table:table-cell table:formula="of:=MOD([.$F$4];[.A45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67]+1" office:value-type="float" office:value="4563" calcext:value-type="float">
            <text:p>4563</text:p>
          </table:table-cell>
          <table:table-cell table:formula="of:=MOD([.$F$4];[.A45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68]+1" office:value-type="float" office:value="4564" calcext:value-type="float">
            <text:p>4564</text:p>
          </table:table-cell>
          <table:table-cell table:formula="of:=MOD([.$F$4];[.A45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69]+1" office:value-type="float" office:value="4565" calcext:value-type="float">
            <text:p>4565</text:p>
          </table:table-cell>
          <table:table-cell table:formula="of:=MOD([.$F$4];[.A45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70]+1" office:value-type="float" office:value="4566" calcext:value-type="float">
            <text:p>4566</text:p>
          </table:table-cell>
          <table:table-cell table:formula="of:=MOD([.$F$4];[.A45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71]+1" office:value-type="float" office:value="4567" calcext:value-type="float">
            <text:p>4567</text:p>
          </table:table-cell>
          <table:table-cell table:formula="of:=MOD([.$F$4];[.A45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72]+1" office:value-type="float" office:value="4568" calcext:value-type="float">
            <text:p>4568</text:p>
          </table:table-cell>
          <table:table-cell table:formula="of:=MOD([.$F$4];[.A45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73]+1" office:value-type="float" office:value="4569" calcext:value-type="float">
            <text:p>4569</text:p>
          </table:table-cell>
          <table:table-cell table:formula="of:=MOD([.$F$4];[.A45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74]+1" office:value-type="float" office:value="4570" calcext:value-type="float">
            <text:p>4570</text:p>
          </table:table-cell>
          <table:table-cell table:formula="of:=MOD([.$F$4];[.A45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75]+1" office:value-type="float" office:value="4571" calcext:value-type="float">
            <text:p>4571</text:p>
          </table:table-cell>
          <table:table-cell table:formula="of:=MOD([.$F$4];[.A45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76]+1" office:value-type="float" office:value="4572" calcext:value-type="float">
            <text:p>4572</text:p>
          </table:table-cell>
          <table:table-cell table:formula="of:=MOD([.$F$4];[.A45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77]+1" office:value-type="float" office:value="4573" calcext:value-type="float">
            <text:p>4573</text:p>
          </table:table-cell>
          <table:table-cell table:formula="of:=MOD([.$F$4];[.A45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78]+1" office:value-type="float" office:value="4574" calcext:value-type="float">
            <text:p>4574</text:p>
          </table:table-cell>
          <table:table-cell table:formula="of:=MOD([.$F$4];[.A45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79]+1" office:value-type="float" office:value="4575" calcext:value-type="float">
            <text:p>4575</text:p>
          </table:table-cell>
          <table:table-cell table:formula="of:=MOD([.$F$4];[.A45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80]+1" office:value-type="float" office:value="4576" calcext:value-type="float">
            <text:p>4576</text:p>
          </table:table-cell>
          <table:table-cell table:formula="of:=MOD([.$F$4];[.A45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81]+1" office:value-type="float" office:value="4577" calcext:value-type="float">
            <text:p>4577</text:p>
          </table:table-cell>
          <table:table-cell table:formula="of:=MOD([.$F$4];[.A45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82]+1" office:value-type="float" office:value="4578" calcext:value-type="float">
            <text:p>4578</text:p>
          </table:table-cell>
          <table:table-cell table:formula="of:=MOD([.$F$4];[.A45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83]+1" office:value-type="float" office:value="4579" calcext:value-type="float">
            <text:p>4579</text:p>
          </table:table-cell>
          <table:table-cell table:formula="of:=MOD([.$F$4];[.A45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84]+1" office:value-type="float" office:value="4580" calcext:value-type="float">
            <text:p>4580</text:p>
          </table:table-cell>
          <table:table-cell table:formula="of:=MOD([.$F$4];[.A45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85]+1" office:value-type="float" office:value="4581" calcext:value-type="float">
            <text:p>4581</text:p>
          </table:table-cell>
          <table:table-cell table:formula="of:=MOD([.$F$4];[.A45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86]+1" office:value-type="float" office:value="4582" calcext:value-type="float">
            <text:p>4582</text:p>
          </table:table-cell>
          <table:table-cell table:formula="of:=MOD([.$F$4];[.A45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87]+1" office:value-type="float" office:value="4583" calcext:value-type="float">
            <text:p>4583</text:p>
          </table:table-cell>
          <table:table-cell table:formula="of:=MOD([.$F$4];[.A45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88]+1" office:value-type="float" office:value="4584" calcext:value-type="float">
            <text:p>4584</text:p>
          </table:table-cell>
          <table:table-cell table:formula="of:=MOD([.$F$4];[.A45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89]+1" office:value-type="float" office:value="4585" calcext:value-type="float">
            <text:p>4585</text:p>
          </table:table-cell>
          <table:table-cell table:formula="of:=MOD([.$F$4];[.A45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90]+1" office:value-type="float" office:value="4586" calcext:value-type="float">
            <text:p>4586</text:p>
          </table:table-cell>
          <table:table-cell table:formula="of:=MOD([.$F$4];[.A45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91]+1" office:value-type="float" office:value="4587" calcext:value-type="float">
            <text:p>4587</text:p>
          </table:table-cell>
          <table:table-cell table:formula="of:=MOD([.$F$4];[.A45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92]+1" office:value-type="float" office:value="4588" calcext:value-type="float">
            <text:p>4588</text:p>
          </table:table-cell>
          <table:table-cell table:formula="of:=MOD([.$F$4];[.A45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93]+1" office:value-type="float" office:value="4589" calcext:value-type="float">
            <text:p>4589</text:p>
          </table:table-cell>
          <table:table-cell table:formula="of:=MOD([.$F$4];[.A45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94]+1" office:value-type="float" office:value="4590" calcext:value-type="float">
            <text:p>4590</text:p>
          </table:table-cell>
          <table:table-cell table:formula="of:=MOD([.$F$4];[.A45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95]+1" office:value-type="float" office:value="4591" calcext:value-type="float">
            <text:p>4591</text:p>
          </table:table-cell>
          <table:table-cell table:formula="of:=MOD([.$F$4];[.A45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96]+1" office:value-type="float" office:value="4592" calcext:value-type="float">
            <text:p>4592</text:p>
          </table:table-cell>
          <table:table-cell table:formula="of:=MOD([.$F$4];[.A45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97]+1" office:value-type="float" office:value="4593" calcext:value-type="float">
            <text:p>4593</text:p>
          </table:table-cell>
          <table:table-cell table:formula="of:=MOD([.$F$4];[.A45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98]+1" office:value-type="float" office:value="4594" calcext:value-type="float">
            <text:p>4594</text:p>
          </table:table-cell>
          <table:table-cell table:formula="of:=MOD([.$F$4];[.A45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99]+1" office:value-type="float" office:value="4595" calcext:value-type="float">
            <text:p>4595</text:p>
          </table:table-cell>
          <table:table-cell table:formula="of:=MOD([.$F$4];[.A46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00]+1" office:value-type="float" office:value="4596" calcext:value-type="float">
            <text:p>4596</text:p>
          </table:table-cell>
          <table:table-cell table:formula="of:=MOD([.$F$4];[.A46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01]+1" office:value-type="float" office:value="4597" calcext:value-type="float">
            <text:p>4597</text:p>
          </table:table-cell>
          <table:table-cell table:formula="of:=MOD([.$F$4];[.A46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02]+1" office:value-type="float" office:value="4598" calcext:value-type="float">
            <text:p>4598</text:p>
          </table:table-cell>
          <table:table-cell table:formula="of:=MOD([.$F$4];[.A46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03]+1" office:value-type="float" office:value="4599" calcext:value-type="float">
            <text:p>4599</text:p>
          </table:table-cell>
          <table:table-cell table:formula="of:=MOD([.$F$4];[.A46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04]+1" office:value-type="float" office:value="4600" calcext:value-type="float">
            <text:p>4600</text:p>
          </table:table-cell>
          <table:table-cell table:formula="of:=MOD([.$F$4];[.A46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05]+1" office:value-type="float" office:value="4601" calcext:value-type="float">
            <text:p>4601</text:p>
          </table:table-cell>
          <table:table-cell table:formula="of:=MOD([.$F$4];[.A46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06]+1" office:value-type="float" office:value="4602" calcext:value-type="float">
            <text:p>4602</text:p>
          </table:table-cell>
          <table:table-cell table:formula="of:=MOD([.$F$4];[.A46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07]+1" office:value-type="float" office:value="4603" calcext:value-type="float">
            <text:p>4603</text:p>
          </table:table-cell>
          <table:table-cell table:formula="of:=MOD([.$F$4];[.A46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08]+1" office:value-type="float" office:value="4604" calcext:value-type="float">
            <text:p>4604</text:p>
          </table:table-cell>
          <table:table-cell table:formula="of:=MOD([.$F$4];[.A46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09]+1" office:value-type="float" office:value="4605" calcext:value-type="float">
            <text:p>4605</text:p>
          </table:table-cell>
          <table:table-cell table:formula="of:=MOD([.$F$4];[.A46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10]+1" office:value-type="float" office:value="4606" calcext:value-type="float">
            <text:p>4606</text:p>
          </table:table-cell>
          <table:table-cell table:formula="of:=MOD([.$F$4];[.A46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11]+1" office:value-type="float" office:value="4607" calcext:value-type="float">
            <text:p>4607</text:p>
          </table:table-cell>
          <table:table-cell table:formula="of:=MOD([.$F$4];[.A46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12]+1" office:value-type="float" office:value="4608" calcext:value-type="float">
            <text:p>4608</text:p>
          </table:table-cell>
          <table:table-cell table:formula="of:=MOD([.$F$4];[.A46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13]+1" office:value-type="float" office:value="4609" calcext:value-type="float">
            <text:p>4609</text:p>
          </table:table-cell>
          <table:table-cell table:formula="of:=MOD([.$F$4];[.A46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14]+1" office:value-type="float" office:value="4610" calcext:value-type="float">
            <text:p>4610</text:p>
          </table:table-cell>
          <table:table-cell table:formula="of:=MOD([.$F$4];[.A46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15]+1" office:value-type="float" office:value="4611" calcext:value-type="float">
            <text:p>4611</text:p>
          </table:table-cell>
          <table:table-cell table:formula="of:=MOD([.$F$4];[.A46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16]+1" office:value-type="float" office:value="4612" calcext:value-type="float">
            <text:p>4612</text:p>
          </table:table-cell>
          <table:table-cell table:formula="of:=MOD([.$F$4];[.A46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17]+1" office:value-type="float" office:value="4613" calcext:value-type="float">
            <text:p>4613</text:p>
          </table:table-cell>
          <table:table-cell table:formula="of:=MOD([.$F$4];[.A46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18]+1" office:value-type="float" office:value="4614" calcext:value-type="float">
            <text:p>4614</text:p>
          </table:table-cell>
          <table:table-cell table:formula="of:=MOD([.$F$4];[.A46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19]+1" office:value-type="float" office:value="4615" calcext:value-type="float">
            <text:p>4615</text:p>
          </table:table-cell>
          <table:table-cell table:formula="of:=MOD([.$F$4];[.A46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20]+1" office:value-type="float" office:value="4616" calcext:value-type="float">
            <text:p>4616</text:p>
          </table:table-cell>
          <table:table-cell table:formula="of:=MOD([.$F$4];[.A46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21]+1" office:value-type="float" office:value="4617" calcext:value-type="float">
            <text:p>4617</text:p>
          </table:table-cell>
          <table:table-cell table:formula="of:=MOD([.$F$4];[.A46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22]+1" office:value-type="float" office:value="4618" calcext:value-type="float">
            <text:p>4618</text:p>
          </table:table-cell>
          <table:table-cell table:formula="of:=MOD([.$F$4];[.A46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23]+1" office:value-type="float" office:value="4619" calcext:value-type="float">
            <text:p>4619</text:p>
          </table:table-cell>
          <table:table-cell table:formula="of:=MOD([.$F$4];[.A46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24]+1" office:value-type="float" office:value="4620" calcext:value-type="float">
            <text:p>4620</text:p>
          </table:table-cell>
          <table:table-cell table:formula="of:=MOD([.$F$4];[.A46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25]+1" office:value-type="float" office:value="4621" calcext:value-type="float">
            <text:p>4621</text:p>
          </table:table-cell>
          <table:table-cell table:formula="of:=MOD([.$F$4];[.A46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26]+1" office:value-type="float" office:value="4622" calcext:value-type="float">
            <text:p>4622</text:p>
          </table:table-cell>
          <table:table-cell table:formula="of:=MOD([.$F$4];[.A46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27]+1" office:value-type="float" office:value="4623" calcext:value-type="float">
            <text:p>4623</text:p>
          </table:table-cell>
          <table:table-cell table:formula="of:=MOD([.$F$4];[.A46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28]+1" office:value-type="float" office:value="4624" calcext:value-type="float">
            <text:p>4624</text:p>
          </table:table-cell>
          <table:table-cell table:formula="of:=MOD([.$F$4];[.A46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29]+1" office:value-type="float" office:value="4625" calcext:value-type="float">
            <text:p>4625</text:p>
          </table:table-cell>
          <table:table-cell table:formula="of:=MOD([.$F$4];[.A46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30]+1" office:value-type="float" office:value="4626" calcext:value-type="float">
            <text:p>4626</text:p>
          </table:table-cell>
          <table:table-cell table:formula="of:=MOD([.$F$4];[.A46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31]+1" office:value-type="float" office:value="4627" calcext:value-type="float">
            <text:p>4627</text:p>
          </table:table-cell>
          <table:table-cell table:formula="of:=MOD([.$F$4];[.A46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32]+1" office:value-type="float" office:value="4628" calcext:value-type="float">
            <text:p>4628</text:p>
          </table:table-cell>
          <table:table-cell table:formula="of:=MOD([.$F$4];[.A46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33]+1" office:value-type="float" office:value="4629" calcext:value-type="float">
            <text:p>4629</text:p>
          </table:table-cell>
          <table:table-cell table:formula="of:=MOD([.$F$4];[.A46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34]+1" office:value-type="float" office:value="4630" calcext:value-type="float">
            <text:p>4630</text:p>
          </table:table-cell>
          <table:table-cell table:formula="of:=MOD([.$F$4];[.A46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35]+1" office:value-type="float" office:value="4631" calcext:value-type="float">
            <text:p>4631</text:p>
          </table:table-cell>
          <table:table-cell table:formula="of:=MOD([.$F$4];[.A46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36]+1" office:value-type="float" office:value="4632" calcext:value-type="float">
            <text:p>4632</text:p>
          </table:table-cell>
          <table:table-cell table:formula="of:=MOD([.$F$4];[.A46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37]+1" office:value-type="float" office:value="4633" calcext:value-type="float">
            <text:p>4633</text:p>
          </table:table-cell>
          <table:table-cell table:formula="of:=MOD([.$F$4];[.A46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38]+1" office:value-type="float" office:value="4634" calcext:value-type="float">
            <text:p>4634</text:p>
          </table:table-cell>
          <table:table-cell table:formula="of:=MOD([.$F$4];[.A46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39]+1" office:value-type="float" office:value="4635" calcext:value-type="float">
            <text:p>4635</text:p>
          </table:table-cell>
          <table:table-cell table:formula="of:=MOD([.$F$4];[.A46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40]+1" office:value-type="float" office:value="4636" calcext:value-type="float">
            <text:p>4636</text:p>
          </table:table-cell>
          <table:table-cell table:formula="of:=MOD([.$F$4];[.A46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41]+1" office:value-type="float" office:value="4637" calcext:value-type="float">
            <text:p>4637</text:p>
          </table:table-cell>
          <table:table-cell table:formula="of:=MOD([.$F$4];[.A46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42]+1" office:value-type="float" office:value="4638" calcext:value-type="float">
            <text:p>4638</text:p>
          </table:table-cell>
          <table:table-cell table:formula="of:=MOD([.$F$4];[.A46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43]+1" office:value-type="float" office:value="4639" calcext:value-type="float">
            <text:p>4639</text:p>
          </table:table-cell>
          <table:table-cell table:formula="of:=MOD([.$F$4];[.A46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44]+1" office:value-type="float" office:value="4640" calcext:value-type="float">
            <text:p>4640</text:p>
          </table:table-cell>
          <table:table-cell table:formula="of:=MOD([.$F$4];[.A46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45]+1" office:value-type="float" office:value="4641" calcext:value-type="float">
            <text:p>4641</text:p>
          </table:table-cell>
          <table:table-cell table:formula="of:=MOD([.$F$4];[.A46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46]+1" office:value-type="float" office:value="4642" calcext:value-type="float">
            <text:p>4642</text:p>
          </table:table-cell>
          <table:table-cell table:formula="of:=MOD([.$F$4];[.A46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47]+1" office:value-type="float" office:value="4643" calcext:value-type="float">
            <text:p>4643</text:p>
          </table:table-cell>
          <table:table-cell table:formula="of:=MOD([.$F$4];[.A46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48]+1" office:value-type="float" office:value="4644" calcext:value-type="float">
            <text:p>4644</text:p>
          </table:table-cell>
          <table:table-cell table:formula="of:=MOD([.$F$4];[.A46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49]+1" office:value-type="float" office:value="4645" calcext:value-type="float">
            <text:p>4645</text:p>
          </table:table-cell>
          <table:table-cell table:formula="of:=MOD([.$F$4];[.A46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50]+1" office:value-type="float" office:value="4646" calcext:value-type="float">
            <text:p>4646</text:p>
          </table:table-cell>
          <table:table-cell table:formula="of:=MOD([.$F$4];[.A46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51]+1" office:value-type="float" office:value="4647" calcext:value-type="float">
            <text:p>4647</text:p>
          </table:table-cell>
          <table:table-cell table:formula="of:=MOD([.$F$4];[.A46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52]+1" office:value-type="float" office:value="4648" calcext:value-type="float">
            <text:p>4648</text:p>
          </table:table-cell>
          <table:table-cell table:formula="of:=MOD([.$F$4];[.A46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53]+1" office:value-type="float" office:value="4649" calcext:value-type="float">
            <text:p>4649</text:p>
          </table:table-cell>
          <table:table-cell table:formula="of:=MOD([.$F$4];[.A46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54]+1" office:value-type="float" office:value="4650" calcext:value-type="float">
            <text:p>4650</text:p>
          </table:table-cell>
          <table:table-cell table:formula="of:=MOD([.$F$4];[.A46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55]+1" office:value-type="float" office:value="4651" calcext:value-type="float">
            <text:p>4651</text:p>
          </table:table-cell>
          <table:table-cell table:formula="of:=MOD([.$F$4];[.A46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56]+1" office:value-type="float" office:value="4652" calcext:value-type="float">
            <text:p>4652</text:p>
          </table:table-cell>
          <table:table-cell table:formula="of:=MOD([.$F$4];[.A46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57]+1" office:value-type="float" office:value="4653" calcext:value-type="float">
            <text:p>4653</text:p>
          </table:table-cell>
          <table:table-cell table:formula="of:=MOD([.$F$4];[.A46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58]+1" office:value-type="float" office:value="4654" calcext:value-type="float">
            <text:p>4654</text:p>
          </table:table-cell>
          <table:table-cell table:formula="of:=MOD([.$F$4];[.A46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59]+1" office:value-type="float" office:value="4655" calcext:value-type="float">
            <text:p>4655</text:p>
          </table:table-cell>
          <table:table-cell table:formula="of:=MOD([.$F$4];[.A46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60]+1" office:value-type="float" office:value="4656" calcext:value-type="float">
            <text:p>4656</text:p>
          </table:table-cell>
          <table:table-cell table:formula="of:=MOD([.$F$4];[.A46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61]+1" office:value-type="float" office:value="4657" calcext:value-type="float">
            <text:p>4657</text:p>
          </table:table-cell>
          <table:table-cell table:formula="of:=MOD([.$F$4];[.A46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62]+1" office:value-type="float" office:value="4658" calcext:value-type="float">
            <text:p>4658</text:p>
          </table:table-cell>
          <table:table-cell table:formula="of:=MOD([.$F$4];[.A46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63]+1" office:value-type="float" office:value="4659" calcext:value-type="float">
            <text:p>4659</text:p>
          </table:table-cell>
          <table:table-cell table:formula="of:=MOD([.$F$4];[.A46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64]+1" office:value-type="float" office:value="4660" calcext:value-type="float">
            <text:p>4660</text:p>
          </table:table-cell>
          <table:table-cell table:formula="of:=MOD([.$F$4];[.A46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65]+1" office:value-type="float" office:value="4661" calcext:value-type="float">
            <text:p>4661</text:p>
          </table:table-cell>
          <table:table-cell table:formula="of:=MOD([.$F$4];[.A46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66]+1" office:value-type="float" office:value="4662" calcext:value-type="float">
            <text:p>4662</text:p>
          </table:table-cell>
          <table:table-cell table:formula="of:=MOD([.$F$4];[.A46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67]+1" office:value-type="float" office:value="4663" calcext:value-type="float">
            <text:p>4663</text:p>
          </table:table-cell>
          <table:table-cell table:formula="of:=MOD([.$F$4];[.A46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68]+1" office:value-type="float" office:value="4664" calcext:value-type="float">
            <text:p>4664</text:p>
          </table:table-cell>
          <table:table-cell table:formula="of:=MOD([.$F$4];[.A46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69]+1" office:value-type="float" office:value="4665" calcext:value-type="float">
            <text:p>4665</text:p>
          </table:table-cell>
          <table:table-cell table:formula="of:=MOD([.$F$4];[.A46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70]+1" office:value-type="float" office:value="4666" calcext:value-type="float">
            <text:p>4666</text:p>
          </table:table-cell>
          <table:table-cell table:formula="of:=MOD([.$F$4];[.A46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71]+1" office:value-type="float" office:value="4667" calcext:value-type="float">
            <text:p>4667</text:p>
          </table:table-cell>
          <table:table-cell table:formula="of:=MOD([.$F$4];[.A46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72]+1" office:value-type="float" office:value="4668" calcext:value-type="float">
            <text:p>4668</text:p>
          </table:table-cell>
          <table:table-cell table:formula="of:=MOD([.$F$4];[.A46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73]+1" office:value-type="float" office:value="4669" calcext:value-type="float">
            <text:p>4669</text:p>
          </table:table-cell>
          <table:table-cell table:formula="of:=MOD([.$F$4];[.A46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74]+1" office:value-type="float" office:value="4670" calcext:value-type="float">
            <text:p>4670</text:p>
          </table:table-cell>
          <table:table-cell table:formula="of:=MOD([.$F$4];[.A46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75]+1" office:value-type="float" office:value="4671" calcext:value-type="float">
            <text:p>4671</text:p>
          </table:table-cell>
          <table:table-cell table:formula="of:=MOD([.$F$4];[.A46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76]+1" office:value-type="float" office:value="4672" calcext:value-type="float">
            <text:p>4672</text:p>
          </table:table-cell>
          <table:table-cell table:formula="of:=MOD([.$F$4];[.A46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77]+1" office:value-type="float" office:value="4673" calcext:value-type="float">
            <text:p>4673</text:p>
          </table:table-cell>
          <table:table-cell table:formula="of:=MOD([.$F$4];[.A46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78]+1" office:value-type="float" office:value="4674" calcext:value-type="float">
            <text:p>4674</text:p>
          </table:table-cell>
          <table:table-cell table:formula="of:=MOD([.$F$4];[.A46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79]+1" office:value-type="float" office:value="4675" calcext:value-type="float">
            <text:p>4675</text:p>
          </table:table-cell>
          <table:table-cell table:formula="of:=MOD([.$F$4];[.A46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80]+1" office:value-type="float" office:value="4676" calcext:value-type="float">
            <text:p>4676</text:p>
          </table:table-cell>
          <table:table-cell table:formula="of:=MOD([.$F$4];[.A46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81]+1" office:value-type="float" office:value="4677" calcext:value-type="float">
            <text:p>4677</text:p>
          </table:table-cell>
          <table:table-cell table:formula="of:=MOD([.$F$4];[.A46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82]+1" office:value-type="float" office:value="4678" calcext:value-type="float">
            <text:p>4678</text:p>
          </table:table-cell>
          <table:table-cell table:formula="of:=MOD([.$F$4];[.A46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83]+1" office:value-type="float" office:value="4679" calcext:value-type="float">
            <text:p>4679</text:p>
          </table:table-cell>
          <table:table-cell table:formula="of:=MOD([.$F$4];[.A46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84]+1" office:value-type="float" office:value="4680" calcext:value-type="float">
            <text:p>4680</text:p>
          </table:table-cell>
          <table:table-cell table:formula="of:=MOD([.$F$4];[.A46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85]+1" office:value-type="float" office:value="4681" calcext:value-type="float">
            <text:p>4681</text:p>
          </table:table-cell>
          <table:table-cell table:formula="of:=MOD([.$F$4];[.A46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86]+1" office:value-type="float" office:value="4682" calcext:value-type="float">
            <text:p>4682</text:p>
          </table:table-cell>
          <table:table-cell table:formula="of:=MOD([.$F$4];[.A46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87]+1" office:value-type="float" office:value="4683" calcext:value-type="float">
            <text:p>4683</text:p>
          </table:table-cell>
          <table:table-cell table:formula="of:=MOD([.$F$4];[.A46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88]+1" office:value-type="float" office:value="4684" calcext:value-type="float">
            <text:p>4684</text:p>
          </table:table-cell>
          <table:table-cell table:formula="of:=MOD([.$F$4];[.A46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89]+1" office:value-type="float" office:value="4685" calcext:value-type="float">
            <text:p>4685</text:p>
          </table:table-cell>
          <table:table-cell table:formula="of:=MOD([.$F$4];[.A46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90]+1" office:value-type="float" office:value="4686" calcext:value-type="float">
            <text:p>4686</text:p>
          </table:table-cell>
          <table:table-cell table:formula="of:=MOD([.$F$4];[.A46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91]+1" office:value-type="float" office:value="4687" calcext:value-type="float">
            <text:p>4687</text:p>
          </table:table-cell>
          <table:table-cell table:formula="of:=MOD([.$F$4];[.A46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92]+1" office:value-type="float" office:value="4688" calcext:value-type="float">
            <text:p>4688</text:p>
          </table:table-cell>
          <table:table-cell table:formula="of:=MOD([.$F$4];[.A46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93]+1" office:value-type="float" office:value="4689" calcext:value-type="float">
            <text:p>4689</text:p>
          </table:table-cell>
          <table:table-cell table:formula="of:=MOD([.$F$4];[.A46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94]+1" office:value-type="float" office:value="4690" calcext:value-type="float">
            <text:p>4690</text:p>
          </table:table-cell>
          <table:table-cell table:formula="of:=MOD([.$F$4];[.A46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95]+1" office:value-type="float" office:value="4691" calcext:value-type="float">
            <text:p>4691</text:p>
          </table:table-cell>
          <table:table-cell table:formula="of:=MOD([.$F$4];[.A46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96]+1" office:value-type="float" office:value="4692" calcext:value-type="float">
            <text:p>4692</text:p>
          </table:table-cell>
          <table:table-cell table:formula="of:=MOD([.$F$4];[.A46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97]+1" office:value-type="float" office:value="4693" calcext:value-type="float">
            <text:p>4693</text:p>
          </table:table-cell>
          <table:table-cell table:formula="of:=MOD([.$F$4];[.A46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98]+1" office:value-type="float" office:value="4694" calcext:value-type="float">
            <text:p>4694</text:p>
          </table:table-cell>
          <table:table-cell table:formula="of:=MOD([.$F$4];[.A46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99]+1" office:value-type="float" office:value="4695" calcext:value-type="float">
            <text:p>4695</text:p>
          </table:table-cell>
          <table:table-cell table:formula="of:=MOD([.$F$4];[.A47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00]+1" office:value-type="float" office:value="4696" calcext:value-type="float">
            <text:p>4696</text:p>
          </table:table-cell>
          <table:table-cell table:formula="of:=MOD([.$F$4];[.A47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01]+1" office:value-type="float" office:value="4697" calcext:value-type="float">
            <text:p>4697</text:p>
          </table:table-cell>
          <table:table-cell table:formula="of:=MOD([.$F$4];[.A47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02]+1" office:value-type="float" office:value="4698" calcext:value-type="float">
            <text:p>4698</text:p>
          </table:table-cell>
          <table:table-cell table:formula="of:=MOD([.$F$4];[.A47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03]+1" office:value-type="float" office:value="4699" calcext:value-type="float">
            <text:p>4699</text:p>
          </table:table-cell>
          <table:table-cell table:formula="of:=MOD([.$F$4];[.A47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04]+1" office:value-type="float" office:value="4700" calcext:value-type="float">
            <text:p>4700</text:p>
          </table:table-cell>
          <table:table-cell table:formula="of:=MOD([.$F$4];[.A47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05]+1" office:value-type="float" office:value="4701" calcext:value-type="float">
            <text:p>4701</text:p>
          </table:table-cell>
          <table:table-cell table:formula="of:=MOD([.$F$4];[.A47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06]+1" office:value-type="float" office:value="4702" calcext:value-type="float">
            <text:p>4702</text:p>
          </table:table-cell>
          <table:table-cell table:formula="of:=MOD([.$F$4];[.A47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07]+1" office:value-type="float" office:value="4703" calcext:value-type="float">
            <text:p>4703</text:p>
          </table:table-cell>
          <table:table-cell table:formula="of:=MOD([.$F$4];[.A47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08]+1" office:value-type="float" office:value="4704" calcext:value-type="float">
            <text:p>4704</text:p>
          </table:table-cell>
          <table:table-cell table:formula="of:=MOD([.$F$4];[.A47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09]+1" office:value-type="float" office:value="4705" calcext:value-type="float">
            <text:p>4705</text:p>
          </table:table-cell>
          <table:table-cell table:formula="of:=MOD([.$F$4];[.A47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10]+1" office:value-type="float" office:value="4706" calcext:value-type="float">
            <text:p>4706</text:p>
          </table:table-cell>
          <table:table-cell table:formula="of:=MOD([.$F$4];[.A47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11]+1" office:value-type="float" office:value="4707" calcext:value-type="float">
            <text:p>4707</text:p>
          </table:table-cell>
          <table:table-cell table:formula="of:=MOD([.$F$4];[.A47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12]+1" office:value-type="float" office:value="4708" calcext:value-type="float">
            <text:p>4708</text:p>
          </table:table-cell>
          <table:table-cell table:formula="of:=MOD([.$F$4];[.A47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13]+1" office:value-type="float" office:value="4709" calcext:value-type="float">
            <text:p>4709</text:p>
          </table:table-cell>
          <table:table-cell table:formula="of:=MOD([.$F$4];[.A47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14]+1" office:value-type="float" office:value="4710" calcext:value-type="float">
            <text:p>4710</text:p>
          </table:table-cell>
          <table:table-cell table:formula="of:=MOD([.$F$4];[.A47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15]+1" office:value-type="float" office:value="4711" calcext:value-type="float">
            <text:p>4711</text:p>
          </table:table-cell>
          <table:table-cell table:formula="of:=MOD([.$F$4];[.A47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16]+1" office:value-type="float" office:value="4712" calcext:value-type="float">
            <text:p>4712</text:p>
          </table:table-cell>
          <table:table-cell table:formula="of:=MOD([.$F$4];[.A47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17]+1" office:value-type="float" office:value="4713" calcext:value-type="float">
            <text:p>4713</text:p>
          </table:table-cell>
          <table:table-cell table:formula="of:=MOD([.$F$4];[.A47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18]+1" office:value-type="float" office:value="4714" calcext:value-type="float">
            <text:p>4714</text:p>
          </table:table-cell>
          <table:table-cell table:formula="of:=MOD([.$F$4];[.A47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19]+1" office:value-type="float" office:value="4715" calcext:value-type="float">
            <text:p>4715</text:p>
          </table:table-cell>
          <table:table-cell table:formula="of:=MOD([.$F$4];[.A47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20]+1" office:value-type="float" office:value="4716" calcext:value-type="float">
            <text:p>4716</text:p>
          </table:table-cell>
          <table:table-cell table:formula="of:=MOD([.$F$4];[.A47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21]+1" office:value-type="float" office:value="4717" calcext:value-type="float">
            <text:p>4717</text:p>
          </table:table-cell>
          <table:table-cell table:formula="of:=MOD([.$F$4];[.A47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22]+1" office:value-type="float" office:value="4718" calcext:value-type="float">
            <text:p>4718</text:p>
          </table:table-cell>
          <table:table-cell table:formula="of:=MOD([.$F$4];[.A47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23]+1" office:value-type="float" office:value="4719" calcext:value-type="float">
            <text:p>4719</text:p>
          </table:table-cell>
          <table:table-cell table:formula="of:=MOD([.$F$4];[.A47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24]+1" office:value-type="float" office:value="4720" calcext:value-type="float">
            <text:p>4720</text:p>
          </table:table-cell>
          <table:table-cell table:formula="of:=MOD([.$F$4];[.A47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25]+1" office:value-type="float" office:value="4721" calcext:value-type="float">
            <text:p>4721</text:p>
          </table:table-cell>
          <table:table-cell table:formula="of:=MOD([.$F$4];[.A47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26]+1" office:value-type="float" office:value="4722" calcext:value-type="float">
            <text:p>4722</text:p>
          </table:table-cell>
          <table:table-cell table:formula="of:=MOD([.$F$4];[.A47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27]+1" office:value-type="float" office:value="4723" calcext:value-type="float">
            <text:p>4723</text:p>
          </table:table-cell>
          <table:table-cell table:formula="of:=MOD([.$F$4];[.A47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28]+1" office:value-type="float" office:value="4724" calcext:value-type="float">
            <text:p>4724</text:p>
          </table:table-cell>
          <table:table-cell table:formula="of:=MOD([.$F$4];[.A47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29]+1" office:value-type="float" office:value="4725" calcext:value-type="float">
            <text:p>4725</text:p>
          </table:table-cell>
          <table:table-cell table:formula="of:=MOD([.$F$4];[.A47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30]+1" office:value-type="float" office:value="4726" calcext:value-type="float">
            <text:p>4726</text:p>
          </table:table-cell>
          <table:table-cell table:formula="of:=MOD([.$F$4];[.A47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31]+1" office:value-type="float" office:value="4727" calcext:value-type="float">
            <text:p>4727</text:p>
          </table:table-cell>
          <table:table-cell table:formula="of:=MOD([.$F$4];[.A47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32]+1" office:value-type="float" office:value="4728" calcext:value-type="float">
            <text:p>4728</text:p>
          </table:table-cell>
          <table:table-cell table:formula="of:=MOD([.$F$4];[.A47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33]+1" office:value-type="float" office:value="4729" calcext:value-type="float">
            <text:p>4729</text:p>
          </table:table-cell>
          <table:table-cell table:formula="of:=MOD([.$F$4];[.A47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34]+1" office:value-type="float" office:value="4730" calcext:value-type="float">
            <text:p>4730</text:p>
          </table:table-cell>
          <table:table-cell table:formula="of:=MOD([.$F$4];[.A47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35]+1" office:value-type="float" office:value="4731" calcext:value-type="float">
            <text:p>4731</text:p>
          </table:table-cell>
          <table:table-cell table:formula="of:=MOD([.$F$4];[.A47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36]+1" office:value-type="float" office:value="4732" calcext:value-type="float">
            <text:p>4732</text:p>
          </table:table-cell>
          <table:table-cell table:formula="of:=MOD([.$F$4];[.A47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37]+1" office:value-type="float" office:value="4733" calcext:value-type="float">
            <text:p>4733</text:p>
          </table:table-cell>
          <table:table-cell table:formula="of:=MOD([.$F$4];[.A47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38]+1" office:value-type="float" office:value="4734" calcext:value-type="float">
            <text:p>4734</text:p>
          </table:table-cell>
          <table:table-cell table:formula="of:=MOD([.$F$4];[.A47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39]+1" office:value-type="float" office:value="4735" calcext:value-type="float">
            <text:p>4735</text:p>
          </table:table-cell>
          <table:table-cell table:formula="of:=MOD([.$F$4];[.A47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40]+1" office:value-type="float" office:value="4736" calcext:value-type="float">
            <text:p>4736</text:p>
          </table:table-cell>
          <table:table-cell table:formula="of:=MOD([.$F$4];[.A47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41]+1" office:value-type="float" office:value="4737" calcext:value-type="float">
            <text:p>4737</text:p>
          </table:table-cell>
          <table:table-cell table:formula="of:=MOD([.$F$4];[.A47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42]+1" office:value-type="float" office:value="4738" calcext:value-type="float">
            <text:p>4738</text:p>
          </table:table-cell>
          <table:table-cell table:formula="of:=MOD([.$F$4];[.A47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43]+1" office:value-type="float" office:value="4739" calcext:value-type="float">
            <text:p>4739</text:p>
          </table:table-cell>
          <table:table-cell table:formula="of:=MOD([.$F$4];[.A47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44]+1" office:value-type="float" office:value="4740" calcext:value-type="float">
            <text:p>4740</text:p>
          </table:table-cell>
          <table:table-cell table:formula="of:=MOD([.$F$4];[.A47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45]+1" office:value-type="float" office:value="4741" calcext:value-type="float">
            <text:p>4741</text:p>
          </table:table-cell>
          <table:table-cell table:formula="of:=MOD([.$F$4];[.A47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46]+1" office:value-type="float" office:value="4742" calcext:value-type="float">
            <text:p>4742</text:p>
          </table:table-cell>
          <table:table-cell table:formula="of:=MOD([.$F$4];[.A47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47]+1" office:value-type="float" office:value="4743" calcext:value-type="float">
            <text:p>4743</text:p>
          </table:table-cell>
          <table:table-cell table:formula="of:=MOD([.$F$4];[.A47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48]+1" office:value-type="float" office:value="4744" calcext:value-type="float">
            <text:p>4744</text:p>
          </table:table-cell>
          <table:table-cell table:formula="of:=MOD([.$F$4];[.A47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49]+1" office:value-type="float" office:value="4745" calcext:value-type="float">
            <text:p>4745</text:p>
          </table:table-cell>
          <table:table-cell table:formula="of:=MOD([.$F$4];[.A47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50]+1" office:value-type="float" office:value="4746" calcext:value-type="float">
            <text:p>4746</text:p>
          </table:table-cell>
          <table:table-cell table:formula="of:=MOD([.$F$4];[.A47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51]+1" office:value-type="float" office:value="4747" calcext:value-type="float">
            <text:p>4747</text:p>
          </table:table-cell>
          <table:table-cell table:formula="of:=MOD([.$F$4];[.A47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52]+1" office:value-type="float" office:value="4748" calcext:value-type="float">
            <text:p>4748</text:p>
          </table:table-cell>
          <table:table-cell table:formula="of:=MOD([.$F$4];[.A47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53]+1" office:value-type="float" office:value="4749" calcext:value-type="float">
            <text:p>4749</text:p>
          </table:table-cell>
          <table:table-cell table:formula="of:=MOD([.$F$4];[.A47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54]+1" office:value-type="float" office:value="4750" calcext:value-type="float">
            <text:p>4750</text:p>
          </table:table-cell>
          <table:table-cell table:formula="of:=MOD([.$F$4];[.A47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55]+1" office:value-type="float" office:value="4751" calcext:value-type="float">
            <text:p>4751</text:p>
          </table:table-cell>
          <table:table-cell table:formula="of:=MOD([.$F$4];[.A47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56]+1" office:value-type="float" office:value="4752" calcext:value-type="float">
            <text:p>4752</text:p>
          </table:table-cell>
          <table:table-cell table:formula="of:=MOD([.$F$4];[.A47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57]+1" office:value-type="float" office:value="4753" calcext:value-type="float">
            <text:p>4753</text:p>
          </table:table-cell>
          <table:table-cell table:formula="of:=MOD([.$F$4];[.A47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58]+1" office:value-type="float" office:value="4754" calcext:value-type="float">
            <text:p>4754</text:p>
          </table:table-cell>
          <table:table-cell table:formula="of:=MOD([.$F$4];[.A47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59]+1" office:value-type="float" office:value="4755" calcext:value-type="float">
            <text:p>4755</text:p>
          </table:table-cell>
          <table:table-cell table:formula="of:=MOD([.$F$4];[.A47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60]+1" office:value-type="float" office:value="4756" calcext:value-type="float">
            <text:p>4756</text:p>
          </table:table-cell>
          <table:table-cell table:formula="of:=MOD([.$F$4];[.A47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61]+1" office:value-type="float" office:value="4757" calcext:value-type="float">
            <text:p>4757</text:p>
          </table:table-cell>
          <table:table-cell table:formula="of:=MOD([.$F$4];[.A47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62]+1" office:value-type="float" office:value="4758" calcext:value-type="float">
            <text:p>4758</text:p>
          </table:table-cell>
          <table:table-cell table:formula="of:=MOD([.$F$4];[.A47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63]+1" office:value-type="float" office:value="4759" calcext:value-type="float">
            <text:p>4759</text:p>
          </table:table-cell>
          <table:table-cell table:formula="of:=MOD([.$F$4];[.A47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64]+1" office:value-type="float" office:value="4760" calcext:value-type="float">
            <text:p>4760</text:p>
          </table:table-cell>
          <table:table-cell table:formula="of:=MOD([.$F$4];[.A47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65]+1" office:value-type="float" office:value="4761" calcext:value-type="float">
            <text:p>4761</text:p>
          </table:table-cell>
          <table:table-cell table:formula="of:=MOD([.$F$4];[.A47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66]+1" office:value-type="float" office:value="4762" calcext:value-type="float">
            <text:p>4762</text:p>
          </table:table-cell>
          <table:table-cell table:formula="of:=MOD([.$F$4];[.A47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67]+1" office:value-type="float" office:value="4763" calcext:value-type="float">
            <text:p>4763</text:p>
          </table:table-cell>
          <table:table-cell table:formula="of:=MOD([.$F$4];[.A47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68]+1" office:value-type="float" office:value="4764" calcext:value-type="float">
            <text:p>4764</text:p>
          </table:table-cell>
          <table:table-cell table:formula="of:=MOD([.$F$4];[.A47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69]+1" office:value-type="float" office:value="4765" calcext:value-type="float">
            <text:p>4765</text:p>
          </table:table-cell>
          <table:table-cell table:formula="of:=MOD([.$F$4];[.A47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70]+1" office:value-type="float" office:value="4766" calcext:value-type="float">
            <text:p>4766</text:p>
          </table:table-cell>
          <table:table-cell table:formula="of:=MOD([.$F$4];[.A47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71]+1" office:value-type="float" office:value="4767" calcext:value-type="float">
            <text:p>4767</text:p>
          </table:table-cell>
          <table:table-cell table:formula="of:=MOD([.$F$4];[.A47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72]+1" office:value-type="float" office:value="4768" calcext:value-type="float">
            <text:p>4768</text:p>
          </table:table-cell>
          <table:table-cell table:formula="of:=MOD([.$F$4];[.A47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73]+1" office:value-type="float" office:value="4769" calcext:value-type="float">
            <text:p>4769</text:p>
          </table:table-cell>
          <table:table-cell table:formula="of:=MOD([.$F$4];[.A47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74]+1" office:value-type="float" office:value="4770" calcext:value-type="float">
            <text:p>4770</text:p>
          </table:table-cell>
          <table:table-cell table:formula="of:=MOD([.$F$4];[.A47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75]+1" office:value-type="float" office:value="4771" calcext:value-type="float">
            <text:p>4771</text:p>
          </table:table-cell>
          <table:table-cell table:formula="of:=MOD([.$F$4];[.A47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76]+1" office:value-type="float" office:value="4772" calcext:value-type="float">
            <text:p>4772</text:p>
          </table:table-cell>
          <table:table-cell table:formula="of:=MOD([.$F$4];[.A47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77]+1" office:value-type="float" office:value="4773" calcext:value-type="float">
            <text:p>4773</text:p>
          </table:table-cell>
          <table:table-cell table:formula="of:=MOD([.$F$4];[.A47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78]+1" office:value-type="float" office:value="4774" calcext:value-type="float">
            <text:p>4774</text:p>
          </table:table-cell>
          <table:table-cell table:formula="of:=MOD([.$F$4];[.A47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79]+1" office:value-type="float" office:value="4775" calcext:value-type="float">
            <text:p>4775</text:p>
          </table:table-cell>
          <table:table-cell table:formula="of:=MOD([.$F$4];[.A47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80]+1" office:value-type="float" office:value="4776" calcext:value-type="float">
            <text:p>4776</text:p>
          </table:table-cell>
          <table:table-cell table:formula="of:=MOD([.$F$4];[.A47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81]+1" office:value-type="float" office:value="4777" calcext:value-type="float">
            <text:p>4777</text:p>
          </table:table-cell>
          <table:table-cell table:formula="of:=MOD([.$F$4];[.A47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82]+1" office:value-type="float" office:value="4778" calcext:value-type="float">
            <text:p>4778</text:p>
          </table:table-cell>
          <table:table-cell table:formula="of:=MOD([.$F$4];[.A47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83]+1" office:value-type="float" office:value="4779" calcext:value-type="float">
            <text:p>4779</text:p>
          </table:table-cell>
          <table:table-cell table:formula="of:=MOD([.$F$4];[.A47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84]+1" office:value-type="float" office:value="4780" calcext:value-type="float">
            <text:p>4780</text:p>
          </table:table-cell>
          <table:table-cell table:formula="of:=MOD([.$F$4];[.A47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85]+1" office:value-type="float" office:value="4781" calcext:value-type="float">
            <text:p>4781</text:p>
          </table:table-cell>
          <table:table-cell table:formula="of:=MOD([.$F$4];[.A47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86]+1" office:value-type="float" office:value="4782" calcext:value-type="float">
            <text:p>4782</text:p>
          </table:table-cell>
          <table:table-cell table:formula="of:=MOD([.$F$4];[.A47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87]+1" office:value-type="float" office:value="4783" calcext:value-type="float">
            <text:p>4783</text:p>
          </table:table-cell>
          <table:table-cell table:formula="of:=MOD([.$F$4];[.A47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88]+1" office:value-type="float" office:value="4784" calcext:value-type="float">
            <text:p>4784</text:p>
          </table:table-cell>
          <table:table-cell table:formula="of:=MOD([.$F$4];[.A47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89]+1" office:value-type="float" office:value="4785" calcext:value-type="float">
            <text:p>4785</text:p>
          </table:table-cell>
          <table:table-cell table:formula="of:=MOD([.$F$4];[.A47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90]+1" office:value-type="float" office:value="4786" calcext:value-type="float">
            <text:p>4786</text:p>
          </table:table-cell>
          <table:table-cell table:formula="of:=MOD([.$F$4];[.A47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91]+1" office:value-type="float" office:value="4787" calcext:value-type="float">
            <text:p>4787</text:p>
          </table:table-cell>
          <table:table-cell table:formula="of:=MOD([.$F$4];[.A47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92]+1" office:value-type="float" office:value="4788" calcext:value-type="float">
            <text:p>4788</text:p>
          </table:table-cell>
          <table:table-cell table:formula="of:=MOD([.$F$4];[.A47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93]+1" office:value-type="float" office:value="4789" calcext:value-type="float">
            <text:p>4789</text:p>
          </table:table-cell>
          <table:table-cell table:formula="of:=MOD([.$F$4];[.A47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94]+1" office:value-type="float" office:value="4790" calcext:value-type="float">
            <text:p>4790</text:p>
          </table:table-cell>
          <table:table-cell table:formula="of:=MOD([.$F$4];[.A47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95]+1" office:value-type="float" office:value="4791" calcext:value-type="float">
            <text:p>4791</text:p>
          </table:table-cell>
          <table:table-cell table:formula="of:=MOD([.$F$4];[.A47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96]+1" office:value-type="float" office:value="4792" calcext:value-type="float">
            <text:p>4792</text:p>
          </table:table-cell>
          <table:table-cell table:formula="of:=MOD([.$F$4];[.A47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97]+1" office:value-type="float" office:value="4793" calcext:value-type="float">
            <text:p>4793</text:p>
          </table:table-cell>
          <table:table-cell table:formula="of:=MOD([.$F$4];[.A47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98]+1" office:value-type="float" office:value="4794" calcext:value-type="float">
            <text:p>4794</text:p>
          </table:table-cell>
          <table:table-cell table:formula="of:=MOD([.$F$4];[.A47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99]+1" office:value-type="float" office:value="4795" calcext:value-type="float">
            <text:p>4795</text:p>
          </table:table-cell>
          <table:table-cell table:formula="of:=MOD([.$F$4];[.A48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00]+1" office:value-type="float" office:value="4796" calcext:value-type="float">
            <text:p>4796</text:p>
          </table:table-cell>
          <table:table-cell table:formula="of:=MOD([.$F$4];[.A48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01]+1" office:value-type="float" office:value="4797" calcext:value-type="float">
            <text:p>4797</text:p>
          </table:table-cell>
          <table:table-cell table:formula="of:=MOD([.$F$4];[.A48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02]+1" office:value-type="float" office:value="4798" calcext:value-type="float">
            <text:p>4798</text:p>
          </table:table-cell>
          <table:table-cell table:formula="of:=MOD([.$F$4];[.A48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03]+1" office:value-type="float" office:value="4799" calcext:value-type="float">
            <text:p>4799</text:p>
          </table:table-cell>
          <table:table-cell table:formula="of:=MOD([.$F$4];[.A48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04]+1" office:value-type="float" office:value="4800" calcext:value-type="float">
            <text:p>4800</text:p>
          </table:table-cell>
          <table:table-cell table:formula="of:=MOD([.$F$4];[.A48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05]+1" office:value-type="float" office:value="4801" calcext:value-type="float">
            <text:p>4801</text:p>
          </table:table-cell>
          <table:table-cell table:formula="of:=MOD([.$F$4];[.A48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06]+1" office:value-type="float" office:value="4802" calcext:value-type="float">
            <text:p>4802</text:p>
          </table:table-cell>
          <table:table-cell table:formula="of:=MOD([.$F$4];[.A48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07]+1" office:value-type="float" office:value="4803" calcext:value-type="float">
            <text:p>4803</text:p>
          </table:table-cell>
          <table:table-cell table:formula="of:=MOD([.$F$4];[.A48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08]+1" office:value-type="float" office:value="4804" calcext:value-type="float">
            <text:p>4804</text:p>
          </table:table-cell>
          <table:table-cell table:formula="of:=MOD([.$F$4];[.A48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09]+1" office:value-type="float" office:value="4805" calcext:value-type="float">
            <text:p>4805</text:p>
          </table:table-cell>
          <table:table-cell table:formula="of:=MOD([.$F$4];[.A48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10]+1" office:value-type="float" office:value="4806" calcext:value-type="float">
            <text:p>4806</text:p>
          </table:table-cell>
          <table:table-cell table:formula="of:=MOD([.$F$4];[.A48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11]+1" office:value-type="float" office:value="4807" calcext:value-type="float">
            <text:p>4807</text:p>
          </table:table-cell>
          <table:table-cell table:formula="of:=MOD([.$F$4];[.A48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12]+1" office:value-type="float" office:value="4808" calcext:value-type="float">
            <text:p>4808</text:p>
          </table:table-cell>
          <table:table-cell table:formula="of:=MOD([.$F$4];[.A48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13]+1" office:value-type="float" office:value="4809" calcext:value-type="float">
            <text:p>4809</text:p>
          </table:table-cell>
          <table:table-cell table:formula="of:=MOD([.$F$4];[.A48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14]+1" office:value-type="float" office:value="4810" calcext:value-type="float">
            <text:p>4810</text:p>
          </table:table-cell>
          <table:table-cell table:formula="of:=MOD([.$F$4];[.A48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15]+1" office:value-type="float" office:value="4811" calcext:value-type="float">
            <text:p>4811</text:p>
          </table:table-cell>
          <table:table-cell table:formula="of:=MOD([.$F$4];[.A48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16]+1" office:value-type="float" office:value="4812" calcext:value-type="float">
            <text:p>4812</text:p>
          </table:table-cell>
          <table:table-cell table:formula="of:=MOD([.$F$4];[.A48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17]+1" office:value-type="float" office:value="4813" calcext:value-type="float">
            <text:p>4813</text:p>
          </table:table-cell>
          <table:table-cell table:formula="of:=MOD([.$F$4];[.A48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18]+1" office:value-type="float" office:value="4814" calcext:value-type="float">
            <text:p>4814</text:p>
          </table:table-cell>
          <table:table-cell table:formula="of:=MOD([.$F$4];[.A48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19]+1" office:value-type="float" office:value="4815" calcext:value-type="float">
            <text:p>4815</text:p>
          </table:table-cell>
          <table:table-cell table:formula="of:=MOD([.$F$4];[.A48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20]+1" office:value-type="float" office:value="4816" calcext:value-type="float">
            <text:p>4816</text:p>
          </table:table-cell>
          <table:table-cell table:formula="of:=MOD([.$F$4];[.A48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21]+1" office:value-type="float" office:value="4817" calcext:value-type="float">
            <text:p>4817</text:p>
          </table:table-cell>
          <table:table-cell table:formula="of:=MOD([.$F$4];[.A48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22]+1" office:value-type="float" office:value="4818" calcext:value-type="float">
            <text:p>4818</text:p>
          </table:table-cell>
          <table:table-cell table:formula="of:=MOD([.$F$4];[.A48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23]+1" office:value-type="float" office:value="4819" calcext:value-type="float">
            <text:p>4819</text:p>
          </table:table-cell>
          <table:table-cell table:formula="of:=MOD([.$F$4];[.A48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24]+1" office:value-type="float" office:value="4820" calcext:value-type="float">
            <text:p>4820</text:p>
          </table:table-cell>
          <table:table-cell table:formula="of:=MOD([.$F$4];[.A48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25]+1" office:value-type="float" office:value="4821" calcext:value-type="float">
            <text:p>4821</text:p>
          </table:table-cell>
          <table:table-cell table:formula="of:=MOD([.$F$4];[.A48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26]+1" office:value-type="float" office:value="4822" calcext:value-type="float">
            <text:p>4822</text:p>
          </table:table-cell>
          <table:table-cell table:formula="of:=MOD([.$F$4];[.A48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27]+1" office:value-type="float" office:value="4823" calcext:value-type="float">
            <text:p>4823</text:p>
          </table:table-cell>
          <table:table-cell table:formula="of:=MOD([.$F$4];[.A48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28]+1" office:value-type="float" office:value="4824" calcext:value-type="float">
            <text:p>4824</text:p>
          </table:table-cell>
          <table:table-cell table:formula="of:=MOD([.$F$4];[.A48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29]+1" office:value-type="float" office:value="4825" calcext:value-type="float">
            <text:p>4825</text:p>
          </table:table-cell>
          <table:table-cell table:formula="of:=MOD([.$F$4];[.A48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30]+1" office:value-type="float" office:value="4826" calcext:value-type="float">
            <text:p>4826</text:p>
          </table:table-cell>
          <table:table-cell table:formula="of:=MOD([.$F$4];[.A48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31]+1" office:value-type="float" office:value="4827" calcext:value-type="float">
            <text:p>4827</text:p>
          </table:table-cell>
          <table:table-cell table:formula="of:=MOD([.$F$4];[.A48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32]+1" office:value-type="float" office:value="4828" calcext:value-type="float">
            <text:p>4828</text:p>
          </table:table-cell>
          <table:table-cell table:formula="of:=MOD([.$F$4];[.A48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33]+1" office:value-type="float" office:value="4829" calcext:value-type="float">
            <text:p>4829</text:p>
          </table:table-cell>
          <table:table-cell table:formula="of:=MOD([.$F$4];[.A48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34]+1" office:value-type="float" office:value="4830" calcext:value-type="float">
            <text:p>4830</text:p>
          </table:table-cell>
          <table:table-cell table:formula="of:=MOD([.$F$4];[.A48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35]+1" office:value-type="float" office:value="4831" calcext:value-type="float">
            <text:p>4831</text:p>
          </table:table-cell>
          <table:table-cell table:formula="of:=MOD([.$F$4];[.A48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36]+1" office:value-type="float" office:value="4832" calcext:value-type="float">
            <text:p>4832</text:p>
          </table:table-cell>
          <table:table-cell table:formula="of:=MOD([.$F$4];[.A48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37]+1" office:value-type="float" office:value="4833" calcext:value-type="float">
            <text:p>4833</text:p>
          </table:table-cell>
          <table:table-cell table:formula="of:=MOD([.$F$4];[.A48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38]+1" office:value-type="float" office:value="4834" calcext:value-type="float">
            <text:p>4834</text:p>
          </table:table-cell>
          <table:table-cell table:formula="of:=MOD([.$F$4];[.A48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39]+1" office:value-type="float" office:value="4835" calcext:value-type="float">
            <text:p>4835</text:p>
          </table:table-cell>
          <table:table-cell table:formula="of:=MOD([.$F$4];[.A48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40]+1" office:value-type="float" office:value="4836" calcext:value-type="float">
            <text:p>4836</text:p>
          </table:table-cell>
          <table:table-cell table:formula="of:=MOD([.$F$4];[.A48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41]+1" office:value-type="float" office:value="4837" calcext:value-type="float">
            <text:p>4837</text:p>
          </table:table-cell>
          <table:table-cell table:formula="of:=MOD([.$F$4];[.A48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42]+1" office:value-type="float" office:value="4838" calcext:value-type="float">
            <text:p>4838</text:p>
          </table:table-cell>
          <table:table-cell table:formula="of:=MOD([.$F$4];[.A48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43]+1" office:value-type="float" office:value="4839" calcext:value-type="float">
            <text:p>4839</text:p>
          </table:table-cell>
          <table:table-cell table:formula="of:=MOD([.$F$4];[.A48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44]+1" office:value-type="float" office:value="4840" calcext:value-type="float">
            <text:p>4840</text:p>
          </table:table-cell>
          <table:table-cell table:formula="of:=MOD([.$F$4];[.A48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45]+1" office:value-type="float" office:value="4841" calcext:value-type="float">
            <text:p>4841</text:p>
          </table:table-cell>
          <table:table-cell table:formula="of:=MOD([.$F$4];[.A48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46]+1" office:value-type="float" office:value="4842" calcext:value-type="float">
            <text:p>4842</text:p>
          </table:table-cell>
          <table:table-cell table:formula="of:=MOD([.$F$4];[.A48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47]+1" office:value-type="float" office:value="4843" calcext:value-type="float">
            <text:p>4843</text:p>
          </table:table-cell>
          <table:table-cell table:formula="of:=MOD([.$F$4];[.A48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48]+1" office:value-type="float" office:value="4844" calcext:value-type="float">
            <text:p>4844</text:p>
          </table:table-cell>
          <table:table-cell table:formula="of:=MOD([.$F$4];[.A48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49]+1" office:value-type="float" office:value="4845" calcext:value-type="float">
            <text:p>4845</text:p>
          </table:table-cell>
          <table:table-cell table:formula="of:=MOD([.$F$4];[.A48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50]+1" office:value-type="float" office:value="4846" calcext:value-type="float">
            <text:p>4846</text:p>
          </table:table-cell>
          <table:table-cell table:formula="of:=MOD([.$F$4];[.A48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51]+1" office:value-type="float" office:value="4847" calcext:value-type="float">
            <text:p>4847</text:p>
          </table:table-cell>
          <table:table-cell table:formula="of:=MOD([.$F$4];[.A48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52]+1" office:value-type="float" office:value="4848" calcext:value-type="float">
            <text:p>4848</text:p>
          </table:table-cell>
          <table:table-cell table:formula="of:=MOD([.$F$4];[.A48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53]+1" office:value-type="float" office:value="4849" calcext:value-type="float">
            <text:p>4849</text:p>
          </table:table-cell>
          <table:table-cell table:formula="of:=MOD([.$F$4];[.A48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54]+1" office:value-type="float" office:value="4850" calcext:value-type="float">
            <text:p>4850</text:p>
          </table:table-cell>
          <table:table-cell table:formula="of:=MOD([.$F$4];[.A48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55]+1" office:value-type="float" office:value="4851" calcext:value-type="float">
            <text:p>4851</text:p>
          </table:table-cell>
          <table:table-cell table:formula="of:=MOD([.$F$4];[.A48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56]+1" office:value-type="float" office:value="4852" calcext:value-type="float">
            <text:p>4852</text:p>
          </table:table-cell>
          <table:table-cell table:formula="of:=MOD([.$F$4];[.A48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57]+1" office:value-type="float" office:value="4853" calcext:value-type="float">
            <text:p>4853</text:p>
          </table:table-cell>
          <table:table-cell table:formula="of:=MOD([.$F$4];[.A48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58]+1" office:value-type="float" office:value="4854" calcext:value-type="float">
            <text:p>4854</text:p>
          </table:table-cell>
          <table:table-cell table:formula="of:=MOD([.$F$4];[.A48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59]+1" office:value-type="float" office:value="4855" calcext:value-type="float">
            <text:p>4855</text:p>
          </table:table-cell>
          <table:table-cell table:formula="of:=MOD([.$F$4];[.A48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60]+1" office:value-type="float" office:value="4856" calcext:value-type="float">
            <text:p>4856</text:p>
          </table:table-cell>
          <table:table-cell table:formula="of:=MOD([.$F$4];[.A48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61]+1" office:value-type="float" office:value="4857" calcext:value-type="float">
            <text:p>4857</text:p>
          </table:table-cell>
          <table:table-cell table:formula="of:=MOD([.$F$4];[.A48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62]+1" office:value-type="float" office:value="4858" calcext:value-type="float">
            <text:p>4858</text:p>
          </table:table-cell>
          <table:table-cell table:formula="of:=MOD([.$F$4];[.A48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63]+1" office:value-type="float" office:value="4859" calcext:value-type="float">
            <text:p>4859</text:p>
          </table:table-cell>
          <table:table-cell table:formula="of:=MOD([.$F$4];[.A48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64]+1" office:value-type="float" office:value="4860" calcext:value-type="float">
            <text:p>4860</text:p>
          </table:table-cell>
          <table:table-cell table:formula="of:=MOD([.$F$4];[.A48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65]+1" office:value-type="float" office:value="4861" calcext:value-type="float">
            <text:p>4861</text:p>
          </table:table-cell>
          <table:table-cell table:formula="of:=MOD([.$F$4];[.A48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66]+1" office:value-type="float" office:value="4862" calcext:value-type="float">
            <text:p>4862</text:p>
          </table:table-cell>
          <table:table-cell table:formula="of:=MOD([.$F$4];[.A48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67]+1" office:value-type="float" office:value="4863" calcext:value-type="float">
            <text:p>4863</text:p>
          </table:table-cell>
          <table:table-cell table:formula="of:=MOD([.$F$4];[.A48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68]+1" office:value-type="float" office:value="4864" calcext:value-type="float">
            <text:p>4864</text:p>
          </table:table-cell>
          <table:table-cell table:formula="of:=MOD([.$F$4];[.A48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69]+1" office:value-type="float" office:value="4865" calcext:value-type="float">
            <text:p>4865</text:p>
          </table:table-cell>
          <table:table-cell table:formula="of:=MOD([.$F$4];[.A48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70]+1" office:value-type="float" office:value="4866" calcext:value-type="float">
            <text:p>4866</text:p>
          </table:table-cell>
          <table:table-cell table:formula="of:=MOD([.$F$4];[.A48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71]+1" office:value-type="float" office:value="4867" calcext:value-type="float">
            <text:p>4867</text:p>
          </table:table-cell>
          <table:table-cell table:formula="of:=MOD([.$F$4];[.A48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72]+1" office:value-type="float" office:value="4868" calcext:value-type="float">
            <text:p>4868</text:p>
          </table:table-cell>
          <table:table-cell table:formula="of:=MOD([.$F$4];[.A48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73]+1" office:value-type="float" office:value="4869" calcext:value-type="float">
            <text:p>4869</text:p>
          </table:table-cell>
          <table:table-cell table:formula="of:=MOD([.$F$4];[.A48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74]+1" office:value-type="float" office:value="4870" calcext:value-type="float">
            <text:p>4870</text:p>
          </table:table-cell>
          <table:table-cell table:formula="of:=MOD([.$F$4];[.A48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75]+1" office:value-type="float" office:value="4871" calcext:value-type="float">
            <text:p>4871</text:p>
          </table:table-cell>
          <table:table-cell table:formula="of:=MOD([.$F$4];[.A48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76]+1" office:value-type="float" office:value="4872" calcext:value-type="float">
            <text:p>4872</text:p>
          </table:table-cell>
          <table:table-cell table:formula="of:=MOD([.$F$4];[.A48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77]+1" office:value-type="float" office:value="4873" calcext:value-type="float">
            <text:p>4873</text:p>
          </table:table-cell>
          <table:table-cell table:formula="of:=MOD([.$F$4];[.A48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78]+1" office:value-type="float" office:value="4874" calcext:value-type="float">
            <text:p>4874</text:p>
          </table:table-cell>
          <table:table-cell table:formula="of:=MOD([.$F$4];[.A48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79]+1" office:value-type="float" office:value="4875" calcext:value-type="float">
            <text:p>4875</text:p>
          </table:table-cell>
          <table:table-cell table:formula="of:=MOD([.$F$4];[.A48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80]+1" office:value-type="float" office:value="4876" calcext:value-type="float">
            <text:p>4876</text:p>
          </table:table-cell>
          <table:table-cell table:formula="of:=MOD([.$F$4];[.A48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81]+1" office:value-type="float" office:value="4877" calcext:value-type="float">
            <text:p>4877</text:p>
          </table:table-cell>
          <table:table-cell table:formula="of:=MOD([.$F$4];[.A48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82]+1" office:value-type="float" office:value="4878" calcext:value-type="float">
            <text:p>4878</text:p>
          </table:table-cell>
          <table:table-cell table:formula="of:=MOD([.$F$4];[.A48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83]+1" office:value-type="float" office:value="4879" calcext:value-type="float">
            <text:p>4879</text:p>
          </table:table-cell>
          <table:table-cell table:formula="of:=MOD([.$F$4];[.A48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84]+1" office:value-type="float" office:value="4880" calcext:value-type="float">
            <text:p>4880</text:p>
          </table:table-cell>
          <table:table-cell table:formula="of:=MOD([.$F$4];[.A48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85]+1" office:value-type="float" office:value="4881" calcext:value-type="float">
            <text:p>4881</text:p>
          </table:table-cell>
          <table:table-cell table:formula="of:=MOD([.$F$4];[.A48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86]+1" office:value-type="float" office:value="4882" calcext:value-type="float">
            <text:p>4882</text:p>
          </table:table-cell>
          <table:table-cell table:formula="of:=MOD([.$F$4];[.A48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87]+1" office:value-type="float" office:value="4883" calcext:value-type="float">
            <text:p>4883</text:p>
          </table:table-cell>
          <table:table-cell table:formula="of:=MOD([.$F$4];[.A48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88]+1" office:value-type="float" office:value="4884" calcext:value-type="float">
            <text:p>4884</text:p>
          </table:table-cell>
          <table:table-cell table:formula="of:=MOD([.$F$4];[.A48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89]+1" office:value-type="float" office:value="4885" calcext:value-type="float">
            <text:p>4885</text:p>
          </table:table-cell>
          <table:table-cell table:formula="of:=MOD([.$F$4];[.A48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90]+1" office:value-type="float" office:value="4886" calcext:value-type="float">
            <text:p>4886</text:p>
          </table:table-cell>
          <table:table-cell table:formula="of:=MOD([.$F$4];[.A48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91]+1" office:value-type="float" office:value="4887" calcext:value-type="float">
            <text:p>4887</text:p>
          </table:table-cell>
          <table:table-cell table:formula="of:=MOD([.$F$4];[.A48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92]+1" office:value-type="float" office:value="4888" calcext:value-type="float">
            <text:p>4888</text:p>
          </table:table-cell>
          <table:table-cell table:formula="of:=MOD([.$F$4];[.A48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93]+1" office:value-type="float" office:value="4889" calcext:value-type="float">
            <text:p>4889</text:p>
          </table:table-cell>
          <table:table-cell table:formula="of:=MOD([.$F$4];[.A48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94]+1" office:value-type="float" office:value="4890" calcext:value-type="float">
            <text:p>4890</text:p>
          </table:table-cell>
          <table:table-cell table:formula="of:=MOD([.$F$4];[.A48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95]+1" office:value-type="float" office:value="4891" calcext:value-type="float">
            <text:p>4891</text:p>
          </table:table-cell>
          <table:table-cell table:formula="of:=MOD([.$F$4];[.A48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96]+1" office:value-type="float" office:value="4892" calcext:value-type="float">
            <text:p>4892</text:p>
          </table:table-cell>
          <table:table-cell table:formula="of:=MOD([.$F$4];[.A48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97]+1" office:value-type="float" office:value="4893" calcext:value-type="float">
            <text:p>4893</text:p>
          </table:table-cell>
          <table:table-cell table:formula="of:=MOD([.$F$4];[.A48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98]+1" office:value-type="float" office:value="4894" calcext:value-type="float">
            <text:p>4894</text:p>
          </table:table-cell>
          <table:table-cell table:formula="of:=MOD([.$F$4];[.A48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99]+1" office:value-type="float" office:value="4895" calcext:value-type="float">
            <text:p>4895</text:p>
          </table:table-cell>
          <table:table-cell table:formula="of:=MOD([.$F$4];[.A49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00]+1" office:value-type="float" office:value="4896" calcext:value-type="float">
            <text:p>4896</text:p>
          </table:table-cell>
          <table:table-cell table:formula="of:=MOD([.$F$4];[.A49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01]+1" office:value-type="float" office:value="4897" calcext:value-type="float">
            <text:p>4897</text:p>
          </table:table-cell>
          <table:table-cell table:formula="of:=MOD([.$F$4];[.A49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02]+1" office:value-type="float" office:value="4898" calcext:value-type="float">
            <text:p>4898</text:p>
          </table:table-cell>
          <table:table-cell table:formula="of:=MOD([.$F$4];[.A49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03]+1" office:value-type="float" office:value="4899" calcext:value-type="float">
            <text:p>4899</text:p>
          </table:table-cell>
          <table:table-cell table:formula="of:=MOD([.$F$4];[.A49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04]+1" office:value-type="float" office:value="4900" calcext:value-type="float">
            <text:p>4900</text:p>
          </table:table-cell>
          <table:table-cell table:formula="of:=MOD([.$F$4];[.A49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05]+1" office:value-type="float" office:value="4901" calcext:value-type="float">
            <text:p>4901</text:p>
          </table:table-cell>
          <table:table-cell table:formula="of:=MOD([.$F$4];[.A49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06]+1" office:value-type="float" office:value="4902" calcext:value-type="float">
            <text:p>4902</text:p>
          </table:table-cell>
          <table:table-cell table:formula="of:=MOD([.$F$4];[.A49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07]+1" office:value-type="float" office:value="4903" calcext:value-type="float">
            <text:p>4903</text:p>
          </table:table-cell>
          <table:table-cell table:formula="of:=MOD([.$F$4];[.A49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08]+1" office:value-type="float" office:value="4904" calcext:value-type="float">
            <text:p>4904</text:p>
          </table:table-cell>
          <table:table-cell table:formula="of:=MOD([.$F$4];[.A49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09]+1" office:value-type="float" office:value="4905" calcext:value-type="float">
            <text:p>4905</text:p>
          </table:table-cell>
          <table:table-cell table:formula="of:=MOD([.$F$4];[.A49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10]+1" office:value-type="float" office:value="4906" calcext:value-type="float">
            <text:p>4906</text:p>
          </table:table-cell>
          <table:table-cell table:formula="of:=MOD([.$F$4];[.A49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11]+1" office:value-type="float" office:value="4907" calcext:value-type="float">
            <text:p>4907</text:p>
          </table:table-cell>
          <table:table-cell table:formula="of:=MOD([.$F$4];[.A49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12]+1" office:value-type="float" office:value="4908" calcext:value-type="float">
            <text:p>4908</text:p>
          </table:table-cell>
          <table:table-cell table:formula="of:=MOD([.$F$4];[.A49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13]+1" office:value-type="float" office:value="4909" calcext:value-type="float">
            <text:p>4909</text:p>
          </table:table-cell>
          <table:table-cell table:formula="of:=MOD([.$F$4];[.A49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14]+1" office:value-type="float" office:value="4910" calcext:value-type="float">
            <text:p>4910</text:p>
          </table:table-cell>
          <table:table-cell table:formula="of:=MOD([.$F$4];[.A49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15]+1" office:value-type="float" office:value="4911" calcext:value-type="float">
            <text:p>4911</text:p>
          </table:table-cell>
          <table:table-cell table:formula="of:=MOD([.$F$4];[.A49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16]+1" office:value-type="float" office:value="4912" calcext:value-type="float">
            <text:p>4912</text:p>
          </table:table-cell>
          <table:table-cell table:formula="of:=MOD([.$F$4];[.A49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17]+1" office:value-type="float" office:value="4913" calcext:value-type="float">
            <text:p>4913</text:p>
          </table:table-cell>
          <table:table-cell table:formula="of:=MOD([.$F$4];[.A49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18]+1" office:value-type="float" office:value="4914" calcext:value-type="float">
            <text:p>4914</text:p>
          </table:table-cell>
          <table:table-cell table:formula="of:=MOD([.$F$4];[.A49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19]+1" office:value-type="float" office:value="4915" calcext:value-type="float">
            <text:p>4915</text:p>
          </table:table-cell>
          <table:table-cell table:formula="of:=MOD([.$F$4];[.A49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20]+1" office:value-type="float" office:value="4916" calcext:value-type="float">
            <text:p>4916</text:p>
          </table:table-cell>
          <table:table-cell table:formula="of:=MOD([.$F$4];[.A49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21]+1" office:value-type="float" office:value="4917" calcext:value-type="float">
            <text:p>4917</text:p>
          </table:table-cell>
          <table:table-cell table:formula="of:=MOD([.$F$4];[.A49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22]+1" office:value-type="float" office:value="4918" calcext:value-type="float">
            <text:p>4918</text:p>
          </table:table-cell>
          <table:table-cell table:formula="of:=MOD([.$F$4];[.A49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23]+1" office:value-type="float" office:value="4919" calcext:value-type="float">
            <text:p>4919</text:p>
          </table:table-cell>
          <table:table-cell table:formula="of:=MOD([.$F$4];[.A49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24]+1" office:value-type="float" office:value="4920" calcext:value-type="float">
            <text:p>4920</text:p>
          </table:table-cell>
          <table:table-cell table:formula="of:=MOD([.$F$4];[.A49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25]+1" office:value-type="float" office:value="4921" calcext:value-type="float">
            <text:p>4921</text:p>
          </table:table-cell>
          <table:table-cell table:formula="of:=MOD([.$F$4];[.A49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26]+1" office:value-type="float" office:value="4922" calcext:value-type="float">
            <text:p>4922</text:p>
          </table:table-cell>
          <table:table-cell table:formula="of:=MOD([.$F$4];[.A49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27]+1" office:value-type="float" office:value="4923" calcext:value-type="float">
            <text:p>4923</text:p>
          </table:table-cell>
          <table:table-cell table:formula="of:=MOD([.$F$4];[.A49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28]+1" office:value-type="float" office:value="4924" calcext:value-type="float">
            <text:p>4924</text:p>
          </table:table-cell>
          <table:table-cell table:formula="of:=MOD([.$F$4];[.A49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29]+1" office:value-type="float" office:value="4925" calcext:value-type="float">
            <text:p>4925</text:p>
          </table:table-cell>
          <table:table-cell table:formula="of:=MOD([.$F$4];[.A49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30]+1" office:value-type="float" office:value="4926" calcext:value-type="float">
            <text:p>4926</text:p>
          </table:table-cell>
          <table:table-cell table:formula="of:=MOD([.$F$4];[.A49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31]+1" office:value-type="float" office:value="4927" calcext:value-type="float">
            <text:p>4927</text:p>
          </table:table-cell>
          <table:table-cell table:formula="of:=MOD([.$F$4];[.A49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32]+1" office:value-type="float" office:value="4928" calcext:value-type="float">
            <text:p>4928</text:p>
          </table:table-cell>
          <table:table-cell table:formula="of:=MOD([.$F$4];[.A49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33]+1" office:value-type="float" office:value="4929" calcext:value-type="float">
            <text:p>4929</text:p>
          </table:table-cell>
          <table:table-cell table:formula="of:=MOD([.$F$4];[.A49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34]+1" office:value-type="float" office:value="4930" calcext:value-type="float">
            <text:p>4930</text:p>
          </table:table-cell>
          <table:table-cell table:formula="of:=MOD([.$F$4];[.A49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35]+1" office:value-type="float" office:value="4931" calcext:value-type="float">
            <text:p>4931</text:p>
          </table:table-cell>
          <table:table-cell table:formula="of:=MOD([.$F$4];[.A49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36]+1" office:value-type="float" office:value="4932" calcext:value-type="float">
            <text:p>4932</text:p>
          </table:table-cell>
          <table:table-cell table:formula="of:=MOD([.$F$4];[.A49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37]+1" office:value-type="float" office:value="4933" calcext:value-type="float">
            <text:p>4933</text:p>
          </table:table-cell>
          <table:table-cell table:formula="of:=MOD([.$F$4];[.A49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38]+1" office:value-type="float" office:value="4934" calcext:value-type="float">
            <text:p>4934</text:p>
          </table:table-cell>
          <table:table-cell table:formula="of:=MOD([.$F$4];[.A49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39]+1" office:value-type="float" office:value="4935" calcext:value-type="float">
            <text:p>4935</text:p>
          </table:table-cell>
          <table:table-cell table:formula="of:=MOD([.$F$4];[.A49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40]+1" office:value-type="float" office:value="4936" calcext:value-type="float">
            <text:p>4936</text:p>
          </table:table-cell>
          <table:table-cell table:formula="of:=MOD([.$F$4];[.A49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41]+1" office:value-type="float" office:value="4937" calcext:value-type="float">
            <text:p>4937</text:p>
          </table:table-cell>
          <table:table-cell table:formula="of:=MOD([.$F$4];[.A49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42]+1" office:value-type="float" office:value="4938" calcext:value-type="float">
            <text:p>4938</text:p>
          </table:table-cell>
          <table:table-cell table:formula="of:=MOD([.$F$4];[.A49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43]+1" office:value-type="float" office:value="4939" calcext:value-type="float">
            <text:p>4939</text:p>
          </table:table-cell>
          <table:table-cell table:formula="of:=MOD([.$F$4];[.A49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44]+1" office:value-type="float" office:value="4940" calcext:value-type="float">
            <text:p>4940</text:p>
          </table:table-cell>
          <table:table-cell table:formula="of:=MOD([.$F$4];[.A49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45]+1" office:value-type="float" office:value="4941" calcext:value-type="float">
            <text:p>4941</text:p>
          </table:table-cell>
          <table:table-cell table:formula="of:=MOD([.$F$4];[.A49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46]+1" office:value-type="float" office:value="4942" calcext:value-type="float">
            <text:p>4942</text:p>
          </table:table-cell>
          <table:table-cell table:formula="of:=MOD([.$F$4];[.A49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47]+1" office:value-type="float" office:value="4943" calcext:value-type="float">
            <text:p>4943</text:p>
          </table:table-cell>
          <table:table-cell table:formula="of:=MOD([.$F$4];[.A49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48]+1" office:value-type="float" office:value="4944" calcext:value-type="float">
            <text:p>4944</text:p>
          </table:table-cell>
          <table:table-cell table:formula="of:=MOD([.$F$4];[.A49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49]+1" office:value-type="float" office:value="4945" calcext:value-type="float">
            <text:p>4945</text:p>
          </table:table-cell>
          <table:table-cell table:formula="of:=MOD([.$F$4];[.A49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50]+1" office:value-type="float" office:value="4946" calcext:value-type="float">
            <text:p>4946</text:p>
          </table:table-cell>
          <table:table-cell table:formula="of:=MOD([.$F$4];[.A49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51]+1" office:value-type="float" office:value="4947" calcext:value-type="float">
            <text:p>4947</text:p>
          </table:table-cell>
          <table:table-cell table:formula="of:=MOD([.$F$4];[.A49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52]+1" office:value-type="float" office:value="4948" calcext:value-type="float">
            <text:p>4948</text:p>
          </table:table-cell>
          <table:table-cell table:formula="of:=MOD([.$F$4];[.A49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53]+1" office:value-type="float" office:value="4949" calcext:value-type="float">
            <text:p>4949</text:p>
          </table:table-cell>
          <table:table-cell table:formula="of:=MOD([.$F$4];[.A49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54]+1" office:value-type="float" office:value="4950" calcext:value-type="float">
            <text:p>4950</text:p>
          </table:table-cell>
          <table:table-cell table:formula="of:=MOD([.$F$4];[.A49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55]+1" office:value-type="float" office:value="4951" calcext:value-type="float">
            <text:p>4951</text:p>
          </table:table-cell>
          <table:table-cell table:formula="of:=MOD([.$F$4];[.A49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56]+1" office:value-type="float" office:value="4952" calcext:value-type="float">
            <text:p>4952</text:p>
          </table:table-cell>
          <table:table-cell table:formula="of:=MOD([.$F$4];[.A49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57]+1" office:value-type="float" office:value="4953" calcext:value-type="float">
            <text:p>4953</text:p>
          </table:table-cell>
          <table:table-cell table:formula="of:=MOD([.$F$4];[.A49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58]+1" office:value-type="float" office:value="4954" calcext:value-type="float">
            <text:p>4954</text:p>
          </table:table-cell>
          <table:table-cell table:formula="of:=MOD([.$F$4];[.A49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59]+1" office:value-type="float" office:value="4955" calcext:value-type="float">
            <text:p>4955</text:p>
          </table:table-cell>
          <table:table-cell table:formula="of:=MOD([.$F$4];[.A49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60]+1" office:value-type="float" office:value="4956" calcext:value-type="float">
            <text:p>4956</text:p>
          </table:table-cell>
          <table:table-cell table:formula="of:=MOD([.$F$4];[.A49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61]+1" office:value-type="float" office:value="4957" calcext:value-type="float">
            <text:p>4957</text:p>
          </table:table-cell>
          <table:table-cell table:formula="of:=MOD([.$F$4];[.A49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62]+1" office:value-type="float" office:value="4958" calcext:value-type="float">
            <text:p>4958</text:p>
          </table:table-cell>
          <table:table-cell table:formula="of:=MOD([.$F$4];[.A49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63]+1" office:value-type="float" office:value="4959" calcext:value-type="float">
            <text:p>4959</text:p>
          </table:table-cell>
          <table:table-cell table:formula="of:=MOD([.$F$4];[.A49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64]+1" office:value-type="float" office:value="4960" calcext:value-type="float">
            <text:p>4960</text:p>
          </table:table-cell>
          <table:table-cell table:formula="of:=MOD([.$F$4];[.A49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65]+1" office:value-type="float" office:value="4961" calcext:value-type="float">
            <text:p>4961</text:p>
          </table:table-cell>
          <table:table-cell table:formula="of:=MOD([.$F$4];[.A49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66]+1" office:value-type="float" office:value="4962" calcext:value-type="float">
            <text:p>4962</text:p>
          </table:table-cell>
          <table:table-cell table:formula="of:=MOD([.$F$4];[.A49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67]+1" office:value-type="float" office:value="4963" calcext:value-type="float">
            <text:p>4963</text:p>
          </table:table-cell>
          <table:table-cell table:formula="of:=MOD([.$F$4];[.A49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68]+1" office:value-type="float" office:value="4964" calcext:value-type="float">
            <text:p>4964</text:p>
          </table:table-cell>
          <table:table-cell table:formula="of:=MOD([.$F$4];[.A49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69]+1" office:value-type="float" office:value="4965" calcext:value-type="float">
            <text:p>4965</text:p>
          </table:table-cell>
          <table:table-cell table:formula="of:=MOD([.$F$4];[.A49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70]+1" office:value-type="float" office:value="4966" calcext:value-type="float">
            <text:p>4966</text:p>
          </table:table-cell>
          <table:table-cell table:formula="of:=MOD([.$F$4];[.A49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71]+1" office:value-type="float" office:value="4967" calcext:value-type="float">
            <text:p>4967</text:p>
          </table:table-cell>
          <table:table-cell table:formula="of:=MOD([.$F$4];[.A49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72]+1" office:value-type="float" office:value="4968" calcext:value-type="float">
            <text:p>4968</text:p>
          </table:table-cell>
          <table:table-cell table:formula="of:=MOD([.$F$4];[.A49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73]+1" office:value-type="float" office:value="4969" calcext:value-type="float">
            <text:p>4969</text:p>
          </table:table-cell>
          <table:table-cell table:formula="of:=MOD([.$F$4];[.A49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74]+1" office:value-type="float" office:value="4970" calcext:value-type="float">
            <text:p>4970</text:p>
          </table:table-cell>
          <table:table-cell table:formula="of:=MOD([.$F$4];[.A49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75]+1" office:value-type="float" office:value="4971" calcext:value-type="float">
            <text:p>4971</text:p>
          </table:table-cell>
          <table:table-cell table:formula="of:=MOD([.$F$4];[.A49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76]+1" office:value-type="float" office:value="4972" calcext:value-type="float">
            <text:p>4972</text:p>
          </table:table-cell>
          <table:table-cell table:formula="of:=MOD([.$F$4];[.A49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77]+1" office:value-type="float" office:value="4973" calcext:value-type="float">
            <text:p>4973</text:p>
          </table:table-cell>
          <table:table-cell table:formula="of:=MOD([.$F$4];[.A49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78]+1" office:value-type="float" office:value="4974" calcext:value-type="float">
            <text:p>4974</text:p>
          </table:table-cell>
          <table:table-cell table:formula="of:=MOD([.$F$4];[.A49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79]+1" office:value-type="float" office:value="4975" calcext:value-type="float">
            <text:p>4975</text:p>
          </table:table-cell>
          <table:table-cell table:formula="of:=MOD([.$F$4];[.A49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80]+1" office:value-type="float" office:value="4976" calcext:value-type="float">
            <text:p>4976</text:p>
          </table:table-cell>
          <table:table-cell table:formula="of:=MOD([.$F$4];[.A49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81]+1" office:value-type="float" office:value="4977" calcext:value-type="float">
            <text:p>4977</text:p>
          </table:table-cell>
          <table:table-cell table:formula="of:=MOD([.$F$4];[.A49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82]+1" office:value-type="float" office:value="4978" calcext:value-type="float">
            <text:p>4978</text:p>
          </table:table-cell>
          <table:table-cell table:formula="of:=MOD([.$F$4];[.A49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83]+1" office:value-type="float" office:value="4979" calcext:value-type="float">
            <text:p>4979</text:p>
          </table:table-cell>
          <table:table-cell table:formula="of:=MOD([.$F$4];[.A49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84]+1" office:value-type="float" office:value="4980" calcext:value-type="float">
            <text:p>4980</text:p>
          </table:table-cell>
          <table:table-cell table:formula="of:=MOD([.$F$4];[.A49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85]+1" office:value-type="float" office:value="4981" calcext:value-type="float">
            <text:p>4981</text:p>
          </table:table-cell>
          <table:table-cell table:formula="of:=MOD([.$F$4];[.A49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86]+1" office:value-type="float" office:value="4982" calcext:value-type="float">
            <text:p>4982</text:p>
          </table:table-cell>
          <table:table-cell table:formula="of:=MOD([.$F$4];[.A49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87]+1" office:value-type="float" office:value="4983" calcext:value-type="float">
            <text:p>4983</text:p>
          </table:table-cell>
          <table:table-cell table:formula="of:=MOD([.$F$4];[.A49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88]+1" office:value-type="float" office:value="4984" calcext:value-type="float">
            <text:p>4984</text:p>
          </table:table-cell>
          <table:table-cell table:formula="of:=MOD([.$F$4];[.A49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89]+1" office:value-type="float" office:value="4985" calcext:value-type="float">
            <text:p>4985</text:p>
          </table:table-cell>
          <table:table-cell table:formula="of:=MOD([.$F$4];[.A49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90]+1" office:value-type="float" office:value="4986" calcext:value-type="float">
            <text:p>4986</text:p>
          </table:table-cell>
          <table:table-cell table:formula="of:=MOD([.$F$4];[.A49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91]+1" office:value-type="float" office:value="4987" calcext:value-type="float">
            <text:p>4987</text:p>
          </table:table-cell>
          <table:table-cell table:formula="of:=MOD([.$F$4];[.A49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92]+1" office:value-type="float" office:value="4988" calcext:value-type="float">
            <text:p>4988</text:p>
          </table:table-cell>
          <table:table-cell table:formula="of:=MOD([.$F$4];[.A49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93]+1" office:value-type="float" office:value="4989" calcext:value-type="float">
            <text:p>4989</text:p>
          </table:table-cell>
          <table:table-cell table:formula="of:=MOD([.$F$4];[.A49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94]+1" office:value-type="float" office:value="4990" calcext:value-type="float">
            <text:p>4990</text:p>
          </table:table-cell>
          <table:table-cell table:formula="of:=MOD([.$F$4];[.A49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95]+1" office:value-type="float" office:value="4991" calcext:value-type="float">
            <text:p>4991</text:p>
          </table:table-cell>
          <table:table-cell table:formula="of:=MOD([.$F$4];[.A49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96]+1" office:value-type="float" office:value="4992" calcext:value-type="float">
            <text:p>4992</text:p>
          </table:table-cell>
          <table:table-cell table:formula="of:=MOD([.$F$4];[.A49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97]+1" office:value-type="float" office:value="4993" calcext:value-type="float">
            <text:p>4993</text:p>
          </table:table-cell>
          <table:table-cell table:formula="of:=MOD([.$F$4];[.A49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98]+1" office:value-type="float" office:value="4994" calcext:value-type="float">
            <text:p>4994</text:p>
          </table:table-cell>
          <table:table-cell table:formula="of:=MOD([.$F$4];[.A49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99]+1" office:value-type="float" office:value="4995" calcext:value-type="float">
            <text:p>4995</text:p>
          </table:table-cell>
          <table:table-cell table:formula="of:=MOD([.$F$4];[.A50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00]+1" office:value-type="float" office:value="4996" calcext:value-type="float">
            <text:p>4996</text:p>
          </table:table-cell>
          <table:table-cell table:formula="of:=MOD([.$F$4];[.A50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01]+1" office:value-type="float" office:value="4997" calcext:value-type="float">
            <text:p>4997</text:p>
          </table:table-cell>
          <table:table-cell table:formula="of:=MOD([.$F$4];[.A50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02]+1" office:value-type="float" office:value="4998" calcext:value-type="float">
            <text:p>4998</text:p>
          </table:table-cell>
          <table:table-cell table:formula="of:=MOD([.$F$4];[.A50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03]+1" office:value-type="float" office:value="4999" calcext:value-type="float">
            <text:p>4999</text:p>
          </table:table-cell>
          <table:table-cell table:formula="of:=MOD([.$F$4];[.A50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04]+1" office:value-type="float" office:value="5000" calcext:value-type="float">
            <text:p>5000</text:p>
          </table:table-cell>
          <table:table-cell table:formula="of:=MOD([.$F$4];[.A50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05]+1" office:value-type="float" office:value="5001" calcext:value-type="float">
            <text:p>5001</text:p>
          </table:table-cell>
          <table:table-cell table:formula="of:=MOD([.$F$4];[.A50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06]+1" office:value-type="float" office:value="5002" calcext:value-type="float">
            <text:p>5002</text:p>
          </table:table-cell>
          <table:table-cell table:formula="of:=MOD([.$F$4];[.A50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07]+1" office:value-type="float" office:value="5003" calcext:value-type="float">
            <text:p>5003</text:p>
          </table:table-cell>
          <table:table-cell table:formula="of:=MOD([.$F$4];[.A50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08]+1" office:value-type="float" office:value="5004" calcext:value-type="float">
            <text:p>5004</text:p>
          </table:table-cell>
          <table:table-cell table:formula="of:=MOD([.$F$4];[.A50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09]+1" office:value-type="float" office:value="5005" calcext:value-type="float">
            <text:p>5005</text:p>
          </table:table-cell>
          <table:table-cell table:formula="of:=MOD([.$F$4];[.A50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10]+1" office:value-type="float" office:value="5006" calcext:value-type="float">
            <text:p>5006</text:p>
          </table:table-cell>
          <table:table-cell table:formula="of:=MOD([.$F$4];[.A50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11]+1" office:value-type="float" office:value="5007" calcext:value-type="float">
            <text:p>5007</text:p>
          </table:table-cell>
          <table:table-cell table:formula="of:=MOD([.$F$4];[.A50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12]+1" office:value-type="float" office:value="5008" calcext:value-type="float">
            <text:p>5008</text:p>
          </table:table-cell>
          <table:table-cell table:formula="of:=MOD([.$F$4];[.A50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13]+1" office:value-type="float" office:value="5009" calcext:value-type="float">
            <text:p>5009</text:p>
          </table:table-cell>
          <table:table-cell table:formula="of:=MOD([.$F$4];[.A50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14]+1" office:value-type="float" office:value="5010" calcext:value-type="float">
            <text:p>5010</text:p>
          </table:table-cell>
          <table:table-cell table:formula="of:=MOD([.$F$4];[.A50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15]+1" office:value-type="float" office:value="5011" calcext:value-type="float">
            <text:p>5011</text:p>
          </table:table-cell>
          <table:table-cell table:formula="of:=MOD([.$F$4];[.A50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16]+1" office:value-type="float" office:value="5012" calcext:value-type="float">
            <text:p>5012</text:p>
          </table:table-cell>
          <table:table-cell table:formula="of:=MOD([.$F$4];[.A50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17]+1" office:value-type="float" office:value="5013" calcext:value-type="float">
            <text:p>5013</text:p>
          </table:table-cell>
          <table:table-cell table:formula="of:=MOD([.$F$4];[.A50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18]+1" office:value-type="float" office:value="5014" calcext:value-type="float">
            <text:p>5014</text:p>
          </table:table-cell>
          <table:table-cell table:formula="of:=MOD([.$F$4];[.A50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19]+1" office:value-type="float" office:value="5015" calcext:value-type="float">
            <text:p>5015</text:p>
          </table:table-cell>
          <table:table-cell table:formula="of:=MOD([.$F$4];[.A50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20]+1" office:value-type="float" office:value="5016" calcext:value-type="float">
            <text:p>5016</text:p>
          </table:table-cell>
          <table:table-cell table:formula="of:=MOD([.$F$4];[.A50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21]+1" office:value-type="float" office:value="5017" calcext:value-type="float">
            <text:p>5017</text:p>
          </table:table-cell>
          <table:table-cell table:formula="of:=MOD([.$F$4];[.A50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22]+1" office:value-type="float" office:value="5018" calcext:value-type="float">
            <text:p>5018</text:p>
          </table:table-cell>
          <table:table-cell table:formula="of:=MOD([.$F$4];[.A50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23]+1" office:value-type="float" office:value="5019" calcext:value-type="float">
            <text:p>5019</text:p>
          </table:table-cell>
          <table:table-cell table:formula="of:=MOD([.$F$4];[.A50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24]+1" office:value-type="float" office:value="5020" calcext:value-type="float">
            <text:p>5020</text:p>
          </table:table-cell>
          <table:table-cell table:formula="of:=MOD([.$F$4];[.A50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25]+1" office:value-type="float" office:value="5021" calcext:value-type="float">
            <text:p>5021</text:p>
          </table:table-cell>
          <table:table-cell table:formula="of:=MOD([.$F$4];[.A50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26]+1" office:value-type="float" office:value="5022" calcext:value-type="float">
            <text:p>5022</text:p>
          </table:table-cell>
          <table:table-cell table:formula="of:=MOD([.$F$4];[.A50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27]+1" office:value-type="float" office:value="5023" calcext:value-type="float">
            <text:p>5023</text:p>
          </table:table-cell>
          <table:table-cell table:formula="of:=MOD([.$F$4];[.A50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28]+1" office:value-type="float" office:value="5024" calcext:value-type="float">
            <text:p>5024</text:p>
          </table:table-cell>
          <table:table-cell table:formula="of:=MOD([.$F$4];[.A50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29]+1" office:value-type="float" office:value="5025" calcext:value-type="float">
            <text:p>5025</text:p>
          </table:table-cell>
          <table:table-cell table:formula="of:=MOD([.$F$4];[.A50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30]+1" office:value-type="float" office:value="5026" calcext:value-type="float">
            <text:p>5026</text:p>
          </table:table-cell>
          <table:table-cell table:formula="of:=MOD([.$F$4];[.A50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31]+1" office:value-type="float" office:value="5027" calcext:value-type="float">
            <text:p>5027</text:p>
          </table:table-cell>
          <table:table-cell table:formula="of:=MOD([.$F$4];[.A50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32]+1" office:value-type="float" office:value="5028" calcext:value-type="float">
            <text:p>5028</text:p>
          </table:table-cell>
          <table:table-cell table:formula="of:=MOD([.$F$4];[.A50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33]+1" office:value-type="float" office:value="5029" calcext:value-type="float">
            <text:p>5029</text:p>
          </table:table-cell>
          <table:table-cell table:formula="of:=MOD([.$F$4];[.A50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34]+1" office:value-type="float" office:value="5030" calcext:value-type="float">
            <text:p>5030</text:p>
          </table:table-cell>
          <table:table-cell table:formula="of:=MOD([.$F$4];[.A50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35]+1" office:value-type="float" office:value="5031" calcext:value-type="float">
            <text:p>5031</text:p>
          </table:table-cell>
          <table:table-cell table:formula="of:=MOD([.$F$4];[.A50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36]+1" office:value-type="float" office:value="5032" calcext:value-type="float">
            <text:p>5032</text:p>
          </table:table-cell>
          <table:table-cell table:formula="of:=MOD([.$F$4];[.A50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37]+1" office:value-type="float" office:value="5033" calcext:value-type="float">
            <text:p>5033</text:p>
          </table:table-cell>
          <table:table-cell table:formula="of:=MOD([.$F$4];[.A50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38]+1" office:value-type="float" office:value="5034" calcext:value-type="float">
            <text:p>5034</text:p>
          </table:table-cell>
          <table:table-cell table:formula="of:=MOD([.$F$4];[.A50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39]+1" office:value-type="float" office:value="5035" calcext:value-type="float">
            <text:p>5035</text:p>
          </table:table-cell>
          <table:table-cell table:formula="of:=MOD([.$F$4];[.A50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40]+1" office:value-type="float" office:value="5036" calcext:value-type="float">
            <text:p>5036</text:p>
          </table:table-cell>
          <table:table-cell table:formula="of:=MOD([.$F$4];[.A50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41]+1" office:value-type="float" office:value="5037" calcext:value-type="float">
            <text:p>5037</text:p>
          </table:table-cell>
          <table:table-cell table:formula="of:=MOD([.$F$4];[.A50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42]+1" office:value-type="float" office:value="5038" calcext:value-type="float">
            <text:p>5038</text:p>
          </table:table-cell>
          <table:table-cell table:formula="of:=MOD([.$F$4];[.A50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43]+1" office:value-type="float" office:value="5039" calcext:value-type="float">
            <text:p>5039</text:p>
          </table:table-cell>
          <table:table-cell table:formula="of:=MOD([.$F$4];[.A50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44]+1" office:value-type="float" office:value="5040" calcext:value-type="float">
            <text:p>5040</text:p>
          </table:table-cell>
          <table:table-cell table:formula="of:=MOD([.$F$4];[.A50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45]+1" office:value-type="float" office:value="5041" calcext:value-type="float">
            <text:p>5041</text:p>
          </table:table-cell>
          <table:table-cell table:formula="of:=MOD([.$F$4];[.A50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46]+1" office:value-type="float" office:value="5042" calcext:value-type="float">
            <text:p>5042</text:p>
          </table:table-cell>
          <table:table-cell table:formula="of:=MOD([.$F$4];[.A50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47]+1" office:value-type="float" office:value="5043" calcext:value-type="float">
            <text:p>5043</text:p>
          </table:table-cell>
          <table:table-cell table:formula="of:=MOD([.$F$4];[.A50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48]+1" office:value-type="float" office:value="5044" calcext:value-type="float">
            <text:p>5044</text:p>
          </table:table-cell>
          <table:table-cell table:formula="of:=MOD([.$F$4];[.A50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49]+1" office:value-type="float" office:value="5045" calcext:value-type="float">
            <text:p>5045</text:p>
          </table:table-cell>
          <table:table-cell table:formula="of:=MOD([.$F$4];[.A50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50]+1" office:value-type="float" office:value="5046" calcext:value-type="float">
            <text:p>5046</text:p>
          </table:table-cell>
          <table:table-cell table:formula="of:=MOD([.$F$4];[.A50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51]+1" office:value-type="float" office:value="5047" calcext:value-type="float">
            <text:p>5047</text:p>
          </table:table-cell>
          <table:table-cell table:formula="of:=MOD([.$F$4];[.A50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52]+1" office:value-type="float" office:value="5048" calcext:value-type="float">
            <text:p>5048</text:p>
          </table:table-cell>
          <table:table-cell table:formula="of:=MOD([.$F$4];[.A50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53]+1" office:value-type="float" office:value="5049" calcext:value-type="float">
            <text:p>5049</text:p>
          </table:table-cell>
          <table:table-cell table:formula="of:=MOD([.$F$4];[.A50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54]+1" office:value-type="float" office:value="5050" calcext:value-type="float">
            <text:p>5050</text:p>
          </table:table-cell>
          <table:table-cell table:formula="of:=MOD([.$F$4];[.A50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55]+1" office:value-type="float" office:value="5051" calcext:value-type="float">
            <text:p>5051</text:p>
          </table:table-cell>
          <table:table-cell table:formula="of:=MOD([.$F$4];[.A50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56]+1" office:value-type="float" office:value="5052" calcext:value-type="float">
            <text:p>5052</text:p>
          </table:table-cell>
          <table:table-cell table:formula="of:=MOD([.$F$4];[.A50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57]+1" office:value-type="float" office:value="5053" calcext:value-type="float">
            <text:p>5053</text:p>
          </table:table-cell>
          <table:table-cell table:formula="of:=MOD([.$F$4];[.A50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58]+1" office:value-type="float" office:value="5054" calcext:value-type="float">
            <text:p>5054</text:p>
          </table:table-cell>
          <table:table-cell table:formula="of:=MOD([.$F$4];[.A50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59]+1" office:value-type="float" office:value="5055" calcext:value-type="float">
            <text:p>5055</text:p>
          </table:table-cell>
          <table:table-cell table:formula="of:=MOD([.$F$4];[.A50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60]+1" office:value-type="float" office:value="5056" calcext:value-type="float">
            <text:p>5056</text:p>
          </table:table-cell>
          <table:table-cell table:formula="of:=MOD([.$F$4];[.A50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61]+1" office:value-type="float" office:value="5057" calcext:value-type="float">
            <text:p>5057</text:p>
          </table:table-cell>
          <table:table-cell table:formula="of:=MOD([.$F$4];[.A50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62]+1" office:value-type="float" office:value="5058" calcext:value-type="float">
            <text:p>5058</text:p>
          </table:table-cell>
          <table:table-cell table:formula="of:=MOD([.$F$4];[.A50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63]+1" office:value-type="float" office:value="5059" calcext:value-type="float">
            <text:p>5059</text:p>
          </table:table-cell>
          <table:table-cell table:formula="of:=MOD([.$F$4];[.A50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64]+1" office:value-type="float" office:value="5060" calcext:value-type="float">
            <text:p>5060</text:p>
          </table:table-cell>
          <table:table-cell table:formula="of:=MOD([.$F$4];[.A50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65]+1" office:value-type="float" office:value="5061" calcext:value-type="float">
            <text:p>5061</text:p>
          </table:table-cell>
          <table:table-cell table:formula="of:=MOD([.$F$4];[.A50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66]+1" office:value-type="float" office:value="5062" calcext:value-type="float">
            <text:p>5062</text:p>
          </table:table-cell>
          <table:table-cell table:formula="of:=MOD([.$F$4];[.A50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67]+1" office:value-type="float" office:value="5063" calcext:value-type="float">
            <text:p>5063</text:p>
          </table:table-cell>
          <table:table-cell table:formula="of:=MOD([.$F$4];[.A50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68]+1" office:value-type="float" office:value="5064" calcext:value-type="float">
            <text:p>5064</text:p>
          </table:table-cell>
          <table:table-cell table:formula="of:=MOD([.$F$4];[.A50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69]+1" office:value-type="float" office:value="5065" calcext:value-type="float">
            <text:p>5065</text:p>
          </table:table-cell>
          <table:table-cell table:formula="of:=MOD([.$F$4];[.A50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70]+1" office:value-type="float" office:value="5066" calcext:value-type="float">
            <text:p>5066</text:p>
          </table:table-cell>
          <table:table-cell table:formula="of:=MOD([.$F$4];[.A50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71]+1" office:value-type="float" office:value="5067" calcext:value-type="float">
            <text:p>5067</text:p>
          </table:table-cell>
          <table:table-cell table:formula="of:=MOD([.$F$4];[.A50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72]+1" office:value-type="float" office:value="5068" calcext:value-type="float">
            <text:p>5068</text:p>
          </table:table-cell>
          <table:table-cell table:formula="of:=MOD([.$F$4];[.A50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73]+1" office:value-type="float" office:value="5069" calcext:value-type="float">
            <text:p>5069</text:p>
          </table:table-cell>
          <table:table-cell table:formula="of:=MOD([.$F$4];[.A50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74]+1" office:value-type="float" office:value="5070" calcext:value-type="float">
            <text:p>5070</text:p>
          </table:table-cell>
          <table:table-cell table:formula="of:=MOD([.$F$4];[.A50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75]+1" office:value-type="float" office:value="5071" calcext:value-type="float">
            <text:p>5071</text:p>
          </table:table-cell>
          <table:table-cell table:formula="of:=MOD([.$F$4];[.A50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76]+1" office:value-type="float" office:value="5072" calcext:value-type="float">
            <text:p>5072</text:p>
          </table:table-cell>
          <table:table-cell table:formula="of:=MOD([.$F$4];[.A50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77]+1" office:value-type="float" office:value="5073" calcext:value-type="float">
            <text:p>5073</text:p>
          </table:table-cell>
          <table:table-cell table:formula="of:=MOD([.$F$4];[.A50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78]+1" office:value-type="float" office:value="5074" calcext:value-type="float">
            <text:p>5074</text:p>
          </table:table-cell>
          <table:table-cell table:formula="of:=MOD([.$F$4];[.A50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79]+1" office:value-type="float" office:value="5075" calcext:value-type="float">
            <text:p>5075</text:p>
          </table:table-cell>
          <table:table-cell table:formula="of:=MOD([.$F$4];[.A50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80]+1" office:value-type="float" office:value="5076" calcext:value-type="float">
            <text:p>5076</text:p>
          </table:table-cell>
          <table:table-cell table:formula="of:=MOD([.$F$4];[.A50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81]+1" office:value-type="float" office:value="5077" calcext:value-type="float">
            <text:p>5077</text:p>
          </table:table-cell>
          <table:table-cell table:formula="of:=MOD([.$F$4];[.A50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82]+1" office:value-type="float" office:value="5078" calcext:value-type="float">
            <text:p>5078</text:p>
          </table:table-cell>
          <table:table-cell table:formula="of:=MOD([.$F$4];[.A50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83]+1" office:value-type="float" office:value="5079" calcext:value-type="float">
            <text:p>5079</text:p>
          </table:table-cell>
          <table:table-cell table:formula="of:=MOD([.$F$4];[.A50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84]+1" office:value-type="float" office:value="5080" calcext:value-type="float">
            <text:p>5080</text:p>
          </table:table-cell>
          <table:table-cell table:formula="of:=MOD([.$F$4];[.A50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85]+1" office:value-type="float" office:value="5081" calcext:value-type="float">
            <text:p>5081</text:p>
          </table:table-cell>
          <table:table-cell table:formula="of:=MOD([.$F$4];[.A50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86]+1" office:value-type="float" office:value="5082" calcext:value-type="float">
            <text:p>5082</text:p>
          </table:table-cell>
          <table:table-cell table:formula="of:=MOD([.$F$4];[.A50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87]+1" office:value-type="float" office:value="5083" calcext:value-type="float">
            <text:p>5083</text:p>
          </table:table-cell>
          <table:table-cell table:formula="of:=MOD([.$F$4];[.A50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88]+1" office:value-type="float" office:value="5084" calcext:value-type="float">
            <text:p>5084</text:p>
          </table:table-cell>
          <table:table-cell table:formula="of:=MOD([.$F$4];[.A50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89]+1" office:value-type="float" office:value="5085" calcext:value-type="float">
            <text:p>5085</text:p>
          </table:table-cell>
          <table:table-cell table:formula="of:=MOD([.$F$4];[.A50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90]+1" office:value-type="float" office:value="5086" calcext:value-type="float">
            <text:p>5086</text:p>
          </table:table-cell>
          <table:table-cell table:formula="of:=MOD([.$F$4];[.A50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91]+1" office:value-type="float" office:value="5087" calcext:value-type="float">
            <text:p>5087</text:p>
          </table:table-cell>
          <table:table-cell table:formula="of:=MOD([.$F$4];[.A50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92]+1" office:value-type="float" office:value="5088" calcext:value-type="float">
            <text:p>5088</text:p>
          </table:table-cell>
          <table:table-cell table:formula="of:=MOD([.$F$4];[.A50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93]+1" office:value-type="float" office:value="5089" calcext:value-type="float">
            <text:p>5089</text:p>
          </table:table-cell>
          <table:table-cell table:formula="of:=MOD([.$F$4];[.A50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94]+1" office:value-type="float" office:value="5090" calcext:value-type="float">
            <text:p>5090</text:p>
          </table:table-cell>
          <table:table-cell table:formula="of:=MOD([.$F$4];[.A50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95]+1" office:value-type="float" office:value="5091" calcext:value-type="float">
            <text:p>5091</text:p>
          </table:table-cell>
          <table:table-cell table:formula="of:=MOD([.$F$4];[.A50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96]+1" office:value-type="float" office:value="5092" calcext:value-type="float">
            <text:p>5092</text:p>
          </table:table-cell>
          <table:table-cell table:formula="of:=MOD([.$F$4];[.A50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97]+1" office:value-type="float" office:value="5093" calcext:value-type="float">
            <text:p>5093</text:p>
          </table:table-cell>
          <table:table-cell table:formula="of:=MOD([.$F$4];[.A50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98]+1" office:value-type="float" office:value="5094" calcext:value-type="float">
            <text:p>5094</text:p>
          </table:table-cell>
          <table:table-cell table:formula="of:=MOD([.$F$4];[.A50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99]+1" office:value-type="float" office:value="5095" calcext:value-type="float">
            <text:p>5095</text:p>
          </table:table-cell>
          <table:table-cell table:formula="of:=MOD([.$F$4];[.A51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00]+1" office:value-type="float" office:value="5096" calcext:value-type="float">
            <text:p>5096</text:p>
          </table:table-cell>
          <table:table-cell table:formula="of:=MOD([.$F$4];[.A51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01]+1" office:value-type="float" office:value="5097" calcext:value-type="float">
            <text:p>5097</text:p>
          </table:table-cell>
          <table:table-cell table:formula="of:=MOD([.$F$4];[.A51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02]+1" office:value-type="float" office:value="5098" calcext:value-type="float">
            <text:p>5098</text:p>
          </table:table-cell>
          <table:table-cell table:formula="of:=MOD([.$F$4];[.A51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03]+1" office:value-type="float" office:value="5099" calcext:value-type="float">
            <text:p>5099</text:p>
          </table:table-cell>
          <table:table-cell table:formula="of:=MOD([.$F$4];[.A51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04]+1" office:value-type="float" office:value="5100" calcext:value-type="float">
            <text:p>5100</text:p>
          </table:table-cell>
          <table:table-cell table:formula="of:=MOD([.$F$4];[.A51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05]+1" office:value-type="float" office:value="5101" calcext:value-type="float">
            <text:p>5101</text:p>
          </table:table-cell>
          <table:table-cell table:formula="of:=MOD([.$F$4];[.A51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06]+1" office:value-type="float" office:value="5102" calcext:value-type="float">
            <text:p>5102</text:p>
          </table:table-cell>
          <table:table-cell table:formula="of:=MOD([.$F$4];[.A51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07]+1" office:value-type="float" office:value="5103" calcext:value-type="float">
            <text:p>5103</text:p>
          </table:table-cell>
          <table:table-cell table:formula="of:=MOD([.$F$4];[.A51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08]+1" office:value-type="float" office:value="5104" calcext:value-type="float">
            <text:p>5104</text:p>
          </table:table-cell>
          <table:table-cell table:formula="of:=MOD([.$F$4];[.A51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09]+1" office:value-type="float" office:value="5105" calcext:value-type="float">
            <text:p>5105</text:p>
          </table:table-cell>
          <table:table-cell table:formula="of:=MOD([.$F$4];[.A51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10]+1" office:value-type="float" office:value="5106" calcext:value-type="float">
            <text:p>5106</text:p>
          </table:table-cell>
          <table:table-cell table:formula="of:=MOD([.$F$4];[.A51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11]+1" office:value-type="float" office:value="5107" calcext:value-type="float">
            <text:p>5107</text:p>
          </table:table-cell>
          <table:table-cell table:formula="of:=MOD([.$F$4];[.A51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12]+1" office:value-type="float" office:value="5108" calcext:value-type="float">
            <text:p>5108</text:p>
          </table:table-cell>
          <table:table-cell table:formula="of:=MOD([.$F$4];[.A51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13]+1" office:value-type="float" office:value="5109" calcext:value-type="float">
            <text:p>5109</text:p>
          </table:table-cell>
          <table:table-cell table:formula="of:=MOD([.$F$4];[.A51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14]+1" office:value-type="float" office:value="5110" calcext:value-type="float">
            <text:p>5110</text:p>
          </table:table-cell>
          <table:table-cell table:formula="of:=MOD([.$F$4];[.A51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15]+1" office:value-type="float" office:value="5111" calcext:value-type="float">
            <text:p>5111</text:p>
          </table:table-cell>
          <table:table-cell table:formula="of:=MOD([.$F$4];[.A51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16]+1" office:value-type="float" office:value="5112" calcext:value-type="float">
            <text:p>5112</text:p>
          </table:table-cell>
          <table:table-cell table:formula="of:=MOD([.$F$4];[.A51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17]+1" office:value-type="float" office:value="5113" calcext:value-type="float">
            <text:p>5113</text:p>
          </table:table-cell>
          <table:table-cell table:formula="of:=MOD([.$F$4];[.A51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18]+1" office:value-type="float" office:value="5114" calcext:value-type="float">
            <text:p>5114</text:p>
          </table:table-cell>
          <table:table-cell table:formula="of:=MOD([.$F$4];[.A51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19]+1" office:value-type="float" office:value="5115" calcext:value-type="float">
            <text:p>5115</text:p>
          </table:table-cell>
          <table:table-cell table:formula="of:=MOD([.$F$4];[.A51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20]+1" office:value-type="float" office:value="5116" calcext:value-type="float">
            <text:p>5116</text:p>
          </table:table-cell>
          <table:table-cell table:formula="of:=MOD([.$F$4];[.A51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21]+1" office:value-type="float" office:value="5117" calcext:value-type="float">
            <text:p>5117</text:p>
          </table:table-cell>
          <table:table-cell table:formula="of:=MOD([.$F$4];[.A51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22]+1" office:value-type="float" office:value="5118" calcext:value-type="float">
            <text:p>5118</text:p>
          </table:table-cell>
          <table:table-cell table:formula="of:=MOD([.$F$4];[.A51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23]+1" office:value-type="float" office:value="5119" calcext:value-type="float">
            <text:p>5119</text:p>
          </table:table-cell>
          <table:table-cell table:formula="of:=MOD([.$F$4];[.A51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24]+1" office:value-type="float" office:value="5120" calcext:value-type="float">
            <text:p>5120</text:p>
          </table:table-cell>
          <table:table-cell table:formula="of:=MOD([.$F$4];[.A51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25]+1" office:value-type="float" office:value="5121" calcext:value-type="float">
            <text:p>5121</text:p>
          </table:table-cell>
          <table:table-cell table:formula="of:=MOD([.$F$4];[.A51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26]+1" office:value-type="float" office:value="5122" calcext:value-type="float">
            <text:p>5122</text:p>
          </table:table-cell>
          <table:table-cell table:formula="of:=MOD([.$F$4];[.A51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27]+1" office:value-type="float" office:value="5123" calcext:value-type="float">
            <text:p>5123</text:p>
          </table:table-cell>
          <table:table-cell table:formula="of:=MOD([.$F$4];[.A51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28]+1" office:value-type="float" office:value="5124" calcext:value-type="float">
            <text:p>5124</text:p>
          </table:table-cell>
          <table:table-cell table:formula="of:=MOD([.$F$4];[.A51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29]+1" office:value-type="float" office:value="5125" calcext:value-type="float">
            <text:p>5125</text:p>
          </table:table-cell>
          <table:table-cell table:formula="of:=MOD([.$F$4];[.A51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30]+1" office:value-type="float" office:value="5126" calcext:value-type="float">
            <text:p>5126</text:p>
          </table:table-cell>
          <table:table-cell table:formula="of:=MOD([.$F$4];[.A51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31]+1" office:value-type="float" office:value="5127" calcext:value-type="float">
            <text:p>5127</text:p>
          </table:table-cell>
          <table:table-cell table:formula="of:=MOD([.$F$4];[.A51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32]+1" office:value-type="float" office:value="5128" calcext:value-type="float">
            <text:p>5128</text:p>
          </table:table-cell>
          <table:table-cell table:formula="of:=MOD([.$F$4];[.A51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33]+1" office:value-type="float" office:value="5129" calcext:value-type="float">
            <text:p>5129</text:p>
          </table:table-cell>
          <table:table-cell table:formula="of:=MOD([.$F$4];[.A51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34]+1" office:value-type="float" office:value="5130" calcext:value-type="float">
            <text:p>5130</text:p>
          </table:table-cell>
          <table:table-cell table:formula="of:=MOD([.$F$4];[.A51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35]+1" office:value-type="float" office:value="5131" calcext:value-type="float">
            <text:p>5131</text:p>
          </table:table-cell>
          <table:table-cell table:formula="of:=MOD([.$F$4];[.A51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36]+1" office:value-type="float" office:value="5132" calcext:value-type="float">
            <text:p>5132</text:p>
          </table:table-cell>
          <table:table-cell table:formula="of:=MOD([.$F$4];[.A51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37]+1" office:value-type="float" office:value="5133" calcext:value-type="float">
            <text:p>5133</text:p>
          </table:table-cell>
          <table:table-cell table:formula="of:=MOD([.$F$4];[.A51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38]+1" office:value-type="float" office:value="5134" calcext:value-type="float">
            <text:p>5134</text:p>
          </table:table-cell>
          <table:table-cell table:formula="of:=MOD([.$F$4];[.A51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39]+1" office:value-type="float" office:value="5135" calcext:value-type="float">
            <text:p>5135</text:p>
          </table:table-cell>
          <table:table-cell table:formula="of:=MOD([.$F$4];[.A51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40]+1" office:value-type="float" office:value="5136" calcext:value-type="float">
            <text:p>5136</text:p>
          </table:table-cell>
          <table:table-cell table:formula="of:=MOD([.$F$4];[.A51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41]+1" office:value-type="float" office:value="5137" calcext:value-type="float">
            <text:p>5137</text:p>
          </table:table-cell>
          <table:table-cell table:formula="of:=MOD([.$F$4];[.A51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42]+1" office:value-type="float" office:value="5138" calcext:value-type="float">
            <text:p>5138</text:p>
          </table:table-cell>
          <table:table-cell table:formula="of:=MOD([.$F$4];[.A51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43]+1" office:value-type="float" office:value="5139" calcext:value-type="float">
            <text:p>5139</text:p>
          </table:table-cell>
          <table:table-cell table:formula="of:=MOD([.$F$4];[.A51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44]+1" office:value-type="float" office:value="5140" calcext:value-type="float">
            <text:p>5140</text:p>
          </table:table-cell>
          <table:table-cell table:formula="of:=MOD([.$F$4];[.A51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45]+1" office:value-type="float" office:value="5141" calcext:value-type="float">
            <text:p>5141</text:p>
          </table:table-cell>
          <table:table-cell table:formula="of:=MOD([.$F$4];[.A51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46]+1" office:value-type="float" office:value="5142" calcext:value-type="float">
            <text:p>5142</text:p>
          </table:table-cell>
          <table:table-cell table:formula="of:=MOD([.$F$4];[.A51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47]+1" office:value-type="float" office:value="5143" calcext:value-type="float">
            <text:p>5143</text:p>
          </table:table-cell>
          <table:table-cell table:formula="of:=MOD([.$F$4];[.A51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48]+1" office:value-type="float" office:value="5144" calcext:value-type="float">
            <text:p>5144</text:p>
          </table:table-cell>
          <table:table-cell table:formula="of:=MOD([.$F$4];[.A51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49]+1" office:value-type="float" office:value="5145" calcext:value-type="float">
            <text:p>5145</text:p>
          </table:table-cell>
          <table:table-cell table:formula="of:=MOD([.$F$4];[.A51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50]+1" office:value-type="float" office:value="5146" calcext:value-type="float">
            <text:p>5146</text:p>
          </table:table-cell>
          <table:table-cell table:formula="of:=MOD([.$F$4];[.A51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51]+1" office:value-type="float" office:value="5147" calcext:value-type="float">
            <text:p>5147</text:p>
          </table:table-cell>
          <table:table-cell table:formula="of:=MOD([.$F$4];[.A51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52]+1" office:value-type="float" office:value="5148" calcext:value-type="float">
            <text:p>5148</text:p>
          </table:table-cell>
          <table:table-cell table:formula="of:=MOD([.$F$4];[.A51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53]+1" office:value-type="float" office:value="5149" calcext:value-type="float">
            <text:p>5149</text:p>
          </table:table-cell>
          <table:table-cell table:formula="of:=MOD([.$F$4];[.A51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54]+1" office:value-type="float" office:value="5150" calcext:value-type="float">
            <text:p>5150</text:p>
          </table:table-cell>
          <table:table-cell table:formula="of:=MOD([.$F$4];[.A51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55]+1" office:value-type="float" office:value="5151" calcext:value-type="float">
            <text:p>5151</text:p>
          </table:table-cell>
          <table:table-cell table:formula="of:=MOD([.$F$4];[.A51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56]+1" office:value-type="float" office:value="5152" calcext:value-type="float">
            <text:p>5152</text:p>
          </table:table-cell>
          <table:table-cell table:formula="of:=MOD([.$F$4];[.A51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57]+1" office:value-type="float" office:value="5153" calcext:value-type="float">
            <text:p>5153</text:p>
          </table:table-cell>
          <table:table-cell table:formula="of:=MOD([.$F$4];[.A51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58]+1" office:value-type="float" office:value="5154" calcext:value-type="float">
            <text:p>5154</text:p>
          </table:table-cell>
          <table:table-cell table:formula="of:=MOD([.$F$4];[.A51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59]+1" office:value-type="float" office:value="5155" calcext:value-type="float">
            <text:p>5155</text:p>
          </table:table-cell>
          <table:table-cell table:formula="of:=MOD([.$F$4];[.A51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60]+1" office:value-type="float" office:value="5156" calcext:value-type="float">
            <text:p>5156</text:p>
          </table:table-cell>
          <table:table-cell table:formula="of:=MOD([.$F$4];[.A51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61]+1" office:value-type="float" office:value="5157" calcext:value-type="float">
            <text:p>5157</text:p>
          </table:table-cell>
          <table:table-cell table:formula="of:=MOD([.$F$4];[.A51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62]+1" office:value-type="float" office:value="5158" calcext:value-type="float">
            <text:p>5158</text:p>
          </table:table-cell>
          <table:table-cell table:formula="of:=MOD([.$F$4];[.A51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63]+1" office:value-type="float" office:value="5159" calcext:value-type="float">
            <text:p>5159</text:p>
          </table:table-cell>
          <table:table-cell table:formula="of:=MOD([.$F$4];[.A51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64]+1" office:value-type="float" office:value="5160" calcext:value-type="float">
            <text:p>5160</text:p>
          </table:table-cell>
          <table:table-cell table:formula="of:=MOD([.$F$4];[.A51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65]+1" office:value-type="float" office:value="5161" calcext:value-type="float">
            <text:p>5161</text:p>
          </table:table-cell>
          <table:table-cell table:formula="of:=MOD([.$F$4];[.A51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66]+1" office:value-type="float" office:value="5162" calcext:value-type="float">
            <text:p>5162</text:p>
          </table:table-cell>
          <table:table-cell table:formula="of:=MOD([.$F$4];[.A51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67]+1" office:value-type="float" office:value="5163" calcext:value-type="float">
            <text:p>5163</text:p>
          </table:table-cell>
          <table:table-cell table:formula="of:=MOD([.$F$4];[.A51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68]+1" office:value-type="float" office:value="5164" calcext:value-type="float">
            <text:p>5164</text:p>
          </table:table-cell>
          <table:table-cell table:formula="of:=MOD([.$F$4];[.A51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69]+1" office:value-type="float" office:value="5165" calcext:value-type="float">
            <text:p>5165</text:p>
          </table:table-cell>
          <table:table-cell table:formula="of:=MOD([.$F$4];[.A51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70]+1" office:value-type="float" office:value="5166" calcext:value-type="float">
            <text:p>5166</text:p>
          </table:table-cell>
          <table:table-cell table:formula="of:=MOD([.$F$4];[.A51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71]+1" office:value-type="float" office:value="5167" calcext:value-type="float">
            <text:p>5167</text:p>
          </table:table-cell>
          <table:table-cell table:formula="of:=MOD([.$F$4];[.A51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72]+1" office:value-type="float" office:value="5168" calcext:value-type="float">
            <text:p>5168</text:p>
          </table:table-cell>
          <table:table-cell table:formula="of:=MOD([.$F$4];[.A51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73]+1" office:value-type="float" office:value="5169" calcext:value-type="float">
            <text:p>5169</text:p>
          </table:table-cell>
          <table:table-cell table:formula="of:=MOD([.$F$4];[.A51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74]+1" office:value-type="float" office:value="5170" calcext:value-type="float">
            <text:p>5170</text:p>
          </table:table-cell>
          <table:table-cell table:formula="of:=MOD([.$F$4];[.A51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75]+1" office:value-type="float" office:value="5171" calcext:value-type="float">
            <text:p>5171</text:p>
          </table:table-cell>
          <table:table-cell table:formula="of:=MOD([.$F$4];[.A51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76]+1" office:value-type="float" office:value="5172" calcext:value-type="float">
            <text:p>5172</text:p>
          </table:table-cell>
          <table:table-cell table:formula="of:=MOD([.$F$4];[.A51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77]+1" office:value-type="float" office:value="5173" calcext:value-type="float">
            <text:p>5173</text:p>
          </table:table-cell>
          <table:table-cell table:formula="of:=MOD([.$F$4];[.A51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78]+1" office:value-type="float" office:value="5174" calcext:value-type="float">
            <text:p>5174</text:p>
          </table:table-cell>
          <table:table-cell table:formula="of:=MOD([.$F$4];[.A51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79]+1" office:value-type="float" office:value="5175" calcext:value-type="float">
            <text:p>5175</text:p>
          </table:table-cell>
          <table:table-cell table:formula="of:=MOD([.$F$4];[.A51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80]+1" office:value-type="float" office:value="5176" calcext:value-type="float">
            <text:p>5176</text:p>
          </table:table-cell>
          <table:table-cell table:formula="of:=MOD([.$F$4];[.A51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81]+1" office:value-type="float" office:value="5177" calcext:value-type="float">
            <text:p>5177</text:p>
          </table:table-cell>
          <table:table-cell table:formula="of:=MOD([.$F$4];[.A51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82]+1" office:value-type="float" office:value="5178" calcext:value-type="float">
            <text:p>5178</text:p>
          </table:table-cell>
          <table:table-cell table:formula="of:=MOD([.$F$4];[.A51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83]+1" office:value-type="float" office:value="5179" calcext:value-type="float">
            <text:p>5179</text:p>
          </table:table-cell>
          <table:table-cell table:formula="of:=MOD([.$F$4];[.A51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84]+1" office:value-type="float" office:value="5180" calcext:value-type="float">
            <text:p>5180</text:p>
          </table:table-cell>
          <table:table-cell table:formula="of:=MOD([.$F$4];[.A51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85]+1" office:value-type="float" office:value="5181" calcext:value-type="float">
            <text:p>5181</text:p>
          </table:table-cell>
          <table:table-cell table:formula="of:=MOD([.$F$4];[.A51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86]+1" office:value-type="float" office:value="5182" calcext:value-type="float">
            <text:p>5182</text:p>
          </table:table-cell>
          <table:table-cell table:formula="of:=MOD([.$F$4];[.A51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87]+1" office:value-type="float" office:value="5183" calcext:value-type="float">
            <text:p>5183</text:p>
          </table:table-cell>
          <table:table-cell table:formula="of:=MOD([.$F$4];[.A51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88]+1" office:value-type="float" office:value="5184" calcext:value-type="float">
            <text:p>5184</text:p>
          </table:table-cell>
          <table:table-cell table:formula="of:=MOD([.$F$4];[.A51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89]+1" office:value-type="float" office:value="5185" calcext:value-type="float">
            <text:p>5185</text:p>
          </table:table-cell>
          <table:table-cell table:formula="of:=MOD([.$F$4];[.A51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90]+1" office:value-type="float" office:value="5186" calcext:value-type="float">
            <text:p>5186</text:p>
          </table:table-cell>
          <table:table-cell table:formula="of:=MOD([.$F$4];[.A51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91]+1" office:value-type="float" office:value="5187" calcext:value-type="float">
            <text:p>5187</text:p>
          </table:table-cell>
          <table:table-cell table:formula="of:=MOD([.$F$4];[.A51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92]+1" office:value-type="float" office:value="5188" calcext:value-type="float">
            <text:p>5188</text:p>
          </table:table-cell>
          <table:table-cell table:formula="of:=MOD([.$F$4];[.A51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93]+1" office:value-type="float" office:value="5189" calcext:value-type="float">
            <text:p>5189</text:p>
          </table:table-cell>
          <table:table-cell table:formula="of:=MOD([.$F$4];[.A51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94]+1" office:value-type="float" office:value="5190" calcext:value-type="float">
            <text:p>5190</text:p>
          </table:table-cell>
          <table:table-cell table:formula="of:=MOD([.$F$4];[.A51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95]+1" office:value-type="float" office:value="5191" calcext:value-type="float">
            <text:p>5191</text:p>
          </table:table-cell>
          <table:table-cell table:formula="of:=MOD([.$F$4];[.A51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96]+1" office:value-type="float" office:value="5192" calcext:value-type="float">
            <text:p>5192</text:p>
          </table:table-cell>
          <table:table-cell table:formula="of:=MOD([.$F$4];[.A51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97]+1" office:value-type="float" office:value="5193" calcext:value-type="float">
            <text:p>5193</text:p>
          </table:table-cell>
          <table:table-cell table:formula="of:=MOD([.$F$4];[.A51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98]+1" office:value-type="float" office:value="5194" calcext:value-type="float">
            <text:p>5194</text:p>
          </table:table-cell>
          <table:table-cell table:formula="of:=MOD([.$F$4];[.A51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99]+1" office:value-type="float" office:value="5195" calcext:value-type="float">
            <text:p>5195</text:p>
          </table:table-cell>
          <table:table-cell table:formula="of:=MOD([.$F$4];[.A52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00]+1" office:value-type="float" office:value="5196" calcext:value-type="float">
            <text:p>5196</text:p>
          </table:table-cell>
          <table:table-cell table:formula="of:=MOD([.$F$4];[.A52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01]+1" office:value-type="float" office:value="5197" calcext:value-type="float">
            <text:p>5197</text:p>
          </table:table-cell>
          <table:table-cell table:formula="of:=MOD([.$F$4];[.A52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02]+1" office:value-type="float" office:value="5198" calcext:value-type="float">
            <text:p>5198</text:p>
          </table:table-cell>
          <table:table-cell table:formula="of:=MOD([.$F$4];[.A52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03]+1" office:value-type="float" office:value="5199" calcext:value-type="float">
            <text:p>5199</text:p>
          </table:table-cell>
          <table:table-cell table:formula="of:=MOD([.$F$4];[.A52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04]+1" office:value-type="float" office:value="5200" calcext:value-type="float">
            <text:p>5200</text:p>
          </table:table-cell>
          <table:table-cell table:formula="of:=MOD([.$F$4];[.A52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05]+1" office:value-type="float" office:value="5201" calcext:value-type="float">
            <text:p>5201</text:p>
          </table:table-cell>
          <table:table-cell table:formula="of:=MOD([.$F$4];[.A52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06]+1" office:value-type="float" office:value="5202" calcext:value-type="float">
            <text:p>5202</text:p>
          </table:table-cell>
          <table:table-cell table:formula="of:=MOD([.$F$4];[.A52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07]+1" office:value-type="float" office:value="5203" calcext:value-type="float">
            <text:p>5203</text:p>
          </table:table-cell>
          <table:table-cell table:formula="of:=MOD([.$F$4];[.A52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08]+1" office:value-type="float" office:value="5204" calcext:value-type="float">
            <text:p>5204</text:p>
          </table:table-cell>
          <table:table-cell table:formula="of:=MOD([.$F$4];[.A52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09]+1" office:value-type="float" office:value="5205" calcext:value-type="float">
            <text:p>5205</text:p>
          </table:table-cell>
          <table:table-cell table:formula="of:=MOD([.$F$4];[.A52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10]+1" office:value-type="float" office:value="5206" calcext:value-type="float">
            <text:p>5206</text:p>
          </table:table-cell>
          <table:table-cell table:formula="of:=MOD([.$F$4];[.A52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11]+1" office:value-type="float" office:value="5207" calcext:value-type="float">
            <text:p>5207</text:p>
          </table:table-cell>
          <table:table-cell table:formula="of:=MOD([.$F$4];[.A52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12]+1" office:value-type="float" office:value="5208" calcext:value-type="float">
            <text:p>5208</text:p>
          </table:table-cell>
          <table:table-cell table:formula="of:=MOD([.$F$4];[.A52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13]+1" office:value-type="float" office:value="5209" calcext:value-type="float">
            <text:p>5209</text:p>
          </table:table-cell>
          <table:table-cell table:formula="of:=MOD([.$F$4];[.A52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14]+1" office:value-type="float" office:value="5210" calcext:value-type="float">
            <text:p>5210</text:p>
          </table:table-cell>
          <table:table-cell table:formula="of:=MOD([.$F$4];[.A52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15]+1" office:value-type="float" office:value="5211" calcext:value-type="float">
            <text:p>5211</text:p>
          </table:table-cell>
          <table:table-cell table:formula="of:=MOD([.$F$4];[.A52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16]+1" office:value-type="float" office:value="5212" calcext:value-type="float">
            <text:p>5212</text:p>
          </table:table-cell>
          <table:table-cell table:formula="of:=MOD([.$F$4];[.A52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17]+1" office:value-type="float" office:value="5213" calcext:value-type="float">
            <text:p>5213</text:p>
          </table:table-cell>
          <table:table-cell table:formula="of:=MOD([.$F$4];[.A52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18]+1" office:value-type="float" office:value="5214" calcext:value-type="float">
            <text:p>5214</text:p>
          </table:table-cell>
          <table:table-cell table:formula="of:=MOD([.$F$4];[.A52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19]+1" office:value-type="float" office:value="5215" calcext:value-type="float">
            <text:p>5215</text:p>
          </table:table-cell>
          <table:table-cell table:formula="of:=MOD([.$F$4];[.A52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20]+1" office:value-type="float" office:value="5216" calcext:value-type="float">
            <text:p>5216</text:p>
          </table:table-cell>
          <table:table-cell table:formula="of:=MOD([.$F$4];[.A52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21]+1" office:value-type="float" office:value="5217" calcext:value-type="float">
            <text:p>5217</text:p>
          </table:table-cell>
          <table:table-cell table:formula="of:=MOD([.$F$4];[.A52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22]+1" office:value-type="float" office:value="5218" calcext:value-type="float">
            <text:p>5218</text:p>
          </table:table-cell>
          <table:table-cell table:formula="of:=MOD([.$F$4];[.A52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23]+1" office:value-type="float" office:value="5219" calcext:value-type="float">
            <text:p>5219</text:p>
          </table:table-cell>
          <table:table-cell table:formula="of:=MOD([.$F$4];[.A52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24]+1" office:value-type="float" office:value="5220" calcext:value-type="float">
            <text:p>5220</text:p>
          </table:table-cell>
          <table:table-cell table:formula="of:=MOD([.$F$4];[.A52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25]+1" office:value-type="float" office:value="5221" calcext:value-type="float">
            <text:p>5221</text:p>
          </table:table-cell>
          <table:table-cell table:formula="of:=MOD([.$F$4];[.A52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26]+1" office:value-type="float" office:value="5222" calcext:value-type="float">
            <text:p>5222</text:p>
          </table:table-cell>
          <table:table-cell table:formula="of:=MOD([.$F$4];[.A52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27]+1" office:value-type="float" office:value="5223" calcext:value-type="float">
            <text:p>5223</text:p>
          </table:table-cell>
          <table:table-cell table:formula="of:=MOD([.$F$4];[.A52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28]+1" office:value-type="float" office:value="5224" calcext:value-type="float">
            <text:p>5224</text:p>
          </table:table-cell>
          <table:table-cell table:formula="of:=MOD([.$F$4];[.A52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29]+1" office:value-type="float" office:value="5225" calcext:value-type="float">
            <text:p>5225</text:p>
          </table:table-cell>
          <table:table-cell table:formula="of:=MOD([.$F$4];[.A52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30]+1" office:value-type="float" office:value="5226" calcext:value-type="float">
            <text:p>5226</text:p>
          </table:table-cell>
          <table:table-cell table:formula="of:=MOD([.$F$4];[.A52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31]+1" office:value-type="float" office:value="5227" calcext:value-type="float">
            <text:p>5227</text:p>
          </table:table-cell>
          <table:table-cell table:formula="of:=MOD([.$F$4];[.A52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32]+1" office:value-type="float" office:value="5228" calcext:value-type="float">
            <text:p>5228</text:p>
          </table:table-cell>
          <table:table-cell table:formula="of:=MOD([.$F$4];[.A52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33]+1" office:value-type="float" office:value="5229" calcext:value-type="float">
            <text:p>5229</text:p>
          </table:table-cell>
          <table:table-cell table:formula="of:=MOD([.$F$4];[.A52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34]+1" office:value-type="float" office:value="5230" calcext:value-type="float">
            <text:p>5230</text:p>
          </table:table-cell>
          <table:table-cell table:formula="of:=MOD([.$F$4];[.A52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35]+1" office:value-type="float" office:value="5231" calcext:value-type="float">
            <text:p>5231</text:p>
          </table:table-cell>
          <table:table-cell table:formula="of:=MOD([.$F$4];[.A52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36]+1" office:value-type="float" office:value="5232" calcext:value-type="float">
            <text:p>5232</text:p>
          </table:table-cell>
          <table:table-cell table:formula="of:=MOD([.$F$4];[.A52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37]+1" office:value-type="float" office:value="5233" calcext:value-type="float">
            <text:p>5233</text:p>
          </table:table-cell>
          <table:table-cell table:formula="of:=MOD([.$F$4];[.A52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38]+1" office:value-type="float" office:value="5234" calcext:value-type="float">
            <text:p>5234</text:p>
          </table:table-cell>
          <table:table-cell table:formula="of:=MOD([.$F$4];[.A52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39]+1" office:value-type="float" office:value="5235" calcext:value-type="float">
            <text:p>5235</text:p>
          </table:table-cell>
          <table:table-cell table:formula="of:=MOD([.$F$4];[.A52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40]+1" office:value-type="float" office:value="5236" calcext:value-type="float">
            <text:p>5236</text:p>
          </table:table-cell>
          <table:table-cell table:formula="of:=MOD([.$F$4];[.A52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41]+1" office:value-type="float" office:value="5237" calcext:value-type="float">
            <text:p>5237</text:p>
          </table:table-cell>
          <table:table-cell table:formula="of:=MOD([.$F$4];[.A52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42]+1" office:value-type="float" office:value="5238" calcext:value-type="float">
            <text:p>5238</text:p>
          </table:table-cell>
          <table:table-cell table:formula="of:=MOD([.$F$4];[.A52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43]+1" office:value-type="float" office:value="5239" calcext:value-type="float">
            <text:p>5239</text:p>
          </table:table-cell>
          <table:table-cell table:formula="of:=MOD([.$F$4];[.A52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44]+1" office:value-type="float" office:value="5240" calcext:value-type="float">
            <text:p>5240</text:p>
          </table:table-cell>
          <table:table-cell table:formula="of:=MOD([.$F$4];[.A52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45]+1" office:value-type="float" office:value="5241" calcext:value-type="float">
            <text:p>5241</text:p>
          </table:table-cell>
          <table:table-cell table:formula="of:=MOD([.$F$4];[.A52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46]+1" office:value-type="float" office:value="5242" calcext:value-type="float">
            <text:p>5242</text:p>
          </table:table-cell>
          <table:table-cell table:formula="of:=MOD([.$F$4];[.A52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47]+1" office:value-type="float" office:value="5243" calcext:value-type="float">
            <text:p>5243</text:p>
          </table:table-cell>
          <table:table-cell table:formula="of:=MOD([.$F$4];[.A52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48]+1" office:value-type="float" office:value="5244" calcext:value-type="float">
            <text:p>5244</text:p>
          </table:table-cell>
          <table:table-cell table:formula="of:=MOD([.$F$4];[.A52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49]+1" office:value-type="float" office:value="5245" calcext:value-type="float">
            <text:p>5245</text:p>
          </table:table-cell>
          <table:table-cell table:formula="of:=MOD([.$F$4];[.A52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50]+1" office:value-type="float" office:value="5246" calcext:value-type="float">
            <text:p>5246</text:p>
          </table:table-cell>
          <table:table-cell table:formula="of:=MOD([.$F$4];[.A52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51]+1" office:value-type="float" office:value="5247" calcext:value-type="float">
            <text:p>5247</text:p>
          </table:table-cell>
          <table:table-cell table:formula="of:=MOD([.$F$4];[.A52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52]+1" office:value-type="float" office:value="5248" calcext:value-type="float">
            <text:p>5248</text:p>
          </table:table-cell>
          <table:table-cell table:formula="of:=MOD([.$F$4];[.A52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53]+1" office:value-type="float" office:value="5249" calcext:value-type="float">
            <text:p>5249</text:p>
          </table:table-cell>
          <table:table-cell table:formula="of:=MOD([.$F$4];[.A52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54]+1" office:value-type="float" office:value="5250" calcext:value-type="float">
            <text:p>5250</text:p>
          </table:table-cell>
          <table:table-cell table:formula="of:=MOD([.$F$4];[.A52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55]+1" office:value-type="float" office:value="5251" calcext:value-type="float">
            <text:p>5251</text:p>
          </table:table-cell>
          <table:table-cell table:formula="of:=MOD([.$F$4];[.A52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56]+1" office:value-type="float" office:value="5252" calcext:value-type="float">
            <text:p>5252</text:p>
          </table:table-cell>
          <table:table-cell table:formula="of:=MOD([.$F$4];[.A52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57]+1" office:value-type="float" office:value="5253" calcext:value-type="float">
            <text:p>5253</text:p>
          </table:table-cell>
          <table:table-cell table:formula="of:=MOD([.$F$4];[.A52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58]+1" office:value-type="float" office:value="5254" calcext:value-type="float">
            <text:p>5254</text:p>
          </table:table-cell>
          <table:table-cell table:formula="of:=MOD([.$F$4];[.A52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59]+1" office:value-type="float" office:value="5255" calcext:value-type="float">
            <text:p>5255</text:p>
          </table:table-cell>
          <table:table-cell table:formula="of:=MOD([.$F$4];[.A52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60]+1" office:value-type="float" office:value="5256" calcext:value-type="float">
            <text:p>5256</text:p>
          </table:table-cell>
          <table:table-cell table:formula="of:=MOD([.$F$4];[.A52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61]+1" office:value-type="float" office:value="5257" calcext:value-type="float">
            <text:p>5257</text:p>
          </table:table-cell>
          <table:table-cell table:formula="of:=MOD([.$F$4];[.A52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62]+1" office:value-type="float" office:value="5258" calcext:value-type="float">
            <text:p>5258</text:p>
          </table:table-cell>
          <table:table-cell table:formula="of:=MOD([.$F$4];[.A52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63]+1" office:value-type="float" office:value="5259" calcext:value-type="float">
            <text:p>5259</text:p>
          </table:table-cell>
          <table:table-cell table:formula="of:=MOD([.$F$4];[.A52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64]+1" office:value-type="float" office:value="5260" calcext:value-type="float">
            <text:p>5260</text:p>
          </table:table-cell>
          <table:table-cell table:formula="of:=MOD([.$F$4];[.A52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65]+1" office:value-type="float" office:value="5261" calcext:value-type="float">
            <text:p>5261</text:p>
          </table:table-cell>
          <table:table-cell table:formula="of:=MOD([.$F$4];[.A52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66]+1" office:value-type="float" office:value="5262" calcext:value-type="float">
            <text:p>5262</text:p>
          </table:table-cell>
          <table:table-cell table:formula="of:=MOD([.$F$4];[.A52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67]+1" office:value-type="float" office:value="5263" calcext:value-type="float">
            <text:p>5263</text:p>
          </table:table-cell>
          <table:table-cell table:formula="of:=MOD([.$F$4];[.A52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68]+1" office:value-type="float" office:value="5264" calcext:value-type="float">
            <text:p>5264</text:p>
          </table:table-cell>
          <table:table-cell table:formula="of:=MOD([.$F$4];[.A52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69]+1" office:value-type="float" office:value="5265" calcext:value-type="float">
            <text:p>5265</text:p>
          </table:table-cell>
          <table:table-cell table:formula="of:=MOD([.$F$4];[.A52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70]+1" office:value-type="float" office:value="5266" calcext:value-type="float">
            <text:p>5266</text:p>
          </table:table-cell>
          <table:table-cell table:formula="of:=MOD([.$F$4];[.A52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71]+1" office:value-type="float" office:value="5267" calcext:value-type="float">
            <text:p>5267</text:p>
          </table:table-cell>
          <table:table-cell table:formula="of:=MOD([.$F$4];[.A52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72]+1" office:value-type="float" office:value="5268" calcext:value-type="float">
            <text:p>5268</text:p>
          </table:table-cell>
          <table:table-cell table:formula="of:=MOD([.$F$4];[.A52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73]+1" office:value-type="float" office:value="5269" calcext:value-type="float">
            <text:p>5269</text:p>
          </table:table-cell>
          <table:table-cell table:formula="of:=MOD([.$F$4];[.A52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74]+1" office:value-type="float" office:value="5270" calcext:value-type="float">
            <text:p>5270</text:p>
          </table:table-cell>
          <table:table-cell table:formula="of:=MOD([.$F$4];[.A52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75]+1" office:value-type="float" office:value="5271" calcext:value-type="float">
            <text:p>5271</text:p>
          </table:table-cell>
          <table:table-cell table:formula="of:=MOD([.$F$4];[.A52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76]+1" office:value-type="float" office:value="5272" calcext:value-type="float">
            <text:p>5272</text:p>
          </table:table-cell>
          <table:table-cell table:formula="of:=MOD([.$F$4];[.A52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77]+1" office:value-type="float" office:value="5273" calcext:value-type="float">
            <text:p>5273</text:p>
          </table:table-cell>
          <table:table-cell table:formula="of:=MOD([.$F$4];[.A52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78]+1" office:value-type="float" office:value="5274" calcext:value-type="float">
            <text:p>5274</text:p>
          </table:table-cell>
          <table:table-cell table:formula="of:=MOD([.$F$4];[.A52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79]+1" office:value-type="float" office:value="5275" calcext:value-type="float">
            <text:p>5275</text:p>
          </table:table-cell>
          <table:table-cell table:formula="of:=MOD([.$F$4];[.A52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80]+1" office:value-type="float" office:value="5276" calcext:value-type="float">
            <text:p>5276</text:p>
          </table:table-cell>
          <table:table-cell table:formula="of:=MOD([.$F$4];[.A52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81]+1" office:value-type="float" office:value="5277" calcext:value-type="float">
            <text:p>5277</text:p>
          </table:table-cell>
          <table:table-cell table:formula="of:=MOD([.$F$4];[.A52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82]+1" office:value-type="float" office:value="5278" calcext:value-type="float">
            <text:p>5278</text:p>
          </table:table-cell>
          <table:table-cell table:formula="of:=MOD([.$F$4];[.A52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83]+1" office:value-type="float" office:value="5279" calcext:value-type="float">
            <text:p>5279</text:p>
          </table:table-cell>
          <table:table-cell table:formula="of:=MOD([.$F$4];[.A52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84]+1" office:value-type="float" office:value="5280" calcext:value-type="float">
            <text:p>5280</text:p>
          </table:table-cell>
          <table:table-cell table:formula="of:=MOD([.$F$4];[.A52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85]+1" office:value-type="float" office:value="5281" calcext:value-type="float">
            <text:p>5281</text:p>
          </table:table-cell>
          <table:table-cell table:formula="of:=MOD([.$F$4];[.A52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86]+1" office:value-type="float" office:value="5282" calcext:value-type="float">
            <text:p>5282</text:p>
          </table:table-cell>
          <table:table-cell table:formula="of:=MOD([.$F$4];[.A52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87]+1" office:value-type="float" office:value="5283" calcext:value-type="float">
            <text:p>5283</text:p>
          </table:table-cell>
          <table:table-cell table:formula="of:=MOD([.$F$4];[.A52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88]+1" office:value-type="float" office:value="5284" calcext:value-type="float">
            <text:p>5284</text:p>
          </table:table-cell>
          <table:table-cell table:formula="of:=MOD([.$F$4];[.A52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89]+1" office:value-type="float" office:value="5285" calcext:value-type="float">
            <text:p>5285</text:p>
          </table:table-cell>
          <table:table-cell table:formula="of:=MOD([.$F$4];[.A52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90]+1" office:value-type="float" office:value="5286" calcext:value-type="float">
            <text:p>5286</text:p>
          </table:table-cell>
          <table:table-cell table:formula="of:=MOD([.$F$4];[.A52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91]+1" office:value-type="float" office:value="5287" calcext:value-type="float">
            <text:p>5287</text:p>
          </table:table-cell>
          <table:table-cell table:formula="of:=MOD([.$F$4];[.A52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92]+1" office:value-type="float" office:value="5288" calcext:value-type="float">
            <text:p>5288</text:p>
          </table:table-cell>
          <table:table-cell table:formula="of:=MOD([.$F$4];[.A52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93]+1" office:value-type="float" office:value="5289" calcext:value-type="float">
            <text:p>5289</text:p>
          </table:table-cell>
          <table:table-cell table:formula="of:=MOD([.$F$4];[.A52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94]+1" office:value-type="float" office:value="5290" calcext:value-type="float">
            <text:p>5290</text:p>
          </table:table-cell>
          <table:table-cell table:formula="of:=MOD([.$F$4];[.A52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95]+1" office:value-type="float" office:value="5291" calcext:value-type="float">
            <text:p>5291</text:p>
          </table:table-cell>
          <table:table-cell table:formula="of:=MOD([.$F$4];[.A52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96]+1" office:value-type="float" office:value="5292" calcext:value-type="float">
            <text:p>5292</text:p>
          </table:table-cell>
          <table:table-cell table:formula="of:=MOD([.$F$4];[.A52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97]+1" office:value-type="float" office:value="5293" calcext:value-type="float">
            <text:p>5293</text:p>
          </table:table-cell>
          <table:table-cell table:formula="of:=MOD([.$F$4];[.A52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98]+1" office:value-type="float" office:value="5294" calcext:value-type="float">
            <text:p>5294</text:p>
          </table:table-cell>
          <table:table-cell table:formula="of:=MOD([.$F$4];[.A52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99]+1" office:value-type="float" office:value="5295" calcext:value-type="float">
            <text:p>5295</text:p>
          </table:table-cell>
          <table:table-cell table:formula="of:=MOD([.$F$4];[.A53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00]+1" office:value-type="float" office:value="5296" calcext:value-type="float">
            <text:p>5296</text:p>
          </table:table-cell>
          <table:table-cell table:formula="of:=MOD([.$F$4];[.A53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01]+1" office:value-type="float" office:value="5297" calcext:value-type="float">
            <text:p>5297</text:p>
          </table:table-cell>
          <table:table-cell table:formula="of:=MOD([.$F$4];[.A53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02]+1" office:value-type="float" office:value="5298" calcext:value-type="float">
            <text:p>5298</text:p>
          </table:table-cell>
          <table:table-cell table:formula="of:=MOD([.$F$4];[.A53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03]+1" office:value-type="float" office:value="5299" calcext:value-type="float">
            <text:p>5299</text:p>
          </table:table-cell>
          <table:table-cell table:formula="of:=MOD([.$F$4];[.A53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04]+1" office:value-type="float" office:value="5300" calcext:value-type="float">
            <text:p>5300</text:p>
          </table:table-cell>
          <table:table-cell table:formula="of:=MOD([.$F$4];[.A53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05]+1" office:value-type="float" office:value="5301" calcext:value-type="float">
            <text:p>5301</text:p>
          </table:table-cell>
          <table:table-cell table:formula="of:=MOD([.$F$4];[.A53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06]+1" office:value-type="float" office:value="5302" calcext:value-type="float">
            <text:p>5302</text:p>
          </table:table-cell>
          <table:table-cell table:formula="of:=MOD([.$F$4];[.A53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07]+1" office:value-type="float" office:value="5303" calcext:value-type="float">
            <text:p>5303</text:p>
          </table:table-cell>
          <table:table-cell table:formula="of:=MOD([.$F$4];[.A53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08]+1" office:value-type="float" office:value="5304" calcext:value-type="float">
            <text:p>5304</text:p>
          </table:table-cell>
          <table:table-cell table:formula="of:=MOD([.$F$4];[.A53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09]+1" office:value-type="float" office:value="5305" calcext:value-type="float">
            <text:p>5305</text:p>
          </table:table-cell>
          <table:table-cell table:formula="of:=MOD([.$F$4];[.A53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10]+1" office:value-type="float" office:value="5306" calcext:value-type="float">
            <text:p>5306</text:p>
          </table:table-cell>
          <table:table-cell table:formula="of:=MOD([.$F$4];[.A53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11]+1" office:value-type="float" office:value="5307" calcext:value-type="float">
            <text:p>5307</text:p>
          </table:table-cell>
          <table:table-cell table:formula="of:=MOD([.$F$4];[.A53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12]+1" office:value-type="float" office:value="5308" calcext:value-type="float">
            <text:p>5308</text:p>
          </table:table-cell>
          <table:table-cell table:formula="of:=MOD([.$F$4];[.A53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13]+1" office:value-type="float" office:value="5309" calcext:value-type="float">
            <text:p>5309</text:p>
          </table:table-cell>
          <table:table-cell table:formula="of:=MOD([.$F$4];[.A53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14]+1" office:value-type="float" office:value="5310" calcext:value-type="float">
            <text:p>5310</text:p>
          </table:table-cell>
          <table:table-cell table:formula="of:=MOD([.$F$4];[.A53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15]+1" office:value-type="float" office:value="5311" calcext:value-type="float">
            <text:p>5311</text:p>
          </table:table-cell>
          <table:table-cell table:formula="of:=MOD([.$F$4];[.A53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16]+1" office:value-type="float" office:value="5312" calcext:value-type="float">
            <text:p>5312</text:p>
          </table:table-cell>
          <table:table-cell table:formula="of:=MOD([.$F$4];[.A53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17]+1" office:value-type="float" office:value="5313" calcext:value-type="float">
            <text:p>5313</text:p>
          </table:table-cell>
          <table:table-cell table:formula="of:=MOD([.$F$4];[.A53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18]+1" office:value-type="float" office:value="5314" calcext:value-type="float">
            <text:p>5314</text:p>
          </table:table-cell>
          <table:table-cell table:formula="of:=MOD([.$F$4];[.A53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19]+1" office:value-type="float" office:value="5315" calcext:value-type="float">
            <text:p>5315</text:p>
          </table:table-cell>
          <table:table-cell table:formula="of:=MOD([.$F$4];[.A53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20]+1" office:value-type="float" office:value="5316" calcext:value-type="float">
            <text:p>5316</text:p>
          </table:table-cell>
          <table:table-cell table:formula="of:=MOD([.$F$4];[.A53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21]+1" office:value-type="float" office:value="5317" calcext:value-type="float">
            <text:p>5317</text:p>
          </table:table-cell>
          <table:table-cell table:formula="of:=MOD([.$F$4];[.A53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22]+1" office:value-type="float" office:value="5318" calcext:value-type="float">
            <text:p>5318</text:p>
          </table:table-cell>
          <table:table-cell table:formula="of:=MOD([.$F$4];[.A53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23]+1" office:value-type="float" office:value="5319" calcext:value-type="float">
            <text:p>5319</text:p>
          </table:table-cell>
          <table:table-cell table:formula="of:=MOD([.$F$4];[.A53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24]+1" office:value-type="float" office:value="5320" calcext:value-type="float">
            <text:p>5320</text:p>
          </table:table-cell>
          <table:table-cell table:formula="of:=MOD([.$F$4];[.A53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25]+1" office:value-type="float" office:value="5321" calcext:value-type="float">
            <text:p>5321</text:p>
          </table:table-cell>
          <table:table-cell table:formula="of:=MOD([.$F$4];[.A53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26]+1" office:value-type="float" office:value="5322" calcext:value-type="float">
            <text:p>5322</text:p>
          </table:table-cell>
          <table:table-cell table:formula="of:=MOD([.$F$4];[.A53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27]+1" office:value-type="float" office:value="5323" calcext:value-type="float">
            <text:p>5323</text:p>
          </table:table-cell>
          <table:table-cell table:formula="of:=MOD([.$F$4];[.A53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28]+1" office:value-type="float" office:value="5324" calcext:value-type="float">
            <text:p>5324</text:p>
          </table:table-cell>
          <table:table-cell table:formula="of:=MOD([.$F$4];[.A53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29]+1" office:value-type="float" office:value="5325" calcext:value-type="float">
            <text:p>5325</text:p>
          </table:table-cell>
          <table:table-cell table:formula="of:=MOD([.$F$4];[.A53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30]+1" office:value-type="float" office:value="5326" calcext:value-type="float">
            <text:p>5326</text:p>
          </table:table-cell>
          <table:table-cell table:formula="of:=MOD([.$F$4];[.A53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31]+1" office:value-type="float" office:value="5327" calcext:value-type="float">
            <text:p>5327</text:p>
          </table:table-cell>
          <table:table-cell table:formula="of:=MOD([.$F$4];[.A53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32]+1" office:value-type="float" office:value="5328" calcext:value-type="float">
            <text:p>5328</text:p>
          </table:table-cell>
          <table:table-cell table:formula="of:=MOD([.$F$4];[.A53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33]+1" office:value-type="float" office:value="5329" calcext:value-type="float">
            <text:p>5329</text:p>
          </table:table-cell>
          <table:table-cell table:formula="of:=MOD([.$F$4];[.A53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34]+1" office:value-type="float" office:value="5330" calcext:value-type="float">
            <text:p>5330</text:p>
          </table:table-cell>
          <table:table-cell table:formula="of:=MOD([.$F$4];[.A53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35]+1" office:value-type="float" office:value="5331" calcext:value-type="float">
            <text:p>5331</text:p>
          </table:table-cell>
          <table:table-cell table:formula="of:=MOD([.$F$4];[.A53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36]+1" office:value-type="float" office:value="5332" calcext:value-type="float">
            <text:p>5332</text:p>
          </table:table-cell>
          <table:table-cell table:formula="of:=MOD([.$F$4];[.A53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37]+1" office:value-type="float" office:value="5333" calcext:value-type="float">
            <text:p>5333</text:p>
          </table:table-cell>
          <table:table-cell table:formula="of:=MOD([.$F$4];[.A53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38]+1" office:value-type="float" office:value="5334" calcext:value-type="float">
            <text:p>5334</text:p>
          </table:table-cell>
          <table:table-cell table:formula="of:=MOD([.$F$4];[.A53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39]+1" office:value-type="float" office:value="5335" calcext:value-type="float">
            <text:p>5335</text:p>
          </table:table-cell>
          <table:table-cell table:formula="of:=MOD([.$F$4];[.A53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40]+1" office:value-type="float" office:value="5336" calcext:value-type="float">
            <text:p>5336</text:p>
          </table:table-cell>
          <table:table-cell table:formula="of:=MOD([.$F$4];[.A53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41]+1" office:value-type="float" office:value="5337" calcext:value-type="float">
            <text:p>5337</text:p>
          </table:table-cell>
          <table:table-cell table:formula="of:=MOD([.$F$4];[.A53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42]+1" office:value-type="float" office:value="5338" calcext:value-type="float">
            <text:p>5338</text:p>
          </table:table-cell>
          <table:table-cell table:formula="of:=MOD([.$F$4];[.A53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43]+1" office:value-type="float" office:value="5339" calcext:value-type="float">
            <text:p>5339</text:p>
          </table:table-cell>
          <table:table-cell table:formula="of:=MOD([.$F$4];[.A53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44]+1" office:value-type="float" office:value="5340" calcext:value-type="float">
            <text:p>5340</text:p>
          </table:table-cell>
          <table:table-cell table:formula="of:=MOD([.$F$4];[.A53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45]+1" office:value-type="float" office:value="5341" calcext:value-type="float">
            <text:p>5341</text:p>
          </table:table-cell>
          <table:table-cell table:formula="of:=MOD([.$F$4];[.A53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46]+1" office:value-type="float" office:value="5342" calcext:value-type="float">
            <text:p>5342</text:p>
          </table:table-cell>
          <table:table-cell table:formula="of:=MOD([.$F$4];[.A53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47]+1" office:value-type="float" office:value="5343" calcext:value-type="float">
            <text:p>5343</text:p>
          </table:table-cell>
          <table:table-cell table:formula="of:=MOD([.$F$4];[.A53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48]+1" office:value-type="float" office:value="5344" calcext:value-type="float">
            <text:p>5344</text:p>
          </table:table-cell>
          <table:table-cell table:formula="of:=MOD([.$F$4];[.A53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49]+1" office:value-type="float" office:value="5345" calcext:value-type="float">
            <text:p>5345</text:p>
          </table:table-cell>
          <table:table-cell table:formula="of:=MOD([.$F$4];[.A53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50]+1" office:value-type="float" office:value="5346" calcext:value-type="float">
            <text:p>5346</text:p>
          </table:table-cell>
          <table:table-cell table:formula="of:=MOD([.$F$4];[.A53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51]+1" office:value-type="float" office:value="5347" calcext:value-type="float">
            <text:p>5347</text:p>
          </table:table-cell>
          <table:table-cell table:formula="of:=MOD([.$F$4];[.A53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52]+1" office:value-type="float" office:value="5348" calcext:value-type="float">
            <text:p>5348</text:p>
          </table:table-cell>
          <table:table-cell table:formula="of:=MOD([.$F$4];[.A53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53]+1" office:value-type="float" office:value="5349" calcext:value-type="float">
            <text:p>5349</text:p>
          </table:table-cell>
          <table:table-cell table:formula="of:=MOD([.$F$4];[.A53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54]+1" office:value-type="float" office:value="5350" calcext:value-type="float">
            <text:p>5350</text:p>
          </table:table-cell>
          <table:table-cell table:formula="of:=MOD([.$F$4];[.A53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55]+1" office:value-type="float" office:value="5351" calcext:value-type="float">
            <text:p>5351</text:p>
          </table:table-cell>
          <table:table-cell table:formula="of:=MOD([.$F$4];[.A53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56]+1" office:value-type="float" office:value="5352" calcext:value-type="float">
            <text:p>5352</text:p>
          </table:table-cell>
          <table:table-cell table:formula="of:=MOD([.$F$4];[.A53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57]+1" office:value-type="float" office:value="5353" calcext:value-type="float">
            <text:p>5353</text:p>
          </table:table-cell>
          <table:table-cell table:formula="of:=MOD([.$F$4];[.A53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58]+1" office:value-type="float" office:value="5354" calcext:value-type="float">
            <text:p>5354</text:p>
          </table:table-cell>
          <table:table-cell table:formula="of:=MOD([.$F$4];[.A53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59]+1" office:value-type="float" office:value="5355" calcext:value-type="float">
            <text:p>5355</text:p>
          </table:table-cell>
          <table:table-cell table:formula="of:=MOD([.$F$4];[.A53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60]+1" office:value-type="float" office:value="5356" calcext:value-type="float">
            <text:p>5356</text:p>
          </table:table-cell>
          <table:table-cell table:formula="of:=MOD([.$F$4];[.A53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61]+1" office:value-type="float" office:value="5357" calcext:value-type="float">
            <text:p>5357</text:p>
          </table:table-cell>
          <table:table-cell table:formula="of:=MOD([.$F$4];[.A53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62]+1" office:value-type="float" office:value="5358" calcext:value-type="float">
            <text:p>5358</text:p>
          </table:table-cell>
          <table:table-cell table:formula="of:=MOD([.$F$4];[.A53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63]+1" office:value-type="float" office:value="5359" calcext:value-type="float">
            <text:p>5359</text:p>
          </table:table-cell>
          <table:table-cell table:formula="of:=MOD([.$F$4];[.A53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64]+1" office:value-type="float" office:value="5360" calcext:value-type="float">
            <text:p>5360</text:p>
          </table:table-cell>
          <table:table-cell table:formula="of:=MOD([.$F$4];[.A53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65]+1" office:value-type="float" office:value="5361" calcext:value-type="float">
            <text:p>5361</text:p>
          </table:table-cell>
          <table:table-cell table:formula="of:=MOD([.$F$4];[.A53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66]+1" office:value-type="float" office:value="5362" calcext:value-type="float">
            <text:p>5362</text:p>
          </table:table-cell>
          <table:table-cell table:formula="of:=MOD([.$F$4];[.A53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67]+1" office:value-type="float" office:value="5363" calcext:value-type="float">
            <text:p>5363</text:p>
          </table:table-cell>
          <table:table-cell table:formula="of:=MOD([.$F$4];[.A53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68]+1" office:value-type="float" office:value="5364" calcext:value-type="float">
            <text:p>5364</text:p>
          </table:table-cell>
          <table:table-cell table:formula="of:=MOD([.$F$4];[.A53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69]+1" office:value-type="float" office:value="5365" calcext:value-type="float">
            <text:p>5365</text:p>
          </table:table-cell>
          <table:table-cell table:formula="of:=MOD([.$F$4];[.A53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70]+1" office:value-type="float" office:value="5366" calcext:value-type="float">
            <text:p>5366</text:p>
          </table:table-cell>
          <table:table-cell table:formula="of:=MOD([.$F$4];[.A53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71]+1" office:value-type="float" office:value="5367" calcext:value-type="float">
            <text:p>5367</text:p>
          </table:table-cell>
          <table:table-cell table:formula="of:=MOD([.$F$4];[.A53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72]+1" office:value-type="float" office:value="5368" calcext:value-type="float">
            <text:p>5368</text:p>
          </table:table-cell>
          <table:table-cell table:formula="of:=MOD([.$F$4];[.A53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73]+1" office:value-type="float" office:value="5369" calcext:value-type="float">
            <text:p>5369</text:p>
          </table:table-cell>
          <table:table-cell table:formula="of:=MOD([.$F$4];[.A53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74]+1" office:value-type="float" office:value="5370" calcext:value-type="float">
            <text:p>5370</text:p>
          </table:table-cell>
          <table:table-cell table:formula="of:=MOD([.$F$4];[.A53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75]+1" office:value-type="float" office:value="5371" calcext:value-type="float">
            <text:p>5371</text:p>
          </table:table-cell>
          <table:table-cell table:formula="of:=MOD([.$F$4];[.A53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76]+1" office:value-type="float" office:value="5372" calcext:value-type="float">
            <text:p>5372</text:p>
          </table:table-cell>
          <table:table-cell table:formula="of:=MOD([.$F$4];[.A53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77]+1" office:value-type="float" office:value="5373" calcext:value-type="float">
            <text:p>5373</text:p>
          </table:table-cell>
          <table:table-cell table:formula="of:=MOD([.$F$4];[.A53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78]+1" office:value-type="float" office:value="5374" calcext:value-type="float">
            <text:p>5374</text:p>
          </table:table-cell>
          <table:table-cell table:formula="of:=MOD([.$F$4];[.A53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79]+1" office:value-type="float" office:value="5375" calcext:value-type="float">
            <text:p>5375</text:p>
          </table:table-cell>
          <table:table-cell table:formula="of:=MOD([.$F$4];[.A53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80]+1" office:value-type="float" office:value="5376" calcext:value-type="float">
            <text:p>5376</text:p>
          </table:table-cell>
          <table:table-cell table:formula="of:=MOD([.$F$4];[.A53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81]+1" office:value-type="float" office:value="5377" calcext:value-type="float">
            <text:p>5377</text:p>
          </table:table-cell>
          <table:table-cell table:formula="of:=MOD([.$F$4];[.A53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82]+1" office:value-type="float" office:value="5378" calcext:value-type="float">
            <text:p>5378</text:p>
          </table:table-cell>
          <table:table-cell table:formula="of:=MOD([.$F$4];[.A53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83]+1" office:value-type="float" office:value="5379" calcext:value-type="float">
            <text:p>5379</text:p>
          </table:table-cell>
          <table:table-cell table:formula="of:=MOD([.$F$4];[.A53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84]+1" office:value-type="float" office:value="5380" calcext:value-type="float">
            <text:p>5380</text:p>
          </table:table-cell>
          <table:table-cell table:formula="of:=MOD([.$F$4];[.A53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85]+1" office:value-type="float" office:value="5381" calcext:value-type="float">
            <text:p>5381</text:p>
          </table:table-cell>
          <table:table-cell table:formula="of:=MOD([.$F$4];[.A53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86]+1" office:value-type="float" office:value="5382" calcext:value-type="float">
            <text:p>5382</text:p>
          </table:table-cell>
          <table:table-cell table:formula="of:=MOD([.$F$4];[.A53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87]+1" office:value-type="float" office:value="5383" calcext:value-type="float">
            <text:p>5383</text:p>
          </table:table-cell>
          <table:table-cell table:formula="of:=MOD([.$F$4];[.A53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88]+1" office:value-type="float" office:value="5384" calcext:value-type="float">
            <text:p>5384</text:p>
          </table:table-cell>
          <table:table-cell table:formula="of:=MOD([.$F$4];[.A53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89]+1" office:value-type="float" office:value="5385" calcext:value-type="float">
            <text:p>5385</text:p>
          </table:table-cell>
          <table:table-cell table:formula="of:=MOD([.$F$4];[.A53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90]+1" office:value-type="float" office:value="5386" calcext:value-type="float">
            <text:p>5386</text:p>
          </table:table-cell>
          <table:table-cell table:formula="of:=MOD([.$F$4];[.A53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91]+1" office:value-type="float" office:value="5387" calcext:value-type="float">
            <text:p>5387</text:p>
          </table:table-cell>
          <table:table-cell table:formula="of:=MOD([.$F$4];[.A53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92]+1" office:value-type="float" office:value="5388" calcext:value-type="float">
            <text:p>5388</text:p>
          </table:table-cell>
          <table:table-cell table:formula="of:=MOD([.$F$4];[.A53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93]+1" office:value-type="float" office:value="5389" calcext:value-type="float">
            <text:p>5389</text:p>
          </table:table-cell>
          <table:table-cell table:formula="of:=MOD([.$F$4];[.A53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94]+1" office:value-type="float" office:value="5390" calcext:value-type="float">
            <text:p>5390</text:p>
          </table:table-cell>
          <table:table-cell table:formula="of:=MOD([.$F$4];[.A53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95]+1" office:value-type="float" office:value="5391" calcext:value-type="float">
            <text:p>5391</text:p>
          </table:table-cell>
          <table:table-cell table:formula="of:=MOD([.$F$4];[.A53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96]+1" office:value-type="float" office:value="5392" calcext:value-type="float">
            <text:p>5392</text:p>
          </table:table-cell>
          <table:table-cell table:formula="of:=MOD([.$F$4];[.A53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97]+1" office:value-type="float" office:value="5393" calcext:value-type="float">
            <text:p>5393</text:p>
          </table:table-cell>
          <table:table-cell table:formula="of:=MOD([.$F$4];[.A53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98]+1" office:value-type="float" office:value="5394" calcext:value-type="float">
            <text:p>5394</text:p>
          </table:table-cell>
          <table:table-cell table:formula="of:=MOD([.$F$4];[.A53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99]+1" office:value-type="float" office:value="5395" calcext:value-type="float">
            <text:p>5395</text:p>
          </table:table-cell>
          <table:table-cell table:formula="of:=MOD([.$F$4];[.A54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00]+1" office:value-type="float" office:value="5396" calcext:value-type="float">
            <text:p>5396</text:p>
          </table:table-cell>
          <table:table-cell table:formula="of:=MOD([.$F$4];[.A54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01]+1" office:value-type="float" office:value="5397" calcext:value-type="float">
            <text:p>5397</text:p>
          </table:table-cell>
          <table:table-cell table:formula="of:=MOD([.$F$4];[.A54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02]+1" office:value-type="float" office:value="5398" calcext:value-type="float">
            <text:p>5398</text:p>
          </table:table-cell>
          <table:table-cell table:formula="of:=MOD([.$F$4];[.A54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03]+1" office:value-type="float" office:value="5399" calcext:value-type="float">
            <text:p>5399</text:p>
          </table:table-cell>
          <table:table-cell table:formula="of:=MOD([.$F$4];[.A54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04]+1" office:value-type="float" office:value="5400" calcext:value-type="float">
            <text:p>5400</text:p>
          </table:table-cell>
          <table:table-cell table:formula="of:=MOD([.$F$4];[.A54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05]+1" office:value-type="float" office:value="5401" calcext:value-type="float">
            <text:p>5401</text:p>
          </table:table-cell>
          <table:table-cell table:formula="of:=MOD([.$F$4];[.A54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06]+1" office:value-type="float" office:value="5402" calcext:value-type="float">
            <text:p>5402</text:p>
          </table:table-cell>
          <table:table-cell table:formula="of:=MOD([.$F$4];[.A54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07]+1" office:value-type="float" office:value="5403" calcext:value-type="float">
            <text:p>5403</text:p>
          </table:table-cell>
          <table:table-cell table:formula="of:=MOD([.$F$4];[.A54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08]+1" office:value-type="float" office:value="5404" calcext:value-type="float">
            <text:p>5404</text:p>
          </table:table-cell>
          <table:table-cell table:formula="of:=MOD([.$F$4];[.A54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09]+1" office:value-type="float" office:value="5405" calcext:value-type="float">
            <text:p>5405</text:p>
          </table:table-cell>
          <table:table-cell table:formula="of:=MOD([.$F$4];[.A54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10]+1" office:value-type="float" office:value="5406" calcext:value-type="float">
            <text:p>5406</text:p>
          </table:table-cell>
          <table:table-cell table:formula="of:=MOD([.$F$4];[.A54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11]+1" office:value-type="float" office:value="5407" calcext:value-type="float">
            <text:p>5407</text:p>
          </table:table-cell>
          <table:table-cell table:formula="of:=MOD([.$F$4];[.A54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12]+1" office:value-type="float" office:value="5408" calcext:value-type="float">
            <text:p>5408</text:p>
          </table:table-cell>
          <table:table-cell table:formula="of:=MOD([.$F$4];[.A54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13]+1" office:value-type="float" office:value="5409" calcext:value-type="float">
            <text:p>5409</text:p>
          </table:table-cell>
          <table:table-cell table:formula="of:=MOD([.$F$4];[.A54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14]+1" office:value-type="float" office:value="5410" calcext:value-type="float">
            <text:p>5410</text:p>
          </table:table-cell>
          <table:table-cell table:formula="of:=MOD([.$F$4];[.A54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15]+1" office:value-type="float" office:value="5411" calcext:value-type="float">
            <text:p>5411</text:p>
          </table:table-cell>
          <table:table-cell table:formula="of:=MOD([.$F$4];[.A54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16]+1" office:value-type="float" office:value="5412" calcext:value-type="float">
            <text:p>5412</text:p>
          </table:table-cell>
          <table:table-cell table:formula="of:=MOD([.$F$4];[.A54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17]+1" office:value-type="float" office:value="5413" calcext:value-type="float">
            <text:p>5413</text:p>
          </table:table-cell>
          <table:table-cell table:formula="of:=MOD([.$F$4];[.A54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18]+1" office:value-type="float" office:value="5414" calcext:value-type="float">
            <text:p>5414</text:p>
          </table:table-cell>
          <table:table-cell table:formula="of:=MOD([.$F$4];[.A54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19]+1" office:value-type="float" office:value="5415" calcext:value-type="float">
            <text:p>5415</text:p>
          </table:table-cell>
          <table:table-cell table:formula="of:=MOD([.$F$4];[.A54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20]+1" office:value-type="float" office:value="5416" calcext:value-type="float">
            <text:p>5416</text:p>
          </table:table-cell>
          <table:table-cell table:formula="of:=MOD([.$F$4];[.A54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21]+1" office:value-type="float" office:value="5417" calcext:value-type="float">
            <text:p>5417</text:p>
          </table:table-cell>
          <table:table-cell table:formula="of:=MOD([.$F$4];[.A54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22]+1" office:value-type="float" office:value="5418" calcext:value-type="float">
            <text:p>5418</text:p>
          </table:table-cell>
          <table:table-cell table:formula="of:=MOD([.$F$4];[.A54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23]+1" office:value-type="float" office:value="5419" calcext:value-type="float">
            <text:p>5419</text:p>
          </table:table-cell>
          <table:table-cell table:formula="of:=MOD([.$F$4];[.A54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24]+1" office:value-type="float" office:value="5420" calcext:value-type="float">
            <text:p>5420</text:p>
          </table:table-cell>
          <table:table-cell table:formula="of:=MOD([.$F$4];[.A54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25]+1" office:value-type="float" office:value="5421" calcext:value-type="float">
            <text:p>5421</text:p>
          </table:table-cell>
          <table:table-cell table:formula="of:=MOD([.$F$4];[.A54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26]+1" office:value-type="float" office:value="5422" calcext:value-type="float">
            <text:p>5422</text:p>
          </table:table-cell>
          <table:table-cell table:formula="of:=MOD([.$F$4];[.A54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27]+1" office:value-type="float" office:value="5423" calcext:value-type="float">
            <text:p>5423</text:p>
          </table:table-cell>
          <table:table-cell table:formula="of:=MOD([.$F$4];[.A54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28]+1" office:value-type="float" office:value="5424" calcext:value-type="float">
            <text:p>5424</text:p>
          </table:table-cell>
          <table:table-cell table:formula="of:=MOD([.$F$4];[.A54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29]+1" office:value-type="float" office:value="5425" calcext:value-type="float">
            <text:p>5425</text:p>
          </table:table-cell>
          <table:table-cell table:formula="of:=MOD([.$F$4];[.A54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30]+1" office:value-type="float" office:value="5426" calcext:value-type="float">
            <text:p>5426</text:p>
          </table:table-cell>
          <table:table-cell table:formula="of:=MOD([.$F$4];[.A54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31]+1" office:value-type="float" office:value="5427" calcext:value-type="float">
            <text:p>5427</text:p>
          </table:table-cell>
          <table:table-cell table:formula="of:=MOD([.$F$4];[.A54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32]+1" office:value-type="float" office:value="5428" calcext:value-type="float">
            <text:p>5428</text:p>
          </table:table-cell>
          <table:table-cell table:formula="of:=MOD([.$F$4];[.A54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33]+1" office:value-type="float" office:value="5429" calcext:value-type="float">
            <text:p>5429</text:p>
          </table:table-cell>
          <table:table-cell table:formula="of:=MOD([.$F$4];[.A54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34]+1" office:value-type="float" office:value="5430" calcext:value-type="float">
            <text:p>5430</text:p>
          </table:table-cell>
          <table:table-cell table:formula="of:=MOD([.$F$4];[.A54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35]+1" office:value-type="float" office:value="5431" calcext:value-type="float">
            <text:p>5431</text:p>
          </table:table-cell>
          <table:table-cell table:formula="of:=MOD([.$F$4];[.A54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36]+1" office:value-type="float" office:value="5432" calcext:value-type="float">
            <text:p>5432</text:p>
          </table:table-cell>
          <table:table-cell table:formula="of:=MOD([.$F$4];[.A54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37]+1" office:value-type="float" office:value="5433" calcext:value-type="float">
            <text:p>5433</text:p>
          </table:table-cell>
          <table:table-cell table:formula="of:=MOD([.$F$4];[.A54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38]+1" office:value-type="float" office:value="5434" calcext:value-type="float">
            <text:p>5434</text:p>
          </table:table-cell>
          <table:table-cell table:formula="of:=MOD([.$F$4];[.A54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39]+1" office:value-type="float" office:value="5435" calcext:value-type="float">
            <text:p>5435</text:p>
          </table:table-cell>
          <table:table-cell table:formula="of:=MOD([.$F$4];[.A54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40]+1" office:value-type="float" office:value="5436" calcext:value-type="float">
            <text:p>5436</text:p>
          </table:table-cell>
          <table:table-cell table:formula="of:=MOD([.$F$4];[.A54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41]+1" office:value-type="float" office:value="5437" calcext:value-type="float">
            <text:p>5437</text:p>
          </table:table-cell>
          <table:table-cell table:formula="of:=MOD([.$F$4];[.A54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42]+1" office:value-type="float" office:value="5438" calcext:value-type="float">
            <text:p>5438</text:p>
          </table:table-cell>
          <table:table-cell table:formula="of:=MOD([.$F$4];[.A54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43]+1" office:value-type="float" office:value="5439" calcext:value-type="float">
            <text:p>5439</text:p>
          </table:table-cell>
          <table:table-cell table:formula="of:=MOD([.$F$4];[.A54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44]+1" office:value-type="float" office:value="5440" calcext:value-type="float">
            <text:p>5440</text:p>
          </table:table-cell>
          <table:table-cell table:formula="of:=MOD([.$F$4];[.A54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45]+1" office:value-type="float" office:value="5441" calcext:value-type="float">
            <text:p>5441</text:p>
          </table:table-cell>
          <table:table-cell table:formula="of:=MOD([.$F$4];[.A54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46]+1" office:value-type="float" office:value="5442" calcext:value-type="float">
            <text:p>5442</text:p>
          </table:table-cell>
          <table:table-cell table:formula="of:=MOD([.$F$4];[.A54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47]+1" office:value-type="float" office:value="5443" calcext:value-type="float">
            <text:p>5443</text:p>
          </table:table-cell>
          <table:table-cell table:formula="of:=MOD([.$F$4];[.A54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48]+1" office:value-type="float" office:value="5444" calcext:value-type="float">
            <text:p>5444</text:p>
          </table:table-cell>
          <table:table-cell table:formula="of:=MOD([.$F$4];[.A54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49]+1" office:value-type="float" office:value="5445" calcext:value-type="float">
            <text:p>5445</text:p>
          </table:table-cell>
          <table:table-cell table:formula="of:=MOD([.$F$4];[.A54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50]+1" office:value-type="float" office:value="5446" calcext:value-type="float">
            <text:p>5446</text:p>
          </table:table-cell>
          <table:table-cell table:formula="of:=MOD([.$F$4];[.A54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51]+1" office:value-type="float" office:value="5447" calcext:value-type="float">
            <text:p>5447</text:p>
          </table:table-cell>
          <table:table-cell table:formula="of:=MOD([.$F$4];[.A54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52]+1" office:value-type="float" office:value="5448" calcext:value-type="float">
            <text:p>5448</text:p>
          </table:table-cell>
          <table:table-cell table:formula="of:=MOD([.$F$4];[.A54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53]+1" office:value-type="float" office:value="5449" calcext:value-type="float">
            <text:p>5449</text:p>
          </table:table-cell>
          <table:table-cell table:formula="of:=MOD([.$F$4];[.A54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54]+1" office:value-type="float" office:value="5450" calcext:value-type="float">
            <text:p>5450</text:p>
          </table:table-cell>
          <table:table-cell table:formula="of:=MOD([.$F$4];[.A54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55]+1" office:value-type="float" office:value="5451" calcext:value-type="float">
            <text:p>5451</text:p>
          </table:table-cell>
          <table:table-cell table:formula="of:=MOD([.$F$4];[.A54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56]+1" office:value-type="float" office:value="5452" calcext:value-type="float">
            <text:p>5452</text:p>
          </table:table-cell>
          <table:table-cell table:formula="of:=MOD([.$F$4];[.A54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57]+1" office:value-type="float" office:value="5453" calcext:value-type="float">
            <text:p>5453</text:p>
          </table:table-cell>
          <table:table-cell table:formula="of:=MOD([.$F$4];[.A54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58]+1" office:value-type="float" office:value="5454" calcext:value-type="float">
            <text:p>5454</text:p>
          </table:table-cell>
          <table:table-cell table:formula="of:=MOD([.$F$4];[.A54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59]+1" office:value-type="float" office:value="5455" calcext:value-type="float">
            <text:p>5455</text:p>
          </table:table-cell>
          <table:table-cell table:formula="of:=MOD([.$F$4];[.A54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60]+1" office:value-type="float" office:value="5456" calcext:value-type="float">
            <text:p>5456</text:p>
          </table:table-cell>
          <table:table-cell table:formula="of:=MOD([.$F$4];[.A54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61]+1" office:value-type="float" office:value="5457" calcext:value-type="float">
            <text:p>5457</text:p>
          </table:table-cell>
          <table:table-cell table:formula="of:=MOD([.$F$4];[.A54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62]+1" office:value-type="float" office:value="5458" calcext:value-type="float">
            <text:p>5458</text:p>
          </table:table-cell>
          <table:table-cell table:formula="of:=MOD([.$F$4];[.A54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63]+1" office:value-type="float" office:value="5459" calcext:value-type="float">
            <text:p>5459</text:p>
          </table:table-cell>
          <table:table-cell table:formula="of:=MOD([.$F$4];[.A54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64]+1" office:value-type="float" office:value="5460" calcext:value-type="float">
            <text:p>5460</text:p>
          </table:table-cell>
          <table:table-cell table:formula="of:=MOD([.$F$4];[.A54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65]+1" office:value-type="float" office:value="5461" calcext:value-type="float">
            <text:p>5461</text:p>
          </table:table-cell>
          <table:table-cell table:formula="of:=MOD([.$F$4];[.A54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66]+1" office:value-type="float" office:value="5462" calcext:value-type="float">
            <text:p>5462</text:p>
          </table:table-cell>
          <table:table-cell table:formula="of:=MOD([.$F$4];[.A54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67]+1" office:value-type="float" office:value="5463" calcext:value-type="float">
            <text:p>5463</text:p>
          </table:table-cell>
          <table:table-cell table:formula="of:=MOD([.$F$4];[.A54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68]+1" office:value-type="float" office:value="5464" calcext:value-type="float">
            <text:p>5464</text:p>
          </table:table-cell>
          <table:table-cell table:formula="of:=MOD([.$F$4];[.A54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69]+1" office:value-type="float" office:value="5465" calcext:value-type="float">
            <text:p>5465</text:p>
          </table:table-cell>
          <table:table-cell table:formula="of:=MOD([.$F$4];[.A54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70]+1" office:value-type="float" office:value="5466" calcext:value-type="float">
            <text:p>5466</text:p>
          </table:table-cell>
          <table:table-cell table:formula="of:=MOD([.$F$4];[.A54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71]+1" office:value-type="float" office:value="5467" calcext:value-type="float">
            <text:p>5467</text:p>
          </table:table-cell>
          <table:table-cell table:formula="of:=MOD([.$F$4];[.A54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72]+1" office:value-type="float" office:value="5468" calcext:value-type="float">
            <text:p>5468</text:p>
          </table:table-cell>
          <table:table-cell table:formula="of:=MOD([.$F$4];[.A54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73]+1" office:value-type="float" office:value="5469" calcext:value-type="float">
            <text:p>5469</text:p>
          </table:table-cell>
          <table:table-cell table:formula="of:=MOD([.$F$4];[.A54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74]+1" office:value-type="float" office:value="5470" calcext:value-type="float">
            <text:p>5470</text:p>
          </table:table-cell>
          <table:table-cell table:formula="of:=MOD([.$F$4];[.A54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75]+1" office:value-type="float" office:value="5471" calcext:value-type="float">
            <text:p>5471</text:p>
          </table:table-cell>
          <table:table-cell table:formula="of:=MOD([.$F$4];[.A54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76]+1" office:value-type="float" office:value="5472" calcext:value-type="float">
            <text:p>5472</text:p>
          </table:table-cell>
          <table:table-cell table:formula="of:=MOD([.$F$4];[.A54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77]+1" office:value-type="float" office:value="5473" calcext:value-type="float">
            <text:p>5473</text:p>
          </table:table-cell>
          <table:table-cell table:formula="of:=MOD([.$F$4];[.A54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78]+1" office:value-type="float" office:value="5474" calcext:value-type="float">
            <text:p>5474</text:p>
          </table:table-cell>
          <table:table-cell table:formula="of:=MOD([.$F$4];[.A54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79]+1" office:value-type="float" office:value="5475" calcext:value-type="float">
            <text:p>5475</text:p>
          </table:table-cell>
          <table:table-cell table:formula="of:=MOD([.$F$4];[.A54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80]+1" office:value-type="float" office:value="5476" calcext:value-type="float">
            <text:p>5476</text:p>
          </table:table-cell>
          <table:table-cell table:formula="of:=MOD([.$F$4];[.A54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81]+1" office:value-type="float" office:value="5477" calcext:value-type="float">
            <text:p>5477</text:p>
          </table:table-cell>
          <table:table-cell table:formula="of:=MOD([.$F$4];[.A54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82]+1" office:value-type="float" office:value="5478" calcext:value-type="float">
            <text:p>5478</text:p>
          </table:table-cell>
          <table:table-cell table:formula="of:=MOD([.$F$4];[.A54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83]+1" office:value-type="float" office:value="5479" calcext:value-type="float">
            <text:p>5479</text:p>
          </table:table-cell>
          <table:table-cell table:formula="of:=MOD([.$F$4];[.A54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84]+1" office:value-type="float" office:value="5480" calcext:value-type="float">
            <text:p>5480</text:p>
          </table:table-cell>
          <table:table-cell table:formula="of:=MOD([.$F$4];[.A54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85]+1" office:value-type="float" office:value="5481" calcext:value-type="float">
            <text:p>5481</text:p>
          </table:table-cell>
          <table:table-cell table:formula="of:=MOD([.$F$4];[.A54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86]+1" office:value-type="float" office:value="5482" calcext:value-type="float">
            <text:p>5482</text:p>
          </table:table-cell>
          <table:table-cell table:formula="of:=MOD([.$F$4];[.A54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87]+1" office:value-type="float" office:value="5483" calcext:value-type="float">
            <text:p>5483</text:p>
          </table:table-cell>
          <table:table-cell table:formula="of:=MOD([.$F$4];[.A54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88]+1" office:value-type="float" office:value="5484" calcext:value-type="float">
            <text:p>5484</text:p>
          </table:table-cell>
          <table:table-cell table:formula="of:=MOD([.$F$4];[.A54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89]+1" office:value-type="float" office:value="5485" calcext:value-type="float">
            <text:p>5485</text:p>
          </table:table-cell>
          <table:table-cell table:formula="of:=MOD([.$F$4];[.A54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90]+1" office:value-type="float" office:value="5486" calcext:value-type="float">
            <text:p>5486</text:p>
          </table:table-cell>
          <table:table-cell table:formula="of:=MOD([.$F$4];[.A54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91]+1" office:value-type="float" office:value="5487" calcext:value-type="float">
            <text:p>5487</text:p>
          </table:table-cell>
          <table:table-cell table:formula="of:=MOD([.$F$4];[.A54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92]+1" office:value-type="float" office:value="5488" calcext:value-type="float">
            <text:p>5488</text:p>
          </table:table-cell>
          <table:table-cell table:formula="of:=MOD([.$F$4];[.A54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93]+1" office:value-type="float" office:value="5489" calcext:value-type="float">
            <text:p>5489</text:p>
          </table:table-cell>
          <table:table-cell table:formula="of:=MOD([.$F$4];[.A54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94]+1" office:value-type="float" office:value="5490" calcext:value-type="float">
            <text:p>5490</text:p>
          </table:table-cell>
          <table:table-cell table:formula="of:=MOD([.$F$4];[.A54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95]+1" office:value-type="float" office:value="5491" calcext:value-type="float">
            <text:p>5491</text:p>
          </table:table-cell>
          <table:table-cell table:formula="of:=MOD([.$F$4];[.A54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96]+1" office:value-type="float" office:value="5492" calcext:value-type="float">
            <text:p>5492</text:p>
          </table:table-cell>
          <table:table-cell table:formula="of:=MOD([.$F$4];[.A54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97]+1" office:value-type="float" office:value="5493" calcext:value-type="float">
            <text:p>5493</text:p>
          </table:table-cell>
          <table:table-cell table:formula="of:=MOD([.$F$4];[.A54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98]+1" office:value-type="float" office:value="5494" calcext:value-type="float">
            <text:p>5494</text:p>
          </table:table-cell>
          <table:table-cell table:formula="of:=MOD([.$F$4];[.A54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99]+1" office:value-type="float" office:value="5495" calcext:value-type="float">
            <text:p>5495</text:p>
          </table:table-cell>
          <table:table-cell table:formula="of:=MOD([.$F$4];[.A55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00]+1" office:value-type="float" office:value="5496" calcext:value-type="float">
            <text:p>5496</text:p>
          </table:table-cell>
          <table:table-cell table:formula="of:=MOD([.$F$4];[.A55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01]+1" office:value-type="float" office:value="5497" calcext:value-type="float">
            <text:p>5497</text:p>
          </table:table-cell>
          <table:table-cell table:formula="of:=MOD([.$F$4];[.A55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02]+1" office:value-type="float" office:value="5498" calcext:value-type="float">
            <text:p>5498</text:p>
          </table:table-cell>
          <table:table-cell table:formula="of:=MOD([.$F$4];[.A55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03]+1" office:value-type="float" office:value="5499" calcext:value-type="float">
            <text:p>5499</text:p>
          </table:table-cell>
          <table:table-cell table:formula="of:=MOD([.$F$4];[.A55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04]+1" office:value-type="float" office:value="5500" calcext:value-type="float">
            <text:p>5500</text:p>
          </table:table-cell>
          <table:table-cell table:formula="of:=MOD([.$F$4];[.A55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05]+1" office:value-type="float" office:value="5501" calcext:value-type="float">
            <text:p>5501</text:p>
          </table:table-cell>
          <table:table-cell table:formula="of:=MOD([.$F$4];[.A55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06]+1" office:value-type="float" office:value="5502" calcext:value-type="float">
            <text:p>5502</text:p>
          </table:table-cell>
          <table:table-cell table:formula="of:=MOD([.$F$4];[.A55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07]+1" office:value-type="float" office:value="5503" calcext:value-type="float">
            <text:p>5503</text:p>
          </table:table-cell>
          <table:table-cell table:formula="of:=MOD([.$F$4];[.A55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08]+1" office:value-type="float" office:value="5504" calcext:value-type="float">
            <text:p>5504</text:p>
          </table:table-cell>
          <table:table-cell table:formula="of:=MOD([.$F$4];[.A55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09]+1" office:value-type="float" office:value="5505" calcext:value-type="float">
            <text:p>5505</text:p>
          </table:table-cell>
          <table:table-cell table:formula="of:=MOD([.$F$4];[.A55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10]+1" office:value-type="float" office:value="5506" calcext:value-type="float">
            <text:p>5506</text:p>
          </table:table-cell>
          <table:table-cell table:formula="of:=MOD([.$F$4];[.A55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11]+1" office:value-type="float" office:value="5507" calcext:value-type="float">
            <text:p>5507</text:p>
          </table:table-cell>
          <table:table-cell table:formula="of:=MOD([.$F$4];[.A55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12]+1" office:value-type="float" office:value="5508" calcext:value-type="float">
            <text:p>5508</text:p>
          </table:table-cell>
          <table:table-cell table:formula="of:=MOD([.$F$4];[.A55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13]+1" office:value-type="float" office:value="5509" calcext:value-type="float">
            <text:p>5509</text:p>
          </table:table-cell>
          <table:table-cell table:formula="of:=MOD([.$F$4];[.A55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14]+1" office:value-type="float" office:value="5510" calcext:value-type="float">
            <text:p>5510</text:p>
          </table:table-cell>
          <table:table-cell table:formula="of:=MOD([.$F$4];[.A55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15]+1" office:value-type="float" office:value="5511" calcext:value-type="float">
            <text:p>5511</text:p>
          </table:table-cell>
          <table:table-cell table:formula="of:=MOD([.$F$4];[.A55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16]+1" office:value-type="float" office:value="5512" calcext:value-type="float">
            <text:p>5512</text:p>
          </table:table-cell>
          <table:table-cell table:formula="of:=MOD([.$F$4];[.A55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17]+1" office:value-type="float" office:value="5513" calcext:value-type="float">
            <text:p>5513</text:p>
          </table:table-cell>
          <table:table-cell table:formula="of:=MOD([.$F$4];[.A55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18]+1" office:value-type="float" office:value="5514" calcext:value-type="float">
            <text:p>5514</text:p>
          </table:table-cell>
          <table:table-cell table:formula="of:=MOD([.$F$4];[.A55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19]+1" office:value-type="float" office:value="5515" calcext:value-type="float">
            <text:p>5515</text:p>
          </table:table-cell>
          <table:table-cell table:formula="of:=MOD([.$F$4];[.A55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20]+1" office:value-type="float" office:value="5516" calcext:value-type="float">
            <text:p>5516</text:p>
          </table:table-cell>
          <table:table-cell table:formula="of:=MOD([.$F$4];[.A55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21]+1" office:value-type="float" office:value="5517" calcext:value-type="float">
            <text:p>5517</text:p>
          </table:table-cell>
          <table:table-cell table:formula="of:=MOD([.$F$4];[.A55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22]+1" office:value-type="float" office:value="5518" calcext:value-type="float">
            <text:p>5518</text:p>
          </table:table-cell>
          <table:table-cell table:formula="of:=MOD([.$F$4];[.A55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23]+1" office:value-type="float" office:value="5519" calcext:value-type="float">
            <text:p>5519</text:p>
          </table:table-cell>
          <table:table-cell table:formula="of:=MOD([.$F$4];[.A55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24]+1" office:value-type="float" office:value="5520" calcext:value-type="float">
            <text:p>5520</text:p>
          </table:table-cell>
          <table:table-cell table:formula="of:=MOD([.$F$4];[.A55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25]+1" office:value-type="float" office:value="5521" calcext:value-type="float">
            <text:p>5521</text:p>
          </table:table-cell>
          <table:table-cell table:formula="of:=MOD([.$F$4];[.A55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26]+1" office:value-type="float" office:value="5522" calcext:value-type="float">
            <text:p>5522</text:p>
          </table:table-cell>
          <table:table-cell table:formula="of:=MOD([.$F$4];[.A55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27]+1" office:value-type="float" office:value="5523" calcext:value-type="float">
            <text:p>5523</text:p>
          </table:table-cell>
          <table:table-cell table:formula="of:=MOD([.$F$4];[.A55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28]+1" office:value-type="float" office:value="5524" calcext:value-type="float">
            <text:p>5524</text:p>
          </table:table-cell>
          <table:table-cell table:formula="of:=MOD([.$F$4];[.A55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29]+1" office:value-type="float" office:value="5525" calcext:value-type="float">
            <text:p>5525</text:p>
          </table:table-cell>
          <table:table-cell table:formula="of:=MOD([.$F$4];[.A55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30]+1" office:value-type="float" office:value="5526" calcext:value-type="float">
            <text:p>5526</text:p>
          </table:table-cell>
          <table:table-cell table:formula="of:=MOD([.$F$4];[.A55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31]+1" office:value-type="float" office:value="5527" calcext:value-type="float">
            <text:p>5527</text:p>
          </table:table-cell>
          <table:table-cell table:formula="of:=MOD([.$F$4];[.A55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32]+1" office:value-type="float" office:value="5528" calcext:value-type="float">
            <text:p>5528</text:p>
          </table:table-cell>
          <table:table-cell table:formula="of:=MOD([.$F$4];[.A55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33]+1" office:value-type="float" office:value="5529" calcext:value-type="float">
            <text:p>5529</text:p>
          </table:table-cell>
          <table:table-cell table:formula="of:=MOD([.$F$4];[.A55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34]+1" office:value-type="float" office:value="5530" calcext:value-type="float">
            <text:p>5530</text:p>
          </table:table-cell>
          <table:table-cell table:formula="of:=MOD([.$F$4];[.A55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35]+1" office:value-type="float" office:value="5531" calcext:value-type="float">
            <text:p>5531</text:p>
          </table:table-cell>
          <table:table-cell table:formula="of:=MOD([.$F$4];[.A55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36]+1" office:value-type="float" office:value="5532" calcext:value-type="float">
            <text:p>5532</text:p>
          </table:table-cell>
          <table:table-cell table:formula="of:=MOD([.$F$4];[.A55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37]+1" office:value-type="float" office:value="5533" calcext:value-type="float">
            <text:p>5533</text:p>
          </table:table-cell>
          <table:table-cell table:formula="of:=MOD([.$F$4];[.A55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38]+1" office:value-type="float" office:value="5534" calcext:value-type="float">
            <text:p>5534</text:p>
          </table:table-cell>
          <table:table-cell table:formula="of:=MOD([.$F$4];[.A55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39]+1" office:value-type="float" office:value="5535" calcext:value-type="float">
            <text:p>5535</text:p>
          </table:table-cell>
          <table:table-cell table:formula="of:=MOD([.$F$4];[.A55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40]+1" office:value-type="float" office:value="5536" calcext:value-type="float">
            <text:p>5536</text:p>
          </table:table-cell>
          <table:table-cell table:formula="of:=MOD([.$F$4];[.A55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41]+1" office:value-type="float" office:value="5537" calcext:value-type="float">
            <text:p>5537</text:p>
          </table:table-cell>
          <table:table-cell table:formula="of:=MOD([.$F$4];[.A55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42]+1" office:value-type="float" office:value="5538" calcext:value-type="float">
            <text:p>5538</text:p>
          </table:table-cell>
          <table:table-cell table:formula="of:=MOD([.$F$4];[.A55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43]+1" office:value-type="float" office:value="5539" calcext:value-type="float">
            <text:p>5539</text:p>
          </table:table-cell>
          <table:table-cell table:formula="of:=MOD([.$F$4];[.A55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44]+1" office:value-type="float" office:value="5540" calcext:value-type="float">
            <text:p>5540</text:p>
          </table:table-cell>
          <table:table-cell table:formula="of:=MOD([.$F$4];[.A55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45]+1" office:value-type="float" office:value="5541" calcext:value-type="float">
            <text:p>5541</text:p>
          </table:table-cell>
          <table:table-cell table:formula="of:=MOD([.$F$4];[.A55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46]+1" office:value-type="float" office:value="5542" calcext:value-type="float">
            <text:p>5542</text:p>
          </table:table-cell>
          <table:table-cell table:formula="of:=MOD([.$F$4];[.A55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47]+1" office:value-type="float" office:value="5543" calcext:value-type="float">
            <text:p>5543</text:p>
          </table:table-cell>
          <table:table-cell table:formula="of:=MOD([.$F$4];[.A55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48]+1" office:value-type="float" office:value="5544" calcext:value-type="float">
            <text:p>5544</text:p>
          </table:table-cell>
          <table:table-cell table:formula="of:=MOD([.$F$4];[.A55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49]+1" office:value-type="float" office:value="5545" calcext:value-type="float">
            <text:p>5545</text:p>
          </table:table-cell>
          <table:table-cell table:formula="of:=MOD([.$F$4];[.A55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50]+1" office:value-type="float" office:value="5546" calcext:value-type="float">
            <text:p>5546</text:p>
          </table:table-cell>
          <table:table-cell table:formula="of:=MOD([.$F$4];[.A55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51]+1" office:value-type="float" office:value="5547" calcext:value-type="float">
            <text:p>5547</text:p>
          </table:table-cell>
          <table:table-cell table:formula="of:=MOD([.$F$4];[.A55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52]+1" office:value-type="float" office:value="5548" calcext:value-type="float">
            <text:p>5548</text:p>
          </table:table-cell>
          <table:table-cell table:formula="of:=MOD([.$F$4];[.A55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53]+1" office:value-type="float" office:value="5549" calcext:value-type="float">
            <text:p>5549</text:p>
          </table:table-cell>
          <table:table-cell table:formula="of:=MOD([.$F$4];[.A55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54]+1" office:value-type="float" office:value="5550" calcext:value-type="float">
            <text:p>5550</text:p>
          </table:table-cell>
          <table:table-cell table:formula="of:=MOD([.$F$4];[.A55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55]+1" office:value-type="float" office:value="5551" calcext:value-type="float">
            <text:p>5551</text:p>
          </table:table-cell>
          <table:table-cell table:formula="of:=MOD([.$F$4];[.A55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56]+1" office:value-type="float" office:value="5552" calcext:value-type="float">
            <text:p>5552</text:p>
          </table:table-cell>
          <table:table-cell table:formula="of:=MOD([.$F$4];[.A55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57]+1" office:value-type="float" office:value="5553" calcext:value-type="float">
            <text:p>5553</text:p>
          </table:table-cell>
          <table:table-cell table:formula="of:=MOD([.$F$4];[.A55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58]+1" office:value-type="float" office:value="5554" calcext:value-type="float">
            <text:p>5554</text:p>
          </table:table-cell>
          <table:table-cell table:formula="of:=MOD([.$F$4];[.A55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59]+1" office:value-type="float" office:value="5555" calcext:value-type="float">
            <text:p>5555</text:p>
          </table:table-cell>
          <table:table-cell table:formula="of:=MOD([.$F$4];[.A55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60]+1" office:value-type="float" office:value="5556" calcext:value-type="float">
            <text:p>5556</text:p>
          </table:table-cell>
          <table:table-cell table:formula="of:=MOD([.$F$4];[.A55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61]+1" office:value-type="float" office:value="5557" calcext:value-type="float">
            <text:p>5557</text:p>
          </table:table-cell>
          <table:table-cell table:formula="of:=MOD([.$F$4];[.A55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62]+1" office:value-type="float" office:value="5558" calcext:value-type="float">
            <text:p>5558</text:p>
          </table:table-cell>
          <table:table-cell table:formula="of:=MOD([.$F$4];[.A55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63]+1" office:value-type="float" office:value="5559" calcext:value-type="float">
            <text:p>5559</text:p>
          </table:table-cell>
          <table:table-cell table:formula="of:=MOD([.$F$4];[.A55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64]+1" office:value-type="float" office:value="5560" calcext:value-type="float">
            <text:p>5560</text:p>
          </table:table-cell>
          <table:table-cell table:formula="of:=MOD([.$F$4];[.A55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65]+1" office:value-type="float" office:value="5561" calcext:value-type="float">
            <text:p>5561</text:p>
          </table:table-cell>
          <table:table-cell table:formula="of:=MOD([.$F$4];[.A55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66]+1" office:value-type="float" office:value="5562" calcext:value-type="float">
            <text:p>5562</text:p>
          </table:table-cell>
          <table:table-cell table:formula="of:=MOD([.$F$4];[.A55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67]+1" office:value-type="float" office:value="5563" calcext:value-type="float">
            <text:p>5563</text:p>
          </table:table-cell>
          <table:table-cell table:formula="of:=MOD([.$F$4];[.A55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68]+1" office:value-type="float" office:value="5564" calcext:value-type="float">
            <text:p>5564</text:p>
          </table:table-cell>
          <table:table-cell table:formula="of:=MOD([.$F$4];[.A55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69]+1" office:value-type="float" office:value="5565" calcext:value-type="float">
            <text:p>5565</text:p>
          </table:table-cell>
          <table:table-cell table:formula="of:=MOD([.$F$4];[.A55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70]+1" office:value-type="float" office:value="5566" calcext:value-type="float">
            <text:p>5566</text:p>
          </table:table-cell>
          <table:table-cell table:formula="of:=MOD([.$F$4];[.A55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71]+1" office:value-type="float" office:value="5567" calcext:value-type="float">
            <text:p>5567</text:p>
          </table:table-cell>
          <table:table-cell table:formula="of:=MOD([.$F$4];[.A55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72]+1" office:value-type="float" office:value="5568" calcext:value-type="float">
            <text:p>5568</text:p>
          </table:table-cell>
          <table:table-cell table:formula="of:=MOD([.$F$4];[.A55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73]+1" office:value-type="float" office:value="5569" calcext:value-type="float">
            <text:p>5569</text:p>
          </table:table-cell>
          <table:table-cell table:formula="of:=MOD([.$F$4];[.A55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74]+1" office:value-type="float" office:value="5570" calcext:value-type="float">
            <text:p>5570</text:p>
          </table:table-cell>
          <table:table-cell table:formula="of:=MOD([.$F$4];[.A55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75]+1" office:value-type="float" office:value="5571" calcext:value-type="float">
            <text:p>5571</text:p>
          </table:table-cell>
          <table:table-cell table:formula="of:=MOD([.$F$4];[.A55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76]+1" office:value-type="float" office:value="5572" calcext:value-type="float">
            <text:p>5572</text:p>
          </table:table-cell>
          <table:table-cell table:formula="of:=MOD([.$F$4];[.A55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77]+1" office:value-type="float" office:value="5573" calcext:value-type="float">
            <text:p>5573</text:p>
          </table:table-cell>
          <table:table-cell table:formula="of:=MOD([.$F$4];[.A55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78]+1" office:value-type="float" office:value="5574" calcext:value-type="float">
            <text:p>5574</text:p>
          </table:table-cell>
          <table:table-cell table:formula="of:=MOD([.$F$4];[.A55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79]+1" office:value-type="float" office:value="5575" calcext:value-type="float">
            <text:p>5575</text:p>
          </table:table-cell>
          <table:table-cell table:formula="of:=MOD([.$F$4];[.A55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80]+1" office:value-type="float" office:value="5576" calcext:value-type="float">
            <text:p>5576</text:p>
          </table:table-cell>
          <table:table-cell table:formula="of:=MOD([.$F$4];[.A55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81]+1" office:value-type="float" office:value="5577" calcext:value-type="float">
            <text:p>5577</text:p>
          </table:table-cell>
          <table:table-cell table:formula="of:=MOD([.$F$4];[.A55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82]+1" office:value-type="float" office:value="5578" calcext:value-type="float">
            <text:p>5578</text:p>
          </table:table-cell>
          <table:table-cell table:formula="of:=MOD([.$F$4];[.A55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83]+1" office:value-type="float" office:value="5579" calcext:value-type="float">
            <text:p>5579</text:p>
          </table:table-cell>
          <table:table-cell table:formula="of:=MOD([.$F$4];[.A55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84]+1" office:value-type="float" office:value="5580" calcext:value-type="float">
            <text:p>5580</text:p>
          </table:table-cell>
          <table:table-cell table:formula="of:=MOD([.$F$4];[.A55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85]+1" office:value-type="float" office:value="5581" calcext:value-type="float">
            <text:p>5581</text:p>
          </table:table-cell>
          <table:table-cell table:formula="of:=MOD([.$F$4];[.A55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86]+1" office:value-type="float" office:value="5582" calcext:value-type="float">
            <text:p>5582</text:p>
          </table:table-cell>
          <table:table-cell table:formula="of:=MOD([.$F$4];[.A55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87]+1" office:value-type="float" office:value="5583" calcext:value-type="float">
            <text:p>5583</text:p>
          </table:table-cell>
          <table:table-cell table:formula="of:=MOD([.$F$4];[.A55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88]+1" office:value-type="float" office:value="5584" calcext:value-type="float">
            <text:p>5584</text:p>
          </table:table-cell>
          <table:table-cell table:formula="of:=MOD([.$F$4];[.A55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89]+1" office:value-type="float" office:value="5585" calcext:value-type="float">
            <text:p>5585</text:p>
          </table:table-cell>
          <table:table-cell table:formula="of:=MOD([.$F$4];[.A55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90]+1" office:value-type="float" office:value="5586" calcext:value-type="float">
            <text:p>5586</text:p>
          </table:table-cell>
          <table:table-cell table:formula="of:=MOD([.$F$4];[.A55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91]+1" office:value-type="float" office:value="5587" calcext:value-type="float">
            <text:p>5587</text:p>
          </table:table-cell>
          <table:table-cell table:formula="of:=MOD([.$F$4];[.A55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92]+1" office:value-type="float" office:value="5588" calcext:value-type="float">
            <text:p>5588</text:p>
          </table:table-cell>
          <table:table-cell table:formula="of:=MOD([.$F$4];[.A55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93]+1" office:value-type="float" office:value="5589" calcext:value-type="float">
            <text:p>5589</text:p>
          </table:table-cell>
          <table:table-cell table:formula="of:=MOD([.$F$4];[.A55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94]+1" office:value-type="float" office:value="5590" calcext:value-type="float">
            <text:p>5590</text:p>
          </table:table-cell>
          <table:table-cell table:formula="of:=MOD([.$F$4];[.A55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95]+1" office:value-type="float" office:value="5591" calcext:value-type="float">
            <text:p>5591</text:p>
          </table:table-cell>
          <table:table-cell table:formula="of:=MOD([.$F$4];[.A55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96]+1" office:value-type="float" office:value="5592" calcext:value-type="float">
            <text:p>5592</text:p>
          </table:table-cell>
          <table:table-cell table:formula="of:=MOD([.$F$4];[.A55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97]+1" office:value-type="float" office:value="5593" calcext:value-type="float">
            <text:p>5593</text:p>
          </table:table-cell>
          <table:table-cell table:formula="of:=MOD([.$F$4];[.A55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98]+1" office:value-type="float" office:value="5594" calcext:value-type="float">
            <text:p>5594</text:p>
          </table:table-cell>
          <table:table-cell table:formula="of:=MOD([.$F$4];[.A55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99]+1" office:value-type="float" office:value="5595" calcext:value-type="float">
            <text:p>5595</text:p>
          </table:table-cell>
          <table:table-cell table:formula="of:=MOD([.$F$4];[.A56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00]+1" office:value-type="float" office:value="5596" calcext:value-type="float">
            <text:p>5596</text:p>
          </table:table-cell>
          <table:table-cell table:formula="of:=MOD([.$F$4];[.A56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01]+1" office:value-type="float" office:value="5597" calcext:value-type="float">
            <text:p>5597</text:p>
          </table:table-cell>
          <table:table-cell table:formula="of:=MOD([.$F$4];[.A56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02]+1" office:value-type="float" office:value="5598" calcext:value-type="float">
            <text:p>5598</text:p>
          </table:table-cell>
          <table:table-cell table:formula="of:=MOD([.$F$4];[.A56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03]+1" office:value-type="float" office:value="5599" calcext:value-type="float">
            <text:p>5599</text:p>
          </table:table-cell>
          <table:table-cell table:formula="of:=MOD([.$F$4];[.A56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04]+1" office:value-type="float" office:value="5600" calcext:value-type="float">
            <text:p>5600</text:p>
          </table:table-cell>
          <table:table-cell table:formula="of:=MOD([.$F$4];[.A56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05]+1" office:value-type="float" office:value="5601" calcext:value-type="float">
            <text:p>5601</text:p>
          </table:table-cell>
          <table:table-cell table:formula="of:=MOD([.$F$4];[.A56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06]+1" office:value-type="float" office:value="5602" calcext:value-type="float">
            <text:p>5602</text:p>
          </table:table-cell>
          <table:table-cell table:formula="of:=MOD([.$F$4];[.A56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07]+1" office:value-type="float" office:value="5603" calcext:value-type="float">
            <text:p>5603</text:p>
          </table:table-cell>
          <table:table-cell table:formula="of:=MOD([.$F$4];[.A56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08]+1" office:value-type="float" office:value="5604" calcext:value-type="float">
            <text:p>5604</text:p>
          </table:table-cell>
          <table:table-cell table:formula="of:=MOD([.$F$4];[.A56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09]+1" office:value-type="float" office:value="5605" calcext:value-type="float">
            <text:p>5605</text:p>
          </table:table-cell>
          <table:table-cell table:formula="of:=MOD([.$F$4];[.A56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10]+1" office:value-type="float" office:value="5606" calcext:value-type="float">
            <text:p>5606</text:p>
          </table:table-cell>
          <table:table-cell table:formula="of:=MOD([.$F$4];[.A56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11]+1" office:value-type="float" office:value="5607" calcext:value-type="float">
            <text:p>5607</text:p>
          </table:table-cell>
          <table:table-cell table:formula="of:=MOD([.$F$4];[.A56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12]+1" office:value-type="float" office:value="5608" calcext:value-type="float">
            <text:p>5608</text:p>
          </table:table-cell>
          <table:table-cell table:formula="of:=MOD([.$F$4];[.A56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13]+1" office:value-type="float" office:value="5609" calcext:value-type="float">
            <text:p>5609</text:p>
          </table:table-cell>
          <table:table-cell table:formula="of:=MOD([.$F$4];[.A56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14]+1" office:value-type="float" office:value="5610" calcext:value-type="float">
            <text:p>5610</text:p>
          </table:table-cell>
          <table:table-cell table:formula="of:=MOD([.$F$4];[.A56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15]+1" office:value-type="float" office:value="5611" calcext:value-type="float">
            <text:p>5611</text:p>
          </table:table-cell>
          <table:table-cell table:formula="of:=MOD([.$F$4];[.A56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16]+1" office:value-type="float" office:value="5612" calcext:value-type="float">
            <text:p>5612</text:p>
          </table:table-cell>
          <table:table-cell table:formula="of:=MOD([.$F$4];[.A56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17]+1" office:value-type="float" office:value="5613" calcext:value-type="float">
            <text:p>5613</text:p>
          </table:table-cell>
          <table:table-cell table:formula="of:=MOD([.$F$4];[.A56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18]+1" office:value-type="float" office:value="5614" calcext:value-type="float">
            <text:p>5614</text:p>
          </table:table-cell>
          <table:table-cell table:formula="of:=MOD([.$F$4];[.A56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19]+1" office:value-type="float" office:value="5615" calcext:value-type="float">
            <text:p>5615</text:p>
          </table:table-cell>
          <table:table-cell table:formula="of:=MOD([.$F$4];[.A56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20]+1" office:value-type="float" office:value="5616" calcext:value-type="float">
            <text:p>5616</text:p>
          </table:table-cell>
          <table:table-cell table:formula="of:=MOD([.$F$4];[.A56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21]+1" office:value-type="float" office:value="5617" calcext:value-type="float">
            <text:p>5617</text:p>
          </table:table-cell>
          <table:table-cell table:formula="of:=MOD([.$F$4];[.A56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22]+1" office:value-type="float" office:value="5618" calcext:value-type="float">
            <text:p>5618</text:p>
          </table:table-cell>
          <table:table-cell table:formula="of:=MOD([.$F$4];[.A56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23]+1" office:value-type="float" office:value="5619" calcext:value-type="float">
            <text:p>5619</text:p>
          </table:table-cell>
          <table:table-cell table:formula="of:=MOD([.$F$4];[.A56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24]+1" office:value-type="float" office:value="5620" calcext:value-type="float">
            <text:p>5620</text:p>
          </table:table-cell>
          <table:table-cell table:formula="of:=MOD([.$F$4];[.A56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25]+1" office:value-type="float" office:value="5621" calcext:value-type="float">
            <text:p>5621</text:p>
          </table:table-cell>
          <table:table-cell table:formula="of:=MOD([.$F$4];[.A56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26]+1" office:value-type="float" office:value="5622" calcext:value-type="float">
            <text:p>5622</text:p>
          </table:table-cell>
          <table:table-cell table:formula="of:=MOD([.$F$4];[.A56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27]+1" office:value-type="float" office:value="5623" calcext:value-type="float">
            <text:p>5623</text:p>
          </table:table-cell>
          <table:table-cell table:formula="of:=MOD([.$F$4];[.A56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28]+1" office:value-type="float" office:value="5624" calcext:value-type="float">
            <text:p>5624</text:p>
          </table:table-cell>
          <table:table-cell table:formula="of:=MOD([.$F$4];[.A56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29]+1" office:value-type="float" office:value="5625" calcext:value-type="float">
            <text:p>5625</text:p>
          </table:table-cell>
          <table:table-cell table:formula="of:=MOD([.$F$4];[.A56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30]+1" office:value-type="float" office:value="5626" calcext:value-type="float">
            <text:p>5626</text:p>
          </table:table-cell>
          <table:table-cell table:formula="of:=MOD([.$F$4];[.A56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31]+1" office:value-type="float" office:value="5627" calcext:value-type="float">
            <text:p>5627</text:p>
          </table:table-cell>
          <table:table-cell table:formula="of:=MOD([.$F$4];[.A56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32]+1" office:value-type="float" office:value="5628" calcext:value-type="float">
            <text:p>5628</text:p>
          </table:table-cell>
          <table:table-cell table:formula="of:=MOD([.$F$4];[.A56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33]+1" office:value-type="float" office:value="5629" calcext:value-type="float">
            <text:p>5629</text:p>
          </table:table-cell>
          <table:table-cell table:formula="of:=MOD([.$F$4];[.A56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34]+1" office:value-type="float" office:value="5630" calcext:value-type="float">
            <text:p>5630</text:p>
          </table:table-cell>
          <table:table-cell table:formula="of:=MOD([.$F$4];[.A56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35]+1" office:value-type="float" office:value="5631" calcext:value-type="float">
            <text:p>5631</text:p>
          </table:table-cell>
          <table:table-cell table:formula="of:=MOD([.$F$4];[.A56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36]+1" office:value-type="float" office:value="5632" calcext:value-type="float">
            <text:p>5632</text:p>
          </table:table-cell>
          <table:table-cell table:formula="of:=MOD([.$F$4];[.A56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37]+1" office:value-type="float" office:value="5633" calcext:value-type="float">
            <text:p>5633</text:p>
          </table:table-cell>
          <table:table-cell table:formula="of:=MOD([.$F$4];[.A56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38]+1" office:value-type="float" office:value="5634" calcext:value-type="float">
            <text:p>5634</text:p>
          </table:table-cell>
          <table:table-cell table:formula="of:=MOD([.$F$4];[.A56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39]+1" office:value-type="float" office:value="5635" calcext:value-type="float">
            <text:p>5635</text:p>
          </table:table-cell>
          <table:table-cell table:formula="of:=MOD([.$F$4];[.A56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40]+1" office:value-type="float" office:value="5636" calcext:value-type="float">
            <text:p>5636</text:p>
          </table:table-cell>
          <table:table-cell table:formula="of:=MOD([.$F$4];[.A56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41]+1" office:value-type="float" office:value="5637" calcext:value-type="float">
            <text:p>5637</text:p>
          </table:table-cell>
          <table:table-cell table:formula="of:=MOD([.$F$4];[.A56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42]+1" office:value-type="float" office:value="5638" calcext:value-type="float">
            <text:p>5638</text:p>
          </table:table-cell>
          <table:table-cell table:formula="of:=MOD([.$F$4];[.A56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43]+1" office:value-type="float" office:value="5639" calcext:value-type="float">
            <text:p>5639</text:p>
          </table:table-cell>
          <table:table-cell table:formula="of:=MOD([.$F$4];[.A56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44]+1" office:value-type="float" office:value="5640" calcext:value-type="float">
            <text:p>5640</text:p>
          </table:table-cell>
          <table:table-cell table:formula="of:=MOD([.$F$4];[.A56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45]+1" office:value-type="float" office:value="5641" calcext:value-type="float">
            <text:p>5641</text:p>
          </table:table-cell>
          <table:table-cell table:formula="of:=MOD([.$F$4];[.A56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46]+1" office:value-type="float" office:value="5642" calcext:value-type="float">
            <text:p>5642</text:p>
          </table:table-cell>
          <table:table-cell table:formula="of:=MOD([.$F$4];[.A56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47]+1" office:value-type="float" office:value="5643" calcext:value-type="float">
            <text:p>5643</text:p>
          </table:table-cell>
          <table:table-cell table:formula="of:=MOD([.$F$4];[.A56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48]+1" office:value-type="float" office:value="5644" calcext:value-type="float">
            <text:p>5644</text:p>
          </table:table-cell>
          <table:table-cell table:formula="of:=MOD([.$F$4];[.A56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49]+1" office:value-type="float" office:value="5645" calcext:value-type="float">
            <text:p>5645</text:p>
          </table:table-cell>
          <table:table-cell table:formula="of:=MOD([.$F$4];[.A56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50]+1" office:value-type="float" office:value="5646" calcext:value-type="float">
            <text:p>5646</text:p>
          </table:table-cell>
          <table:table-cell table:formula="of:=MOD([.$F$4];[.A56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51]+1" office:value-type="float" office:value="5647" calcext:value-type="float">
            <text:p>5647</text:p>
          </table:table-cell>
          <table:table-cell table:formula="of:=MOD([.$F$4];[.A56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52]+1" office:value-type="float" office:value="5648" calcext:value-type="float">
            <text:p>5648</text:p>
          </table:table-cell>
          <table:table-cell table:formula="of:=MOD([.$F$4];[.A56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53]+1" office:value-type="float" office:value="5649" calcext:value-type="float">
            <text:p>5649</text:p>
          </table:table-cell>
          <table:table-cell table:formula="of:=MOD([.$F$4];[.A56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54]+1" office:value-type="float" office:value="5650" calcext:value-type="float">
            <text:p>5650</text:p>
          </table:table-cell>
          <table:table-cell table:formula="of:=MOD([.$F$4];[.A56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55]+1" office:value-type="float" office:value="5651" calcext:value-type="float">
            <text:p>5651</text:p>
          </table:table-cell>
          <table:table-cell table:formula="of:=MOD([.$F$4];[.A56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56]+1" office:value-type="float" office:value="5652" calcext:value-type="float">
            <text:p>5652</text:p>
          </table:table-cell>
          <table:table-cell table:formula="of:=MOD([.$F$4];[.A56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57]+1" office:value-type="float" office:value="5653" calcext:value-type="float">
            <text:p>5653</text:p>
          </table:table-cell>
          <table:table-cell table:formula="of:=MOD([.$F$4];[.A56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58]+1" office:value-type="float" office:value="5654" calcext:value-type="float">
            <text:p>5654</text:p>
          </table:table-cell>
          <table:table-cell table:formula="of:=MOD([.$F$4];[.A56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59]+1" office:value-type="float" office:value="5655" calcext:value-type="float">
            <text:p>5655</text:p>
          </table:table-cell>
          <table:table-cell table:formula="of:=MOD([.$F$4];[.A56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60]+1" office:value-type="float" office:value="5656" calcext:value-type="float">
            <text:p>5656</text:p>
          </table:table-cell>
          <table:table-cell table:formula="of:=MOD([.$F$4];[.A56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61]+1" office:value-type="float" office:value="5657" calcext:value-type="float">
            <text:p>5657</text:p>
          </table:table-cell>
          <table:table-cell table:formula="of:=MOD([.$F$4];[.A56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62]+1" office:value-type="float" office:value="5658" calcext:value-type="float">
            <text:p>5658</text:p>
          </table:table-cell>
          <table:table-cell table:formula="of:=MOD([.$F$4];[.A56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63]+1" office:value-type="float" office:value="5659" calcext:value-type="float">
            <text:p>5659</text:p>
          </table:table-cell>
          <table:table-cell table:formula="of:=MOD([.$F$4];[.A56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64]+1" office:value-type="float" office:value="5660" calcext:value-type="float">
            <text:p>5660</text:p>
          </table:table-cell>
          <table:table-cell table:formula="of:=MOD([.$F$4];[.A56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65]+1" office:value-type="float" office:value="5661" calcext:value-type="float">
            <text:p>5661</text:p>
          </table:table-cell>
          <table:table-cell table:formula="of:=MOD([.$F$4];[.A56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66]+1" office:value-type="float" office:value="5662" calcext:value-type="float">
            <text:p>5662</text:p>
          </table:table-cell>
          <table:table-cell table:formula="of:=MOD([.$F$4];[.A56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67]+1" office:value-type="float" office:value="5663" calcext:value-type="float">
            <text:p>5663</text:p>
          </table:table-cell>
          <table:table-cell table:formula="of:=MOD([.$F$4];[.A56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68]+1" office:value-type="float" office:value="5664" calcext:value-type="float">
            <text:p>5664</text:p>
          </table:table-cell>
          <table:table-cell table:formula="of:=MOD([.$F$4];[.A56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69]+1" office:value-type="float" office:value="5665" calcext:value-type="float">
            <text:p>5665</text:p>
          </table:table-cell>
          <table:table-cell table:formula="of:=MOD([.$F$4];[.A56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70]+1" office:value-type="float" office:value="5666" calcext:value-type="float">
            <text:p>5666</text:p>
          </table:table-cell>
          <table:table-cell table:formula="of:=MOD([.$F$4];[.A56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71]+1" office:value-type="float" office:value="5667" calcext:value-type="float">
            <text:p>5667</text:p>
          </table:table-cell>
          <table:table-cell table:formula="of:=MOD([.$F$4];[.A56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72]+1" office:value-type="float" office:value="5668" calcext:value-type="float">
            <text:p>5668</text:p>
          </table:table-cell>
          <table:table-cell table:formula="of:=MOD([.$F$4];[.A56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73]+1" office:value-type="float" office:value="5669" calcext:value-type="float">
            <text:p>5669</text:p>
          </table:table-cell>
          <table:table-cell table:formula="of:=MOD([.$F$4];[.A56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74]+1" office:value-type="float" office:value="5670" calcext:value-type="float">
            <text:p>5670</text:p>
          </table:table-cell>
          <table:table-cell table:formula="of:=MOD([.$F$4];[.A56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75]+1" office:value-type="float" office:value="5671" calcext:value-type="float">
            <text:p>5671</text:p>
          </table:table-cell>
          <table:table-cell table:formula="of:=MOD([.$F$4];[.A56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76]+1" office:value-type="float" office:value="5672" calcext:value-type="float">
            <text:p>5672</text:p>
          </table:table-cell>
          <table:table-cell table:formula="of:=MOD([.$F$4];[.A56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77]+1" office:value-type="float" office:value="5673" calcext:value-type="float">
            <text:p>5673</text:p>
          </table:table-cell>
          <table:table-cell table:formula="of:=MOD([.$F$4];[.A56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78]+1" office:value-type="float" office:value="5674" calcext:value-type="float">
            <text:p>5674</text:p>
          </table:table-cell>
          <table:table-cell table:formula="of:=MOD([.$F$4];[.A56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79]+1" office:value-type="float" office:value="5675" calcext:value-type="float">
            <text:p>5675</text:p>
          </table:table-cell>
          <table:table-cell table:formula="of:=MOD([.$F$4];[.A56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80]+1" office:value-type="float" office:value="5676" calcext:value-type="float">
            <text:p>5676</text:p>
          </table:table-cell>
          <table:table-cell table:formula="of:=MOD([.$F$4];[.A56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81]+1" office:value-type="float" office:value="5677" calcext:value-type="float">
            <text:p>5677</text:p>
          </table:table-cell>
          <table:table-cell table:formula="of:=MOD([.$F$4];[.A56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82]+1" office:value-type="float" office:value="5678" calcext:value-type="float">
            <text:p>5678</text:p>
          </table:table-cell>
          <table:table-cell table:formula="of:=MOD([.$F$4];[.A56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83]+1" office:value-type="float" office:value="5679" calcext:value-type="float">
            <text:p>5679</text:p>
          </table:table-cell>
          <table:table-cell table:formula="of:=MOD([.$F$4];[.A56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84]+1" office:value-type="float" office:value="5680" calcext:value-type="float">
            <text:p>5680</text:p>
          </table:table-cell>
          <table:table-cell table:formula="of:=MOD([.$F$4];[.A56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85]+1" office:value-type="float" office:value="5681" calcext:value-type="float">
            <text:p>5681</text:p>
          </table:table-cell>
          <table:table-cell table:formula="of:=MOD([.$F$4];[.A56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86]+1" office:value-type="float" office:value="5682" calcext:value-type="float">
            <text:p>5682</text:p>
          </table:table-cell>
          <table:table-cell table:formula="of:=MOD([.$F$4];[.A56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87]+1" office:value-type="float" office:value="5683" calcext:value-type="float">
            <text:p>5683</text:p>
          </table:table-cell>
          <table:table-cell table:formula="of:=MOD([.$F$4];[.A56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88]+1" office:value-type="float" office:value="5684" calcext:value-type="float">
            <text:p>5684</text:p>
          </table:table-cell>
          <table:table-cell table:formula="of:=MOD([.$F$4];[.A56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89]+1" office:value-type="float" office:value="5685" calcext:value-type="float">
            <text:p>5685</text:p>
          </table:table-cell>
          <table:table-cell table:formula="of:=MOD([.$F$4];[.A56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90]+1" office:value-type="float" office:value="5686" calcext:value-type="float">
            <text:p>5686</text:p>
          </table:table-cell>
          <table:table-cell table:formula="of:=MOD([.$F$4];[.A56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91]+1" office:value-type="float" office:value="5687" calcext:value-type="float">
            <text:p>5687</text:p>
          </table:table-cell>
          <table:table-cell table:formula="of:=MOD([.$F$4];[.A56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92]+1" office:value-type="float" office:value="5688" calcext:value-type="float">
            <text:p>5688</text:p>
          </table:table-cell>
          <table:table-cell table:formula="of:=MOD([.$F$4];[.A56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93]+1" office:value-type="float" office:value="5689" calcext:value-type="float">
            <text:p>5689</text:p>
          </table:table-cell>
          <table:table-cell table:formula="of:=MOD([.$F$4];[.A56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94]+1" office:value-type="float" office:value="5690" calcext:value-type="float">
            <text:p>5690</text:p>
          </table:table-cell>
          <table:table-cell table:formula="of:=MOD([.$F$4];[.A56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95]+1" office:value-type="float" office:value="5691" calcext:value-type="float">
            <text:p>5691</text:p>
          </table:table-cell>
          <table:table-cell table:formula="of:=MOD([.$F$4];[.A56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96]+1" office:value-type="float" office:value="5692" calcext:value-type="float">
            <text:p>5692</text:p>
          </table:table-cell>
          <table:table-cell table:formula="of:=MOD([.$F$4];[.A56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97]+1" office:value-type="float" office:value="5693" calcext:value-type="float">
            <text:p>5693</text:p>
          </table:table-cell>
          <table:table-cell table:formula="of:=MOD([.$F$4];[.A56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98]+1" office:value-type="float" office:value="5694" calcext:value-type="float">
            <text:p>5694</text:p>
          </table:table-cell>
          <table:table-cell table:formula="of:=MOD([.$F$4];[.A56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99]+1" office:value-type="float" office:value="5695" calcext:value-type="float">
            <text:p>5695</text:p>
          </table:table-cell>
          <table:table-cell table:formula="of:=MOD([.$F$4];[.A57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00]+1" office:value-type="float" office:value="5696" calcext:value-type="float">
            <text:p>5696</text:p>
          </table:table-cell>
          <table:table-cell table:formula="of:=MOD([.$F$4];[.A57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01]+1" office:value-type="float" office:value="5697" calcext:value-type="float">
            <text:p>5697</text:p>
          </table:table-cell>
          <table:table-cell table:formula="of:=MOD([.$F$4];[.A57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02]+1" office:value-type="float" office:value="5698" calcext:value-type="float">
            <text:p>5698</text:p>
          </table:table-cell>
          <table:table-cell table:formula="of:=MOD([.$F$4];[.A57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03]+1" office:value-type="float" office:value="5699" calcext:value-type="float">
            <text:p>5699</text:p>
          </table:table-cell>
          <table:table-cell table:formula="of:=MOD([.$F$4];[.A57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04]+1" office:value-type="float" office:value="5700" calcext:value-type="float">
            <text:p>5700</text:p>
          </table:table-cell>
          <table:table-cell table:formula="of:=MOD([.$F$4];[.A57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05]+1" office:value-type="float" office:value="5701" calcext:value-type="float">
            <text:p>5701</text:p>
          </table:table-cell>
          <table:table-cell table:formula="of:=MOD([.$F$4];[.A57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06]+1" office:value-type="float" office:value="5702" calcext:value-type="float">
            <text:p>5702</text:p>
          </table:table-cell>
          <table:table-cell table:formula="of:=MOD([.$F$4];[.A57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07]+1" office:value-type="float" office:value="5703" calcext:value-type="float">
            <text:p>5703</text:p>
          </table:table-cell>
          <table:table-cell table:formula="of:=MOD([.$F$4];[.A57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08]+1" office:value-type="float" office:value="5704" calcext:value-type="float">
            <text:p>5704</text:p>
          </table:table-cell>
          <table:table-cell table:formula="of:=MOD([.$F$4];[.A57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09]+1" office:value-type="float" office:value="5705" calcext:value-type="float">
            <text:p>5705</text:p>
          </table:table-cell>
          <table:table-cell table:formula="of:=MOD([.$F$4];[.A57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10]+1" office:value-type="float" office:value="5706" calcext:value-type="float">
            <text:p>5706</text:p>
          </table:table-cell>
          <table:table-cell table:formula="of:=MOD([.$F$4];[.A57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11]+1" office:value-type="float" office:value="5707" calcext:value-type="float">
            <text:p>5707</text:p>
          </table:table-cell>
          <table:table-cell table:formula="of:=MOD([.$F$4];[.A57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12]+1" office:value-type="float" office:value="5708" calcext:value-type="float">
            <text:p>5708</text:p>
          </table:table-cell>
          <table:table-cell table:formula="of:=MOD([.$F$4];[.A57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13]+1" office:value-type="float" office:value="5709" calcext:value-type="float">
            <text:p>5709</text:p>
          </table:table-cell>
          <table:table-cell table:formula="of:=MOD([.$F$4];[.A57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14]+1" office:value-type="float" office:value="5710" calcext:value-type="float">
            <text:p>5710</text:p>
          </table:table-cell>
          <table:table-cell table:formula="of:=MOD([.$F$4];[.A57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15]+1" office:value-type="float" office:value="5711" calcext:value-type="float">
            <text:p>5711</text:p>
          </table:table-cell>
          <table:table-cell table:formula="of:=MOD([.$F$4];[.A57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16]+1" office:value-type="float" office:value="5712" calcext:value-type="float">
            <text:p>5712</text:p>
          </table:table-cell>
          <table:table-cell table:formula="of:=MOD([.$F$4];[.A57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17]+1" office:value-type="float" office:value="5713" calcext:value-type="float">
            <text:p>5713</text:p>
          </table:table-cell>
          <table:table-cell table:formula="of:=MOD([.$F$4];[.A57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18]+1" office:value-type="float" office:value="5714" calcext:value-type="float">
            <text:p>5714</text:p>
          </table:table-cell>
          <table:table-cell table:formula="of:=MOD([.$F$4];[.A57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19]+1" office:value-type="float" office:value="5715" calcext:value-type="float">
            <text:p>5715</text:p>
          </table:table-cell>
          <table:table-cell table:formula="of:=MOD([.$F$4];[.A57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20]+1" office:value-type="float" office:value="5716" calcext:value-type="float">
            <text:p>5716</text:p>
          </table:table-cell>
          <table:table-cell table:formula="of:=MOD([.$F$4];[.A57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21]+1" office:value-type="float" office:value="5717" calcext:value-type="float">
            <text:p>5717</text:p>
          </table:table-cell>
          <table:table-cell table:formula="of:=MOD([.$F$4];[.A57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22]+1" office:value-type="float" office:value="5718" calcext:value-type="float">
            <text:p>5718</text:p>
          </table:table-cell>
          <table:table-cell table:formula="of:=MOD([.$F$4];[.A57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23]+1" office:value-type="float" office:value="5719" calcext:value-type="float">
            <text:p>5719</text:p>
          </table:table-cell>
          <table:table-cell table:formula="of:=MOD([.$F$4];[.A57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24]+1" office:value-type="float" office:value="5720" calcext:value-type="float">
            <text:p>5720</text:p>
          </table:table-cell>
          <table:table-cell table:formula="of:=MOD([.$F$4];[.A57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25]+1" office:value-type="float" office:value="5721" calcext:value-type="float">
            <text:p>5721</text:p>
          </table:table-cell>
          <table:table-cell table:formula="of:=MOD([.$F$4];[.A57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26]+1" office:value-type="float" office:value="5722" calcext:value-type="float">
            <text:p>5722</text:p>
          </table:table-cell>
          <table:table-cell table:formula="of:=MOD([.$F$4];[.A57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27]+1" office:value-type="float" office:value="5723" calcext:value-type="float">
            <text:p>5723</text:p>
          </table:table-cell>
          <table:table-cell table:formula="of:=MOD([.$F$4];[.A57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28]+1" office:value-type="float" office:value="5724" calcext:value-type="float">
            <text:p>5724</text:p>
          </table:table-cell>
          <table:table-cell table:formula="of:=MOD([.$F$4];[.A57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29]+1" office:value-type="float" office:value="5725" calcext:value-type="float">
            <text:p>5725</text:p>
          </table:table-cell>
          <table:table-cell table:formula="of:=MOD([.$F$4];[.A57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30]+1" office:value-type="float" office:value="5726" calcext:value-type="float">
            <text:p>5726</text:p>
          </table:table-cell>
          <table:table-cell table:formula="of:=MOD([.$F$4];[.A57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31]+1" office:value-type="float" office:value="5727" calcext:value-type="float">
            <text:p>5727</text:p>
          </table:table-cell>
          <table:table-cell table:formula="of:=MOD([.$F$4];[.A57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32]+1" office:value-type="float" office:value="5728" calcext:value-type="float">
            <text:p>5728</text:p>
          </table:table-cell>
          <table:table-cell table:formula="of:=MOD([.$F$4];[.A57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33]+1" office:value-type="float" office:value="5729" calcext:value-type="float">
            <text:p>5729</text:p>
          </table:table-cell>
          <table:table-cell table:formula="of:=MOD([.$F$4];[.A57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34]+1" office:value-type="float" office:value="5730" calcext:value-type="float">
            <text:p>5730</text:p>
          </table:table-cell>
          <table:table-cell table:formula="of:=MOD([.$F$4];[.A57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35]+1" office:value-type="float" office:value="5731" calcext:value-type="float">
            <text:p>5731</text:p>
          </table:table-cell>
          <table:table-cell table:formula="of:=MOD([.$F$4];[.A57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36]+1" office:value-type="float" office:value="5732" calcext:value-type="float">
            <text:p>5732</text:p>
          </table:table-cell>
          <table:table-cell table:formula="of:=MOD([.$F$4];[.A57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37]+1" office:value-type="float" office:value="5733" calcext:value-type="float">
            <text:p>5733</text:p>
          </table:table-cell>
          <table:table-cell table:formula="of:=MOD([.$F$4];[.A57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38]+1" office:value-type="float" office:value="5734" calcext:value-type="float">
            <text:p>5734</text:p>
          </table:table-cell>
          <table:table-cell table:formula="of:=MOD([.$F$4];[.A57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39]+1" office:value-type="float" office:value="5735" calcext:value-type="float">
            <text:p>5735</text:p>
          </table:table-cell>
          <table:table-cell table:formula="of:=MOD([.$F$4];[.A57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40]+1" office:value-type="float" office:value="5736" calcext:value-type="float">
            <text:p>5736</text:p>
          </table:table-cell>
          <table:table-cell table:formula="of:=MOD([.$F$4];[.A57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41]+1" office:value-type="float" office:value="5737" calcext:value-type="float">
            <text:p>5737</text:p>
          </table:table-cell>
          <table:table-cell table:formula="of:=MOD([.$F$4];[.A57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42]+1" office:value-type="float" office:value="5738" calcext:value-type="float">
            <text:p>5738</text:p>
          </table:table-cell>
          <table:table-cell table:formula="of:=MOD([.$F$4];[.A57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43]+1" office:value-type="float" office:value="5739" calcext:value-type="float">
            <text:p>5739</text:p>
          </table:table-cell>
          <table:table-cell table:formula="of:=MOD([.$F$4];[.A57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44]+1" office:value-type="float" office:value="5740" calcext:value-type="float">
            <text:p>5740</text:p>
          </table:table-cell>
          <table:table-cell table:formula="of:=MOD([.$F$4];[.A57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45]+1" office:value-type="float" office:value="5741" calcext:value-type="float">
            <text:p>5741</text:p>
          </table:table-cell>
          <table:table-cell table:formula="of:=MOD([.$F$4];[.A57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46]+1" office:value-type="float" office:value="5742" calcext:value-type="float">
            <text:p>5742</text:p>
          </table:table-cell>
          <table:table-cell table:formula="of:=MOD([.$F$4];[.A57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47]+1" office:value-type="float" office:value="5743" calcext:value-type="float">
            <text:p>5743</text:p>
          </table:table-cell>
          <table:table-cell table:formula="of:=MOD([.$F$4];[.A57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48]+1" office:value-type="float" office:value="5744" calcext:value-type="float">
            <text:p>5744</text:p>
          </table:table-cell>
          <table:table-cell table:formula="of:=MOD([.$F$4];[.A57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49]+1" office:value-type="float" office:value="5745" calcext:value-type="float">
            <text:p>5745</text:p>
          </table:table-cell>
          <table:table-cell table:formula="of:=MOD([.$F$4];[.A57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50]+1" office:value-type="float" office:value="5746" calcext:value-type="float">
            <text:p>5746</text:p>
          </table:table-cell>
          <table:table-cell table:formula="of:=MOD([.$F$4];[.A57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51]+1" office:value-type="float" office:value="5747" calcext:value-type="float">
            <text:p>5747</text:p>
          </table:table-cell>
          <table:table-cell table:formula="of:=MOD([.$F$4];[.A57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52]+1" office:value-type="float" office:value="5748" calcext:value-type="float">
            <text:p>5748</text:p>
          </table:table-cell>
          <table:table-cell table:formula="of:=MOD([.$F$4];[.A57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53]+1" office:value-type="float" office:value="5749" calcext:value-type="float">
            <text:p>5749</text:p>
          </table:table-cell>
          <table:table-cell table:formula="of:=MOD([.$F$4];[.A57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54]+1" office:value-type="float" office:value="5750" calcext:value-type="float">
            <text:p>5750</text:p>
          </table:table-cell>
          <table:table-cell table:formula="of:=MOD([.$F$4];[.A57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55]+1" office:value-type="float" office:value="5751" calcext:value-type="float">
            <text:p>5751</text:p>
          </table:table-cell>
          <table:table-cell table:formula="of:=MOD([.$F$4];[.A57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56]+1" office:value-type="float" office:value="5752" calcext:value-type="float">
            <text:p>5752</text:p>
          </table:table-cell>
          <table:table-cell table:formula="of:=MOD([.$F$4];[.A57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57]+1" office:value-type="float" office:value="5753" calcext:value-type="float">
            <text:p>5753</text:p>
          </table:table-cell>
          <table:table-cell table:formula="of:=MOD([.$F$4];[.A57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58]+1" office:value-type="float" office:value="5754" calcext:value-type="float">
            <text:p>5754</text:p>
          </table:table-cell>
          <table:table-cell table:formula="of:=MOD([.$F$4];[.A57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59]+1" office:value-type="float" office:value="5755" calcext:value-type="float">
            <text:p>5755</text:p>
          </table:table-cell>
          <table:table-cell table:formula="of:=MOD([.$F$4];[.A57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60]+1" office:value-type="float" office:value="5756" calcext:value-type="float">
            <text:p>5756</text:p>
          </table:table-cell>
          <table:table-cell table:formula="of:=MOD([.$F$4];[.A57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61]+1" office:value-type="float" office:value="5757" calcext:value-type="float">
            <text:p>5757</text:p>
          </table:table-cell>
          <table:table-cell table:formula="of:=MOD([.$F$4];[.A57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62]+1" office:value-type="float" office:value="5758" calcext:value-type="float">
            <text:p>5758</text:p>
          </table:table-cell>
          <table:table-cell table:formula="of:=MOD([.$F$4];[.A57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63]+1" office:value-type="float" office:value="5759" calcext:value-type="float">
            <text:p>5759</text:p>
          </table:table-cell>
          <table:table-cell table:formula="of:=MOD([.$F$4];[.A57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64]+1" office:value-type="float" office:value="5760" calcext:value-type="float">
            <text:p>5760</text:p>
          </table:table-cell>
          <table:table-cell table:formula="of:=MOD([.$F$4];[.A57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65]+1" office:value-type="float" office:value="5761" calcext:value-type="float">
            <text:p>5761</text:p>
          </table:table-cell>
          <table:table-cell table:formula="of:=MOD([.$F$4];[.A57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66]+1" office:value-type="float" office:value="5762" calcext:value-type="float">
            <text:p>5762</text:p>
          </table:table-cell>
          <table:table-cell table:formula="of:=MOD([.$F$4];[.A57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67]+1" office:value-type="float" office:value="5763" calcext:value-type="float">
            <text:p>5763</text:p>
          </table:table-cell>
          <table:table-cell table:formula="of:=MOD([.$F$4];[.A57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68]+1" office:value-type="float" office:value="5764" calcext:value-type="float">
            <text:p>5764</text:p>
          </table:table-cell>
          <table:table-cell table:formula="of:=MOD([.$F$4];[.A57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69]+1" office:value-type="float" office:value="5765" calcext:value-type="float">
            <text:p>5765</text:p>
          </table:table-cell>
          <table:table-cell table:formula="of:=MOD([.$F$4];[.A57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70]+1" office:value-type="float" office:value="5766" calcext:value-type="float">
            <text:p>5766</text:p>
          </table:table-cell>
          <table:table-cell table:formula="of:=MOD([.$F$4];[.A57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71]+1" office:value-type="float" office:value="5767" calcext:value-type="float">
            <text:p>5767</text:p>
          </table:table-cell>
          <table:table-cell table:formula="of:=MOD([.$F$4];[.A57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72]+1" office:value-type="float" office:value="5768" calcext:value-type="float">
            <text:p>5768</text:p>
          </table:table-cell>
          <table:table-cell table:formula="of:=MOD([.$F$4];[.A57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73]+1" office:value-type="float" office:value="5769" calcext:value-type="float">
            <text:p>5769</text:p>
          </table:table-cell>
          <table:table-cell table:formula="of:=MOD([.$F$4];[.A57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74]+1" office:value-type="float" office:value="5770" calcext:value-type="float">
            <text:p>5770</text:p>
          </table:table-cell>
          <table:table-cell table:formula="of:=MOD([.$F$4];[.A57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75]+1" office:value-type="float" office:value="5771" calcext:value-type="float">
            <text:p>5771</text:p>
          </table:table-cell>
          <table:table-cell table:formula="of:=MOD([.$F$4];[.A57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76]+1" office:value-type="float" office:value="5772" calcext:value-type="float">
            <text:p>5772</text:p>
          </table:table-cell>
          <table:table-cell table:formula="of:=MOD([.$F$4];[.A57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77]+1" office:value-type="float" office:value="5773" calcext:value-type="float">
            <text:p>5773</text:p>
          </table:table-cell>
          <table:table-cell table:formula="of:=MOD([.$F$4];[.A57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78]+1" office:value-type="float" office:value="5774" calcext:value-type="float">
            <text:p>5774</text:p>
          </table:table-cell>
          <table:table-cell table:formula="of:=MOD([.$F$4];[.A57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79]+1" office:value-type="float" office:value="5775" calcext:value-type="float">
            <text:p>5775</text:p>
          </table:table-cell>
          <table:table-cell table:formula="of:=MOD([.$F$4];[.A57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80]+1" office:value-type="float" office:value="5776" calcext:value-type="float">
            <text:p>5776</text:p>
          </table:table-cell>
          <table:table-cell table:formula="of:=MOD([.$F$4];[.A57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81]+1" office:value-type="float" office:value="5777" calcext:value-type="float">
            <text:p>5777</text:p>
          </table:table-cell>
          <table:table-cell table:formula="of:=MOD([.$F$4];[.A57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82]+1" office:value-type="float" office:value="5778" calcext:value-type="float">
            <text:p>5778</text:p>
          </table:table-cell>
          <table:table-cell table:formula="of:=MOD([.$F$4];[.A57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83]+1" office:value-type="float" office:value="5779" calcext:value-type="float">
            <text:p>5779</text:p>
          </table:table-cell>
          <table:table-cell table:formula="of:=MOD([.$F$4];[.A57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84]+1" office:value-type="float" office:value="5780" calcext:value-type="float">
            <text:p>5780</text:p>
          </table:table-cell>
          <table:table-cell table:formula="of:=MOD([.$F$4];[.A57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85]+1" office:value-type="float" office:value="5781" calcext:value-type="float">
            <text:p>5781</text:p>
          </table:table-cell>
          <table:table-cell table:formula="of:=MOD([.$F$4];[.A57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86]+1" office:value-type="float" office:value="5782" calcext:value-type="float">
            <text:p>5782</text:p>
          </table:table-cell>
          <table:table-cell table:formula="of:=MOD([.$F$4];[.A57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87]+1" office:value-type="float" office:value="5783" calcext:value-type="float">
            <text:p>5783</text:p>
          </table:table-cell>
          <table:table-cell table:formula="of:=MOD([.$F$4];[.A57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88]+1" office:value-type="float" office:value="5784" calcext:value-type="float">
            <text:p>5784</text:p>
          </table:table-cell>
          <table:table-cell table:formula="of:=MOD([.$F$4];[.A57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89]+1" office:value-type="float" office:value="5785" calcext:value-type="float">
            <text:p>5785</text:p>
          </table:table-cell>
          <table:table-cell table:formula="of:=MOD([.$F$4];[.A57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90]+1" office:value-type="float" office:value="5786" calcext:value-type="float">
            <text:p>5786</text:p>
          </table:table-cell>
          <table:table-cell table:formula="of:=MOD([.$F$4];[.A57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91]+1" office:value-type="float" office:value="5787" calcext:value-type="float">
            <text:p>5787</text:p>
          </table:table-cell>
          <table:table-cell table:formula="of:=MOD([.$F$4];[.A57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92]+1" office:value-type="float" office:value="5788" calcext:value-type="float">
            <text:p>5788</text:p>
          </table:table-cell>
          <table:table-cell table:formula="of:=MOD([.$F$4];[.A57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93]+1" office:value-type="float" office:value="5789" calcext:value-type="float">
            <text:p>5789</text:p>
          </table:table-cell>
          <table:table-cell table:formula="of:=MOD([.$F$4];[.A57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94]+1" office:value-type="float" office:value="5790" calcext:value-type="float">
            <text:p>5790</text:p>
          </table:table-cell>
          <table:table-cell table:formula="of:=MOD([.$F$4];[.A57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95]+1" office:value-type="float" office:value="5791" calcext:value-type="float">
            <text:p>5791</text:p>
          </table:table-cell>
          <table:table-cell table:formula="of:=MOD([.$F$4];[.A57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96]+1" office:value-type="float" office:value="5792" calcext:value-type="float">
            <text:p>5792</text:p>
          </table:table-cell>
          <table:table-cell table:formula="of:=MOD([.$F$4];[.A57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97]+1" office:value-type="float" office:value="5793" calcext:value-type="float">
            <text:p>5793</text:p>
          </table:table-cell>
          <table:table-cell table:formula="of:=MOD([.$F$4];[.A57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98]+1" office:value-type="float" office:value="5794" calcext:value-type="float">
            <text:p>5794</text:p>
          </table:table-cell>
          <table:table-cell table:formula="of:=MOD([.$F$4];[.A57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99]+1" office:value-type="float" office:value="5795" calcext:value-type="float">
            <text:p>5795</text:p>
          </table:table-cell>
          <table:table-cell table:formula="of:=MOD([.$F$4];[.A58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00]+1" office:value-type="float" office:value="5796" calcext:value-type="float">
            <text:p>5796</text:p>
          </table:table-cell>
          <table:table-cell table:formula="of:=MOD([.$F$4];[.A58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01]+1" office:value-type="float" office:value="5797" calcext:value-type="float">
            <text:p>5797</text:p>
          </table:table-cell>
          <table:table-cell table:formula="of:=MOD([.$F$4];[.A58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02]+1" office:value-type="float" office:value="5798" calcext:value-type="float">
            <text:p>5798</text:p>
          </table:table-cell>
          <table:table-cell table:formula="of:=MOD([.$F$4];[.A58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03]+1" office:value-type="float" office:value="5799" calcext:value-type="float">
            <text:p>5799</text:p>
          </table:table-cell>
          <table:table-cell table:formula="of:=MOD([.$F$4];[.A58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04]+1" office:value-type="float" office:value="5800" calcext:value-type="float">
            <text:p>5800</text:p>
          </table:table-cell>
          <table:table-cell table:formula="of:=MOD([.$F$4];[.A58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05]+1" office:value-type="float" office:value="5801" calcext:value-type="float">
            <text:p>5801</text:p>
          </table:table-cell>
          <table:table-cell table:formula="of:=MOD([.$F$4];[.A58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06]+1" office:value-type="float" office:value="5802" calcext:value-type="float">
            <text:p>5802</text:p>
          </table:table-cell>
          <table:table-cell table:formula="of:=MOD([.$F$4];[.A58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07]+1" office:value-type="float" office:value="5803" calcext:value-type="float">
            <text:p>5803</text:p>
          </table:table-cell>
          <table:table-cell table:formula="of:=MOD([.$F$4];[.A58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08]+1" office:value-type="float" office:value="5804" calcext:value-type="float">
            <text:p>5804</text:p>
          </table:table-cell>
          <table:table-cell table:formula="of:=MOD([.$F$4];[.A58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09]+1" office:value-type="float" office:value="5805" calcext:value-type="float">
            <text:p>5805</text:p>
          </table:table-cell>
          <table:table-cell table:formula="of:=MOD([.$F$4];[.A58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10]+1" office:value-type="float" office:value="5806" calcext:value-type="float">
            <text:p>5806</text:p>
          </table:table-cell>
          <table:table-cell table:formula="of:=MOD([.$F$4];[.A58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11]+1" office:value-type="float" office:value="5807" calcext:value-type="float">
            <text:p>5807</text:p>
          </table:table-cell>
          <table:table-cell table:formula="of:=MOD([.$F$4];[.A58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12]+1" office:value-type="float" office:value="5808" calcext:value-type="float">
            <text:p>5808</text:p>
          </table:table-cell>
          <table:table-cell table:formula="of:=MOD([.$F$4];[.A58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13]+1" office:value-type="float" office:value="5809" calcext:value-type="float">
            <text:p>5809</text:p>
          </table:table-cell>
          <table:table-cell table:formula="of:=MOD([.$F$4];[.A58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14]+1" office:value-type="float" office:value="5810" calcext:value-type="float">
            <text:p>5810</text:p>
          </table:table-cell>
          <table:table-cell table:formula="of:=MOD([.$F$4];[.A58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15]+1" office:value-type="float" office:value="5811" calcext:value-type="float">
            <text:p>5811</text:p>
          </table:table-cell>
          <table:table-cell table:formula="of:=MOD([.$F$4];[.A58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16]+1" office:value-type="float" office:value="5812" calcext:value-type="float">
            <text:p>5812</text:p>
          </table:table-cell>
          <table:table-cell table:formula="of:=MOD([.$F$4];[.A58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17]+1" office:value-type="float" office:value="5813" calcext:value-type="float">
            <text:p>5813</text:p>
          </table:table-cell>
          <table:table-cell table:formula="of:=MOD([.$F$4];[.A58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18]+1" office:value-type="float" office:value="5814" calcext:value-type="float">
            <text:p>5814</text:p>
          </table:table-cell>
          <table:table-cell table:formula="of:=MOD([.$F$4];[.A58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19]+1" office:value-type="float" office:value="5815" calcext:value-type="float">
            <text:p>5815</text:p>
          </table:table-cell>
          <table:table-cell table:formula="of:=MOD([.$F$4];[.A58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20]+1" office:value-type="float" office:value="5816" calcext:value-type="float">
            <text:p>5816</text:p>
          </table:table-cell>
          <table:table-cell table:formula="of:=MOD([.$F$4];[.A58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21]+1" office:value-type="float" office:value="5817" calcext:value-type="float">
            <text:p>5817</text:p>
          </table:table-cell>
          <table:table-cell table:formula="of:=MOD([.$F$4];[.A58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22]+1" office:value-type="float" office:value="5818" calcext:value-type="float">
            <text:p>5818</text:p>
          </table:table-cell>
          <table:table-cell table:formula="of:=MOD([.$F$4];[.A58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23]+1" office:value-type="float" office:value="5819" calcext:value-type="float">
            <text:p>5819</text:p>
          </table:table-cell>
          <table:table-cell table:formula="of:=MOD([.$F$4];[.A58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24]+1" office:value-type="float" office:value="5820" calcext:value-type="float">
            <text:p>5820</text:p>
          </table:table-cell>
          <table:table-cell table:formula="of:=MOD([.$F$4];[.A58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25]+1" office:value-type="float" office:value="5821" calcext:value-type="float">
            <text:p>5821</text:p>
          </table:table-cell>
          <table:table-cell table:formula="of:=MOD([.$F$4];[.A58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26]+1" office:value-type="float" office:value="5822" calcext:value-type="float">
            <text:p>5822</text:p>
          </table:table-cell>
          <table:table-cell table:formula="of:=MOD([.$F$4];[.A58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27]+1" office:value-type="float" office:value="5823" calcext:value-type="float">
            <text:p>5823</text:p>
          </table:table-cell>
          <table:table-cell table:formula="of:=MOD([.$F$4];[.A58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28]+1" office:value-type="float" office:value="5824" calcext:value-type="float">
            <text:p>5824</text:p>
          </table:table-cell>
          <table:table-cell table:formula="of:=MOD([.$F$4];[.A58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29]+1" office:value-type="float" office:value="5825" calcext:value-type="float">
            <text:p>5825</text:p>
          </table:table-cell>
          <table:table-cell table:formula="of:=MOD([.$F$4];[.A58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30]+1" office:value-type="float" office:value="5826" calcext:value-type="float">
            <text:p>5826</text:p>
          </table:table-cell>
          <table:table-cell table:formula="of:=MOD([.$F$4];[.A58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31]+1" office:value-type="float" office:value="5827" calcext:value-type="float">
            <text:p>5827</text:p>
          </table:table-cell>
          <table:table-cell table:formula="of:=MOD([.$F$4];[.A58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32]+1" office:value-type="float" office:value="5828" calcext:value-type="float">
            <text:p>5828</text:p>
          </table:table-cell>
          <table:table-cell table:formula="of:=MOD([.$F$4];[.A58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33]+1" office:value-type="float" office:value="5829" calcext:value-type="float">
            <text:p>5829</text:p>
          </table:table-cell>
          <table:table-cell table:formula="of:=MOD([.$F$4];[.A58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34]+1" office:value-type="float" office:value="5830" calcext:value-type="float">
            <text:p>5830</text:p>
          </table:table-cell>
          <table:table-cell table:formula="of:=MOD([.$F$4];[.A58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35]+1" office:value-type="float" office:value="5831" calcext:value-type="float">
            <text:p>5831</text:p>
          </table:table-cell>
          <table:table-cell table:formula="of:=MOD([.$F$4];[.A58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36]+1" office:value-type="float" office:value="5832" calcext:value-type="float">
            <text:p>5832</text:p>
          </table:table-cell>
          <table:table-cell table:formula="of:=MOD([.$F$4];[.A58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37]+1" office:value-type="float" office:value="5833" calcext:value-type="float">
            <text:p>5833</text:p>
          </table:table-cell>
          <table:table-cell table:formula="of:=MOD([.$F$4];[.A58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38]+1" office:value-type="float" office:value="5834" calcext:value-type="float">
            <text:p>5834</text:p>
          </table:table-cell>
          <table:table-cell table:formula="of:=MOD([.$F$4];[.A58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39]+1" office:value-type="float" office:value="5835" calcext:value-type="float">
            <text:p>5835</text:p>
          </table:table-cell>
          <table:table-cell table:formula="of:=MOD([.$F$4];[.A58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40]+1" office:value-type="float" office:value="5836" calcext:value-type="float">
            <text:p>5836</text:p>
          </table:table-cell>
          <table:table-cell table:formula="of:=MOD([.$F$4];[.A58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41]+1" office:value-type="float" office:value="5837" calcext:value-type="float">
            <text:p>5837</text:p>
          </table:table-cell>
          <table:table-cell table:formula="of:=MOD([.$F$4];[.A58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42]+1" office:value-type="float" office:value="5838" calcext:value-type="float">
            <text:p>5838</text:p>
          </table:table-cell>
          <table:table-cell table:formula="of:=MOD([.$F$4];[.A58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43]+1" office:value-type="float" office:value="5839" calcext:value-type="float">
            <text:p>5839</text:p>
          </table:table-cell>
          <table:table-cell table:formula="of:=MOD([.$F$4];[.A58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44]+1" office:value-type="float" office:value="5840" calcext:value-type="float">
            <text:p>5840</text:p>
          </table:table-cell>
          <table:table-cell table:formula="of:=MOD([.$F$4];[.A58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45]+1" office:value-type="float" office:value="5841" calcext:value-type="float">
            <text:p>5841</text:p>
          </table:table-cell>
          <table:table-cell table:formula="of:=MOD([.$F$4];[.A58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46]+1" office:value-type="float" office:value="5842" calcext:value-type="float">
            <text:p>5842</text:p>
          </table:table-cell>
          <table:table-cell table:formula="of:=MOD([.$F$4];[.A58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47]+1" office:value-type="float" office:value="5843" calcext:value-type="float">
            <text:p>5843</text:p>
          </table:table-cell>
          <table:table-cell table:formula="of:=MOD([.$F$4];[.A58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48]+1" office:value-type="float" office:value="5844" calcext:value-type="float">
            <text:p>5844</text:p>
          </table:table-cell>
          <table:table-cell table:formula="of:=MOD([.$F$4];[.A58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49]+1" office:value-type="float" office:value="5845" calcext:value-type="float">
            <text:p>5845</text:p>
          </table:table-cell>
          <table:table-cell table:formula="of:=MOD([.$F$4];[.A58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50]+1" office:value-type="float" office:value="5846" calcext:value-type="float">
            <text:p>5846</text:p>
          </table:table-cell>
          <table:table-cell table:formula="of:=MOD([.$F$4];[.A58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51]+1" office:value-type="float" office:value="5847" calcext:value-type="float">
            <text:p>5847</text:p>
          </table:table-cell>
          <table:table-cell table:formula="of:=MOD([.$F$4];[.A58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52]+1" office:value-type="float" office:value="5848" calcext:value-type="float">
            <text:p>5848</text:p>
          </table:table-cell>
          <table:table-cell table:formula="of:=MOD([.$F$4];[.A58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53]+1" office:value-type="float" office:value="5849" calcext:value-type="float">
            <text:p>5849</text:p>
          </table:table-cell>
          <table:table-cell table:formula="of:=MOD([.$F$4];[.A58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54]+1" office:value-type="float" office:value="5850" calcext:value-type="float">
            <text:p>5850</text:p>
          </table:table-cell>
          <table:table-cell table:formula="of:=MOD([.$F$4];[.A58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55]+1" office:value-type="float" office:value="5851" calcext:value-type="float">
            <text:p>5851</text:p>
          </table:table-cell>
          <table:table-cell table:formula="of:=MOD([.$F$4];[.A58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56]+1" office:value-type="float" office:value="5852" calcext:value-type="float">
            <text:p>5852</text:p>
          </table:table-cell>
          <table:table-cell table:formula="of:=MOD([.$F$4];[.A58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57]+1" office:value-type="float" office:value="5853" calcext:value-type="float">
            <text:p>5853</text:p>
          </table:table-cell>
          <table:table-cell table:formula="of:=MOD([.$F$4];[.A58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58]+1" office:value-type="float" office:value="5854" calcext:value-type="float">
            <text:p>5854</text:p>
          </table:table-cell>
          <table:table-cell table:formula="of:=MOD([.$F$4];[.A58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59]+1" office:value-type="float" office:value="5855" calcext:value-type="float">
            <text:p>5855</text:p>
          </table:table-cell>
          <table:table-cell table:formula="of:=MOD([.$F$4];[.A58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60]+1" office:value-type="float" office:value="5856" calcext:value-type="float">
            <text:p>5856</text:p>
          </table:table-cell>
          <table:table-cell table:formula="of:=MOD([.$F$4];[.A58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61]+1" office:value-type="float" office:value="5857" calcext:value-type="float">
            <text:p>5857</text:p>
          </table:table-cell>
          <table:table-cell table:formula="of:=MOD([.$F$4];[.A58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62]+1" office:value-type="float" office:value="5858" calcext:value-type="float">
            <text:p>5858</text:p>
          </table:table-cell>
          <table:table-cell table:formula="of:=MOD([.$F$4];[.A58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63]+1" office:value-type="float" office:value="5859" calcext:value-type="float">
            <text:p>5859</text:p>
          </table:table-cell>
          <table:table-cell table:formula="of:=MOD([.$F$4];[.A58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64]+1" office:value-type="float" office:value="5860" calcext:value-type="float">
            <text:p>5860</text:p>
          </table:table-cell>
          <table:table-cell table:formula="of:=MOD([.$F$4];[.A58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65]+1" office:value-type="float" office:value="5861" calcext:value-type="float">
            <text:p>5861</text:p>
          </table:table-cell>
          <table:table-cell table:formula="of:=MOD([.$F$4];[.A58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66]+1" office:value-type="float" office:value="5862" calcext:value-type="float">
            <text:p>5862</text:p>
          </table:table-cell>
          <table:table-cell table:formula="of:=MOD([.$F$4];[.A58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67]+1" office:value-type="float" office:value="5863" calcext:value-type="float">
            <text:p>5863</text:p>
          </table:table-cell>
          <table:table-cell table:formula="of:=MOD([.$F$4];[.A58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68]+1" office:value-type="float" office:value="5864" calcext:value-type="float">
            <text:p>5864</text:p>
          </table:table-cell>
          <table:table-cell table:formula="of:=MOD([.$F$4];[.A58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69]+1" office:value-type="float" office:value="5865" calcext:value-type="float">
            <text:p>5865</text:p>
          </table:table-cell>
          <table:table-cell table:formula="of:=MOD([.$F$4];[.A58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70]+1" office:value-type="float" office:value="5866" calcext:value-type="float">
            <text:p>5866</text:p>
          </table:table-cell>
          <table:table-cell table:formula="of:=MOD([.$F$4];[.A58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71]+1" office:value-type="float" office:value="5867" calcext:value-type="float">
            <text:p>5867</text:p>
          </table:table-cell>
          <table:table-cell table:formula="of:=MOD([.$F$4];[.A58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72]+1" office:value-type="float" office:value="5868" calcext:value-type="float">
            <text:p>5868</text:p>
          </table:table-cell>
          <table:table-cell table:formula="of:=MOD([.$F$4];[.A58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73]+1" office:value-type="float" office:value="5869" calcext:value-type="float">
            <text:p>5869</text:p>
          </table:table-cell>
          <table:table-cell table:formula="of:=MOD([.$F$4];[.A58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74]+1" office:value-type="float" office:value="5870" calcext:value-type="float">
            <text:p>5870</text:p>
          </table:table-cell>
          <table:table-cell table:formula="of:=MOD([.$F$4];[.A58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75]+1" office:value-type="float" office:value="5871" calcext:value-type="float">
            <text:p>5871</text:p>
          </table:table-cell>
          <table:table-cell table:formula="of:=MOD([.$F$4];[.A58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76]+1" office:value-type="float" office:value="5872" calcext:value-type="float">
            <text:p>5872</text:p>
          </table:table-cell>
          <table:table-cell table:formula="of:=MOD([.$F$4];[.A58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77]+1" office:value-type="float" office:value="5873" calcext:value-type="float">
            <text:p>5873</text:p>
          </table:table-cell>
          <table:table-cell table:formula="of:=MOD([.$F$4];[.A58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78]+1" office:value-type="float" office:value="5874" calcext:value-type="float">
            <text:p>5874</text:p>
          </table:table-cell>
          <table:table-cell table:formula="of:=MOD([.$F$4];[.A58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79]+1" office:value-type="float" office:value="5875" calcext:value-type="float">
            <text:p>5875</text:p>
          </table:table-cell>
          <table:table-cell table:formula="of:=MOD([.$F$4];[.A58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80]+1" office:value-type="float" office:value="5876" calcext:value-type="float">
            <text:p>5876</text:p>
          </table:table-cell>
          <table:table-cell table:formula="of:=MOD([.$F$4];[.A58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81]+1" office:value-type="float" office:value="5877" calcext:value-type="float">
            <text:p>5877</text:p>
          </table:table-cell>
          <table:table-cell table:formula="of:=MOD([.$F$4];[.A58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82]+1" office:value-type="float" office:value="5878" calcext:value-type="float">
            <text:p>5878</text:p>
          </table:table-cell>
          <table:table-cell table:formula="of:=MOD([.$F$4];[.A58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83]+1" office:value-type="float" office:value="5879" calcext:value-type="float">
            <text:p>5879</text:p>
          </table:table-cell>
          <table:table-cell table:formula="of:=MOD([.$F$4];[.A58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84]+1" office:value-type="float" office:value="5880" calcext:value-type="float">
            <text:p>5880</text:p>
          </table:table-cell>
          <table:table-cell table:formula="of:=MOD([.$F$4];[.A58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85]+1" office:value-type="float" office:value="5881" calcext:value-type="float">
            <text:p>5881</text:p>
          </table:table-cell>
          <table:table-cell table:formula="of:=MOD([.$F$4];[.A58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86]+1" office:value-type="float" office:value="5882" calcext:value-type="float">
            <text:p>5882</text:p>
          </table:table-cell>
          <table:table-cell table:formula="of:=MOD([.$F$4];[.A58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87]+1" office:value-type="float" office:value="5883" calcext:value-type="float">
            <text:p>5883</text:p>
          </table:table-cell>
          <table:table-cell table:formula="of:=MOD([.$F$4];[.A58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88]+1" office:value-type="float" office:value="5884" calcext:value-type="float">
            <text:p>5884</text:p>
          </table:table-cell>
          <table:table-cell table:formula="of:=MOD([.$F$4];[.A58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89]+1" office:value-type="float" office:value="5885" calcext:value-type="float">
            <text:p>5885</text:p>
          </table:table-cell>
          <table:table-cell table:formula="of:=MOD([.$F$4];[.A58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90]+1" office:value-type="float" office:value="5886" calcext:value-type="float">
            <text:p>5886</text:p>
          </table:table-cell>
          <table:table-cell table:formula="of:=MOD([.$F$4];[.A58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91]+1" office:value-type="float" office:value="5887" calcext:value-type="float">
            <text:p>5887</text:p>
          </table:table-cell>
          <table:table-cell table:formula="of:=MOD([.$F$4];[.A58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92]+1" office:value-type="float" office:value="5888" calcext:value-type="float">
            <text:p>5888</text:p>
          </table:table-cell>
          <table:table-cell table:formula="of:=MOD([.$F$4];[.A58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93]+1" office:value-type="float" office:value="5889" calcext:value-type="float">
            <text:p>5889</text:p>
          </table:table-cell>
          <table:table-cell table:formula="of:=MOD([.$F$4];[.A58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94]+1" office:value-type="float" office:value="5890" calcext:value-type="float">
            <text:p>5890</text:p>
          </table:table-cell>
          <table:table-cell table:formula="of:=MOD([.$F$4];[.A58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95]+1" office:value-type="float" office:value="5891" calcext:value-type="float">
            <text:p>5891</text:p>
          </table:table-cell>
          <table:table-cell table:formula="of:=MOD([.$F$4];[.A58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96]+1" office:value-type="float" office:value="5892" calcext:value-type="float">
            <text:p>5892</text:p>
          </table:table-cell>
          <table:table-cell table:formula="of:=MOD([.$F$4];[.A58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97]+1" office:value-type="float" office:value="5893" calcext:value-type="float">
            <text:p>5893</text:p>
          </table:table-cell>
          <table:table-cell table:formula="of:=MOD([.$F$4];[.A58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98]+1" office:value-type="float" office:value="5894" calcext:value-type="float">
            <text:p>5894</text:p>
          </table:table-cell>
          <table:table-cell table:formula="of:=MOD([.$F$4];[.A58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99]+1" office:value-type="float" office:value="5895" calcext:value-type="float">
            <text:p>5895</text:p>
          </table:table-cell>
          <table:table-cell table:formula="of:=MOD([.$F$4];[.A59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00]+1" office:value-type="float" office:value="5896" calcext:value-type="float">
            <text:p>5896</text:p>
          </table:table-cell>
          <table:table-cell table:formula="of:=MOD([.$F$4];[.A59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01]+1" office:value-type="float" office:value="5897" calcext:value-type="float">
            <text:p>5897</text:p>
          </table:table-cell>
          <table:table-cell table:formula="of:=MOD([.$F$4];[.A59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02]+1" office:value-type="float" office:value="5898" calcext:value-type="float">
            <text:p>5898</text:p>
          </table:table-cell>
          <table:table-cell table:formula="of:=MOD([.$F$4];[.A59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03]+1" office:value-type="float" office:value="5899" calcext:value-type="float">
            <text:p>5899</text:p>
          </table:table-cell>
          <table:table-cell table:formula="of:=MOD([.$F$4];[.A59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04]+1" office:value-type="float" office:value="5900" calcext:value-type="float">
            <text:p>5900</text:p>
          </table:table-cell>
          <table:table-cell table:formula="of:=MOD([.$F$4];[.A59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05]+1" office:value-type="float" office:value="5901" calcext:value-type="float">
            <text:p>5901</text:p>
          </table:table-cell>
          <table:table-cell table:formula="of:=MOD([.$F$4];[.A59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06]+1" office:value-type="float" office:value="5902" calcext:value-type="float">
            <text:p>5902</text:p>
          </table:table-cell>
          <table:table-cell table:formula="of:=MOD([.$F$4];[.A59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07]+1" office:value-type="float" office:value="5903" calcext:value-type="float">
            <text:p>5903</text:p>
          </table:table-cell>
          <table:table-cell table:formula="of:=MOD([.$F$4];[.A59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08]+1" office:value-type="float" office:value="5904" calcext:value-type="float">
            <text:p>5904</text:p>
          </table:table-cell>
          <table:table-cell table:formula="of:=MOD([.$F$4];[.A59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09]+1" office:value-type="float" office:value="5905" calcext:value-type="float">
            <text:p>5905</text:p>
          </table:table-cell>
          <table:table-cell table:formula="of:=MOD([.$F$4];[.A59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10]+1" office:value-type="float" office:value="5906" calcext:value-type="float">
            <text:p>5906</text:p>
          </table:table-cell>
          <table:table-cell table:formula="of:=MOD([.$F$4];[.A59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11]+1" office:value-type="float" office:value="5907" calcext:value-type="float">
            <text:p>5907</text:p>
          </table:table-cell>
          <table:table-cell table:formula="of:=MOD([.$F$4];[.A59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12]+1" office:value-type="float" office:value="5908" calcext:value-type="float">
            <text:p>5908</text:p>
          </table:table-cell>
          <table:table-cell table:formula="of:=MOD([.$F$4];[.A59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13]+1" office:value-type="float" office:value="5909" calcext:value-type="float">
            <text:p>5909</text:p>
          </table:table-cell>
          <table:table-cell table:formula="of:=MOD([.$F$4];[.A59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14]+1" office:value-type="float" office:value="5910" calcext:value-type="float">
            <text:p>5910</text:p>
          </table:table-cell>
          <table:table-cell table:formula="of:=MOD([.$F$4];[.A59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15]+1" office:value-type="float" office:value="5911" calcext:value-type="float">
            <text:p>5911</text:p>
          </table:table-cell>
          <table:table-cell table:formula="of:=MOD([.$F$4];[.A59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16]+1" office:value-type="float" office:value="5912" calcext:value-type="float">
            <text:p>5912</text:p>
          </table:table-cell>
          <table:table-cell table:formula="of:=MOD([.$F$4];[.A59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17]+1" office:value-type="float" office:value="5913" calcext:value-type="float">
            <text:p>5913</text:p>
          </table:table-cell>
          <table:table-cell table:formula="of:=MOD([.$F$4];[.A59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18]+1" office:value-type="float" office:value="5914" calcext:value-type="float">
            <text:p>5914</text:p>
          </table:table-cell>
          <table:table-cell table:formula="of:=MOD([.$F$4];[.A59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19]+1" office:value-type="float" office:value="5915" calcext:value-type="float">
            <text:p>5915</text:p>
          </table:table-cell>
          <table:table-cell table:formula="of:=MOD([.$F$4];[.A59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20]+1" office:value-type="float" office:value="5916" calcext:value-type="float">
            <text:p>5916</text:p>
          </table:table-cell>
          <table:table-cell table:formula="of:=MOD([.$F$4];[.A59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21]+1" office:value-type="float" office:value="5917" calcext:value-type="float">
            <text:p>5917</text:p>
          </table:table-cell>
          <table:table-cell table:formula="of:=MOD([.$F$4];[.A59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22]+1" office:value-type="float" office:value="5918" calcext:value-type="float">
            <text:p>5918</text:p>
          </table:table-cell>
          <table:table-cell table:formula="of:=MOD([.$F$4];[.A59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23]+1" office:value-type="float" office:value="5919" calcext:value-type="float">
            <text:p>5919</text:p>
          </table:table-cell>
          <table:table-cell table:formula="of:=MOD([.$F$4];[.A59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24]+1" office:value-type="float" office:value="5920" calcext:value-type="float">
            <text:p>5920</text:p>
          </table:table-cell>
          <table:table-cell table:formula="of:=MOD([.$F$4];[.A59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25]+1" office:value-type="float" office:value="5921" calcext:value-type="float">
            <text:p>5921</text:p>
          </table:table-cell>
          <table:table-cell table:formula="of:=MOD([.$F$4];[.A59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26]+1" office:value-type="float" office:value="5922" calcext:value-type="float">
            <text:p>5922</text:p>
          </table:table-cell>
          <table:table-cell table:formula="of:=MOD([.$F$4];[.A59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27]+1" office:value-type="float" office:value="5923" calcext:value-type="float">
            <text:p>5923</text:p>
          </table:table-cell>
          <table:table-cell table:formula="of:=MOD([.$F$4];[.A59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28]+1" office:value-type="float" office:value="5924" calcext:value-type="float">
            <text:p>5924</text:p>
          </table:table-cell>
          <table:table-cell table:formula="of:=MOD([.$F$4];[.A59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29]+1" office:value-type="float" office:value="5925" calcext:value-type="float">
            <text:p>5925</text:p>
          </table:table-cell>
          <table:table-cell table:formula="of:=MOD([.$F$4];[.A59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30]+1" office:value-type="float" office:value="5926" calcext:value-type="float">
            <text:p>5926</text:p>
          </table:table-cell>
          <table:table-cell table:formula="of:=MOD([.$F$4];[.A59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31]+1" office:value-type="float" office:value="5927" calcext:value-type="float">
            <text:p>5927</text:p>
          </table:table-cell>
          <table:table-cell table:formula="of:=MOD([.$F$4];[.A59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32]+1" office:value-type="float" office:value="5928" calcext:value-type="float">
            <text:p>5928</text:p>
          </table:table-cell>
          <table:table-cell table:formula="of:=MOD([.$F$4];[.A59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33]+1" office:value-type="float" office:value="5929" calcext:value-type="float">
            <text:p>5929</text:p>
          </table:table-cell>
          <table:table-cell table:formula="of:=MOD([.$F$4];[.A59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34]+1" office:value-type="float" office:value="5930" calcext:value-type="float">
            <text:p>5930</text:p>
          </table:table-cell>
          <table:table-cell table:formula="of:=MOD([.$F$4];[.A59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35]+1" office:value-type="float" office:value="5931" calcext:value-type="float">
            <text:p>5931</text:p>
          </table:table-cell>
          <table:table-cell table:formula="of:=MOD([.$F$4];[.A59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36]+1" office:value-type="float" office:value="5932" calcext:value-type="float">
            <text:p>5932</text:p>
          </table:table-cell>
          <table:table-cell table:formula="of:=MOD([.$F$4];[.A59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37]+1" office:value-type="float" office:value="5933" calcext:value-type="float">
            <text:p>5933</text:p>
          </table:table-cell>
          <table:table-cell table:formula="of:=MOD([.$F$4];[.A59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38]+1" office:value-type="float" office:value="5934" calcext:value-type="float">
            <text:p>5934</text:p>
          </table:table-cell>
          <table:table-cell table:formula="of:=MOD([.$F$4];[.A59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39]+1" office:value-type="float" office:value="5935" calcext:value-type="float">
            <text:p>5935</text:p>
          </table:table-cell>
          <table:table-cell table:formula="of:=MOD([.$F$4];[.A59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40]+1" office:value-type="float" office:value="5936" calcext:value-type="float">
            <text:p>5936</text:p>
          </table:table-cell>
          <table:table-cell table:formula="of:=MOD([.$F$4];[.A59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41]+1" office:value-type="float" office:value="5937" calcext:value-type="float">
            <text:p>5937</text:p>
          </table:table-cell>
          <table:table-cell table:formula="of:=MOD([.$F$4];[.A59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42]+1" office:value-type="float" office:value="5938" calcext:value-type="float">
            <text:p>5938</text:p>
          </table:table-cell>
          <table:table-cell table:formula="of:=MOD([.$F$4];[.A59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43]+1" office:value-type="float" office:value="5939" calcext:value-type="float">
            <text:p>5939</text:p>
          </table:table-cell>
          <table:table-cell table:formula="of:=MOD([.$F$4];[.A59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44]+1" office:value-type="float" office:value="5940" calcext:value-type="float">
            <text:p>5940</text:p>
          </table:table-cell>
          <table:table-cell table:formula="of:=MOD([.$F$4];[.A59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45]+1" office:value-type="float" office:value="5941" calcext:value-type="float">
            <text:p>5941</text:p>
          </table:table-cell>
          <table:table-cell table:formula="of:=MOD([.$F$4];[.A59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46]+1" office:value-type="float" office:value="5942" calcext:value-type="float">
            <text:p>5942</text:p>
          </table:table-cell>
          <table:table-cell table:formula="of:=MOD([.$F$4];[.A59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47]+1" office:value-type="float" office:value="5943" calcext:value-type="float">
            <text:p>5943</text:p>
          </table:table-cell>
          <table:table-cell table:formula="of:=MOD([.$F$4];[.A59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48]+1" office:value-type="float" office:value="5944" calcext:value-type="float">
            <text:p>5944</text:p>
          </table:table-cell>
          <table:table-cell table:formula="of:=MOD([.$F$4];[.A59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49]+1" office:value-type="float" office:value="5945" calcext:value-type="float">
            <text:p>5945</text:p>
          </table:table-cell>
          <table:table-cell table:formula="of:=MOD([.$F$4];[.A59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50]+1" office:value-type="float" office:value="5946" calcext:value-type="float">
            <text:p>5946</text:p>
          </table:table-cell>
          <table:table-cell table:formula="of:=MOD([.$F$4];[.A59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51]+1" office:value-type="float" office:value="5947" calcext:value-type="float">
            <text:p>5947</text:p>
          </table:table-cell>
          <table:table-cell table:formula="of:=MOD([.$F$4];[.A59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52]+1" office:value-type="float" office:value="5948" calcext:value-type="float">
            <text:p>5948</text:p>
          </table:table-cell>
          <table:table-cell table:formula="of:=MOD([.$F$4];[.A59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53]+1" office:value-type="float" office:value="5949" calcext:value-type="float">
            <text:p>5949</text:p>
          </table:table-cell>
          <table:table-cell table:formula="of:=MOD([.$F$4];[.A59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54]+1" office:value-type="float" office:value="5950" calcext:value-type="float">
            <text:p>5950</text:p>
          </table:table-cell>
          <table:table-cell table:formula="of:=MOD([.$F$4];[.A59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55]+1" office:value-type="float" office:value="5951" calcext:value-type="float">
            <text:p>5951</text:p>
          </table:table-cell>
          <table:table-cell table:formula="of:=MOD([.$F$4];[.A59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56]+1" office:value-type="float" office:value="5952" calcext:value-type="float">
            <text:p>5952</text:p>
          </table:table-cell>
          <table:table-cell table:formula="of:=MOD([.$F$4];[.A59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57]+1" office:value-type="float" office:value="5953" calcext:value-type="float">
            <text:p>5953</text:p>
          </table:table-cell>
          <table:table-cell table:formula="of:=MOD([.$F$4];[.A59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58]+1" office:value-type="float" office:value="5954" calcext:value-type="float">
            <text:p>5954</text:p>
          </table:table-cell>
          <table:table-cell table:formula="of:=MOD([.$F$4];[.A59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59]+1" office:value-type="float" office:value="5955" calcext:value-type="float">
            <text:p>5955</text:p>
          </table:table-cell>
          <table:table-cell table:formula="of:=MOD([.$F$4];[.A59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60]+1" office:value-type="float" office:value="5956" calcext:value-type="float">
            <text:p>5956</text:p>
          </table:table-cell>
          <table:table-cell table:formula="of:=MOD([.$F$4];[.A59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61]+1" office:value-type="float" office:value="5957" calcext:value-type="float">
            <text:p>5957</text:p>
          </table:table-cell>
          <table:table-cell table:formula="of:=MOD([.$F$4];[.A59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62]+1" office:value-type="float" office:value="5958" calcext:value-type="float">
            <text:p>5958</text:p>
          </table:table-cell>
          <table:table-cell table:formula="of:=MOD([.$F$4];[.A59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63]+1" office:value-type="float" office:value="5959" calcext:value-type="float">
            <text:p>5959</text:p>
          </table:table-cell>
          <table:table-cell table:formula="of:=MOD([.$F$4];[.A59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64]+1" office:value-type="float" office:value="5960" calcext:value-type="float">
            <text:p>5960</text:p>
          </table:table-cell>
          <table:table-cell table:formula="of:=MOD([.$F$4];[.A59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65]+1" office:value-type="float" office:value="5961" calcext:value-type="float">
            <text:p>5961</text:p>
          </table:table-cell>
          <table:table-cell table:formula="of:=MOD([.$F$4];[.A59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66]+1" office:value-type="float" office:value="5962" calcext:value-type="float">
            <text:p>5962</text:p>
          </table:table-cell>
          <table:table-cell table:formula="of:=MOD([.$F$4];[.A59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67]+1" office:value-type="float" office:value="5963" calcext:value-type="float">
            <text:p>5963</text:p>
          </table:table-cell>
          <table:table-cell table:formula="of:=MOD([.$F$4];[.A59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68]+1" office:value-type="float" office:value="5964" calcext:value-type="float">
            <text:p>5964</text:p>
          </table:table-cell>
          <table:table-cell table:formula="of:=MOD([.$F$4];[.A59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69]+1" office:value-type="float" office:value="5965" calcext:value-type="float">
            <text:p>5965</text:p>
          </table:table-cell>
          <table:table-cell table:formula="of:=MOD([.$F$4];[.A59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70]+1" office:value-type="float" office:value="5966" calcext:value-type="float">
            <text:p>5966</text:p>
          </table:table-cell>
          <table:table-cell table:formula="of:=MOD([.$F$4];[.A59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71]+1" office:value-type="float" office:value="5967" calcext:value-type="float">
            <text:p>5967</text:p>
          </table:table-cell>
          <table:table-cell table:formula="of:=MOD([.$F$4];[.A59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72]+1" office:value-type="float" office:value="5968" calcext:value-type="float">
            <text:p>5968</text:p>
          </table:table-cell>
          <table:table-cell table:formula="of:=MOD([.$F$4];[.A59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73]+1" office:value-type="float" office:value="5969" calcext:value-type="float">
            <text:p>5969</text:p>
          </table:table-cell>
          <table:table-cell table:formula="of:=MOD([.$F$4];[.A59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74]+1" office:value-type="float" office:value="5970" calcext:value-type="float">
            <text:p>5970</text:p>
          </table:table-cell>
          <table:table-cell table:formula="of:=MOD([.$F$4];[.A59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75]+1" office:value-type="float" office:value="5971" calcext:value-type="float">
            <text:p>5971</text:p>
          </table:table-cell>
          <table:table-cell table:formula="of:=MOD([.$F$4];[.A59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76]+1" office:value-type="float" office:value="5972" calcext:value-type="float">
            <text:p>5972</text:p>
          </table:table-cell>
          <table:table-cell table:formula="of:=MOD([.$F$4];[.A59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77]+1" office:value-type="float" office:value="5973" calcext:value-type="float">
            <text:p>5973</text:p>
          </table:table-cell>
          <table:table-cell table:formula="of:=MOD([.$F$4];[.A59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78]+1" office:value-type="float" office:value="5974" calcext:value-type="float">
            <text:p>5974</text:p>
          </table:table-cell>
          <table:table-cell table:formula="of:=MOD([.$F$4];[.A59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79]+1" office:value-type="float" office:value="5975" calcext:value-type="float">
            <text:p>5975</text:p>
          </table:table-cell>
          <table:table-cell table:formula="of:=MOD([.$F$4];[.A59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80]+1" office:value-type="float" office:value="5976" calcext:value-type="float">
            <text:p>5976</text:p>
          </table:table-cell>
          <table:table-cell table:formula="of:=MOD([.$F$4];[.A59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81]+1" office:value-type="float" office:value="5977" calcext:value-type="float">
            <text:p>5977</text:p>
          </table:table-cell>
          <table:table-cell table:formula="of:=MOD([.$F$4];[.A59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82]+1" office:value-type="float" office:value="5978" calcext:value-type="float">
            <text:p>5978</text:p>
          </table:table-cell>
          <table:table-cell table:formula="of:=MOD([.$F$4];[.A59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83]+1" office:value-type="float" office:value="5979" calcext:value-type="float">
            <text:p>5979</text:p>
          </table:table-cell>
          <table:table-cell table:formula="of:=MOD([.$F$4];[.A59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84]+1" office:value-type="float" office:value="5980" calcext:value-type="float">
            <text:p>5980</text:p>
          </table:table-cell>
          <table:table-cell table:formula="of:=MOD([.$F$4];[.A59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85]+1" office:value-type="float" office:value="5981" calcext:value-type="float">
            <text:p>5981</text:p>
          </table:table-cell>
          <table:table-cell table:formula="of:=MOD([.$F$4];[.A59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86]+1" office:value-type="float" office:value="5982" calcext:value-type="float">
            <text:p>5982</text:p>
          </table:table-cell>
          <table:table-cell table:formula="of:=MOD([.$F$4];[.A59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87]+1" office:value-type="float" office:value="5983" calcext:value-type="float">
            <text:p>5983</text:p>
          </table:table-cell>
          <table:table-cell table:formula="of:=MOD([.$F$4];[.A59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88]+1" office:value-type="float" office:value="5984" calcext:value-type="float">
            <text:p>5984</text:p>
          </table:table-cell>
          <table:table-cell table:formula="of:=MOD([.$F$4];[.A59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89]+1" office:value-type="float" office:value="5985" calcext:value-type="float">
            <text:p>5985</text:p>
          </table:table-cell>
          <table:table-cell table:formula="of:=MOD([.$F$4];[.A59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90]+1" office:value-type="float" office:value="5986" calcext:value-type="float">
            <text:p>5986</text:p>
          </table:table-cell>
          <table:table-cell table:formula="of:=MOD([.$F$4];[.A59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91]+1" office:value-type="float" office:value="5987" calcext:value-type="float">
            <text:p>5987</text:p>
          </table:table-cell>
          <table:table-cell table:formula="of:=MOD([.$F$4];[.A59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92]+1" office:value-type="float" office:value="5988" calcext:value-type="float">
            <text:p>5988</text:p>
          </table:table-cell>
          <table:table-cell table:formula="of:=MOD([.$F$4];[.A59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93]+1" office:value-type="float" office:value="5989" calcext:value-type="float">
            <text:p>5989</text:p>
          </table:table-cell>
          <table:table-cell table:formula="of:=MOD([.$F$4];[.A59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94]+1" office:value-type="float" office:value="5990" calcext:value-type="float">
            <text:p>5990</text:p>
          </table:table-cell>
          <table:table-cell table:formula="of:=MOD([.$F$4];[.A59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95]+1" office:value-type="float" office:value="5991" calcext:value-type="float">
            <text:p>5991</text:p>
          </table:table-cell>
          <table:table-cell table:formula="of:=MOD([.$F$4];[.A59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96]+1" office:value-type="float" office:value="5992" calcext:value-type="float">
            <text:p>5992</text:p>
          </table:table-cell>
          <table:table-cell table:formula="of:=MOD([.$F$4];[.A59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97]+1" office:value-type="float" office:value="5993" calcext:value-type="float">
            <text:p>5993</text:p>
          </table:table-cell>
          <table:table-cell table:formula="of:=MOD([.$F$4];[.A59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98]+1" office:value-type="float" office:value="5994" calcext:value-type="float">
            <text:p>5994</text:p>
          </table:table-cell>
          <table:table-cell table:formula="of:=MOD([.$F$4];[.A59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99]+1" office:value-type="float" office:value="5995" calcext:value-type="float">
            <text:p>5995</text:p>
          </table:table-cell>
          <table:table-cell table:formula="of:=MOD([.$F$4];[.A60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00]+1" office:value-type="float" office:value="5996" calcext:value-type="float">
            <text:p>5996</text:p>
          </table:table-cell>
          <table:table-cell table:formula="of:=MOD([.$F$4];[.A60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01]+1" office:value-type="float" office:value="5997" calcext:value-type="float">
            <text:p>5997</text:p>
          </table:table-cell>
          <table:table-cell table:formula="of:=MOD([.$F$4];[.A60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02]+1" office:value-type="float" office:value="5998" calcext:value-type="float">
            <text:p>5998</text:p>
          </table:table-cell>
          <table:table-cell table:formula="of:=MOD([.$F$4];[.A60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03]+1" office:value-type="float" office:value="5999" calcext:value-type="float">
            <text:p>5999</text:p>
          </table:table-cell>
          <table:table-cell table:formula="of:=MOD([.$F$4];[.A60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04]+1" office:value-type="float" office:value="6000" calcext:value-type="float">
            <text:p>6000</text:p>
          </table:table-cell>
          <table:table-cell table:formula="of:=MOD([.$F$4];[.A60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 table:number-rows-repeated="1042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office:forms form:automatic-focus="false" form:apply-design-mode="false"/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  <number:text>,</number:text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 style:data-style-name="N2" text:time-value="22:01:47.57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5T22:15:57.995000000</dc:date>
    <meta:generator>LibreOffice/5.4.1.2$Windows_X86_64 LibreOffice_project/ea7cb86e6eeb2bf3a5af73a8f7777ac570321527</meta:generator>
    <meta:editing-duration>PT3M24S</meta:editing-duration>
    <meta:editing-cycles>2</meta:editing-cycles>
    <meta:document-statistic meta:table-count="3" meta:cell-count="12004" meta:object-count="0"/>
  </office:meta>
</office:document-meta>
</file>